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27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1.342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1.204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1.411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1.618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1.549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411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1.411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1.411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1.48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1.273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1.273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1.273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1.342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1.342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1.411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1.894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1.756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1.8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2.17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2.032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2.101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1.687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1.894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1.8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1.687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1.687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1.687in"/>
    </style:style>
    <style:style style:name="ta1co137" style:family="table-column">
      <style:table-column-properties fo:break-before="auto" style:column-width="0.8925in"/>
    </style:style>
    <style:style style:name="ta1co138" style:family="table-column">
      <style:table-column-properties fo:break-before="auto" style:column-width="0.8925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1.756in"/>
    </style:style>
    <style:style style:name="ta1co142" style:family="table-column">
      <style:table-column-properties fo:break-before="auto" style:column-width="0.8925in"/>
    </style:style>
    <style:style style:name="ta1co143" style:family="table-column">
      <style:table-column-properties fo:break-before="auto" style:column-width="0.8925in"/>
    </style:style>
    <style:style style:name="ta1co144" style:family="table-column">
      <style:table-column-properties fo:break-before="auto" style:column-width="0.8925in"/>
    </style:style>
    <style:style style:name="ta1co145" style:family="table-column">
      <style:table-column-properties fo:break-before="auto" style:column-width="0.8925in"/>
    </style:style>
    <style:style style:name="ta1co146" style:family="table-column">
      <style:table-column-properties fo:break-before="auto" style:column-width="1.549in"/>
    </style:style>
    <style:style style:name="ta1co147" style:family="table-column">
      <style:table-column-properties fo:break-before="auto" style:column-width="0.8925in"/>
    </style:style>
    <style:style style:name="ta1co148" style:family="table-column">
      <style:table-column-properties fo:break-before="auto" style:column-width="0.8925in"/>
    </style:style>
    <style:style style:name="ta1co149" style:family="table-column">
      <style:table-column-properties fo:break-before="auto" style:column-width="0.8925in"/>
    </style:style>
    <style:style style:name="ta1co150" style:family="table-column">
      <style:table-column-properties fo:break-before="auto" style:column-width="0.8925in"/>
    </style:style>
    <style:style style:name="ta1co151" style:family="table-column">
      <style:table-column-properties fo:break-before="auto" style:column-width="1.549in"/>
    </style:style>
    <style:style style:name="ta1co152" style:family="table-column">
      <style:table-column-properties fo:break-before="auto" style:column-width="0.8925in"/>
    </style:style>
    <style:style style:name="ta1co153" style:family="table-column">
      <style:table-column-properties fo:break-before="auto" style:column-width="0.8925in"/>
    </style:style>
    <style:style style:name="ta1co154" style:family="table-column">
      <style:table-column-properties fo:break-before="auto" style:column-width="0.8925in"/>
    </style:style>
    <style:style style:name="ta1co155" style:family="table-column">
      <style:table-column-properties fo:break-before="auto" style:column-width="0.8925in"/>
    </style:style>
    <style:style style:name="ta1co156" style:family="table-column">
      <style:table-column-properties fo:break-before="auto" style:column-width="1.549in"/>
    </style:style>
    <style:style style:name="ta1co157" style:family="table-column">
      <style:table-column-properties fo:break-before="auto" style:column-width="0.8925in"/>
    </style:style>
    <style:style style:name="ta1co158" style:family="table-column">
      <style:table-column-properties fo:break-before="auto" style:column-width="0.8925in"/>
    </style:style>
    <style:style style:name="ta1co159" style:family="table-column">
      <style:table-column-properties fo:break-before="auto" style:column-width="0.8925in"/>
    </style:style>
    <style:style style:name="ta1co160" style:family="table-column">
      <style:table-column-properties fo:break-before="auto" style:column-width="0.8925in"/>
    </style:style>
    <style:style style:name="ta1co161" style:family="table-column">
      <style:table-column-properties fo:break-before="auto" style:column-width="1.618in"/>
    </style:style>
    <style:style style:name="ta1co162" style:family="table-column">
      <style:table-column-properties fo:break-before="auto" style:column-width="0.8925in"/>
    </style:style>
    <style:style style:name="ta1co163" style:family="table-column">
      <style:table-column-properties fo:break-before="auto" style:column-width="0.8925in"/>
    </style:style>
    <style:style style:name="ta1co164" style:family="table-column">
      <style:table-column-properties fo:break-before="auto" style:column-width="0.8925in"/>
    </style:style>
    <style:style style:name="ta1co165" style:family="table-column">
      <style:table-column-properties fo:break-before="auto" style:column-width="0.8925in"/>
    </style:style>
    <style:style style:name="ta1co166" style:family="table-column">
      <style:table-column-properties fo:break-before="auto" style:column-width="1.618in"/>
    </style:style>
    <style:style style:name="ta1co167" style:family="table-column">
      <style:table-column-properties fo:break-before="auto" style:column-width="0.8925in"/>
    </style:style>
    <style:style style:name="ta1co168" style:family="table-column">
      <style:table-column-properties fo:break-before="auto" style:column-width="0.8925in"/>
    </style:style>
    <style:style style:name="ta1co169" style:family="table-column">
      <style:table-column-properties fo:break-before="auto" style:column-width="0.8925in"/>
    </style:style>
    <style:style style:name="ta1co170" style:family="table-column">
      <style:table-column-properties fo:break-before="auto" style:column-width="0.8925in"/>
    </style:style>
    <style:style style:name="ta1co171" style:family="table-column">
      <style:table-column-properties fo:break-before="auto" style:column-width="1.687in"/>
    </style:style>
    <style:style style:name="ta1co172" style:family="table-column">
      <style:table-column-properties fo:break-before="auto" style:column-width="0.8925in"/>
    </style:style>
    <style:style style:name="ta1co173" style:family="table-column">
      <style:table-column-properties fo:break-before="auto" style:column-width="0.8925in"/>
    </style:style>
    <style:style style:name="ta1co174" style:family="table-column">
      <style:table-column-properties fo:break-before="auto" style:column-width="0.8925in"/>
    </style:style>
    <style:style style:name="ta1co175" style:family="table-column">
      <style:table-column-properties fo:break-before="auto" style:column-width="0.8925in"/>
    </style:style>
    <style:style style:name="ta1co176" style:family="table-column">
      <style:table-column-properties fo:break-before="auto" style:column-width="2.17in"/>
    </style:style>
    <style:style style:name="ta1co177" style:family="table-column">
      <style:table-column-properties fo:break-before="auto" style:column-width="0.8925in"/>
    </style:style>
    <style:style style:name="ta1co178" style:family="table-column">
      <style:table-column-properties fo:break-before="auto" style:column-width="0.8925in"/>
    </style:style>
    <style:style style:name="ta1co179" style:family="table-column">
      <style:table-column-properties fo:break-before="auto" style:column-width="0.8925in"/>
    </style:style>
    <style:style style:name="ta1co180" style:family="table-column">
      <style:table-column-properties fo:break-before="auto" style:column-width="0.8925in"/>
    </style:style>
    <style:style style:name="ta1co181" style:family="table-column">
      <style:table-column-properties fo:break-before="auto" style:column-width="2.032in"/>
    </style:style>
    <style:style style:name="ta1co182" style:family="table-column">
      <style:table-column-properties fo:break-before="auto" style:column-width="0.8925in"/>
    </style:style>
    <style:style style:name="ta1co183" style:family="table-column">
      <style:table-column-properties fo:break-before="auto" style:column-width="0.8925in"/>
    </style:style>
    <style:style style:name="ta1co184" style:family="table-column">
      <style:table-column-properties fo:break-before="auto" style:column-width="0.8925in"/>
    </style:style>
    <style:style style:name="ta1co185" style:family="table-column">
      <style:table-column-properties fo:break-before="auto" style:column-width="0.8925in"/>
    </style:style>
    <style:style style:name="ta1co186" style:family="table-column">
      <style:table-column-properties fo:break-before="auto" style:column-width="2.101in"/>
    </style:style>
    <style:style style:name="ta1co187" style:family="table-column">
      <style:table-column-properties fo:break-before="auto" style:column-width="0.8925in"/>
    </style:style>
    <style:style style:name="ta1co188" style:family="table-column">
      <style:table-column-properties fo:break-before="auto" style:column-width="0.8925in"/>
    </style:style>
    <style:style style:name="ta1co189" style:family="table-column">
      <style:table-column-properties fo:break-before="auto" style:column-width="0.8925in"/>
    </style:style>
    <style:style style:name="ta1co190" style:family="table-column">
      <style:table-column-properties fo:break-before="auto" style:column-width="0.8925in"/>
    </style:style>
    <style:style style:name="ta1co191" style:family="table-column">
      <style:table-column-properties fo:break-before="auto" style:column-width="2.446in"/>
    </style:style>
    <style:style style:name="ta1co192" style:family="table-column">
      <style:table-column-properties fo:break-before="auto" style:column-width="0.8925in"/>
    </style:style>
    <style:style style:name="ta1co193" style:family="table-column">
      <style:table-column-properties fo:break-before="auto" style:column-width="0.8925in"/>
    </style:style>
    <style:style style:name="ta1co194" style:family="table-column">
      <style:table-column-properties fo:break-before="auto" style:column-width="0.8925in"/>
    </style:style>
    <style:style style:name="ta1co195" style:family="table-column">
      <style:table-column-properties fo:break-before="auto" style:column-width="0.8925in"/>
    </style:style>
    <style:style style:name="ta1co196" style:family="table-column">
      <style:table-column-properties fo:break-before="auto" style:column-width="2.308in"/>
    </style:style>
    <style:style style:name="ta1co197" style:family="table-column">
      <style:table-column-properties fo:break-before="auto" style:column-width="0.8925in"/>
    </style:style>
    <style:style style:name="ta1co198" style:family="table-column">
      <style:table-column-properties fo:break-before="auto" style:column-width="0.8925in"/>
    </style:style>
    <style:style style:name="ta1co199" style:family="table-column">
      <style:table-column-properties fo:break-before="auto" style:column-width="0.8925in"/>
    </style:style>
    <style:style style:name="ta1co200" style:family="table-column">
      <style:table-column-properties fo:break-before="auto" style:column-width="0.8925in"/>
    </style:style>
    <style:style style:name="ta1co201" style:family="table-column">
      <style:table-column-properties fo:break-before="auto" style:column-width="2.377in"/>
    </style:style>
    <style:style style:name="ta1co202" style:family="table-column">
      <style:table-column-properties fo:break-before="auto" style:column-width="0.8925in"/>
    </style:style>
    <style:style style:name="ta1co203" style:family="table-column">
      <style:table-column-properties fo:break-before="auto" style:column-width="0.8925in"/>
    </style:style>
    <style:style style:name="ta1co204" style:family="table-column">
      <style:table-column-properties fo:break-before="auto" style:column-width="0.8925in"/>
    </style:style>
    <style:style style:name="ta1co205" style:family="table-column">
      <style:table-column-properties fo:break-before="auto" style:column-width="0.8925in"/>
    </style:style>
    <style:style style:name="ta1co206" style:family="table-column">
      <style:table-column-properties fo:break-before="auto" style:column-width="0.8925in"/>
    </style:style>
    <style:style style:name="ta1co207" style:family="table-column">
      <style:table-column-properties fo:break-before="auto" style:column-width="0.8925in"/>
    </style:style>
    <style:style style:name="ta1co208" style:family="table-column">
      <style:table-column-properties fo:break-before="auto" style:column-width="0.8925in"/>
    </style:style>
    <style:style style:name="ta1co209" style:family="table-column">
      <style:table-column-properties fo:break-before="auto" style:column-width="0.8925in"/>
    </style:style>
    <style:style style:name="ta1co210" style:family="table-column">
      <style:table-column-properties fo:break-before="auto" style:column-width="0.8925in"/>
    </style:style>
    <style:style style:name="ta1co211" style:family="table-column">
      <style:table-column-properties fo:break-before="auto" style:column-width="0.8925in"/>
    </style:style>
    <style:style style:name="ta1co212" style:family="table-column">
      <style:table-column-properties fo:break-before="auto" style:column-width="0.8925in"/>
    </style:style>
    <style:style style:name="ta1co213" style:family="table-column">
      <style:table-column-properties fo:break-before="auto" style:column-width="0.8925in"/>
    </style:style>
    <style:style style:name="ta1co214" style:family="table-column">
      <style:table-column-properties fo:break-before="auto" style:column-width="0.8925in"/>
    </style:style>
    <style:style style:name="ta1co215" style:family="table-column">
      <style:table-column-properties fo:break-before="auto" style:column-width="0.8925in"/>
    </style:style>
    <style:style style:name="ta1co216" style:family="table-column">
      <style:table-column-properties fo:break-before="auto" style:column-width="0.8925in"/>
    </style:style>
    <style:style style:name="ta1co217" style:family="table-column">
      <style:table-column-properties fo:break-before="auto" style:column-width="0.8925in"/>
    </style:style>
    <style:style style:name="ta1co218" style:family="table-column">
      <style:table-column-properties fo:break-before="auto" style:column-width="0.8925in"/>
    </style:style>
    <style:style style:name="ta1co219" style:family="table-column">
      <style:table-column-properties fo:break-before="auto" style:column-width="0.8925in"/>
    </style:style>
    <style:style style:name="ta1co220" style:family="table-column">
      <style:table-column-properties fo:break-before="auto" style:column-width="0.8925in"/>
    </style:style>
    <style:style style:name="ta1co221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27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1.342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1.204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1.411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1.618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1.549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411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1.411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1.411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1.48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1.273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1.273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1.273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1.342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1.342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1.411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1.894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1.756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1.8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2.17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2.032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2.101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1.687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1.894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1.8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1.687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1.687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1.687in"/>
    </style:style>
    <style:style style:name="ta2co137" style:family="table-column">
      <style:table-column-properties fo:break-before="auto" style:column-width="0.8925in"/>
    </style:style>
    <style:style style:name="ta2co138" style:family="table-column">
      <style:table-column-properties fo:break-before="auto" style:column-width="0.8925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1.756in"/>
    </style:style>
    <style:style style:name="ta2co142" style:family="table-column">
      <style:table-column-properties fo:break-before="auto" style:column-width="0.8925in"/>
    </style:style>
    <style:style style:name="ta2co143" style:family="table-column">
      <style:table-column-properties fo:break-before="auto" style:column-width="0.8925in"/>
    </style:style>
    <style:style style:name="ta2co144" style:family="table-column">
      <style:table-column-properties fo:break-before="auto" style:column-width="0.8925in"/>
    </style:style>
    <style:style style:name="ta2co145" style:family="table-column">
      <style:table-column-properties fo:break-before="auto" style:column-width="0.8925in"/>
    </style:style>
    <style:style style:name="ta2co146" style:family="table-column">
      <style:table-column-properties fo:break-before="auto" style:column-width="1.549in"/>
    </style:style>
    <style:style style:name="ta2co147" style:family="table-column">
      <style:table-column-properties fo:break-before="auto" style:column-width="0.8925in"/>
    </style:style>
    <style:style style:name="ta2co148" style:family="table-column">
      <style:table-column-properties fo:break-before="auto" style:column-width="0.8925in"/>
    </style:style>
    <style:style style:name="ta2co149" style:family="table-column">
      <style:table-column-properties fo:break-before="auto" style:column-width="0.8925in"/>
    </style:style>
    <style:style style:name="ta2co150" style:family="table-column">
      <style:table-column-properties fo:break-before="auto" style:column-width="0.8925in"/>
    </style:style>
    <style:style style:name="ta2co151" style:family="table-column">
      <style:table-column-properties fo:break-before="auto" style:column-width="1.549in"/>
    </style:style>
    <style:style style:name="ta2co152" style:family="table-column">
      <style:table-column-properties fo:break-before="auto" style:column-width="0.8925in"/>
    </style:style>
    <style:style style:name="ta2co153" style:family="table-column">
      <style:table-column-properties fo:break-before="auto" style:column-width="0.8925in"/>
    </style:style>
    <style:style style:name="ta2co154" style:family="table-column">
      <style:table-column-properties fo:break-before="auto" style:column-width="0.8925in"/>
    </style:style>
    <style:style style:name="ta2co155" style:family="table-column">
      <style:table-column-properties fo:break-before="auto" style:column-width="0.8925in"/>
    </style:style>
    <style:style style:name="ta2co156" style:family="table-column">
      <style:table-column-properties fo:break-before="auto" style:column-width="1.549in"/>
    </style:style>
    <style:style style:name="ta2co157" style:family="table-column">
      <style:table-column-properties fo:break-before="auto" style:column-width="0.8925in"/>
    </style:style>
    <style:style style:name="ta2co158" style:family="table-column">
      <style:table-column-properties fo:break-before="auto" style:column-width="0.8925in"/>
    </style:style>
    <style:style style:name="ta2co159" style:family="table-column">
      <style:table-column-properties fo:break-before="auto" style:column-width="0.8925in"/>
    </style:style>
    <style:style style:name="ta2co160" style:family="table-column">
      <style:table-column-properties fo:break-before="auto" style:column-width="0.8925in"/>
    </style:style>
    <style:style style:name="ta2co161" style:family="table-column">
      <style:table-column-properties fo:break-before="auto" style:column-width="1.618in"/>
    </style:style>
    <style:style style:name="ta2co162" style:family="table-column">
      <style:table-column-properties fo:break-before="auto" style:column-width="0.8925in"/>
    </style:style>
    <style:style style:name="ta2co163" style:family="table-column">
      <style:table-column-properties fo:break-before="auto" style:column-width="0.8925in"/>
    </style:style>
    <style:style style:name="ta2co164" style:family="table-column">
      <style:table-column-properties fo:break-before="auto" style:column-width="0.8925in"/>
    </style:style>
    <style:style style:name="ta2co165" style:family="table-column">
      <style:table-column-properties fo:break-before="auto" style:column-width="0.8925in"/>
    </style:style>
    <style:style style:name="ta2co166" style:family="table-column">
      <style:table-column-properties fo:break-before="auto" style:column-width="1.618in"/>
    </style:style>
    <style:style style:name="ta2co167" style:family="table-column">
      <style:table-column-properties fo:break-before="auto" style:column-width="0.8925in"/>
    </style:style>
    <style:style style:name="ta2co168" style:family="table-column">
      <style:table-column-properties fo:break-before="auto" style:column-width="0.8925in"/>
    </style:style>
    <style:style style:name="ta2co169" style:family="table-column">
      <style:table-column-properties fo:break-before="auto" style:column-width="0.8925in"/>
    </style:style>
    <style:style style:name="ta2co170" style:family="table-column">
      <style:table-column-properties fo:break-before="auto" style:column-width="0.8925in"/>
    </style:style>
    <style:style style:name="ta2co171" style:family="table-column">
      <style:table-column-properties fo:break-before="auto" style:column-width="1.687in"/>
    </style:style>
    <style:style style:name="ta2co172" style:family="table-column">
      <style:table-column-properties fo:break-before="auto" style:column-width="0.8925in"/>
    </style:style>
    <style:style style:name="ta2co173" style:family="table-column">
      <style:table-column-properties fo:break-before="auto" style:column-width="0.8925in"/>
    </style:style>
    <style:style style:name="ta2co174" style:family="table-column">
      <style:table-column-properties fo:break-before="auto" style:column-width="0.8925in"/>
    </style:style>
    <style:style style:name="ta2co175" style:family="table-column">
      <style:table-column-properties fo:break-before="auto" style:column-width="0.8925in"/>
    </style:style>
    <style:style style:name="ta2co176" style:family="table-column">
      <style:table-column-properties fo:break-before="auto" style:column-width="2.17in"/>
    </style:style>
    <style:style style:name="ta2co177" style:family="table-column">
      <style:table-column-properties fo:break-before="auto" style:column-width="0.8925in"/>
    </style:style>
    <style:style style:name="ta2co178" style:family="table-column">
      <style:table-column-properties fo:break-before="auto" style:column-width="0.8925in"/>
    </style:style>
    <style:style style:name="ta2co179" style:family="table-column">
      <style:table-column-properties fo:break-before="auto" style:column-width="0.8925in"/>
    </style:style>
    <style:style style:name="ta2co180" style:family="table-column">
      <style:table-column-properties fo:break-before="auto" style:column-width="0.8925in"/>
    </style:style>
    <style:style style:name="ta2co181" style:family="table-column">
      <style:table-column-properties fo:break-before="auto" style:column-width="2.032in"/>
    </style:style>
    <style:style style:name="ta2co182" style:family="table-column">
      <style:table-column-properties fo:break-before="auto" style:column-width="0.8925in"/>
    </style:style>
    <style:style style:name="ta2co183" style:family="table-column">
      <style:table-column-properties fo:break-before="auto" style:column-width="0.8925in"/>
    </style:style>
    <style:style style:name="ta2co184" style:family="table-column">
      <style:table-column-properties fo:break-before="auto" style:column-width="0.8925in"/>
    </style:style>
    <style:style style:name="ta2co185" style:family="table-column">
      <style:table-column-properties fo:break-before="auto" style:column-width="0.8925in"/>
    </style:style>
    <style:style style:name="ta2co186" style:family="table-column">
      <style:table-column-properties fo:break-before="auto" style:column-width="2.101in"/>
    </style:style>
    <style:style style:name="ta2co187" style:family="table-column">
      <style:table-column-properties fo:break-before="auto" style:column-width="0.8925in"/>
    </style:style>
    <style:style style:name="ta2co188" style:family="table-column">
      <style:table-column-properties fo:break-before="auto" style:column-width="0.8925in"/>
    </style:style>
    <style:style style:name="ta2co189" style:family="table-column">
      <style:table-column-properties fo:break-before="auto" style:column-width="0.8925in"/>
    </style:style>
    <style:style style:name="ta2co190" style:family="table-column">
      <style:table-column-properties fo:break-before="auto" style:column-width="0.8925in"/>
    </style:style>
    <style:style style:name="ta2co191" style:family="table-column">
      <style:table-column-properties fo:break-before="auto" style:column-width="2.446in"/>
    </style:style>
    <style:style style:name="ta2co192" style:family="table-column">
      <style:table-column-properties fo:break-before="auto" style:column-width="0.8925in"/>
    </style:style>
    <style:style style:name="ta2co193" style:family="table-column">
      <style:table-column-properties fo:break-before="auto" style:column-width="0.8925in"/>
    </style:style>
    <style:style style:name="ta2co194" style:family="table-column">
      <style:table-column-properties fo:break-before="auto" style:column-width="0.8925in"/>
    </style:style>
    <style:style style:name="ta2co195" style:family="table-column">
      <style:table-column-properties fo:break-before="auto" style:column-width="0.8925in"/>
    </style:style>
    <style:style style:name="ta2co196" style:family="table-column">
      <style:table-column-properties fo:break-before="auto" style:column-width="2.308in"/>
    </style:style>
    <style:style style:name="ta2co197" style:family="table-column">
      <style:table-column-properties fo:break-before="auto" style:column-width="0.8925in"/>
    </style:style>
    <style:style style:name="ta2co198" style:family="table-column">
      <style:table-column-properties fo:break-before="auto" style:column-width="0.8925in"/>
    </style:style>
    <style:style style:name="ta2co199" style:family="table-column">
      <style:table-column-properties fo:break-before="auto" style:column-width="0.8925in"/>
    </style:style>
    <style:style style:name="ta2co200" style:family="table-column">
      <style:table-column-properties fo:break-before="auto" style:column-width="0.8925in"/>
    </style:style>
    <style:style style:name="ta2co201" style:family="table-column">
      <style:table-column-properties fo:break-before="auto" style:column-width="2.377in"/>
    </style:style>
    <style:style style:name="ta2co202" style:family="table-column">
      <style:table-column-properties fo:break-before="auto" style:column-width="0.8925in"/>
    </style:style>
    <style:style style:name="ta2co203" style:family="table-column">
      <style:table-column-properties fo:break-before="auto" style:column-width="0.8925in"/>
    </style:style>
    <style:style style:name="ta2co204" style:family="table-column">
      <style:table-column-properties fo:break-before="auto" style:column-width="0.8925in"/>
    </style:style>
    <style:style style:name="ta2co205" style:family="table-column">
      <style:table-column-properties fo:break-before="auto" style:column-width="0.8925in"/>
    </style:style>
    <style:style style:name="ta2co206" style:family="table-column">
      <style:table-column-properties fo:break-before="auto" style:column-width="0.8925in"/>
    </style:style>
    <style:style style:name="ta2co207" style:family="table-column">
      <style:table-column-properties fo:break-before="auto" style:column-width="0.8925in"/>
    </style:style>
    <style:style style:name="ta2co208" style:family="table-column">
      <style:table-column-properties fo:break-before="auto" style:column-width="0.8925in"/>
    </style:style>
    <style:style style:name="ta2co209" style:family="table-column">
      <style:table-column-properties fo:break-before="auto" style:column-width="0.8925in"/>
    </style:style>
    <style:style style:name="ta2co210" style:family="table-column">
      <style:table-column-properties fo:break-before="auto" style:column-width="0.8925in"/>
    </style:style>
    <style:style style:name="ta2co211" style:family="table-column">
      <style:table-column-properties fo:break-before="auto" style:column-width="0.8925in"/>
    </style:style>
    <style:style style:name="ta2co212" style:family="table-column">
      <style:table-column-properties fo:break-before="auto" style:column-width="0.8925in"/>
    </style:style>
    <style:style style:name="ta2co213" style:family="table-column">
      <style:table-column-properties fo:break-before="auto" style:column-width="0.8925in"/>
    </style:style>
    <style:style style:name="ta2co214" style:family="table-column">
      <style:table-column-properties fo:break-before="auto" style:column-width="0.8925in"/>
    </style:style>
    <style:style style:name="ta2co215" style:family="table-column">
      <style:table-column-properties fo:break-before="auto" style:column-width="0.8925in"/>
    </style:style>
    <style:style style:name="ta2co216" style:family="table-column">
      <style:table-column-properties fo:break-before="auto" style:column-width="0.8925in"/>
    </style:style>
    <style:style style:name="ta2co217" style:family="table-column">
      <style:table-column-properties fo:break-before="auto" style:column-width="0.8925in"/>
    </style:style>
    <style:style style:name="ta2co218" style:family="table-column">
      <style:table-column-properties fo:break-before="auto" style:column-width="0.8925in"/>
    </style:style>
    <style:style style:name="ta2co219" style:family="table-column">
      <style:table-column-properties fo:break-before="auto" style:column-width="0.8925in"/>
    </style:style>
    <style:style style:name="ta2co220" style:family="table-column">
      <style:table-column-properties fo:break-before="auto" style:column-width="0.8925in"/>
    </style:style>
    <style:style style:name="ta2co22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column table:style-name="ta1co143" table:default-cell-style-name="Default"/>
        <table:table-column table:style-name="ta1co144" table:default-cell-style-name="Default"/>
        <table:table-column table:style-name="ta1co145" table:default-cell-style-name="Default"/>
        <table:table-column table:style-name="ta1co146" table:default-cell-style-name="Default"/>
        <table:table-column table:style-name="ta1co147" table:default-cell-style-name="Default"/>
        <table:table-column table:style-name="ta1co148" table:default-cell-style-name="Default"/>
        <table:table-column table:style-name="ta1co149" table:default-cell-style-name="Default"/>
        <table:table-column table:style-name="ta1co150" table:default-cell-style-name="Default"/>
        <table:table-column table:style-name="ta1co151" table:default-cell-style-name="Default"/>
        <table:table-column table:style-name="ta1co152" table:default-cell-style-name="Default"/>
        <table:table-column table:style-name="ta1co153" table:default-cell-style-name="Default"/>
        <table:table-column table:style-name="ta1co154" table:default-cell-style-name="Default"/>
        <table:table-column table:style-name="ta1co155" table:default-cell-style-name="Default"/>
        <table:table-column table:style-name="ta1co156" table:default-cell-style-name="Default"/>
        <table:table-column table:style-name="ta1co157" table:default-cell-style-name="Default"/>
        <table:table-column table:style-name="ta1co158" table:default-cell-style-name="Default"/>
        <table:table-column table:style-name="ta1co159" table:default-cell-style-name="Default"/>
        <table:table-column table:style-name="ta1co160" table:default-cell-style-name="Default"/>
        <table:table-column table:style-name="ta1co161" table:default-cell-style-name="Default"/>
        <table:table-column table:style-name="ta1co162" table:default-cell-style-name="Default"/>
        <table:table-column table:style-name="ta1co163" table:default-cell-style-name="Default"/>
        <table:table-column table:style-name="ta1co164" table:default-cell-style-name="Default"/>
        <table:table-column table:style-name="ta1co165" table:default-cell-style-name="Default"/>
        <table:table-column table:style-name="ta1co166" table:default-cell-style-name="Default"/>
        <table:table-column table:style-name="ta1co167" table:default-cell-style-name="Default"/>
        <table:table-column table:style-name="ta1co168" table:default-cell-style-name="Default"/>
        <table:table-column table:style-name="ta1co169" table:default-cell-style-name="Default"/>
        <table:table-column table:style-name="ta1co170" table:default-cell-style-name="Default"/>
        <table:table-column table:style-name="ta1co171" table:default-cell-style-name="Default"/>
        <table:table-column table:style-name="ta1co172" table:default-cell-style-name="Default"/>
        <table:table-column table:style-name="ta1co173" table:default-cell-style-name="Default"/>
        <table:table-column table:style-name="ta1co174" table:default-cell-style-name="Default"/>
        <table:table-column table:style-name="ta1co175" table:default-cell-style-name="Default"/>
        <table:table-column table:style-name="ta1co176" table:default-cell-style-name="Default"/>
        <table:table-column table:style-name="ta1co177" table:default-cell-style-name="Default"/>
        <table:table-column table:style-name="ta1co178" table:default-cell-style-name="Default"/>
        <table:table-column table:style-name="ta1co179" table:default-cell-style-name="Default"/>
        <table:table-column table:style-name="ta1co180" table:default-cell-style-name="Default"/>
        <table:table-column table:style-name="ta1co181" table:default-cell-style-name="Default"/>
        <table:table-column table:style-name="ta1co182" table:default-cell-style-name="Default"/>
        <table:table-column table:style-name="ta1co183" table:default-cell-style-name="Default"/>
        <table:table-column table:style-name="ta1co184" table:default-cell-style-name="Default"/>
        <table:table-column table:style-name="ta1co185" table:default-cell-style-name="Default"/>
        <table:table-column table:style-name="ta1co186" table:default-cell-style-name="Default"/>
        <table:table-column table:style-name="ta1co187" table:default-cell-style-name="Default"/>
        <table:table-column table:style-name="ta1co188" table:default-cell-style-name="Default"/>
        <table:table-column table:style-name="ta1co189" table:default-cell-style-name="Default"/>
        <table:table-column table:style-name="ta1co190" table:default-cell-style-name="Default"/>
        <table:table-column table:style-name="ta1co191" table:default-cell-style-name="Default"/>
        <table:table-column table:style-name="ta1co192" table:default-cell-style-name="Default"/>
        <table:table-column table:style-name="ta1co193" table:default-cell-style-name="Default"/>
        <table:table-column table:style-name="ta1co194" table:default-cell-style-name="Default"/>
        <table:table-column table:style-name="ta1co195" table:default-cell-style-name="Default"/>
        <table:table-column table:style-name="ta1co196" table:default-cell-style-name="Default"/>
        <table:table-column table:style-name="ta1co197" table:default-cell-style-name="Default"/>
        <table:table-column table:style-name="ta1co198" table:default-cell-style-name="Default"/>
        <table:table-column table:style-name="ta1co199" table:default-cell-style-name="Default"/>
        <table:table-column table:style-name="ta1co200" table:default-cell-style-name="Default"/>
        <table:table-column table:style-name="ta1co201" table:default-cell-style-name="Default"/>
        <table:table-column table:style-name="ta1co202" table:default-cell-style-name="Default"/>
        <table:table-column table:style-name="ta1co203" table:default-cell-style-name="Default"/>
        <table:table-column table:style-name="ta1co204" table:default-cell-style-name="Default"/>
        <table:table-column table:style-name="ta1co205" table:default-cell-style-name="Default"/>
        <table:table-column table:style-name="ta1co206" table:default-cell-style-name="Default"/>
        <table:table-column table:style-name="ta1co207" table:default-cell-style-name="Default"/>
        <table:table-column table:style-name="ta1co208" table:default-cell-style-name="Default"/>
        <table:table-column table:style-name="ta1co209" table:default-cell-style-name="Default"/>
        <table:table-column table:style-name="ta1co210" table:default-cell-style-name="Default"/>
        <table:table-column table:style-name="ta1co211" table:default-cell-style-name="Default"/>
        <table:table-column table:style-name="ta1co212" table:default-cell-style-name="Default"/>
        <table:table-column table:style-name="ta1co213" table:default-cell-style-name="Default"/>
        <table:table-column table:style-name="ta1co214" table:default-cell-style-name="Default"/>
        <table:table-column table:style-name="ta1co215" table:default-cell-style-name="Default"/>
        <table:table-column table:style-name="ta1co216" table:default-cell-style-name="Default"/>
        <table:table-column table:style-name="ta1co217" table:default-cell-style-name="Default"/>
        <table:table-column table:style-name="ta1co218" table:default-cell-style-name="Default"/>
        <table:table-column table:style-name="ta1co219" table:default-cell-style-name="Default"/>
        <table:table-column table:style-name="ta1co220" table:default-cell-style-name="Default"/>
        <table:table-column table:style-name="ta1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lab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/laby_15_15_15.lp</text:p>
          </table:table-cell>
          <table:table-cell office:value-type="float" office:value="600.0"/>
          <table:table-cell office:value-type="float" office:value="1.0"/>
          <table:table-cell office:value-type="float" office:value="585841.0"/>
          <table:table-cell office:value-type="float" office:value="1463896.0"/>
          <table:table-cell office:value-type="float" office:value="600.0"/>
          <table:table-cell office:value-type="float" office:value="1.0"/>
          <table:table-cell office:value-type="float" office:value="418996.0"/>
          <table:table-cell office:value-type="float" office:value="115530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35107.0"/>
          <table:table-cell office:value-type="float" office:value="12147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08044.0"/>
          <table:table-cell office:value-type="float" office:value="1112364.0"/>
          <table:table-cell office:value-type="float" office:value="216430.0"/>
          <table:table-cell office:value-type="float" office:value="16.5372"/>
          <table:table-cell table:style-name="cellBest" office:value-type="float" office:value="0.0"/>
          <table:table-cell office:value-type="float" office:value="18545.0"/>
          <table:table-cell office:value-type="float" office:value="113183.0"/>
          <table:table-cell office:value-type="float" office:value="16829.0"/>
          <table:table-cell office:value-type="float" office:value="600.0"/>
          <table:table-cell office:value-type="float" office:value="1.0"/>
          <table:table-cell office:value-type="float" office:value="345242.0"/>
          <table:table-cell office:value-type="float" office:value="518438.0"/>
          <table:table-cell office:value-type="float" office:value="130414.0"/>
          <table:table-cell office:value-type="float" office:value="600.0"/>
          <table:table-cell office:value-type="float" office:value="1.0"/>
          <table:table-cell office:value-type="float" office:value="254991.0"/>
          <table:table-cell office:value-type="float" office:value="969056.0"/>
          <table:table-cell office:value-type="float" office:value="344404.0"/>
          <table:table-cell office:value-type="float" office:value="600.0"/>
          <table:table-cell office:value-type="float" office:value="1.0"/>
          <table:table-cell office:value-type="float" office:value="138349.0"/>
          <table:table-cell office:value-type="float" office:value="352240.0"/>
          <table:table-cell office:value-type="float" office:value="209517.0"/>
          <table:table-cell office:value-type="float" office:value="600.0"/>
          <table:table-cell office:value-type="float" office:value="1.0"/>
          <table:table-cell office:value-type="float" office:value="145504.0"/>
          <table:table-cell office:value-type="float" office:value="292302.0"/>
          <table:table-cell office:value-type="float" office:value="226021.0"/>
          <table:table-cell office:value-type="float" office:value="600.0"/>
          <table:table-cell office:value-type="float" office:value="1.0"/>
          <table:table-cell office:value-type="float" office:value="304609.0"/>
          <table:table-cell office:value-type="float" office:value="703800.0"/>
          <table:table-cell office:value-type="float" office:value="321901.0"/>
          <table:table-cell office:value-type="float" office:value="292.576"/>
          <table:table-cell table:style-name="cellBest" office:value-type="float" office:value="0.0"/>
          <table:table-cell office:value-type="float" office:value="239371.0"/>
          <table:table-cell office:value-type="float" office:value="677122.0"/>
          <table:table-cell office:value-type="float" office:value="145119.0"/>
          <table:table-cell office:value-type="float" office:value="600.0"/>
          <table:table-cell office:value-type="float" office:value="1.0"/>
          <table:table-cell office:value-type="float" office:value="358008.0"/>
          <table:table-cell office:value-type="float" office:value="1134307.0"/>
          <table:table-cell office:value-type="float" office:value="174505.0"/>
          <table:table-cell office:value-type="float" office:value="600.0"/>
          <table:table-cell office:value-type="float" office:value="1.0"/>
          <table:table-cell office:value-type="float" office:value="325633.0"/>
          <table:table-cell office:value-type="float" office:value="914963.0"/>
          <table:table-cell office:value-type="float" office:value="130676.0"/>
          <table:table-cell office:value-type="float" office:value="162.294"/>
          <table:table-cell table:style-name="cellBest" office:value-type="float" office:value="0.0"/>
          <table:table-cell office:value-type="float" office:value="173063.0"/>
          <table:table-cell office:value-type="float" office:value="660528.0"/>
          <table:table-cell office:value-type="float" office:value="99461.0"/>
          <table:table-cell office:value-type="float" office:value="600.0"/>
          <table:table-cell office:value-type="float" office:value="1.0"/>
          <table:table-cell office:value-type="float" office:value="45575.0"/>
          <table:table-cell table:style-name="cellBest" office:value-type="float" office:value="67228.0"/>
          <table:table-cell office:value-type="float" office:value="67228.0"/>
          <table:table-cell office:value-type="float" office:value="600.0"/>
          <table:table-cell office:value-type="float" office:value="1.0"/>
          <table:table-cell table:style-name="cellWorst" office:value-type="float" office:value="589178.0"/>
          <table:table-cell office:value-type="float" office:value="1592844.0"/>
          <table:table-cell table:style-name="cellBest" office:value-type="float" office:value="0.0"/>
          <table:table-cell office:value-type="float" office:value="360.937"/>
          <table:table-cell table:style-name="cellBest" office:value-type="float" office:value="0.0"/>
          <table:table-cell office:value-type="float" office:value="170373.0"/>
          <table:table-cell office:value-type="float" office:value="398333.0"/>
          <table:table-cell office:value-type="float" office:value="163126.0"/>
          <table:table-cell office:value-type="float" office:value="600.0"/>
          <table:table-cell office:value-type="float" office:value="1.0"/>
          <table:table-cell office:value-type="float" office:value="490886.0"/>
          <table:table-cell office:value-type="float" office:value="1346038.0"/>
          <table:table-cell office:value-type="float" office:value="176603.0"/>
          <table:table-cell office:value-type="float" office:value="600.0"/>
          <table:table-cell office:value-type="float" office:value="1.0"/>
          <table:table-cell office:value-type="float" office:value="190448.0"/>
          <table:table-cell office:value-type="float" office:value="268882.0"/>
          <table:table-cell office:value-type="float" office:value="268882.0"/>
          <table:table-cell office:value-type="float" office:value="600.0"/>
          <table:table-cell office:value-type="float" office:value="1.0"/>
          <table:table-cell office:value-type="float" office:value="267934.0"/>
          <table:table-cell office:value-type="float" office:value="561263.0"/>
          <table:table-cell office:value-type="float" office:value="206463.0"/>
          <table:table-cell table:style-name="cellBest" office:value-type="float" office:value="12.6102"/>
          <table:table-cell table:style-name="cellBest" office:value-type="float" office:value="0.0"/>
          <table:table-cell table:style-name="cellBest" office:value-type="float" office:value="9913.0"/>
          <table:table-cell office:value-type="float" office:value="73074.0"/>
          <table:table-cell office:value-type="float" office:value="9818.0"/>
          <table:table-cell office:value-type="float" office:value="600.0"/>
          <table:table-cell office:value-type="float" office:value="1.0"/>
          <table:table-cell office:value-type="float" office:value="182349.0"/>
          <table:table-cell office:value-type="float" office:value="251343.0"/>
          <table:table-cell office:value-type="float" office:value="232717.0"/>
          <table:table-cell office:value-type="float" office:value="600.0"/>
          <table:table-cell office:value-type="float" office:value="1.0"/>
          <table:table-cell office:value-type="float" office:value="383350.0"/>
          <table:table-cell office:value-type="float" office:value="1027808.0"/>
          <table:table-cell office:value-type="float" office:value="201105.0"/>
          <table:table-cell office:value-type="float" office:value="600.0"/>
          <table:table-cell office:value-type="float" office:value="1.0"/>
          <table:table-cell office:value-type="float" office:value="401458.0"/>
          <table:table-cell office:value-type="float" office:value="1426203.0"/>
          <table:table-cell office:value-type="float" office:value="150646.0"/>
          <table:table-cell office:value-type="float" office:value="600.0"/>
          <table:table-cell office:value-type="float" office:value="1.0"/>
          <table:table-cell office:value-type="float" office:value="435922.0"/>
          <table:table-cell office:value-type="float" office:value="1331016.0"/>
          <table:table-cell office:value-type="float" office:value="202700.0"/>
          <table:table-cell office:value-type="float" office:value="171.064"/>
          <table:table-cell table:style-name="cellBest" office:value-type="float" office:value="0.0"/>
          <table:table-cell office:value-type="float" office:value="182891.0"/>
          <table:table-cell office:value-type="float" office:value="393102.0"/>
          <table:table-cell office:value-type="float" office:value="235903.0"/>
          <table:table-cell office:value-type="float" office:value="600.0"/>
          <table:table-cell office:value-type="float" office:value="1.0"/>
          <table:table-cell office:value-type="float" office:value="504489.0"/>
          <table:table-cell office:value-type="float" office:value="783743.0"/>
          <table:table-cell office:value-type="float" office:value="723160.0"/>
          <table:table-cell office:value-type="float" office:value="600.0"/>
          <table:table-cell office:value-type="float" office:value="1.0"/>
          <table:table-cell office:value-type="float" office:value="360852.0"/>
          <table:table-cell office:value-type="float" office:value="623696.0"/>
          <table:table-cell office:value-type="float" office:value="596224.0"/>
          <table:table-cell office:value-type="float" office:value="600.0"/>
          <table:table-cell office:value-type="float" office:value="1.0"/>
          <table:table-cell office:value-type="float" office:value="360103.0"/>
          <table:table-cell office:value-type="float" office:value="702496.0"/>
          <table:table-cell office:value-type="float" office:value="678292.0"/>
          <table:table-cell office:value-type="float" office:value="600.0"/>
          <table:table-cell office:value-type="float" office:value="1.0"/>
          <table:table-cell office:value-type="float" office:value="432661.0"/>
          <table:table-cell office:value-type="float" office:value="1205458.0"/>
          <table:table-cell office:value-type="float" office:value="93657.0"/>
          <table:table-cell office:value-type="float" office:value="600.0"/>
          <table:table-cell office:value-type="float" office:value="1.0"/>
          <table:table-cell office:value-type="float" office:value="374135.0"/>
          <table:table-cell office:value-type="float" office:value="990533.0"/>
          <table:table-cell office:value-type="float" office:value="134180.0"/>
          <table:table-cell office:value-type="float" office:value="600.0"/>
          <table:table-cell office:value-type="float" office:value="1.0"/>
          <table:table-cell office:value-type="float" office:value="454909.0"/>
          <table:table-cell office:value-type="float" office:value="954312.0"/>
          <table:table-cell office:value-type="float" office:value="89989.0"/>
          <table:table-cell office:value-type="float" office:value="600.0"/>
          <table:table-cell office:value-type="float" office:value="1.0"/>
          <table:table-cell office:value-type="float" office:value="528791.0"/>
          <table:table-cell office:value-type="float" office:value="1316719.0"/>
          <table:table-cell office:value-type="float" office:value="104124.0"/>
          <table:table-cell office:value-type="float" office:value="600.0"/>
          <table:table-cell office:value-type="float" office:value="1.0"/>
          <table:table-cell office:value-type="float" office:value="412796.0"/>
          <table:table-cell office:value-type="float" office:value="714927.0"/>
          <table:table-cell office:value-type="float" office:value="714927.0"/>
          <table:table-cell office:value-type="float" office:value="600.0"/>
          <table:table-cell office:value-type="float" office:value="1.0"/>
          <table:table-cell office:value-type="float" office:value="288947.0"/>
          <table:table-cell office:value-type="float" office:value="190771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70830.0"/>
          <table:table-cell office:value-type="float" office:value="809085.0"/>
          <table:table-cell office:value-type="float" office:value="755103.0"/>
          <table:table-cell office:value-type="float" office:value="600.0"/>
          <table:table-cell office:value-type="float" office:value="1.0"/>
          <table:table-cell office:value-type="float" office:value="351439.0"/>
          <table:table-cell office:value-type="float" office:value="1097610.0"/>
          <table:table-cell office:value-type="float" office:value="124554.0"/>
          <table:table-cell office:value-type="float" office:value="600.0"/>
          <table:table-cell office:value-type="float" office:value="1.0"/>
          <table:table-cell office:value-type="float" office:value="181235.0"/>
          <table:table-cell table:style-name="cellWorst" office:value-type="float" office:value="8115991.0"/>
          <table:table-cell table:style-name="cellWorst" office:value-type="float" office:value="8115991.0"/>
          <table:table-cell office:value-type="float" office:value="337.074"/>
          <table:table-cell table:style-name="cellBest" office:value-type="float" office:value="0.0"/>
          <table:table-cell office:value-type="float" office:value="249044.0"/>
          <table:table-cell office:value-type="float" office:value="525925.0"/>
          <table:table-cell office:value-type="float" office:value="281887.0"/>
          <table:table-cell office:value-type="float" office:value="600.0"/>
          <table:table-cell office:value-type="float" office:value="1.0"/>
          <table:table-cell office:value-type="float" office:value="516724.0"/>
          <table:table-cell office:value-type="float" office:value="1383763.0"/>
          <table:table-cell office:value-type="float" office:value="116841.0"/>
          <table:table-cell office:value-type="float" office:value="600.0"/>
          <table:table-cell office:value-type="float" office:value="1.0"/>
          <table:table-cell office:value-type="float" office:value="378010.0"/>
          <table:table-cell office:value-type="float" office:value="537145.0"/>
          <table:table-cell office:value-type="float" office:value="498859.0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>
          <table:table-cell office:value-type="string">
            <text:p>./laby_15_15_16.lp</text:p>
          </table:table-cell>
          <table:table-cell office:value-type="float" office:value="6.85169"/>
          <table:table-cell office:value-type="float" office:value="0.0"/>
          <table:table-cell office:value-type="float" office:value="9136.0"/>
          <table:table-cell office:value-type="float" office:value="109332.0"/>
          <table:table-cell office:value-type="float" office:value="7.34841"/>
          <table:table-cell office:value-type="float" office:value="0.0"/>
          <table:table-cell office:value-type="float" office:value="9136.0"/>
          <table:table-cell office:value-type="float" office:value="109332.0"/>
          <table:table-cell table:style-name="cellBest" office:value-type="float" office:value="0.0"/>
          <table:table-cell office:value-type="float" office:value="7.51154"/>
          <table:table-cell office:value-type="float" office:value="0.0"/>
          <table:table-cell office:value-type="float" office:value="9136.0"/>
          <table:table-cell office:value-type="float" office:value="109332.0"/>
          <table:table-cell table:style-name="cellBest" office:value-type="float" office:value="0.0"/>
          <table:table-cell office:value-type="float" office:value="7.72303"/>
          <table:table-cell office:value-type="float" office:value="0.0"/>
          <table:table-cell office:value-type="float" office:value="9136.0"/>
          <table:table-cell office:value-type="float" office:value="109332.0"/>
          <table:table-cell office:value-type="float" office:value="8009.0"/>
          <table:table-cell office:value-type="float" office:value="168.239"/>
          <table:table-cell office:value-type="float" office:value="0.0"/>
          <table:table-cell office:value-type="float" office:value="123499.0"/>
          <table:table-cell office:value-type="float" office:value="1342315.0"/>
          <table:table-cell office:value-type="float" office:value="67377.0"/>
          <table:table-cell office:value-type="float" office:value="131.376"/>
          <table:table-cell office:value-type="float" office:value="0.0"/>
          <table:table-cell office:value-type="float" office:value="92764.0"/>
          <table:table-cell office:value-type="float" office:value="151372.0"/>
          <table:table-cell office:value-type="float" office:value="31411.0"/>
          <table:table-cell office:value-type="float" office:value="91.4279"/>
          <table:table-cell office:value-type="float" office:value="0.0"/>
          <table:table-cell office:value-type="float" office:value="59785.0"/>
          <table:table-cell office:value-type="float" office:value="358106.0"/>
          <table:table-cell office:value-type="float" office:value="76557.0"/>
          <table:table-cell office:value-type="float" office:value="318.412"/>
          <table:table-cell office:value-type="float" office:value="0.0"/>
          <table:table-cell office:value-type="float" office:value="163871.0"/>
          <table:table-cell office:value-type="float" office:value="381448.0"/>
          <table:table-cell office:value-type="float" office:value="225909.0"/>
          <table:table-cell office:value-type="float" office:value="39.4751"/>
          <table:table-cell office:value-type="float" office:value="0.0"/>
          <table:table-cell office:value-type="float" office:value="25813.0"/>
          <table:table-cell office:value-type="float" office:value="68183.0"/>
          <table:table-cell office:value-type="float" office:value="41770.0"/>
          <table:table-cell office:value-type="float" office:value="6.80986"/>
          <table:table-cell office:value-type="float" office:value="0.0"/>
          <table:table-cell table:style-name="cellBest" office:value-type="float" office:value="1796.0"/>
          <table:table-cell office:value-type="float" office:value="55362.0"/>
          <table:table-cell office:value-type="float" office:value="6912.0"/>
          <table:table-cell office:value-type="float" office:value="41.3929"/>
          <table:table-cell office:value-type="float" office:value="0.0"/>
          <table:table-cell office:value-type="float" office:value="50641.0"/>
          <table:table-cell office:value-type="float" office:value="378369.0"/>
          <table:table-cell office:value-type="float" office:value="35397.0"/>
          <table:table-cell office:value-type="float" office:value="39.0238"/>
          <table:table-cell office:value-type="float" office:value="0.0"/>
          <table:table-cell office:value-type="float" office:value="43529.0"/>
          <table:table-cell office:value-type="float" office:value="161460.0"/>
          <table:table-cell office:value-type="float" office:value="28882.0"/>
          <table:table-cell table:style-name="cellBest" office:value-type="float" office:value="5.48651"/>
          <table:table-cell office:value-type="float" office:value="0.0"/>
          <table:table-cell office:value-type="float" office:value="4433.0"/>
          <table:table-cell table:style-name="cellBest" office:value-type="float" office:value="46887.0"/>
          <table:table-cell office:value-type="float" office:value="5831.0"/>
          <table:table-cell office:value-type="float" office:value="436.13"/>
          <table:table-cell office:value-type="float" office:value="0.0"/>
          <table:table-cell office:value-type="float" office:value="250498.0"/>
          <table:table-cell office:value-type="float" office:value="1669543.0"/>
          <table:table-cell office:value-type="float" office:value="11991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4338.0"/>
          <table:table-cell office:value-type="float" office:value="71145.0"/>
          <table:table-cell office:value-type="float" office:value="71145.0"/>
          <table:table-cell office:value-type="float" office:value="30.6772"/>
          <table:table-cell office:value-type="float" office:value="0.0"/>
          <table:table-cell office:value-type="float" office:value="40779.0"/>
          <table:table-cell office:value-type="float" office:value="303978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8922.0"/>
          <table:table-cell office:value-type="float" office:value="343179.0"/>
          <table:table-cell office:value-type="float" office:value="256784.0"/>
          <table:table-cell office:value-type="float" office:value="286.291"/>
          <table:table-cell office:value-type="float" office:value="0.0"/>
          <table:table-cell office:value-type="float" office:value="127438.0"/>
          <table:table-cell office:value-type="float" office:value="1488390.0"/>
          <table:table-cell office:value-type="float" office:value="9279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0918.0"/>
          <table:table-cell office:value-type="float" office:value="171987.0"/>
          <table:table-cell office:value-type="float" office:value="171987.0"/>
          <table:table-cell office:value-type="float" office:value="592.954"/>
          <table:table-cell office:value-type="float" office:value="0.0"/>
          <table:table-cell office:value-type="float" office:value="204596.0"/>
          <table:table-cell office:value-type="float" office:value="1559185.0"/>
          <table:table-cell office:value-type="float" office:value="12355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05242.0"/>
          <table:table-cell office:value-type="float" office:value="3238922.0"/>
          <table:table-cell office:value-type="float" office:value="22223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9248.0"/>
          <table:table-cell office:value-type="float" office:value="281134.0"/>
          <table:table-cell office:value-type="float" office:value="247391.0"/>
          <table:table-cell office:value-type="float" office:value="7.06778"/>
          <table:table-cell office:value-type="float" office:value="0.0"/>
          <table:table-cell office:value-type="float" office:value="9136.0"/>
          <table:table-cell office:value-type="float" office:value="109332.0"/>
          <table:table-cell office:value-type="float" office:value="8009.0"/>
          <table:table-cell office:value-type="float" office:value="28.6961"/>
          <table:table-cell office:value-type="float" office:value="0.0"/>
          <table:table-cell office:value-type="float" office:value="33536.0"/>
          <table:table-cell office:value-type="float" office:value="207100.0"/>
          <table:table-cell office:value-type="float" office:value="24457.0"/>
          <table:table-cell office:value-type="float" office:value="51.2498"/>
          <table:table-cell office:value-type="float" office:value="0.0"/>
          <table:table-cell office:value-type="float" office:value="73106.0"/>
          <table:table-cell office:value-type="float" office:value="253109.0"/>
          <table:table-cell office:value-type="float" office:value="3300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44870.0"/>
          <table:table-cell office:value-type="float" office:value="658932.0"/>
          <table:table-cell office:value-type="float" office:value="431475.0"/>
          <table:table-cell office:value-type="float" office:value="442.231"/>
          <table:table-cell office:value-type="float" office:value="0.0"/>
          <table:table-cell office:value-type="float" office:value="280233.0"/>
          <table:table-cell office:value-type="float" office:value="541202.0"/>
          <table:table-cell office:value-type="float" office:value="457541.0"/>
          <table:table-cell office:value-type="float" office:value="558.314"/>
          <table:table-cell office:value-type="float" office:value="0.0"/>
          <table:table-cell office:value-type="float" office:value="209636.0"/>
          <table:table-cell office:value-type="float" office:value="419525.0"/>
          <table:table-cell office:value-type="float" office:value="406228.0"/>
          <table:table-cell office:value-type="float" office:value="24.3049"/>
          <table:table-cell office:value-type="float" office:value="0.0"/>
          <table:table-cell office:value-type="float" office:value="38384.0"/>
          <table:table-cell office:value-type="float" office:value="104641.0"/>
          <table:table-cell office:value-type="float" office:value="8458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3862.0"/>
          <table:table-cell office:value-type="float" office:value="4014946.0"/>
          <table:table-cell office:value-type="float" office:value="84039.0"/>
          <table:table-cell office:value-type="float" office:value="139.177"/>
          <table:table-cell office:value-type="float" office:value="0.0"/>
          <table:table-cell office:value-type="float" office:value="101277.0"/>
          <table:table-cell office:value-type="float" office:value="1048194.0"/>
          <table:table-cell office:value-type="float" office:value="51105.0"/>
          <table:table-cell office:value-type="float" office:value="337.525"/>
          <table:table-cell office:value-type="float" office:value="0.0"/>
          <table:table-cell office:value-type="float" office:value="186297.0"/>
          <table:table-cell office:value-type="float" office:value="626282.0"/>
          <table:table-cell office:value-type="float" office:value="49235.0"/>
          <table:table-cell office:value-type="float" office:value="255.279"/>
          <table:table-cell office:value-type="float" office:value="0.0"/>
          <table:table-cell office:value-type="float" office:value="186297.0"/>
          <table:table-cell office:value-type="float" office:value="626282.0"/>
          <table:table-cell office:value-type="float" office:value="4923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9078.0"/>
          <table:table-cell office:value-type="float" office:value="433670.0"/>
          <table:table-cell office:value-type="float" office:value="433670.0"/>
          <table:table-cell office:value-type="float" office:value="16.7388"/>
          <table:table-cell office:value-type="float" office:value="0.0"/>
          <table:table-cell office:value-type="float" office:value="10192.0"/>
          <table:table-cell office:value-type="float" office:value="298221.0"/>
          <table:table-cell table:style-name="cellBest" office:value-type="float" office:value="0.0"/>
          <table:table-cell office:value-type="float" office:value="11.9501"/>
          <table:table-cell office:value-type="float" office:value="0.0"/>
          <table:table-cell office:value-type="float" office:value="19159.0"/>
          <table:table-cell office:value-type="float" office:value="64526.0"/>
          <table:table-cell office:value-type="float" office:value="43334.0"/>
          <table:table-cell office:value-type="float" office:value="27.9581"/>
          <table:table-cell office:value-type="float" office:value="0.0"/>
          <table:table-cell office:value-type="float" office:value="23683.0"/>
          <table:table-cell office:value-type="float" office:value="136988.0"/>
          <table:table-cell office:value-type="float" office:value="4308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0787.0"/>
          <table:table-cell table:style-name="cellWorst" office:value-type="float" office:value="7142357.0"/>
          <table:table-cell table:style-name="cellWorst" office:value-type="float" office:value="7142357.0"/>
          <table:table-cell office:value-type="float" office:value="181.626"/>
          <table:table-cell office:value-type="float" office:value="0.0"/>
          <table:table-cell office:value-type="float" office:value="153907.0"/>
          <table:table-cell office:value-type="float" office:value="590772.0"/>
          <table:table-cell office:value-type="float" office:value="154324.0"/>
          <table:table-cell office:value-type="float" office:value="62.7742"/>
          <table:table-cell office:value-type="float" office:value="0.0"/>
          <table:table-cell office:value-type="float" office:value="47081.0"/>
          <table:table-cell office:value-type="float" office:value="323172.0"/>
          <table:table-cell office:value-type="float" office:value="2128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9403.0"/>
          <table:table-cell office:value-type="float" office:value="467704.0"/>
          <table:table-cell office:value-type="float" office:value="374340.0"/>
          <table:table-cell table:formula="of:=MI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I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I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I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I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EDIA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EDIA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EDIA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EDIA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EDIA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AX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AX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AX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AX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AX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</table:table-row>
        <table:table-row table:style-name="ro1">
          <table:table-cell office:value-type="string">
            <text:p>./laby_15_15_17.lp</text:p>
          </table:table-cell>
          <table:table-cell office:value-type="float" office:value="1.28056"/>
          <table:table-cell office:value-type="float" office:value="0.0"/>
          <table:table-cell office:value-type="float" office:value="245.0"/>
          <table:table-cell office:value-type="float" office:value="4496.0"/>
          <table:table-cell office:value-type="float" office:value="1.04463"/>
          <table:table-cell office:value-type="float" office:value="0.0"/>
          <table:table-cell office:value-type="float" office:value="245.0"/>
          <table:table-cell office:value-type="float" office:value="4496.0"/>
          <table:table-cell table:style-name="cellBest" office:value-type="float" office:value="0.0"/>
          <table:table-cell office:value-type="float" office:value="1.03839"/>
          <table:table-cell office:value-type="float" office:value="0.0"/>
          <table:table-cell office:value-type="float" office:value="245.0"/>
          <table:table-cell office:value-type="float" office:value="4496.0"/>
          <table:table-cell table:style-name="cellBest" office:value-type="float" office:value="0.0"/>
          <table:table-cell office:value-type="float" office:value="1.05472"/>
          <table:table-cell office:value-type="float" office:value="0.0"/>
          <table:table-cell office:value-type="float" office:value="245.0"/>
          <table:table-cell office:value-type="float" office:value="4496.0"/>
          <table:table-cell office:value-type="float" office:value="2866.0"/>
          <table:table-cell office:value-type="float" office:value="1.98391"/>
          <table:table-cell office:value-type="float" office:value="0.0"/>
          <table:table-cell office:value-type="float" office:value="1206.0"/>
          <table:table-cell office:value-type="float" office:value="8951.0"/>
          <table:table-cell office:value-type="float" office:value="4446.0"/>
          <table:table-cell table:style-name="cellBest" office:value-type="float" office:value="0.975033"/>
          <table:table-cell office:value-type="float" office:value="0.0"/>
          <table:table-cell table:style-name="cellBest" office:value-type="float" office:value="31.0"/>
          <table:table-cell table:style-name="cellBest" office:value-type="float" office:value="47.0"/>
          <table:table-cell office:value-type="float" office:value="39.0"/>
          <table:table-cell office:value-type="float" office:value="7.11909"/>
          <table:table-cell office:value-type="float" office:value="0.0"/>
          <table:table-cell office:value-type="float" office:value="3852.0"/>
          <table:table-cell office:value-type="float" office:value="18989.0"/>
          <table:table-cell office:value-type="float" office:value="9811.0"/>
          <table:table-cell office:value-type="float" office:value="1.48481"/>
          <table:table-cell office:value-type="float" office:value="0.0"/>
          <table:table-cell office:value-type="float" office:value="341.0"/>
          <table:table-cell office:value-type="float" office:value="3781.0"/>
          <table:table-cell office:value-type="float" office:value="3055.0"/>
          <table:table-cell office:value-type="float" office:value="6.69986"/>
          <table:table-cell office:value-type="float" office:value="0.0"/>
          <table:table-cell office:value-type="float" office:value="5000.0"/>
          <table:table-cell office:value-type="float" office:value="19636.0"/>
          <table:table-cell office:value-type="float" office:value="11437.0"/>
          <table:table-cell office:value-type="float" office:value="15.6902"/>
          <table:table-cell office:value-type="float" office:value="0.0"/>
          <table:table-cell office:value-type="float" office:value="9032.0"/>
          <table:table-cell office:value-type="float" office:value="30156.0"/>
          <table:table-cell office:value-type="float" office:value="18954.0"/>
          <table:table-cell office:value-type="float" office:value="13.794"/>
          <table:table-cell office:value-type="float" office:value="0.0"/>
          <table:table-cell office:value-type="float" office:value="13941.0"/>
          <table:table-cell office:value-type="float" office:value="54708.0"/>
          <table:table-cell office:value-type="float" office:value="15894.0"/>
          <table:table-cell office:value-type="float" office:value="3.69643"/>
          <table:table-cell office:value-type="float" office:value="0.0"/>
          <table:table-cell office:value-type="float" office:value="3069.0"/>
          <table:table-cell office:value-type="float" office:value="20300.0"/>
          <table:table-cell office:value-type="float" office:value="5751.0"/>
          <table:table-cell office:value-type="float" office:value="13.345"/>
          <table:table-cell office:value-type="float" office:value="0.0"/>
          <table:table-cell office:value-type="float" office:value="11349.0"/>
          <table:table-cell office:value-type="float" office:value="99116.0"/>
          <table:table-cell office:value-type="float" office:value="15212.0"/>
          <table:table-cell office:value-type="float" office:value="2.9336"/>
          <table:table-cell office:value-type="float" office:value="0.0"/>
          <table:table-cell office:value-type="float" office:value="2193.0"/>
          <table:table-cell office:value-type="float" office:value="15666.0"/>
          <table:table-cell office:value-type="float" office:value="5550.0"/>
          <table:table-cell office:value-type="float" office:value="2.13885"/>
          <table:table-cell office:value-type="float" office:value="0.0"/>
          <table:table-cell office:value-type="float" office:value="500.0"/>
          <table:table-cell office:value-type="float" office:value="6146.0"/>
          <table:table-cell office:value-type="float" office:value="6146.0"/>
          <table:table-cell office:value-type="float" office:value="2.94428"/>
          <table:table-cell office:value-type="float" office:value="0.0"/>
          <table:table-cell office:value-type="float" office:value="2158.0"/>
          <table:table-cell office:value-type="float" office:value="6740.0"/>
          <table:table-cell table:style-name="cellBest" office:value-type="float" office:value="0.0"/>
          <table:table-cell office:value-type="float" office:value="26.146"/>
          <table:table-cell office:value-type="float" office:value="0.0"/>
          <table:table-cell office:value-type="float" office:value="16728.0"/>
          <table:table-cell office:value-type="float" office:value="75272.0"/>
          <table:table-cell office:value-type="float" office:value="27870.0"/>
          <table:table-cell office:value-type="float" office:value="1.80788"/>
          <table:table-cell office:value-type="float" office:value="0.0"/>
          <table:table-cell office:value-type="float" office:value="577.0"/>
          <table:table-cell office:value-type="float" office:value="11145.0"/>
          <table:table-cell office:value-type="float" office:value="7494.0"/>
          <table:table-cell office:value-type="float" office:value="62.8213"/>
          <table:table-cell office:value-type="float" office:value="0.0"/>
          <table:table-cell office:value-type="float" office:value="17854.0"/>
          <table:table-cell office:value-type="float" office:value="42430.0"/>
          <table:table-cell office:value-type="float" office:value="42430.0"/>
          <table:table-cell office:value-type="float" office:value="3.99781"/>
          <table:table-cell office:value-type="float" office:value="0.0"/>
          <table:table-cell office:value-type="float" office:value="2174.0"/>
          <table:table-cell office:value-type="float" office:value="15551.0"/>
          <table:table-cell office:value-type="float" office:value="5833.0"/>
          <table:table-cell office:value-type="float" office:value="2.7614"/>
          <table:table-cell office:value-type="float" office:value="0.0"/>
          <table:table-cell office:value-type="float" office:value="1419.0"/>
          <table:table-cell office:value-type="float" office:value="20593.0"/>
          <table:table-cell office:value-type="float" office:value="3498.0"/>
          <table:table-cell office:value-type="float" office:value="77.3977"/>
          <table:table-cell office:value-type="float" office:value="0.0"/>
          <table:table-cell office:value-type="float" office:value="39004.0"/>
          <table:table-cell office:value-type="float" office:value="61904.0"/>
          <table:table-cell office:value-type="float" office:value="50186.0"/>
          <table:table-cell office:value-type="float" office:value="1.07583"/>
          <table:table-cell office:value-type="float" office:value="0.0"/>
          <table:table-cell office:value-type="float" office:value="245.0"/>
          <table:table-cell office:value-type="float" office:value="4496.0"/>
          <table:table-cell office:value-type="float" office:value="2866.0"/>
          <table:table-cell office:value-type="float" office:value="1.9644"/>
          <table:table-cell office:value-type="float" office:value="0.0"/>
          <table:table-cell office:value-type="float" office:value="1475.0"/>
          <table:table-cell office:value-type="float" office:value="11212.0"/>
          <table:table-cell office:value-type="float" office:value="1057.0"/>
          <table:table-cell office:value-type="float" office:value="12.6886"/>
          <table:table-cell office:value-type="float" office:value="0.0"/>
          <table:table-cell office:value-type="float" office:value="28399.0"/>
          <table:table-cell office:value-type="float" office:value="168253.0"/>
          <table:table-cell office:value-type="float" office:value="41861.0"/>
          <table:table-cell office:value-type="float" office:value="11.7817"/>
          <table:table-cell office:value-type="float" office:value="0.0"/>
          <table:table-cell office:value-type="float" office:value="8549.0"/>
          <table:table-cell office:value-type="float" office:value="42064.0"/>
          <table:table-cell office:value-type="float" office:value="16465.0"/>
          <table:table-cell office:value-type="float" office:value="1.65612"/>
          <table:table-cell office:value-type="float" office:value="0.0"/>
          <table:table-cell office:value-type="float" office:value="849.0"/>
          <table:table-cell office:value-type="float" office:value="5667.0"/>
          <table:table-cell office:value-type="float" office:value="2818.0"/>
          <table:table-cell office:value-type="float" office:value="16.1208"/>
          <table:table-cell office:value-type="float" office:value="0.0"/>
          <table:table-cell office:value-type="float" office:value="14413.0"/>
          <table:table-cell office:value-type="float" office:value="44654.0"/>
          <table:table-cell office:value-type="float" office:value="36786.0"/>
          <table:table-cell office:value-type="float" office:value="2.23549"/>
          <table:table-cell office:value-type="float" office:value="0.0"/>
          <table:table-cell office:value-type="float" office:value="815.0"/>
          <table:table-cell office:value-type="float" office:value="5335.0"/>
          <table:table-cell office:value-type="float" office:value="2954.0"/>
          <table:table-cell office:value-type="float" office:value="19.5755"/>
          <table:table-cell office:value-type="float" office:value="0.0"/>
          <table:table-cell office:value-type="float" office:value="17406.0"/>
          <table:table-cell office:value-type="float" office:value="56322.0"/>
          <table:table-cell office:value-type="float" office:value="12281.0"/>
          <table:table-cell office:value-type="float" office:value="1.54905"/>
          <table:table-cell office:value-type="float" office:value="0.0"/>
          <table:table-cell office:value-type="float" office:value="705.0"/>
          <table:table-cell office:value-type="float" office:value="10047.0"/>
          <table:table-cell office:value-type="float" office:value="6302.0"/>
          <table:table-cell office:value-type="float" office:value="7.88861"/>
          <table:table-cell office:value-type="float" office:value="0.0"/>
          <table:table-cell office:value-type="float" office:value="7961.0"/>
          <table:table-cell office:value-type="float" office:value="38620.0"/>
          <table:table-cell office:value-type="float" office:value="10476.0"/>
          <table:table-cell office:value-type="float" office:value="9.56551"/>
          <table:table-cell office:value-type="float" office:value="0.0"/>
          <table:table-cell office:value-type="float" office:value="7961.0"/>
          <table:table-cell office:value-type="float" office:value="38620.0"/>
          <table:table-cell office:value-type="float" office:value="10476.0"/>
          <table:table-cell office:value-type="float" office:value="2.43498"/>
          <table:table-cell office:value-type="float" office:value="0.0"/>
          <table:table-cell office:value-type="float" office:value="1616.0"/>
          <table:table-cell office:value-type="float" office:value="16872.0"/>
          <table:table-cell office:value-type="float" office:value="16872.0"/>
          <table:table-cell office:value-type="float" office:value="4.50231"/>
          <table:table-cell office:value-type="float" office:value="0.0"/>
          <table:table-cell office:value-type="float" office:value="3107.0"/>
          <table:table-cell office:value-type="float" office:value="34506.0"/>
          <table:table-cell table:style-name="cellBest" office:value-type="float" office:value="0.0"/>
          <table:table-cell office:value-type="float" office:value="19.5082"/>
          <table:table-cell office:value-type="float" office:value="0.0"/>
          <table:table-cell office:value-type="float" office:value="21601.0"/>
          <table:table-cell office:value-type="float" office:value="68370.0"/>
          <table:table-cell office:value-type="float" office:value="56561.0"/>
          <table:table-cell office:value-type="float" office:value="1.04495"/>
          <table:table-cell office:value-type="float" office:value="0.0"/>
          <table:table-cell office:value-type="float" office:value="104.0"/>
          <table:table-cell office:value-type="float" office:value="16957.0"/>
          <table:table-cell office:value-type="float" office:value="1676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24430.0"/>
          <table:table-cell table:style-name="cellWorst" office:value-type="float" office:value="4049348.0"/>
          <table:table-cell table:style-name="cellWorst" office:value-type="float" office:value="4049348.0"/>
          <table:table-cell office:value-type="float" office:value="3.55147"/>
          <table:table-cell office:value-type="float" office:value="0.0"/>
          <table:table-cell office:value-type="float" office:value="3843.0"/>
          <table:table-cell office:value-type="float" office:value="21189.0"/>
          <table:table-cell office:value-type="float" office:value="8931.0"/>
          <table:table-cell office:value-type="float" office:value="1.1234"/>
          <table:table-cell office:value-type="float" office:value="0.0"/>
          <table:table-cell office:value-type="float" office:value="378.0"/>
          <table:table-cell office:value-type="float" office:value="4418.0"/>
          <table:table-cell office:value-type="float" office:value="3142.0"/>
          <table:table-cell office:value-type="float" office:value="4.36135"/>
          <table:table-cell office:value-type="float" office:value="0.0"/>
          <table:table-cell office:value-type="float" office:value="5834.0"/>
          <table:table-cell office:value-type="float" office:value="20279.0"/>
          <table:table-cell office:value-type="float" office:value="17093.0"/>
          <table:table-cell table:formula="of:=MI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I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I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I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I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EDIA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EDIA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EDIA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EDIA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EDIA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AX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AX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AX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AX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AX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</table:table-row>
        <table:table-row table:style-name="ro1">
          <table:table-cell office:value-type="string">
            <text:p>./laby_15_15_18.lp</text:p>
          </table:table-cell>
          <table:table-cell office:value-type="float" office:value="600.0"/>
          <table:table-cell office:value-type="float" office:value="1.0"/>
          <table:table-cell office:value-type="float" office:value="357765.0"/>
          <table:table-cell office:value-type="float" office:value="1106373.0"/>
          <table:table-cell office:value-type="float" office:value="600.0"/>
          <table:table-cell office:value-type="float" office:value="1.0"/>
          <table:table-cell office:value-type="float" office:value="402833.0"/>
          <table:table-cell office:value-type="float" office:value="126271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09562.0"/>
          <table:table-cell office:value-type="float" office:value="127664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17560.0"/>
          <table:table-cell office:value-type="float" office:value="1294007.0"/>
          <table:table-cell office:value-type="float" office:value="249426.0"/>
          <table:table-cell office:value-type="float" office:value="600.0"/>
          <table:table-cell office:value-type="float" office:value="1.0"/>
          <table:table-cell office:value-type="float" office:value="340679.0"/>
          <table:table-cell office:value-type="float" office:value="947534.0"/>
          <table:table-cell office:value-type="float" office:value="163620.0"/>
          <table:table-cell office:value-type="float" office:value="600.0"/>
          <table:table-cell office:value-type="float" office:value="1.0"/>
          <table:table-cell office:value-type="float" office:value="495247.0"/>
          <table:table-cell office:value-type="float" office:value="1262355.0"/>
          <table:table-cell office:value-type="float" office:value="139767.0"/>
          <table:table-cell office:value-type="float" office:value="600.0"/>
          <table:table-cell office:value-type="float" office:value="1.0"/>
          <table:table-cell office:value-type="float" office:value="171377.0"/>
          <table:table-cell office:value-type="float" office:value="532327.0"/>
          <table:table-cell office:value-type="float" office:value="224016.0"/>
          <table:table-cell office:value-type="float" office:value="600.0"/>
          <table:table-cell office:value-type="float" office:value="1.0"/>
          <table:table-cell office:value-type="float" office:value="104851.0"/>
          <table:table-cell office:value-type="float" office:value="272553.0"/>
          <table:table-cell office:value-type="float" office:value="153887.0"/>
          <table:table-cell office:value-type="float" office:value="600.0"/>
          <table:table-cell office:value-type="float" office:value="1.0"/>
          <table:table-cell office:value-type="float" office:value="223428.0"/>
          <table:table-cell office:value-type="float" office:value="437927.0"/>
          <table:table-cell office:value-type="float" office:value="289493.0"/>
          <table:table-cell office:value-type="float" office:value="600.0"/>
          <table:table-cell office:value-type="float" office:value="1.0"/>
          <table:table-cell office:value-type="float" office:value="223603.0"/>
          <table:table-cell office:value-type="float" office:value="454636.0"/>
          <table:table-cell office:value-type="float" office:value="219850.0"/>
          <table:table-cell office:value-type="float" office:value="600.0"/>
          <table:table-cell office:value-type="float" office:value="1.0"/>
          <table:table-cell office:value-type="float" office:value="316005.0"/>
          <table:table-cell office:value-type="float" office:value="1103893.0"/>
          <table:table-cell office:value-type="float" office:value="191497.0"/>
          <table:table-cell office:value-type="float" office:value="600.0"/>
          <table:table-cell office:value-type="float" office:value="1.0"/>
          <table:table-cell office:value-type="float" office:value="285030.0"/>
          <table:table-cell office:value-type="float" office:value="880799.0"/>
          <table:table-cell office:value-type="float" office:value="142483.0"/>
          <table:table-cell office:value-type="float" office:value="600.0"/>
          <table:table-cell office:value-type="float" office:value="1.0"/>
          <table:table-cell office:value-type="float" office:value="453363.0"/>
          <table:table-cell office:value-type="float" office:value="2906404.0"/>
          <table:table-cell office:value-type="float" office:value="261354.0"/>
          <table:table-cell office:value-type="float" office:value="600.0"/>
          <table:table-cell office:value-type="float" office:value="1.0"/>
          <table:table-cell office:value-type="float" office:value="495767.0"/>
          <table:table-cell office:value-type="float" office:value="1198927.0"/>
          <table:table-cell office:value-type="float" office:value="185069.0"/>
          <table:table-cell office:value-type="float" office:value="600.0"/>
          <table:table-cell office:value-type="float" office:value="1.0"/>
          <table:table-cell office:value-type="float" office:value="47326.0"/>
          <table:table-cell table:style-name="cellBest" office:value-type="float" office:value="80240.0"/>
          <table:table-cell office:value-type="float" office:value="80240.0"/>
          <table:table-cell office:value-type="float" office:value="600.0"/>
          <table:table-cell office:value-type="float" office:value="1.0"/>
          <table:table-cell table:style-name="cellWorst" office:value-type="float" office:value="653156.0"/>
          <table:table-cell office:value-type="float" office:value="226386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4332.0"/>
          <table:table-cell office:value-type="float" office:value="438905.0"/>
          <table:table-cell office:value-type="float" office:value="320331.0"/>
          <table:table-cell office:value-type="float" office:value="600.0"/>
          <table:table-cell office:value-type="float" office:value="1.0"/>
          <table:table-cell office:value-type="float" office:value="370856.0"/>
          <table:table-cell office:value-type="float" office:value="2976478.0"/>
          <table:table-cell office:value-type="float" office:value="211802.0"/>
          <table:table-cell office:value-type="float" office:value="600.0"/>
          <table:table-cell office:value-type="float" office:value="1.0"/>
          <table:table-cell office:value-type="float" office:value="145323.0"/>
          <table:table-cell office:value-type="float" office:value="217495.0"/>
          <table:table-cell office:value-type="float" office:value="217495.0"/>
          <table:table-cell office:value-type="float" office:value="600.0"/>
          <table:table-cell office:value-type="float" office:value="1.0"/>
          <table:table-cell office:value-type="float" office:value="355021.0"/>
          <table:table-cell office:value-type="float" office:value="839785.0"/>
          <table:table-cell office:value-type="float" office:value="266015.0"/>
          <table:table-cell office:value-type="float" office:value="600.0"/>
          <table:table-cell office:value-type="float" office:value="1.0"/>
          <table:table-cell office:value-type="float" office:value="333373.0"/>
          <table:table-cell office:value-type="float" office:value="1319097.0"/>
          <table:table-cell office:value-type="float" office:value="218778.0"/>
          <table:table-cell office:value-type="float" office:value="600.0"/>
          <table:table-cell office:value-type="float" office:value="1.0"/>
          <table:table-cell office:value-type="float" office:value="253426.0"/>
          <table:table-cell office:value-type="float" office:value="357175.0"/>
          <table:table-cell office:value-type="float" office:value="316641.0"/>
          <table:table-cell office:value-type="float" office:value="600.0"/>
          <table:table-cell office:value-type="float" office:value="1.0"/>
          <table:table-cell office:value-type="float" office:value="397696.0"/>
          <table:table-cell office:value-type="float" office:value="1253432.0"/>
          <table:table-cell office:value-type="float" office:value="234747.0"/>
          <table:table-cell office:value-type="float" office:value="600.0"/>
          <table:table-cell office:value-type="float" office:value="1.0"/>
          <table:table-cell office:value-type="float" office:value="416110.0"/>
          <table:table-cell office:value-type="float" office:value="1325413.0"/>
          <table:table-cell office:value-type="float" office:value="123732.0"/>
          <table:table-cell office:value-type="float" office:value="600.0"/>
          <table:table-cell office:value-type="float" office:value="1.0"/>
          <table:table-cell office:value-type="float" office:value="458839.0"/>
          <table:table-cell office:value-type="float" office:value="1364248.0"/>
          <table:table-cell office:value-type="float" office:value="194512.0"/>
          <table:table-cell office:value-type="float" office:value="600.0"/>
          <table:table-cell office:value-type="float" office:value="1.0"/>
          <table:table-cell office:value-type="float" office:value="382729.0"/>
          <table:table-cell office:value-type="float" office:value="775597.0"/>
          <table:table-cell office:value-type="float" office:value="512406.0"/>
          <table:table-cell office:value-type="float" office:value="600.0"/>
          <table:table-cell office:value-type="float" office:value="1.0"/>
          <table:table-cell office:value-type="float" office:value="353363.0"/>
          <table:table-cell office:value-type="float" office:value="559783.0"/>
          <table:table-cell office:value-type="float" office:value="527626.0"/>
          <table:table-cell office:value-type="float" office:value="600.0"/>
          <table:table-cell office:value-type="float" office:value="1.0"/>
          <table:table-cell office:value-type="float" office:value="404898.0"/>
          <table:table-cell office:value-type="float" office:value="714234.0"/>
          <table:table-cell office:value-type="float" office:value="671470.0"/>
          <table:table-cell office:value-type="float" office:value="600.0"/>
          <table:table-cell office:value-type="float" office:value="1.0"/>
          <table:table-cell office:value-type="float" office:value="399567.0"/>
          <table:table-cell office:value-type="float" office:value="658772.0"/>
          <table:table-cell office:value-type="float" office:value="644085.0"/>
          <table:table-cell office:value-type="float" office:value="600.0"/>
          <table:table-cell office:value-type="float" office:value="1.0"/>
          <table:table-cell office:value-type="float" office:value="503604.0"/>
          <table:table-cell office:value-type="float" office:value="1265904.0"/>
          <table:table-cell office:value-type="float" office:value="113919.0"/>
          <table:table-cell office:value-type="float" office:value="600.0"/>
          <table:table-cell office:value-type="float" office:value="1.0"/>
          <table:table-cell office:value-type="float" office:value="422253.0"/>
          <table:table-cell office:value-type="float" office:value="1846087.0"/>
          <table:table-cell office:value-type="float" office:value="91653.0"/>
          <table:table-cell office:value-type="float" office:value="600.0"/>
          <table:table-cell office:value-type="float" office:value="1.0"/>
          <table:table-cell office:value-type="float" office:value="400208.0"/>
          <table:table-cell office:value-type="float" office:value="1190289.0"/>
          <table:table-cell office:value-type="float" office:value="90336.0"/>
          <table:table-cell office:value-type="float" office:value="600.0"/>
          <table:table-cell office:value-type="float" office:value="1.0"/>
          <table:table-cell office:value-type="float" office:value="425261.0"/>
          <table:table-cell office:value-type="float" office:value="1264220.0"/>
          <table:table-cell office:value-type="float" office:value="92447.0"/>
          <table:table-cell office:value-type="float" office:value="600.0"/>
          <table:table-cell office:value-type="float" office:value="1.0"/>
          <table:table-cell office:value-type="float" office:value="436067.0"/>
          <table:table-cell office:value-type="float" office:value="873597.0"/>
          <table:table-cell office:value-type="float" office:value="873597.0"/>
          <table:table-cell table:style-name="cellBest" office:value-type="float" office:value="19.7798"/>
          <table:table-cell table:style-name="cellBest" office:value-type="float" office:value="0.0"/>
          <table:table-cell table:style-name="cellBest" office:value-type="float" office:value="17940.0"/>
          <table:table-cell office:value-type="float" office:value="11351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537917.0"/>
          <table:table-cell office:value-type="float" office:value="1166024.0"/>
          <table:table-cell office:value-type="float" office:value="1044590.0"/>
          <table:table-cell office:value-type="float" office:value="600.0"/>
          <table:table-cell office:value-type="float" office:value="1.0"/>
          <table:table-cell office:value-type="float" office:value="439527.0"/>
          <table:table-cell office:value-type="float" office:value="1933185.0"/>
          <table:table-cell office:value-type="float" office:value="232234.0"/>
          <table:table-cell office:value-type="float" office:value="600.0"/>
          <table:table-cell office:value-type="float" office:value="1.0"/>
          <table:table-cell office:value-type="float" office:value="309860.0"/>
          <table:table-cell table:style-name="cellWorst" office:value-type="float" office:value="3381707.0"/>
          <table:table-cell table:style-name="cellWorst" office:value-type="float" office:value="3381707.0"/>
          <table:table-cell office:value-type="float" office:value="600.0"/>
          <table:table-cell office:value-type="float" office:value="1.0"/>
          <table:table-cell office:value-type="float" office:value="400127.0"/>
          <table:table-cell office:value-type="float" office:value="1007820.0"/>
          <table:table-cell office:value-type="float" office:value="430266.0"/>
          <table:table-cell office:value-type="float" office:value="600.0"/>
          <table:table-cell office:value-type="float" office:value="1.0"/>
          <table:table-cell office:value-type="float" office:value="481445.0"/>
          <table:table-cell office:value-type="float" office:value="1270523.0"/>
          <table:table-cell office:value-type="float" office:value="114016.0"/>
          <table:table-cell office:value-type="float" office:value="600.0"/>
          <table:table-cell office:value-type="float" office:value="1.0"/>
          <table:table-cell office:value-type="float" office:value="308479.0"/>
          <table:table-cell office:value-type="float" office:value="461689.0"/>
          <table:table-cell office:value-type="float" office:value="420291.0"/>
          <table:table-cell table:formula="of:=MI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I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I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I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I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EDIA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EDIA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EDIA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EDIA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EDIA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AX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AX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AX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AX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AX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</table:table-row>
        <table:table-row table:style-name="ro1">
          <table:table-cell office:value-type="string">
            <text:p>./laby_15_15_19.lp</text:p>
          </table:table-cell>
          <table:table-cell office:value-type="float" office:value="1.76581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table:style-name="cellBest" office:value-type="float" office:value="1.38929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table:style-name="cellBest" office:value-type="float" office:value="0.0"/>
          <table:table-cell office:value-type="float" office:value="1.60354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table:style-name="cellBest" office:value-type="float" office:value="0.0"/>
          <table:table-cell office:value-type="float" office:value="1.57454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office:value-type="float" office:value="3456.0"/>
          <table:table-cell office:value-type="float" office:value="600.0"/>
          <table:table-cell office:value-type="float" office:value="1.0"/>
          <table:table-cell office:value-type="float" office:value="494218.0"/>
          <table:table-cell office:value-type="float" office:value="1805254.0"/>
          <table:table-cell office:value-type="float" office:value="246146.0"/>
          <table:table-cell office:value-type="float" office:value="600.0"/>
          <table:table-cell office:value-type="float" office:value="1.0"/>
          <table:table-cell office:value-type="float" office:value="621774.0"/>
          <table:table-cell office:value-type="float" office:value="1064359.0"/>
          <table:table-cell office:value-type="float" office:value="128250.0"/>
          <table:table-cell office:value-type="float" office:value="209.956"/>
          <table:table-cell table:style-name="cellBest" office:value-type="float" office:value="0.0"/>
          <table:table-cell office:value-type="float" office:value="134115.0"/>
          <table:table-cell office:value-type="float" office:value="436289.0"/>
          <table:table-cell office:value-type="float" office:value="172333.0"/>
          <table:table-cell office:value-type="float" office:value="226.993"/>
          <table:table-cell table:style-name="cellBest" office:value-type="float" office:value="0.0"/>
          <table:table-cell office:value-type="float" office:value="69132.0"/>
          <table:table-cell office:value-type="float" office:value="176919.0"/>
          <table:table-cell office:value-type="float" office:value="109623.0"/>
          <table:table-cell office:value-type="float" office:value="21.3136"/>
          <table:table-cell table:style-name="cellBest" office:value-type="float" office:value="0.0"/>
          <table:table-cell office:value-type="float" office:value="15551.0"/>
          <table:table-cell office:value-type="float" office:value="61338.0"/>
          <table:table-cell office:value-type="float" office:value="25593.0"/>
          <table:table-cell office:value-type="float" office:value="600.0"/>
          <table:table-cell office:value-type="float" office:value="1.0"/>
          <table:table-cell office:value-type="float" office:value="116753.0"/>
          <table:table-cell office:value-type="float" office:value="264691.0"/>
          <table:table-cell office:value-type="float" office:value="173265.0"/>
          <table:table-cell office:value-type="float" office:value="423.181"/>
          <table:table-cell table:style-name="cellBest" office:value-type="float" office:value="0.0"/>
          <table:table-cell office:value-type="float" office:value="399831.0"/>
          <table:table-cell office:value-type="float" office:value="1362625.0"/>
          <table:table-cell office:value-type="float" office:value="205060.0"/>
          <table:table-cell office:value-type="float" office:value="5.63121"/>
          <table:table-cell table:style-name="cellBest" office:value-type="float" office:value="0.0"/>
          <table:table-cell office:value-type="float" office:value="3949.0"/>
          <table:table-cell office:value-type="float" office:value="31686.0"/>
          <table:table-cell office:value-type="float" office:value="6843.0"/>
          <table:table-cell office:value-type="float" office:value="600.0"/>
          <table:table-cell office:value-type="float" office:value="1.0"/>
          <table:table-cell office:value-type="float" office:value="371370.0"/>
          <table:table-cell office:value-type="float" office:value="1115914.0"/>
          <table:table-cell office:value-type="float" office:value="269391.0"/>
          <table:table-cell office:value-type="float" office:value="22.7005"/>
          <table:table-cell table:style-name="cellBest" office:value-type="float" office:value="0.0"/>
          <table:table-cell office:value-type="float" office:value="33795.0"/>
          <table:table-cell office:value-type="float" office:value="180467.0"/>
          <table:table-cell office:value-type="float" office:value="20126.0"/>
          <table:table-cell office:value-type="float" office:value="600.0"/>
          <table:table-cell office:value-type="float" office:value="1.0"/>
          <table:table-cell office:value-type="float" office:value="60683.0"/>
          <table:table-cell office:value-type="float" office:value="93072.0"/>
          <table:table-cell office:value-type="float" office:value="93072.0"/>
          <table:table-cell office:value-type="float" office:value="600.0"/>
          <table:table-cell office:value-type="float" office:value="1.0"/>
          <table:table-cell table:style-name="cellWorst" office:value-type="float" office:value="692087.0"/>
          <table:table-cell office:value-type="float" office:value="4477489.0"/>
          <table:table-cell table:style-name="cellBest" office:value-type="float" office:value="0.0"/>
          <table:table-cell office:value-type="float" office:value="486.142"/>
          <table:table-cell table:style-name="cellBest" office:value-type="float" office:value="0.0"/>
          <table:table-cell office:value-type="float" office:value="238708.0"/>
          <table:table-cell office:value-type="float" office:value="440930.0"/>
          <table:table-cell office:value-type="float" office:value="287873.0"/>
          <table:table-cell office:value-type="float" office:value="600.0"/>
          <table:table-cell office:value-type="float" office:value="1.0"/>
          <table:table-cell office:value-type="float" office:value="540276.0"/>
          <table:table-cell office:value-type="float" office:value="1826324.0"/>
          <table:table-cell office:value-type="float" office:value="260057.0"/>
          <table:table-cell office:value-type="float" office:value="600.0"/>
          <table:table-cell office:value-type="float" office:value="1.0"/>
          <table:table-cell office:value-type="float" office:value="119414.0"/>
          <table:table-cell office:value-type="float" office:value="173749.0"/>
          <table:table-cell office:value-type="float" office:value="173749.0"/>
          <table:table-cell office:value-type="float" office:value="89.5657"/>
          <table:table-cell table:style-name="cellBest" office:value-type="float" office:value="0.0"/>
          <table:table-cell office:value-type="float" office:value="51150.0"/>
          <table:table-cell office:value-type="float" office:value="173546.0"/>
          <table:table-cell office:value-type="float" office:value="59390.0"/>
          <table:table-cell office:value-type="float" office:value="600.0"/>
          <table:table-cell office:value-type="float" office:value="1.0"/>
          <table:table-cell office:value-type="float" office:value="402530.0"/>
          <table:table-cell table:style-name="cellWorst" office:value-type="float" office:value="4733071.0"/>
          <table:table-cell office:value-type="float" office:value="257541.0"/>
          <table:table-cell office:value-type="float" office:value="600.0"/>
          <table:table-cell office:value-type="float" office:value="1.0"/>
          <table:table-cell office:value-type="float" office:value="183435.0"/>
          <table:table-cell office:value-type="float" office:value="255113.0"/>
          <table:table-cell office:value-type="float" office:value="219543.0"/>
          <table:table-cell office:value-type="float" office:value="1.60477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office:value-type="float" office:value="3456.0"/>
          <table:table-cell office:value-type="float" office:value="600.0"/>
          <table:table-cell office:value-type="float" office:value="1.0"/>
          <table:table-cell office:value-type="float" office:value="415536.0"/>
          <table:table-cell office:value-type="float" office:value="2642589.0"/>
          <table:table-cell office:value-type="float" office:value="91784.0"/>
          <table:table-cell office:value-type="float" office:value="22.7482"/>
          <table:table-cell table:style-name="cellBest" office:value-type="float" office:value="0.0"/>
          <table:table-cell office:value-type="float" office:value="24064.0"/>
          <table:table-cell office:value-type="float" office:value="104773.0"/>
          <table:table-cell office:value-type="float" office:value="11745.0"/>
          <table:table-cell office:value-type="float" office:value="600.0"/>
          <table:table-cell office:value-type="float" office:value="1.0"/>
          <table:table-cell office:value-type="float" office:value="450402.0"/>
          <table:table-cell office:value-type="float" office:value="991801.0"/>
          <table:table-cell office:value-type="float" office:value="554247.0"/>
          <table:table-cell office:value-type="float" office:value="600.0"/>
          <table:table-cell office:value-type="float" office:value="1.0"/>
          <table:table-cell office:value-type="float" office:value="386225.0"/>
          <table:table-cell office:value-type="float" office:value="753401.0"/>
          <table:table-cell office:value-type="float" office:value="680091.0"/>
          <table:table-cell office:value-type="float" office:value="600.0"/>
          <table:table-cell office:value-type="float" office:value="1.0"/>
          <table:table-cell office:value-type="float" office:value="378682.0"/>
          <table:table-cell office:value-type="float" office:value="738887.0"/>
          <table:table-cell office:value-type="float" office:value="663823.0"/>
          <table:table-cell office:value-type="float" office:value="600.0"/>
          <table:table-cell office:value-type="float" office:value="1.0"/>
          <table:table-cell office:value-type="float" office:value="451007.0"/>
          <table:table-cell office:value-type="float" office:value="801859.0"/>
          <table:table-cell office:value-type="float" office:value="767951.0"/>
          <table:table-cell office:value-type="float" office:value="600.0"/>
          <table:table-cell office:value-type="float" office:value="1.0"/>
          <table:table-cell office:value-type="float" office:value="561067.0"/>
          <table:table-cell office:value-type="float" office:value="2085761.0"/>
          <table:table-cell office:value-type="float" office:value="167643.0"/>
          <table:table-cell office:value-type="float" office:value="445.811"/>
          <table:table-cell table:style-name="cellBest" office:value-type="float" office:value="0.0"/>
          <table:table-cell office:value-type="float" office:value="333020.0"/>
          <table:table-cell office:value-type="float" office:value="1048327.0"/>
          <table:table-cell office:value-type="float" office:value="107146.0"/>
          <table:table-cell office:value-type="float" office:value="600.0"/>
          <table:table-cell office:value-type="float" office:value="1.0"/>
          <table:table-cell office:value-type="float" office:value="528250.0"/>
          <table:table-cell office:value-type="float" office:value="1493656.0"/>
          <table:table-cell office:value-type="float" office:value="136496.0"/>
          <table:table-cell office:value-type="float" office:value="600.0"/>
          <table:table-cell office:value-type="float" office:value="1.0"/>
          <table:table-cell office:value-type="float" office:value="494373.0"/>
          <table:table-cell office:value-type="float" office:value="1447976.0"/>
          <table:table-cell office:value-type="float" office:value="129092.0"/>
          <table:table-cell office:value-type="float" office:value="600.0"/>
          <table:table-cell office:value-type="float" office:value="1.0"/>
          <table:table-cell office:value-type="float" office:value="420374.0"/>
          <table:table-cell office:value-type="float" office:value="761802.0"/>
          <table:table-cell office:value-type="float" office:value="761802.0"/>
          <table:table-cell office:value-type="float" office:value="7.56345"/>
          <table:table-cell table:style-name="cellBest" office:value-type="float" office:value="0.0"/>
          <table:table-cell office:value-type="float" office:value="8518.0"/>
          <table:table-cell office:value-type="float" office:value="15466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94504.0"/>
          <table:table-cell office:value-type="float" office:value="639081.0"/>
          <table:table-cell office:value-type="float" office:value="602008.0"/>
          <table:table-cell office:value-type="float" office:value="600.0"/>
          <table:table-cell office:value-type="float" office:value="1.0"/>
          <table:table-cell office:value-type="float" office:value="302571.0"/>
          <table:table-cell office:value-type="float" office:value="909832.0"/>
          <table:table-cell office:value-type="float" office:value="134668.0"/>
          <table:table-cell office:value-type="float" office:value="600.0"/>
          <table:table-cell office:value-type="float" office:value="1.0"/>
          <table:table-cell office:value-type="float" office:value="160079.0"/>
          <table:table-cell office:value-type="float" office:value="3657868.0"/>
          <table:table-cell table:style-name="cellWorst" office:value-type="float" office:value="3657868.0"/>
          <table:table-cell office:value-type="float" office:value="600.0"/>
          <table:table-cell office:value-type="float" office:value="1.0"/>
          <table:table-cell office:value-type="float" office:value="401632.0"/>
          <table:table-cell office:value-type="float" office:value="749279.0"/>
          <table:table-cell office:value-type="float" office:value="424169.0"/>
          <table:table-cell office:value-type="float" office:value="600.0"/>
          <table:table-cell office:value-type="float" office:value="1.0"/>
          <table:table-cell office:value-type="float" office:value="315641.0"/>
          <table:table-cell office:value-type="float" office:value="1483606.0"/>
          <table:table-cell office:value-type="float" office:value="103455.0"/>
          <table:table-cell office:value-type="float" office:value="600.0"/>
          <table:table-cell office:value-type="float" office:value="1.0"/>
          <table:table-cell office:value-type="float" office:value="306275.0"/>
          <table:table-cell office:value-type="float" office:value="439238.0"/>
          <table:table-cell office:value-type="float" office:value="385264.0"/>
          <table:table-cell table:formula="of:=MI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I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I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I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I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EDIA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EDIA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EDIA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EDIA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EDIA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AX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AX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AX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AX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AX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</table:table-row>
        <table:table-row table:style-name="ro1">
          <table:table-cell office:value-type="string">
            <text:p>./laby_15_15_20.lp</text:p>
          </table:table-cell>
          <table:table-cell office:value-type="float" office:value="0.786344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0.912246"/>
          <table:table-cell office:value-type="float" office:value="0.0"/>
          <table:table-cell office:value-type="float" office:value="15.0"/>
          <table:table-cell office:value-type="float" office:value="908.0"/>
          <table:table-cell table:style-name="cellBest" office:value-type="float" office:value="0.0"/>
          <table:table-cell office:value-type="float" office:value="0.777108"/>
          <table:table-cell office:value-type="float" office:value="0.0"/>
          <table:table-cell office:value-type="float" office:value="15.0"/>
          <table:table-cell office:value-type="float" office:value="908.0"/>
          <table:table-cell table:style-name="cellBest" office:value-type="float" office:value="0.0"/>
          <table:table-cell office:value-type="float" office:value="0.746707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907.0"/>
          <table:table-cell office:value-type="float" office:value="0.796022"/>
          <table:table-cell office:value-type="float" office:value="0.0"/>
          <table:table-cell office:value-type="float" office:value="19.0"/>
          <table:table-cell office:value-type="float" office:value="905.0"/>
          <table:table-cell office:value-type="float" office:value="899.0"/>
          <table:table-cell office:value-type="float" office:value="12.7247"/>
          <table:table-cell office:value-type="float" office:value="0.0"/>
          <table:table-cell office:value-type="float" office:value="8061.0"/>
          <table:table-cell office:value-type="float" office:value="20153.0"/>
          <table:table-cell office:value-type="float" office:value="2999.0"/>
          <table:table-cell office:value-type="float" office:value="0.78572"/>
          <table:table-cell office:value-type="float" office:value="0.0"/>
          <table:table-cell office:value-type="float" office:value="13.0"/>
          <table:table-cell table:style-name="cellBest" office:value-type="float" office:value="893.0"/>
          <table:table-cell office:value-type="float" office:value="892.0"/>
          <table:table-cell table:style-name="cellBest" office:value-type="float" office:value="0.736304"/>
          <table:table-cell office:value-type="float" office:value="0.0"/>
          <table:table-cell office:value-type="float" office:value="14.0"/>
          <table:table-cell office:value-type="float" office:value="904.0"/>
          <table:table-cell office:value-type="float" office:value="902.0"/>
          <table:table-cell office:value-type="float" office:value="0.78589"/>
          <table:table-cell office:value-type="float" office:value="0.0"/>
          <table:table-cell office:value-type="float" office:value="14.0"/>
          <table:table-cell office:value-type="float" office:value="905.0"/>
          <table:table-cell office:value-type="float" office:value="903.0"/>
          <table:table-cell office:value-type="float" office:value="0.851001"/>
          <table:table-cell office:value-type="float" office:value="0.0"/>
          <table:table-cell office:value-type="float" office:value="14.0"/>
          <table:table-cell office:value-type="float" office:value="905.0"/>
          <table:table-cell office:value-type="float" office:value="903.0"/>
          <table:table-cell office:value-type="float" office:value="0.790786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0.901778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0.739979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0.912276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0.83095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2.13435"/>
          <table:table-cell office:value-type="float" office:value="0.0"/>
          <table:table-cell office:value-type="float" office:value="889.0"/>
          <table:table-cell office:value-type="float" office:value="5561.0"/>
          <table:table-cell table:style-name="cellBest" office:value-type="float" office:value="0.0"/>
          <table:table-cell office:value-type="float" office:value="0.764128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855.0"/>
          <table:table-cell office:value-type="float" office:value="0.762969"/>
          <table:table-cell office:value-type="float" office:value="0.0"/>
          <table:table-cell office:value-type="float" office:value="22.0"/>
          <table:table-cell office:value-type="float" office:value="2020.0"/>
          <table:table-cell office:value-type="float" office:value="2018.0"/>
          <table:table-cell office:value-type="float" office:value="0.79198"/>
          <table:table-cell office:value-type="float" office:value="0.0"/>
          <table:table-cell office:value-type="float" office:value="17.0"/>
          <table:table-cell office:value-type="float" office:value="1768.0"/>
          <table:table-cell office:value-type="float" office:value="1768.0"/>
          <table:table-cell office:value-type="float" office:value="0.801554"/>
          <table:table-cell office:value-type="float" office:value="0.0"/>
          <table:table-cell office:value-type="float" office:value="13.0"/>
          <table:table-cell office:value-type="float" office:value="908.0"/>
          <table:table-cell office:value-type="float" office:value="846.0"/>
          <table:table-cell office:value-type="float" office:value="4.6911"/>
          <table:table-cell office:value-type="float" office:value="0.0"/>
          <table:table-cell office:value-type="float" office:value="3527.0"/>
          <table:table-cell office:value-type="float" office:value="17140.0"/>
          <table:table-cell office:value-type="float" office:value="6979.0"/>
          <table:table-cell office:value-type="float" office:value="0.805164"/>
          <table:table-cell office:value-type="float" office:value="0.0"/>
          <table:table-cell office:value-type="float" office:value="72.0"/>
          <table:table-cell office:value-type="float" office:value="965.0"/>
          <table:table-cell office:value-type="float" office:value="888.0"/>
          <table:table-cell office:value-type="float" office:value="0.811035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907.0"/>
          <table:table-cell office:value-type="float" office:value="0.82975"/>
          <table:table-cell office:value-type="float" office:value="0.0"/>
          <table:table-cell office:value-type="float" office:value="19.0"/>
          <table:table-cell office:value-type="float" office:value="905.0"/>
          <table:table-cell office:value-type="float" office:value="56.0"/>
          <table:table-cell office:value-type="float" office:value="1.64876"/>
          <table:table-cell office:value-type="float" office:value="0.0"/>
          <table:table-cell office:value-type="float" office:value="315.0"/>
          <table:table-cell office:value-type="float" office:value="9635.0"/>
          <table:table-cell office:value-type="float" office:value="463.0"/>
          <table:table-cell office:value-type="float" office:value="0.915988"/>
          <table:table-cell office:value-type="float" office:value="0.0"/>
          <table:table-cell office:value-type="float" office:value="16.0"/>
          <table:table-cell table:style-name="cellBest" office:value-type="float" office:value="893.0"/>
          <table:table-cell office:value-type="float" office:value="53.0"/>
          <table:table-cell office:value-type="float" office:value="0.868245"/>
          <table:table-cell office:value-type="float" office:value="0.0"/>
          <table:table-cell office:value-type="float" office:value="16.0"/>
          <table:table-cell office:value-type="float" office:value="895.0"/>
          <table:table-cell office:value-type="float" office:value="55.0"/>
          <table:table-cell office:value-type="float" office:value="0.914168"/>
          <table:table-cell office:value-type="float" office:value="0.0"/>
          <table:table-cell office:value-type="float" office:value="16.0"/>
          <table:table-cell office:value-type="float" office:value="896.0"/>
          <table:table-cell office:value-type="float" office:value="56.0"/>
          <table:table-cell office:value-type="float" office:value="0.866762"/>
          <table:table-cell office:value-type="float" office:value="0.0"/>
          <table:table-cell office:value-type="float" office:value="16.0"/>
          <table:table-cell office:value-type="float" office:value="896.0"/>
          <table:table-cell office:value-type="float" office:value="56.0"/>
          <table:table-cell office:value-type="float" office:value="8.92882"/>
          <table:table-cell office:value-type="float" office:value="0.0"/>
          <table:table-cell office:value-type="float" office:value="5467.0"/>
          <table:table-cell office:value-type="float" office:value="127335.0"/>
          <table:table-cell office:value-type="float" office:value="9340.0"/>
          <table:table-cell office:value-type="float" office:value="2.27086"/>
          <table:table-cell office:value-type="float" office:value="0.0"/>
          <table:table-cell office:value-type="float" office:value="1256.0"/>
          <table:table-cell office:value-type="float" office:value="12464.0"/>
          <table:table-cell office:value-type="float" office:value="6043.0"/>
          <table:table-cell office:value-type="float" office:value="2.15112"/>
          <table:table-cell office:value-type="float" office:value="0.0"/>
          <table:table-cell office:value-type="float" office:value="1363.0"/>
          <table:table-cell office:value-type="float" office:value="14883.0"/>
          <table:table-cell office:value-type="float" office:value="6536.0"/>
          <table:table-cell office:value-type="float" office:value="2.55304"/>
          <table:table-cell office:value-type="float" office:value="0.0"/>
          <table:table-cell office:value-type="float" office:value="1363.0"/>
          <table:table-cell office:value-type="float" office:value="14883.0"/>
          <table:table-cell office:value-type="float" office:value="6536.0"/>
          <table:table-cell office:value-type="float" office:value="24.417"/>
          <table:table-cell office:value-type="float" office:value="0.0"/>
          <table:table-cell office:value-type="float" office:value="17018.0"/>
          <table:table-cell office:value-type="float" office:value="120072.0"/>
          <table:table-cell office:value-type="float" office:value="120072.0"/>
          <table:table-cell office:value-type="float" office:value="4.32416"/>
          <table:table-cell office:value-type="float" office:value="0.0"/>
          <table:table-cell office:value-type="float" office:value="2479.0"/>
          <table:table-cell office:value-type="float" office:value="82462.0"/>
          <table:table-cell table:style-name="cellBest" office:value-type="float" office:value="0.0"/>
          <table:table-cell office:value-type="float" office:value="0.872736"/>
          <table:table-cell office:value-type="float" office:value="0.0"/>
          <table:table-cell office:value-type="float" office:value="15.0"/>
          <table:table-cell office:value-type="float" office:value="914.0"/>
          <table:table-cell office:value-type="float" office:value="6.0"/>
          <table:table-cell office:value-type="float" office:value="15.857"/>
          <table:table-cell office:value-type="float" office:value="0.0"/>
          <table:table-cell office:value-type="float" office:value="11408.0"/>
          <table:table-cell office:value-type="float" office:value="138342.0"/>
          <table:table-cell office:value-type="float" office:value="3236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50892.0"/>
          <table:table-cell table:style-name="cellWorst" office:value-type="float" office:value="4140648.0"/>
          <table:table-cell table:style-name="cellWorst" office:value-type="float" office:value="4140648.0"/>
          <table:table-cell office:value-type="float" office:value="0.843872"/>
          <table:table-cell office:value-type="float" office:value="0.0"/>
          <table:table-cell office:value-type="float" office:value="16.0"/>
          <table:table-cell office:value-type="float" office:value="896.0"/>
          <table:table-cell office:value-type="float" office:value="56.0"/>
          <table:table-cell office:value-type="float" office:value="1.32653"/>
          <table:table-cell office:value-type="float" office:value="0.0"/>
          <table:table-cell office:value-type="float" office:value="364.0"/>
          <table:table-cell office:value-type="float" office:value="13905.0"/>
          <table:table-cell office:value-type="float" office:value="7086.0"/>
          <table:table-cell office:value-type="float" office:value="2.44751"/>
          <table:table-cell office:value-type="float" office:value="0.0"/>
          <table:table-cell office:value-type="float" office:value="2162.0"/>
          <table:table-cell office:value-type="float" office:value="9385.0"/>
          <table:table-cell office:value-type="float" office:value="8719.0"/>
          <table:table-cell table:formula="of:=MI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I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I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I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I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EDIA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EDIA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EDIA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EDIA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EDIA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AX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AX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AX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AX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AX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</table:table-row>
        <table:table-row table:style-name="ro1">
          <table:table-cell office:value-type="string">
            <text:p>./laby_16_16_01.lp</text:p>
          </table:table-cell>
          <table:table-cell office:value-type="float" office:value="1.3666"/>
          <table:table-cell office:value-type="float" office:value="0.0"/>
          <table:table-cell office:value-type="float" office:value="70.0"/>
          <table:table-cell office:value-type="float" office:value="2760.0"/>
          <table:table-cell office:value-type="float" office:value="1.35782"/>
          <table:table-cell office:value-type="float" office:value="0.0"/>
          <table:table-cell office:value-type="float" office:value="70.0"/>
          <table:table-cell office:value-type="float" office:value="2760.0"/>
          <table:table-cell table:style-name="cellBest" office:value-type="float" office:value="0.0"/>
          <table:table-cell office:value-type="float" office:value="1.24325"/>
          <table:table-cell office:value-type="float" office:value="0.0"/>
          <table:table-cell office:value-type="float" office:value="70.0"/>
          <table:table-cell office:value-type="float" office:value="2760.0"/>
          <table:table-cell table:style-name="cellBest" office:value-type="float" office:value="0.0"/>
          <table:table-cell office:value-type="float" office:value="1.20126"/>
          <table:table-cell office:value-type="float" office:value="0.0"/>
          <table:table-cell office:value-type="float" office:value="70.0"/>
          <table:table-cell office:value-type="float" office:value="2760.0"/>
          <table:table-cell office:value-type="float" office:value="2706.0"/>
          <table:table-cell office:value-type="float" office:value="1.29296"/>
          <table:table-cell office:value-type="float" office:value="0.0"/>
          <table:table-cell office:value-type="float" office:value="55.0"/>
          <table:table-cell office:value-type="float" office:value="3118.0"/>
          <table:table-cell office:value-type="float" office:value="3033.0"/>
          <table:table-cell office:value-type="float" office:value="3.14685"/>
          <table:table-cell office:value-type="float" office:value="0.0"/>
          <table:table-cell office:value-type="float" office:value="432.0"/>
          <table:table-cell office:value-type="float" office:value="3716.0"/>
          <table:table-cell office:value-type="float" office:value="698.0"/>
          <table:table-cell office:value-type="float" office:value="3.63497"/>
          <table:table-cell office:value-type="float" office:value="0.0"/>
          <table:table-cell office:value-type="float" office:value="835.0"/>
          <table:table-cell office:value-type="float" office:value="11114.0"/>
          <table:table-cell office:value-type="float" office:value="4571.0"/>
          <table:table-cell office:value-type="float" office:value="28.8834"/>
          <table:table-cell office:value-type="float" office:value="0.0"/>
          <table:table-cell office:value-type="float" office:value="12099.0"/>
          <table:table-cell office:value-type="float" office:value="48126.0"/>
          <table:table-cell office:value-type="float" office:value="21757.0"/>
          <table:table-cell office:value-type="float" office:value="1.90349"/>
          <table:table-cell office:value-type="float" office:value="0.0"/>
          <table:table-cell office:value-type="float" office:value="334.0"/>
          <table:table-cell office:value-type="float" office:value="5527.0"/>
          <table:table-cell office:value-type="float" office:value="3748.0"/>
          <table:table-cell office:value-type="float" office:value="2.87606"/>
          <table:table-cell office:value-type="float" office:value="0.0"/>
          <table:table-cell office:value-type="float" office:value="1005.0"/>
          <table:table-cell office:value-type="float" office:value="9724.0"/>
          <table:table-cell office:value-type="float" office:value="5711.0"/>
          <table:table-cell office:value-type="float" office:value="23.8885"/>
          <table:table-cell office:value-type="float" office:value="0.0"/>
          <table:table-cell office:value-type="float" office:value="25755.0"/>
          <table:table-cell office:value-type="float" office:value="164200.0"/>
          <table:table-cell office:value-type="float" office:value="19958.0"/>
          <table:table-cell office:value-type="float" office:value="2.42467"/>
          <table:table-cell office:value-type="float" office:value="0.0"/>
          <table:table-cell office:value-type="float" office:value="616.0"/>
          <table:table-cell office:value-type="float" office:value="5926.0"/>
          <table:table-cell office:value-type="float" office:value="3645.0"/>
          <table:table-cell office:value-type="float" office:value="93.7719"/>
          <table:table-cell office:value-type="float" office:value="0.0"/>
          <table:table-cell office:value-type="float" office:value="75513.0"/>
          <table:table-cell office:value-type="float" office:value="336623.0"/>
          <table:table-cell office:value-type="float" office:value="46599.0"/>
          <table:table-cell office:value-type="float" office:value="29.3433"/>
          <table:table-cell office:value-type="float" office:value="0.0"/>
          <table:table-cell office:value-type="float" office:value="38972.0"/>
          <table:table-cell office:value-type="float" office:value="195387.0"/>
          <table:table-cell office:value-type="float" office:value="17673.0"/>
          <table:table-cell office:value-type="float" office:value="1.70451"/>
          <table:table-cell office:value-type="float" office:value="0.0"/>
          <table:table-cell office:value-type="float" office:value="135.0"/>
          <table:table-cell office:value-type="float" office:value="3466.0"/>
          <table:table-cell office:value-type="float" office:value="3466.0"/>
          <table:table-cell office:value-type="float" office:value="1.44472"/>
          <table:table-cell office:value-type="float" office:value="0.0"/>
          <table:table-cell office:value-type="float" office:value="291.0"/>
          <table:table-cell office:value-type="float" office:value="7213.0"/>
          <table:table-cell table:style-name="cellBest" office:value-type="float" office:value="0.0"/>
          <table:table-cell office:value-type="float" office:value="2.66266"/>
          <table:table-cell office:value-type="float" office:value="0.0"/>
          <table:table-cell office:value-type="float" office:value="1432.0"/>
          <table:table-cell office:value-type="float" office:value="27073.0"/>
          <table:table-cell office:value-type="float" office:value="6559.0"/>
          <table:table-cell office:value-type="float" office:value="120.897"/>
          <table:table-cell office:value-type="float" office:value="0.0"/>
          <table:table-cell office:value-type="float" office:value="70218.0"/>
          <table:table-cell office:value-type="float" office:value="255690.0"/>
          <table:table-cell office:value-type="float" office:value="50886.0"/>
          <table:table-cell office:value-type="float" office:value="2.14194"/>
          <table:table-cell office:value-type="float" office:value="0.0"/>
          <table:table-cell office:value-type="float" office:value="253.0"/>
          <table:table-cell office:value-type="float" office:value="5264.0"/>
          <table:table-cell office:value-type="float" office:value="5264.0"/>
          <table:table-cell office:value-type="float" office:value="1.5952"/>
          <table:table-cell office:value-type="float" office:value="0.0"/>
          <table:table-cell office:value-type="float" office:value="585.0"/>
          <table:table-cell office:value-type="float" office:value="6634.0"/>
          <table:table-cell office:value-type="float" office:value="3913.0"/>
          <table:table-cell office:value-type="float" office:value="1.12212"/>
          <table:table-cell office:value-type="float" office:value="0.0"/>
          <table:table-cell table:style-name="cellBest" office:value-type="float" office:value="17.0"/>
          <table:table-cell office:value-type="float" office:value="1023.0"/>
          <table:table-cell office:value-type="float" office:value="1016.0"/>
          <table:table-cell table:style-name="cellBest" office:value-type="float" office:value="0.977091"/>
          <table:table-cell office:value-type="float" office:value="0.0"/>
          <table:table-cell office:value-type="float" office:value="20.0"/>
          <table:table-cell table:style-name="cellBest" office:value-type="float" office:value="1020.0"/>
          <table:table-cell office:value-type="float" office:value="951.0"/>
          <table:table-cell office:value-type="float" office:value="1.27029"/>
          <table:table-cell office:value-type="float" office:value="0.0"/>
          <table:table-cell office:value-type="float" office:value="70.0"/>
          <table:table-cell office:value-type="float" office:value="2760.0"/>
          <table:table-cell office:value-type="float" office:value="2706.0"/>
          <table:table-cell office:value-type="float" office:value="1.14165"/>
          <table:table-cell office:value-type="float" office:value="0.0"/>
          <table:table-cell office:value-type="float" office:value="63.0"/>
          <table:table-cell office:value-type="float" office:value="3029.0"/>
          <table:table-cell office:value-type="float" office:value="80.0"/>
          <table:table-cell office:value-type="float" office:value="2.43186"/>
          <table:table-cell office:value-type="float" office:value="0.0"/>
          <table:table-cell office:value-type="float" office:value="509.0"/>
          <table:table-cell office:value-type="float" office:value="3637.0"/>
          <table:table-cell office:value-type="float" office:value="141.0"/>
          <table:table-cell office:value-type="float" office:value="21.2043"/>
          <table:table-cell office:value-type="float" office:value="0.0"/>
          <table:table-cell office:value-type="float" office:value="11382.0"/>
          <table:table-cell office:value-type="float" office:value="112761.0"/>
          <table:table-cell office:value-type="float" office:value="34979.0"/>
          <table:table-cell office:value-type="float" office:value="1.23345"/>
          <table:table-cell office:value-type="float" office:value="0.0"/>
          <table:table-cell office:value-type="float" office:value="72.0"/>
          <table:table-cell office:value-type="float" office:value="2860.0"/>
          <table:table-cell office:value-type="float" office:value="121.0"/>
          <table:table-cell office:value-type="float" office:value="2.75795"/>
          <table:table-cell office:value-type="float" office:value="0.0"/>
          <table:table-cell office:value-type="float" office:value="827.0"/>
          <table:table-cell office:value-type="float" office:value="6199.0"/>
          <table:table-cell office:value-type="float" office:value="2635.0"/>
          <table:table-cell office:value-type="float" office:value="2.44547"/>
          <table:table-cell office:value-type="float" office:value="0.0"/>
          <table:table-cell office:value-type="float" office:value="785.0"/>
          <table:table-cell office:value-type="float" office:value="6266.0"/>
          <table:table-cell office:value-type="float" office:value="2787.0"/>
          <table:table-cell office:value-type="float" office:value="2.23345"/>
          <table:table-cell office:value-type="float" office:value="0.0"/>
          <table:table-cell office:value-type="float" office:value="964.0"/>
          <table:table-cell office:value-type="float" office:value="16529.0"/>
          <table:table-cell office:value-type="float" office:value="7420.0"/>
          <table:table-cell office:value-type="float" office:value="24.6152"/>
          <table:table-cell office:value-type="float" office:value="0.0"/>
          <table:table-cell office:value-type="float" office:value="18659.0"/>
          <table:table-cell office:value-type="float" office:value="69804.0"/>
          <table:table-cell office:value-type="float" office:value="15412.0"/>
          <table:table-cell office:value-type="float" office:value="6.25619"/>
          <table:table-cell office:value-type="float" office:value="0.0"/>
          <table:table-cell office:value-type="float" office:value="3532.0"/>
          <table:table-cell office:value-type="float" office:value="25524.0"/>
          <table:table-cell office:value-type="float" office:value="7495.0"/>
          <table:table-cell office:value-type="float" office:value="6.09377"/>
          <table:table-cell office:value-type="float" office:value="0.0"/>
          <table:table-cell office:value-type="float" office:value="3532.0"/>
          <table:table-cell office:value-type="float" office:value="25524.0"/>
          <table:table-cell office:value-type="float" office:value="7495.0"/>
          <table:table-cell office:value-type="float" office:value="19.5268"/>
          <table:table-cell office:value-type="float" office:value="0.0"/>
          <table:table-cell office:value-type="float" office:value="11703.0"/>
          <table:table-cell office:value-type="float" office:value="66730.0"/>
          <table:table-cell office:value-type="float" office:value="66730.0"/>
          <table:table-cell office:value-type="float" office:value="10.7154"/>
          <table:table-cell office:value-type="float" office:value="0.0"/>
          <table:table-cell office:value-type="float" office:value="5608.0"/>
          <table:table-cell office:value-type="float" office:value="86740.0"/>
          <table:table-cell table:style-name="cellBest" office:value-type="float" office:value="0.0"/>
          <table:table-cell office:value-type="float" office:value="1.33308"/>
          <table:table-cell office:value-type="float" office:value="0.0"/>
          <table:table-cell office:value-type="float" office:value="82.0"/>
          <table:table-cell office:value-type="float" office:value="2874.0"/>
          <table:table-cell office:value-type="float" office:value="75.0"/>
          <table:table-cell office:value-type="float" office:value="1.91778"/>
          <table:table-cell office:value-type="float" office:value="0.0"/>
          <table:table-cell office:value-type="float" office:value="805.0"/>
          <table:table-cell office:value-type="float" office:value="40323.0"/>
          <table:table-cell office:value-type="float" office:value="3775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5711.0"/>
          <table:table-cell table:style-name="cellWorst" office:value-type="float" office:value="10784930.0"/>
          <table:table-cell table:style-name="cellWorst" office:value-type="float" office:value="10784930.0"/>
          <table:table-cell office:value-type="float" office:value="1.68506"/>
          <table:table-cell office:value-type="float" office:value="0.0"/>
          <table:table-cell office:value-type="float" office:value="316.0"/>
          <table:table-cell office:value-type="float" office:value="3385.0"/>
          <table:table-cell office:value-type="float" office:value="652.0"/>
          <table:table-cell office:value-type="float" office:value="25.021"/>
          <table:table-cell office:value-type="float" office:value="0.0"/>
          <table:table-cell office:value-type="float" office:value="24204.0"/>
          <table:table-cell office:value-type="float" office:value="108701.0"/>
          <table:table-cell office:value-type="float" office:value="17469.0"/>
          <table:table-cell office:value-type="float" office:value="42.2816"/>
          <table:table-cell office:value-type="float" office:value="0.0"/>
          <table:table-cell office:value-type="float" office:value="25465.0"/>
          <table:table-cell office:value-type="float" office:value="54122.0"/>
          <table:table-cell office:value-type="float" office:value="48990.0"/>
          <table:table-cell table:formula="of:=MI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I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I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I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I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EDIA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EDIA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EDIA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EDIA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EDIA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AX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AX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AX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AX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AX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</table:table-row>
        <table:table-row table:style-name="ro1">
          <table:table-cell office:value-type="string">
            <text:p>./laby_16_16_02.lp</text:p>
          </table:table-cell>
          <table:table-cell office:value-type="float" office:value="600.0"/>
          <table:table-cell office:value-type="float" office:value="1.0"/>
          <table:table-cell office:value-type="float" office:value="253897.0"/>
          <table:table-cell office:value-type="float" office:value="2796698.0"/>
          <table:table-cell office:value-type="float" office:value="600.0"/>
          <table:table-cell office:value-type="float" office:value="1.0"/>
          <table:table-cell office:value-type="float" office:value="278864.0"/>
          <table:table-cell office:value-type="float" office:value="30369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89830.0"/>
          <table:table-cell office:value-type="float" office:value="311385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75024.0"/>
          <table:table-cell office:value-type="float" office:value="3007944.0"/>
          <table:table-cell office:value-type="float" office:value="177928.0"/>
          <table:table-cell office:value-type="float" office:value="600.0"/>
          <table:table-cell office:value-type="float" office:value="1.0"/>
          <table:table-cell office:value-type="float" office:value="283819.0"/>
          <table:table-cell office:value-type="float" office:value="2231169.0"/>
          <table:table-cell office:value-type="float" office:value="201560.0"/>
          <table:table-cell office:value-type="float" office:value="600.0"/>
          <table:table-cell office:value-type="float" office:value="1.0"/>
          <table:table-cell office:value-type="float" office:value="374134.0"/>
          <table:table-cell office:value-type="float" office:value="739829.0"/>
          <table:table-cell office:value-type="float" office:value="99327.0"/>
          <table:table-cell office:value-type="float" office:value="600.0"/>
          <table:table-cell office:value-type="float" office:value="1.0"/>
          <table:table-cell office:value-type="float" office:value="188374.0"/>
          <table:table-cell office:value-type="float" office:value="958337.0"/>
          <table:table-cell office:value-type="float" office:value="208957.0"/>
          <table:table-cell office:value-type="float" office:value="600.0"/>
          <table:table-cell office:value-type="float" office:value="1.0"/>
          <table:table-cell office:value-type="float" office:value="266441.0"/>
          <table:table-cell office:value-type="float" office:value="809217.0"/>
          <table:table-cell office:value-type="float" office:value="259002.0"/>
          <table:table-cell office:value-type="float" office:value="600.0"/>
          <table:table-cell office:value-type="float" office:value="1.0"/>
          <table:table-cell office:value-type="float" office:value="302197.0"/>
          <table:table-cell office:value-type="float" office:value="698222.0"/>
          <table:table-cell office:value-type="float" office:value="277178.0"/>
          <table:table-cell office:value-type="float" office:value="600.0"/>
          <table:table-cell office:value-type="float" office:value="1.0"/>
          <table:table-cell office:value-type="float" office:value="73129.0"/>
          <table:table-cell office:value-type="float" office:value="197672.0"/>
          <table:table-cell office:value-type="float" office:value="117303.0"/>
          <table:table-cell office:value-type="float" office:value="600.0"/>
          <table:table-cell office:value-type="float" office:value="1.0"/>
          <table:table-cell office:value-type="float" office:value="390523.0"/>
          <table:table-cell office:value-type="float" office:value="1237890.0"/>
          <table:table-cell office:value-type="float" office:value="221879.0"/>
          <table:table-cell office:value-type="float" office:value="600.0"/>
          <table:table-cell office:value-type="float" office:value="1.0"/>
          <table:table-cell office:value-type="float" office:value="396532.0"/>
          <table:table-cell office:value-type="float" office:value="896197.0"/>
          <table:table-cell office:value-type="float" office:value="166856.0"/>
          <table:table-cell office:value-type="float" office:value="324.744"/>
          <table:table-cell table:style-name="cellBest" office:value-type="float" office:value="0.0"/>
          <table:table-cell office:value-type="float" office:value="162695.0"/>
          <table:table-cell office:value-type="float" office:value="1557002.0"/>
          <table:table-cell office:value-type="float" office:value="109678.0"/>
          <table:table-cell office:value-type="float" office:value="600.0"/>
          <table:table-cell office:value-type="float" office:value="1.0"/>
          <table:table-cell office:value-type="float" office:value="332544.0"/>
          <table:table-cell office:value-type="float" office:value="2345361.0"/>
          <table:table-cell office:value-type="float" office:value="214186.0"/>
          <table:table-cell office:value-type="float" office:value="600.0"/>
          <table:table-cell office:value-type="float" office:value="1.0"/>
          <table:table-cell office:value-type="float" office:value="41809.0"/>
          <table:table-cell office:value-type="float" office:value="71928.0"/>
          <table:table-cell office:value-type="float" office:value="71928.0"/>
          <table:table-cell office:value-type="float" office:value="600.0"/>
          <table:table-cell office:value-type="float" office:value="1.0"/>
          <table:table-cell office:value-type="float" office:value="474151.0"/>
          <table:table-cell office:value-type="float" office:value="26652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28140.0"/>
          <table:table-cell office:value-type="float" office:value="996160.0"/>
          <table:table-cell office:value-type="float" office:value="158936.0"/>
          <table:table-cell office:value-type="float" office:value="600.0"/>
          <table:table-cell office:value-type="float" office:value="1.0"/>
          <table:table-cell office:value-type="float" office:value="326615.0"/>
          <table:table-cell office:value-type="float" office:value="944882.0"/>
          <table:table-cell office:value-type="float" office:value="179511.0"/>
          <table:table-cell office:value-type="float" office:value="600.0"/>
          <table:table-cell office:value-type="float" office:value="1.0"/>
          <table:table-cell office:value-type="float" office:value="151056.0"/>
          <table:table-cell office:value-type="float" office:value="254997.0"/>
          <table:table-cell office:value-type="float" office:value="254997.0"/>
          <table:table-cell office:value-type="float" office:value="600.0"/>
          <table:table-cell office:value-type="float" office:value="1.0"/>
          <table:table-cell office:value-type="float" office:value="441360.0"/>
          <table:table-cell office:value-type="float" office:value="1176510.0"/>
          <table:table-cell office:value-type="float" office:value="154309.0"/>
          <table:table-cell office:value-type="float" office:value="600.0"/>
          <table:table-cell office:value-type="float" office:value="1.0"/>
          <table:table-cell office:value-type="float" office:value="352272.0"/>
          <table:table-cell office:value-type="float" office:value="1321308.0"/>
          <table:table-cell office:value-type="float" office:value="229830.0"/>
          <table:table-cell office:value-type="float" office:value="600.0"/>
          <table:table-cell office:value-type="float" office:value="1.0"/>
          <table:table-cell office:value-type="float" office:value="129557.0"/>
          <table:table-cell office:value-type="float" office:value="190968.0"/>
          <table:table-cell office:value-type="float" office:value="146537.0"/>
          <table:table-cell office:value-type="float" office:value="600.0"/>
          <table:table-cell office:value-type="float" office:value="1.0"/>
          <table:table-cell office:value-type="float" office:value="290328.0"/>
          <table:table-cell office:value-type="float" office:value="3119090.0"/>
          <table:table-cell office:value-type="float" office:value="189386.0"/>
          <table:table-cell office:value-type="float" office:value="600.0"/>
          <table:table-cell office:value-type="float" office:value="1.0"/>
          <table:table-cell office:value-type="float" office:value="413847.0"/>
          <table:table-cell office:value-type="float" office:value="1973219.0"/>
          <table:table-cell office:value-type="float" office:value="109959.0"/>
          <table:table-cell office:value-type="float" office:value="600.0"/>
          <table:table-cell office:value-type="float" office:value="1.0"/>
          <table:table-cell office:value-type="float" office:value="447831.0"/>
          <table:table-cell office:value-type="float" office:value="2754884.0"/>
          <table:table-cell office:value-type="float" office:value="192178.0"/>
          <table:table-cell office:value-type="float" office:value="600.0"/>
          <table:table-cell office:value-type="float" office:value="1.0"/>
          <table:table-cell office:value-type="float" office:value="278099.0"/>
          <table:table-cell office:value-type="float" office:value="513827.0"/>
          <table:table-cell office:value-type="float" office:value="325837.0"/>
          <table:table-cell office:value-type="float" office:value="600.0"/>
          <table:table-cell office:value-type="float" office:value="1.0"/>
          <table:table-cell office:value-type="float" office:value="427941.0"/>
          <table:table-cell office:value-type="float" office:value="725713.0"/>
          <table:table-cell office:value-type="float" office:value="659388.0"/>
          <table:table-cell office:value-type="float" office:value="600.0"/>
          <table:table-cell office:value-type="float" office:value="1.0"/>
          <table:table-cell office:value-type="float" office:value="385878.0"/>
          <table:table-cell office:value-type="float" office:value="1197079.0"/>
          <table:table-cell office:value-type="float" office:value="960462.0"/>
          <table:table-cell table:style-name="cellBest" office:value-type="float" office:value="7.78125"/>
          <table:table-cell table:style-name="cellBest" office:value-type="float" office:value="0.0"/>
          <table:table-cell table:style-name="cellBest" office:value-type="float" office:value="4720.0"/>
          <table:table-cell table:style-name="cellBest" office:value-type="float" office:value="22799.0"/>
          <table:table-cell office:value-type="float" office:value="18586.0"/>
          <table:table-cell office:value-type="float" office:value="600.0"/>
          <table:table-cell office:value-type="float" office:value="1.0"/>
          <table:table-cell office:value-type="float" office:value="376772.0"/>
          <table:table-cell office:value-type="float" office:value="1519403.0"/>
          <table:table-cell office:value-type="float" office:value="96719.0"/>
          <table:table-cell office:value-type="float" office:value="600.0"/>
          <table:table-cell office:value-type="float" office:value="1.0"/>
          <table:table-cell office:value-type="float" office:value="403823.0"/>
          <table:table-cell office:value-type="float" office:value="1378581.0"/>
          <table:table-cell office:value-type="float" office:value="111373.0"/>
          <table:table-cell office:value-type="float" office:value="600.0"/>
          <table:table-cell office:value-type="float" office:value="1.0"/>
          <table:table-cell office:value-type="float" office:value="412219.0"/>
          <table:table-cell office:value-type="float" office:value="1421123.0"/>
          <table:table-cell office:value-type="float" office:value="116363.0"/>
          <table:table-cell office:value-type="float" office:value="600.0"/>
          <table:table-cell office:value-type="float" office:value="1.0"/>
          <table:table-cell office:value-type="float" office:value="383915.0"/>
          <table:table-cell office:value-type="float" office:value="1315400.0"/>
          <table:table-cell office:value-type="float" office:value="112534.0"/>
          <table:table-cell office:value-type="float" office:value="53.022"/>
          <table:table-cell table:style-name="cellBest" office:value-type="float" office:value="0.0"/>
          <table:table-cell office:value-type="float" office:value="40579.0"/>
          <table:table-cell office:value-type="float" office:value="147212.0"/>
          <table:table-cell office:value-type="float" office:value="147212.0"/>
          <table:table-cell office:value-type="float" office:value="600.0"/>
          <table:table-cell office:value-type="float" office:value="1.0"/>
          <table:table-cell office:value-type="float" office:value="349237.0"/>
          <table:table-cell office:value-type="float" office:value="17508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510274.0"/>
          <table:table-cell office:value-type="float" office:value="984525.0"/>
          <table:table-cell office:value-type="float" office:value="890562.0"/>
          <table:table-cell office:value-type="float" office:value="600.0"/>
          <table:table-cell office:value-type="float" office:value="1.0"/>
          <table:table-cell office:value-type="float" office:value="357147.0"/>
          <table:table-cell office:value-type="float" office:value="1016314.0"/>
          <table:table-cell office:value-type="float" office:value="127251.0"/>
          <table:table-cell office:value-type="float" office:value="600.0"/>
          <table:table-cell office:value-type="float" office:value="1.0"/>
          <table:table-cell office:value-type="float" office:value="236803.0"/>
          <table:table-cell table:style-name="cellWorst" office:value-type="float" office:value="11059848.0"/>
          <table:table-cell table:style-name="cellWorst" office:value-type="float" office:value="11059848.0"/>
          <table:table-cell office:value-type="float" office:value="600.0"/>
          <table:table-cell office:value-type="float" office:value="1.0"/>
          <table:table-cell office:value-type="float" office:value="384360.0"/>
          <table:table-cell office:value-type="float" office:value="818468.0"/>
          <table:table-cell office:value-type="float" office:value="384876.0"/>
          <table:table-cell office:value-type="float" office:value="600.0"/>
          <table:table-cell office:value-type="float" office:value="1.0"/>
          <table:table-cell office:value-type="float" office:value="303362.0"/>
          <table:table-cell office:value-type="float" office:value="911960.0"/>
          <table:table-cell office:value-type="float" office:value="120041.0"/>
          <table:table-cell office:value-type="float" office:value="600.0"/>
          <table:table-cell office:value-type="float" office:value="1.0"/>
          <table:table-cell office:value-type="float" office:value="285541.0"/>
          <table:table-cell office:value-type="float" office:value="491859.0"/>
          <table:table-cell office:value-type="float" office:value="369108.0"/>
          <table:table-cell table:formula="of:=MI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I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I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I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I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EDIA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EDIA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EDIA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EDIA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EDIA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AX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AX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AX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AX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AX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</table:table-row>
        <table:table-row table:style-name="ro1">
          <table:table-cell office:value-type="string">
            <text:p>./laby_16_16_03.lp</text:p>
          </table:table-cell>
          <table:table-cell office:value-type="float" office:value="17.0466"/>
          <table:table-cell office:value-type="float" office:value="0.0"/>
          <table:table-cell office:value-type="float" office:value="11690.0"/>
          <table:table-cell office:value-type="float" office:value="93545.0"/>
          <table:table-cell office:value-type="float" office:value="18.6071"/>
          <table:table-cell office:value-type="float" office:value="0.0"/>
          <table:table-cell office:value-type="float" office:value="11690.0"/>
          <table:table-cell office:value-type="float" office:value="93545.0"/>
          <table:table-cell table:style-name="cellBest" office:value-type="float" office:value="0.0"/>
          <table:table-cell office:value-type="float" office:value="17.9001"/>
          <table:table-cell office:value-type="float" office:value="0.0"/>
          <table:table-cell office:value-type="float" office:value="11690.0"/>
          <table:table-cell office:value-type="float" office:value="93545.0"/>
          <table:table-cell table:style-name="cellBest" office:value-type="float" office:value="0.0"/>
          <table:table-cell office:value-type="float" office:value="17.3046"/>
          <table:table-cell office:value-type="float" office:value="0.0"/>
          <table:table-cell office:value-type="float" office:value="11690.0"/>
          <table:table-cell office:value-type="float" office:value="93545.0"/>
          <table:table-cell office:value-type="float" office:value="11117.0"/>
          <table:table-cell office:value-type="float" office:value="8.07567"/>
          <table:table-cell office:value-type="float" office:value="0.0"/>
          <table:table-cell office:value-type="float" office:value="5405.0"/>
          <table:table-cell office:value-type="float" office:value="28651.0"/>
          <table:table-cell office:value-type="float" office:value="9181.0"/>
          <table:table-cell office:value-type="float" office:value="35.0944"/>
          <table:table-cell office:value-type="float" office:value="0.0"/>
          <table:table-cell office:value-type="float" office:value="26168.0"/>
          <table:table-cell office:value-type="float" office:value="53329.0"/>
          <table:table-cell office:value-type="float" office:value="9287.0"/>
          <table:table-cell office:value-type="float" office:value="29.8952"/>
          <table:table-cell office:value-type="float" office:value="0.0"/>
          <table:table-cell office:value-type="float" office:value="15362.0"/>
          <table:table-cell office:value-type="float" office:value="140575.0"/>
          <table:table-cell office:value-type="float" office:value="25238.0"/>
          <table:table-cell office:value-type="float" office:value="9.48951"/>
          <table:table-cell office:value-type="float" office:value="0.0"/>
          <table:table-cell office:value-type="float" office:value="6744.0"/>
          <table:table-cell office:value-type="float" office:value="26378.0"/>
          <table:table-cell office:value-type="float" office:value="14651.0"/>
          <table:table-cell office:value-type="float" office:value="1.7868"/>
          <table:table-cell office:value-type="float" office:value="0.0"/>
          <table:table-cell office:value-type="float" office:value="223.0"/>
          <table:table-cell office:value-type="float" office:value="5456.0"/>
          <table:table-cell office:value-type="float" office:value="3157.0"/>
          <table:table-cell office:value-type="float" office:value="9.81451"/>
          <table:table-cell office:value-type="float" office:value="0.0"/>
          <table:table-cell office:value-type="float" office:value="8104.0"/>
          <table:table-cell office:value-type="float" office:value="74949.0"/>
          <table:table-cell office:value-type="float" office:value="13469.0"/>
          <table:table-cell office:value-type="float" office:value="76.2291"/>
          <table:table-cell office:value-type="float" office:value="0.0"/>
          <table:table-cell office:value-type="float" office:value="68451.0"/>
          <table:table-cell office:value-type="float" office:value="653227.0"/>
          <table:table-cell office:value-type="float" office:value="46082.0"/>
          <table:table-cell office:value-type="float" office:value="2.33928"/>
          <table:table-cell office:value-type="float" office:value="0.0"/>
          <table:table-cell office:value-type="float" office:value="848.0"/>
          <table:table-cell office:value-type="float" office:value="9426.0"/>
          <table:table-cell office:value-type="float" office:value="4025.0"/>
          <table:table-cell office:value-type="float" office:value="16.4559"/>
          <table:table-cell office:value-type="float" office:value="0.0"/>
          <table:table-cell office:value-type="float" office:value="17823.0"/>
          <table:table-cell office:value-type="float" office:value="93774.0"/>
          <table:table-cell office:value-type="float" office:value="19237.0"/>
          <table:table-cell office:value-type="float" office:value="3.54614"/>
          <table:table-cell office:value-type="float" office:value="0.0"/>
          <table:table-cell office:value-type="float" office:value="2097.0"/>
          <table:table-cell office:value-type="float" office:value="20408.0"/>
          <table:table-cell office:value-type="float" office:value="5434.0"/>
          <table:table-cell office:value-type="float" office:value="4.45744"/>
          <table:table-cell office:value-type="float" office:value="0.0"/>
          <table:table-cell office:value-type="float" office:value="514.0"/>
          <table:table-cell office:value-type="float" office:value="5524.0"/>
          <table:table-cell office:value-type="float" office:value="5524.0"/>
          <table:table-cell office:value-type="float" office:value="1.75779"/>
          <table:table-cell office:value-type="float" office:value="0.0"/>
          <table:table-cell office:value-type="float" office:value="646.0"/>
          <table:table-cell table:style-name="cellBest" office:value-type="float" office:value="1400.0"/>
          <table:table-cell table:style-name="cellBest" office:value-type="float" office:value="0.0"/>
          <table:table-cell office:value-type="float" office:value="4.41305"/>
          <table:table-cell office:value-type="float" office:value="0.0"/>
          <table:table-cell office:value-type="float" office:value="1137.0"/>
          <table:table-cell office:value-type="float" office:value="13553.0"/>
          <table:table-cell office:value-type="float" office:value="6021.0"/>
          <table:table-cell office:value-type="float" office:value="2.05818"/>
          <table:table-cell office:value-type="float" office:value="0.0"/>
          <table:table-cell office:value-type="float" office:value="626.0"/>
          <table:table-cell office:value-type="float" office:value="12534.0"/>
          <table:table-cell office:value-type="float" office:value="10052.0"/>
          <table:table-cell office:value-type="float" office:value="83.0515"/>
          <table:table-cell office:value-type="float" office:value="0.0"/>
          <table:table-cell office:value-type="float" office:value="22278.0"/>
          <table:table-cell office:value-type="float" office:value="46245.0"/>
          <table:table-cell office:value-type="float" office:value="46245.0"/>
          <table:table-cell office:value-type="float" office:value="5.58297"/>
          <table:table-cell office:value-type="float" office:value="0.0"/>
          <table:table-cell office:value-type="float" office:value="3270.0"/>
          <table:table-cell office:value-type="float" office:value="22832.0"/>
          <table:table-cell office:value-type="float" office:value="8364.0"/>
          <table:table-cell office:value-type="float" office:value="4.25204"/>
          <table:table-cell office:value-type="float" office:value="0.0"/>
          <table:table-cell office:value-type="float" office:value="2477.0"/>
          <table:table-cell office:value-type="float" office:value="19095.0"/>
          <table:table-cell office:value-type="float" office:value="5337.0"/>
          <table:table-cell office:value-type="float" office:value="194.091"/>
          <table:table-cell office:value-type="float" office:value="0.0"/>
          <table:table-cell office:value-type="float" office:value="60400.0"/>
          <table:table-cell office:value-type="float" office:value="92684.0"/>
          <table:table-cell office:value-type="float" office:value="79108.0"/>
          <table:table-cell office:value-type="float" office:value="23.1343"/>
          <table:table-cell office:value-type="float" office:value="0.0"/>
          <table:table-cell office:value-type="float" office:value="11690.0"/>
          <table:table-cell office:value-type="float" office:value="93545.0"/>
          <table:table-cell office:value-type="float" office:value="11117.0"/>
          <table:table-cell office:value-type="float" office:value="3.26643"/>
          <table:table-cell office:value-type="float" office:value="0.0"/>
          <table:table-cell office:value-type="float" office:value="1687.0"/>
          <table:table-cell office:value-type="float" office:value="15063.0"/>
          <table:table-cell office:value-type="float" office:value="1877.0"/>
          <table:table-cell office:value-type="float" office:value="2.85524"/>
          <table:table-cell office:value-type="float" office:value="0.0"/>
          <table:table-cell office:value-type="float" office:value="841.0"/>
          <table:table-cell office:value-type="float" office:value="7276.0"/>
          <table:table-cell office:value-type="float" office:value="648.0"/>
          <table:table-cell office:value-type="float" office:value="4.52403"/>
          <table:table-cell office:value-type="float" office:value="0.0"/>
          <table:table-cell office:value-type="float" office:value="2245.0"/>
          <table:table-cell office:value-type="float" office:value="12217.0"/>
          <table:table-cell office:value-type="float" office:value="5482.0"/>
          <table:table-cell office:value-type="float" office:value="3.50574"/>
          <table:table-cell office:value-type="float" office:value="0.0"/>
          <table:table-cell office:value-type="float" office:value="1720.0"/>
          <table:table-cell office:value-type="float" office:value="30396.0"/>
          <table:table-cell office:value-type="float" office:value="11063.0"/>
          <table:table-cell office:value-type="float" office:value="10.4415"/>
          <table:table-cell office:value-type="float" office:value="0.0"/>
          <table:table-cell office:value-type="float" office:value="5666.0"/>
          <table:table-cell office:value-type="float" office:value="18854.0"/>
          <table:table-cell office:value-type="float" office:value="13870.0"/>
          <table:table-cell office:value-type="float" office:value="23.163"/>
          <table:table-cell office:value-type="float" office:value="0.0"/>
          <table:table-cell office:value-type="float" office:value="18102.0"/>
          <table:table-cell office:value-type="float" office:value="64491.0"/>
          <table:table-cell office:value-type="float" office:value="50558.0"/>
          <table:table-cell office:value-type="float" office:value="455.787"/>
          <table:table-cell office:value-type="float" office:value="0.0"/>
          <table:table-cell table:style-name="cellWorst" office:value-type="float" office:value="471281.0"/>
          <table:table-cell office:value-type="float" office:value="1060137.0"/>
          <table:table-cell office:value-type="float" office:value="116479.0"/>
          <table:table-cell office:value-type="float" office:value="3.22398"/>
          <table:table-cell office:value-type="float" office:value="0.0"/>
          <table:table-cell office:value-type="float" office:value="1432.0"/>
          <table:table-cell office:value-type="float" office:value="16349.0"/>
          <table:table-cell office:value-type="float" office:value="7626.0"/>
          <table:table-cell office:value-type="float" office:value="4.35851"/>
          <table:table-cell office:value-type="float" office:value="0.0"/>
          <table:table-cell office:value-type="float" office:value="3103.0"/>
          <table:table-cell office:value-type="float" office:value="26569.0"/>
          <table:table-cell office:value-type="float" office:value="10784.0"/>
          <table:table-cell office:value-type="float" office:value="4.72885"/>
          <table:table-cell office:value-type="float" office:value="0.0"/>
          <table:table-cell office:value-type="float" office:value="3103.0"/>
          <table:table-cell office:value-type="float" office:value="26569.0"/>
          <table:table-cell office:value-type="float" office:value="10784.0"/>
          <table:table-cell office:value-type="float" office:value="2.9108"/>
          <table:table-cell office:value-type="float" office:value="0.0"/>
          <table:table-cell office:value-type="float" office:value="1293.0"/>
          <table:table-cell office:value-type="float" office:value="19638.0"/>
          <table:table-cell office:value-type="float" office:value="19638.0"/>
          <table:table-cell office:value-type="float" office:value="5.76669"/>
          <table:table-cell office:value-type="float" office:value="0.0"/>
          <table:table-cell office:value-type="float" office:value="4510.0"/>
          <table:table-cell office:value-type="float" office:value="36799.0"/>
          <table:table-cell table:style-name="cellBest" office:value-type="float" office:value="0.0"/>
          <table:table-cell office:value-type="float" office:value="15.7889"/>
          <table:table-cell office:value-type="float" office:value="0.0"/>
          <table:table-cell office:value-type="float" office:value="20655.0"/>
          <table:table-cell office:value-type="float" office:value="81215.0"/>
          <table:table-cell office:value-type="float" office:value="61156.0"/>
          <table:table-cell table:style-name="cellBest" office:value-type="float" office:value="1.14479"/>
          <table:table-cell office:value-type="float" office:value="0.0"/>
          <table:table-cell table:style-name="cellBest" office:value-type="float" office:value="117.0"/>
          <table:table-cell office:value-type="float" office:value="34723.0"/>
          <table:table-cell office:value-type="float" office:value="3449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8270.0"/>
          <table:table-cell table:style-name="cellWorst" office:value-type="float" office:value="9340058.0"/>
          <table:table-cell table:style-name="cellWorst" office:value-type="float" office:value="9340058.0"/>
          <table:table-cell office:value-type="float" office:value="8.0016"/>
          <table:table-cell office:value-type="float" office:value="0.0"/>
          <table:table-cell office:value-type="float" office:value="3337.0"/>
          <table:table-cell office:value-type="float" office:value="18717.0"/>
          <table:table-cell office:value-type="float" office:value="10102.0"/>
          <table:table-cell office:value-type="float" office:value="1.49693"/>
          <table:table-cell office:value-type="float" office:value="0.0"/>
          <table:table-cell office:value-type="float" office:value="536.0"/>
          <table:table-cell office:value-type="float" office:value="7112.0"/>
          <table:table-cell office:value-type="float" office:value="5067.0"/>
          <table:table-cell office:value-type="float" office:value="7.87914"/>
          <table:table-cell office:value-type="float" office:value="0.0"/>
          <table:table-cell office:value-type="float" office:value="8982.0"/>
          <table:table-cell office:value-type="float" office:value="27166.0"/>
          <table:table-cell office:value-type="float" office:value="23284.0"/>
          <table:table-cell table:formula="of:=MI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I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I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I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I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EDIA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EDIA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EDIA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EDIA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EDIA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AX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AX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AX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AX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AX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</table:table-row>
        <table:table-row table:style-name="ro1">
          <table:table-cell office:value-type="string">
            <text:p>./laby_16_16_04.lp</text:p>
          </table:table-cell>
          <table:table-cell office:value-type="float" office:value="600.0"/>
          <table:table-cell office:value-type="float" office:value="1.0"/>
          <table:table-cell office:value-type="float" office:value="515836.0"/>
          <table:table-cell office:value-type="float" office:value="1348170.0"/>
          <table:table-cell office:value-type="float" office:value="600.0"/>
          <table:table-cell office:value-type="float" office:value="1.0"/>
          <table:table-cell office:value-type="float" office:value="467786.0"/>
          <table:table-cell office:value-type="float" office:value="124920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502782.0"/>
          <table:table-cell office:value-type="float" office:value="132314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55266.0"/>
          <table:table-cell office:value-type="float" office:value="1218696.0"/>
          <table:table-cell office:value-type="float" office:value="149199.0"/>
          <table:table-cell office:value-type="float" office:value="76.1226"/>
          <table:table-cell table:style-name="cellBest" office:value-type="float" office:value="0.0"/>
          <table:table-cell office:value-type="float" office:value="63284.0"/>
          <table:table-cell office:value-type="float" office:value="202139.0"/>
          <table:table-cell office:value-type="float" office:value="42616.0"/>
          <table:table-cell office:value-type="float" office:value="600.0"/>
          <table:table-cell office:value-type="float" office:value="1.0"/>
          <table:table-cell office:value-type="float" office:value="406048.0"/>
          <table:table-cell office:value-type="float" office:value="580237.0"/>
          <table:table-cell office:value-type="float" office:value="127594.0"/>
          <table:table-cell office:value-type="float" office:value="8.90503"/>
          <table:table-cell table:style-name="cellBest" office:value-type="float" office:value="0.0"/>
          <table:table-cell office:value-type="float" office:value="7180.0"/>
          <table:table-cell office:value-type="float" office:value="104315.0"/>
          <table:table-cell office:value-type="float" office:value="13314.0"/>
          <table:table-cell office:value-type="float" office:value="87.5665"/>
          <table:table-cell table:style-name="cellBest" office:value-type="float" office:value="0.0"/>
          <table:table-cell office:value-type="float" office:value="50264.0"/>
          <table:table-cell office:value-type="float" office:value="156745.0"/>
          <table:table-cell office:value-type="float" office:value="76869.0"/>
          <table:table-cell office:value-type="float" office:value="433.282"/>
          <table:table-cell table:style-name="cellBest" office:value-type="float" office:value="0.0"/>
          <table:table-cell office:value-type="float" office:value="189014.0"/>
          <table:table-cell office:value-type="float" office:value="544406.0"/>
          <table:table-cell office:value-type="float" office:value="195954.0"/>
          <table:table-cell office:value-type="float" office:value="600.0"/>
          <table:table-cell office:value-type="float" office:value="1.0"/>
          <table:table-cell office:value-type="float" office:value="116838.0"/>
          <table:table-cell office:value-type="float" office:value="300810.0"/>
          <table:table-cell office:value-type="float" office:value="166597.0"/>
          <table:table-cell office:value-type="float" office:value="600.0"/>
          <table:table-cell office:value-type="float" office:value="1.0"/>
          <table:table-cell office:value-type="float" office:value="410999.0"/>
          <table:table-cell office:value-type="float" office:value="1349012.0"/>
          <table:table-cell office:value-type="float" office:value="188010.0"/>
          <table:table-cell office:value-type="float" office:value="2.05599"/>
          <table:table-cell table:style-name="cellBest" office:value-type="float" office:value="0.0"/>
          <table:table-cell office:value-type="float" office:value="380.0"/>
          <table:table-cell office:value-type="float" office:value="5484.0"/>
          <table:table-cell office:value-type="float" office:value="3385.0"/>
          <table:table-cell office:value-type="float" office:value="600.0"/>
          <table:table-cell office:value-type="float" office:value="1.0"/>
          <table:table-cell office:value-type="float" office:value="455677.0"/>
          <table:table-cell office:value-type="float" office:value="1249607.0"/>
          <table:table-cell office:value-type="float" office:value="229428.0"/>
          <table:table-cell office:value-type="float" office:value="600.0"/>
          <table:table-cell office:value-type="float" office:value="1.0"/>
          <table:table-cell office:value-type="float" office:value="315471.0"/>
          <table:table-cell office:value-type="float" office:value="904017.0"/>
          <table:table-cell office:value-type="float" office:value="165771.0"/>
          <table:table-cell table:style-name="cellBest" office:value-type="float" office:value="1.04163"/>
          <table:table-cell table:style-name="cellBest" office:value-type="float" office:value="0.0"/>
          <table:table-cell table:style-name="cellBest" office:value-type="float" office:value="70.0"/>
          <table:table-cell table:style-name="cellBest" office:value-type="float" office:value="3674.0"/>
          <table:table-cell office:value-type="float" office:value="3674.0"/>
          <table:table-cell office:value-type="float" office:value="600.0"/>
          <table:table-cell office:value-type="float" office:value="1.0"/>
          <table:table-cell office:value-type="float" office:value="460308.0"/>
          <table:table-cell office:value-type="float" office:value="2096408.0"/>
          <table:table-cell table:style-name="cellBest" office:value-type="float" office:value="0.0"/>
          <table:table-cell office:value-type="float" office:value="580.322"/>
          <table:table-cell table:style-name="cellBest" office:value-type="float" office:value="0.0"/>
          <table:table-cell office:value-type="float" office:value="145217.0"/>
          <table:table-cell office:value-type="float" office:value="495949.0"/>
          <table:table-cell office:value-type="float" office:value="219423.0"/>
          <table:table-cell office:value-type="float" office:value="436.227"/>
          <table:table-cell table:style-name="cellBest" office:value-type="float" office:value="0.0"/>
          <table:table-cell office:value-type="float" office:value="224073.0"/>
          <table:table-cell office:value-type="float" office:value="726171.0"/>
          <table:table-cell office:value-type="float" office:value="159540.0"/>
          <table:table-cell office:value-type="float" office:value="600.0"/>
          <table:table-cell office:value-type="float" office:value="1.0"/>
          <table:table-cell office:value-type="float" office:value="159158.0"/>
          <table:table-cell office:value-type="float" office:value="224828.0"/>
          <table:table-cell office:value-type="float" office:value="224828.0"/>
          <table:table-cell office:value-type="float" office:value="214.729"/>
          <table:table-cell table:style-name="cellBest" office:value-type="float" office:value="0.0"/>
          <table:table-cell office:value-type="float" office:value="146577.0"/>
          <table:table-cell office:value-type="float" office:value="359279.0"/>
          <table:table-cell office:value-type="float" office:value="137976.0"/>
          <table:table-cell office:value-type="float" office:value="600.0"/>
          <table:table-cell office:value-type="float" office:value="1.0"/>
          <table:table-cell office:value-type="float" office:value="441981.0"/>
          <table:table-cell office:value-type="float" office:value="1707713.0"/>
          <table:table-cell office:value-type="float" office:value="206364.0"/>
          <table:table-cell office:value-type="float" office:value="600.0"/>
          <table:table-cell office:value-type="float" office:value="1.0"/>
          <table:table-cell office:value-type="float" office:value="260021.0"/>
          <table:table-cell office:value-type="float" office:value="355127.0"/>
          <table:table-cell office:value-type="float" office:value="325940.0"/>
          <table:table-cell office:value-type="float" office:value="600.0"/>
          <table:table-cell office:value-type="float" office:value="1.0"/>
          <table:table-cell office:value-type="float" office:value="386886.0"/>
          <table:table-cell office:value-type="float" office:value="1109022.0"/>
          <table:table-cell office:value-type="float" office:value="145630.0"/>
          <table:table-cell office:value-type="float" office:value="600.0"/>
          <table:table-cell office:value-type="float" office:value="1.0"/>
          <table:table-cell office:value-type="float" office:value="267241.0"/>
          <table:table-cell office:value-type="float" office:value="1002337.0"/>
          <table:table-cell office:value-type="float" office:value="77169.0"/>
          <table:table-cell office:value-type="float" office:value="600.0"/>
          <table:table-cell office:value-type="float" office:value="1.0"/>
          <table:table-cell office:value-type="float" office:value="369319.0"/>
          <table:table-cell office:value-type="float" office:value="1192378.0"/>
          <table:table-cell office:value-type="float" office:value="215029.0"/>
          <table:table-cell office:value-type="float" office:value="600.0"/>
          <table:table-cell office:value-type="float" office:value="1.0"/>
          <table:table-cell office:value-type="float" office:value="370722.0"/>
          <table:table-cell office:value-type="float" office:value="854063.0"/>
          <table:table-cell office:value-type="float" office:value="543851.0"/>
          <table:table-cell office:value-type="float" office:value="600.0"/>
          <table:table-cell office:value-type="float" office:value="1.0"/>
          <table:table-cell office:value-type="float" office:value="294897.0"/>
          <table:table-cell office:value-type="float" office:value="496145.0"/>
          <table:table-cell office:value-type="float" office:value="463861.0"/>
          <table:table-cell office:value-type="float" office:value="600.0"/>
          <table:table-cell office:value-type="float" office:value="1.0"/>
          <table:table-cell office:value-type="float" office:value="304096.0"/>
          <table:table-cell office:value-type="float" office:value="593796.0"/>
          <table:table-cell office:value-type="float" office:value="547800.0"/>
          <table:table-cell office:value-type="float" office:value="600.0"/>
          <table:table-cell office:value-type="float" office:value="1.0"/>
          <table:table-cell office:value-type="float" office:value="541479.0"/>
          <table:table-cell office:value-type="float" office:value="995678.0"/>
          <table:table-cell office:value-type="float" office:value="897336.0"/>
          <table:table-cell office:value-type="float" office:value="37.2792"/>
          <table:table-cell table:style-name="cellBest" office:value-type="float" office:value="0.0"/>
          <table:table-cell office:value-type="float" office:value="27591.0"/>
          <table:table-cell office:value-type="float" office:value="143509.0"/>
          <table:table-cell office:value-type="float" office:value="20180.0"/>
          <table:table-cell office:value-type="float" office:value="9.46369"/>
          <table:table-cell table:style-name="cellBest" office:value-type="float" office:value="0.0"/>
          <table:table-cell office:value-type="float" office:value="3559.0"/>
          <table:table-cell office:value-type="float" office:value="24424.0"/>
          <table:table-cell office:value-type="float" office:value="8945.0"/>
          <table:table-cell office:value-type="float" office:value="181.12"/>
          <table:table-cell table:style-name="cellBest" office:value-type="float" office:value="0.0"/>
          <table:table-cell office:value-type="float" office:value="139136.0"/>
          <table:table-cell office:value-type="float" office:value="392339.0"/>
          <table:table-cell office:value-type="float" office:value="52692.0"/>
          <table:table-cell office:value-type="float" office:value="199.298"/>
          <table:table-cell table:style-name="cellBest" office:value-type="float" office:value="0.0"/>
          <table:table-cell office:value-type="float" office:value="139136.0"/>
          <table:table-cell office:value-type="float" office:value="392339.0"/>
          <table:table-cell office:value-type="float" office:value="52692.0"/>
          <table:table-cell office:value-type="float" office:value="600.0"/>
          <table:table-cell office:value-type="float" office:value="1.0"/>
          <table:table-cell office:value-type="float" office:value="389631.0"/>
          <table:table-cell office:value-type="float" office:value="773770.0"/>
          <table:table-cell office:value-type="float" office:value="773770.0"/>
          <table:table-cell office:value-type="float" office:value="600.0"/>
          <table:table-cell office:value-type="float" office:value="1.0"/>
          <table:table-cell office:value-type="float" office:value="265191.0"/>
          <table:table-cell office:value-type="float" office:value="130662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622828.0"/>
          <table:table-cell office:value-type="float" office:value="1105658.0"/>
          <table:table-cell office:value-type="float" office:value="1007414.0"/>
          <table:table-cell office:value-type="float" office:value="600.0"/>
          <table:table-cell office:value-type="float" office:value="1.0"/>
          <table:table-cell office:value-type="float" office:value="402930.0"/>
          <table:table-cell office:value-type="float" office:value="1093916.0"/>
          <table:table-cell office:value-type="float" office:value="161307.0"/>
          <table:table-cell office:value-type="float" office:value="600.0"/>
          <table:table-cell office:value-type="float" office:value="1.0"/>
          <table:table-cell office:value-type="float" office:value="249768.0"/>
          <table:table-cell table:style-name="cellWorst" office:value-type="float" office:value="8972393.0"/>
          <table:table-cell table:style-name="cellWorst" office:value-type="float" office:value="8972393.0"/>
          <table:table-cell office:value-type="float" office:value="186.417"/>
          <table:table-cell table:style-name="cellBest" office:value-type="float" office:value="0.0"/>
          <table:table-cell office:value-type="float" office:value="158905.0"/>
          <table:table-cell office:value-type="float" office:value="438959.0"/>
          <table:table-cell office:value-type="float" office:value="208594.0"/>
          <table:table-cell office:value-type="float" office:value="600.0"/>
          <table:table-cell office:value-type="float" office:value="1.0"/>
          <table:table-cell office:value-type="float" office:value="329282.0"/>
          <table:table-cell office:value-type="float" office:value="1018400.0"/>
          <table:table-cell office:value-type="float" office:value="82540.0"/>
          <table:table-cell office:value-type="float" office:value="600.0"/>
          <table:table-cell office:value-type="float" office:value="1.0"/>
          <table:table-cell office:value-type="float" office:value="273626.0"/>
          <table:table-cell office:value-type="float" office:value="404725.0"/>
          <table:table-cell office:value-type="float" office:value="377923.0"/>
          <table:table-cell table:formula="of:=MI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I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I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I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I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EDIA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EDIA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EDIA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EDIA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EDIA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AX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AX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AX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AX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AX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</table:table-row>
        <table:table-row table:style-name="ro1">
          <table:table-cell office:value-type="string">
            <text:p>./laby_16_16_05.lp</text:p>
          </table:table-cell>
          <table:table-cell office:value-type="float" office:value="600.0"/>
          <table:table-cell office:value-type="float" office:value="1.0"/>
          <table:table-cell office:value-type="float" office:value="359509.0"/>
          <table:table-cell office:value-type="float" office:value="1737813.0"/>
          <table:table-cell office:value-type="float" office:value="600.0"/>
          <table:table-cell office:value-type="float" office:value="1.0"/>
          <table:table-cell office:value-type="float" office:value="381310.0"/>
          <table:table-cell office:value-type="float" office:value="203060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76490.0"/>
          <table:table-cell office:value-type="float" office:value="194777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83178.0"/>
          <table:table-cell office:value-type="float" office:value="2063019.0"/>
          <table:table-cell office:value-type="float" office:value="225350.0"/>
          <table:table-cell office:value-type="float" office:value="600.0"/>
          <table:table-cell office:value-type="float" office:value="1.0"/>
          <table:table-cell table:style-name="cellWorst" office:value-type="float" office:value="552426.0"/>
          <table:table-cell office:value-type="float" office:value="1391422.0"/>
          <table:table-cell office:value-type="float" office:value="262210.0"/>
          <table:table-cell table:style-name="cellBest" office:value-type="float" office:value="2.33003"/>
          <table:table-cell table:style-name="cellBest" office:value-type="float" office:value="0.0"/>
          <table:table-cell table:style-name="cellBest" office:value-type="float" office:value="727.0"/>
          <table:table-cell table:style-name="cellBest" office:value-type="float" office:value="1930.0"/>
          <table:table-cell office:value-type="float" office:value="464.0"/>
          <table:table-cell office:value-type="float" office:value="600.0"/>
          <table:table-cell office:value-type="float" office:value="1.0"/>
          <table:table-cell office:value-type="float" office:value="228554.0"/>
          <table:table-cell office:value-type="float" office:value="610691.0"/>
          <table:table-cell office:value-type="float" office:value="239612.0"/>
          <table:table-cell office:value-type="float" office:value="289.07"/>
          <table:table-cell table:style-name="cellBest" office:value-type="float" office:value="0.0"/>
          <table:table-cell office:value-type="float" office:value="155433.0"/>
          <table:table-cell office:value-type="float" office:value="377616.0"/>
          <table:table-cell office:value-type="float" office:value="212543.0"/>
          <table:table-cell office:value-type="float" office:value="295.669"/>
          <table:table-cell table:style-name="cellBest" office:value-type="float" office:value="0.0"/>
          <table:table-cell office:value-type="float" office:value="109179.0"/>
          <table:table-cell office:value-type="float" office:value="310811.0"/>
          <table:table-cell office:value-type="float" office:value="149280.0"/>
          <table:table-cell office:value-type="float" office:value="13.4016"/>
          <table:table-cell table:style-name="cellBest" office:value-type="float" office:value="0.0"/>
          <table:table-cell office:value-type="float" office:value="4916.0"/>
          <table:table-cell office:value-type="float" office:value="18647.0"/>
          <table:table-cell office:value-type="float" office:value="11179.0"/>
          <table:table-cell office:value-type="float" office:value="600.0"/>
          <table:table-cell office:value-type="float" office:value="1.0"/>
          <table:table-cell office:value-type="float" office:value="401819.0"/>
          <table:table-cell office:value-type="float" office:value="1338614.0"/>
          <table:table-cell office:value-type="float" office:value="287991.0"/>
          <table:table-cell office:value-type="float" office:value="13.8443"/>
          <table:table-cell table:style-name="cellBest" office:value-type="float" office:value="0.0"/>
          <table:table-cell office:value-type="float" office:value="8811.0"/>
          <table:table-cell office:value-type="float" office:value="39452.0"/>
          <table:table-cell office:value-type="float" office:value="8213.0"/>
          <table:table-cell office:value-type="float" office:value="600.0"/>
          <table:table-cell office:value-type="float" office:value="1.0"/>
          <table:table-cell office:value-type="float" office:value="426529.0"/>
          <table:table-cell office:value-type="float" office:value="1271898.0"/>
          <table:table-cell office:value-type="float" office:value="163090.0"/>
          <table:table-cell office:value-type="float" office:value="600.0"/>
          <table:table-cell office:value-type="float" office:value="1.0"/>
          <table:table-cell office:value-type="float" office:value="400491.0"/>
          <table:table-cell office:value-type="float" office:value="1090244.0"/>
          <table:table-cell office:value-type="float" office:value="201674.0"/>
          <table:table-cell office:value-type="float" office:value="533.308"/>
          <table:table-cell table:style-name="cellBest" office:value-type="float" office:value="0.0"/>
          <table:table-cell office:value-type="float" office:value="38206.0"/>
          <table:table-cell office:value-type="float" office:value="65189.0"/>
          <table:table-cell office:value-type="float" office:value="65189.0"/>
          <table:table-cell office:value-type="float" office:value="600.0"/>
          <table:table-cell office:value-type="float" office:value="1.0"/>
          <table:table-cell office:value-type="float" office:value="313923.0"/>
          <table:table-cell office:value-type="float" office:value="166467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97604.0"/>
          <table:table-cell office:value-type="float" office:value="686534.0"/>
          <table:table-cell office:value-type="float" office:value="257471.0"/>
          <table:table-cell office:value-type="float" office:value="7.74552"/>
          <table:table-cell table:style-name="cellBest" office:value-type="float" office:value="0.0"/>
          <table:table-cell office:value-type="float" office:value="7534.0"/>
          <table:table-cell office:value-type="float" office:value="52016.0"/>
          <table:table-cell office:value-type="float" office:value="15048.0"/>
          <table:table-cell office:value-type="float" office:value="600.0"/>
          <table:table-cell office:value-type="float" office:value="1.0"/>
          <table:table-cell office:value-type="float" office:value="120213.0"/>
          <table:table-cell office:value-type="float" office:value="194908.0"/>
          <table:table-cell office:value-type="float" office:value="194908.0"/>
          <table:table-cell office:value-type="float" office:value="107.428"/>
          <table:table-cell table:style-name="cellBest" office:value-type="float" office:value="0.0"/>
          <table:table-cell office:value-type="float" office:value="60689.0"/>
          <table:table-cell office:value-type="float" office:value="364926.0"/>
          <table:table-cell office:value-type="float" office:value="50194.0"/>
          <table:table-cell office:value-type="float" office:value="17.1626"/>
          <table:table-cell table:style-name="cellBest" office:value-type="float" office:value="0.0"/>
          <table:table-cell office:value-type="float" office:value="13266.0"/>
          <table:table-cell office:value-type="float" office:value="147447.0"/>
          <table:table-cell office:value-type="float" office:value="12990.0"/>
          <table:table-cell office:value-type="float" office:value="600.0"/>
          <table:table-cell office:value-type="float" office:value="1.0"/>
          <table:table-cell office:value-type="float" office:value="133314.0"/>
          <table:table-cell office:value-type="float" office:value="198189.0"/>
          <table:table-cell office:value-type="float" office:value="177786.0"/>
          <table:table-cell office:value-type="float" office:value="600.0"/>
          <table:table-cell office:value-type="float" office:value="1.0"/>
          <table:table-cell office:value-type="float" office:value="323772.0"/>
          <table:table-cell office:value-type="float" office:value="1304600.0"/>
          <table:table-cell office:value-type="float" office:value="187795.0"/>
          <table:table-cell office:value-type="float" office:value="21.2303"/>
          <table:table-cell table:style-name="cellBest" office:value-type="float" office:value="0.0"/>
          <table:table-cell office:value-type="float" office:value="13527.0"/>
          <table:table-cell office:value-type="float" office:value="81719.0"/>
          <table:table-cell office:value-type="float" office:value="6370.0"/>
          <table:table-cell office:value-type="float" office:value="600.0"/>
          <table:table-cell office:value-type="float" office:value="1.0"/>
          <table:table-cell office:value-type="float" office:value="411676.0"/>
          <table:table-cell office:value-type="float" office:value="2267443.0"/>
          <table:table-cell office:value-type="float" office:value="469013.0"/>
          <table:table-cell office:value-type="float" office:value="132.558"/>
          <table:table-cell table:style-name="cellBest" office:value-type="float" office:value="0.0"/>
          <table:table-cell office:value-type="float" office:value="91821.0"/>
          <table:table-cell office:value-type="float" office:value="226708.0"/>
          <table:table-cell office:value-type="float" office:value="136839.0"/>
          <table:table-cell office:value-type="float" office:value="102.047"/>
          <table:table-cell table:style-name="cellBest" office:value-type="float" office:value="0.0"/>
          <table:table-cell office:value-type="float" office:value="68861.0"/>
          <table:table-cell office:value-type="float" office:value="164547.0"/>
          <table:table-cell office:value-type="float" office:value="135511.0"/>
          <table:table-cell office:value-type="float" office:value="48.1827"/>
          <table:table-cell table:style-name="cellBest" office:value-type="float" office:value="0.0"/>
          <table:table-cell office:value-type="float" office:value="48650.0"/>
          <table:table-cell office:value-type="float" office:value="186348.0"/>
          <table:table-cell office:value-type="float" office:value="117360.0"/>
          <table:table-cell office:value-type="float" office:value="13.3567"/>
          <table:table-cell table:style-name="cellBest" office:value-type="float" office:value="0.0"/>
          <table:table-cell office:value-type="float" office:value="9025.0"/>
          <table:table-cell office:value-type="float" office:value="28260.0"/>
          <table:table-cell office:value-type="float" office:value="24613.0"/>
          <table:table-cell office:value-type="float" office:value="600.0"/>
          <table:table-cell office:value-type="float" office:value="1.0"/>
          <table:table-cell office:value-type="float" office:value="395314.0"/>
          <table:table-cell office:value-type="float" office:value="1299208.0"/>
          <table:table-cell office:value-type="float" office:value="149513.0"/>
          <table:table-cell office:value-type="float" office:value="51.2301"/>
          <table:table-cell table:style-name="cellBest" office:value-type="float" office:value="0.0"/>
          <table:table-cell office:value-type="float" office:value="38496.0"/>
          <table:table-cell office:value-type="float" office:value="113148.0"/>
          <table:table-cell office:value-type="float" office:value="16560.0"/>
          <table:table-cell office:value-type="float" office:value="248.878"/>
          <table:table-cell table:style-name="cellBest" office:value-type="float" office:value="0.0"/>
          <table:table-cell office:value-type="float" office:value="171339.0"/>
          <table:table-cell office:value-type="float" office:value="496355.0"/>
          <table:table-cell office:value-type="float" office:value="47619.0"/>
          <table:table-cell office:value-type="float" office:value="276.967"/>
          <table:table-cell table:style-name="cellBest" office:value-type="float" office:value="0.0"/>
          <table:table-cell office:value-type="float" office:value="171339.0"/>
          <table:table-cell office:value-type="float" office:value="496355.0"/>
          <table:table-cell office:value-type="float" office:value="47619.0"/>
          <table:table-cell office:value-type="float" office:value="600.0"/>
          <table:table-cell office:value-type="float" office:value="1.0"/>
          <table:table-cell office:value-type="float" office:value="304592.0"/>
          <table:table-cell office:value-type="float" office:value="597151.0"/>
          <table:table-cell office:value-type="float" office:value="597151.0"/>
          <table:table-cell office:value-type="float" office:value="50.1493"/>
          <table:table-cell table:style-name="cellBest" office:value-type="float" office:value="0.0"/>
          <table:table-cell office:value-type="float" office:value="34111.0"/>
          <table:table-cell office:value-type="float" office:value="26412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18455.0"/>
          <table:table-cell office:value-type="float" office:value="748599.0"/>
          <table:table-cell office:value-type="float" office:value="678523.0"/>
          <table:table-cell office:value-type="float" office:value="600.0"/>
          <table:table-cell office:value-type="float" office:value="1.0"/>
          <table:table-cell office:value-type="float" office:value="340988.0"/>
          <table:table-cell office:value-type="float" office:value="951094.0"/>
          <table:table-cell office:value-type="float" office:value="124033.0"/>
          <table:table-cell office:value-type="float" office:value="600.0"/>
          <table:table-cell office:value-type="float" office:value="1.0"/>
          <table:table-cell office:value-type="float" office:value="266393.0"/>
          <table:table-cell table:style-name="cellWorst" office:value-type="float" office:value="7029226.0"/>
          <table:table-cell table:style-name="cellWorst" office:value-type="float" office:value="7029226.0"/>
          <table:table-cell office:value-type="float" office:value="600.0"/>
          <table:table-cell office:value-type="float" office:value="1.0"/>
          <table:table-cell office:value-type="float" office:value="431595.0"/>
          <table:table-cell office:value-type="float" office:value="888876.0"/>
          <table:table-cell office:value-type="float" office:value="383120.0"/>
          <table:table-cell office:value-type="float" office:value="600.0"/>
          <table:table-cell office:value-type="float" office:value="1.0"/>
          <table:table-cell office:value-type="float" office:value="427799.0"/>
          <table:table-cell office:value-type="float" office:value="1057135.0"/>
          <table:table-cell office:value-type="float" office:value="141425.0"/>
          <table:table-cell office:value-type="float" office:value="600.0"/>
          <table:table-cell office:value-type="float" office:value="1.0"/>
          <table:table-cell office:value-type="float" office:value="261527.0"/>
          <table:table-cell office:value-type="float" office:value="398044.0"/>
          <table:table-cell office:value-type="float" office:value="361361.0"/>
          <table:table-cell table:formula="of:=MI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I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I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I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I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EDIA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EDIA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EDIA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EDIA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EDIA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AX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AX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AX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AX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AX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</table:table-row>
        <table:table-row table:style-name="ro1">
          <table:table-cell office:value-type="string">
            <text:p>./laby_16_16_06.lp</text:p>
          </table:table-cell>
          <table:table-cell office:value-type="float" office:value="600.0"/>
          <table:table-cell office:value-type="float" office:value="1.0"/>
          <table:table-cell office:value-type="float" office:value="381267.0"/>
          <table:table-cell office:value-type="float" office:value="1145295.0"/>
          <table:table-cell office:value-type="float" office:value="600.0"/>
          <table:table-cell office:value-type="float" office:value="1.0"/>
          <table:table-cell office:value-type="float" office:value="352458.0"/>
          <table:table-cell office:value-type="float" office:value="105149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31781.0"/>
          <table:table-cell office:value-type="float" office:value="131350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453706.0"/>
          <table:table-cell office:value-type="float" office:value="1378640.0"/>
          <table:table-cell office:value-type="float" office:value="258136.0"/>
          <table:table-cell office:value-type="float" office:value="52.9482"/>
          <table:table-cell table:style-name="cellBest" office:value-type="float" office:value="0.0"/>
          <table:table-cell office:value-type="float" office:value="51046.0"/>
          <table:table-cell office:value-type="float" office:value="242634.0"/>
          <table:table-cell office:value-type="float" office:value="31296.0"/>
          <table:table-cell office:value-type="float" office:value="3.22628"/>
          <table:table-cell table:style-name="cellBest" office:value-type="float" office:value="0.0"/>
          <table:table-cell office:value-type="float" office:value="1488.0"/>
          <table:table-cell office:value-type="float" office:value="3399.0"/>
          <table:table-cell office:value-type="float" office:value="893.0"/>
          <table:table-cell office:value-type="float" office:value="562.841"/>
          <table:table-cell table:style-name="cellBest" office:value-type="float" office:value="0.0"/>
          <table:table-cell office:value-type="float" office:value="297922.0"/>
          <table:table-cell office:value-type="float" office:value="581831.0"/>
          <table:table-cell office:value-type="float" office:value="376978.0"/>
          <table:table-cell office:value-type="float" office:value="52.7396"/>
          <table:table-cell table:style-name="cellBest" office:value-type="float" office:value="0.0"/>
          <table:table-cell office:value-type="float" office:value="36334.0"/>
          <table:table-cell office:value-type="float" office:value="353078.0"/>
          <table:table-cell office:value-type="float" office:value="55515.0"/>
          <table:table-cell office:value-type="float" office:value="600.0"/>
          <table:table-cell office:value-type="float" office:value="1.0"/>
          <table:table-cell office:value-type="float" office:value="383800.0"/>
          <table:table-cell office:value-type="float" office:value="859742.0"/>
          <table:table-cell office:value-type="float" office:value="296538.0"/>
          <table:table-cell office:value-type="float" office:value="1.62381"/>
          <table:table-cell table:style-name="cellBest" office:value-type="float" office:value="0.0"/>
          <table:table-cell office:value-type="float" office:value="304.0"/>
          <table:table-cell office:value-type="float" office:value="3817.0"/>
          <table:table-cell office:value-type="float" office:value="2565.0"/>
          <table:table-cell office:value-type="float" office:value="600.0"/>
          <table:table-cell office:value-type="float" office:value="1.0"/>
          <table:table-cell office:value-type="float" office:value="405973.0"/>
          <table:table-cell office:value-type="float" office:value="1216845.0"/>
          <table:table-cell office:value-type="float" office:value="214015.0"/>
          <table:table-cell office:value-type="float" office:value="279.193"/>
          <table:table-cell table:style-name="cellBest" office:value-type="float" office:value="0.0"/>
          <table:table-cell office:value-type="float" office:value="239038.0"/>
          <table:table-cell office:value-type="float" office:value="676605.0"/>
          <table:table-cell office:value-type="float" office:value="145990.0"/>
          <table:table-cell office:value-type="float" office:value="109.268"/>
          <table:table-cell table:style-name="cellBest" office:value-type="float" office:value="0.0"/>
          <table:table-cell office:value-type="float" office:value="59108.0"/>
          <table:table-cell office:value-type="float" office:value="220866.0"/>
          <table:table-cell office:value-type="float" office:value="39257.0"/>
          <table:table-cell office:value-type="float" office:value="600.0"/>
          <table:table-cell office:value-type="float" office:value="1.0"/>
          <table:table-cell office:value-type="float" office:value="345307.0"/>
          <table:table-cell office:value-type="float" office:value="1858643.0"/>
          <table:table-cell office:value-type="float" office:value="195053.0"/>
          <table:table-cell office:value-type="float" office:value="1.65078"/>
          <table:table-cell table:style-name="cellBest" office:value-type="float" office:value="0.0"/>
          <table:table-cell office:value-type="float" office:value="215.0"/>
          <table:table-cell office:value-type="float" office:value="2097.0"/>
          <table:table-cell office:value-type="float" office:value="2097.0"/>
          <table:table-cell office:value-type="float" office:value="600.0"/>
          <table:table-cell office:value-type="float" office:value="1.0"/>
          <table:table-cell office:value-type="float" office:value="439601.0"/>
          <table:table-cell office:value-type="float" office:value="164742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84434.0"/>
          <table:table-cell office:value-type="float" office:value="717479.0"/>
          <table:table-cell office:value-type="float" office:value="286043.0"/>
          <table:table-cell office:value-type="float" office:value="134.091"/>
          <table:table-cell table:style-name="cellBest" office:value-type="float" office:value="0.0"/>
          <table:table-cell office:value-type="float" office:value="82723.0"/>
          <table:table-cell office:value-type="float" office:value="291200.0"/>
          <table:table-cell office:value-type="float" office:value="69111.0"/>
          <table:table-cell office:value-type="float" office:value="600.0"/>
          <table:table-cell office:value-type="float" office:value="1.0"/>
          <table:table-cell office:value-type="float" office:value="205755.0"/>
          <table:table-cell office:value-type="float" office:value="291917.0"/>
          <table:table-cell office:value-type="float" office:value="291917.0"/>
          <table:table-cell office:value-type="float" office:value="600.0"/>
          <table:table-cell office:value-type="float" office:value="1.0"/>
          <table:table-cell office:value-type="float" office:value="286918.0"/>
          <table:table-cell office:value-type="float" office:value="1103727.0"/>
          <table:table-cell office:value-type="float" office:value="175682.0"/>
          <table:table-cell office:value-type="float" office:value="600.0"/>
          <table:table-cell office:value-type="float" office:value="1.0"/>
          <table:table-cell office:value-type="float" office:value="411209.0"/>
          <table:table-cell office:value-type="float" office:value="1793639.0"/>
          <table:table-cell office:value-type="float" office:value="255572.0"/>
          <table:table-cell office:value-type="float" office:value="600.0"/>
          <table:table-cell office:value-type="float" office:value="1.0"/>
          <table:table-cell office:value-type="float" office:value="190333.0"/>
          <table:table-cell office:value-type="float" office:value="260026.0"/>
          <table:table-cell office:value-type="float" office:value="245886.0"/>
          <table:table-cell office:value-type="float" office:value="600.0"/>
          <table:table-cell office:value-type="float" office:value="1.0"/>
          <table:table-cell office:value-type="float" office:value="425558.0"/>
          <table:table-cell office:value-type="float" office:value="1287251.0"/>
          <table:table-cell office:value-type="float" office:value="239096.0"/>
          <table:table-cell office:value-type="float" office:value="600.0"/>
          <table:table-cell office:value-type="float" office:value="1.0"/>
          <table:table-cell office:value-type="float" office:value="305626.0"/>
          <table:table-cell office:value-type="float" office:value="991037.0"/>
          <table:table-cell office:value-type="float" office:value="78615.0"/>
          <table:table-cell office:value-type="float" office:value="600.0"/>
          <table:table-cell office:value-type="float" office:value="1.0"/>
          <table:table-cell office:value-type="float" office:value="432740.0"/>
          <table:table-cell office:value-type="float" office:value="1019874.0"/>
          <table:table-cell office:value-type="float" office:value="103465.0"/>
          <table:table-cell office:value-type="float" office:value="600.0"/>
          <table:table-cell office:value-type="float" office:value="1.0"/>
          <table:table-cell office:value-type="float" office:value="276277.0"/>
          <table:table-cell office:value-type="float" office:value="634195.0"/>
          <table:table-cell office:value-type="float" office:value="412136.0"/>
          <table:table-cell office:value-type="float" office:value="75.8103"/>
          <table:table-cell table:style-name="cellBest" office:value-type="float" office:value="0.0"/>
          <table:table-cell office:value-type="float" office:value="50251.0"/>
          <table:table-cell office:value-type="float" office:value="100596.0"/>
          <table:table-cell office:value-type="float" office:value="89910.0"/>
          <table:table-cell office:value-type="float" office:value="600.0"/>
          <table:table-cell office:value-type="float" office:value="1.0"/>
          <table:table-cell office:value-type="float" office:value="385414.0"/>
          <table:table-cell office:value-type="float" office:value="823434.0"/>
          <table:table-cell office:value-type="float" office:value="718870.0"/>
          <table:table-cell table:style-name="cellBest" office:value-type="float" office:value="1.39305"/>
          <table:table-cell table:style-name="cellBest" office:value-type="float" office:value="0.0"/>
          <table:table-cell table:style-name="cellBest" office:value-type="float" office:value="158.0"/>
          <table:table-cell table:style-name="cellBest" office:value-type="float" office:value="2063.0"/>
          <table:table-cell office:value-type="float" office:value="308.0"/>
          <table:table-cell office:value-type="float" office:value="156.482"/>
          <table:table-cell table:style-name="cellBest" office:value-type="float" office:value="0.0"/>
          <table:table-cell office:value-type="float" office:value="99523.0"/>
          <table:table-cell office:value-type="float" office:value="394810.0"/>
          <table:table-cell office:value-type="float" office:value="26166.0"/>
          <table:table-cell office:value-type="float" office:value="25.256"/>
          <table:table-cell table:style-name="cellBest" office:value-type="float" office:value="0.0"/>
          <table:table-cell office:value-type="float" office:value="17371.0"/>
          <table:table-cell office:value-type="float" office:value="95059.0"/>
          <table:table-cell office:value-type="float" office:value="14938.0"/>
          <table:table-cell office:value-type="float" office:value="443.777"/>
          <table:table-cell table:style-name="cellBest" office:value-type="float" office:value="0.0"/>
          <table:table-cell office:value-type="float" office:value="231865.0"/>
          <table:table-cell office:value-type="float" office:value="1078660.0"/>
          <table:table-cell office:value-type="float" office:value="70479.0"/>
          <table:table-cell office:value-type="float" office:value="408.212"/>
          <table:table-cell table:style-name="cellBest" office:value-type="float" office:value="0.0"/>
          <table:table-cell office:value-type="float" office:value="231865.0"/>
          <table:table-cell office:value-type="float" office:value="1078660.0"/>
          <table:table-cell office:value-type="float" office:value="70479.0"/>
          <table:table-cell office:value-type="float" office:value="41.2561"/>
          <table:table-cell table:style-name="cellBest" office:value-type="float" office:value="0.0"/>
          <table:table-cell office:value-type="float" office:value="29053.0"/>
          <table:table-cell office:value-type="float" office:value="133107.0"/>
          <table:table-cell office:value-type="float" office:value="133107.0"/>
          <table:table-cell office:value-type="float" office:value="600.0"/>
          <table:table-cell office:value-type="float" office:value="1.0"/>
          <table:table-cell office:value-type="float" office:value="332251.0"/>
          <table:table-cell office:value-type="float" office:value="1867779.0"/>
          <table:table-cell table:style-name="cellBest" office:value-type="float" office:value="0.0"/>
          <table:table-cell office:value-type="float" office:value="28.1181"/>
          <table:table-cell table:style-name="cellBest" office:value-type="float" office:value="0.0"/>
          <table:table-cell office:value-type="float" office:value="23698.0"/>
          <table:table-cell office:value-type="float" office:value="66067.0"/>
          <table:table-cell office:value-type="float" office:value="57395.0"/>
          <table:table-cell office:value-type="float" office:value="82.1475"/>
          <table:table-cell table:style-name="cellBest" office:value-type="float" office:value="0.0"/>
          <table:table-cell office:value-type="float" office:value="42957.0"/>
          <table:table-cell office:value-type="float" office:value="390036.0"/>
          <table:table-cell office:value-type="float" office:value="59106.0"/>
          <table:table-cell office:value-type="float" office:value="600.0"/>
          <table:table-cell office:value-type="float" office:value="1.0"/>
          <table:table-cell office:value-type="float" office:value="225575.0"/>
          <table:table-cell table:style-name="cellWorst" office:value-type="float" office:value="7233651.0"/>
          <table:table-cell table:style-name="cellWorst" office:value-type="float" office:value="7233651.0"/>
          <table:table-cell office:value-type="float" office:value="600.0"/>
          <table:table-cell office:value-type="float" office:value="1.0"/>
          <table:table-cell office:value-type="float" office:value="374447.0"/>
          <table:table-cell office:value-type="float" office:value="1052854.0"/>
          <table:table-cell office:value-type="float" office:value="411563.0"/>
          <table:table-cell office:value-type="float" office:value="30.1343"/>
          <table:table-cell table:style-name="cellBest" office:value-type="float" office:value="0.0"/>
          <table:table-cell office:value-type="float" office:value="39606.0"/>
          <table:table-cell office:value-type="float" office:value="273097.0"/>
          <table:table-cell office:value-type="float" office:value="55168.0"/>
          <table:table-cell office:value-type="float" office:value="53.6752"/>
          <table:table-cell table:style-name="cellBest" office:value-type="float" office:value="0.0"/>
          <table:table-cell office:value-type="float" office:value="41989.0"/>
          <table:table-cell office:value-type="float" office:value="86566.0"/>
          <table:table-cell office:value-type="float" office:value="80632.0"/>
          <table:table-cell table:formula="of:=MI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I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I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I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I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EDIA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EDIA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EDIA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EDIA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EDIA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AX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AX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AX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AX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AX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</table:table-row>
        <table:table-row table:style-name="ro1">
          <table:table-cell office:value-type="string">
            <text:p>./laby_16_16_07.lp</text:p>
          </table:table-cell>
          <table:table-cell office:value-type="float" office:value="600.0"/>
          <table:table-cell office:value-type="float" office:value="1.0"/>
          <table:table-cell office:value-type="float" office:value="540111.0"/>
          <table:table-cell office:value-type="float" office:value="1975297.0"/>
          <table:table-cell office:value-type="float" office:value="600.0"/>
          <table:table-cell office:value-type="float" office:value="1.0"/>
          <table:table-cell office:value-type="float" office:value="540537.0"/>
          <table:table-cell office:value-type="float" office:value="198169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541469.0"/>
          <table:table-cell office:value-type="float" office:value="200389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505000.0"/>
          <table:table-cell office:value-type="float" office:value="1469105.0"/>
          <table:table-cell office:value-type="float" office:value="226150.0"/>
          <table:table-cell office:value-type="float" office:value="600.0"/>
          <table:table-cell office:value-type="float" office:value="1.0"/>
          <table:table-cell office:value-type="float" office:value="455291.0"/>
          <table:table-cell office:value-type="float" office:value="1908901.0"/>
          <table:table-cell office:value-type="float" office:value="220738.0"/>
          <table:table-cell office:value-type="float" office:value="600.0"/>
          <table:table-cell office:value-type="float" office:value="1.0"/>
          <table:table-cell office:value-type="float" office:value="437497.0"/>
          <table:table-cell office:value-type="float" office:value="971735.0"/>
          <table:table-cell office:value-type="float" office:value="94147.0"/>
          <table:table-cell office:value-type="float" office:value="600.0"/>
          <table:table-cell office:value-type="float" office:value="1.0"/>
          <table:table-cell office:value-type="float" office:value="214404.0"/>
          <table:table-cell office:value-type="float" office:value="430195.0"/>
          <table:table-cell office:value-type="float" office:value="263419.0"/>
          <table:table-cell office:value-type="float" office:value="600.0"/>
          <table:table-cell office:value-type="float" office:value="1.0"/>
          <table:table-cell office:value-type="float" office:value="282924.0"/>
          <table:table-cell office:value-type="float" office:value="709294.0"/>
          <table:table-cell office:value-type="float" office:value="250488.0"/>
          <table:table-cell office:value-type="float" office:value="600.0"/>
          <table:table-cell office:value-type="float" office:value="1.0"/>
          <table:table-cell office:value-type="float" office:value="246690.0"/>
          <table:table-cell office:value-type="float" office:value="503028.0"/>
          <table:table-cell office:value-type="float" office:value="335513.0"/>
          <table:table-cell office:value-type="float" office:value="600.0"/>
          <table:table-cell office:value-type="float" office:value="1.0"/>
          <table:table-cell office:value-type="float" office:value="110981.0"/>
          <table:table-cell office:value-type="float" office:value="307590.0"/>
          <table:table-cell office:value-type="float" office:value="142736.0"/>
          <table:table-cell office:value-type="float" office:value="600.0"/>
          <table:table-cell office:value-type="float" office:value="1.0"/>
          <table:table-cell office:value-type="float" office:value="327128.0"/>
          <table:table-cell office:value-type="float" office:value="1581030.0"/>
          <table:table-cell office:value-type="float" office:value="204074.0"/>
          <table:table-cell office:value-type="float" office:value="600.0"/>
          <table:table-cell office:value-type="float" office:value="1.0"/>
          <table:table-cell office:value-type="float" office:value="275270.0"/>
          <table:table-cell office:value-type="float" office:value="2905396.0"/>
          <table:table-cell office:value-type="float" office:value="177794.0"/>
          <table:table-cell office:value-type="float" office:value="600.0"/>
          <table:table-cell office:value-type="float" office:value="1.0"/>
          <table:table-cell office:value-type="float" office:value="355125.0"/>
          <table:table-cell office:value-type="float" office:value="1104140.0"/>
          <table:table-cell office:value-type="float" office:value="195507.0"/>
          <table:table-cell office:value-type="float" office:value="81.38"/>
          <table:table-cell table:style-name="cellBest" office:value-type="float" office:value="0.0"/>
          <table:table-cell office:value-type="float" office:value="58963.0"/>
          <table:table-cell office:value-type="float" office:value="293503.0"/>
          <table:table-cell office:value-type="float" office:value="44924.0"/>
          <table:table-cell office:value-type="float" office:value="600.0"/>
          <table:table-cell office:value-type="float" office:value="1.0"/>
          <table:table-cell office:value-type="float" office:value="37914.0"/>
          <table:table-cell table:style-name="cellBest" office:value-type="float" office:value="63445.0"/>
          <table:table-cell office:value-type="float" office:value="63445.0"/>
          <table:table-cell office:value-type="float" office:value="600.0"/>
          <table:table-cell office:value-type="float" office:value="1.0"/>
          <table:table-cell office:value-type="float" office:value="345054.0"/>
          <table:table-cell office:value-type="float" office:value="136054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50346.0"/>
          <table:table-cell office:value-type="float" office:value="511999.0"/>
          <table:table-cell office:value-type="float" office:value="378927.0"/>
          <table:table-cell office:value-type="float" office:value="600.0"/>
          <table:table-cell office:value-type="float" office:value="1.0"/>
          <table:table-cell office:value-type="float" office:value="475964.0"/>
          <table:table-cell office:value-type="float" office:value="2106369.0"/>
          <table:table-cell office:value-type="float" office:value="214335.0"/>
          <table:table-cell office:value-type="float" office:value="600.0"/>
          <table:table-cell office:value-type="float" office:value="1.0"/>
          <table:table-cell office:value-type="float" office:value="134050.0"/>
          <table:table-cell office:value-type="float" office:value="207877.0"/>
          <table:table-cell office:value-type="float" office:value="207877.0"/>
          <table:table-cell office:value-type="float" office:value="600.0"/>
          <table:table-cell office:value-type="float" office:value="1.0"/>
          <table:table-cell office:value-type="float" office:value="243977.0"/>
          <table:table-cell office:value-type="float" office:value="844974.0"/>
          <table:table-cell office:value-type="float" office:value="173149.0"/>
          <table:table-cell office:value-type="float" office:value="600.0"/>
          <table:table-cell office:value-type="float" office:value="1.0"/>
          <table:table-cell office:value-type="float" office:value="441444.0"/>
          <table:table-cell office:value-type="float" office:value="1092153.0"/>
          <table:table-cell office:value-type="float" office:value="159440.0"/>
          <table:table-cell office:value-type="float" office:value="600.0"/>
          <table:table-cell office:value-type="float" office:value="1.0"/>
          <table:table-cell office:value-type="float" office:value="258390.0"/>
          <table:table-cell office:value-type="float" office:value="348394.0"/>
          <table:table-cell office:value-type="float" office:value="312475.0"/>
          <table:table-cell office:value-type="float" office:value="600.0"/>
          <table:table-cell office:value-type="float" office:value="1.0"/>
          <table:table-cell office:value-type="float" office:value="504653.0"/>
          <table:table-cell office:value-type="float" office:value="1468134.0"/>
          <table:table-cell office:value-type="float" office:value="225961.0"/>
          <table:table-cell office:value-type="float" office:value="600.0"/>
          <table:table-cell office:value-type="float" office:value="1.0"/>
          <table:table-cell office:value-type="float" office:value="348543.0"/>
          <table:table-cell office:value-type="float" office:value="1280324.0"/>
          <table:table-cell office:value-type="float" office:value="86342.0"/>
          <table:table-cell table:style-name="cellBest" office:value-type="float" office:value="3.80971"/>
          <table:table-cell table:style-name="cellBest" office:value-type="float" office:value="0.0"/>
          <table:table-cell table:style-name="cellBest" office:value-type="float" office:value="2716.0"/>
          <table:table-cell office:value-type="float" office:value="72204.0"/>
          <table:table-cell office:value-type="float" office:value="8008.0"/>
          <table:table-cell office:value-type="float" office:value="600.0"/>
          <table:table-cell office:value-type="float" office:value="1.0"/>
          <table:table-cell office:value-type="float" office:value="436792.0"/>
          <table:table-cell office:value-type="float" office:value="828566.0"/>
          <table:table-cell office:value-type="float" office:value="506654.0"/>
          <table:table-cell office:value-type="float" office:value="600.0"/>
          <table:table-cell office:value-type="float" office:value="1.0"/>
          <table:table-cell office:value-type="float" office:value="339613.0"/>
          <table:table-cell office:value-type="float" office:value="748011.0"/>
          <table:table-cell office:value-type="float" office:value="662082.0"/>
          <table:table-cell office:value-type="float" office:value="600.0"/>
          <table:table-cell office:value-type="float" office:value="1.0"/>
          <table:table-cell office:value-type="float" office:value="280131.0"/>
          <table:table-cell office:value-type="float" office:value="498798.0"/>
          <table:table-cell office:value-type="float" office:value="478054.0"/>
          <table:table-cell office:value-type="float" office:value="600.0"/>
          <table:table-cell office:value-type="float" office:value="1.0"/>
          <table:table-cell office:value-type="float" office:value="353088.0"/>
          <table:table-cell office:value-type="float" office:value="626675.0"/>
          <table:table-cell office:value-type="float" office:value="594585.0"/>
          <table:table-cell office:value-type="float" office:value="600.0"/>
          <table:table-cell office:value-type="float" office:value="1.0"/>
          <table:table-cell office:value-type="float" office:value="310590.0"/>
          <table:table-cell office:value-type="float" office:value="944248.0"/>
          <table:table-cell office:value-type="float" office:value="84327.0"/>
          <table:table-cell office:value-type="float" office:value="600.0"/>
          <table:table-cell office:value-type="float" office:value="1.0"/>
          <table:table-cell office:value-type="float" office:value="515984.0"/>
          <table:table-cell office:value-type="float" office:value="1113490.0"/>
          <table:table-cell office:value-type="float" office:value="117291.0"/>
          <table:table-cell office:value-type="float" office:value="600.0"/>
          <table:table-cell office:value-type="float" office:value="1.0"/>
          <table:table-cell office:value-type="float" office:value="355580.0"/>
          <table:table-cell office:value-type="float" office:value="3153161.0"/>
          <table:table-cell office:value-type="float" office:value="127039.0"/>
          <table:table-cell office:value-type="float" office:value="600.0"/>
          <table:table-cell office:value-type="float" office:value="1.0"/>
          <table:table-cell office:value-type="float" office:value="354385.0"/>
          <table:table-cell office:value-type="float" office:value="3150906.0"/>
          <table:table-cell office:value-type="float" office:value="126822.0"/>
          <table:table-cell office:value-type="float" office:value="600.0"/>
          <table:table-cell office:value-type="float" office:value="1.0"/>
          <table:table-cell office:value-type="float" office:value="294730.0"/>
          <table:table-cell office:value-type="float" office:value="534276.0"/>
          <table:table-cell office:value-type="float" office:value="534276.0"/>
          <table:table-cell office:value-type="float" office:value="600.0"/>
          <table:table-cell office:value-type="float" office:value="1.0"/>
          <table:table-cell office:value-type="float" office:value="261316.0"/>
          <table:table-cell office:value-type="float" office:value="1877245.0"/>
          <table:table-cell table:style-name="cellBest" office:value-type="float" office:value="0.0"/>
          <table:table-cell office:value-type="float" office:value="19.1875"/>
          <table:table-cell table:style-name="cellBest" office:value-type="float" office:value="0.0"/>
          <table:table-cell office:value-type="float" office:value="15940.0"/>
          <table:table-cell office:value-type="float" office:value="66318.0"/>
          <table:table-cell office:value-type="float" office:value="55110.0"/>
          <table:table-cell office:value-type="float" office:value="600.0"/>
          <table:table-cell office:value-type="float" office:value="1.0"/>
          <table:table-cell office:value-type="float" office:value="300190.0"/>
          <table:table-cell office:value-type="float" office:value="2479925.0"/>
          <table:table-cell office:value-type="float" office:value="128876.0"/>
          <table:table-cell office:value-type="float" office:value="600.0"/>
          <table:table-cell office:value-type="float" office:value="1.0"/>
          <table:table-cell office:value-type="float" office:value="292768.0"/>
          <table:table-cell table:style-name="cellWorst" office:value-type="float" office:value="9651485.0"/>
          <table:table-cell table:style-name="cellWorst" office:value-type="float" office:value="9651485.0"/>
          <table:table-cell office:value-type="float" office:value="168.464"/>
          <table:table-cell table:style-name="cellBest" office:value-type="float" office:value="0.0"/>
          <table:table-cell office:value-type="float" office:value="179700.0"/>
          <table:table-cell office:value-type="float" office:value="584726.0"/>
          <table:table-cell office:value-type="float" office:value="154513.0"/>
          <table:table-cell office:value-type="float" office:value="600.0"/>
          <table:table-cell office:value-type="float" office:value="1.0"/>
          <table:table-cell office:value-type="float" office:value="403727.0"/>
          <table:table-cell office:value-type="float" office:value="1043088.0"/>
          <table:table-cell office:value-type="float" office:value="101565.0"/>
          <table:table-cell office:value-type="float" office:value="600.0"/>
          <table:table-cell office:value-type="float" office:value="1.0"/>
          <table:table-cell office:value-type="float" office:value="305851.0"/>
          <table:table-cell office:value-type="float" office:value="466142.0"/>
          <table:table-cell office:value-type="float" office:value="417400.0"/>
          <table:table-cell table:formula="of:=MI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I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I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I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I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EDIA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EDIA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EDIA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EDIA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EDIA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AX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AX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AX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AX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AX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</table:table-row>
        <table:table-row table:style-name="ro1">
          <table:table-cell office:value-type="string">
            <text:p>./laby_16_16_08.lp</text:p>
          </table:table-cell>
          <table:table-cell office:value-type="float" office:value="232.421"/>
          <table:table-cell office:value-type="float" office:value="0.0"/>
          <table:table-cell office:value-type="float" office:value="161372.0"/>
          <table:table-cell office:value-type="float" office:value="467502.0"/>
          <table:table-cell office:value-type="float" office:value="238.18"/>
          <table:table-cell office:value-type="float" office:value="0.0"/>
          <table:table-cell office:value-type="float" office:value="161372.0"/>
          <table:table-cell office:value-type="float" office:value="467502.0"/>
          <table:table-cell table:style-name="cellBest" office:value-type="float" office:value="0.0"/>
          <table:table-cell office:value-type="float" office:value="279.622"/>
          <table:table-cell office:value-type="float" office:value="0.0"/>
          <table:table-cell office:value-type="float" office:value="161372.0"/>
          <table:table-cell office:value-type="float" office:value="467502.0"/>
          <table:table-cell table:style-name="cellBest" office:value-type="float" office:value="0.0"/>
          <table:table-cell office:value-type="float" office:value="318.798"/>
          <table:table-cell office:value-type="float" office:value="0.0"/>
          <table:table-cell office:value-type="float" office:value="161372.0"/>
          <table:table-cell office:value-type="float" office:value="467502.0"/>
          <table:table-cell office:value-type="float" office:value="116978.0"/>
          <table:table-cell office:value-type="float" office:value="12.1744"/>
          <table:table-cell office:value-type="float" office:value="0.0"/>
          <table:table-cell office:value-type="float" office:value="10905.0"/>
          <table:table-cell office:value-type="float" office:value="133726.0"/>
          <table:table-cell office:value-type="float" office:value="9719.0"/>
          <table:table-cell office:value-type="float" office:value="431.964"/>
          <table:table-cell office:value-type="float" office:value="0.0"/>
          <table:table-cell office:value-type="float" office:value="298153.0"/>
          <table:table-cell office:value-type="float" office:value="861199.0"/>
          <table:table-cell office:value-type="float" office:value="8625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628.0"/>
          <table:table-cell office:value-type="float" office:value="916323.0"/>
          <table:table-cell office:value-type="float" office:value="325820.0"/>
          <table:table-cell office:value-type="float" office:value="27.1736"/>
          <table:table-cell office:value-type="float" office:value="0.0"/>
          <table:table-cell office:value-type="float" office:value="16290.0"/>
          <table:table-cell office:value-type="float" office:value="59179.0"/>
          <table:table-cell office:value-type="float" office:value="29556.0"/>
          <table:table-cell office:value-type="float" office:value="2.19996"/>
          <table:table-cell office:value-type="float" office:value="0.0"/>
          <table:table-cell table:style-name="cellBest" office:value-type="float" office:value="287.0"/>
          <table:table-cell table:style-name="cellBest" office:value-type="float" office:value="3306.0"/>
          <table:table-cell office:value-type="float" office:value="2868.0"/>
          <table:table-cell office:value-type="float" office:value="3.39903"/>
          <table:table-cell office:value-type="float" office:value="0.0"/>
          <table:table-cell office:value-type="float" office:value="623.0"/>
          <table:table-cell office:value-type="float" office:value="6192.0"/>
          <table:table-cell office:value-type="float" office:value="4028.0"/>
          <table:table-cell table:style-name="cellBest" office:value-type="float" office:value="1.56593"/>
          <table:table-cell office:value-type="float" office:value="0.0"/>
          <table:table-cell office:value-type="float" office:value="364.0"/>
          <table:table-cell office:value-type="float" office:value="6003.0"/>
          <table:table-cell office:value-type="float" office:value="2679.0"/>
          <table:table-cell office:value-type="float" office:value="3.07669"/>
          <table:table-cell office:value-type="float" office:value="0.0"/>
          <table:table-cell office:value-type="float" office:value="1092.0"/>
          <table:table-cell office:value-type="float" office:value="24663.0"/>
          <table:table-cell office:value-type="float" office:value="3493.0"/>
          <table:table-cell office:value-type="float" office:value="10.8557"/>
          <table:table-cell office:value-type="float" office:value="0.0"/>
          <table:table-cell office:value-type="float" office:value="11131.0"/>
          <table:table-cell office:value-type="float" office:value="52384.0"/>
          <table:table-cell office:value-type="float" office:value="12018.0"/>
          <table:table-cell office:value-type="float" office:value="31.8217"/>
          <table:table-cell office:value-type="float" office:value="0.0"/>
          <table:table-cell office:value-type="float" office:value="32520.0"/>
          <table:table-cell office:value-type="float" office:value="219345.0"/>
          <table:table-cell office:value-type="float" office:value="2514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8796.0"/>
          <table:table-cell office:value-type="float" office:value="89145.0"/>
          <table:table-cell office:value-type="float" office:value="89145.0"/>
          <table:table-cell office:value-type="float" office:value="106.375"/>
          <table:table-cell office:value-type="float" office:value="0.0"/>
          <table:table-cell office:value-type="float" office:value="65915.0"/>
          <table:table-cell office:value-type="float" office:value="3342842.0"/>
          <table:table-cell table:style-name="cellBest" office:value-type="float" office:value="0.0"/>
          <table:table-cell office:value-type="float" office:value="466.525"/>
          <table:table-cell office:value-type="float" office:value="0.0"/>
          <table:table-cell office:value-type="float" office:value="153493.0"/>
          <table:table-cell office:value-type="float" office:value="479509.0"/>
          <table:table-cell office:value-type="float" office:value="209848.0"/>
          <table:table-cell office:value-type="float" office:value="21.8034"/>
          <table:table-cell office:value-type="float" office:value="0.0"/>
          <table:table-cell office:value-type="float" office:value="18553.0"/>
          <table:table-cell office:value-type="float" office:value="108624.0"/>
          <table:table-cell office:value-type="float" office:value="2220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800.0"/>
          <table:table-cell office:value-type="float" office:value="235782.0"/>
          <table:table-cell office:value-type="float" office:value="235782.0"/>
          <table:table-cell office:value-type="float" office:value="379.722"/>
          <table:table-cell office:value-type="float" office:value="0.0"/>
          <table:table-cell office:value-type="float" office:value="201735.0"/>
          <table:table-cell office:value-type="float" office:value="1136218.0"/>
          <table:table-cell office:value-type="float" office:value="177782.0"/>
          <table:table-cell office:value-type="float" office:value="13.8824"/>
          <table:table-cell office:value-type="float" office:value="0.0"/>
          <table:table-cell office:value-type="float" office:value="12437.0"/>
          <table:table-cell office:value-type="float" office:value="124111.0"/>
          <table:table-cell office:value-type="float" office:value="1044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0428.0"/>
          <table:table-cell office:value-type="float" office:value="256854.0"/>
          <table:table-cell office:value-type="float" office:value="226744.0"/>
          <table:table-cell office:value-type="float" office:value="248.363"/>
          <table:table-cell office:value-type="float" office:value="0.0"/>
          <table:table-cell office:value-type="float" office:value="161372.0"/>
          <table:table-cell office:value-type="float" office:value="467502.0"/>
          <table:table-cell office:value-type="float" office:value="116978.0"/>
          <table:table-cell office:value-type="float" office:value="218.108"/>
          <table:table-cell office:value-type="float" office:value="0.0"/>
          <table:table-cell office:value-type="float" office:value="118504.0"/>
          <table:table-cell office:value-type="float" office:value="1330989.0"/>
          <table:table-cell office:value-type="float" office:value="4520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4712.0"/>
          <table:table-cell office:value-type="float" office:value="2856364.0"/>
          <table:table-cell office:value-type="float" office:value="185630.0"/>
          <table:table-cell office:value-type="float" office:value="44.0606"/>
          <table:table-cell office:value-type="float" office:value="0.0"/>
          <table:table-cell office:value-type="float" office:value="27930.0"/>
          <table:table-cell office:value-type="float" office:value="114296.0"/>
          <table:table-cell office:value-type="float" office:value="48737.0"/>
          <table:table-cell office:value-type="float" office:value="10.7544"/>
          <table:table-cell office:value-type="float" office:value="0.0"/>
          <table:table-cell office:value-type="float" office:value="8619.0"/>
          <table:table-cell office:value-type="float" office:value="38146.0"/>
          <table:table-cell office:value-type="float" office:value="22746.0"/>
          <table:table-cell office:value-type="float" office:value="40.6922"/>
          <table:table-cell office:value-type="float" office:value="0.0"/>
          <table:table-cell office:value-type="float" office:value="21636.0"/>
          <table:table-cell office:value-type="float" office:value="53957.0"/>
          <table:table-cell office:value-type="float" office:value="4649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58944.0"/>
          <table:table-cell office:value-type="float" office:value="759219.0"/>
          <table:table-cell office:value-type="float" office:value="700420.0"/>
          <table:table-cell office:value-type="float" office:value="101.032"/>
          <table:table-cell office:value-type="float" office:value="0.0"/>
          <table:table-cell office:value-type="float" office:value="100071.0"/>
          <table:table-cell office:value-type="float" office:value="433594.0"/>
          <table:table-cell office:value-type="float" office:value="368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65414.0"/>
          <table:table-cell office:value-type="float" office:value="1358239.0"/>
          <table:table-cell office:value-type="float" office:value="83043.0"/>
          <table:table-cell office:value-type="float" office:value="2.79021"/>
          <table:table-cell office:value-type="float" office:value="0.0"/>
          <table:table-cell office:value-type="float" office:value="1311.0"/>
          <table:table-cell office:value-type="float" office:value="20272.0"/>
          <table:table-cell office:value-type="float" office:value="11190.0"/>
          <table:table-cell office:value-type="float" office:value="2.99371"/>
          <table:table-cell office:value-type="float" office:value="0.0"/>
          <table:table-cell office:value-type="float" office:value="1311.0"/>
          <table:table-cell office:value-type="float" office:value="20272.0"/>
          <table:table-cell office:value-type="float" office:value="1119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4636.0"/>
          <table:table-cell office:value-type="float" office:value="750513.0"/>
          <table:table-cell office:value-type="float" office:value="750513.0"/>
          <table:table-cell office:value-type="float" office:value="9.31803"/>
          <table:table-cell office:value-type="float" office:value="0.0"/>
          <table:table-cell office:value-type="float" office:value="6541.0"/>
          <table:table-cell office:value-type="float" office:value="62123.0"/>
          <table:table-cell table:style-name="cellBest" office:value-type="float" office:value="0.0"/>
          <table:table-cell office:value-type="float" office:value="418.901"/>
          <table:table-cell office:value-type="float" office:value="0.0"/>
          <table:table-cell office:value-type="float" office:value="309636.0"/>
          <table:table-cell office:value-type="float" office:value="566961.0"/>
          <table:table-cell office:value-type="float" office:value="54607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83563.0"/>
          <table:table-cell office:value-type="float" office:value="1842720.0"/>
          <table:table-cell office:value-type="float" office:value="16132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2420.0"/>
          <table:table-cell table:style-name="cellWorst" office:value-type="float" office:value="5870368.0"/>
          <table:table-cell table:style-name="cellWorst" office:value-type="float" office:value="5870368.0"/>
          <table:table-cell office:value-type="float" office:value="16.6471"/>
          <table:table-cell office:value-type="float" office:value="0.0"/>
          <table:table-cell office:value-type="float" office:value="13379.0"/>
          <table:table-cell office:value-type="float" office:value="81091.0"/>
          <table:table-cell office:value-type="float" office:value="3578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45598.0"/>
          <table:table-cell office:value-type="float" office:value="1537457.0"/>
          <table:table-cell office:value-type="float" office:value="11774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0029.0"/>
          <table:table-cell office:value-type="float" office:value="395377.0"/>
          <table:table-cell office:value-type="float" office:value="374645.0"/>
          <table:table-cell table:formula="of:=MI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I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I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I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I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EDIA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EDIA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EDIA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EDIA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EDIA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AX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AX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AX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AX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AX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</table:table-row>
        <table:table-row table:style-name="ro1">
          <table:table-cell office:value-type="string">
            <text:p>./laby_16_16_09.lp</text:p>
          </table:table-cell>
          <table:table-cell office:value-type="float" office:value="2.93746"/>
          <table:table-cell office:value-type="float" office:value="0.0"/>
          <table:table-cell office:value-type="float" office:value="753.0"/>
          <table:table-cell office:value-type="float" office:value="6596.0"/>
          <table:table-cell office:value-type="float" office:value="2.70383"/>
          <table:table-cell office:value-type="float" office:value="0.0"/>
          <table:table-cell office:value-type="float" office:value="753.0"/>
          <table:table-cell office:value-type="float" office:value="6596.0"/>
          <table:table-cell table:style-name="cellBest" office:value-type="float" office:value="0.0"/>
          <table:table-cell office:value-type="float" office:value="2.62427"/>
          <table:table-cell office:value-type="float" office:value="0.0"/>
          <table:table-cell office:value-type="float" office:value="753.0"/>
          <table:table-cell office:value-type="float" office:value="6596.0"/>
          <table:table-cell table:style-name="cellBest" office:value-type="float" office:value="0.0"/>
          <table:table-cell office:value-type="float" office:value="2.9533"/>
          <table:table-cell office:value-type="float" office:value="0.0"/>
          <table:table-cell office:value-type="float" office:value="753.0"/>
          <table:table-cell office:value-type="float" office:value="6596.0"/>
          <table:table-cell office:value-type="float" office:value="3041.0"/>
          <table:table-cell office:value-type="float" office:value="1.63644"/>
          <table:table-cell office:value-type="float" office:value="0.0"/>
          <table:table-cell office:value-type="float" office:value="309.0"/>
          <table:table-cell office:value-type="float" office:value="6085.0"/>
          <table:table-cell office:value-type="float" office:value="2670.0"/>
          <table:table-cell office:value-type="float" office:value="5.85973"/>
          <table:table-cell office:value-type="float" office:value="0.0"/>
          <table:table-cell office:value-type="float" office:value="2672.0"/>
          <table:table-cell office:value-type="float" office:value="7382.0"/>
          <table:table-cell office:value-type="float" office:value="1682.0"/>
          <table:table-cell office:value-type="float" office:value="1.31169"/>
          <table:table-cell office:value-type="float" office:value="0.0"/>
          <table:table-cell office:value-type="float" office:value="109.0"/>
          <table:table-cell office:value-type="float" office:value="1886.0"/>
          <table:table-cell office:value-type="float" office:value="1876.0"/>
          <table:table-cell office:value-type="float" office:value="3.5802"/>
          <table:table-cell office:value-type="float" office:value="0.0"/>
          <table:table-cell office:value-type="float" office:value="1038.0"/>
          <table:table-cell office:value-type="float" office:value="8652.0"/>
          <table:table-cell office:value-type="float" office:value="4190.0"/>
          <table:table-cell office:value-type="float" office:value="2.67034"/>
          <table:table-cell office:value-type="float" office:value="0.0"/>
          <table:table-cell office:value-type="float" office:value="603.0"/>
          <table:table-cell office:value-type="float" office:value="15456.0"/>
          <table:table-cell office:value-type="float" office:value="3832.0"/>
          <table:table-cell office:value-type="float" office:value="6.25851"/>
          <table:table-cell office:value-type="float" office:value="0.0"/>
          <table:table-cell office:value-type="float" office:value="2715.0"/>
          <table:table-cell office:value-type="float" office:value="72033.0"/>
          <table:table-cell office:value-type="float" office:value="7675.0"/>
          <table:table-cell office:value-type="float" office:value="13.1454"/>
          <table:table-cell office:value-type="float" office:value="0.0"/>
          <table:table-cell office:value-type="float" office:value="16678.0"/>
          <table:table-cell office:value-type="float" office:value="159784.0"/>
          <table:table-cell office:value-type="float" office:value="11379.0"/>
          <table:table-cell office:value-type="float" office:value="193.642"/>
          <table:table-cell office:value-type="float" office:value="0.0"/>
          <table:table-cell office:value-type="float" office:value="148968.0"/>
          <table:table-cell office:value-type="float" office:value="690046.0"/>
          <table:table-cell office:value-type="float" office:value="87984.0"/>
          <table:table-cell office:value-type="float" office:value="44.138"/>
          <table:table-cell office:value-type="float" office:value="0.0"/>
          <table:table-cell office:value-type="float" office:value="33716.0"/>
          <table:table-cell office:value-type="float" office:value="268264.0"/>
          <table:table-cell office:value-type="float" office:value="30906.0"/>
          <table:table-cell office:value-type="float" office:value="1.36054"/>
          <table:table-cell office:value-type="float" office:value="0.0"/>
          <table:table-cell office:value-type="float" office:value="109.0"/>
          <table:table-cell office:value-type="float" office:value="1875.0"/>
          <table:table-cell office:value-type="float" office:value="1868.0"/>
          <table:table-cell office:value-type="float" office:value="1.38279"/>
          <table:table-cell office:value-type="float" office:value="0.0"/>
          <table:table-cell office:value-type="float" office:value="111.0"/>
          <table:table-cell table:style-name="cellBest" office:value-type="float" office:value="1870.0"/>
          <table:table-cell office:value-type="float" office:value="1870.0"/>
          <table:table-cell office:value-type="float" office:value="5.22095"/>
          <table:table-cell office:value-type="float" office:value="0.0"/>
          <table:table-cell office:value-type="float" office:value="3511.0"/>
          <table:table-cell office:value-type="float" office:value="96566.0"/>
          <table:table-cell table:style-name="cellBest" office:value-type="float" office:value="0.0"/>
          <table:table-cell office:value-type="float" office:value="8.22287"/>
          <table:table-cell office:value-type="float" office:value="0.0"/>
          <table:table-cell office:value-type="float" office:value="2875.0"/>
          <table:table-cell office:value-type="float" office:value="205609.0"/>
          <table:table-cell office:value-type="float" office:value="7499.0"/>
          <table:table-cell table:style-name="cellBest" office:value-type="float" office:value="1.04363"/>
          <table:table-cell office:value-type="float" office:value="0.0"/>
          <table:table-cell table:style-name="cellBest" office:value-type="float" office:value="44.0"/>
          <table:table-cell office:value-type="float" office:value="2838.0"/>
          <table:table-cell office:value-type="float" office:value="2835.0"/>
          <table:table-cell office:value-type="float" office:value="12.0127"/>
          <table:table-cell office:value-type="float" office:value="0.0"/>
          <table:table-cell office:value-type="float" office:value="2208.0"/>
          <table:table-cell office:value-type="float" office:value="11616.0"/>
          <table:table-cell office:value-type="float" office:value="11616.0"/>
          <table:table-cell office:value-type="float" office:value="8.70701"/>
          <table:table-cell office:value-type="float" office:value="0.0"/>
          <table:table-cell office:value-type="float" office:value="3254.0"/>
          <table:table-cell office:value-type="float" office:value="348922.0"/>
          <table:table-cell office:value-type="float" office:value="8065.0"/>
          <table:table-cell office:value-type="float" office:value="3.78805"/>
          <table:table-cell office:value-type="float" office:value="0.0"/>
          <table:table-cell office:value-type="float" office:value="2484.0"/>
          <table:table-cell office:value-type="float" office:value="29786.0"/>
          <table:table-cell office:value-type="float" office:value="6093.0"/>
          <table:table-cell office:value-type="float" office:value="195.698"/>
          <table:table-cell office:value-type="float" office:value="0.0"/>
          <table:table-cell office:value-type="float" office:value="49923.0"/>
          <table:table-cell office:value-type="float" office:value="77844.0"/>
          <table:table-cell office:value-type="float" office:value="66687.0"/>
          <table:table-cell office:value-type="float" office:value="2.62272"/>
          <table:table-cell office:value-type="float" office:value="0.0"/>
          <table:table-cell office:value-type="float" office:value="753.0"/>
          <table:table-cell office:value-type="float" office:value="6596.0"/>
          <table:table-cell office:value-type="float" office:value="3041.0"/>
          <table:table-cell office:value-type="float" office:value="3.91047"/>
          <table:table-cell office:value-type="float" office:value="0.0"/>
          <table:table-cell office:value-type="float" office:value="2267.0"/>
          <table:table-cell office:value-type="float" office:value="15661.0"/>
          <table:table-cell office:value-type="float" office:value="1927.0"/>
          <table:table-cell office:value-type="float" office:value="2.74133"/>
          <table:table-cell office:value-type="float" office:value="0.0"/>
          <table:table-cell office:value-type="float" office:value="1081.0"/>
          <table:table-cell office:value-type="float" office:value="64212.0"/>
          <table:table-cell office:value-type="float" office:value="6245.0"/>
          <table:table-cell office:value-type="float" office:value="54.9472"/>
          <table:table-cell office:value-type="float" office:value="0.0"/>
          <table:table-cell office:value-type="float" office:value="35173.0"/>
          <table:table-cell office:value-type="float" office:value="113641.0"/>
          <table:table-cell office:value-type="float" office:value="57080.0"/>
          <table:table-cell office:value-type="float" office:value="8.38092"/>
          <table:table-cell office:value-type="float" office:value="0.0"/>
          <table:table-cell office:value-type="float" office:value="6999.0"/>
          <table:table-cell office:value-type="float" office:value="69431.0"/>
          <table:table-cell office:value-type="float" office:value="41535.0"/>
          <table:table-cell office:value-type="float" office:value="57.7366"/>
          <table:table-cell office:value-type="float" office:value="0.0"/>
          <table:table-cell office:value-type="float" office:value="32098.0"/>
          <table:table-cell office:value-type="float" office:value="98158.0"/>
          <table:table-cell office:value-type="float" office:value="76774.0"/>
          <table:table-cell office:value-type="float" office:value="2.9761"/>
          <table:table-cell office:value-type="float" office:value="0.0"/>
          <table:table-cell office:value-type="float" office:value="1302.0"/>
          <table:table-cell office:value-type="float" office:value="6185.0"/>
          <table:table-cell office:value-type="float" office:value="3904.0"/>
          <table:table-cell office:value-type="float" office:value="15.1102"/>
          <table:table-cell office:value-type="float" office:value="0.0"/>
          <table:table-cell office:value-type="float" office:value="12260.0"/>
          <table:table-cell office:value-type="float" office:value="61568.0"/>
          <table:table-cell office:value-type="float" office:value="12937.0"/>
          <table:table-cell office:value-type="float" office:value="1.77311"/>
          <table:table-cell office:value-type="float" office:value="0.0"/>
          <table:table-cell office:value-type="float" office:value="595.0"/>
          <table:table-cell office:value-type="float" office:value="6924.0"/>
          <table:table-cell office:value-type="float" office:value="5219.0"/>
          <table:table-cell office:value-type="float" office:value="11.6158"/>
          <table:table-cell office:value-type="float" office:value="0.0"/>
          <table:table-cell office:value-type="float" office:value="9911.0"/>
          <table:table-cell office:value-type="float" office:value="50549.0"/>
          <table:table-cell office:value-type="float" office:value="8591.0"/>
          <table:table-cell office:value-type="float" office:value="11.8607"/>
          <table:table-cell office:value-type="float" office:value="0.0"/>
          <table:table-cell office:value-type="float" office:value="9911.0"/>
          <table:table-cell office:value-type="float" office:value="50549.0"/>
          <table:table-cell office:value-type="float" office:value="8591.0"/>
          <table:table-cell office:value-type="float" office:value="7.61698"/>
          <table:table-cell office:value-type="float" office:value="0.0"/>
          <table:table-cell office:value-type="float" office:value="5666.0"/>
          <table:table-cell office:value-type="float" office:value="49553.0"/>
          <table:table-cell office:value-type="float" office:value="49553.0"/>
          <table:table-cell office:value-type="float" office:value="10.7592"/>
          <table:table-cell office:value-type="float" office:value="0.0"/>
          <table:table-cell office:value-type="float" office:value="6813.0"/>
          <table:table-cell office:value-type="float" office:value="91988.0"/>
          <table:table-cell table:style-name="cellBest" office:value-type="float" office:value="0.0"/>
          <table:table-cell office:value-type="float" office:value="21.53"/>
          <table:table-cell office:value-type="float" office:value="0.0"/>
          <table:table-cell office:value-type="float" office:value="18756.0"/>
          <table:table-cell office:value-type="float" office:value="71534.0"/>
          <table:table-cell office:value-type="float" office:value="58871.0"/>
          <table:table-cell office:value-type="float" office:value="6.0203"/>
          <table:table-cell office:value-type="float" office:value="0.0"/>
          <table:table-cell office:value-type="float" office:value="4144.0"/>
          <table:table-cell office:value-type="float" office:value="78870.0"/>
          <table:table-cell office:value-type="float" office:value="5834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04649.0"/>
          <table:table-cell table:style-name="cellWorst" office:value-type="float" office:value="9536224.0"/>
          <table:table-cell table:style-name="cellWorst" office:value-type="float" office:value="9536224.0"/>
          <table:table-cell office:value-type="float" office:value="91.6557"/>
          <table:table-cell office:value-type="float" office:value="0.0"/>
          <table:table-cell office:value-type="float" office:value="90483.0"/>
          <table:table-cell office:value-type="float" office:value="347703.0"/>
          <table:table-cell office:value-type="float" office:value="207869.0"/>
          <table:table-cell office:value-type="float" office:value="2.56545"/>
          <table:table-cell office:value-type="float" office:value="0.0"/>
          <table:table-cell office:value-type="float" office:value="1443.0"/>
          <table:table-cell office:value-type="float" office:value="17577.0"/>
          <table:table-cell office:value-type="float" office:value="7654.0"/>
          <table:table-cell office:value-type="float" office:value="71.2721"/>
          <table:table-cell office:value-type="float" office:value="0.0"/>
          <table:table-cell office:value-type="float" office:value="58536.0"/>
          <table:table-cell office:value-type="float" office:value="100658.0"/>
          <table:table-cell office:value-type="float" office:value="83228.0"/>
          <table:table-cell table:formula="of:=MI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I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I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I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I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EDIA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EDIA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EDIA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EDIA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EDIA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AX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AX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AX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AX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AX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</table:table-row>
        <table:table-row table:style-name="ro1">
          <table:table-cell office:value-type="string">
            <text:p>./laby_16_16_10.lp</text:p>
          </table:table-cell>
          <table:table-cell office:value-type="float" office:value="22.9783"/>
          <table:table-cell office:value-type="float" office:value="0.0"/>
          <table:table-cell office:value-type="float" office:value="16511.0"/>
          <table:table-cell office:value-type="float" office:value="79497.0"/>
          <table:table-cell office:value-type="float" office:value="23.5538"/>
          <table:table-cell office:value-type="float" office:value="0.0"/>
          <table:table-cell office:value-type="float" office:value="16511.0"/>
          <table:table-cell office:value-type="float" office:value="79497.0"/>
          <table:table-cell table:style-name="cellBest" office:value-type="float" office:value="0.0"/>
          <table:table-cell office:value-type="float" office:value="21.8932"/>
          <table:table-cell office:value-type="float" office:value="0.0"/>
          <table:table-cell office:value-type="float" office:value="16511.0"/>
          <table:table-cell office:value-type="float" office:value="79497.0"/>
          <table:table-cell table:style-name="cellBest" office:value-type="float" office:value="0.0"/>
          <table:table-cell office:value-type="float" office:value="16.3541"/>
          <table:table-cell office:value-type="float" office:value="0.0"/>
          <table:table-cell office:value-type="float" office:value="16511.0"/>
          <table:table-cell office:value-type="float" office:value="79497.0"/>
          <table:table-cell office:value-type="float" office:value="16445.0"/>
          <table:table-cell office:value-type="float" office:value="314.075"/>
          <table:table-cell office:value-type="float" office:value="0.0"/>
          <table:table-cell office:value-type="float" office:value="223983.0"/>
          <table:table-cell office:value-type="float" office:value="663780.0"/>
          <table:table-cell office:value-type="float" office:value="112123.0"/>
          <table:table-cell office:value-type="float" office:value="13.6216"/>
          <table:table-cell office:value-type="float" office:value="0.0"/>
          <table:table-cell office:value-type="float" office:value="8470.0"/>
          <table:table-cell office:value-type="float" office:value="44980.0"/>
          <table:table-cell office:value-type="float" office:value="3414.0"/>
          <table:table-cell office:value-type="float" office:value="57.9951"/>
          <table:table-cell office:value-type="float" office:value="0.0"/>
          <table:table-cell office:value-type="float" office:value="35417.0"/>
          <table:table-cell office:value-type="float" office:value="159645.0"/>
          <table:table-cell office:value-type="float" office:value="38419.0"/>
          <table:table-cell office:value-type="float" office:value="2.03152"/>
          <table:table-cell office:value-type="float" office:value="0.0"/>
          <table:table-cell office:value-type="float" office:value="573.0"/>
          <table:table-cell office:value-type="float" office:value="4975.0"/>
          <table:table-cell office:value-type="float" office:value="2928.0"/>
          <table:table-cell office:value-type="float" office:value="11.4362"/>
          <table:table-cell office:value-type="float" office:value="0.0"/>
          <table:table-cell office:value-type="float" office:value="6857.0"/>
          <table:table-cell office:value-type="float" office:value="127577.0"/>
          <table:table-cell office:value-type="float" office:value="13555.0"/>
          <table:table-cell office:value-type="float" office:value="4.24849"/>
          <table:table-cell office:value-type="float" office:value="0.0"/>
          <table:table-cell office:value-type="float" office:value="1722.0"/>
          <table:table-cell office:value-type="float" office:value="13982.0"/>
          <table:table-cell office:value-type="float" office:value="5455.0"/>
          <table:table-cell office:value-type="float" office:value="1.97642"/>
          <table:table-cell office:value-type="float" office:value="0.0"/>
          <table:table-cell office:value-type="float" office:value="586.0"/>
          <table:table-cell office:value-type="float" office:value="5113.0"/>
          <table:table-cell office:value-type="float" office:value="2613.0"/>
          <table:table-cell office:value-type="float" office:value="5.36785"/>
          <table:table-cell office:value-type="float" office:value="0.0"/>
          <table:table-cell office:value-type="float" office:value="3407.0"/>
          <table:table-cell office:value-type="float" office:value="18942.0"/>
          <table:table-cell office:value-type="float" office:value="5483.0"/>
          <table:table-cell office:value-type="float" office:value="13.705"/>
          <table:table-cell office:value-type="float" office:value="0.0"/>
          <table:table-cell office:value-type="float" office:value="11745.0"/>
          <table:table-cell office:value-type="float" office:value="43441.0"/>
          <table:table-cell office:value-type="float" office:value="13263.0"/>
          <table:table-cell office:value-type="float" office:value="1.89852"/>
          <table:table-cell office:value-type="float" office:value="0.0"/>
          <table:table-cell office:value-type="float" office:value="768.0"/>
          <table:table-cell office:value-type="float" office:value="6463.0"/>
          <table:table-cell office:value-type="float" office:value="3025.0"/>
          <table:table-cell office:value-type="float" office:value="4.79604"/>
          <table:table-cell office:value-type="float" office:value="0.0"/>
          <table:table-cell office:value-type="float" office:value="1093.0"/>
          <table:table-cell office:value-type="float" office:value="4468.0"/>
          <table:table-cell office:value-type="float" office:value="4468.0"/>
          <table:table-cell office:value-type="float" office:value="60.8946"/>
          <table:table-cell office:value-type="float" office:value="0.0"/>
          <table:table-cell office:value-type="float" office:value="48396.0"/>
          <table:table-cell office:value-type="float" office:value="99354.0"/>
          <table:table-cell table:style-name="cellBest" office:value-type="float" office:value="0.0"/>
          <table:table-cell office:value-type="float" office:value="2.08703"/>
          <table:table-cell office:value-type="float" office:value="0.0"/>
          <table:table-cell office:value-type="float" office:value="456.0"/>
          <table:table-cell office:value-type="float" office:value="4224.0"/>
          <table:table-cell office:value-type="float" office:value="2311.0"/>
          <table:table-cell office:value-type="float" office:value="2.7955"/>
          <table:table-cell office:value-type="float" office:value="0.0"/>
          <table:table-cell office:value-type="float" office:value="1654.0"/>
          <table:table-cell office:value-type="float" office:value="11005.0"/>
          <table:table-cell office:value-type="float" office:value="7691.0"/>
          <table:table-cell office:value-type="float" office:value="527.327"/>
          <table:table-cell office:value-type="float" office:value="0.0"/>
          <table:table-cell office:value-type="float" office:value="139965.0"/>
          <table:table-cell office:value-type="float" office:value="218285.0"/>
          <table:table-cell office:value-type="float" office:value="218285.0"/>
          <table:table-cell office:value-type="float" office:value="3.89287"/>
          <table:table-cell office:value-type="float" office:value="0.0"/>
          <table:table-cell office:value-type="float" office:value="1540.0"/>
          <table:table-cell office:value-type="float" office:value="9328.0"/>
          <table:table-cell office:value-type="float" office:value="4476.0"/>
          <table:table-cell office:value-type="float" office:value="173.93"/>
          <table:table-cell office:value-type="float" office:value="0.0"/>
          <table:table-cell office:value-type="float" office:value="119124.0"/>
          <table:table-cell office:value-type="float" office:value="343771.0"/>
          <table:table-cell office:value-type="float" office:value="6755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7132.0"/>
          <table:table-cell office:value-type="float" office:value="283050.0"/>
          <table:table-cell office:value-type="float" office:value="261731.0"/>
          <table:table-cell office:value-type="float" office:value="18.5312"/>
          <table:table-cell office:value-type="float" office:value="0.0"/>
          <table:table-cell office:value-type="float" office:value="16511.0"/>
          <table:table-cell office:value-type="float" office:value="79497.0"/>
          <table:table-cell office:value-type="float" office:value="16445.0"/>
          <table:table-cell office:value-type="float" office:value="1.67381"/>
          <table:table-cell office:value-type="float" office:value="0.0"/>
          <table:table-cell office:value-type="float" office:value="628.0"/>
          <table:table-cell office:value-type="float" office:value="6487.0"/>
          <table:table-cell office:value-type="float" office:value="583.0"/>
          <table:table-cell office:value-type="float" office:value="11.9227"/>
          <table:table-cell office:value-type="float" office:value="0.0"/>
          <table:table-cell office:value-type="float" office:value="8245.0"/>
          <table:table-cell office:value-type="float" office:value="28239.0"/>
          <table:table-cell office:value-type="float" office:value="3233.0"/>
          <table:table-cell office:value-type="float" office:value="56.8973"/>
          <table:table-cell office:value-type="float" office:value="0.0"/>
          <table:table-cell office:value-type="float" office:value="38792.0"/>
          <table:table-cell office:value-type="float" office:value="85859.0"/>
          <table:table-cell office:value-type="float" office:value="54589.0"/>
          <table:table-cell office:value-type="float" office:value="216.541"/>
          <table:table-cell office:value-type="float" office:value="0.0"/>
          <table:table-cell office:value-type="float" office:value="131686.0"/>
          <table:table-cell office:value-type="float" office:value="285699.0"/>
          <table:table-cell office:value-type="float" office:value="244112.0"/>
          <table:table-cell office:value-type="float" office:value="3.69068"/>
          <table:table-cell office:value-type="float" office:value="0.0"/>
          <table:table-cell office:value-type="float" office:value="1561.0"/>
          <table:table-cell office:value-type="float" office:value="10004.0"/>
          <table:table-cell office:value-type="float" office:value="6941.0"/>
          <table:table-cell office:value-type="float" office:value="2.8023"/>
          <table:table-cell office:value-type="float" office:value="0.0"/>
          <table:table-cell office:value-type="float" office:value="1109.0"/>
          <table:table-cell office:value-type="float" office:value="6384.0"/>
          <table:table-cell office:value-type="float" office:value="4144.0"/>
          <table:table-cell office:value-type="float" office:value="9.61213"/>
          <table:table-cell office:value-type="float" office:value="0.0"/>
          <table:table-cell office:value-type="float" office:value="8887.0"/>
          <table:table-cell office:value-type="float" office:value="36273.0"/>
          <table:table-cell office:value-type="float" office:value="7572.0"/>
          <table:table-cell office:value-type="float" office:value="8.19503"/>
          <table:table-cell office:value-type="float" office:value="0.0"/>
          <table:table-cell office:value-type="float" office:value="5245.0"/>
          <table:table-cell office:value-type="float" office:value="32069.0"/>
          <table:table-cell office:value-type="float" office:value="7849.0"/>
          <table:table-cell office:value-type="float" office:value="13.8303"/>
          <table:table-cell office:value-type="float" office:value="0.0"/>
          <table:table-cell office:value-type="float" office:value="8797.0"/>
          <table:table-cell office:value-type="float" office:value="25355.0"/>
          <table:table-cell office:value-type="float" office:value="8153.0"/>
          <table:table-cell office:value-type="float" office:value="12.5848"/>
          <table:table-cell office:value-type="float" office:value="0.0"/>
          <table:table-cell office:value-type="float" office:value="8797.0"/>
          <table:table-cell office:value-type="float" office:value="25355.0"/>
          <table:table-cell office:value-type="float" office:value="8153.0"/>
          <table:table-cell office:value-type="float" office:value="109.634"/>
          <table:table-cell office:value-type="float" office:value="0.0"/>
          <table:table-cell office:value-type="float" office:value="90260.0"/>
          <table:table-cell office:value-type="float" office:value="202739.0"/>
          <table:table-cell office:value-type="float" office:value="202739.0"/>
          <table:table-cell office:value-type="float" office:value="13.6544"/>
          <table:table-cell office:value-type="float" office:value="0.0"/>
          <table:table-cell office:value-type="float" office:value="9428.0"/>
          <table:table-cell office:value-type="float" office:value="152432.0"/>
          <table:table-cell table:style-name="cellBest" office:value-type="float" office:value="0.0"/>
          <table:table-cell office:value-type="float" office:value="2.843"/>
          <table:table-cell office:value-type="float" office:value="0.0"/>
          <table:table-cell office:value-type="float" office:value="1838.0"/>
          <table:table-cell office:value-type="float" office:value="9214.0"/>
          <table:table-cell office:value-type="float" office:value="4822.0"/>
          <table:table-cell office:value-type="float" office:value="3.45706"/>
          <table:table-cell office:value-type="float" office:value="0.0"/>
          <table:table-cell office:value-type="float" office:value="1931.0"/>
          <table:table-cell office:value-type="float" office:value="41399.0"/>
          <table:table-cell office:value-type="float" office:value="3191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8087.0"/>
          <table:table-cell table:style-name="cellWorst" office:value-type="float" office:value="9193184.0"/>
          <table:table-cell table:style-name="cellWorst" office:value-type="float" office:value="9193184.0"/>
          <table:table-cell office:value-type="float" office:value="5.7664"/>
          <table:table-cell office:value-type="float" office:value="0.0"/>
          <table:table-cell office:value-type="float" office:value="2265.0"/>
          <table:table-cell office:value-type="float" office:value="8871.0"/>
          <table:table-cell office:value-type="float" office:value="6124.0"/>
          <table:table-cell office:value-type="float" office:value="39.8266"/>
          <table:table-cell office:value-type="float" office:value="0.0"/>
          <table:table-cell office:value-type="float" office:value="29804.0"/>
          <table:table-cell office:value-type="float" office:value="105724.0"/>
          <table:table-cell office:value-type="float" office:value="13579.0"/>
          <table:table-cell table:style-name="cellBest" office:value-type="float" office:value="1.22629"/>
          <table:table-cell office:value-type="float" office:value="0.0"/>
          <table:table-cell table:style-name="cellBest" office:value-type="float" office:value="160.0"/>
          <table:table-cell table:style-name="cellBest" office:value-type="float" office:value="1206.0"/>
          <table:table-cell office:value-type="float" office:value="1066.0"/>
          <table:table-cell table:formula="of:=MI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I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I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I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I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EDIA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EDIA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EDIA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EDIA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EDIA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AX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AX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AX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AX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AX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</table:table-row>
        <table:table-row table:style-name="ro1">
          <table:table-cell office:value-type="string">
            <text:p>./laby_16_16_11.lp</text:p>
          </table:table-cell>
          <table:table-cell office:value-type="float" office:value="3.03458"/>
          <table:table-cell office:value-type="float" office:value="0.0"/>
          <table:table-cell office:value-type="float" office:value="648.0"/>
          <table:table-cell office:value-type="float" office:value="85266.0"/>
          <table:table-cell office:value-type="float" office:value="2.54321"/>
          <table:table-cell office:value-type="float" office:value="0.0"/>
          <table:table-cell office:value-type="float" office:value="648.0"/>
          <table:table-cell office:value-type="float" office:value="85266.0"/>
          <table:table-cell table:style-name="cellBest" office:value-type="float" office:value="0.0"/>
          <table:table-cell office:value-type="float" office:value="2.8263"/>
          <table:table-cell office:value-type="float" office:value="0.0"/>
          <table:table-cell office:value-type="float" office:value="648.0"/>
          <table:table-cell office:value-type="float" office:value="85266.0"/>
          <table:table-cell table:style-name="cellBest" office:value-type="float" office:value="0.0"/>
          <table:table-cell office:value-type="float" office:value="3.15173"/>
          <table:table-cell office:value-type="float" office:value="0.0"/>
          <table:table-cell office:value-type="float" office:value="648.0"/>
          <table:table-cell office:value-type="float" office:value="85266.0"/>
          <table:table-cell office:value-type="float" office:value="3308.0"/>
          <table:table-cell office:value-type="float" office:value="3.66865"/>
          <table:table-cell office:value-type="float" office:value="0.0"/>
          <table:table-cell office:value-type="float" office:value="1398.0"/>
          <table:table-cell office:value-type="float" office:value="85227.0"/>
          <table:table-cell office:value-type="float" office:value="5208.0"/>
          <table:table-cell office:value-type="float" office:value="2.16654"/>
          <table:table-cell office:value-type="float" office:value="0.0"/>
          <table:table-cell office:value-type="float" office:value="385.0"/>
          <table:table-cell office:value-type="float" office:value="1953.0"/>
          <table:table-cell office:value-type="float" office:value="250.0"/>
          <table:table-cell office:value-type="float" office:value="4.67797"/>
          <table:table-cell office:value-type="float" office:value="0.0"/>
          <table:table-cell office:value-type="float" office:value="2157.0"/>
          <table:table-cell office:value-type="float" office:value="30344.0"/>
          <table:table-cell office:value-type="float" office:value="7271.0"/>
          <table:table-cell office:value-type="float" office:value="3.31765"/>
          <table:table-cell office:value-type="float" office:value="0.0"/>
          <table:table-cell office:value-type="float" office:value="932.0"/>
          <table:table-cell office:value-type="float" office:value="15466.0"/>
          <table:table-cell office:value-type="float" office:value="5303.0"/>
          <table:table-cell office:value-type="float" office:value="2.70901"/>
          <table:table-cell office:value-type="float" office:value="0.0"/>
          <table:table-cell office:value-type="float" office:value="651.0"/>
          <table:table-cell office:value-type="float" office:value="6259.0"/>
          <table:table-cell office:value-type="float" office:value="5050.0"/>
          <table:table-cell office:value-type="float" office:value="1.35519"/>
          <table:table-cell office:value-type="float" office:value="0.0"/>
          <table:table-cell office:value-type="float" office:value="154.0"/>
          <table:table-cell office:value-type="float" office:value="4619.0"/>
          <table:table-cell office:value-type="float" office:value="3976.0"/>
          <table:table-cell office:value-type="float" office:value="4.18554"/>
          <table:table-cell office:value-type="float" office:value="0.0"/>
          <table:table-cell office:value-type="float" office:value="1771.0"/>
          <table:table-cell office:value-type="float" office:value="47849.0"/>
          <table:table-cell office:value-type="float" office:value="4757.0"/>
          <table:table-cell office:value-type="float" office:value="1.64181"/>
          <table:table-cell office:value-type="float" office:value="0.0"/>
          <table:table-cell office:value-type="float" office:value="203.0"/>
          <table:table-cell office:value-type="float" office:value="6841.0"/>
          <table:table-cell office:value-type="float" office:value="2950.0"/>
          <table:table-cell office:value-type="float" office:value="2.78296"/>
          <table:table-cell office:value-type="float" office:value="0.0"/>
          <table:table-cell office:value-type="float" office:value="914.0"/>
          <table:table-cell office:value-type="float" office:value="29924.0"/>
          <table:table-cell office:value-type="float" office:value="4856.0"/>
          <table:table-cell office:value-type="float" office:value="1.98642"/>
          <table:table-cell office:value-type="float" office:value="0.0"/>
          <table:table-cell office:value-type="float" office:value="507.0"/>
          <table:table-cell office:value-type="float" office:value="42560.0"/>
          <table:table-cell office:value-type="float" office:value="4661.0"/>
          <table:table-cell office:value-type="float" office:value="7.23153"/>
          <table:table-cell office:value-type="float" office:value="0.0"/>
          <table:table-cell office:value-type="float" office:value="822.0"/>
          <table:table-cell office:value-type="float" office:value="7926.0"/>
          <table:table-cell office:value-type="float" office:value="7926.0"/>
          <table:table-cell office:value-type="float" office:value="0.994287"/>
          <table:table-cell office:value-type="float" office:value="0.0"/>
          <table:table-cell office:value-type="float" office:value="87.0"/>
          <table:table-cell table:style-name="cellBest" office:value-type="float" office:value="197.0"/>
          <table:table-cell table:style-name="cellBest" office:value-type="float" office:value="0.0"/>
          <table:table-cell office:value-type="float" office:value="1.63564"/>
          <table:table-cell office:value-type="float" office:value="0.0"/>
          <table:table-cell office:value-type="float" office:value="220.0"/>
          <table:table-cell office:value-type="float" office:value="13995.0"/>
          <table:table-cell office:value-type="float" office:value="4630.0"/>
          <table:table-cell office:value-type="float" office:value="1.041"/>
          <table:table-cell office:value-type="float" office:value="0.0"/>
          <table:table-cell office:value-type="float" office:value="41.0"/>
          <table:table-cell office:value-type="float" office:value="2361.0"/>
          <table:table-cell office:value-type="float" office:value="2352.0"/>
          <table:table-cell office:value-type="float" office:value="1.00053"/>
          <table:table-cell office:value-type="float" office:value="0.0"/>
          <table:table-cell office:value-type="float" office:value="24.0"/>
          <table:table-cell office:value-type="float" office:value="2015.0"/>
          <table:table-cell office:value-type="float" office:value="2015.0"/>
          <table:table-cell office:value-type="float" office:value="1.73489"/>
          <table:table-cell office:value-type="float" office:value="0.0"/>
          <table:table-cell office:value-type="float" office:value="371.0"/>
          <table:table-cell office:value-type="float" office:value="7242.0"/>
          <table:table-cell office:value-type="float" office:value="5677.0"/>
          <table:table-cell office:value-type="float" office:value="0.960907"/>
          <table:table-cell office:value-type="float" office:value="0.0"/>
          <table:table-cell table:style-name="cellBest" office:value-type="float" office:value="7.0"/>
          <table:table-cell office:value-type="float" office:value="985.0"/>
          <table:table-cell office:value-type="float" office:value="985.0"/>
          <table:table-cell table:style-name="cellBest" office:value-type="float" office:value="0.926213"/>
          <table:table-cell office:value-type="float" office:value="0.0"/>
          <table:table-cell table:style-name="cellBest" office:value-type="float" office:value="7.0"/>
          <table:table-cell office:value-type="float" office:value="985.0"/>
          <table:table-cell office:value-type="float" office:value="945.0"/>
          <table:table-cell office:value-type="float" office:value="2.69358"/>
          <table:table-cell office:value-type="float" office:value="0.0"/>
          <table:table-cell office:value-type="float" office:value="648.0"/>
          <table:table-cell office:value-type="float" office:value="85266.0"/>
          <table:table-cell office:value-type="float" office:value="3308.0"/>
          <table:table-cell office:value-type="float" office:value="8.12561"/>
          <table:table-cell office:value-type="float" office:value="0.0"/>
          <table:table-cell office:value-type="float" office:value="4870.0"/>
          <table:table-cell office:value-type="float" office:value="142746.0"/>
          <table:table-cell office:value-type="float" office:value="22259.0"/>
          <table:table-cell office:value-type="float" office:value="1.054"/>
          <table:table-cell office:value-type="float" office:value="0.0"/>
          <table:table-cell table:style-name="cellBest" office:value-type="float" office:value="7.0"/>
          <table:table-cell office:value-type="float" office:value="942.0"/>
          <table:table-cell office:value-type="float" office:value="3.0"/>
          <table:table-cell office:value-type="float" office:value="1.89576"/>
          <table:table-cell office:value-type="float" office:value="0.0"/>
          <table:table-cell office:value-type="float" office:value="157.0"/>
          <table:table-cell office:value-type="float" office:value="9174.0"/>
          <table:table-cell office:value-type="float" office:value="484.0"/>
          <table:table-cell office:value-type="float" office:value="1.62513"/>
          <table:table-cell office:value-type="float" office:value="0.0"/>
          <table:table-cell office:value-type="float" office:value="306.0"/>
          <table:table-cell office:value-type="float" office:value="5405.0"/>
          <table:table-cell office:value-type="float" office:value="2040.0"/>
          <table:table-cell office:value-type="float" office:value="2.26648"/>
          <table:table-cell office:value-type="float" office:value="0.0"/>
          <table:table-cell office:value-type="float" office:value="521.0"/>
          <table:table-cell office:value-type="float" office:value="6550.0"/>
          <table:table-cell office:value-type="float" office:value="3644.0"/>
          <table:table-cell office:value-type="float" office:value="8.29084"/>
          <table:table-cell office:value-type="float" office:value="0.0"/>
          <table:table-cell office:value-type="float" office:value="5668.0"/>
          <table:table-cell office:value-type="float" office:value="20849.0"/>
          <table:table-cell office:value-type="float" office:value="16155.0"/>
          <table:table-cell office:value-type="float" office:value="3.29822"/>
          <table:table-cell office:value-type="float" office:value="0.0"/>
          <table:table-cell office:value-type="float" office:value="1900.0"/>
          <table:table-cell office:value-type="float" office:value="13950.0"/>
          <table:table-cell office:value-type="float" office:value="5829.0"/>
          <table:table-cell office:value-type="float" office:value="8.98033"/>
          <table:table-cell office:value-type="float" office:value="0.0"/>
          <table:table-cell office:value-type="float" office:value="7649.0"/>
          <table:table-cell office:value-type="float" office:value="54582.0"/>
          <table:table-cell office:value-type="float" office:value="9840.0"/>
          <table:table-cell office:value-type="float" office:value="1.82976"/>
          <table:table-cell office:value-type="float" office:value="0.0"/>
          <table:table-cell office:value-type="float" office:value="591.0"/>
          <table:table-cell office:value-type="float" office:value="9128.0"/>
          <table:table-cell office:value-type="float" office:value="6396.0"/>
          <table:table-cell office:value-type="float" office:value="2.37845"/>
          <table:table-cell office:value-type="float" office:value="0.0"/>
          <table:table-cell office:value-type="float" office:value="591.0"/>
          <table:table-cell office:value-type="float" office:value="9128.0"/>
          <table:table-cell office:value-type="float" office:value="6396.0"/>
          <table:table-cell office:value-type="float" office:value="195.458"/>
          <table:table-cell office:value-type="float" office:value="0.0"/>
          <table:table-cell office:value-type="float" office:value="112934.0"/>
          <table:table-cell office:value-type="float" office:value="329993.0"/>
          <table:table-cell office:value-type="float" office:value="329993.0"/>
          <table:table-cell office:value-type="float" office:value="1.06534"/>
          <table:table-cell office:value-type="float" office:value="0.0"/>
          <table:table-cell office:value-type="float" office:value="23.0"/>
          <table:table-cell office:value-type="float" office:value="1939.0"/>
          <table:table-cell table:style-name="cellBest" office:value-type="float" office:value="0.0"/>
          <table:table-cell office:value-type="float" office:value="1.8819"/>
          <table:table-cell office:value-type="float" office:value="0.0"/>
          <table:table-cell office:value-type="float" office:value="322.0"/>
          <table:table-cell office:value-type="float" office:value="7091.0"/>
          <table:table-cell office:value-type="float" office:value="3826.0"/>
          <table:table-cell office:value-type="float" office:value="1.3103"/>
          <table:table-cell office:value-type="float" office:value="0.0"/>
          <table:table-cell office:value-type="float" office:value="239.0"/>
          <table:table-cell office:value-type="float" office:value="37159.0"/>
          <table:table-cell office:value-type="float" office:value="35839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3453.0"/>
          <table:table-cell table:style-name="cellWorst" office:value-type="float" office:value="7090497.0"/>
          <table:table-cell table:style-name="cellWorst" office:value-type="float" office:value="7090497.0"/>
          <table:table-cell office:value-type="float" office:value="4.27717"/>
          <table:table-cell office:value-type="float" office:value="0.0"/>
          <table:table-cell office:value-type="float" office:value="1763.0"/>
          <table:table-cell office:value-type="float" office:value="27002.0"/>
          <table:table-cell office:value-type="float" office:value="10236.0"/>
          <table:table-cell office:value-type="float" office:value="20.471"/>
          <table:table-cell office:value-type="float" office:value="0.0"/>
          <table:table-cell office:value-type="float" office:value="12753.0"/>
          <table:table-cell office:value-type="float" office:value="67930.0"/>
          <table:table-cell office:value-type="float" office:value="10459.0"/>
          <table:table-cell office:value-type="float" office:value="2.91229"/>
          <table:table-cell office:value-type="float" office:value="0.0"/>
          <table:table-cell office:value-type="float" office:value="2663.0"/>
          <table:table-cell office:value-type="float" office:value="12896.0"/>
          <table:table-cell office:value-type="float" office:value="12037.0"/>
          <table:table-cell table:formula="of:=MI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I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I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I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I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EDIA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EDIA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EDIA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EDIA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EDIA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AX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AX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AX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AX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AX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</table:table-row>
        <table:table-row table:style-name="ro1">
          <table:table-cell office:value-type="string">
            <text:p>./laby_16_16_12.lp</text:p>
          </table:table-cell>
          <table:table-cell office:value-type="float" office:value="8.38355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office:value-type="float" office:value="11.2992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table:style-name="cellBest" office:value-type="float" office:value="0.0"/>
          <table:table-cell office:value-type="float" office:value="8.26743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table:style-name="cellBest" office:value-type="float" office:value="0.0"/>
          <table:table-cell table:style-name="cellBest" office:value-type="float" office:value="7.78477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office:value-type="float" office:value="834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9614.0"/>
          <table:table-cell office:value-type="float" office:value="1190072.0"/>
          <table:table-cell office:value-type="float" office:value="79887.0"/>
          <table:table-cell office:value-type="float" office:value="54.2096"/>
          <table:table-cell office:value-type="float" office:value="0.0"/>
          <table:table-cell office:value-type="float" office:value="43506.0"/>
          <table:table-cell office:value-type="float" office:value="108886.0"/>
          <table:table-cell office:value-type="float" office:value="12887.0"/>
          <table:table-cell office:value-type="float" office:value="149.99"/>
          <table:table-cell office:value-type="float" office:value="0.0"/>
          <table:table-cell office:value-type="float" office:value="58244.0"/>
          <table:table-cell office:value-type="float" office:value="301819.0"/>
          <table:table-cell office:value-type="float" office:value="88626.0"/>
          <table:table-cell office:value-type="float" office:value="80.1344"/>
          <table:table-cell office:value-type="float" office:value="0.0"/>
          <table:table-cell office:value-type="float" office:value="29988.0"/>
          <table:table-cell office:value-type="float" office:value="200038.0"/>
          <table:table-cell office:value-type="float" office:value="5056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0681.0"/>
          <table:table-cell office:value-type="float" office:value="757841.0"/>
          <table:table-cell office:value-type="float" office:value="260766.0"/>
          <table:table-cell office:value-type="float" office:value="19.5232"/>
          <table:table-cell office:value-type="float" office:value="0.0"/>
          <table:table-cell office:value-type="float" office:value="6486.0"/>
          <table:table-cell office:value-type="float" office:value="286802.0"/>
          <table:table-cell office:value-type="float" office:value="15702.0"/>
          <table:table-cell office:value-type="float" office:value="13.9985"/>
          <table:table-cell office:value-type="float" office:value="0.0"/>
          <table:table-cell office:value-type="float" office:value="7694.0"/>
          <table:table-cell office:value-type="float" office:value="63369.0"/>
          <table:table-cell office:value-type="float" office:value="8567.0"/>
          <table:table-cell office:value-type="float" office:value="183.413"/>
          <table:table-cell office:value-type="float" office:value="0.0"/>
          <table:table-cell office:value-type="float" office:value="92080.0"/>
          <table:table-cell office:value-type="float" office:value="712536.0"/>
          <table:table-cell office:value-type="float" office:value="71984.0"/>
          <table:table-cell office:value-type="float" office:value="120.907"/>
          <table:table-cell office:value-type="float" office:value="0.0"/>
          <table:table-cell office:value-type="float" office:value="91163.0"/>
          <table:table-cell office:value-type="float" office:value="363821.0"/>
          <table:table-cell office:value-type="float" office:value="67831.0"/>
          <table:table-cell office:value-type="float" office:value="16.2256"/>
          <table:table-cell office:value-type="float" office:value="0.0"/>
          <table:table-cell office:value-type="float" office:value="15830.0"/>
          <table:table-cell office:value-type="float" office:value="65248.0"/>
          <table:table-cell office:value-type="float" office:value="17961.0"/>
          <table:table-cell office:value-type="float" office:value="33.5247"/>
          <table:table-cell office:value-type="float" office:value="0.0"/>
          <table:table-cell office:value-type="float" office:value="7689.0"/>
          <table:table-cell office:value-type="float" office:value="43362.0"/>
          <table:table-cell office:value-type="float" office:value="43362.0"/>
          <table:table-cell office:value-type="float" office:value="30.7388"/>
          <table:table-cell office:value-type="float" office:value="0.0"/>
          <table:table-cell office:value-type="float" office:value="27554.0"/>
          <table:table-cell office:value-type="float" office:value="184490.0"/>
          <table:table-cell table:style-name="cellBest" office:value-type="float" office:value="0.0"/>
          <table:table-cell office:value-type="float" office:value="28.9606"/>
          <table:table-cell office:value-type="float" office:value="0.0"/>
          <table:table-cell office:value-type="float" office:value="20054.0"/>
          <table:table-cell office:value-type="float" office:value="97689.0"/>
          <table:table-cell office:value-type="float" office:value="35677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521366.0"/>
          <table:table-cell office:value-type="float" office:value="1564041.0"/>
          <table:table-cell office:value-type="float" office:value="24457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9328.0"/>
          <table:table-cell office:value-type="float" office:value="224290.0"/>
          <table:table-cell office:value-type="float" office:value="22429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2397.0"/>
          <table:table-cell office:value-type="float" office:value="791156.0"/>
          <table:table-cell office:value-type="float" office:value="12274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6852.0"/>
          <table:table-cell office:value-type="float" office:value="1979423.0"/>
          <table:table-cell office:value-type="float" office:value="18105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9705.0"/>
          <table:table-cell office:value-type="float" office:value="220601.0"/>
          <table:table-cell office:value-type="float" office:value="183537.0"/>
          <table:table-cell office:value-type="float" office:value="8.93374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office:value-type="float" office:value="8340.0"/>
          <table:table-cell office:value-type="float" office:value="16.2954"/>
          <table:table-cell office:value-type="float" office:value="0.0"/>
          <table:table-cell office:value-type="float" office:value="12377.0"/>
          <table:table-cell office:value-type="float" office:value="128281.0"/>
          <table:table-cell office:value-type="float" office:value="1406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75637.0"/>
          <table:table-cell office:value-type="float" office:value="1894868.0"/>
          <table:table-cell office:value-type="float" office:value="356179.0"/>
          <table:table-cell office:value-type="float" office:value="286.869"/>
          <table:table-cell office:value-type="float" office:value="0.0"/>
          <table:table-cell office:value-type="float" office:value="206993.0"/>
          <table:table-cell office:value-type="float" office:value="399088.0"/>
          <table:table-cell office:value-type="float" office:value="282645.0"/>
          <table:table-cell office:value-type="float" office:value="276.793"/>
          <table:table-cell office:value-type="float" office:value="0.0"/>
          <table:table-cell office:value-type="float" office:value="201897.0"/>
          <table:table-cell office:value-type="float" office:value="351822.0"/>
          <table:table-cell office:value-type="float" office:value="325049.0"/>
          <table:table-cell office:value-type="float" office:value="261.974"/>
          <table:table-cell office:value-type="float" office:value="0.0"/>
          <table:table-cell office:value-type="float" office:value="208445.0"/>
          <table:table-cell office:value-type="float" office:value="894818.0"/>
          <table:table-cell office:value-type="float" office:value="666534.0"/>
          <table:table-cell office:value-type="float" office:value="13.4491"/>
          <table:table-cell office:value-type="float" office:value="0.0"/>
          <table:table-cell office:value-type="float" office:value="7530.0"/>
          <table:table-cell table:style-name="cellBest" office:value-type="float" office:value="31440.0"/>
          <table:table-cell office:value-type="float" office:value="27324.0"/>
          <table:table-cell office:value-type="float" office:value="45.2581"/>
          <table:table-cell office:value-type="float" office:value="0.0"/>
          <table:table-cell office:value-type="float" office:value="34219.0"/>
          <table:table-cell office:value-type="float" office:value="558449.0"/>
          <table:table-cell office:value-type="float" office:value="16024.0"/>
          <table:table-cell office:value-type="float" office:value="51.7221"/>
          <table:table-cell office:value-type="float" office:value="0.0"/>
          <table:table-cell office:value-type="float" office:value="37448.0"/>
          <table:table-cell office:value-type="float" office:value="198848.0"/>
          <table:table-cell office:value-type="float" office:value="34589.0"/>
          <table:table-cell office:value-type="float" office:value="276.916"/>
          <table:table-cell office:value-type="float" office:value="0.0"/>
          <table:table-cell office:value-type="float" office:value="166720.0"/>
          <table:table-cell office:value-type="float" office:value="464583.0"/>
          <table:table-cell office:value-type="float" office:value="47832.0"/>
          <table:table-cell office:value-type="float" office:value="257.104"/>
          <table:table-cell office:value-type="float" office:value="0.0"/>
          <table:table-cell office:value-type="float" office:value="166720.0"/>
          <table:table-cell office:value-type="float" office:value="464583.0"/>
          <table:table-cell office:value-type="float" office:value="47832.0"/>
          <table:table-cell office:value-type="float" office:value="78.0664"/>
          <table:table-cell office:value-type="float" office:value="0.0"/>
          <table:table-cell office:value-type="float" office:value="74783.0"/>
          <table:table-cell office:value-type="float" office:value="279579.0"/>
          <table:table-cell office:value-type="float" office:value="27957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83138.0"/>
          <table:table-cell office:value-type="float" office:value="1194719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82115.0"/>
          <table:table-cell office:value-type="float" office:value="805872.0"/>
          <table:table-cell office:value-type="float" office:value="764712.0"/>
          <table:table-cell office:value-type="float" office:value="9.34838"/>
          <table:table-cell office:value-type="float" office:value="0.0"/>
          <table:table-cell office:value-type="float" office:value="8903.0"/>
          <table:table-cell office:value-type="float" office:value="71529.0"/>
          <table:table-cell office:value-type="float" office:value="4207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5079.0"/>
          <table:table-cell table:style-name="cellWorst" office:value-type="float" office:value="5518584.0"/>
          <table:table-cell table:style-name="cellWorst" office:value-type="float" office:value="551858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1481.0"/>
          <table:table-cell office:value-type="float" office:value="881136.0"/>
          <table:table-cell office:value-type="float" office:value="499939.0"/>
          <table:table-cell office:value-type="float" office:value="46.0088"/>
          <table:table-cell office:value-type="float" office:value="0.0"/>
          <table:table-cell office:value-type="float" office:value="32811.0"/>
          <table:table-cell office:value-type="float" office:value="112210.0"/>
          <table:table-cell office:value-type="float" office:value="2113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97147.0"/>
          <table:table-cell office:value-type="float" office:value="577788.0"/>
          <table:table-cell office:value-type="float" office:value="476267.0"/>
          <table:table-cell table:formula="of:=MI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I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I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I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I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EDIA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EDIA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EDIA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EDIA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EDIA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AX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AX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AX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AX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AX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</table:table-row>
        <table:table-row table:style-name="ro1">
          <table:table-cell office:value-type="string">
            <text:p>./laby_16_16_13.lp</text:p>
          </table:table-cell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5265.0"/>
          <table:table-cell office:value-type="float" office:value="102734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7764.0"/>
          <table:table-cell office:value-type="float" office:value="1264686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03910.0"/>
          <table:table-cell office:value-type="float" office:value="1325107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3732.0"/>
          <table:table-cell office:value-type="float" office:value="1094603.0"/>
          <table:table-cell office:value-type="float" office:value="117633.0"/>
          <table:table-cell office:value-type="float" office:value="2.46984"/>
          <table:table-cell office:value-type="float" office:value="0.0"/>
          <table:table-cell office:value-type="float" office:value="1173.0"/>
          <table:table-cell office:value-type="float" office:value="6286.0"/>
          <table:table-cell office:value-type="float" office:value="3362.0"/>
          <table:table-cell office:value-type="float" office:value="44.0084"/>
          <table:table-cell office:value-type="float" office:value="0.0"/>
          <table:table-cell office:value-type="float" office:value="39000.0"/>
          <table:table-cell office:value-type="float" office:value="72058.0"/>
          <table:table-cell office:value-type="float" office:value="14249.0"/>
          <table:table-cell office:value-type="float" office:value="94.4253"/>
          <table:table-cell office:value-type="float" office:value="0.0"/>
          <table:table-cell office:value-type="float" office:value="61533.0"/>
          <table:table-cell office:value-type="float" office:value="202417.0"/>
          <table:table-cell office:value-type="float" office:value="72762.0"/>
          <table:table-cell office:value-type="float" office:value="351.569"/>
          <table:table-cell office:value-type="float" office:value="0.0"/>
          <table:table-cell office:value-type="float" office:value="112911.0"/>
          <table:table-cell office:value-type="float" office:value="236227.0"/>
          <table:table-cell office:value-type="float" office:value="164698.0"/>
          <table:table-cell office:value-type="float" office:value="4.30741"/>
          <table:table-cell office:value-type="float" office:value="0.0"/>
          <table:table-cell office:value-type="float" office:value="2156.0"/>
          <table:table-cell office:value-type="float" office:value="14235.0"/>
          <table:table-cell office:value-type="float" office:value="5284.0"/>
          <table:table-cell office:value-type="float" office:value="38.0134"/>
          <table:table-cell office:value-type="float" office:value="0.0"/>
          <table:table-cell office:value-type="float" office:value="15966.0"/>
          <table:table-cell office:value-type="float" office:value="65132.0"/>
          <table:table-cell office:value-type="float" office:value="28468.0"/>
          <table:table-cell office:value-type="float" office:value="6.67641"/>
          <table:table-cell office:value-type="float" office:value="0.0"/>
          <table:table-cell office:value-type="float" office:value="4738.0"/>
          <table:table-cell office:value-type="float" office:value="34754.0"/>
          <table:table-cell office:value-type="float" office:value="6479.0"/>
          <table:table-cell office:value-type="float" office:value="556.264"/>
          <table:table-cell office:value-type="float" office:value="0.0"/>
          <table:table-cell office:value-type="float" office:value="341372.0"/>
          <table:table-cell office:value-type="float" office:value="1081501.0"/>
          <table:table-cell office:value-type="float" office:value="155354.0"/>
          <table:table-cell office:value-type="float" office:value="37.7694"/>
          <table:table-cell office:value-type="float" office:value="0.0"/>
          <table:table-cell office:value-type="float" office:value="36255.0"/>
          <table:table-cell office:value-type="float" office:value="113788.0"/>
          <table:table-cell office:value-type="float" office:value="28139.0"/>
          <table:table-cell office:value-type="float" office:value="95.8174"/>
          <table:table-cell office:value-type="float" office:value="0.0"/>
          <table:table-cell office:value-type="float" office:value="102984.0"/>
          <table:table-cell office:value-type="float" office:value="346311.0"/>
          <table:table-cell office:value-type="float" office:value="63763.0"/>
          <table:table-cell office:value-type="float" office:value="329.031"/>
          <table:table-cell office:value-type="float" office:value="0.0"/>
          <table:table-cell office:value-type="float" office:value="36349.0"/>
          <table:table-cell office:value-type="float" office:value="63246.0"/>
          <table:table-cell office:value-type="float" office:value="63246.0"/>
          <table:table-cell office:value-type="float" office:value="26.3205"/>
          <table:table-cell office:value-type="float" office:value="0.0"/>
          <table:table-cell office:value-type="float" office:value="7098.0"/>
          <table:table-cell office:value-type="float" office:value="892482.0"/>
          <table:table-cell table:style-name="cellBest" office:value-type="float" office:value="0.0"/>
          <table:table-cell office:value-type="float" office:value="14.6454"/>
          <table:table-cell office:value-type="float" office:value="0.0"/>
          <table:table-cell office:value-type="float" office:value="9823.0"/>
          <table:table-cell office:value-type="float" office:value="51836.0"/>
          <table:table-cell office:value-type="float" office:value="21071.0"/>
          <table:table-cell office:value-type="float" office:value="117.504"/>
          <table:table-cell office:value-type="float" office:value="0.0"/>
          <table:table-cell office:value-type="float" office:value="93283.0"/>
          <table:table-cell office:value-type="float" office:value="242072.0"/>
          <table:table-cell office:value-type="float" office:value="66410.0"/>
          <table:table-cell office:value-type="float" office:value="515.167"/>
          <table:table-cell office:value-type="float" office:value="0.0"/>
          <table:table-cell office:value-type="float" office:value="146256.0"/>
          <table:table-cell office:value-type="float" office:value="223542.0"/>
          <table:table-cell office:value-type="float" office:value="223542.0"/>
          <table:table-cell office:value-type="float" office:value="74.6724"/>
          <table:table-cell office:value-type="float" office:value="0.0"/>
          <table:table-cell office:value-type="float" office:value="53908.0"/>
          <table:table-cell office:value-type="float" office:value="158906.0"/>
          <table:table-cell office:value-type="float" office:value="40252.0"/>
          <table:table-cell office:value-type="float" office:value="44.7537"/>
          <table:table-cell office:value-type="float" office:value="0.0"/>
          <table:table-cell office:value-type="float" office:value="39839.0"/>
          <table:table-cell office:value-type="float" office:value="130681.0"/>
          <table:table-cell office:value-type="float" office:value="1469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9184.0"/>
          <table:table-cell office:value-type="float" office:value="298685.0"/>
          <table:table-cell office:value-type="float" office:value="262652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06564.0"/>
          <table:table-cell office:value-type="float" office:value="1332327.0"/>
          <table:table-cell office:value-type="float" office:value="138368.0"/>
          <table:table-cell office:value-type="float" office:value="27.7685"/>
          <table:table-cell office:value-type="float" office:value="0.0"/>
          <table:table-cell office:value-type="float" office:value="23094.0"/>
          <table:table-cell office:value-type="float" office:value="126142.0"/>
          <table:table-cell office:value-type="float" office:value="9769.0"/>
          <table:table-cell office:value-type="float" office:value="2.24783"/>
          <table:table-cell office:value-type="float" office:value="0.0"/>
          <table:table-cell office:value-type="float" office:value="758.0"/>
          <table:table-cell office:value-type="float" office:value="5213.0"/>
          <table:table-cell office:value-type="float" office:value="367.0"/>
          <table:table-cell office:value-type="float" office:value="30.7133"/>
          <table:table-cell office:value-type="float" office:value="0.0"/>
          <table:table-cell office:value-type="float" office:value="24579.0"/>
          <table:table-cell office:value-type="float" office:value="52211.0"/>
          <table:table-cell office:value-type="float" office:value="33950.0"/>
          <table:table-cell table:style-name="cellBest" office:value-type="float" office:value="1.68688"/>
          <table:table-cell office:value-type="float" office:value="0.0"/>
          <table:table-cell table:style-name="cellBest" office:value-type="float" office:value="325.0"/>
          <table:table-cell table:style-name="cellBest" office:value-type="float" office:value="3494.0"/>
          <table:table-cell office:value-type="float" office:value="102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9042.0"/>
          <table:table-cell office:value-type="float" office:value="471238.0"/>
          <table:table-cell office:value-type="float" office:value="444088.0"/>
          <table:table-cell office:value-type="float" office:value="4.32803"/>
          <table:table-cell office:value-type="float" office:value="0.0"/>
          <table:table-cell office:value-type="float" office:value="2174.0"/>
          <table:table-cell office:value-type="float" office:value="7679.0"/>
          <table:table-cell office:value-type="float" office:value="5361.0"/>
          <table:table-cell office:value-type="float" office:value="50.2288"/>
          <table:table-cell office:value-type="float" office:value="0.0"/>
          <table:table-cell office:value-type="float" office:value="61542.0"/>
          <table:table-cell office:value-type="float" office:value="216233.0"/>
          <table:table-cell office:value-type="float" office:value="29347.0"/>
          <table:table-cell office:value-type="float" office:value="8.41612"/>
          <table:table-cell office:value-type="float" office:value="0.0"/>
          <table:table-cell office:value-type="float" office:value="3448.0"/>
          <table:table-cell office:value-type="float" office:value="24576.0"/>
          <table:table-cell office:value-type="float" office:value="8339.0"/>
          <table:table-cell office:value-type="float" office:value="42.9945"/>
          <table:table-cell office:value-type="float" office:value="0.0"/>
          <table:table-cell office:value-type="float" office:value="27408.0"/>
          <table:table-cell office:value-type="float" office:value="102310.0"/>
          <table:table-cell office:value-type="float" office:value="15686.0"/>
          <table:table-cell office:value-type="float" office:value="45.2537"/>
          <table:table-cell office:value-type="float" office:value="0.0"/>
          <table:table-cell office:value-type="float" office:value="27408.0"/>
          <table:table-cell office:value-type="float" office:value="102310.0"/>
          <table:table-cell office:value-type="float" office:value="1568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58849.0"/>
          <table:table-cell office:value-type="float" office:value="712850.0"/>
          <table:table-cell office:value-type="float" office:value="712850.0"/>
          <table:table-cell office:value-type="float" office:value="3.73902"/>
          <table:table-cell office:value-type="float" office:value="0.0"/>
          <table:table-cell office:value-type="float" office:value="1883.0"/>
          <table:table-cell office:value-type="float" office:value="15957.0"/>
          <table:table-cell table:style-name="cellBest" office:value-type="float" office:value="0.0"/>
          <table:table-cell office:value-type="float" office:value="151.562"/>
          <table:table-cell office:value-type="float" office:value="0.0"/>
          <table:table-cell office:value-type="float" office:value="136356.0"/>
          <table:table-cell office:value-type="float" office:value="341131.0"/>
          <table:table-cell office:value-type="float" office:value="280002.0"/>
          <table:table-cell office:value-type="float" office:value="2.45499"/>
          <table:table-cell office:value-type="float" office:value="0.0"/>
          <table:table-cell office:value-type="float" office:value="1107.0"/>
          <table:table-cell office:value-type="float" office:value="117493.0"/>
          <table:table-cell office:value-type="float" office:value="8959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9930.0"/>
          <table:table-cell table:style-name="cellWorst" office:value-type="float" office:value="51196874.0"/>
          <table:table-cell table:style-name="cellWorst" office:value-type="float" office:value="51196874.0"/>
          <table:table-cell office:value-type="float" office:value="96.2031"/>
          <table:table-cell office:value-type="float" office:value="0.0"/>
          <table:table-cell office:value-type="float" office:value="70012.0"/>
          <table:table-cell office:value-type="float" office:value="311569.0"/>
          <table:table-cell office:value-type="float" office:value="148039.0"/>
          <table:table-cell office:value-type="float" office:value="1.89703"/>
          <table:table-cell office:value-type="float" office:value="0.0"/>
          <table:table-cell office:value-type="float" office:value="590.0"/>
          <table:table-cell office:value-type="float" office:value="7122.0"/>
          <table:table-cell office:value-type="float" office:value="442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1332.0"/>
          <table:table-cell office:value-type="float" office:value="416386.0"/>
          <table:table-cell office:value-type="float" office:value="363175.0"/>
          <table:table-cell table:formula="of:=MI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I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I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I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I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EDIA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EDIA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EDIA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EDIA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EDIA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AX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AX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AX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AX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AX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</table:table-row>
        <table:table-row table:style-name="ro1">
          <table:table-cell office:value-type="string">
            <text:p>./laby_16_16_14.lp</text:p>
          </table:table-cell>
          <table:table-cell office:value-type="float" office:value="600.0"/>
          <table:table-cell office:value-type="float" office:value="1.0"/>
          <table:table-cell office:value-type="float" office:value="406596.0"/>
          <table:table-cell office:value-type="float" office:value="1150278.0"/>
          <table:table-cell office:value-type="float" office:value="600.0"/>
          <table:table-cell office:value-type="float" office:value="1.0"/>
          <table:table-cell office:value-type="float" office:value="389258.0"/>
          <table:table-cell office:value-type="float" office:value="112328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23550.0"/>
          <table:table-cell office:value-type="float" office:value="101172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14122.0"/>
          <table:table-cell office:value-type="float" office:value="1161659.0"/>
          <table:table-cell office:value-type="float" office:value="206603.0"/>
          <table:table-cell office:value-type="float" office:value="102.265"/>
          <table:table-cell table:style-name="cellBest" office:value-type="float" office:value="0.0"/>
          <table:table-cell office:value-type="float" office:value="79633.0"/>
          <table:table-cell office:value-type="float" office:value="456834.0"/>
          <table:table-cell office:value-type="float" office:value="59285.0"/>
          <table:table-cell office:value-type="float" office:value="52.8229"/>
          <table:table-cell table:style-name="cellBest" office:value-type="float" office:value="0.0"/>
          <table:table-cell office:value-type="float" office:value="38622.0"/>
          <table:table-cell office:value-type="float" office:value="155534.0"/>
          <table:table-cell office:value-type="float" office:value="13161.0"/>
          <table:table-cell office:value-type="float" office:value="600.0"/>
          <table:table-cell office:value-type="float" office:value="1.0"/>
          <table:table-cell office:value-type="float" office:value="306452.0"/>
          <table:table-cell office:value-type="float" office:value="810685.0"/>
          <table:table-cell office:value-type="float" office:value="264116.0"/>
          <table:table-cell office:value-type="float" office:value="600.0"/>
          <table:table-cell office:value-type="float" office:value="1.0"/>
          <table:table-cell office:value-type="float" office:value="283876.0"/>
          <table:table-cell office:value-type="float" office:value="558418.0"/>
          <table:table-cell office:value-type="float" office:value="298323.0"/>
          <table:table-cell office:value-type="float" office:value="600.0"/>
          <table:table-cell office:value-type="float" office:value="1.0"/>
          <table:table-cell office:value-type="float" office:value="178114.0"/>
          <table:table-cell office:value-type="float" office:value="340048.0"/>
          <table:table-cell office:value-type="float" office:value="213156.0"/>
          <table:table-cell office:value-type="float" office:value="600.0"/>
          <table:table-cell office:value-type="float" office:value="1.0"/>
          <table:table-cell office:value-type="float" office:value="194557.0"/>
          <table:table-cell office:value-type="float" office:value="510369.0"/>
          <table:table-cell office:value-type="float" office:value="185945.0"/>
          <table:table-cell office:value-type="float" office:value="600.0"/>
          <table:table-cell office:value-type="float" office:value="1.0"/>
          <table:table-cell office:value-type="float" office:value="375673.0"/>
          <table:table-cell office:value-type="float" office:value="1246996.0"/>
          <table:table-cell office:value-type="float" office:value="251443.0"/>
          <table:table-cell office:value-type="float" office:value="600.0"/>
          <table:table-cell office:value-type="float" office:value="1.0"/>
          <table:table-cell office:value-type="float" office:value="379902.0"/>
          <table:table-cell office:value-type="float" office:value="1357142.0"/>
          <table:table-cell office:value-type="float" office:value="231555.0"/>
          <table:table-cell office:value-type="float" office:value="600.0"/>
          <table:table-cell office:value-type="float" office:value="1.0"/>
          <table:table-cell office:value-type="float" office:value="341036.0"/>
          <table:table-cell office:value-type="float" office:value="1170228.0"/>
          <table:table-cell office:value-type="float" office:value="222545.0"/>
          <table:table-cell office:value-type="float" office:value="177.136"/>
          <table:table-cell table:style-name="cellBest" office:value-type="float" office:value="0.0"/>
          <table:table-cell office:value-type="float" office:value="106435.0"/>
          <table:table-cell office:value-type="float" office:value="319722.0"/>
          <table:table-cell office:value-type="float" office:value="69928.0"/>
          <table:table-cell office:value-type="float" office:value="600.0"/>
          <table:table-cell office:value-type="float" office:value="1.0"/>
          <table:table-cell office:value-type="float" office:value="56407.0"/>
          <table:table-cell office:value-type="float" office:value="89030.0"/>
          <table:table-cell office:value-type="float" office:value="89030.0"/>
          <table:table-cell office:value-type="float" office:value="600.0"/>
          <table:table-cell office:value-type="float" office:value="1.0"/>
          <table:table-cell office:value-type="float" office:value="499751.0"/>
          <table:table-cell office:value-type="float" office:value="1621747.0"/>
          <table:table-cell table:style-name="cellBest" office:value-type="float" office:value="0.0"/>
          <table:table-cell table:style-name="cellBest" office:value-type="float" office:value="4.80792"/>
          <table:table-cell table:style-name="cellBest" office:value-type="float" office:value="0.0"/>
          <table:table-cell table:style-name="cellBest" office:value-type="float" office:value="1867.0"/>
          <table:table-cell table:style-name="cellBest" office:value-type="float" office:value="20759.0"/>
          <table:table-cell office:value-type="float" office:value="6986.0"/>
          <table:table-cell office:value-type="float" office:value="600.0"/>
          <table:table-cell office:value-type="float" office:value="1.0"/>
          <table:table-cell table:style-name="cellWorst" office:value-type="float" office:value="581439.0"/>
          <table:table-cell office:value-type="float" office:value="1640158.0"/>
          <table:table-cell office:value-type="float" office:value="249528.0"/>
          <table:table-cell office:value-type="float" office:value="600.0"/>
          <table:table-cell office:value-type="float" office:value="1.0"/>
          <table:table-cell office:value-type="float" office:value="134778.0"/>
          <table:table-cell office:value-type="float" office:value="189527.0"/>
          <table:table-cell office:value-type="float" office:value="189527.0"/>
          <table:table-cell office:value-type="float" office:value="600.0"/>
          <table:table-cell office:value-type="float" office:value="1.0"/>
          <table:table-cell office:value-type="float" office:value="341563.0"/>
          <table:table-cell office:value-type="float" office:value="989701.0"/>
          <table:table-cell office:value-type="float" office:value="214186.0"/>
          <table:table-cell office:value-type="float" office:value="600.0"/>
          <table:table-cell office:value-type="float" office:value="1.0"/>
          <table:table-cell office:value-type="float" office:value="371941.0"/>
          <table:table-cell office:value-type="float" office:value="923580.0"/>
          <table:table-cell office:value-type="float" office:value="202673.0"/>
          <table:table-cell office:value-type="float" office:value="600.0"/>
          <table:table-cell office:value-type="float" office:value="1.0"/>
          <table:table-cell office:value-type="float" office:value="233910.0"/>
          <table:table-cell office:value-type="float" office:value="319766.0"/>
          <table:table-cell office:value-type="float" office:value="210649.0"/>
          <table:table-cell office:value-type="float" office:value="600.0"/>
          <table:table-cell office:value-type="float" office:value="1.0"/>
          <table:table-cell office:value-type="float" office:value="356335.0"/>
          <table:table-cell office:value-type="float" office:value="1070011.0"/>
          <table:table-cell office:value-type="float" office:value="187604.0"/>
          <table:table-cell office:value-type="float" office:value="600.0"/>
          <table:table-cell office:value-type="float" office:value="1.0"/>
          <table:table-cell office:value-type="float" office:value="392392.0"/>
          <table:table-cell office:value-type="float" office:value="1043875.0"/>
          <table:table-cell office:value-type="float" office:value="115113.0"/>
          <table:table-cell office:value-type="float" office:value="600.0"/>
          <table:table-cell office:value-type="float" office:value="1.0"/>
          <table:table-cell office:value-type="float" office:value="532311.0"/>
          <table:table-cell office:value-type="float" office:value="1784588.0"/>
          <table:table-cell office:value-type="float" office:value="302965.0"/>
          <table:table-cell office:value-type="float" office:value="588.0"/>
          <table:table-cell table:style-name="cellBest" office:value-type="float" office:value="0.0"/>
          <table:table-cell office:value-type="float" office:value="424836.0"/>
          <table:table-cell office:value-type="float" office:value="911648.0"/>
          <table:table-cell office:value-type="float" office:value="492941.0"/>
          <table:table-cell office:value-type="float" office:value="600.0"/>
          <table:table-cell office:value-type="float" office:value="1.0"/>
          <table:table-cell office:value-type="float" office:value="420980.0"/>
          <table:table-cell office:value-type="float" office:value="717662.0"/>
          <table:table-cell office:value-type="float" office:value="664647.0"/>
          <table:table-cell office:value-type="float" office:value="600.0"/>
          <table:table-cell office:value-type="float" office:value="1.0"/>
          <table:table-cell office:value-type="float" office:value="390640.0"/>
          <table:table-cell office:value-type="float" office:value="656197.0"/>
          <table:table-cell office:value-type="float" office:value="637223.0"/>
          <table:table-cell office:value-type="float" office:value="600.0"/>
          <table:table-cell office:value-type="float" office:value="1.0"/>
          <table:table-cell office:value-type="float" office:value="374481.0"/>
          <table:table-cell office:value-type="float" office:value="700056.0"/>
          <table:table-cell office:value-type="float" office:value="666615.0"/>
          <table:table-cell office:value-type="float" office:value="600.0"/>
          <table:table-cell office:value-type="float" office:value="1.0"/>
          <table:table-cell office:value-type="float" office:value="477449.0"/>
          <table:table-cell office:value-type="float" office:value="1285398.0"/>
          <table:table-cell office:value-type="float" office:value="99925.0"/>
          <table:table-cell office:value-type="float" office:value="600.0"/>
          <table:table-cell office:value-type="float" office:value="1.0"/>
          <table:table-cell office:value-type="float" office:value="408040.0"/>
          <table:table-cell office:value-type="float" office:value="1228057.0"/>
          <table:table-cell office:value-type="float" office:value="108615.0"/>
          <table:table-cell office:value-type="float" office:value="600.0"/>
          <table:table-cell office:value-type="float" office:value="1.0"/>
          <table:table-cell office:value-type="float" office:value="352514.0"/>
          <table:table-cell office:value-type="float" office:value="878084.0"/>
          <table:table-cell office:value-type="float" office:value="88896.0"/>
          <table:table-cell office:value-type="float" office:value="600.0"/>
          <table:table-cell office:value-type="float" office:value="1.0"/>
          <table:table-cell office:value-type="float" office:value="317966.0"/>
          <table:table-cell office:value-type="float" office:value="820314.0"/>
          <table:table-cell office:value-type="float" office:value="83763.0"/>
          <table:table-cell office:value-type="float" office:value="600.0"/>
          <table:table-cell office:value-type="float" office:value="1.0"/>
          <table:table-cell office:value-type="float" office:value="352316.0"/>
          <table:table-cell office:value-type="float" office:value="649658.0"/>
          <table:table-cell office:value-type="float" office:value="649658.0"/>
          <table:table-cell office:value-type="float" office:value="600.0"/>
          <table:table-cell office:value-type="float" office:value="1.0"/>
          <table:table-cell office:value-type="float" office:value="304724.0"/>
          <table:table-cell office:value-type="float" office:value="146188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14293.0"/>
          <table:table-cell office:value-type="float" office:value="774551.0"/>
          <table:table-cell office:value-type="float" office:value="722214.0"/>
          <table:table-cell office:value-type="float" office:value="278.123"/>
          <table:table-cell table:style-name="cellBest" office:value-type="float" office:value="0.0"/>
          <table:table-cell office:value-type="float" office:value="164629.0"/>
          <table:table-cell office:value-type="float" office:value="618436.0"/>
          <table:table-cell office:value-type="float" office:value="80843.0"/>
          <table:table-cell office:value-type="float" office:value="600.0"/>
          <table:table-cell office:value-type="float" office:value="1.0"/>
          <table:table-cell office:value-type="float" office:value="270508.0"/>
          <table:table-cell table:style-name="cellWorst" office:value-type="float" office:value="9325838.0"/>
          <table:table-cell table:style-name="cellWorst" office:value-type="float" office:value="9325838.0"/>
          <table:table-cell office:value-type="float" office:value="600.0"/>
          <table:table-cell office:value-type="float" office:value="1.0"/>
          <table:table-cell office:value-type="float" office:value="508997.0"/>
          <table:table-cell office:value-type="float" office:value="1118158.0"/>
          <table:table-cell office:value-type="float" office:value="356296.0"/>
          <table:table-cell office:value-type="float" office:value="600.0"/>
          <table:table-cell office:value-type="float" office:value="1.0"/>
          <table:table-cell office:value-type="float" office:value="351682.0"/>
          <table:table-cell office:value-type="float" office:value="768716.0"/>
          <table:table-cell office:value-type="float" office:value="125670.0"/>
          <table:table-cell office:value-type="float" office:value="600.0"/>
          <table:table-cell office:value-type="float" office:value="1.0"/>
          <table:table-cell office:value-type="float" office:value="400362.0"/>
          <table:table-cell office:value-type="float" office:value="571030.0"/>
          <table:table-cell office:value-type="float" office:value="420113.0"/>
          <table:table-cell table:formula="of:=MI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I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I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I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I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EDIA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EDIA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EDIA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EDIA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EDIA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AX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AX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AX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AX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AX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</table:table-row>
        <table:table-row table:style-name="ro1">
          <table:table-cell office:value-type="string">
            <text:p>./laby_16_16_15.lp</text:p>
          </table:table-cell>
          <table:table-cell office:value-type="float" office:value="2.47156"/>
          <table:table-cell office:value-type="float" office:value="0.0"/>
          <table:table-cell office:value-type="float" office:value="1032.0"/>
          <table:table-cell office:value-type="float" office:value="9236.0"/>
          <table:table-cell office:value-type="float" office:value="3.29366"/>
          <table:table-cell office:value-type="float" office:value="0.0"/>
          <table:table-cell office:value-type="float" office:value="1032.0"/>
          <table:table-cell office:value-type="float" office:value="9236.0"/>
          <table:table-cell table:style-name="cellBest" office:value-type="float" office:value="0.0"/>
          <table:table-cell office:value-type="float" office:value="2.60447"/>
          <table:table-cell office:value-type="float" office:value="0.0"/>
          <table:table-cell office:value-type="float" office:value="1032.0"/>
          <table:table-cell office:value-type="float" office:value="9236.0"/>
          <table:table-cell table:style-name="cellBest" office:value-type="float" office:value="0.0"/>
          <table:table-cell office:value-type="float" office:value="2.46189"/>
          <table:table-cell office:value-type="float" office:value="0.0"/>
          <table:table-cell office:value-type="float" office:value="1032.0"/>
          <table:table-cell office:value-type="float" office:value="9236.0"/>
          <table:table-cell office:value-type="float" office:value="3224.0"/>
          <table:table-cell office:value-type="float" office:value="91.685"/>
          <table:table-cell office:value-type="float" office:value="0.0"/>
          <table:table-cell office:value-type="float" office:value="57122.0"/>
          <table:table-cell office:value-type="float" office:value="429705.0"/>
          <table:table-cell office:value-type="float" office:value="40410.0"/>
          <table:table-cell office:value-type="float" office:value="3.71011"/>
          <table:table-cell office:value-type="float" office:value="0.0"/>
          <table:table-cell office:value-type="float" office:value="893.0"/>
          <table:table-cell office:value-type="float" office:value="2860.0"/>
          <table:table-cell office:value-type="float" office:value="547.0"/>
          <table:table-cell office:value-type="float" office:value="9.4561"/>
          <table:table-cell office:value-type="float" office:value="0.0"/>
          <table:table-cell office:value-type="float" office:value="4205.0"/>
          <table:table-cell office:value-type="float" office:value="46570.0"/>
          <table:table-cell office:value-type="float" office:value="8877.0"/>
          <table:table-cell office:value-type="float" office:value="91.0078"/>
          <table:table-cell office:value-type="float" office:value="0.0"/>
          <table:table-cell office:value-type="float" office:value="58468.0"/>
          <table:table-cell office:value-type="float" office:value="210582.0"/>
          <table:table-cell office:value-type="float" office:value="65742.0"/>
          <table:table-cell office:value-type="float" office:value="13.2136"/>
          <table:table-cell office:value-type="float" office:value="0.0"/>
          <table:table-cell office:value-type="float" office:value="7364.0"/>
          <table:table-cell office:value-type="float" office:value="74127.0"/>
          <table:table-cell office:value-type="float" office:value="12904.0"/>
          <table:table-cell office:value-type="float" office:value="22.8255"/>
          <table:table-cell office:value-type="float" office:value="0.0"/>
          <table:table-cell office:value-type="float" office:value="14128.0"/>
          <table:table-cell office:value-type="float" office:value="284168.0"/>
          <table:table-cell office:value-type="float" office:value="18736.0"/>
          <table:table-cell office:value-type="float" office:value="22.4549"/>
          <table:table-cell office:value-type="float" office:value="0.0"/>
          <table:table-cell office:value-type="float" office:value="19297.0"/>
          <table:table-cell office:value-type="float" office:value="163375.0"/>
          <table:table-cell office:value-type="float" office:value="18423.0"/>
          <table:table-cell table:style-name="cellBest" office:value-type="float" office:value="1.34777"/>
          <table:table-cell office:value-type="float" office:value="0.0"/>
          <table:table-cell table:style-name="cellBest" office:value-type="float" office:value="153.0"/>
          <table:table-cell table:style-name="cellBest" office:value-type="float" office:value="1965.0"/>
          <table:table-cell office:value-type="float" office:value="1926.0"/>
          <table:table-cell office:value-type="float" office:value="2.36583"/>
          <table:table-cell office:value-type="float" office:value="0.0"/>
          <table:table-cell office:value-type="float" office:value="737.0"/>
          <table:table-cell office:value-type="float" office:value="15911.0"/>
          <table:table-cell office:value-type="float" office:value="2849.0"/>
          <table:table-cell office:value-type="float" office:value="7.83787"/>
          <table:table-cell office:value-type="float" office:value="0.0"/>
          <table:table-cell office:value-type="float" office:value="2852.0"/>
          <table:table-cell office:value-type="float" office:value="47129.0"/>
          <table:table-cell office:value-type="float" office:value="4729.0"/>
          <table:table-cell office:value-type="float" office:value="9.25392"/>
          <table:table-cell office:value-type="float" office:value="0.0"/>
          <table:table-cell office:value-type="float" office:value="1952.0"/>
          <table:table-cell office:value-type="float" office:value="9343.0"/>
          <table:table-cell office:value-type="float" office:value="9343.0"/>
          <table:table-cell office:value-type="float" office:value="23.354"/>
          <table:table-cell office:value-type="float" office:value="0.0"/>
          <table:table-cell office:value-type="float" office:value="6209.0"/>
          <table:table-cell office:value-type="float" office:value="833790.0"/>
          <table:table-cell table:style-name="cellBest" office:value-type="float" office:value="0.0"/>
          <table:table-cell office:value-type="float" office:value="2.80539"/>
          <table:table-cell office:value-type="float" office:value="0.0"/>
          <table:table-cell office:value-type="float" office:value="790.0"/>
          <table:table-cell office:value-type="float" office:value="10170.0"/>
          <table:table-cell office:value-type="float" office:value="4319.0"/>
          <table:table-cell office:value-type="float" office:value="29.9756"/>
          <table:table-cell office:value-type="float" office:value="0.0"/>
          <table:table-cell office:value-type="float" office:value="23473.0"/>
          <table:table-cell office:value-type="float" office:value="158114.0"/>
          <table:table-cell office:value-type="float" office:value="26047.0"/>
          <table:table-cell office:value-type="float" office:value="13.2207"/>
          <table:table-cell office:value-type="float" office:value="0.0"/>
          <table:table-cell office:value-type="float" office:value="3553.0"/>
          <table:table-cell office:value-type="float" office:value="15090.0"/>
          <table:table-cell office:value-type="float" office:value="15090.0"/>
          <table:table-cell office:value-type="float" office:value="16.4152"/>
          <table:table-cell office:value-type="float" office:value="0.0"/>
          <table:table-cell office:value-type="float" office:value="9014.0"/>
          <table:table-cell office:value-type="float" office:value="133821.0"/>
          <table:table-cell office:value-type="float" office:value="14855.0"/>
          <table:table-cell office:value-type="float" office:value="3.74897"/>
          <table:table-cell office:value-type="float" office:value="0.0"/>
          <table:table-cell office:value-type="float" office:value="2655.0"/>
          <table:table-cell office:value-type="float" office:value="21270.0"/>
          <table:table-cell office:value-type="float" office:value="5667.0"/>
          <table:table-cell office:value-type="float" office:value="64.4241"/>
          <table:table-cell office:value-type="float" office:value="0.0"/>
          <table:table-cell office:value-type="float" office:value="20883.0"/>
          <table:table-cell office:value-type="float" office:value="36949.0"/>
          <table:table-cell office:value-type="float" office:value="35367.0"/>
          <table:table-cell office:value-type="float" office:value="2.72945"/>
          <table:table-cell office:value-type="float" office:value="0.0"/>
          <table:table-cell office:value-type="float" office:value="1032.0"/>
          <table:table-cell office:value-type="float" office:value="9236.0"/>
          <table:table-cell office:value-type="float" office:value="3224.0"/>
          <table:table-cell office:value-type="float" office:value="2.76025"/>
          <table:table-cell office:value-type="float" office:value="0.0"/>
          <table:table-cell office:value-type="float" office:value="1364.0"/>
          <table:table-cell office:value-type="float" office:value="25611.0"/>
          <table:table-cell office:value-type="float" office:value="2486.0"/>
          <table:table-cell office:value-type="float" office:value="3.39959"/>
          <table:table-cell office:value-type="float" office:value="0.0"/>
          <table:table-cell office:value-type="float" office:value="1530.0"/>
          <table:table-cell office:value-type="float" office:value="25893.0"/>
          <table:table-cell office:value-type="float" office:value="2690.0"/>
          <table:table-cell office:value-type="float" office:value="2.22678"/>
          <table:table-cell office:value-type="float" office:value="0.0"/>
          <table:table-cell office:value-type="float" office:value="425.0"/>
          <table:table-cell office:value-type="float" office:value="4162.0"/>
          <table:table-cell office:value-type="float" office:value="797.0"/>
          <table:table-cell office:value-type="float" office:value="8.14877"/>
          <table:table-cell office:value-type="float" office:value="0.0"/>
          <table:table-cell office:value-type="float" office:value="5147.0"/>
          <table:table-cell office:value-type="float" office:value="25549.0"/>
          <table:table-cell office:value-type="float" office:value="15261.0"/>
          <table:table-cell office:value-type="float" office:value="82.6768"/>
          <table:table-cell office:value-type="float" office:value="0.0"/>
          <table:table-cell office:value-type="float" office:value="39924.0"/>
          <table:table-cell office:value-type="float" office:value="116907.0"/>
          <table:table-cell office:value-type="float" office:value="98304.0"/>
          <table:table-cell office:value-type="float" office:value="2.41682"/>
          <table:table-cell office:value-type="float" office:value="0.0"/>
          <table:table-cell office:value-type="float" office:value="949.0"/>
          <table:table-cell office:value-type="float" office:value="7062.0"/>
          <table:table-cell office:value-type="float" office:value="3936.0"/>
          <table:table-cell office:value-type="float" office:value="5.474"/>
          <table:table-cell office:value-type="float" office:value="0.0"/>
          <table:table-cell office:value-type="float" office:value="3043.0"/>
          <table:table-cell office:value-type="float" office:value="33456.0"/>
          <table:table-cell office:value-type="float" office:value="7108.0"/>
          <table:table-cell office:value-type="float" office:value="4.53263"/>
          <table:table-cell office:value-type="float" office:value="0.0"/>
          <table:table-cell office:value-type="float" office:value="3356.0"/>
          <table:table-cell office:value-type="float" office:value="17723.0"/>
          <table:table-cell office:value-type="float" office:value="7924.0"/>
          <table:table-cell office:value-type="float" office:value="2.21308"/>
          <table:table-cell office:value-type="float" office:value="0.0"/>
          <table:table-cell office:value-type="float" office:value="859.0"/>
          <table:table-cell office:value-type="float" office:value="11234.0"/>
          <table:table-cell office:value-type="float" office:value="7477.0"/>
          <table:table-cell office:value-type="float" office:value="2.26348"/>
          <table:table-cell office:value-type="float" office:value="0.0"/>
          <table:table-cell office:value-type="float" office:value="859.0"/>
          <table:table-cell office:value-type="float" office:value="11234.0"/>
          <table:table-cell office:value-type="float" office:value="7477.0"/>
          <table:table-cell office:value-type="float" office:value="12.3747"/>
          <table:table-cell office:value-type="float" office:value="0.0"/>
          <table:table-cell office:value-type="float" office:value="13027.0"/>
          <table:table-cell office:value-type="float" office:value="103001.0"/>
          <table:table-cell office:value-type="float" office:value="103001.0"/>
          <table:table-cell office:value-type="float" office:value="4.1532"/>
          <table:table-cell office:value-type="float" office:value="0.0"/>
          <table:table-cell office:value-type="float" office:value="2123.0"/>
          <table:table-cell office:value-type="float" office:value="25916.0"/>
          <table:table-cell table:style-name="cellBest" office:value-type="float" office:value="0.0"/>
          <table:table-cell office:value-type="float" office:value="31.7559"/>
          <table:table-cell office:value-type="float" office:value="0.0"/>
          <table:table-cell office:value-type="float" office:value="26153.0"/>
          <table:table-cell office:value-type="float" office:value="62769.0"/>
          <table:table-cell office:value-type="float" office:value="53701.0"/>
          <table:table-cell office:value-type="float" office:value="1.87482"/>
          <table:table-cell office:value-type="float" office:value="0.0"/>
          <table:table-cell office:value-type="float" office:value="631.0"/>
          <table:table-cell office:value-type="float" office:value="92251.0"/>
          <table:table-cell office:value-type="float" office:value="4820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78036.0"/>
          <table:table-cell table:style-name="cellWorst" office:value-type="float" office:value="5100180.0"/>
          <table:table-cell table:style-name="cellWorst" office:value-type="float" office:value="5100180.0"/>
          <table:table-cell office:value-type="float" office:value="45.5773"/>
          <table:table-cell office:value-type="float" office:value="0.0"/>
          <table:table-cell office:value-type="float" office:value="30657.0"/>
          <table:table-cell office:value-type="float" office:value="237649.0"/>
          <table:table-cell office:value-type="float" office:value="66943.0"/>
          <table:table-cell office:value-type="float" office:value="2.23292"/>
          <table:table-cell office:value-type="float" office:value="0.0"/>
          <table:table-cell office:value-type="float" office:value="1066.0"/>
          <table:table-cell office:value-type="float" office:value="14756.0"/>
          <table:table-cell office:value-type="float" office:value="6899.0"/>
          <table:table-cell office:value-type="float" office:value="2.49664"/>
          <table:table-cell office:value-type="float" office:value="0.0"/>
          <table:table-cell office:value-type="float" office:value="1192.0"/>
          <table:table-cell office:value-type="float" office:value="10351.0"/>
          <table:table-cell office:value-type="float" office:value="10066.0"/>
          <table:table-cell table:formula="of:=MI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I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I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I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I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EDIA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EDIA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EDIA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EDIA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EDIA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AX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AX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AX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AX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AX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</table:table-row>
        <table:table-row table:style-name="ro1">
          <table:table-cell office:value-type="string">
            <text:p>./laby_16_16_16.lp</text:p>
          </table:table-cell>
          <table:table-cell office:value-type="float" office:value="600.0"/>
          <table:table-cell office:value-type="float" office:value="1.0"/>
          <table:table-cell office:value-type="float" office:value="338646.0"/>
          <table:table-cell office:value-type="float" office:value="787387.0"/>
          <table:table-cell office:value-type="float" office:value="600.0"/>
          <table:table-cell office:value-type="float" office:value="1.0"/>
          <table:table-cell office:value-type="float" office:value="393845.0"/>
          <table:table-cell office:value-type="float" office:value="86859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63682.0"/>
          <table:table-cell office:value-type="float" office:value="82461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83165.0"/>
          <table:table-cell office:value-type="float" office:value="852801.0"/>
          <table:table-cell office:value-type="float" office:value="176477.0"/>
          <table:table-cell office:value-type="float" office:value="600.0"/>
          <table:table-cell office:value-type="float" office:value="1.0"/>
          <table:table-cell office:value-type="float" office:value="299821.0"/>
          <table:table-cell office:value-type="float" office:value="922702.0"/>
          <table:table-cell office:value-type="float" office:value="179718.0"/>
          <table:table-cell office:value-type="float" office:value="600.0"/>
          <table:table-cell office:value-type="float" office:value="1.0"/>
          <table:table-cell office:value-type="float" office:value="460723.0"/>
          <table:table-cell office:value-type="float" office:value="969591.0"/>
          <table:table-cell office:value-type="float" office:value="117628.0"/>
          <table:table-cell office:value-type="float" office:value="600.0"/>
          <table:table-cell office:value-type="float" office:value="1.0"/>
          <table:table-cell office:value-type="float" office:value="144693.0"/>
          <table:table-cell office:value-type="float" office:value="503449.0"/>
          <table:table-cell office:value-type="float" office:value="202270.0"/>
          <table:table-cell office:value-type="float" office:value="600.0"/>
          <table:table-cell office:value-type="float" office:value="1.0"/>
          <table:table-cell office:value-type="float" office:value="169006.0"/>
          <table:table-cell office:value-type="float" office:value="471669.0"/>
          <table:table-cell office:value-type="float" office:value="231300.0"/>
          <table:table-cell office:value-type="float" office:value="600.0"/>
          <table:table-cell office:value-type="float" office:value="1.0"/>
          <table:table-cell office:value-type="float" office:value="176952.0"/>
          <table:table-cell office:value-type="float" office:value="480806.0"/>
          <table:table-cell office:value-type="float" office:value="250840.0"/>
          <table:table-cell office:value-type="float" office:value="600.0"/>
          <table:table-cell office:value-type="float" office:value="1.0"/>
          <table:table-cell office:value-type="float" office:value="69585.0"/>
          <table:table-cell office:value-type="float" office:value="155445.0"/>
          <table:table-cell office:value-type="float" office:value="111501.0"/>
          <table:table-cell office:value-type="float" office:value="600.0"/>
          <table:table-cell office:value-type="float" office:value="1.0"/>
          <table:table-cell office:value-type="float" office:value="367762.0"/>
          <table:table-cell office:value-type="float" office:value="827381.0"/>
          <table:table-cell office:value-type="float" office:value="209741.0"/>
          <table:table-cell office:value-type="float" office:value="600.0"/>
          <table:table-cell office:value-type="float" office:value="1.0"/>
          <table:table-cell office:value-type="float" office:value="377845.0"/>
          <table:table-cell office:value-type="float" office:value="1111962.0"/>
          <table:table-cell office:value-type="float" office:value="215346.0"/>
          <table:table-cell office:value-type="float" office:value="600.0"/>
          <table:table-cell office:value-type="float" office:value="1.0"/>
          <table:table-cell office:value-type="float" office:value="315663.0"/>
          <table:table-cell office:value-type="float" office:value="1028927.0"/>
          <table:table-cell office:value-type="float" office:value="154047.0"/>
          <table:table-cell office:value-type="float" office:value="600.0"/>
          <table:table-cell office:value-type="float" office:value="1.0"/>
          <table:table-cell office:value-type="float" office:value="492528.0"/>
          <table:table-cell office:value-type="float" office:value="1192850.0"/>
          <table:table-cell office:value-type="float" office:value="160510.0"/>
          <table:table-cell office:value-type="float" office:value="600.0"/>
          <table:table-cell office:value-type="float" office:value="1.0"/>
          <table:table-cell table:style-name="cellBest" office:value-type="float" office:value="52595.0"/>
          <table:table-cell table:style-name="cellBest" office:value-type="float" office:value="125009.0"/>
          <table:table-cell office:value-type="float" office:value="125009.0"/>
          <table:table-cell office:value-type="float" office:value="600.0"/>
          <table:table-cell office:value-type="float" office:value="1.0"/>
          <table:table-cell office:value-type="float" office:value="316472.0"/>
          <table:table-cell office:value-type="float" office:value="278492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67144.0"/>
          <table:table-cell office:value-type="float" office:value="757458.0"/>
          <table:table-cell office:value-type="float" office:value="84407.0"/>
          <table:table-cell office:value-type="float" office:value="600.0"/>
          <table:table-cell office:value-type="float" office:value="1.0"/>
          <table:table-cell office:value-type="float" office:value="407915.0"/>
          <table:table-cell office:value-type="float" office:value="1223970.0"/>
          <table:table-cell office:value-type="float" office:value="232680.0"/>
          <table:table-cell office:value-type="float" office:value="600.0"/>
          <table:table-cell office:value-type="float" office:value="1.0"/>
          <table:table-cell office:value-type="float" office:value="173707.0"/>
          <table:table-cell office:value-type="float" office:value="257054.0"/>
          <table:table-cell office:value-type="float" office:value="257054.0"/>
          <table:table-cell office:value-type="float" office:value="600.0"/>
          <table:table-cell office:value-type="float" office:value="1.0"/>
          <table:table-cell office:value-type="float" office:value="286449.0"/>
          <table:table-cell office:value-type="float" office:value="1411186.0"/>
          <table:table-cell office:value-type="float" office:value="185784.0"/>
          <table:table-cell office:value-type="float" office:value="600.0"/>
          <table:table-cell office:value-type="float" office:value="1.0"/>
          <table:table-cell office:value-type="float" office:value="454380.0"/>
          <table:table-cell office:value-type="float" office:value="1019397.0"/>
          <table:table-cell office:value-type="float" office:value="178724.0"/>
          <table:table-cell office:value-type="float" office:value="600.0"/>
          <table:table-cell office:value-type="float" office:value="1.0"/>
          <table:table-cell office:value-type="float" office:value="215872.0"/>
          <table:table-cell office:value-type="float" office:value="288794.0"/>
          <table:table-cell office:value-type="float" office:value="269477.0"/>
          <table:table-cell office:value-type="float" office:value="600.0"/>
          <table:table-cell office:value-type="float" office:value="1.0"/>
          <table:table-cell office:value-type="float" office:value="314581.0"/>
          <table:table-cell office:value-type="float" office:value="751125.0"/>
          <table:table-cell office:value-type="float" office:value="147937.0"/>
          <table:table-cell office:value-type="float" office:value="600.0"/>
          <table:table-cell office:value-type="float" office:value="1.0"/>
          <table:table-cell office:value-type="float" office:value="280545.0"/>
          <table:table-cell office:value-type="float" office:value="908597.0"/>
          <table:table-cell office:value-type="float" office:value="59209.0"/>
          <table:table-cell office:value-type="float" office:value="600.0"/>
          <table:table-cell office:value-type="float" office:value="1.0"/>
          <table:table-cell office:value-type="float" office:value="372012.0"/>
          <table:table-cell office:value-type="float" office:value="951942.0"/>
          <table:table-cell office:value-type="float" office:value="112877.0"/>
          <table:table-cell office:value-type="float" office:value="600.0"/>
          <table:table-cell office:value-type="float" office:value="1.0"/>
          <table:table-cell office:value-type="float" office:value="373633.0"/>
          <table:table-cell office:value-type="float" office:value="662122.0"/>
          <table:table-cell office:value-type="float" office:value="422106.0"/>
          <table:table-cell office:value-type="float" office:value="600.0"/>
          <table:table-cell office:value-type="float" office:value="1.0"/>
          <table:table-cell table:style-name="cellWorst" office:value-type="float" office:value="509750.0"/>
          <table:table-cell office:value-type="float" office:value="1002036.0"/>
          <table:table-cell office:value-type="float" office:value="817841.0"/>
          <table:table-cell office:value-type="float" office:value="600.0"/>
          <table:table-cell office:value-type="float" office:value="1.0"/>
          <table:table-cell office:value-type="float" office:value="245266.0"/>
          <table:table-cell office:value-type="float" office:value="490798.0"/>
          <table:table-cell office:value-type="float" office:value="451149.0"/>
          <table:table-cell office:value-type="float" office:value="600.0"/>
          <table:table-cell office:value-type="float" office:value="1.0"/>
          <table:table-cell office:value-type="float" office:value="366146.0"/>
          <table:table-cell office:value-type="float" office:value="665426.0"/>
          <table:table-cell office:value-type="float" office:value="626974.0"/>
          <table:table-cell office:value-type="float" office:value="600.0"/>
          <table:table-cell office:value-type="float" office:value="1.0"/>
          <table:table-cell office:value-type="float" office:value="391990.0"/>
          <table:table-cell office:value-type="float" office:value="2465315.0"/>
          <table:table-cell office:value-type="float" office:value="105070.0"/>
          <table:table-cell office:value-type="float" office:value="600.0"/>
          <table:table-cell office:value-type="float" office:value="1.0"/>
          <table:table-cell office:value-type="float" office:value="389896.0"/>
          <table:table-cell office:value-type="float" office:value="1118852.0"/>
          <table:table-cell office:value-type="float" office:value="82038.0"/>
          <table:table-cell office:value-type="float" office:value="600.0"/>
          <table:table-cell office:value-type="float" office:value="1.0"/>
          <table:table-cell office:value-type="float" office:value="349371.0"/>
          <table:table-cell office:value-type="float" office:value="1122089.0"/>
          <table:table-cell office:value-type="float" office:value="89475.0"/>
          <table:table-cell office:value-type="float" office:value="600.0"/>
          <table:table-cell office:value-type="float" office:value="1.0"/>
          <table:table-cell office:value-type="float" office:value="319716.0"/>
          <table:table-cell office:value-type="float" office:value="1027660.0"/>
          <table:table-cell office:value-type="float" office:value="80748.0"/>
          <table:table-cell office:value-type="float" office:value="600.0"/>
          <table:table-cell office:value-type="float" office:value="1.0"/>
          <table:table-cell office:value-type="float" office:value="298443.0"/>
          <table:table-cell office:value-type="float" office:value="594102.0"/>
          <table:table-cell office:value-type="float" office:value="594102.0"/>
          <table:table-cell office:value-type="float" office:value="600.0"/>
          <table:table-cell office:value-type="float" office:value="1.0"/>
          <table:table-cell office:value-type="float" office:value="293096.0"/>
          <table:table-cell office:value-type="float" office:value="108919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06282.0"/>
          <table:table-cell office:value-type="float" office:value="669225.0"/>
          <table:table-cell office:value-type="float" office:value="632496.0"/>
          <table:table-cell office:value-type="float" office:value="600.0"/>
          <table:table-cell office:value-type="float" office:value="1.0"/>
          <table:table-cell office:value-type="float" office:value="422147.0"/>
          <table:table-cell office:value-type="float" office:value="1012837.0"/>
          <table:table-cell office:value-type="float" office:value="149266.0"/>
          <table:table-cell office:value-type="float" office:value="600.0"/>
          <table:table-cell office:value-type="float" office:value="1.0"/>
          <table:table-cell office:value-type="float" office:value="223846.0"/>
          <table:table-cell table:style-name="cellWorst" office:value-type="float" office:value="7243630.0"/>
          <table:table-cell table:style-name="cellWorst" office:value-type="float" office:value="7243630.0"/>
          <table:table-cell office:value-type="float" office:value="600.0"/>
          <table:table-cell office:value-type="float" office:value="1.0"/>
          <table:table-cell office:value-type="float" office:value="428807.0"/>
          <table:table-cell office:value-type="float" office:value="871851.0"/>
          <table:table-cell office:value-type="float" office:value="440665.0"/>
          <table:table-cell office:value-type="float" office:value="600.0"/>
          <table:table-cell office:value-type="float" office:value="1.0"/>
          <table:table-cell office:value-type="float" office:value="376029.0"/>
          <table:table-cell office:value-type="float" office:value="1009873.0"/>
          <table:table-cell office:value-type="float" office:value="109743.0"/>
          <table:table-cell office:value-type="float" office:value="600.0"/>
          <table:table-cell office:value-type="float" office:value="1.0"/>
          <table:table-cell office:value-type="float" office:value="257068.0"/>
          <table:table-cell office:value-type="float" office:value="387275.0"/>
          <table:table-cell office:value-type="float" office:value="358245.0"/>
          <table:table-cell table:formula="of:=MI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I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I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I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I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EDIA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EDIA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EDIA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EDIA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EDIA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AX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AX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AX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AX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AX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</table:table-row>
        <table:table-row table:style-name="ro1">
          <table:table-cell office:value-type="string">
            <text:p>./laby_16_16_17.lp</text:p>
          </table:table-cell>
          <table:table-cell office:value-type="float" office:value="600.0"/>
          <table:table-cell office:value-type="float" office:value="1.0"/>
          <table:table-cell office:value-type="float" office:value="472728.0"/>
          <table:table-cell office:value-type="float" office:value="1698322.0"/>
          <table:table-cell office:value-type="float" office:value="600.0"/>
          <table:table-cell office:value-type="float" office:value="1.0"/>
          <table:table-cell office:value-type="float" office:value="465308.0"/>
          <table:table-cell office:value-type="float" office:value="168172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57394.0"/>
          <table:table-cell office:value-type="float" office:value="166343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14788.0"/>
          <table:table-cell office:value-type="float" office:value="1514258.0"/>
          <table:table-cell office:value-type="float" office:value="236622.0"/>
          <table:table-cell office:value-type="float" office:value="573.071"/>
          <table:table-cell table:style-name="cellBest" office:value-type="float" office:value="0.0"/>
          <table:table-cell office:value-type="float" office:value="382549.0"/>
          <table:table-cell office:value-type="float" office:value="4289041.0"/>
          <table:table-cell office:value-type="float" office:value="222081.0"/>
          <table:table-cell office:value-type="float" office:value="600.0"/>
          <table:table-cell office:value-type="float" office:value="1.0"/>
          <table:table-cell office:value-type="float" office:value="382269.0"/>
          <table:table-cell office:value-type="float" office:value="1941596.0"/>
          <table:table-cell office:value-type="float" office:value="141110.0"/>
          <table:table-cell table:style-name="cellBest" office:value-type="float" office:value="37.7083"/>
          <table:table-cell table:style-name="cellBest" office:value-type="float" office:value="0.0"/>
          <table:table-cell office:value-type="float" office:value="39579.0"/>
          <table:table-cell office:value-type="float" office:value="167770.0"/>
          <table:table-cell office:value-type="float" office:value="36490.0"/>
          <table:table-cell office:value-type="float" office:value="600.0"/>
          <table:table-cell office:value-type="float" office:value="1.0"/>
          <table:table-cell office:value-type="float" office:value="226483.0"/>
          <table:table-cell office:value-type="float" office:value="895945.0"/>
          <table:table-cell office:value-type="float" office:value="325301.0"/>
          <table:table-cell office:value-type="float" office:value="600.0"/>
          <table:table-cell office:value-type="float" office:value="1.0"/>
          <table:table-cell office:value-type="float" office:value="123370.0"/>
          <table:table-cell office:value-type="float" office:value="908090.0"/>
          <table:table-cell office:value-type="float" office:value="154938.0"/>
          <table:table-cell office:value-type="float" office:value="387.606"/>
          <table:table-cell table:style-name="cellBest" office:value-type="float" office:value="0.0"/>
          <table:table-cell office:value-type="float" office:value="91729.0"/>
          <table:table-cell office:value-type="float" office:value="311800.0"/>
          <table:table-cell office:value-type="float" office:value="122769.0"/>
          <table:table-cell office:value-type="float" office:value="600.0"/>
          <table:table-cell office:value-type="float" office:value="1.0"/>
          <table:table-cell office:value-type="float" office:value="396178.0"/>
          <table:table-cell office:value-type="float" office:value="2340235.0"/>
          <table:table-cell office:value-type="float" office:value="200433.0"/>
          <table:table-cell office:value-type="float" office:value="600.0"/>
          <table:table-cell office:value-type="float" office:value="1.0"/>
          <table:table-cell office:value-type="float" office:value="252005.0"/>
          <table:table-cell office:value-type="float" office:value="3354971.0"/>
          <table:table-cell office:value-type="float" office:value="146738.0"/>
          <table:table-cell office:value-type="float" office:value="600.0"/>
          <table:table-cell office:value-type="float" office:value="1.0"/>
          <table:table-cell office:value-type="float" office:value="291663.0"/>
          <table:table-cell office:value-type="float" office:value="4502446.0"/>
          <table:table-cell office:value-type="float" office:value="166606.0"/>
          <table:table-cell office:value-type="float" office:value="600.0"/>
          <table:table-cell office:value-type="float" office:value="1.0"/>
          <table:table-cell office:value-type="float" office:value="459372.0"/>
          <table:table-cell office:value-type="float" office:value="2824587.0"/>
          <table:table-cell office:value-type="float" office:value="202697.0"/>
          <table:table-cell office:value-type="float" office:value="600.0"/>
          <table:table-cell office:value-type="float" office:value="1.0"/>
          <table:table-cell office:value-type="float" office:value="52140.0"/>
          <table:table-cell table:style-name="cellBest" office:value-type="float" office:value="95040.0"/>
          <table:table-cell office:value-type="float" office:value="95040.0"/>
          <table:table-cell office:value-type="float" office:value="600.0"/>
          <table:table-cell office:value-type="float" office:value="1.0"/>
          <table:table-cell office:value-type="float" office:value="393136.0"/>
          <table:table-cell office:value-type="float" office:value="347555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28327.0"/>
          <table:table-cell office:value-type="float" office:value="557966.0"/>
          <table:table-cell office:value-type="float" office:value="181309.0"/>
          <table:table-cell office:value-type="float" office:value="600.0"/>
          <table:table-cell office:value-type="float" office:value="1.0"/>
          <table:table-cell office:value-type="float" office:value="312747.0"/>
          <table:table-cell office:value-type="float" office:value="1956136.0"/>
          <table:table-cell office:value-type="float" office:value="208429.0"/>
          <table:table-cell office:value-type="float" office:value="600.0"/>
          <table:table-cell office:value-type="float" office:value="1.0"/>
          <table:table-cell office:value-type="float" office:value="93276.0"/>
          <table:table-cell office:value-type="float" office:value="154884.0"/>
          <table:table-cell office:value-type="float" office:value="154884.0"/>
          <table:table-cell office:value-type="float" office:value="600.0"/>
          <table:table-cell office:value-type="float" office:value="1.0"/>
          <table:table-cell office:value-type="float" office:value="220669.0"/>
          <table:table-cell office:value-type="float" office:value="1789599.0"/>
          <table:table-cell office:value-type="float" office:value="237006.0"/>
          <table:table-cell office:value-type="float" office:value="47.7437"/>
          <table:table-cell table:style-name="cellBest" office:value-type="float" office:value="0.0"/>
          <table:table-cell table:style-name="cellBest" office:value-type="float" office:value="26904.0"/>
          <table:table-cell office:value-type="float" office:value="112793.0"/>
          <table:table-cell office:value-type="float" office:value="20724.0"/>
          <table:table-cell office:value-type="float" office:value="600.0"/>
          <table:table-cell office:value-type="float" office:value="1.0"/>
          <table:table-cell office:value-type="float" office:value="247832.0"/>
          <table:table-cell office:value-type="float" office:value="334224.0"/>
          <table:table-cell office:value-type="float" office:value="270447.0"/>
          <table:table-cell office:value-type="float" office:value="600.0"/>
          <table:table-cell office:value-type="float" office:value="1.0"/>
          <table:table-cell office:value-type="float" office:value="438796.0"/>
          <table:table-cell office:value-type="float" office:value="1608262.0"/>
          <table:table-cell office:value-type="float" office:value="252029.0"/>
          <table:table-cell office:value-type="float" office:value="93.2678"/>
          <table:table-cell table:style-name="cellBest" office:value-type="float" office:value="0.0"/>
          <table:table-cell office:value-type="float" office:value="71353.0"/>
          <table:table-cell office:value-type="float" office:value="671208.0"/>
          <table:table-cell office:value-type="float" office:value="34632.0"/>
          <table:table-cell office:value-type="float" office:value="600.0"/>
          <table:table-cell office:value-type="float" office:value="1.0"/>
          <table:table-cell office:value-type="float" office:value="319869.0"/>
          <table:table-cell office:value-type="float" office:value="2508659.0"/>
          <table:table-cell office:value-type="float" office:value="212558.0"/>
          <table:table-cell office:value-type="float" office:value="600.0"/>
          <table:table-cell office:value-type="float" office:value="1.0"/>
          <table:table-cell office:value-type="float" office:value="303397.0"/>
          <table:table-cell office:value-type="float" office:value="695075.0"/>
          <table:table-cell office:value-type="float" office:value="520702.0"/>
          <table:table-cell office:value-type="float" office:value="600.0"/>
          <table:table-cell office:value-type="float" office:value="1.0"/>
          <table:table-cell table:style-name="cellWorst" office:value-type="float" office:value="482214.0"/>
          <table:table-cell office:value-type="float" office:value="970094.0"/>
          <table:table-cell office:value-type="float" office:value="822947.0"/>
          <table:table-cell office:value-type="float" office:value="600.0"/>
          <table:table-cell office:value-type="float" office:value="1.0"/>
          <table:table-cell office:value-type="float" office:value="259396.0"/>
          <table:table-cell office:value-type="float" office:value="521294.0"/>
          <table:table-cell office:value-type="float" office:value="503522.0"/>
          <table:table-cell office:value-type="float" office:value="600.0"/>
          <table:table-cell office:value-type="float" office:value="1.0"/>
          <table:table-cell office:value-type="float" office:value="353673.0"/>
          <table:table-cell office:value-type="float" office:value="774310.0"/>
          <table:table-cell office:value-type="float" office:value="705952.0"/>
          <table:table-cell office:value-type="float" office:value="600.0"/>
          <table:table-cell office:value-type="float" office:value="1.0"/>
          <table:table-cell office:value-type="float" office:value="257236.0"/>
          <table:table-cell office:value-type="float" office:value="3969769.0"/>
          <table:table-cell office:value-type="float" office:value="65899.0"/>
          <table:table-cell office:value-type="float" office:value="600.0"/>
          <table:table-cell office:value-type="float" office:value="1.0"/>
          <table:table-cell office:value-type="float" office:value="405164.0"/>
          <table:table-cell office:value-type="float" office:value="3673797.0"/>
          <table:table-cell office:value-type="float" office:value="124528.0"/>
          <table:table-cell office:value-type="float" office:value="182.718"/>
          <table:table-cell table:style-name="cellBest" office:value-type="float" office:value="0.0"/>
          <table:table-cell office:value-type="float" office:value="127723.0"/>
          <table:table-cell office:value-type="float" office:value="995080.0"/>
          <table:table-cell office:value-type="float" office:value="50048.0"/>
          <table:table-cell office:value-type="float" office:value="231.172"/>
          <table:table-cell table:style-name="cellBest" office:value-type="float" office:value="0.0"/>
          <table:table-cell office:value-type="float" office:value="127723.0"/>
          <table:table-cell office:value-type="float" office:value="995080.0"/>
          <table:table-cell office:value-type="float" office:value="50048.0"/>
          <table:table-cell office:value-type="float" office:value="600.0"/>
          <table:table-cell office:value-type="float" office:value="1.0"/>
          <table:table-cell office:value-type="float" office:value="395576.0"/>
          <table:table-cell office:value-type="float" office:value="771905.0"/>
          <table:table-cell office:value-type="float" office:value="771905.0"/>
          <table:table-cell office:value-type="float" office:value="600.0"/>
          <table:table-cell office:value-type="float" office:value="1.0"/>
          <table:table-cell office:value-type="float" office:value="263860.0"/>
          <table:table-cell office:value-type="float" office:value="435511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02052.0"/>
          <table:table-cell office:value-type="float" office:value="737072.0"/>
          <table:table-cell office:value-type="float" office:value="700957.0"/>
          <table:table-cell office:value-type="float" office:value="600.0"/>
          <table:table-cell office:value-type="float" office:value="1.0"/>
          <table:table-cell office:value-type="float" office:value="255878.0"/>
          <table:table-cell office:value-type="float" office:value="2570362.0"/>
          <table:table-cell office:value-type="float" office:value="118448.0"/>
          <table:table-cell office:value-type="float" office:value="600.0"/>
          <table:table-cell office:value-type="float" office:value="1.0"/>
          <table:table-cell office:value-type="float" office:value="243504.0"/>
          <table:table-cell table:style-name="cellWorst" office:value-type="float" office:value="11426263.0"/>
          <table:table-cell table:style-name="cellWorst" office:value-type="float" office:value="11426263.0"/>
          <table:table-cell office:value-type="float" office:value="600.0"/>
          <table:table-cell office:value-type="float" office:value="1.0"/>
          <table:table-cell office:value-type="float" office:value="369651.0"/>
          <table:table-cell office:value-type="float" office:value="2118503.0"/>
          <table:table-cell office:value-type="float" office:value="421647.0"/>
          <table:table-cell office:value-type="float" office:value="600.0"/>
          <table:table-cell office:value-type="float" office:value="1.0"/>
          <table:table-cell office:value-type="float" office:value="272652.0"/>
          <table:table-cell office:value-type="float" office:value="1821898.0"/>
          <table:table-cell office:value-type="float" office:value="103999.0"/>
          <table:table-cell office:value-type="float" office:value="600.0"/>
          <table:table-cell office:value-type="float" office:value="1.0"/>
          <table:table-cell office:value-type="float" office:value="298482.0"/>
          <table:table-cell office:value-type="float" office:value="435216.0"/>
          <table:table-cell office:value-type="float" office:value="354830.0"/>
          <table:table-cell table:formula="of:=MI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I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I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I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I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EDIA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EDIA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EDIA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EDIA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EDIA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AX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AX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AX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AX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AX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</table:table-row>
        <table:table-row table:style-name="ro1">
          <table:table-cell office:value-type="string">
            <text:p>./laby_16_16_18.lp</text:p>
          </table:table-cell>
          <table:table-cell office:value-type="float" office:value="600.0"/>
          <table:table-cell office:value-type="float" office:value="1.0"/>
          <table:table-cell office:value-type="float" office:value="311302.0"/>
          <table:table-cell office:value-type="float" office:value="940204.0"/>
          <table:table-cell office:value-type="float" office:value="600.0"/>
          <table:table-cell office:value-type="float" office:value="1.0"/>
          <table:table-cell office:value-type="float" office:value="340375.0"/>
          <table:table-cell office:value-type="float" office:value="102738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05786.0"/>
          <table:table-cell office:value-type="float" office:value="9271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93899.0"/>
          <table:table-cell office:value-type="float" office:value="1210192.0"/>
          <table:table-cell office:value-type="float" office:value="267615.0"/>
          <table:table-cell office:value-type="float" office:value="517.81"/>
          <table:table-cell table:style-name="cellBest" office:value-type="float" office:value="0.0"/>
          <table:table-cell office:value-type="float" office:value="264736.0"/>
          <table:table-cell office:value-type="float" office:value="1093586.0"/>
          <table:table-cell office:value-type="float" office:value="150511.0"/>
          <table:table-cell office:value-type="float" office:value="600.0"/>
          <table:table-cell office:value-type="float" office:value="1.0"/>
          <table:table-cell office:value-type="float" office:value="379865.0"/>
          <table:table-cell office:value-type="float" office:value="868816.0"/>
          <table:table-cell office:value-type="float" office:value="111399.0"/>
          <table:table-cell office:value-type="float" office:value="272.423"/>
          <table:table-cell table:style-name="cellBest" office:value-type="float" office:value="0.0"/>
          <table:table-cell office:value-type="float" office:value="122671.0"/>
          <table:table-cell office:value-type="float" office:value="314680.0"/>
          <table:table-cell office:value-type="float" office:value="159746.0"/>
          <table:table-cell office:value-type="float" office:value="34.4475"/>
          <table:table-cell table:style-name="cellBest" office:value-type="float" office:value="0.0"/>
          <table:table-cell office:value-type="float" office:value="21470.0"/>
          <table:table-cell office:value-type="float" office:value="77835.0"/>
          <table:table-cell office:value-type="float" office:value="34621.0"/>
          <table:table-cell office:value-type="float" office:value="493.565"/>
          <table:table-cell table:style-name="cellBest" office:value-type="float" office:value="0.0"/>
          <table:table-cell office:value-type="float" office:value="171959.0"/>
          <table:table-cell office:value-type="float" office:value="455202.0"/>
          <table:table-cell office:value-type="float" office:value="188592.0"/>
          <table:table-cell office:value-type="float" office:value="524.868"/>
          <table:table-cell table:style-name="cellBest" office:value-type="float" office:value="0.0"/>
          <table:table-cell office:value-type="float" office:value="199682.0"/>
          <table:table-cell office:value-type="float" office:value="587322.0"/>
          <table:table-cell office:value-type="float" office:value="294616.0"/>
          <table:table-cell office:value-type="float" office:value="449.64"/>
          <table:table-cell table:style-name="cellBest" office:value-type="float" office:value="0.0"/>
          <table:table-cell office:value-type="float" office:value="335036.0"/>
          <table:table-cell office:value-type="float" office:value="953057.0"/>
          <table:table-cell office:value-type="float" office:value="184573.0"/>
          <table:table-cell office:value-type="float" office:value="600.0"/>
          <table:table-cell office:value-type="float" office:value="1.0"/>
          <table:table-cell office:value-type="float" office:value="301628.0"/>
          <table:table-cell office:value-type="float" office:value="885550.0"/>
          <table:table-cell office:value-type="float" office:value="149594.0"/>
          <table:table-cell office:value-type="float" office:value="139.461"/>
          <table:table-cell table:style-name="cellBest" office:value-type="float" office:value="0.0"/>
          <table:table-cell office:value-type="float" office:value="117881.0"/>
          <table:table-cell office:value-type="float" office:value="433099.0"/>
          <table:table-cell office:value-type="float" office:value="84098.0"/>
          <table:table-cell office:value-type="float" office:value="600.0"/>
          <table:table-cell office:value-type="float" office:value="1.0"/>
          <table:table-cell office:value-type="float" office:value="363352.0"/>
          <table:table-cell office:value-type="float" office:value="1231571.0"/>
          <table:table-cell office:value-type="float" office:value="226286.0"/>
          <table:table-cell table:style-name="cellBest" office:value-type="float" office:value="24.9561"/>
          <table:table-cell table:style-name="cellBest" office:value-type="float" office:value="0.0"/>
          <table:table-cell table:style-name="cellBest" office:value-type="float" office:value="6235.0"/>
          <table:table-cell table:style-name="cellBest" office:value-type="float" office:value="23147.0"/>
          <table:table-cell office:value-type="float" office:value="23147.0"/>
          <table:table-cell office:value-type="float" office:value="117.65"/>
          <table:table-cell table:style-name="cellBest" office:value-type="float" office:value="0.0"/>
          <table:table-cell office:value-type="float" office:value="58550.0"/>
          <table:table-cell office:value-type="float" office:value="97014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56440.0"/>
          <table:table-cell office:value-type="float" office:value="333834.0"/>
          <table:table-cell office:value-type="float" office:value="232487.0"/>
          <table:table-cell office:value-type="float" office:value="86.018"/>
          <table:table-cell table:style-name="cellBest" office:value-type="float" office:value="0.0"/>
          <table:table-cell office:value-type="float" office:value="63645.0"/>
          <table:table-cell office:value-type="float" office:value="199800.0"/>
          <table:table-cell office:value-type="float" office:value="55394.0"/>
          <table:table-cell office:value-type="float" office:value="600.0"/>
          <table:table-cell office:value-type="float" office:value="1.0"/>
          <table:table-cell office:value-type="float" office:value="215448.0"/>
          <table:table-cell office:value-type="float" office:value="305830.0"/>
          <table:table-cell office:value-type="float" office:value="305830.0"/>
          <table:table-cell office:value-type="float" office:value="453.615"/>
          <table:table-cell table:style-name="cellBest" office:value-type="float" office:value="0.0"/>
          <table:table-cell office:value-type="float" office:value="303778.0"/>
          <table:table-cell office:value-type="float" office:value="607094.0"/>
          <table:table-cell office:value-type="float" office:value="239582.0"/>
          <table:table-cell office:value-type="float" office:value="428.768"/>
          <table:table-cell table:style-name="cellBest" office:value-type="float" office:value="0.0"/>
          <table:table-cell office:value-type="float" office:value="202867.0"/>
          <table:table-cell office:value-type="float" office:value="1030865.0"/>
          <table:table-cell office:value-type="float" office:value="138381.0"/>
          <table:table-cell office:value-type="float" office:value="600.0"/>
          <table:table-cell office:value-type="float" office:value="1.0"/>
          <table:table-cell office:value-type="float" office:value="240741.0"/>
          <table:table-cell office:value-type="float" office:value="331430.0"/>
          <table:table-cell office:value-type="float" office:value="316335.0"/>
          <table:table-cell office:value-type="float" office:value="600.0"/>
          <table:table-cell office:value-type="float" office:value="1.0"/>
          <table:table-cell office:value-type="float" office:value="371681.0"/>
          <table:table-cell office:value-type="float" office:value="1136313.0"/>
          <table:table-cell office:value-type="float" office:value="253463.0"/>
          <table:table-cell office:value-type="float" office:value="600.0"/>
          <table:table-cell office:value-type="float" office:value="1.0"/>
          <table:table-cell office:value-type="float" office:value="347107.0"/>
          <table:table-cell office:value-type="float" office:value="838242.0"/>
          <table:table-cell office:value-type="float" office:value="101388.0"/>
          <table:table-cell office:value-type="float" office:value="600.0"/>
          <table:table-cell office:value-type="float" office:value="1.0"/>
          <table:table-cell office:value-type="float" office:value="500987.0"/>
          <table:table-cell office:value-type="float" office:value="1738056.0"/>
          <table:table-cell office:value-type="float" office:value="196850.0"/>
          <table:table-cell office:value-type="float" office:value="600.0"/>
          <table:table-cell office:value-type="float" office:value="1.0"/>
          <table:table-cell table:style-name="cellWorst" office:value-type="float" office:value="553467.0"/>
          <table:table-cell office:value-type="float" office:value="1096435.0"/>
          <table:table-cell office:value-type="float" office:value="697935.0"/>
          <table:table-cell office:value-type="float" office:value="600.0"/>
          <table:table-cell office:value-type="float" office:value="1.0"/>
          <table:table-cell office:value-type="float" office:value="301885.0"/>
          <table:table-cell office:value-type="float" office:value="586899.0"/>
          <table:table-cell office:value-type="float" office:value="515913.0"/>
          <table:table-cell office:value-type="float" office:value="49.3948"/>
          <table:table-cell table:style-name="cellBest" office:value-type="float" office:value="0.0"/>
          <table:table-cell office:value-type="float" office:value="46029.0"/>
          <table:table-cell office:value-type="float" office:value="104750.0"/>
          <table:table-cell office:value-type="float" office:value="91880.0"/>
          <table:table-cell office:value-type="float" office:value="120.63"/>
          <table:table-cell table:style-name="cellBest" office:value-type="float" office:value="0.0"/>
          <table:table-cell office:value-type="float" office:value="109980.0"/>
          <table:table-cell office:value-type="float" office:value="240261.0"/>
          <table:table-cell office:value-type="float" office:value="218565.0"/>
          <table:table-cell office:value-type="float" office:value="600.0"/>
          <table:table-cell office:value-type="float" office:value="1.0"/>
          <table:table-cell office:value-type="float" office:value="415739.0"/>
          <table:table-cell office:value-type="float" office:value="1188518.0"/>
          <table:table-cell office:value-type="float" office:value="142870.0"/>
          <table:table-cell office:value-type="float" office:value="600.0"/>
          <table:table-cell office:value-type="float" office:value="1.0"/>
          <table:table-cell office:value-type="float" office:value="364575.0"/>
          <table:table-cell office:value-type="float" office:value="1538916.0"/>
          <table:table-cell office:value-type="float" office:value="121685.0"/>
          <table:table-cell office:value-type="float" office:value="600.0"/>
          <table:table-cell office:value-type="float" office:value="1.0"/>
          <table:table-cell office:value-type="float" office:value="337255.0"/>
          <table:table-cell office:value-type="float" office:value="1633833.0"/>
          <table:table-cell office:value-type="float" office:value="82686.0"/>
          <table:table-cell office:value-type="float" office:value="600.0"/>
          <table:table-cell office:value-type="float" office:value="1.0"/>
          <table:table-cell office:value-type="float" office:value="267713.0"/>
          <table:table-cell office:value-type="float" office:value="1375587.0"/>
          <table:table-cell office:value-type="float" office:value="70356.0"/>
          <table:table-cell office:value-type="float" office:value="600.0"/>
          <table:table-cell office:value-type="float" office:value="1.0"/>
          <table:table-cell office:value-type="float" office:value="384828.0"/>
          <table:table-cell office:value-type="float" office:value="862136.0"/>
          <table:table-cell office:value-type="float" office:value="862136.0"/>
          <table:table-cell office:value-type="float" office:value="600.0"/>
          <table:table-cell office:value-type="float" office:value="1.0"/>
          <table:table-cell office:value-type="float" office:value="219579.0"/>
          <table:table-cell office:value-type="float" office:value="1204049.0"/>
          <table:table-cell table:style-name="cellBest" office:value-type="float" office:value="0.0"/>
          <table:table-cell office:value-type="float" office:value="81.9909"/>
          <table:table-cell table:style-name="cellBest" office:value-type="float" office:value="0.0"/>
          <table:table-cell office:value-type="float" office:value="61903.0"/>
          <table:table-cell office:value-type="float" office:value="133680.0"/>
          <table:table-cell office:value-type="float" office:value="117776.0"/>
          <table:table-cell office:value-type="float" office:value="402.19"/>
          <table:table-cell table:style-name="cellBest" office:value-type="float" office:value="0.0"/>
          <table:table-cell office:value-type="float" office:value="259053.0"/>
          <table:table-cell office:value-type="float" office:value="869834.0"/>
          <table:table-cell office:value-type="float" office:value="111202.0"/>
          <table:table-cell office:value-type="float" office:value="600.0"/>
          <table:table-cell office:value-type="float" office:value="1.0"/>
          <table:table-cell office:value-type="float" office:value="219882.0"/>
          <table:table-cell table:style-name="cellWorst" office:value-type="float" office:value="7228380.0"/>
          <table:table-cell table:style-name="cellWorst" office:value-type="float" office:value="7228380.0"/>
          <table:table-cell office:value-type="float" office:value="600.0"/>
          <table:table-cell office:value-type="float" office:value="1.0"/>
          <table:table-cell office:value-type="float" office:value="468129.0"/>
          <table:table-cell office:value-type="float" office:value="1086407.0"/>
          <table:table-cell office:value-type="float" office:value="472749.0"/>
          <table:table-cell office:value-type="float" office:value="150.047"/>
          <table:table-cell table:style-name="cellBest" office:value-type="float" office:value="0.0"/>
          <table:table-cell office:value-type="float" office:value="140268.0"/>
          <table:table-cell office:value-type="float" office:value="457451.0"/>
          <table:table-cell office:value-type="float" office:value="46225.0"/>
          <table:table-cell office:value-type="float" office:value="600.0"/>
          <table:table-cell office:value-type="float" office:value="1.0"/>
          <table:table-cell office:value-type="float" office:value="275298.0"/>
          <table:table-cell office:value-type="float" office:value="398046.0"/>
          <table:table-cell office:value-type="float" office:value="382394.0"/>
          <table:table-cell table:formula="of:=MI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I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I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I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I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EDIA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EDIA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EDIA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EDIA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EDIA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AX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AX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AX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AX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AX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</table:table-row>
        <table:table-row table:style-name="ro1">
          <table:table-cell office:value-type="string">
            <text:p>./laby_16_16_19.lp</text:p>
          </table:table-cell>
          <table:table-cell office:value-type="float" office:value="102.89"/>
          <table:table-cell office:value-type="float" office:value="0.0"/>
          <table:table-cell office:value-type="float" office:value="75844.0"/>
          <table:table-cell office:value-type="float" office:value="291918.0"/>
          <table:table-cell office:value-type="float" office:value="113.328"/>
          <table:table-cell office:value-type="float" office:value="0.0"/>
          <table:table-cell office:value-type="float" office:value="75844.0"/>
          <table:table-cell office:value-type="float" office:value="291918.0"/>
          <table:table-cell table:style-name="cellBest" office:value-type="float" office:value="0.0"/>
          <table:table-cell office:value-type="float" office:value="109.632"/>
          <table:table-cell office:value-type="float" office:value="0.0"/>
          <table:table-cell office:value-type="float" office:value="75844.0"/>
          <table:table-cell office:value-type="float" office:value="291918.0"/>
          <table:table-cell table:style-name="cellBest" office:value-type="float" office:value="0.0"/>
          <table:table-cell office:value-type="float" office:value="101.383"/>
          <table:table-cell office:value-type="float" office:value="0.0"/>
          <table:table-cell office:value-type="float" office:value="75844.0"/>
          <table:table-cell office:value-type="float" office:value="291918.0"/>
          <table:table-cell office:value-type="float" office:value="60538.0"/>
          <table:table-cell office:value-type="float" office:value="40.1496"/>
          <table:table-cell office:value-type="float" office:value="0.0"/>
          <table:table-cell office:value-type="float" office:value="34388.0"/>
          <table:table-cell office:value-type="float" office:value="138877.0"/>
          <table:table-cell office:value-type="float" office:value="3110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93978.0"/>
          <table:table-cell office:value-type="float" office:value="1059067.0"/>
          <table:table-cell office:value-type="float" office:value="106114.0"/>
          <table:table-cell office:value-type="float" office:value="79.4952"/>
          <table:table-cell office:value-type="float" office:value="0.0"/>
          <table:table-cell office:value-type="float" office:value="64929.0"/>
          <table:table-cell office:value-type="float" office:value="236649.0"/>
          <table:table-cell office:value-type="float" office:value="61691.0"/>
          <table:table-cell office:value-type="float" office:value="570.821"/>
          <table:table-cell office:value-type="float" office:value="0.0"/>
          <table:table-cell office:value-type="float" office:value="136249.0"/>
          <table:table-cell office:value-type="float" office:value="319454.0"/>
          <table:table-cell office:value-type="float" office:value="163252.0"/>
          <table:table-cell office:value-type="float" office:value="356.848"/>
          <table:table-cell office:value-type="float" office:value="0.0"/>
          <table:table-cell office:value-type="float" office:value="159869.0"/>
          <table:table-cell office:value-type="float" office:value="365342.0"/>
          <table:table-cell office:value-type="float" office:value="214020.0"/>
          <table:table-cell office:value-type="float" office:value="2.14917"/>
          <table:table-cell office:value-type="float" office:value="0.0"/>
          <table:table-cell office:value-type="float" office:value="580.0"/>
          <table:table-cell table:style-name="cellBest" office:value-type="float" office:value="4328.0"/>
          <table:table-cell office:value-type="float" office:value="2936.0"/>
          <table:table-cell table:style-name="cellBest" office:value-type="float" office:value="1.7471"/>
          <table:table-cell office:value-type="float" office:value="0.0"/>
          <table:table-cell table:style-name="cellBest" office:value-type="float" office:value="384.0"/>
          <table:table-cell office:value-type="float" office:value="4603.0"/>
          <table:table-cell office:value-type="float" office:value="2672.0"/>
          <table:table-cell office:value-type="float" office:value="337.91"/>
          <table:table-cell office:value-type="float" office:value="0.0"/>
          <table:table-cell office:value-type="float" office:value="269509.0"/>
          <table:table-cell office:value-type="float" office:value="675032.0"/>
          <table:table-cell office:value-type="float" office:value="13809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71742.0"/>
          <table:table-cell office:value-type="float" office:value="1272467.0"/>
          <table:table-cell office:value-type="float" office:value="305415.0"/>
          <table:table-cell office:value-type="float" office:value="61.1031"/>
          <table:table-cell office:value-type="float" office:value="0.0"/>
          <table:table-cell office:value-type="float" office:value="44174.0"/>
          <table:table-cell office:value-type="float" office:value="143949.0"/>
          <table:table-cell office:value-type="float" office:value="3595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54573.0"/>
          <table:table-cell office:value-type="float" office:value="88941.0"/>
          <table:table-cell office:value-type="float" office:value="8894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4769.0"/>
          <table:table-cell office:value-type="float" office:value="1427232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3153.0"/>
          <table:table-cell office:value-type="float" office:value="426254.0"/>
          <table:table-cell office:value-type="float" office:value="241040.0"/>
          <table:table-cell office:value-type="float" office:value="4.05663"/>
          <table:table-cell office:value-type="float" office:value="0.0"/>
          <table:table-cell office:value-type="float" office:value="2656.0"/>
          <table:table-cell office:value-type="float" office:value="32758.0"/>
          <table:table-cell office:value-type="float" office:value="981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2108.0"/>
          <table:table-cell office:value-type="float" office:value="279396.0"/>
          <table:table-cell office:value-type="float" office:value="279396.0"/>
          <table:table-cell office:value-type="float" office:value="93.2148"/>
          <table:table-cell office:value-type="float" office:value="0.0"/>
          <table:table-cell office:value-type="float" office:value="67273.0"/>
          <table:table-cell office:value-type="float" office:value="195917.0"/>
          <table:table-cell office:value-type="float" office:value="6641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42844.0"/>
          <table:table-cell office:value-type="float" office:value="1236708.0"/>
          <table:table-cell office:value-type="float" office:value="19005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1302.0"/>
          <table:table-cell office:value-type="float" office:value="262362.0"/>
          <table:table-cell office:value-type="float" office:value="246092.0"/>
          <table:table-cell office:value-type="float" office:value="113.812"/>
          <table:table-cell office:value-type="float" office:value="0.0"/>
          <table:table-cell office:value-type="float" office:value="75844.0"/>
          <table:table-cell office:value-type="float" office:value="291918.0"/>
          <table:table-cell office:value-type="float" office:value="6053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4473.0"/>
          <table:table-cell office:value-type="float" office:value="993756.0"/>
          <table:table-cell office:value-type="float" office:value="55473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611475.0"/>
          <table:table-cell office:value-type="float" office:value="1407823.0"/>
          <table:table-cell office:value-type="float" office:value="145430.0"/>
          <table:table-cell office:value-type="float" office:value="117.706"/>
          <table:table-cell office:value-type="float" office:value="0.0"/>
          <table:table-cell office:value-type="float" office:value="69795.0"/>
          <table:table-cell office:value-type="float" office:value="171522.0"/>
          <table:table-cell office:value-type="float" office:value="99139.0"/>
          <table:table-cell office:value-type="float" office:value="317.652"/>
          <table:table-cell office:value-type="float" office:value="0.0"/>
          <table:table-cell office:value-type="float" office:value="176812.0"/>
          <table:table-cell office:value-type="float" office:value="332624.0"/>
          <table:table-cell office:value-type="float" office:value="292039.0"/>
          <table:table-cell office:value-type="float" office:value="332.496"/>
          <table:table-cell office:value-type="float" office:value="0.0"/>
          <table:table-cell office:value-type="float" office:value="287299.0"/>
          <table:table-cell office:value-type="float" office:value="542910.0"/>
          <table:table-cell office:value-type="float" office:value="463614.0"/>
          <table:table-cell office:value-type="float" office:value="88.8693"/>
          <table:table-cell office:value-type="float" office:value="0.0"/>
          <table:table-cell office:value-type="float" office:value="48656.0"/>
          <table:table-cell office:value-type="float" office:value="97003.0"/>
          <table:table-cell office:value-type="float" office:value="9231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95324.0"/>
          <table:table-cell office:value-type="float" office:value="1288558.0"/>
          <table:table-cell office:value-type="float" office:value="97688.0"/>
          <table:table-cell office:value-type="float" office:value="158.424"/>
          <table:table-cell office:value-type="float" office:value="0.0"/>
          <table:table-cell office:value-type="float" office:value="119131.0"/>
          <table:table-cell office:value-type="float" office:value="533300.0"/>
          <table:table-cell office:value-type="float" office:value="4466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81192.0"/>
          <table:table-cell office:value-type="float" office:value="1209996.0"/>
          <table:table-cell office:value-type="float" office:value="958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7713.0"/>
          <table:table-cell office:value-type="float" office:value="1199093.0"/>
          <table:table-cell office:value-type="float" office:value="95201.0"/>
          <table:table-cell office:value-type="float" office:value="98.769"/>
          <table:table-cell office:value-type="float" office:value="0.0"/>
          <table:table-cell office:value-type="float" office:value="68874.0"/>
          <table:table-cell office:value-type="float" office:value="210538.0"/>
          <table:table-cell office:value-type="float" office:value="210538.0"/>
          <table:table-cell office:value-type="float" office:value="101.573"/>
          <table:table-cell office:value-type="float" office:value="0.0"/>
          <table:table-cell office:value-type="float" office:value="98879.0"/>
          <table:table-cell office:value-type="float" office:value="342529.0"/>
          <table:table-cell table:style-name="cellBest" office:value-type="float" office:value="0.0"/>
          <table:table-cell office:value-type="float" office:value="508.92"/>
          <table:table-cell office:value-type="float" office:value="0.0"/>
          <table:table-cell office:value-type="float" office:value="446262.0"/>
          <table:table-cell office:value-type="float" office:value="720621.0"/>
          <table:table-cell office:value-type="float" office:value="69649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463.0"/>
          <table:table-cell office:value-type="float" office:value="774008.0"/>
          <table:table-cell office:value-type="float" office:value="10615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3079.0"/>
          <table:table-cell table:style-name="cellWorst" office:value-type="float" office:value="11071250.0"/>
          <table:table-cell table:style-name="cellWorst" office:value-type="float" office:value="11071250.0"/>
          <table:table-cell office:value-type="float" office:value="144.051"/>
          <table:table-cell office:value-type="float" office:value="0.0"/>
          <table:table-cell office:value-type="float" office:value="199836.0"/>
          <table:table-cell office:value-type="float" office:value="439352.0"/>
          <table:table-cell office:value-type="float" office:value="15643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7752.0"/>
          <table:table-cell office:value-type="float" office:value="1141298.0"/>
          <table:table-cell office:value-type="float" office:value="78913.0"/>
          <table:table-cell office:value-type="float" office:value="48.2809"/>
          <table:table-cell office:value-type="float" office:value="0.0"/>
          <table:table-cell office:value-type="float" office:value="41593.0"/>
          <table:table-cell office:value-type="float" office:value="86349.0"/>
          <table:table-cell office:value-type="float" office:value="81789.0"/>
          <table:table-cell table:formula="of:=MI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I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I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I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I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EDIA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EDIA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EDIA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EDIA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EDIA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AX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AX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AX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AX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AX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</table:table-row>
        <table:table-row table:style-name="ro1">
          <table:table-cell office:value-type="string">
            <text:p>./laby_16_16_20.lp</text:p>
          </table:table-cell>
          <table:table-cell office:value-type="float" office:value="1.76954"/>
          <table:table-cell office:value-type="float" office:value="0.0"/>
          <table:table-cell office:value-type="float" office:value="192.0"/>
          <table:table-cell office:value-type="float" office:value="2203.0"/>
          <table:table-cell office:value-type="float" office:value="1.7882"/>
          <table:table-cell office:value-type="float" office:value="0.0"/>
          <table:table-cell office:value-type="float" office:value="192.0"/>
          <table:table-cell office:value-type="float" office:value="2203.0"/>
          <table:table-cell table:style-name="cellBest" office:value-type="float" office:value="0.0"/>
          <table:table-cell office:value-type="float" office:value="1.79181"/>
          <table:table-cell office:value-type="float" office:value="0.0"/>
          <table:table-cell office:value-type="float" office:value="192.0"/>
          <table:table-cell office:value-type="float" office:value="2203.0"/>
          <table:table-cell table:style-name="cellBest" office:value-type="float" office:value="0.0"/>
          <table:table-cell office:value-type="float" office:value="1.71514"/>
          <table:table-cell office:value-type="float" office:value="0.0"/>
          <table:table-cell office:value-type="float" office:value="192.0"/>
          <table:table-cell office:value-type="float" office:value="2203.0"/>
          <table:table-cell office:value-type="float" office:value="2003.0"/>
          <table:table-cell office:value-type="float" office:value="3.11985"/>
          <table:table-cell office:value-type="float" office:value="0.0"/>
          <table:table-cell office:value-type="float" office:value="1027.0"/>
          <table:table-cell office:value-type="float" office:value="10190.0"/>
          <table:table-cell office:value-type="float" office:value="3016.0"/>
          <table:table-cell office:value-type="float" office:value="48.7914"/>
          <table:table-cell office:value-type="float" office:value="0.0"/>
          <table:table-cell office:value-type="float" office:value="42825.0"/>
          <table:table-cell office:value-type="float" office:value="258324.0"/>
          <table:table-cell office:value-type="float" office:value="8466.0"/>
          <table:table-cell office:value-type="float" office:value="1.75716"/>
          <table:table-cell office:value-type="float" office:value="0.0"/>
          <table:table-cell office:value-type="float" office:value="194.0"/>
          <table:table-cell office:value-type="float" office:value="2065.0"/>
          <table:table-cell office:value-type="float" office:value="2047.0"/>
          <table:table-cell office:value-type="float" office:value="2.72791"/>
          <table:table-cell office:value-type="float" office:value="0.0"/>
          <table:table-cell office:value-type="float" office:value="856.0"/>
          <table:table-cell office:value-type="float" office:value="11857.0"/>
          <table:table-cell office:value-type="float" office:value="3806.0"/>
          <table:table-cell office:value-type="float" office:value="3.38101"/>
          <table:table-cell office:value-type="float" office:value="0.0"/>
          <table:table-cell office:value-type="float" office:value="918.0"/>
          <table:table-cell office:value-type="float" office:value="17966.0"/>
          <table:table-cell office:value-type="float" office:value="4855.0"/>
          <table:table-cell office:value-type="float" office:value="3.28479"/>
          <table:table-cell office:value-type="float" office:value="0.0"/>
          <table:table-cell office:value-type="float" office:value="561.0"/>
          <table:table-cell office:value-type="float" office:value="7282.0"/>
          <table:table-cell office:value-type="float" office:value="3086.0"/>
          <table:table-cell office:value-type="float" office:value="1.62808"/>
          <table:table-cell office:value-type="float" office:value="0.0"/>
          <table:table-cell office:value-type="float" office:value="153.0"/>
          <table:table-cell table:style-name="cellBest" office:value-type="float" office:value="1953.0"/>
          <table:table-cell office:value-type="float" office:value="1854.0"/>
          <table:table-cell office:value-type="float" office:value="1.6994"/>
          <table:table-cell office:value-type="float" office:value="0.0"/>
          <table:table-cell office:value-type="float" office:value="192.0"/>
          <table:table-cell office:value-type="float" office:value="2168.0"/>
          <table:table-cell office:value-type="float" office:value="2054.0"/>
          <table:table-cell office:value-type="float" office:value="3.40149"/>
          <table:table-cell office:value-type="float" office:value="0.0"/>
          <table:table-cell office:value-type="float" office:value="926.0"/>
          <table:table-cell office:value-type="float" office:value="19790.0"/>
          <table:table-cell office:value-type="float" office:value="2898.0"/>
          <table:table-cell office:value-type="float" office:value="2.25592"/>
          <table:table-cell office:value-type="float" office:value="0.0"/>
          <table:table-cell office:value-type="float" office:value="184.0"/>
          <table:table-cell office:value-type="float" office:value="2146.0"/>
          <table:table-cell office:value-type="float" office:value="1997.0"/>
          <table:table-cell office:value-type="float" office:value="4.73773"/>
          <table:table-cell office:value-type="float" office:value="0.0"/>
          <table:table-cell office:value-type="float" office:value="652.0"/>
          <table:table-cell office:value-type="float" office:value="3803.0"/>
          <table:table-cell office:value-type="float" office:value="3803.0"/>
          <table:table-cell office:value-type="float" office:value="37.2724"/>
          <table:table-cell office:value-type="float" office:value="0.0"/>
          <table:table-cell office:value-type="float" office:value="6130.0"/>
          <table:table-cell office:value-type="float" office:value="1681829.0"/>
          <table:table-cell table:style-name="cellBest" office:value-type="float" office:value="0.0"/>
          <table:table-cell office:value-type="float" office:value="1.60174"/>
          <table:table-cell office:value-type="float" office:value="0.0"/>
          <table:table-cell office:value-type="float" office:value="141.0"/>
          <table:table-cell office:value-type="float" office:value="2079.0"/>
          <table:table-cell office:value-type="float" office:value="1841.0"/>
          <table:table-cell office:value-type="float" office:value="3.87739"/>
          <table:table-cell office:value-type="float" office:value="0.0"/>
          <table:table-cell office:value-type="float" office:value="2248.0"/>
          <table:table-cell office:value-type="float" office:value="29043.0"/>
          <table:table-cell office:value-type="float" office:value="11352.0"/>
          <table:table-cell office:value-type="float" office:value="11.1681"/>
          <table:table-cell office:value-type="float" office:value="0.0"/>
          <table:table-cell office:value-type="float" office:value="1633.0"/>
          <table:table-cell office:value-type="float" office:value="9420.0"/>
          <table:table-cell office:value-type="float" office:value="9420.0"/>
          <table:table-cell office:value-type="float" office:value="3.91473"/>
          <table:table-cell office:value-type="float" office:value="0.0"/>
          <table:table-cell office:value-type="float" office:value="1511.0"/>
          <table:table-cell office:value-type="float" office:value="20549.0"/>
          <table:table-cell office:value-type="float" office:value="4958.0"/>
          <table:table-cell office:value-type="float" office:value="1.79066"/>
          <table:table-cell office:value-type="float" office:value="0.0"/>
          <table:table-cell office:value-type="float" office:value="765.0"/>
          <table:table-cell office:value-type="float" office:value="27676.0"/>
          <table:table-cell office:value-type="float" office:value="3963.0"/>
          <table:table-cell office:value-type="float" office:value="1.39645"/>
          <table:table-cell office:value-type="float" office:value="0.0"/>
          <table:table-cell office:value-type="float" office:value="427.0"/>
          <table:table-cell office:value-type="float" office:value="3657.0"/>
          <table:table-cell office:value-type="float" office:value="3054.0"/>
          <table:table-cell office:value-type="float" office:value="1.89092"/>
          <table:table-cell office:value-type="float" office:value="0.0"/>
          <table:table-cell office:value-type="float" office:value="192.0"/>
          <table:table-cell office:value-type="float" office:value="2203.0"/>
          <table:table-cell office:value-type="float" office:value="2003.0"/>
          <table:table-cell office:value-type="float" office:value="5.08708"/>
          <table:table-cell office:value-type="float" office:value="0.0"/>
          <table:table-cell office:value-type="float" office:value="2227.0"/>
          <table:table-cell office:value-type="float" office:value="16364.0"/>
          <table:table-cell office:value-type="float" office:value="1706.0"/>
          <table:table-cell office:value-type="float" office:value="13.9987"/>
          <table:table-cell office:value-type="float" office:value="0.0"/>
          <table:table-cell office:value-type="float" office:value="31852.0"/>
          <table:table-cell office:value-type="float" office:value="775038.0"/>
          <table:table-cell office:value-type="float" office:value="225925.0"/>
          <table:table-cell office:value-type="float" office:value="11.2578"/>
          <table:table-cell office:value-type="float" office:value="0.0"/>
          <table:table-cell office:value-type="float" office:value="7608.0"/>
          <table:table-cell office:value-type="float" office:value="31666.0"/>
          <table:table-cell office:value-type="float" office:value="15081.0"/>
          <table:table-cell office:value-type="float" office:value="3.40517"/>
          <table:table-cell office:value-type="float" office:value="0.0"/>
          <table:table-cell office:value-type="float" office:value="1444.0"/>
          <table:table-cell office:value-type="float" office:value="7360.0"/>
          <table:table-cell office:value-type="float" office:value="3728.0"/>
          <table:table-cell office:value-type="float" office:value="109.799"/>
          <table:table-cell office:value-type="float" office:value="0.0"/>
          <table:table-cell office:value-type="float" office:value="90019.0"/>
          <table:table-cell office:value-type="float" office:value="355789.0"/>
          <table:table-cell office:value-type="float" office:value="252193.0"/>
          <table:table-cell office:value-type="float" office:value="7.77306"/>
          <table:table-cell office:value-type="float" office:value="0.0"/>
          <table:table-cell office:value-type="float" office:value="3043.0"/>
          <table:table-cell office:value-type="float" office:value="8849.0"/>
          <table:table-cell office:value-type="float" office:value="6839.0"/>
          <table:table-cell table:style-name="cellBest" office:value-type="float" office:value="0.963712"/>
          <table:table-cell office:value-type="float" office:value="0.0"/>
          <table:table-cell table:style-name="cellBest" office:value-type="float" office:value="19.0"/>
          <table:table-cell office:value-type="float" office:value="2638.0"/>
          <table:table-cell office:value-type="float" office:value="2617.0"/>
          <table:table-cell office:value-type="float" office:value="4.88563"/>
          <table:table-cell office:value-type="float" office:value="0.0"/>
          <table:table-cell office:value-type="float" office:value="3440.0"/>
          <table:table-cell office:value-type="float" office:value="20787.0"/>
          <table:table-cell office:value-type="float" office:value="8305.0"/>
          <table:table-cell office:value-type="float" office:value="1.0411"/>
          <table:table-cell office:value-type="float" office:value="0.0"/>
          <table:table-cell office:value-type="float" office:value="80.0"/>
          <table:table-cell office:value-type="float" office:value="4964.0"/>
          <table:table-cell office:value-type="float" office:value="4886.0"/>
          <table:table-cell office:value-type="float" office:value="1.10301"/>
          <table:table-cell office:value-type="float" office:value="0.0"/>
          <table:table-cell office:value-type="float" office:value="80.0"/>
          <table:table-cell office:value-type="float" office:value="4964.0"/>
          <table:table-cell office:value-type="float" office:value="4886.0"/>
          <table:table-cell office:value-type="float" office:value="2.41504"/>
          <table:table-cell office:value-type="float" office:value="0.0"/>
          <table:table-cell office:value-type="float" office:value="1619.0"/>
          <table:table-cell office:value-type="float" office:value="16844.0"/>
          <table:table-cell office:value-type="float" office:value="16844.0"/>
          <table:table-cell office:value-type="float" office:value="1.61088"/>
          <table:table-cell office:value-type="float" office:value="0.0"/>
          <table:table-cell office:value-type="float" office:value="374.0"/>
          <table:table-cell office:value-type="float" office:value="13740.0"/>
          <table:table-cell table:style-name="cellBest" office:value-type="float" office:value="0.0"/>
          <table:table-cell office:value-type="float" office:value="2.7963"/>
          <table:table-cell office:value-type="float" office:value="0.0"/>
          <table:table-cell office:value-type="float" office:value="731.0"/>
          <table:table-cell office:value-type="float" office:value="2939.0"/>
          <table:table-cell office:value-type="float" office:value="371.0"/>
          <table:table-cell office:value-type="float" office:value="2.56027"/>
          <table:table-cell office:value-type="float" office:value="0.0"/>
          <table:table-cell office:value-type="float" office:value="1330.0"/>
          <table:table-cell office:value-type="float" office:value="56871.0"/>
          <table:table-cell office:value-type="float" office:value="5048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326.0"/>
          <table:table-cell table:style-name="cellWorst" office:value-type="float" office:value="11231006.0"/>
          <table:table-cell table:style-name="cellWorst" office:value-type="float" office:value="11231006.0"/>
          <table:table-cell office:value-type="float" office:value="2.12425"/>
          <table:table-cell office:value-type="float" office:value="0.0"/>
          <table:table-cell office:value-type="float" office:value="348.0"/>
          <table:table-cell office:value-type="float" office:value="4554.0"/>
          <table:table-cell office:value-type="float" office:value="2125.0"/>
          <table:table-cell office:value-type="float" office:value="4.91852"/>
          <table:table-cell office:value-type="float" office:value="0.0"/>
          <table:table-cell office:value-type="float" office:value="3670.0"/>
          <table:table-cell office:value-type="float" office:value="108875.0"/>
          <table:table-cell office:value-type="float" office:value="3084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98963.0"/>
          <table:table-cell office:value-type="float" office:value="447225.0"/>
          <table:table-cell office:value-type="float" office:value="312864.0"/>
          <table:table-cell table:formula="of:=MI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I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I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I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I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  <table:table-cell table:formula="of:=MEDIA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EDIA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EDIA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EDIA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EDIA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  <table:table-cell table:formula="of:=MAX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AX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AX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AX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AX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</table:table-row>
        <table:table-row table:style-name="ro1">
          <table:table-cell office:value-type="string">
            <text:p>./laby_17_17_01.lp</text:p>
          </table:table-cell>
          <table:table-cell office:value-type="float" office:value="600.0"/>
          <table:table-cell office:value-type="float" office:value="1.0"/>
          <table:table-cell office:value-type="float" office:value="230075.0"/>
          <table:table-cell office:value-type="float" office:value="3595916.0"/>
          <table:table-cell office:value-type="float" office:value="600.0"/>
          <table:table-cell office:value-type="float" office:value="1.0"/>
          <table:table-cell office:value-type="float" office:value="247058.0"/>
          <table:table-cell office:value-type="float" office:value="362321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75349.0"/>
          <table:table-cell office:value-type="float" office:value="366755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88542.0"/>
          <table:table-cell office:value-type="float" office:value="3688838.0"/>
          <table:table-cell office:value-type="float" office:value="183539.0"/>
          <table:table-cell office:value-type="float" office:value="600.0"/>
          <table:table-cell office:value-type="float" office:value="1.0"/>
          <table:table-cell office:value-type="float" office:value="249905.0"/>
          <table:table-cell office:value-type="float" office:value="2701212.0"/>
          <table:table-cell office:value-type="float" office:value="174082.0"/>
          <table:table-cell office:value-type="float" office:value="128.943"/>
          <table:table-cell table:style-name="cellBest" office:value-type="float" office:value="0.0"/>
          <table:table-cell office:value-type="float" office:value="91304.0"/>
          <table:table-cell office:value-type="float" office:value="129571.0"/>
          <table:table-cell office:value-type="float" office:value="31468.0"/>
          <table:table-cell office:value-type="float" office:value="31.3156"/>
          <table:table-cell table:style-name="cellBest" office:value-type="float" office:value="0.0"/>
          <table:table-cell office:value-type="float" office:value="15960.0"/>
          <table:table-cell office:value-type="float" office:value="178582.0"/>
          <table:table-cell office:value-type="float" office:value="23933.0"/>
          <table:table-cell office:value-type="float" office:value="158.635"/>
          <table:table-cell table:style-name="cellBest" office:value-type="float" office:value="0.0"/>
          <table:table-cell office:value-type="float" office:value="52533.0"/>
          <table:table-cell office:value-type="float" office:value="265333.0"/>
          <table:table-cell office:value-type="float" office:value="75942.0"/>
          <table:table-cell office:value-type="float" office:value="303.198"/>
          <table:table-cell table:style-name="cellBest" office:value-type="float" office:value="0.0"/>
          <table:table-cell office:value-type="float" office:value="81589.0"/>
          <table:table-cell office:value-type="float" office:value="528216.0"/>
          <table:table-cell office:value-type="float" office:value="111337.0"/>
          <table:table-cell office:value-type="float" office:value="68.3179"/>
          <table:table-cell table:style-name="cellBest" office:value-type="float" office:value="0.0"/>
          <table:table-cell office:value-type="float" office:value="26123.0"/>
          <table:table-cell office:value-type="float" office:value="141315.0"/>
          <table:table-cell office:value-type="float" office:value="44744.0"/>
          <table:table-cell office:value-type="float" office:value="600.0"/>
          <table:table-cell office:value-type="float" office:value="1.0"/>
          <table:table-cell office:value-type="float" office:value="282349.0"/>
          <table:table-cell office:value-type="float" office:value="3383392.0"/>
          <table:table-cell office:value-type="float" office:value="119300.0"/>
          <table:table-cell office:value-type="float" office:value="600.0"/>
          <table:table-cell office:value-type="float" office:value="1.0"/>
          <table:table-cell office:value-type="float" office:value="233232.0"/>
          <table:table-cell office:value-type="float" office:value="1527162.0"/>
          <table:table-cell office:value-type="float" office:value="145251.0"/>
          <table:table-cell office:value-type="float" office:value="600.0"/>
          <table:table-cell office:value-type="float" office:value="1.0"/>
          <table:table-cell office:value-type="float" office:value="264018.0"/>
          <table:table-cell office:value-type="float" office:value="2754674.0"/>
          <table:table-cell office:value-type="float" office:value="123954.0"/>
          <table:table-cell office:value-type="float" office:value="600.0"/>
          <table:table-cell office:value-type="float" office:value="1.0"/>
          <table:table-cell office:value-type="float" office:value="212644.0"/>
          <table:table-cell office:value-type="float" office:value="1448478.0"/>
          <table:table-cell office:value-type="float" office:value="147809.0"/>
          <table:table-cell office:value-type="float" office:value="48.3427"/>
          <table:table-cell table:style-name="cellBest" office:value-type="float" office:value="0.0"/>
          <table:table-cell office:value-type="float" office:value="8364.0"/>
          <table:table-cell table:style-name="cellBest" office:value-type="float" office:value="29977.0"/>
          <table:table-cell office:value-type="float" office:value="29977.0"/>
          <table:table-cell office:value-type="float" office:value="471.352"/>
          <table:table-cell table:style-name="cellBest" office:value-type="float" office:value="0.0"/>
          <table:table-cell office:value-type="float" office:value="302430.0"/>
          <table:table-cell office:value-type="float" office:value="251737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87197.0"/>
          <table:table-cell office:value-type="float" office:value="746597.0"/>
          <table:table-cell office:value-type="float" office:value="197692.0"/>
          <table:table-cell office:value-type="float" office:value="571.993"/>
          <table:table-cell table:style-name="cellBest" office:value-type="float" office:value="0.0"/>
          <table:table-cell office:value-type="float" office:value="291671.0"/>
          <table:table-cell office:value-type="float" office:value="3400501.0"/>
          <table:table-cell office:value-type="float" office:value="161815.0"/>
          <table:table-cell office:value-type="float" office:value="600.0"/>
          <table:table-cell office:value-type="float" office:value="1.0"/>
          <table:table-cell office:value-type="float" office:value="85996.0"/>
          <table:table-cell office:value-type="float" office:value="133651.0"/>
          <table:table-cell office:value-type="float" office:value="133651.0"/>
          <table:table-cell office:value-type="float" office:value="600.0"/>
          <table:table-cell office:value-type="float" office:value="1.0"/>
          <table:table-cell office:value-type="float" office:value="180662.0"/>
          <table:table-cell office:value-type="float" office:value="1455089.0"/>
          <table:table-cell office:value-type="float" office:value="165542.0"/>
          <table:table-cell office:value-type="float" office:value="30.7426"/>
          <table:table-cell table:style-name="cellBest" office:value-type="float" office:value="0.0"/>
          <table:table-cell office:value-type="float" office:value="20098.0"/>
          <table:table-cell office:value-type="float" office:value="114184.0"/>
          <table:table-cell office:value-type="float" office:value="15603.0"/>
          <table:table-cell office:value-type="float" office:value="600.0"/>
          <table:table-cell office:value-type="float" office:value="1.0"/>
          <table:table-cell office:value-type="float" office:value="120720.0"/>
          <table:table-cell office:value-type="float" office:value="179719.0"/>
          <table:table-cell office:value-type="float" office:value="158030.0"/>
          <table:table-cell office:value-type="float" office:value="600.0"/>
          <table:table-cell office:value-type="float" office:value="1.0"/>
          <table:table-cell office:value-type="float" office:value="276149.0"/>
          <table:table-cell office:value-type="float" office:value="3668971.0"/>
          <table:table-cell office:value-type="float" office:value="179361.0"/>
          <table:table-cell office:value-type="float" office:value="600.0"/>
          <table:table-cell office:value-type="float" office:value="1.0"/>
          <table:table-cell office:value-type="float" office:value="304244.0"/>
          <table:table-cell office:value-type="float" office:value="2083879.0"/>
          <table:table-cell office:value-type="float" office:value="87037.0"/>
          <table:table-cell office:value-type="float" office:value="600.0"/>
          <table:table-cell office:value-type="float" office:value="1.0"/>
          <table:table-cell office:value-type="float" office:value="299907.0"/>
          <table:table-cell office:value-type="float" office:value="1799098.0"/>
          <table:table-cell office:value-type="float" office:value="110168.0"/>
          <table:table-cell office:value-type="float" office:value="600.0"/>
          <table:table-cell office:value-type="float" office:value="1.0"/>
          <table:table-cell office:value-type="float" office:value="279673.0"/>
          <table:table-cell office:value-type="float" office:value="604353.0"/>
          <table:table-cell office:value-type="float" office:value="425533.0"/>
          <table:table-cell office:value-type="float" office:value="600.0"/>
          <table:table-cell office:value-type="float" office:value="1.0"/>
          <table:table-cell office:value-type="float" office:value="331493.0"/>
          <table:table-cell office:value-type="float" office:value="716339.0"/>
          <table:table-cell office:value-type="float" office:value="609559.0"/>
          <table:table-cell office:value-type="float" office:value="16.0358"/>
          <table:table-cell table:style-name="cellBest" office:value-type="float" office:value="0.0"/>
          <table:table-cell office:value-type="float" office:value="9444.0"/>
          <table:table-cell office:value-type="float" office:value="39053.0"/>
          <table:table-cell office:value-type="float" office:value="28784.0"/>
          <table:table-cell office:value-type="float" office:value="600.0"/>
          <table:table-cell office:value-type="float" office:value="1.0"/>
          <table:table-cell office:value-type="float" office:value="372482.0"/>
          <table:table-cell office:value-type="float" office:value="743486.0"/>
          <table:table-cell office:value-type="float" office:value="672574.0"/>
          <table:table-cell office:value-type="float" office:value="600.0"/>
          <table:table-cell office:value-type="float" office:value="1.0"/>
          <table:table-cell office:value-type="float" office:value="249058.0"/>
          <table:table-cell office:value-type="float" office:value="3180308.0"/>
          <table:table-cell office:value-type="float" office:value="64899.0"/>
          <table:table-cell table:style-name="cellBest" office:value-type="float" office:value="11.4049"/>
          <table:table-cell table:style-name="cellBest" office:value-type="float" office:value="0.0"/>
          <table:table-cell table:style-name="cellBest" office:value-type="float" office:value="7936.0"/>
          <table:table-cell office:value-type="float" office:value="111809.0"/>
          <table:table-cell office:value-type="float" office:value="21545.0"/>
          <table:table-cell office:value-type="float" office:value="531.931"/>
          <table:table-cell table:style-name="cellBest" office:value-type="float" office:value="0.0"/>
          <table:table-cell office:value-type="float" office:value="260160.0"/>
          <table:table-cell office:value-type="float" office:value="1497102.0"/>
          <table:table-cell office:value-type="float" office:value="79486.0"/>
          <table:table-cell office:value-type="float" office:value="545.993"/>
          <table:table-cell table:style-name="cellBest" office:value-type="float" office:value="0.0"/>
          <table:table-cell office:value-type="float" office:value="260160.0"/>
          <table:table-cell office:value-type="float" office:value="1497102.0"/>
          <table:table-cell office:value-type="float" office:value="79486.0"/>
          <table:table-cell office:value-type="float" office:value="222.389"/>
          <table:table-cell table:style-name="cellBest" office:value-type="float" office:value="0.0"/>
          <table:table-cell office:value-type="float" office:value="148338.0"/>
          <table:table-cell office:value-type="float" office:value="429566.0"/>
          <table:table-cell office:value-type="float" office:value="429566.0"/>
          <table:table-cell office:value-type="float" office:value="293.003"/>
          <table:table-cell table:style-name="cellBest" office:value-type="float" office:value="0.0"/>
          <table:table-cell office:value-type="float" office:value="156503.0"/>
          <table:table-cell office:value-type="float" office:value="662943.0"/>
          <table:table-cell table:style-name="cellBest" office:value-type="float" office:value="0.0"/>
          <table:table-cell office:value-type="float" office:value="23.3091"/>
          <table:table-cell table:style-name="cellBest" office:value-type="float" office:value="0.0"/>
          <table:table-cell office:value-type="float" office:value="35285.0"/>
          <table:table-cell office:value-type="float" office:value="114476.0"/>
          <table:table-cell office:value-type="float" office:value="82821.0"/>
          <table:table-cell office:value-type="float" office:value="600.0"/>
          <table:table-cell office:value-type="float" office:value="1.0"/>
          <table:table-cell office:value-type="float" office:value="292437.0"/>
          <table:table-cell office:value-type="float" office:value="1584746.0"/>
          <table:table-cell office:value-type="float" office:value="189512.0"/>
          <table:table-cell office:value-type="float" office:value="600.0"/>
          <table:table-cell office:value-type="float" office:value="1.0"/>
          <table:table-cell table:style-name="cellWorst" office:value-type="float" office:value="996998.0"/>
          <table:table-cell table:style-name="cellWorst" office:value-type="float" office:value="16596403.0"/>
          <table:table-cell table:style-name="cellWorst" office:value-type="float" office:value="16596403.0"/>
          <table:table-cell office:value-type="float" office:value="423.22"/>
          <table:table-cell table:style-name="cellBest" office:value-type="float" office:value="0.0"/>
          <table:table-cell office:value-type="float" office:value="306989.0"/>
          <table:table-cell office:value-type="float" office:value="781454.0"/>
          <table:table-cell office:value-type="float" office:value="458961.0"/>
          <table:table-cell office:value-type="float" office:value="600.0"/>
          <table:table-cell office:value-type="float" office:value="1.0"/>
          <table:table-cell office:value-type="float" office:value="300401.0"/>
          <table:table-cell office:value-type="float" office:value="1306450.0"/>
          <table:table-cell office:value-type="float" office:value="114987.0"/>
          <table:table-cell office:value-type="float" office:value="600.0"/>
          <table:table-cell office:value-type="float" office:value="1.0"/>
          <table:table-cell office:value-type="float" office:value="244452.0"/>
          <table:table-cell office:value-type="float" office:value="364865.0"/>
          <table:table-cell office:value-type="float" office:value="338474.0"/>
          <table:table-cell table:formula="of:=MI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I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I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I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I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  <table:table-cell table:formula="of:=MEDIA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EDIA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EDIA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EDIA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EDIA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  <table:table-cell table:formula="of:=MAX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AX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AX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AX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AX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</table:table-row>
        <table:table-row table:style-name="ro1">
          <table:table-cell office:value-type="string">
            <text:p>./laby_17_17_02.lp</text:p>
          </table:table-cell>
          <table:table-cell office:value-type="float" office:value="324.893"/>
          <table:table-cell office:value-type="float" office:value="0.0"/>
          <table:table-cell office:value-type="float" office:value="172413.0"/>
          <table:table-cell office:value-type="float" office:value="542943.0"/>
          <table:table-cell office:value-type="float" office:value="279.041"/>
          <table:table-cell office:value-type="float" office:value="0.0"/>
          <table:table-cell office:value-type="float" office:value="172413.0"/>
          <table:table-cell office:value-type="float" office:value="542943.0"/>
          <table:table-cell table:style-name="cellBest" office:value-type="float" office:value="0.0"/>
          <table:table-cell office:value-type="float" office:value="341.6"/>
          <table:table-cell office:value-type="float" office:value="0.0"/>
          <table:table-cell office:value-type="float" office:value="172413.0"/>
          <table:table-cell office:value-type="float" office:value="542943.0"/>
          <table:table-cell table:style-name="cellBest" office:value-type="float" office:value="0.0"/>
          <table:table-cell office:value-type="float" office:value="265.512"/>
          <table:table-cell office:value-type="float" office:value="0.0"/>
          <table:table-cell office:value-type="float" office:value="172413.0"/>
          <table:table-cell office:value-type="float" office:value="542943.0"/>
          <table:table-cell office:value-type="float" office:value="12939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7363.0"/>
          <table:table-cell office:value-type="float" office:value="1483184.0"/>
          <table:table-cell office:value-type="float" office:value="191584.0"/>
          <table:table-cell table:style-name="cellBest" office:value-type="float" office:value="1.48675"/>
          <table:table-cell office:value-type="float" office:value="0.0"/>
          <table:table-cell table:style-name="cellBest" office:value-type="float" office:value="38.0"/>
          <table:table-cell table:style-name="cellBest" office:value-type="float" office:value="58.0"/>
          <table:table-cell office:value-type="float" office:value="3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9897.0"/>
          <table:table-cell office:value-type="float" office:value="662513.0"/>
          <table:table-cell office:value-type="float" office:value="258913.0"/>
          <table:table-cell office:value-type="float" office:value="6.09357"/>
          <table:table-cell office:value-type="float" office:value="0.0"/>
          <table:table-cell office:value-type="float" office:value="2822.0"/>
          <table:table-cell office:value-type="float" office:value="37061.0"/>
          <table:table-cell office:value-type="float" office:value="5985.0"/>
          <table:table-cell office:value-type="float" office:value="7.92261"/>
          <table:table-cell office:value-type="float" office:value="0.0"/>
          <table:table-cell office:value-type="float" office:value="3666.0"/>
          <table:table-cell office:value-type="float" office:value="43268.0"/>
          <table:table-cell office:value-type="float" office:value="923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2263.0"/>
          <table:table-cell office:value-type="float" office:value="480327.0"/>
          <table:table-cell office:value-type="float" office:value="23614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2992.0"/>
          <table:table-cell office:value-type="float" office:value="1199489.0"/>
          <table:table-cell office:value-type="float" office:value="16258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2055.0"/>
          <table:table-cell office:value-type="float" office:value="978279.0"/>
          <table:table-cell office:value-type="float" office:value="152652.0"/>
          <table:table-cell office:value-type="float" office:value="75.8653"/>
          <table:table-cell office:value-type="float" office:value="0.0"/>
          <table:table-cell office:value-type="float" office:value="69169.0"/>
          <table:table-cell office:value-type="float" office:value="496031.0"/>
          <table:table-cell office:value-type="float" office:value="5480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17335.0"/>
          <table:table-cell office:value-type="float" office:value="964372.0"/>
          <table:table-cell office:value-type="float" office:value="191068.0"/>
          <table:table-cell office:value-type="float" office:value="3.79033"/>
          <table:table-cell office:value-type="float" office:value="0.0"/>
          <table:table-cell office:value-type="float" office:value="1354.0"/>
          <table:table-cell office:value-type="float" office:value="6671.0"/>
          <table:table-cell office:value-type="float" office:value="6671.0"/>
          <table:table-cell office:value-type="float" office:value="336.685"/>
          <table:table-cell office:value-type="float" office:value="0.0"/>
          <table:table-cell office:value-type="float" office:value="235769.0"/>
          <table:table-cell office:value-type="float" office:value="538340.0"/>
          <table:table-cell table:style-name="cellBest" office:value-type="float" office:value="0.0"/>
          <table:table-cell office:value-type="float" office:value="6.53505"/>
          <table:table-cell office:value-type="float" office:value="0.0"/>
          <table:table-cell office:value-type="float" office:value="2533.0"/>
          <table:table-cell office:value-type="float" office:value="104732.0"/>
          <table:table-cell office:value-type="float" office:value="1132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90332.0"/>
          <table:table-cell office:value-type="float" office:value="1176722.0"/>
          <table:table-cell office:value-type="float" office:value="20171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1169.0"/>
          <table:table-cell office:value-type="float" office:value="232164.0"/>
          <table:table-cell office:value-type="float" office:value="232164.0"/>
          <table:table-cell office:value-type="float" office:value="3.98696"/>
          <table:table-cell office:value-type="float" office:value="0.0"/>
          <table:table-cell office:value-type="float" office:value="882.0"/>
          <table:table-cell office:value-type="float" office:value="15245.0"/>
          <table:table-cell office:value-type="float" office:value="4067.0"/>
          <table:table-cell office:value-type="float" office:value="16.0924"/>
          <table:table-cell office:value-type="float" office:value="0.0"/>
          <table:table-cell office:value-type="float" office:value="7579.0"/>
          <table:table-cell office:value-type="float" office:value="64983.0"/>
          <table:table-cell office:value-type="float" office:value="1049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3702.0"/>
          <table:table-cell office:value-type="float" office:value="190903.0"/>
          <table:table-cell office:value-type="float" office:value="165173.0"/>
          <table:table-cell office:value-type="float" office:value="301.046"/>
          <table:table-cell office:value-type="float" office:value="0.0"/>
          <table:table-cell office:value-type="float" office:value="172413.0"/>
          <table:table-cell office:value-type="float" office:value="542943.0"/>
          <table:table-cell office:value-type="float" office:value="129395.0"/>
          <table:table-cell office:value-type="float" office:value="352.08"/>
          <table:table-cell office:value-type="float" office:value="0.0"/>
          <table:table-cell office:value-type="float" office:value="202896.0"/>
          <table:table-cell office:value-type="float" office:value="765673.0"/>
          <table:table-cell office:value-type="float" office:value="10439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6265.0"/>
          <table:table-cell office:value-type="float" office:value="867551.0"/>
          <table:table-cell office:value-type="float" office:value="92973.0"/>
          <table:table-cell office:value-type="float" office:value="170.367"/>
          <table:table-cell office:value-type="float" office:value="0.0"/>
          <table:table-cell office:value-type="float" office:value="132557.0"/>
          <table:table-cell office:value-type="float" office:value="424725.0"/>
          <table:table-cell office:value-type="float" office:value="256213.0"/>
          <table:table-cell office:value-type="float" office:value="16.2207"/>
          <table:table-cell office:value-type="float" office:value="0.0"/>
          <table:table-cell office:value-type="float" office:value="8489.0"/>
          <table:table-cell office:value-type="float" office:value="28913.0"/>
          <table:table-cell office:value-type="float" office:value="193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3125.0"/>
          <table:table-cell office:value-type="float" office:value="538681.0"/>
          <table:table-cell office:value-type="float" office:value="48374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0725.0"/>
          <table:table-cell office:value-type="float" office:value="536426.0"/>
          <table:table-cell office:value-type="float" office:value="496309.0"/>
          <table:table-cell office:value-type="float" office:value="34.9519"/>
          <table:table-cell office:value-type="float" office:value="0.0"/>
          <table:table-cell office:value-type="float" office:value="28280.0"/>
          <table:table-cell office:value-type="float" office:value="113324.0"/>
          <table:table-cell office:value-type="float" office:value="16984.0"/>
          <table:table-cell office:value-type="float" office:value="258.034"/>
          <table:table-cell office:value-type="float" office:value="0.0"/>
          <table:table-cell office:value-type="float" office:value="148646.0"/>
          <table:table-cell office:value-type="float" office:value="593511.0"/>
          <table:table-cell office:value-type="float" office:value="49400.0"/>
          <table:table-cell office:value-type="float" office:value="171.155"/>
          <table:table-cell office:value-type="float" office:value="0.0"/>
          <table:table-cell office:value-type="float" office:value="99284.0"/>
          <table:table-cell office:value-type="float" office:value="378874.0"/>
          <table:table-cell office:value-type="float" office:value="30648.0"/>
          <table:table-cell office:value-type="float" office:value="177.367"/>
          <table:table-cell office:value-type="float" office:value="0.0"/>
          <table:table-cell office:value-type="float" office:value="99284.0"/>
          <table:table-cell office:value-type="float" office:value="378874.0"/>
          <table:table-cell office:value-type="float" office:value="30648.0"/>
          <table:table-cell office:value-type="float" office:value="2.36164"/>
          <table:table-cell office:value-type="float" office:value="0.0"/>
          <table:table-cell office:value-type="float" office:value="540.0"/>
          <table:table-cell office:value-type="float" office:value="18113.0"/>
          <table:table-cell office:value-type="float" office:value="18113.0"/>
          <table:table-cell office:value-type="float" office:value="41.8765"/>
          <table:table-cell office:value-type="float" office:value="0.0"/>
          <table:table-cell office:value-type="float" office:value="26991.0"/>
          <table:table-cell office:value-type="float" office:value="166692.0"/>
          <table:table-cell table:style-name="cellBest" office:value-type="float" office:value="0.0"/>
          <table:table-cell office:value-type="float" office:value="40.6205"/>
          <table:table-cell office:value-type="float" office:value="0.0"/>
          <table:table-cell office:value-type="float" office:value="29342.0"/>
          <table:table-cell office:value-type="float" office:value="78844.0"/>
          <table:table-cell office:value-type="float" office:value="66928.0"/>
          <table:table-cell office:value-type="float" office:value="7.74399"/>
          <table:table-cell office:value-type="float" office:value="0.0"/>
          <table:table-cell office:value-type="float" office:value="3427.0"/>
          <table:table-cell office:value-type="float" office:value="85611.0"/>
          <table:table-cell office:value-type="float" office:value="4801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7656.0"/>
          <table:table-cell table:style-name="cellWorst" office:value-type="float" office:value="10032997.0"/>
          <table:table-cell table:style-name="cellWorst" office:value-type="float" office:value="10032997.0"/>
          <table:table-cell office:value-type="float" office:value="282.669"/>
          <table:table-cell office:value-type="float" office:value="0.0"/>
          <table:table-cell office:value-type="float" office:value="145168.0"/>
          <table:table-cell office:value-type="float" office:value="404325.0"/>
          <table:table-cell office:value-type="float" office:value="249009.0"/>
          <table:table-cell office:value-type="float" office:value="67.37"/>
          <table:table-cell office:value-type="float" office:value="0.0"/>
          <table:table-cell office:value-type="float" office:value="34132.0"/>
          <table:table-cell office:value-type="float" office:value="247905.0"/>
          <table:table-cell office:value-type="float" office:value="4522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2902.0"/>
          <table:table-cell office:value-type="float" office:value="379936.0"/>
          <table:table-cell office:value-type="float" office:value="354658.0"/>
          <table:table-cell table:formula="of:=MI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I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I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I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I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  <table:table-cell table:formula="of:=MEDIA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EDIA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EDIA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EDIA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EDIA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  <table:table-cell table:formula="of:=MAX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AX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AX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AX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AX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</table:table-row>
        <table:table-row table:style-name="ro1">
          <table:table-cell office:value-type="string">
            <text:p>./laby_17_17_03.lp</text:p>
          </table:table-cell>
          <table:table-cell office:value-type="float" office:value="600.0"/>
          <table:table-cell office:value-type="float" office:value="1.0"/>
          <table:table-cell office:value-type="float" office:value="402973.0"/>
          <table:table-cell office:value-type="float" office:value="1423791.0"/>
          <table:table-cell office:value-type="float" office:value="600.0"/>
          <table:table-cell office:value-type="float" office:value="1.0"/>
          <table:table-cell office:value-type="float" office:value="395112.0"/>
          <table:table-cell office:value-type="float" office:value="140714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88800.0"/>
          <table:table-cell office:value-type="float" office:value="117264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96089.0"/>
          <table:table-cell office:value-type="float" office:value="1188772.0"/>
          <table:table-cell office:value-type="float" office:value="163195.0"/>
          <table:table-cell office:value-type="float" office:value="600.0"/>
          <table:table-cell office:value-type="float" office:value="1.0"/>
          <table:table-cell office:value-type="float" office:value="406907.0"/>
          <table:table-cell office:value-type="float" office:value="1810685.0"/>
          <table:table-cell office:value-type="float" office:value="194786.0"/>
          <table:table-cell office:value-type="float" office:value="600.0"/>
          <table:table-cell office:value-type="float" office:value="1.0"/>
          <table:table-cell office:value-type="float" office:value="231150.0"/>
          <table:table-cell office:value-type="float" office:value="696484.0"/>
          <table:table-cell office:value-type="float" office:value="89124.0"/>
          <table:table-cell office:value-type="float" office:value="600.0"/>
          <table:table-cell office:value-type="float" office:value="1.0"/>
          <table:table-cell office:value-type="float" office:value="222576.0"/>
          <table:table-cell office:value-type="float" office:value="1217461.0"/>
          <table:table-cell office:value-type="float" office:value="217360.0"/>
          <table:table-cell office:value-type="float" office:value="600.0"/>
          <table:table-cell office:value-type="float" office:value="1.0"/>
          <table:table-cell office:value-type="float" office:value="120916.0"/>
          <table:table-cell office:value-type="float" office:value="424428.0"/>
          <table:table-cell office:value-type="float" office:value="181134.0"/>
          <table:table-cell office:value-type="float" office:value="600.0"/>
          <table:table-cell office:value-type="float" office:value="1.0"/>
          <table:table-cell office:value-type="float" office:value="105401.0"/>
          <table:table-cell office:value-type="float" office:value="261154.0"/>
          <table:table-cell office:value-type="float" office:value="153647.0"/>
          <table:table-cell office:value-type="float" office:value="600.0"/>
          <table:table-cell office:value-type="float" office:value="1.0"/>
          <table:table-cell office:value-type="float" office:value="141850.0"/>
          <table:table-cell office:value-type="float" office:value="381284.0"/>
          <table:table-cell office:value-type="float" office:value="155452.0"/>
          <table:table-cell office:value-type="float" office:value="600.0"/>
          <table:table-cell office:value-type="float" office:value="1.0"/>
          <table:table-cell office:value-type="float" office:value="366939.0"/>
          <table:table-cell office:value-type="float" office:value="1277308.0"/>
          <table:table-cell office:value-type="float" office:value="141678.0"/>
          <table:table-cell office:value-type="float" office:value="600.0"/>
          <table:table-cell office:value-type="float" office:value="1.0"/>
          <table:table-cell office:value-type="float" office:value="354566.0"/>
          <table:table-cell office:value-type="float" office:value="1073190.0"/>
          <table:table-cell office:value-type="float" office:value="99175.0"/>
          <table:table-cell office:value-type="float" office:value="600.0"/>
          <table:table-cell office:value-type="float" office:value="1.0"/>
          <table:table-cell office:value-type="float" office:value="279529.0"/>
          <table:table-cell office:value-type="float" office:value="1142437.0"/>
          <table:table-cell office:value-type="float" office:value="173710.0"/>
          <table:table-cell office:value-type="float" office:value="600.0"/>
          <table:table-cell office:value-type="float" office:value="1.0"/>
          <table:table-cell office:value-type="float" office:value="328400.0"/>
          <table:table-cell office:value-type="float" office:value="1335367.0"/>
          <table:table-cell office:value-type="float" office:value="197578.0"/>
          <table:table-cell office:value-type="float" office:value="600.0"/>
          <table:table-cell office:value-type="float" office:value="1.0"/>
          <table:table-cell office:value-type="float" office:value="43856.0"/>
          <table:table-cell table:style-name="cellBest" office:value-type="float" office:value="76145.0"/>
          <table:table-cell office:value-type="float" office:value="76145.0"/>
          <table:table-cell office:value-type="float" office:value="600.0"/>
          <table:table-cell office:value-type="float" office:value="1.0"/>
          <table:table-cell office:value-type="float" office:value="332529.0"/>
          <table:table-cell office:value-type="float" office:value="197711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71006.0"/>
          <table:table-cell office:value-type="float" office:value="1036862.0"/>
          <table:table-cell office:value-type="float" office:value="212671.0"/>
          <table:table-cell office:value-type="float" office:value="600.0"/>
          <table:table-cell office:value-type="float" office:value="1.0"/>
          <table:table-cell office:value-type="float" office:value="289854.0"/>
          <table:table-cell office:value-type="float" office:value="2889770.0"/>
          <table:table-cell office:value-type="float" office:value="131735.0"/>
          <table:table-cell office:value-type="float" office:value="600.0"/>
          <table:table-cell office:value-type="float" office:value="1.0"/>
          <table:table-cell office:value-type="float" office:value="193855.0"/>
          <table:table-cell office:value-type="float" office:value="283966.0"/>
          <table:table-cell office:value-type="float" office:value="283966.0"/>
          <table:table-cell office:value-type="float" office:value="600.0"/>
          <table:table-cell office:value-type="float" office:value="1.0"/>
          <table:table-cell office:value-type="float" office:value="202750.0"/>
          <table:table-cell office:value-type="float" office:value="654905.0"/>
          <table:table-cell office:value-type="float" office:value="171702.0"/>
          <table:table-cell table:style-name="cellBest" office:value-type="float" office:value="49.6569"/>
          <table:table-cell table:style-name="cellBest" office:value-type="float" office:value="0.0"/>
          <table:table-cell table:style-name="cellBest" office:value-type="float" office:value="30618.0"/>
          <table:table-cell office:value-type="float" office:value="262584.0"/>
          <table:table-cell office:value-type="float" office:value="24406.0"/>
          <table:table-cell office:value-type="float" office:value="600.0"/>
          <table:table-cell office:value-type="float" office:value="1.0"/>
          <table:table-cell office:value-type="float" office:value="149156.0"/>
          <table:table-cell office:value-type="float" office:value="226641.0"/>
          <table:table-cell office:value-type="float" office:value="215769.0"/>
          <table:table-cell office:value-type="float" office:value="600.0"/>
          <table:table-cell office:value-type="float" office:value="1.0"/>
          <table:table-cell office:value-type="float" office:value="372316.0"/>
          <table:table-cell office:value-type="float" office:value="1360644.0"/>
          <table:table-cell office:value-type="float" office:value="180038.0"/>
          <table:table-cell office:value-type="float" office:value="600.0"/>
          <table:table-cell office:value-type="float" office:value="1.0"/>
          <table:table-cell office:value-type="float" office:value="266616.0"/>
          <table:table-cell office:value-type="float" office:value="1769758.0"/>
          <table:table-cell office:value-type="float" office:value="65647.0"/>
          <table:table-cell office:value-type="float" office:value="600.0"/>
          <table:table-cell office:value-type="float" office:value="1.0"/>
          <table:table-cell office:value-type="float" office:value="291310.0"/>
          <table:table-cell office:value-type="float" office:value="3087966.0"/>
          <table:table-cell office:value-type="float" office:value="356137.0"/>
          <table:table-cell office:value-type="float" office:value="600.0"/>
          <table:table-cell office:value-type="float" office:value="1.0"/>
          <table:table-cell office:value-type="float" office:value="324947.0"/>
          <table:table-cell office:value-type="float" office:value="642971.0"/>
          <table:table-cell office:value-type="float" office:value="442192.0"/>
          <table:table-cell office:value-type="float" office:value="600.0"/>
          <table:table-cell office:value-type="float" office:value="1.0"/>
          <table:table-cell office:value-type="float" office:value="269791.0"/>
          <table:table-cell office:value-type="float" office:value="550459.0"/>
          <table:table-cell office:value-type="float" office:value="486102.0"/>
          <table:table-cell office:value-type="float" office:value="600.0"/>
          <table:table-cell office:value-type="float" office:value="1.0"/>
          <table:table-cell office:value-type="float" office:value="258046.0"/>
          <table:table-cell office:value-type="float" office:value="468794.0"/>
          <table:table-cell office:value-type="float" office:value="446481.0"/>
          <table:table-cell office:value-type="float" office:value="600.0"/>
          <table:table-cell office:value-type="float" office:value="1.0"/>
          <table:table-cell office:value-type="float" office:value="369107.0"/>
          <table:table-cell office:value-type="float" office:value="883766.0"/>
          <table:table-cell office:value-type="float" office:value="786983.0"/>
          <table:table-cell office:value-type="float" office:value="600.0"/>
          <table:table-cell office:value-type="float" office:value="1.0"/>
          <table:table-cell office:value-type="float" office:value="269903.0"/>
          <table:table-cell office:value-type="float" office:value="923159.0"/>
          <table:table-cell office:value-type="float" office:value="93996.0"/>
          <table:table-cell office:value-type="float" office:value="600.0"/>
          <table:table-cell office:value-type="float" office:value="1.0"/>
          <table:table-cell office:value-type="float" office:value="229391.0"/>
          <table:table-cell office:value-type="float" office:value="2297780.0"/>
          <table:table-cell office:value-type="float" office:value="72880.0"/>
          <table:table-cell office:value-type="float" office:value="454.753"/>
          <table:table-cell table:style-name="cellBest" office:value-type="float" office:value="0.0"/>
          <table:table-cell office:value-type="float" office:value="297409.0"/>
          <table:table-cell office:value-type="float" office:value="955611.0"/>
          <table:table-cell office:value-type="float" office:value="111264.0"/>
          <table:table-cell office:value-type="float" office:value="597.248"/>
          <table:table-cell table:style-name="cellBest" office:value-type="float" office:value="0.0"/>
          <table:table-cell office:value-type="float" office:value="297409.0"/>
          <table:table-cell office:value-type="float" office:value="955611.0"/>
          <table:table-cell office:value-type="float" office:value="111264.0"/>
          <table:table-cell office:value-type="float" office:value="600.0"/>
          <table:table-cell office:value-type="float" office:value="1.0"/>
          <table:table-cell office:value-type="float" office:value="326061.0"/>
          <table:table-cell office:value-type="float" office:value="760474.0"/>
          <table:table-cell office:value-type="float" office:value="760474.0"/>
          <table:table-cell office:value-type="float" office:value="600.0"/>
          <table:table-cell office:value-type="float" office:value="1.0"/>
          <table:table-cell table:style-name="cellWorst" office:value-type="float" office:value="453997.0"/>
          <table:table-cell office:value-type="float" office:value="262273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443614.0"/>
          <table:table-cell office:value-type="float" office:value="773679.0"/>
          <table:table-cell office:value-type="float" office:value="723527.0"/>
          <table:table-cell office:value-type="float" office:value="351.311"/>
          <table:table-cell table:style-name="cellBest" office:value-type="float" office:value="0.0"/>
          <table:table-cell office:value-type="float" office:value="245708.0"/>
          <table:table-cell office:value-type="float" office:value="803841.0"/>
          <table:table-cell office:value-type="float" office:value="146805.0"/>
          <table:table-cell office:value-type="float" office:value="600.0"/>
          <table:table-cell office:value-type="float" office:value="1.0"/>
          <table:table-cell office:value-type="float" office:value="300553.0"/>
          <table:table-cell table:style-name="cellWorst" office:value-type="float" office:value="5927327.0"/>
          <table:table-cell table:style-name="cellWorst" office:value-type="float" office:value="5927327.0"/>
          <table:table-cell office:value-type="float" office:value="600.0"/>
          <table:table-cell office:value-type="float" office:value="1.0"/>
          <table:table-cell office:value-type="float" office:value="345411.0"/>
          <table:table-cell office:value-type="float" office:value="1031842.0"/>
          <table:table-cell office:value-type="float" office:value="564180.0"/>
          <table:table-cell office:value-type="float" office:value="600.0"/>
          <table:table-cell office:value-type="float" office:value="1.0"/>
          <table:table-cell office:value-type="float" office:value="264226.0"/>
          <table:table-cell office:value-type="float" office:value="2350014.0"/>
          <table:table-cell office:value-type="float" office:value="85657.0"/>
          <table:table-cell office:value-type="float" office:value="600.0"/>
          <table:table-cell office:value-type="float" office:value="1.0"/>
          <table:table-cell office:value-type="float" office:value="223491.0"/>
          <table:table-cell office:value-type="float" office:value="344563.0"/>
          <table:table-cell office:value-type="float" office:value="325480.0"/>
          <table:table-cell table:formula="of:=MI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I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I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I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I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  <table:table-cell table:formula="of:=MEDIA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EDIA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EDIA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EDIA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EDIA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  <table:table-cell table:formula="of:=MAX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AX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AX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AX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AX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</table:table-row>
        <table:table-row table:style-name="ro1">
          <table:table-cell office:value-type="string">
            <text:p>./laby_17_17_04.lp</text:p>
          </table:table-cell>
          <table:table-cell office:value-type="float" office:value="2.21386"/>
          <table:table-cell office:value-type="float" office:value="0.0"/>
          <table:table-cell office:value-type="float" office:value="397.0"/>
          <table:table-cell office:value-type="float" office:value="15741.0"/>
          <table:table-cell table:style-name="cellBest" office:value-type="float" office:value="1.72596"/>
          <table:table-cell office:value-type="float" office:value="0.0"/>
          <table:table-cell office:value-type="float" office:value="397.0"/>
          <table:table-cell office:value-type="float" office:value="15741.0"/>
          <table:table-cell table:style-name="cellBest" office:value-type="float" office:value="0.0"/>
          <table:table-cell office:value-type="float" office:value="2.09966"/>
          <table:table-cell office:value-type="float" office:value="0.0"/>
          <table:table-cell office:value-type="float" office:value="397.0"/>
          <table:table-cell office:value-type="float" office:value="15741.0"/>
          <table:table-cell table:style-name="cellBest" office:value-type="float" office:value="0.0"/>
          <table:table-cell office:value-type="float" office:value="2.03103"/>
          <table:table-cell office:value-type="float" office:value="0.0"/>
          <table:table-cell office:value-type="float" office:value="397.0"/>
          <table:table-cell office:value-type="float" office:value="15741.0"/>
          <table:table-cell office:value-type="float" office:value="3677.0"/>
          <table:table-cell office:value-type="float" office:value="18.6177"/>
          <table:table-cell office:value-type="float" office:value="0.0"/>
          <table:table-cell office:value-type="float" office:value="11947.0"/>
          <table:table-cell office:value-type="float" office:value="127652.0"/>
          <table:table-cell office:value-type="float" office:value="14195.0"/>
          <table:table-cell office:value-type="float" office:value="436.171"/>
          <table:table-cell office:value-type="float" office:value="0.0"/>
          <table:table-cell office:value-type="float" office:value="221671.0"/>
          <table:table-cell office:value-type="float" office:value="340710.0"/>
          <table:table-cell office:value-type="float" office:value="92364.0"/>
          <table:table-cell office:value-type="float" office:value="141.461"/>
          <table:table-cell office:value-type="float" office:value="0.0"/>
          <table:table-cell office:value-type="float" office:value="83378.0"/>
          <table:table-cell office:value-type="float" office:value="280977.0"/>
          <table:table-cell office:value-type="float" office:value="90328.0"/>
          <table:table-cell office:value-type="float" office:value="2.62491"/>
          <table:table-cell office:value-type="float" office:value="0.0"/>
          <table:table-cell table:style-name="cellBest" office:value-type="float" office:value="204.0"/>
          <table:table-cell office:value-type="float" office:value="7699.0"/>
          <table:table-cell office:value-type="float" office:value="4185.0"/>
          <table:table-cell office:value-type="float" office:value="2.70714"/>
          <table:table-cell office:value-type="float" office:value="0.0"/>
          <table:table-cell table:style-name="cellBest" office:value-type="float" office:value="204.0"/>
          <table:table-cell office:value-type="float" office:value="5447.0"/>
          <table:table-cell office:value-type="float" office:value="3860.0"/>
          <table:table-cell office:value-type="float" office:value="2.986"/>
          <table:table-cell office:value-type="float" office:value="0.0"/>
          <table:table-cell office:value-type="float" office:value="232.0"/>
          <table:table-cell office:value-type="float" office:value="5584.0"/>
          <table:table-cell office:value-type="float" office:value="3947.0"/>
          <table:table-cell office:value-type="float" office:value="32.632"/>
          <table:table-cell office:value-type="float" office:value="0.0"/>
          <table:table-cell office:value-type="float" office:value="24560.0"/>
          <table:table-cell office:value-type="float" office:value="207945.0"/>
          <table:table-cell office:value-type="float" office:value="21113.0"/>
          <table:table-cell office:value-type="float" office:value="2.40533"/>
          <table:table-cell office:value-type="float" office:value="0.0"/>
          <table:table-cell office:value-type="float" office:value="237.0"/>
          <table:table-cell table:style-name="cellBest" office:value-type="float" office:value="5049.0"/>
          <table:table-cell office:value-type="float" office:value="3489.0"/>
          <table:table-cell office:value-type="float" office:value="2.92184"/>
          <table:table-cell office:value-type="float" office:value="0.0"/>
          <table:table-cell office:value-type="float" office:value="299.0"/>
          <table:table-cell office:value-type="float" office:value="19825.0"/>
          <table:table-cell office:value-type="float" office:value="3604.0"/>
          <table:table-cell office:value-type="float" office:value="32.624"/>
          <table:table-cell office:value-type="float" office:value="0.0"/>
          <table:table-cell office:value-type="float" office:value="21713.0"/>
          <table:table-cell office:value-type="float" office:value="128527.0"/>
          <table:table-cell office:value-type="float" office:value="14806.0"/>
          <table:table-cell office:value-type="float" office:value="12.0212"/>
          <table:table-cell office:value-type="float" office:value="0.0"/>
          <table:table-cell office:value-type="float" office:value="1204.0"/>
          <table:table-cell office:value-type="float" office:value="9028.0"/>
          <table:table-cell office:value-type="float" office:value="9028.0"/>
          <table:table-cell office:value-type="float" office:value="19.3264"/>
          <table:table-cell office:value-type="float" office:value="0.0"/>
          <table:table-cell office:value-type="float" office:value="6418.0"/>
          <table:table-cell office:value-type="float" office:value="582978.0"/>
          <table:table-cell table:style-name="cellBest" office:value-type="float" office:value="0.0"/>
          <table:table-cell office:value-type="float" office:value="179.211"/>
          <table:table-cell office:value-type="float" office:value="0.0"/>
          <table:table-cell office:value-type="float" office:value="38915.0"/>
          <table:table-cell office:value-type="float" office:value="226450.0"/>
          <table:table-cell office:value-type="float" office:value="52181.0"/>
          <table:table-cell office:value-type="float" office:value="54.4053"/>
          <table:table-cell office:value-type="float" office:value="0.0"/>
          <table:table-cell office:value-type="float" office:value="45697.0"/>
          <table:table-cell office:value-type="float" office:value="301023.0"/>
          <table:table-cell office:value-type="float" office:value="34542.0"/>
          <table:table-cell office:value-type="float" office:value="88.476"/>
          <table:table-cell office:value-type="float" office:value="0.0"/>
          <table:table-cell office:value-type="float" office:value="22592.0"/>
          <table:table-cell office:value-type="float" office:value="57750.0"/>
          <table:table-cell office:value-type="float" office:value="57750.0"/>
          <table:table-cell office:value-type="float" office:value="2.47738"/>
          <table:table-cell office:value-type="float" office:value="0.0"/>
          <table:table-cell office:value-type="float" office:value="225.0"/>
          <table:table-cell office:value-type="float" office:value="8869.0"/>
          <table:table-cell office:value-type="float" office:value="3982.0"/>
          <table:table-cell office:value-type="float" office:value="24.533"/>
          <table:table-cell office:value-type="float" office:value="0.0"/>
          <table:table-cell office:value-type="float" office:value="18260.0"/>
          <table:table-cell office:value-type="float" office:value="72020.0"/>
          <table:table-cell office:value-type="float" office:value="180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9607.0"/>
          <table:table-cell office:value-type="float" office:value="232388.0"/>
          <table:table-cell office:value-type="float" office:value="217812.0"/>
          <table:table-cell office:value-type="float" office:value="1.94732"/>
          <table:table-cell office:value-type="float" office:value="0.0"/>
          <table:table-cell office:value-type="float" office:value="397.0"/>
          <table:table-cell office:value-type="float" office:value="15741.0"/>
          <table:table-cell office:value-type="float" office:value="3677.0"/>
          <table:table-cell office:value-type="float" office:value="8.53835"/>
          <table:table-cell office:value-type="float" office:value="0.0"/>
          <table:table-cell office:value-type="float" office:value="4794.0"/>
          <table:table-cell office:value-type="float" office:value="69100.0"/>
          <table:table-cell office:value-type="float" office:value="5199.0"/>
          <table:table-cell office:value-type="float" office:value="22.383"/>
          <table:table-cell office:value-type="float" office:value="0.0"/>
          <table:table-cell office:value-type="float" office:value="29576.0"/>
          <table:table-cell office:value-type="float" office:value="712416.0"/>
          <table:table-cell office:value-type="float" office:value="246039.0"/>
          <table:table-cell office:value-type="float" office:value="3.42693"/>
          <table:table-cell office:value-type="float" office:value="0.0"/>
          <table:table-cell office:value-type="float" office:value="1562.0"/>
          <table:table-cell office:value-type="float" office:value="11753.0"/>
          <table:table-cell office:value-type="float" office:value="2770.0"/>
          <table:table-cell office:value-type="float" office:value="113.029"/>
          <table:table-cell office:value-type="float" office:value="0.0"/>
          <table:table-cell office:value-type="float" office:value="59723.0"/>
          <table:table-cell office:value-type="float" office:value="138615.0"/>
          <table:table-cell office:value-type="float" office:value="120290.0"/>
          <table:table-cell office:value-type="float" office:value="4.78405"/>
          <table:table-cell office:value-type="float" office:value="0.0"/>
          <table:table-cell office:value-type="float" office:value="2583.0"/>
          <table:table-cell office:value-type="float" office:value="11331.0"/>
          <table:table-cell office:value-type="float" office:value="758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59413.0"/>
          <table:table-cell office:value-type="float" office:value="632339.0"/>
          <table:table-cell office:value-type="float" office:value="614329.0"/>
          <table:table-cell office:value-type="float" office:value="45.2913"/>
          <table:table-cell office:value-type="float" office:value="0.0"/>
          <table:table-cell office:value-type="float" office:value="30390.0"/>
          <table:table-cell office:value-type="float" office:value="243785.0"/>
          <table:table-cell office:value-type="float" office:value="29948.0"/>
          <table:table-cell office:value-type="float" office:value="62.9359"/>
          <table:table-cell office:value-type="float" office:value="0.0"/>
          <table:table-cell office:value-type="float" office:value="58916.0"/>
          <table:table-cell office:value-type="float" office:value="213049.0"/>
          <table:table-cell office:value-type="float" office:value="34345.0"/>
          <table:table-cell office:value-type="float" office:value="54.7199"/>
          <table:table-cell office:value-type="float" office:value="0.0"/>
          <table:table-cell office:value-type="float" office:value="61196.0"/>
          <table:table-cell office:value-type="float" office:value="235465.0"/>
          <table:table-cell office:value-type="float" office:value="32298.0"/>
          <table:table-cell office:value-type="float" office:value="63.389"/>
          <table:table-cell office:value-type="float" office:value="0.0"/>
          <table:table-cell office:value-type="float" office:value="61196.0"/>
          <table:table-cell office:value-type="float" office:value="235465.0"/>
          <table:table-cell office:value-type="float" office:value="32298.0"/>
          <table:table-cell office:value-type="float" office:value="3.56637"/>
          <table:table-cell office:value-type="float" office:value="0.0"/>
          <table:table-cell office:value-type="float" office:value="2763.0"/>
          <table:table-cell office:value-type="float" office:value="29949.0"/>
          <table:table-cell office:value-type="float" office:value="29949.0"/>
          <table:table-cell office:value-type="float" office:value="28.8427"/>
          <table:table-cell office:value-type="float" office:value="0.0"/>
          <table:table-cell office:value-type="float" office:value="15247.0"/>
          <table:table-cell office:value-type="float" office:value="118933.0"/>
          <table:table-cell table:style-name="cellBest" office:value-type="float" office:value="0.0"/>
          <table:table-cell office:value-type="float" office:value="291.034"/>
          <table:table-cell office:value-type="float" office:value="0.0"/>
          <table:table-cell office:value-type="float" office:value="197441.0"/>
          <table:table-cell office:value-type="float" office:value="425237.0"/>
          <table:table-cell office:value-type="float" office:value="39358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2420.0"/>
          <table:table-cell office:value-type="float" office:value="2029621.0"/>
          <table:table-cell office:value-type="float" office:value="13489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6692.0"/>
          <table:table-cell table:style-name="cellWorst" office:value-type="float" office:value="13490329.0"/>
          <table:table-cell table:style-name="cellWorst" office:value-type="float" office:value="13490329.0"/>
          <table:table-cell office:value-type="float" office:value="82.5694"/>
          <table:table-cell office:value-type="float" office:value="0.0"/>
          <table:table-cell office:value-type="float" office:value="42015.0"/>
          <table:table-cell office:value-type="float" office:value="162202.0"/>
          <table:table-cell office:value-type="float" office:value="62189.0"/>
          <table:table-cell office:value-type="float" office:value="52.5233"/>
          <table:table-cell office:value-type="float" office:value="0.0"/>
          <table:table-cell office:value-type="float" office:value="25738.0"/>
          <table:table-cell office:value-type="float" office:value="115332.0"/>
          <table:table-cell office:value-type="float" office:value="1718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2953.0"/>
          <table:table-cell office:value-type="float" office:value="387624.0"/>
          <table:table-cell office:value-type="float" office:value="368143.0"/>
          <table:table-cell table:formula="of:=MI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I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I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I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I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  <table:table-cell table:formula="of:=MEDIA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EDIA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EDIA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EDIA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EDIA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  <table:table-cell table:formula="of:=MAX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AX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AX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AX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AX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style-name="cellBest"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style-name="cellBest"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style-name="cellBest"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  <table:table-cell table:style-name="cellBest" table:formula="of:=SUM([.AT3:.AT32])" office:value-type="float"/>
          <table:table-cell table:formula="of:=SUM([.AU3:.AU32])" office:value-type="float"/>
          <table:table-cell table:formula="of:=SUM([.AV3:.AV32])" office:value-type="float"/>
          <table:table-cell table:formula="of:=SUM([.AW3:.AW32])" office:value-type="float"/>
          <table:table-cell table:formula="of:=SUM([.AX3:.AX32])" office:value-type="float"/>
          <table:table-cell table:formula="of:=SUM([.AY3:.AY32])" office:value-type="float"/>
          <table:table-cell table:formula="of:=SUM([.AZ3:.AZ32])" office:value-type="float"/>
          <table:table-cell table:formula="of:=SUM([.BA3:.BA32])" office:value-type="float"/>
          <table:table-cell table:formula="of:=SUM([.BB3:.BB32])" office:value-type="float"/>
          <table:table-cell table:formula="of:=SUM([.BC3:.BC32])" office:value-type="float"/>
          <table:table-cell table:formula="of:=SUM([.BD3:.BD32])" office:value-type="float"/>
          <table:table-cell table:formula="of:=SUM([.BE3:.BE32])" office:value-type="float"/>
          <table:table-cell table:formula="of:=SUM([.BF3:.BF32])" office:value-type="float"/>
          <table:table-cell table:formula="of:=SUM([.BG3:.BG32])" office:value-type="float"/>
          <table:table-cell table:formula="of:=SUM([.BH3:.BH32])" office:value-type="float"/>
          <table:table-cell table:formula="of:=SUM([.BI3:.BI32])" office:value-type="float"/>
          <table:table-cell table:formula="of:=SUM([.BJ3:.BJ32])" office:value-type="float"/>
          <table:table-cell table:formula="of:=SUM([.BK3:.BK32])" office:value-type="float"/>
          <table:table-cell table:formula="of:=SUM([.BL3:.BL32])" office:value-type="float"/>
          <table:table-cell table:formula="of:=SUM([.BM3:.BM32])" office:value-type="float"/>
          <table:table-cell table:formula="of:=SUM([.BN3:.BN32])" office:value-type="float"/>
          <table:table-cell table:formula="of:=SUM([.BO3:.BO32])" office:value-type="float"/>
          <table:table-cell table:formula="of:=SUM([.BP3:.BP32])" office:value-type="float"/>
          <table:table-cell table:formula="of:=SUM([.BQ3:.BQ32])" office:value-type="float"/>
          <table:table-cell table:formula="of:=SUM([.BR3:.BR32])" office:value-type="float"/>
          <table:table-cell table:formula="of:=SUM([.BS3:.BS32])" office:value-type="float"/>
          <table:table-cell table:formula="of:=SUM([.BT3:.BT32])" office:value-type="float"/>
          <table:table-cell table:style-name="cellBest" table:formula="of:=SUM([.BU3:.BU32])" office:value-type="float"/>
          <table:table-cell table:style-name="cellBest" table:formula="of:=SUM([.BV3:.BV32])" office:value-type="float"/>
          <table:table-cell table:formula="of:=SUM([.BW3:.BW32])" office:value-type="float"/>
          <table:table-cell table:formula="of:=SUM([.BX3:.BX32])" office:value-type="float"/>
          <table:table-cell table:formula="of:=SUM([.BY3:.BY32])" office:value-type="float"/>
          <table:table-cell table:formula="of:=SUM([.BZ3:.BZ32])" office:value-type="float"/>
          <table:table-cell table:formula="of:=SUM([.CA3:.CA32])" office:value-type="float"/>
          <table:table-cell table:style-name="cellBest" table:formula="of:=SUM([.CB3:.CB32])" office:value-type="float"/>
          <table:table-cell table:formula="of:=SUM([.CC3:.CC32])" office:value-type="float"/>
          <table:table-cell table:formula="of:=SUM([.CD3:.CD32])" office:value-type="float"/>
          <table:table-cell table:formula="of:=SUM([.CE3:.CE32])" office:value-type="float"/>
          <table:table-cell table:formula="of:=SUM([.CF3:.CF32])" office:value-type="float"/>
          <table:table-cell table:formula="of:=SUM([.CG3:.CG32])" office:value-type="float"/>
          <table:table-cell table:formula="of:=SUM([.CH3:.CH32])" office:value-type="float"/>
          <table:table-cell table:formula="of:=SUM([.CI3:.CI32])" office:value-type="float"/>
          <table:table-cell table:formula="of:=SUM([.CJ3:.CJ32])" office:value-type="float"/>
          <table:table-cell table:formula="of:=SUM([.CK3:.CK32])" office:value-type="float"/>
          <table:table-cell table:formula="of:=SUM([.CL3:.CL32])" office:value-type="float"/>
          <table:table-cell table:formula="of:=SUM([.CM3:.CM32])" office:value-type="float"/>
          <table:table-cell table:formula="of:=SUM([.CN3:.CN32])" office:value-type="float"/>
          <table:table-cell table:formula="of:=SUM([.CO3:.CO32])" office:value-type="float"/>
          <table:table-cell table:formula="of:=SUM([.CP3:.CP32])" office:value-type="float"/>
          <table:table-cell table:formula="of:=SUM([.CQ3:.CQ32])" office:value-type="float"/>
          <table:table-cell table:formula="of:=SUM([.CR3:.CR32])" office:value-type="float"/>
          <table:table-cell table:formula="of:=SUM([.CS3:.CS32])" office:value-type="float"/>
          <table:table-cell table:formula="of:=SUM([.CT3:.CT32])" office:value-type="float"/>
          <table:table-cell table:formula="of:=SUM([.CU3:.CU32])" office:value-type="float"/>
          <table:table-cell table:formula="of:=SUM([.CV3:.CV32])" office:value-type="float"/>
          <table:table-cell table:formula="of:=SUM([.CW3:.CW32])" office:value-type="float"/>
          <table:table-cell table:formula="of:=SUM([.CX3:.CX32])" office:value-type="float"/>
          <table:table-cell table:formula="of:=SUM([.CY3:.CY32])" office:value-type="float"/>
          <table:table-cell table:formula="of:=SUM([.CZ3:.CZ32])" office:value-type="float"/>
          <table:table-cell table:formula="of:=SUM([.DA3:.DA32])" office:value-type="float"/>
          <table:table-cell table:formula="of:=SUM([.DB3:.DB32])" office:value-type="float"/>
          <table:table-cell table:formula="of:=SUM([.DC3:.DC32])" office:value-type="float"/>
          <table:table-cell table:formula="of:=SUM([.DD3:.DD32])" office:value-type="float"/>
          <table:table-cell table:formula="of:=SUM([.DE3:.DE32])" office:value-type="float"/>
          <table:table-cell table:formula="of:=SUM([.DF3:.DF32])" office:value-type="float"/>
          <table:table-cell table:formula="of:=SUM([.DG3:.DG32])" office:value-type="float"/>
          <table:table-cell table:formula="of:=SUM([.DH3:.DH32])" office:value-type="float"/>
          <table:table-cell table:formula="of:=SUM([.DI3:.DI32])" office:value-type="float"/>
          <table:table-cell table:formula="of:=SUM([.DJ3:.DJ32])" office:value-type="float"/>
          <table:table-cell table:formula="of:=SUM([.DK3:.DK32])" office:value-type="float"/>
          <table:table-cell table:formula="of:=SUM([.DL3:.DL32])" office:value-type="float"/>
          <table:table-cell table:formula="of:=SUM([.DM3:.DM32])" office:value-type="float"/>
          <table:table-cell table:formula="of:=SUM([.DN3:.DN32])" office:value-type="float"/>
          <table:table-cell table:formula="of:=SUM([.DO3:.DO32])" office:value-type="float"/>
          <table:table-cell table:formula="of:=SUM([.DP3:.DP32])" office:value-type="float"/>
          <table:table-cell table:formula="of:=SUM([.DQ3:.DQ32])" office:value-type="float"/>
          <table:table-cell table:formula="of:=SUM([.DR3:.DR32])" office:value-type="float"/>
          <table:table-cell table:formula="of:=SUM([.DS3:.DS32])" office:value-type="float"/>
          <table:table-cell table:formula="of:=SUM([.DT3:.DT32])" office:value-type="float"/>
          <table:table-cell table:formula="of:=SUM([.DU3:.DU32])" office:value-type="float"/>
          <table:table-cell table:formula="of:=SUM([.DV3:.DV32])" office:value-type="float"/>
          <table:table-cell table:formula="of:=SUM([.DW3:.DW32])" office:value-type="float"/>
          <table:table-cell table:formula="of:=SUM([.DX3:.DX32])" office:value-type="float"/>
          <table:table-cell table:formula="of:=SUM([.DY3:.DY32])" office:value-type="float"/>
          <table:table-cell table:formula="of:=SUM([.DZ3:.DZ32])" office:value-type="float"/>
          <table:table-cell table:formula="of:=SUM([.EA3:.EA32])" office:value-type="float"/>
          <table:table-cell table:formula="of:=SUM([.EB3:.EB32])" office:value-type="float"/>
          <table:table-cell table:formula="of:=SUM([.EC3:.EC32])" office:value-type="float"/>
          <table:table-cell table:formula="of:=SUM([.ED3:.ED32])" office:value-type="float"/>
          <table:table-cell table:formula="of:=SUM([.EE3:.EE32])" office:value-type="float"/>
          <table:table-cell table:formula="of:=SUM([.EF3:.EF32])" office:value-type="float"/>
          <table:table-cell table:formula="of:=SUM([.EG3:.EG32])" office:value-type="float"/>
          <table:table-cell table:formula="of:=SUM([.EH3:.EH32])" office:value-type="float"/>
          <table:table-cell table:formula="of:=SUM([.EI3:.EI32])" office:value-type="float"/>
          <table:table-cell table:formula="of:=SUM([.EJ3:.EJ32])" office:value-type="float"/>
          <table:table-cell table:formula="of:=SUM([.EK3:.EK32])" office:value-type="float"/>
          <table:table-cell table:formula="of:=SUM([.EL3:.EL32])" office:value-type="float"/>
          <table:table-cell table:formula="of:=SUM([.EM3:.EM32])" office:value-type="float"/>
          <table:table-cell table:formula="of:=SUM([.EN3:.EN32])" office:value-type="float"/>
          <table:table-cell table:formula="of:=SUM([.EO3:.EO32])" office:value-type="float"/>
          <table:table-cell table:formula="of:=SUM([.EP3:.EP32])" office:value-type="float"/>
          <table:table-cell table:formula="of:=SUM([.EQ3:.EQ32])" office:value-type="float"/>
          <table:table-cell table:formula="of:=SUM([.ER3:.ER32])" office:value-type="float"/>
          <table:table-cell table:formula="of:=SUM([.ES3:.ES32])" office:value-type="float"/>
          <table:table-cell table:formula="of:=SUM([.ET3:.ET32])" office:value-type="float"/>
          <table:table-cell table:formula="of:=SUM([.EU3:.EU32])" office:value-type="float"/>
          <table:table-cell table:formula="of:=SUM([.EV3:.EV32])" office:value-type="float"/>
          <table:table-cell table:formula="of:=SUM([.EW3:.EW32])" office:value-type="float"/>
          <table:table-cell table:formula="of:=SUM([.EX3:.EX32])" office:value-type="float"/>
          <table:table-cell table:formula="of:=SUM([.EY3:.EY32])" office:value-type="float"/>
          <table:table-cell table:formula="of:=SUM([.EZ3:.EZ32])" office:value-type="float"/>
          <table:table-cell table:formula="of:=SUM([.FA3:.FA32])" office:value-type="float"/>
          <table:table-cell table:formula="of:=SUM([.FB3:.FB32])" office:value-type="float"/>
          <table:table-cell table:formula="of:=SUM([.FC3:.FC32])" office:value-type="float"/>
          <table:table-cell table:formula="of:=SUM([.FD3:.FD32])" office:value-type="float"/>
          <table:table-cell table:formula="of:=SUM([.FE3:.FE32])" office:value-type="float"/>
          <table:table-cell table:formula="of:=SUM([.FF3:.FF32])" office:value-type="float"/>
          <table:table-cell table:formula="of:=SUM([.FG3:.FG32])" office:value-type="float"/>
          <table:table-cell table:formula="of:=SUM([.FH3:.FH32])" office:value-type="float"/>
          <table:table-cell table:formula="of:=SUM([.FI3:.FI32])" office:value-type="float"/>
          <table:table-cell table:formula="of:=SUM([.FJ3:.FJ32])" office:value-type="float"/>
          <table:table-cell table:formula="of:=SUM([.FK3:.FK32])" office:value-type="float"/>
          <table:table-cell table:formula="of:=SUM([.FL3:.FL32])" office:value-type="float"/>
          <table:table-cell table:formula="of:=SUM([.FM3:.FM32])" office:value-type="float"/>
          <table:table-cell table:formula="of:=SUM([.FN3:.FN32])" office:value-type="float"/>
          <table:table-cell table:formula="of:=SUM([.FO3:.FO32])" office:value-type="float"/>
          <table:table-cell table:formula="of:=SUM([.FP3:.FP32])" office:value-type="float"/>
          <table:table-cell table:formula="of:=SUM([.FQ3:.FQ32])" office:value-type="float"/>
          <table:table-cell table:formula="of:=SUM([.FR3:.FR32])" office:value-type="float"/>
          <table:table-cell table:style-name="cellBest" table:formula="of:=SUM([.FS3:.FS32])" office:value-type="float"/>
          <table:table-cell table:formula="of:=SUM([.FT3:.FT32])" office:value-type="float"/>
          <table:table-cell table:formula="of:=SUM([.FU3:.FU32])" office:value-type="float"/>
          <table:table-cell table:formula="of:=SUM([.FV3:.FV32])" office:value-type="float"/>
          <table:table-cell table:formula="of:=SUM([.FW3:.FW32])" office:value-type="float"/>
          <table:table-cell table:formula="of:=SUM([.FX3:.FX32])" office:value-type="float"/>
          <table:table-cell table:formula="of:=SUM([.FY3:.FY32])" office:value-type="float"/>
          <table:table-cell table:formula="of:=SUM([.FZ3:.FZ32])" office:value-type="float"/>
          <table:table-cell table:formula="of:=SUM([.GA3:.GA32])" office:value-type="float"/>
          <table:table-cell table:formula="of:=SUM([.GB3:.GB32])" office:value-type="float"/>
          <table:table-cell table:formula="of:=SUM([.GC3:.GC32])" office:value-type="float"/>
          <table:table-cell table:style-name="cellWorst" table:formula="of:=SUM([.GD3:.GD32])" office:value-type="float"/>
          <table:table-cell table:style-name="cellWorst" table:formula="of:=SUM([.GE3:.GE32])" office:value-type="float"/>
          <table:table-cell table:style-name="cellWorst" table:formula="of:=SUM([.GF3:.GF32])" office:value-type="float"/>
          <table:table-cell table:style-name="cellWorst" table:formula="of:=SUM([.GG3:.GG32])" office:value-type="float"/>
          <table:table-cell table:style-name="cellWorst" table:formula="of:=SUM([.GH3:.GH32])" office:value-type="float"/>
          <table:table-cell table:formula="of:=SUM([.GI3:.GI32])" office:value-type="float"/>
          <table:table-cell table:formula="of:=SUM([.GJ3:.GJ32])" office:value-type="float"/>
          <table:table-cell table:formula="of:=SUM([.GK3:.GK32])" office:value-type="float"/>
          <table:table-cell table:formula="of:=SUM([.GL3:.GL32])" office:value-type="float"/>
          <table:table-cell table:formula="of:=SUM([.GM3:.GM32])" office:value-type="float"/>
          <table:table-cell table:formula="of:=SUM([.GN3:.GN32])" office:value-type="float"/>
          <table:table-cell table:formula="of:=SUM([.GO3:.GO32])" office:value-type="float"/>
          <table:table-cell table:formula="of:=SUM([.GP3:.GP32])" office:value-type="float"/>
          <table:table-cell table:formula="of:=SUM([.GQ3:.GQ32])" office:value-type="float"/>
          <table:table-cell table:formula="of:=SUM([.GR3:.GR32])" office:value-type="float"/>
          <table:table-cell table:formula="of:=SUM([.GS3:.GS32])" office:value-type="float"/>
          <table:table-cell table:formula="of:=SUM([.GT3:.GT32])" office:value-type="float"/>
          <table:table-cell table:formula="of:=SUM([.GU3:.GU32])" office:value-type="float"/>
          <table:table-cell table:formula="of:=SUM([.GV3:.GV32])" office:value-type="float"/>
          <table:table-cell table:formula="of:=SUM([.GW3:.GW32])" office:value-type="float"/>
          <table:table-cell table:formula="of:=SUM([.GX3:.GX32])" office:value-type="float"/>
          <table:table-cell table:formula="of:=SUM([.GY3:.GY32])" office:value-type="float"/>
          <table:table-cell table:formula="of:=SUM([.GZ3:.GZ32])" office:value-type="float"/>
          <table:table-cell table:formula="of:=SUM([.HA3:.HA32])" office:value-type="float"/>
          <table:table-cell table:formula="of:=SUM([.HB3:.HB32])" office:value-type="float"/>
          <table:table-cell table:formula="of:=SUM([.HC3:.HC32])" office:value-type="float"/>
          <table:table-cell table:formula="of:=SUM([.HD3:.HD32])" office:value-type="float"/>
          <table:table-cell table:formula="of:=SUM([.HE3:.HE32])" office:value-type="float"/>
          <table:table-cell table:formula="of:=SUM([.HF3:.HF32])" office:value-type="float"/>
          <table:table-cell table:formula="of:=SUM([.HG3:.HG32])" office:value-type="float"/>
          <table:table-cell table:formula="of:=SUM([.HH3:.HH32])" office:value-type="float"/>
          <table:table-cell table:formula="of:=SUM([.HI3:.HI32])" office:value-type="float"/>
          <table:table-cell table:formula="of:=SUM([.HJ3:.HJ32])" office:value-type="float"/>
          <table:table-cell table:formula="of:=SUM([.HK3:.HK32])" office:value-type="float"/>
          <table:table-cell table:formula="of:=SUM([.HL3:.HL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style-name="cellBest"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style-name="cellBest"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style-name="cellBest"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  <table:table-cell table:style-name="cellBest" table:formula="of:=AVERAGE([.AT3:.AT32])" office:value-type="float"/>
          <table:table-cell table:formula="of:=AVERAGE([.AU3:.AU32])" office:value-type="float"/>
          <table:table-cell table:formula="of:=AVERAGE([.AV3:.AV32])" office:value-type="float"/>
          <table:table-cell table:formula="of:=AVERAGE([.AW3:.AW32])" office:value-type="float"/>
          <table:table-cell table:formula="of:=AVERAGE([.AX3:.AX32])" office:value-type="float"/>
          <table:table-cell table:formula="of:=AVERAGE([.AY3:.AY32])" office:value-type="float"/>
          <table:table-cell table:formula="of:=AVERAGE([.AZ3:.AZ32])" office:value-type="float"/>
          <table:table-cell table:formula="of:=AVERAGE([.BA3:.BA32])" office:value-type="float"/>
          <table:table-cell table:formula="of:=AVERAGE([.BB3:.BB32])" office:value-type="float"/>
          <table:table-cell table:formula="of:=AVERAGE([.BC3:.BC32])" office:value-type="float"/>
          <table:table-cell table:formula="of:=AVERAGE([.BD3:.BD32])" office:value-type="float"/>
          <table:table-cell table:formula="of:=AVERAGE([.BE3:.BE32])" office:value-type="float"/>
          <table:table-cell table:formula="of:=AVERAGE([.BF3:.BF32])" office:value-type="float"/>
          <table:table-cell table:formula="of:=AVERAGE([.BG3:.BG32])" office:value-type="float"/>
          <table:table-cell table:formula="of:=AVERAGE([.BH3:.BH32])" office:value-type="float"/>
          <table:table-cell table:formula="of:=AVERAGE([.BI3:.BI32])" office:value-type="float"/>
          <table:table-cell table:formula="of:=AVERAGE([.BJ3:.BJ32])" office:value-type="float"/>
          <table:table-cell table:formula="of:=AVERAGE([.BK3:.BK32])" office:value-type="float"/>
          <table:table-cell table:formula="of:=AVERAGE([.BL3:.BL32])" office:value-type="float"/>
          <table:table-cell table:formula="of:=AVERAGE([.BM3:.BM32])" office:value-type="float"/>
          <table:table-cell table:formula="of:=AVERAGE([.BN3:.BN32])" office:value-type="float"/>
          <table:table-cell table:formula="of:=AVERAGE([.BO3:.BO32])" office:value-type="float"/>
          <table:table-cell table:formula="of:=AVERAGE([.BP3:.BP32])" office:value-type="float"/>
          <table:table-cell table:formula="of:=AVERAGE([.BQ3:.BQ32])" office:value-type="float"/>
          <table:table-cell table:formula="of:=AVERAGE([.BR3:.BR32])" office:value-type="float"/>
          <table:table-cell table:formula="of:=AVERAGE([.BS3:.BS32])" office:value-type="float"/>
          <table:table-cell table:formula="of:=AVERAGE([.BT3:.BT32])" office:value-type="float"/>
          <table:table-cell table:style-name="cellBest" table:formula="of:=AVERAGE([.BU3:.BU32])" office:value-type="float"/>
          <table:table-cell table:style-name="cellBest" table:formula="of:=AVERAGE([.BV3:.BV32])" office:value-type="float"/>
          <table:table-cell table:formula="of:=AVERAGE([.BW3:.BW32])" office:value-type="float"/>
          <table:table-cell table:formula="of:=AVERAGE([.BX3:.BX32])" office:value-type="float"/>
          <table:table-cell table:formula="of:=AVERAGE([.BY3:.BY32])" office:value-type="float"/>
          <table:table-cell table:formula="of:=AVERAGE([.BZ3:.BZ32])" office:value-type="float"/>
          <table:table-cell table:formula="of:=AVERAGE([.CA3:.CA32])" office:value-type="float"/>
          <table:table-cell table:style-name="cellBest" table:formula="of:=AVERAGE([.CB3:.CB32])" office:value-type="float"/>
          <table:table-cell table:formula="of:=AVERAGE([.CC3:.CC32])" office:value-type="float"/>
          <table:table-cell table:formula="of:=AVERAGE([.CD3:.CD32])" office:value-type="float"/>
          <table:table-cell table:formula="of:=AVERAGE([.CE3:.CE32])" office:value-type="float"/>
          <table:table-cell table:formula="of:=AVERAGE([.CF3:.CF32])" office:value-type="float"/>
          <table:table-cell table:formula="of:=AVERAGE([.CG3:.CG32])" office:value-type="float"/>
          <table:table-cell table:formula="of:=AVERAGE([.CH3:.CH32])" office:value-type="float"/>
          <table:table-cell table:formula="of:=AVERAGE([.CI3:.CI32])" office:value-type="float"/>
          <table:table-cell table:formula="of:=AVERAGE([.CJ3:.CJ32])" office:value-type="float"/>
          <table:table-cell table:formula="of:=AVERAGE([.CK3:.CK32])" office:value-type="float"/>
          <table:table-cell table:formula="of:=AVERAGE([.CL3:.CL32])" office:value-type="float"/>
          <table:table-cell table:formula="of:=AVERAGE([.CM3:.CM32])" office:value-type="float"/>
          <table:table-cell table:formula="of:=AVERAGE([.CN3:.CN32])" office:value-type="float"/>
          <table:table-cell table:formula="of:=AVERAGE([.CO3:.CO32])" office:value-type="float"/>
          <table:table-cell table:formula="of:=AVERAGE([.CP3:.CP32])" office:value-type="float"/>
          <table:table-cell table:formula="of:=AVERAGE([.CQ3:.CQ32])" office:value-type="float"/>
          <table:table-cell table:formula="of:=AVERAGE([.CR3:.CR32])" office:value-type="float"/>
          <table:table-cell table:formula="of:=AVERAGE([.CS3:.CS32])" office:value-type="float"/>
          <table:table-cell table:formula="of:=AVERAGE([.CT3:.CT32])" office:value-type="float"/>
          <table:table-cell table:formula="of:=AVERAGE([.CU3:.CU32])" office:value-type="float"/>
          <table:table-cell table:formula="of:=AVERAGE([.CV3:.CV32])" office:value-type="float"/>
          <table:table-cell table:formula="of:=AVERAGE([.CW3:.CW32])" office:value-type="float"/>
          <table:table-cell table:formula="of:=AVERAGE([.CX3:.CX32])" office:value-type="float"/>
          <table:table-cell table:formula="of:=AVERAGE([.CY3:.CY32])" office:value-type="float"/>
          <table:table-cell table:formula="of:=AVERAGE([.CZ3:.CZ32])" office:value-type="float"/>
          <table:table-cell table:formula="of:=AVERAGE([.DA3:.DA32])" office:value-type="float"/>
          <table:table-cell table:formula="of:=AVERAGE([.DB3:.DB32])" office:value-type="float"/>
          <table:table-cell table:formula="of:=AVERAGE([.DC3:.DC32])" office:value-type="float"/>
          <table:table-cell table:formula="of:=AVERAGE([.DD3:.DD32])" office:value-type="float"/>
          <table:table-cell table:formula="of:=AVERAGE([.DE3:.DE32])" office:value-type="float"/>
          <table:table-cell table:formula="of:=AVERAGE([.DF3:.DF32])" office:value-type="float"/>
          <table:table-cell table:formula="of:=AVERAGE([.DG3:.DG32])" office:value-type="float"/>
          <table:table-cell table:formula="of:=AVERAGE([.DH3:.DH32])" office:value-type="float"/>
          <table:table-cell table:formula="of:=AVERAGE([.DI3:.DI32])" office:value-type="float"/>
          <table:table-cell table:formula="of:=AVERAGE([.DJ3:.DJ32])" office:value-type="float"/>
          <table:table-cell table:formula="of:=AVERAGE([.DK3:.DK32])" office:value-type="float"/>
          <table:table-cell table:formula="of:=AVERAGE([.DL3:.DL32])" office:value-type="float"/>
          <table:table-cell table:formula="of:=AVERAGE([.DM3:.DM32])" office:value-type="float"/>
          <table:table-cell table:formula="of:=AVERAGE([.DN3:.DN32])" office:value-type="float"/>
          <table:table-cell table:formula="of:=AVERAGE([.DO3:.DO32])" office:value-type="float"/>
          <table:table-cell table:formula="of:=AVERAGE([.DP3:.DP32])" office:value-type="float"/>
          <table:table-cell table:formula="of:=AVERAGE([.DQ3:.DQ32])" office:value-type="float"/>
          <table:table-cell table:formula="of:=AVERAGE([.DR3:.DR32])" office:value-type="float"/>
          <table:table-cell table:formula="of:=AVERAGE([.DS3:.DS32])" office:value-type="float"/>
          <table:table-cell table:formula="of:=AVERAGE([.DT3:.DT32])" office:value-type="float"/>
          <table:table-cell table:formula="of:=AVERAGE([.DU3:.DU32])" office:value-type="float"/>
          <table:table-cell table:formula="of:=AVERAGE([.DV3:.DV32])" office:value-type="float"/>
          <table:table-cell table:formula="of:=AVERAGE([.DW3:.DW32])" office:value-type="float"/>
          <table:table-cell table:formula="of:=AVERAGE([.DX3:.DX32])" office:value-type="float"/>
          <table:table-cell table:formula="of:=AVERAGE([.DY3:.DY32])" office:value-type="float"/>
          <table:table-cell table:formula="of:=AVERAGE([.DZ3:.DZ32])" office:value-type="float"/>
          <table:table-cell table:formula="of:=AVERAGE([.EA3:.EA32])" office:value-type="float"/>
          <table:table-cell table:formula="of:=AVERAGE([.EB3:.EB32])" office:value-type="float"/>
          <table:table-cell table:formula="of:=AVERAGE([.EC3:.EC32])" office:value-type="float"/>
          <table:table-cell table:formula="of:=AVERAGE([.ED3:.ED32])" office:value-type="float"/>
          <table:table-cell table:formula="of:=AVERAGE([.EE3:.EE32])" office:value-type="float"/>
          <table:table-cell table:formula="of:=AVERAGE([.EF3:.EF32])" office:value-type="float"/>
          <table:table-cell table:formula="of:=AVERAGE([.EG3:.EG32])" office:value-type="float"/>
          <table:table-cell table:formula="of:=AVERAGE([.EH3:.EH32])" office:value-type="float"/>
          <table:table-cell table:formula="of:=AVERAGE([.EI3:.EI32])" office:value-type="float"/>
          <table:table-cell table:formula="of:=AVERAGE([.EJ3:.EJ32])" office:value-type="float"/>
          <table:table-cell table:formula="of:=AVERAGE([.EK3:.EK32])" office:value-type="float"/>
          <table:table-cell table:formula="of:=AVERAGE([.EL3:.EL32])" office:value-type="float"/>
          <table:table-cell table:formula="of:=AVERAGE([.EM3:.EM32])" office:value-type="float"/>
          <table:table-cell table:formula="of:=AVERAGE([.EN3:.EN32])" office:value-type="float"/>
          <table:table-cell table:formula="of:=AVERAGE([.EO3:.EO32])" office:value-type="float"/>
          <table:table-cell table:formula="of:=AVERAGE([.EP3:.EP32])" office:value-type="float"/>
          <table:table-cell table:formula="of:=AVERAGE([.EQ3:.EQ32])" office:value-type="float"/>
          <table:table-cell table:formula="of:=AVERAGE([.ER3:.ER32])" office:value-type="float"/>
          <table:table-cell table:formula="of:=AVERAGE([.ES3:.ES32])" office:value-type="float"/>
          <table:table-cell table:formula="of:=AVERAGE([.ET3:.ET32])" office:value-type="float"/>
          <table:table-cell table:formula="of:=AVERAGE([.EU3:.EU32])" office:value-type="float"/>
          <table:table-cell table:formula="of:=AVERAGE([.EV3:.EV32])" office:value-type="float"/>
          <table:table-cell table:formula="of:=AVERAGE([.EW3:.EW32])" office:value-type="float"/>
          <table:table-cell table:formula="of:=AVERAGE([.EX3:.EX32])" office:value-type="float"/>
          <table:table-cell table:formula="of:=AVERAGE([.EY3:.EY32])" office:value-type="float"/>
          <table:table-cell table:formula="of:=AVERAGE([.EZ3:.EZ32])" office:value-type="float"/>
          <table:table-cell table:formula="of:=AVERAGE([.FA3:.FA32])" office:value-type="float"/>
          <table:table-cell table:formula="of:=AVERAGE([.FB3:.FB32])" office:value-type="float"/>
          <table:table-cell table:formula="of:=AVERAGE([.FC3:.FC32])" office:value-type="float"/>
          <table:table-cell table:formula="of:=AVERAGE([.FD3:.FD32])" office:value-type="float"/>
          <table:table-cell table:formula="of:=AVERAGE([.FE3:.FE32])" office:value-type="float"/>
          <table:table-cell table:formula="of:=AVERAGE([.FF3:.FF32])" office:value-type="float"/>
          <table:table-cell table:formula="of:=AVERAGE([.FG3:.FG32])" office:value-type="float"/>
          <table:table-cell table:formula="of:=AVERAGE([.FH3:.FH32])" office:value-type="float"/>
          <table:table-cell table:formula="of:=AVERAGE([.FI3:.FI32])" office:value-type="float"/>
          <table:table-cell table:formula="of:=AVERAGE([.FJ3:.FJ32])" office:value-type="float"/>
          <table:table-cell table:formula="of:=AVERAGE([.FK3:.FK32])" office:value-type="float"/>
          <table:table-cell table:formula="of:=AVERAGE([.FL3:.FL32])" office:value-type="float"/>
          <table:table-cell table:formula="of:=AVERAGE([.FM3:.FM32])" office:value-type="float"/>
          <table:table-cell table:formula="of:=AVERAGE([.FN3:.FN32])" office:value-type="float"/>
          <table:table-cell table:formula="of:=AVERAGE([.FO3:.FO32])" office:value-type="float"/>
          <table:table-cell table:formula="of:=AVERAGE([.FP3:.FP32])" office:value-type="float"/>
          <table:table-cell table:formula="of:=AVERAGE([.FQ3:.FQ32])" office:value-type="float"/>
          <table:table-cell table:formula="of:=AVERAGE([.FR3:.FR32])" office:value-type="float"/>
          <table:table-cell table:style-name="cellBest" table:formula="of:=AVERAGE([.FS3:.FS32])" office:value-type="float"/>
          <table:table-cell table:formula="of:=AVERAGE([.FT3:.FT32])" office:value-type="float"/>
          <table:table-cell table:formula="of:=AVERAGE([.FU3:.FU32])" office:value-type="float"/>
          <table:table-cell table:formula="of:=AVERAGE([.FV3:.FV32])" office:value-type="float"/>
          <table:table-cell table:formula="of:=AVERAGE([.FW3:.FW32])" office:value-type="float"/>
          <table:table-cell table:formula="of:=AVERAGE([.FX3:.FX32])" office:value-type="float"/>
          <table:table-cell table:formula="of:=AVERAGE([.FY3:.FY32])" office:value-type="float"/>
          <table:table-cell table:formula="of:=AVERAGE([.FZ3:.FZ32])" office:value-type="float"/>
          <table:table-cell table:formula="of:=AVERAGE([.GA3:.GA32])" office:value-type="float"/>
          <table:table-cell table:formula="of:=AVERAGE([.GB3:.GB32])" office:value-type="float"/>
          <table:table-cell table:formula="of:=AVERAGE([.GC3:.GC32])" office:value-type="float"/>
          <table:table-cell table:style-name="cellWorst" table:formula="of:=AVERAGE([.GD3:.GD32])" office:value-type="float"/>
          <table:table-cell table:style-name="cellWorst" table:formula="of:=AVERAGE([.GE3:.GE32])" office:value-type="float"/>
          <table:table-cell table:style-name="cellWorst" table:formula="of:=AVERAGE([.GF3:.GF32])" office:value-type="float"/>
          <table:table-cell table:style-name="cellWorst" table:formula="of:=AVERAGE([.GG3:.GG32])" office:value-type="float"/>
          <table:table-cell table:style-name="cellWorst" table:formula="of:=AVERAGE([.GH3:.GH32])" office:value-type="float"/>
          <table:table-cell table:formula="of:=AVERAGE([.GI3:.GI32])" office:value-type="float"/>
          <table:table-cell table:formula="of:=AVERAGE([.GJ3:.GJ32])" office:value-type="float"/>
          <table:table-cell table:formula="of:=AVERAGE([.GK3:.GK32])" office:value-type="float"/>
          <table:table-cell table:formula="of:=AVERAGE([.GL3:.GL32])" office:value-type="float"/>
          <table:table-cell table:formula="of:=AVERAGE([.GM3:.GM32])" office:value-type="float"/>
          <table:table-cell table:formula="of:=AVERAGE([.GN3:.GN32])" office:value-type="float"/>
          <table:table-cell table:formula="of:=AVERAGE([.GO3:.GO32])" office:value-type="float"/>
          <table:table-cell table:formula="of:=AVERAGE([.GP3:.GP32])" office:value-type="float"/>
          <table:table-cell table:formula="of:=AVERAGE([.GQ3:.GQ32])" office:value-type="float"/>
          <table:table-cell table:formula="of:=AVERAGE([.GR3:.GR32])" office:value-type="float"/>
          <table:table-cell table:formula="of:=AVERAGE([.GS3:.GS32])" office:value-type="float"/>
          <table:table-cell table:formula="of:=AVERAGE([.GT3:.GT32])" office:value-type="float"/>
          <table:table-cell table:formula="of:=AVERAGE([.GU3:.GU32])" office:value-type="float"/>
          <table:table-cell table:formula="of:=AVERAGE([.GV3:.GV32])" office:value-type="float"/>
          <table:table-cell table:formula="of:=AVERAGE([.GW3:.GW32])" office:value-type="float"/>
          <table:table-cell table:formula="of:=AVERAGE([.GX3:.GX32])" office:value-type="float"/>
          <table:table-cell table:formula="of:=AVERAGE([.GY3:.GY32])" office:value-type="float"/>
          <table:table-cell table:formula="of:=AVERAGE([.GZ3:.GZ32])" office:value-type="float"/>
          <table:table-cell table:formula="of:=AVERAGE([.HA3:.HA32])" office:value-type="float"/>
          <table:table-cell table:formula="of:=AVERAGE([.HB3:.HB32])" office:value-type="float"/>
          <table:table-cell table:formula="of:=AVERAGE([.HC3:.HC32])" office:value-type="float"/>
          <table:table-cell table:formula="of:=AVERAGE([.HD3:.HD32])" office:value-type="float"/>
          <table:table-cell table:formula="of:=AVERAGE([.HE3:.HE32])" office:value-type="float"/>
          <table:table-cell table:formula="of:=AVERAGE([.HF3:.HF32])" office:value-type="float"/>
          <table:table-cell table:formula="of:=AVERAGE([.HG3:.HG32])" office:value-type="float"/>
          <table:table-cell table:formula="of:=AVERAGE([.HH3:.HH32])" office:value-type="float"/>
          <table:table-cell table:formula="of:=AVERAGE([.HI3:.HI32])" office:value-type="float"/>
          <table:table-cell table:formula="of:=AVERAGE([.HJ3:.HJ32])" office:value-type="float"/>
          <table:table-cell table:formula="of:=AVERAGE([.HK3:.HK32])" office:value-type="float"/>
          <table:table-cell table:formula="of:=AVERAGE([.HL3:.HL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style-name="cellWorst"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style-name="cellWorst"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style-name="cellBest" table:formula="of:=STDEV([.J3:.J32])" office:value-type="float"/>
          <table:table-cell table:formula="of:=STDEV([.K3:.K32])" office:value-type="float"/>
          <table:table-cell table:style-name="cellWorst"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style-name="cellBest" table:formula="of:=STDEV([.O3:.O32])" office:value-type="float"/>
          <table:table-cell table:formula="of:=STDEV([.P3:.P32])" office:value-type="float"/>
          <table:table-cell table:style-name="cellWorst"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  <table:table-cell table:formula="of:=STDEV([.AW3:.AW32])" office:value-type="float"/>
          <table:table-cell table:formula="of:=STDEV([.AX3:.AX32])" office:value-type="float"/>
          <table:table-cell table:formula="of:=STDEV([.AY3:.AY32])" office:value-type="float"/>
          <table:table-cell table:formula="of:=STDEV([.AZ3:.AZ32])" office:value-type="float"/>
          <table:table-cell table:formula="of:=STDEV([.BA3:.BA32])" office:value-type="float"/>
          <table:table-cell table:formula="of:=STDEV([.BB3:.BB32])" office:value-type="float"/>
          <table:table-cell table:formula="of:=STDEV([.BC3:.BC32])" office:value-type="float"/>
          <table:table-cell table:formula="of:=STDEV([.BD3:.BD32])" office:value-type="float"/>
          <table:table-cell table:formula="of:=STDEV([.BE3:.BE32])" office:value-type="float"/>
          <table:table-cell table:formula="of:=STDEV([.BF3:.BF32])" office:value-type="float"/>
          <table:table-cell table:formula="of:=STDEV([.BG3:.BG32])" office:value-type="float"/>
          <table:table-cell table:formula="of:=STDEV([.BH3:.BH32])" office:value-type="float"/>
          <table:table-cell table:formula="of:=STDEV([.BI3:.BI32])" office:value-type="float"/>
          <table:table-cell table:formula="of:=STDEV([.BJ3:.BJ32])" office:value-type="float"/>
          <table:table-cell table:formula="of:=STDEV([.BK3:.BK32])" office:value-type="float"/>
          <table:table-cell table:formula="of:=STDEV([.BL3:.BL32])" office:value-type="float"/>
          <table:table-cell table:formula="of:=STDEV([.BM3:.BM32])" office:value-type="float"/>
          <table:table-cell table:formula="of:=STDEV([.BN3:.BN32])" office:value-type="float"/>
          <table:table-cell table:formula="of:=STDEV([.BO3:.BO32])" office:value-type="float"/>
          <table:table-cell table:formula="of:=STDEV([.BP3:.BP32])" office:value-type="float"/>
          <table:table-cell table:formula="of:=STDEV([.BQ3:.BQ32])" office:value-type="float"/>
          <table:table-cell table:formula="of:=STDEV([.BR3:.BR32])" office:value-type="float"/>
          <table:table-cell table:formula="of:=STDEV([.BS3:.BS32])" office:value-type="float"/>
          <table:table-cell table:formula="of:=STDEV([.BT3:.BT32])" office:value-type="float"/>
          <table:table-cell table:style-name="cellBest" table:formula="of:=STDEV([.BU3:.BU32])" office:value-type="float"/>
          <table:table-cell table:style-name="cellBest" table:formula="of:=STDEV([.BV3:.BV32])" office:value-type="float"/>
          <table:table-cell table:formula="of:=STDEV([.BW3:.BW32])" office:value-type="float"/>
          <table:table-cell table:formula="of:=STDEV([.BX3:.BX32])" office:value-type="float"/>
          <table:table-cell table:formula="of:=STDEV([.BY3:.BY32])" office:value-type="float"/>
          <table:table-cell table:style-name="cellWorst" table:formula="of:=STDEV([.BZ3:.BZ32])" office:value-type="float"/>
          <table:table-cell table:formula="of:=STDEV([.CA3:.CA32])" office:value-type="float"/>
          <table:table-cell table:style-name="cellBest" table:formula="of:=STDEV([.CB3:.CB32])" office:value-type="float"/>
          <table:table-cell table:formula="of:=STDEV([.CC3:.CC32])" office:value-type="float"/>
          <table:table-cell table:formula="of:=STDEV([.CD3:.CD32])" office:value-type="float"/>
          <table:table-cell table:formula="of:=STDEV([.CE3:.CE32])" office:value-type="float"/>
          <table:table-cell table:formula="of:=STDEV([.CF3:.CF32])" office:value-type="float"/>
          <table:table-cell table:formula="of:=STDEV([.CG3:.CG32])" office:value-type="float"/>
          <table:table-cell table:formula="of:=STDEV([.CH3:.CH32])" office:value-type="float"/>
          <table:table-cell table:formula="of:=STDEV([.CI3:.CI32])" office:value-type="float"/>
          <table:table-cell table:formula="of:=STDEV([.CJ3:.CJ32])" office:value-type="float"/>
          <table:table-cell table:formula="of:=STDEV([.CK3:.CK32])" office:value-type="float"/>
          <table:table-cell table:formula="of:=STDEV([.CL3:.CL32])" office:value-type="float"/>
          <table:table-cell table:formula="of:=STDEV([.CM3:.CM32])" office:value-type="float"/>
          <table:table-cell table:formula="of:=STDEV([.CN3:.CN32])" office:value-type="float"/>
          <table:table-cell table:formula="of:=STDEV([.CO3:.CO32])" office:value-type="float"/>
          <table:table-cell table:formula="of:=STDEV([.CP3:.CP32])" office:value-type="float"/>
          <table:table-cell table:formula="of:=STDEV([.CQ3:.CQ32])" office:value-type="float"/>
          <table:table-cell table:formula="of:=STDEV([.CR3:.CR32])" office:value-type="float"/>
          <table:table-cell table:formula="of:=STDEV([.CS3:.CS32])" office:value-type="float"/>
          <table:table-cell table:formula="of:=STDEV([.CT3:.CT32])" office:value-type="float"/>
          <table:table-cell table:formula="of:=STDEV([.CU3:.CU32])" office:value-type="float"/>
          <table:table-cell table:formula="of:=STDEV([.CV3:.CV32])" office:value-type="float"/>
          <table:table-cell table:formula="of:=STDEV([.CW3:.CW32])" office:value-type="float"/>
          <table:table-cell table:formula="of:=STDEV([.CX3:.CX32])" office:value-type="float"/>
          <table:table-cell table:formula="of:=STDEV([.CY3:.CY32])" office:value-type="float"/>
          <table:table-cell table:formula="of:=STDEV([.CZ3:.CZ32])" office:value-type="float"/>
          <table:table-cell table:formula="of:=STDEV([.DA3:.DA32])" office:value-type="float"/>
          <table:table-cell table:formula="of:=STDEV([.DB3:.DB32])" office:value-type="float"/>
          <table:table-cell table:formula="of:=STDEV([.DC3:.DC32])" office:value-type="float"/>
          <table:table-cell table:formula="of:=STDEV([.DD3:.DD32])" office:value-type="float"/>
          <table:table-cell table:formula="of:=STDEV([.DE3:.DE32])" office:value-type="float"/>
          <table:table-cell table:formula="of:=STDEV([.DF3:.DF32])" office:value-type="float"/>
          <table:table-cell table:formula="of:=STDEV([.DG3:.DG32])" office:value-type="float"/>
          <table:table-cell table:style-name="cellWorst" table:formula="of:=STDEV([.DH3:.DH32])" office:value-type="float"/>
          <table:table-cell table:formula="of:=STDEV([.DI3:.DI32])" office:value-type="float"/>
          <table:table-cell table:formula="of:=STDEV([.DJ3:.DJ32])" office:value-type="float"/>
          <table:table-cell table:formula="of:=STDEV([.DK3:.DK32])" office:value-type="float"/>
          <table:table-cell table:formula="of:=STDEV([.DL3:.DL32])" office:value-type="float"/>
          <table:table-cell table:formula="of:=STDEV([.DM3:.DM32])" office:value-type="float"/>
          <table:table-cell table:formula="of:=STDEV([.DN3:.DN32])" office:value-type="float"/>
          <table:table-cell table:formula="of:=STDEV([.DO3:.DO32])" office:value-type="float"/>
          <table:table-cell table:formula="of:=STDEV([.DP3:.DP32])" office:value-type="float"/>
          <table:table-cell table:style-name="cellWorst" table:formula="of:=STDEV([.DQ3:.DQ32])" office:value-type="float"/>
          <table:table-cell table:style-name="cellWorst" table:formula="of:=STDEV([.DR3:.DR32])" office:value-type="float"/>
          <table:table-cell table:formula="of:=STDEV([.DS3:.DS32])" office:value-type="float"/>
          <table:table-cell table:formula="of:=STDEV([.DT3:.DT32])" office:value-type="float"/>
          <table:table-cell table:formula="of:=STDEV([.DU3:.DU32])" office:value-type="float"/>
          <table:table-cell table:formula="of:=STDEV([.DV3:.DV32])" office:value-type="float"/>
          <table:table-cell table:formula="of:=STDEV([.DW3:.DW32])" office:value-type="float"/>
          <table:table-cell table:formula="of:=STDEV([.DX3:.DX32])" office:value-type="float"/>
          <table:table-cell table:formula="of:=STDEV([.DY3:.DY32])" office:value-type="float"/>
          <table:table-cell table:formula="of:=STDEV([.DZ3:.DZ32])" office:value-type="float"/>
          <table:table-cell table:formula="of:=STDEV([.EA3:.EA32])" office:value-type="float"/>
          <table:table-cell table:formula="of:=STDEV([.EB3:.EB32])" office:value-type="float"/>
          <table:table-cell table:formula="of:=STDEV([.EC3:.EC32])" office:value-type="float"/>
          <table:table-cell table:formula="of:=STDEV([.ED3:.ED32])" office:value-type="float"/>
          <table:table-cell table:formula="of:=STDEV([.EE3:.EE32])" office:value-type="float"/>
          <table:table-cell table:formula="of:=STDEV([.EF3:.EF32])" office:value-type="float"/>
          <table:table-cell table:formula="of:=STDEV([.EG3:.EG32])" office:value-type="float"/>
          <table:table-cell table:formula="of:=STDEV([.EH3:.EH32])" office:value-type="float"/>
          <table:table-cell table:formula="of:=STDEV([.EI3:.EI32])" office:value-type="float"/>
          <table:table-cell table:formula="of:=STDEV([.EJ3:.EJ32])" office:value-type="float"/>
          <table:table-cell table:formula="of:=STDEV([.EK3:.EK32])" office:value-type="float"/>
          <table:table-cell table:formula="of:=STDEV([.EL3:.EL32])" office:value-type="float"/>
          <table:table-cell table:formula="of:=STDEV([.EM3:.EM32])" office:value-type="float"/>
          <table:table-cell table:formula="of:=STDEV([.EN3:.EN32])" office:value-type="float"/>
          <table:table-cell table:formula="of:=STDEV([.EO3:.EO32])" office:value-type="float"/>
          <table:table-cell table:formula="of:=STDEV([.EP3:.EP32])" office:value-type="float"/>
          <table:table-cell table:style-name="cellWorst" table:formula="of:=STDEV([.EQ3:.EQ32])" office:value-type="float"/>
          <table:table-cell table:formula="of:=STDEV([.ER3:.ER32])" office:value-type="float"/>
          <table:table-cell table:formula="of:=STDEV([.ES3:.ES32])" office:value-type="float"/>
          <table:table-cell table:formula="of:=STDEV([.ET3:.ET32])" office:value-type="float"/>
          <table:table-cell table:formula="of:=STDEV([.EU3:.EU32])" office:value-type="float"/>
          <table:table-cell table:formula="of:=STDEV([.EV3:.EV32])" office:value-type="float"/>
          <table:table-cell table:formula="of:=STDEV([.EW3:.EW32])" office:value-type="float"/>
          <table:table-cell table:formula="of:=STDEV([.EX3:.EX32])" office:value-type="float"/>
          <table:table-cell table:formula="of:=STDEV([.EY3:.EY32])" office:value-type="float"/>
          <table:table-cell table:formula="of:=STDEV([.EZ3:.EZ32])" office:value-type="float"/>
          <table:table-cell table:formula="of:=STDEV([.FA3:.FA32])" office:value-type="float"/>
          <table:table-cell table:formula="of:=STDEV([.FB3:.FB32])" office:value-type="float"/>
          <table:table-cell table:formula="of:=STDEV([.FC3:.FC32])" office:value-type="float"/>
          <table:table-cell table:formula="of:=STDEV([.FD3:.FD32])" office:value-type="float"/>
          <table:table-cell table:formula="of:=STDEV([.FE3:.FE32])" office:value-type="float"/>
          <table:table-cell table:formula="of:=STDEV([.FF3:.FF32])" office:value-type="float"/>
          <table:table-cell table:formula="of:=STDEV([.FG3:.FG32])" office:value-type="float"/>
          <table:table-cell table:formula="of:=STDEV([.FH3:.FH32])" office:value-type="float"/>
          <table:table-cell table:formula="of:=STDEV([.FI3:.FI32])" office:value-type="float"/>
          <table:table-cell table:formula="of:=STDEV([.FJ3:.FJ32])" office:value-type="float"/>
          <table:table-cell table:style-name="cellWorst" table:formula="of:=STDEV([.FK3:.FK32])" office:value-type="float"/>
          <table:table-cell table:formula="of:=STDEV([.FL3:.FL32])" office:value-type="float"/>
          <table:table-cell table:formula="of:=STDEV([.FM3:.FM32])" office:value-type="float"/>
          <table:table-cell table:formula="of:=STDEV([.FN3:.FN32])" office:value-type="float"/>
          <table:table-cell table:formula="of:=STDEV([.FO3:.FO32])" office:value-type="float"/>
          <table:table-cell table:formula="of:=STDEV([.FP3:.FP32])" office:value-type="float"/>
          <table:table-cell table:formula="of:=STDEV([.FQ3:.FQ32])" office:value-type="float"/>
          <table:table-cell table:formula="of:=STDEV([.FR3:.FR32])" office:value-type="float"/>
          <table:table-cell table:style-name="cellBest" table:formula="of:=STDEV([.FS3:.FS32])" office:value-type="float"/>
          <table:table-cell table:formula="of:=STDEV([.FT3:.FT32])" office:value-type="float"/>
          <table:table-cell table:formula="of:=STDEV([.FU3:.FU32])" office:value-type="float"/>
          <table:table-cell table:formula="of:=STDEV([.FV3:.FV32])" office:value-type="float"/>
          <table:table-cell table:formula="of:=STDEV([.FW3:.FW32])" office:value-type="float"/>
          <table:table-cell table:formula="of:=STDEV([.FX3:.FX32])" office:value-type="float"/>
          <table:table-cell table:formula="of:=STDEV([.FY3:.FY32])" office:value-type="float"/>
          <table:table-cell table:formula="of:=STDEV([.FZ3:.FZ32])" office:value-type="float"/>
          <table:table-cell table:formula="of:=STDEV([.GA3:.GA32])" office:value-type="float"/>
          <table:table-cell table:formula="of:=STDEV([.GB3:.GB32])" office:value-type="float"/>
          <table:table-cell table:formula="of:=STDEV([.GC3:.GC32])" office:value-type="float"/>
          <table:table-cell table:style-name="cellBest" table:formula="of:=STDEV([.GD3:.GD32])" office:value-type="float"/>
          <table:table-cell table:style-name="cellBest" table:formula="of:=STDEV([.GE3:.GE32])" office:value-type="float"/>
          <table:table-cell table:formula="of:=STDEV([.GF3:.GF32])" office:value-type="float"/>
          <table:table-cell table:style-name="cellWorst" table:formula="of:=STDEV([.GG3:.GG32])" office:value-type="float"/>
          <table:table-cell table:style-name="cellWorst" table:formula="of:=STDEV([.GH3:.GH32])" office:value-type="float"/>
          <table:table-cell table:formula="of:=STDEV([.GI3:.GI32])" office:value-type="float"/>
          <table:table-cell table:formula="of:=STDEV([.GJ3:.GJ32])" office:value-type="float"/>
          <table:table-cell table:formula="of:=STDEV([.GK3:.GK32])" office:value-type="float"/>
          <table:table-cell table:formula="of:=STDEV([.GL3:.GL32])" office:value-type="float"/>
          <table:table-cell table:formula="of:=STDEV([.GM3:.GM32])" office:value-type="float"/>
          <table:table-cell table:formula="of:=STDEV([.GN3:.GN32])" office:value-type="float"/>
          <table:table-cell table:style-name="cellWorst" table:formula="of:=STDEV([.GO3:.GO32])" office:value-type="float"/>
          <table:table-cell table:formula="of:=STDEV([.GP3:.GP32])" office:value-type="float"/>
          <table:table-cell table:formula="of:=STDEV([.GQ3:.GQ32])" office:value-type="float"/>
          <table:table-cell table:formula="of:=STDEV([.GR3:.GR32])" office:value-type="float"/>
          <table:table-cell table:formula="of:=STDEV([.GS3:.GS32])" office:value-type="float"/>
          <table:table-cell table:formula="of:=STDEV([.GT3:.GT32])" office:value-type="float"/>
          <table:table-cell table:formula="of:=STDEV([.GU3:.GU32])" office:value-type="float"/>
          <table:table-cell table:formula="of:=STDEV([.GV3:.GV32])" office:value-type="float"/>
          <table:table-cell table:formula="of:=STDEV([.GW3:.GW32])" office:value-type="float"/>
          <table:table-cell table:formula="of:=STDEV([.GX3:.GX32])" office:value-type="float"/>
          <table:table-cell table:formula="of:=STDEV([.GY3:.GY32])" office:value-type="float"/>
          <table:table-cell table:formula="of:=STDEV([.GZ3:.GZ32])" office:value-type="float"/>
          <table:table-cell table:formula="of:=STDEV([.HA3:.HA32])" office:value-type="float"/>
          <table:table-cell table:formula="of:=STDEV([.HB3:.HB32])" office:value-type="float"/>
          <table:table-cell table:formula="of:=STDEV([.HC3:.HC32])" office:value-type="float"/>
          <table:table-cell table:formula="of:=STDEV([.HD3:.HD32])" office:value-type="float"/>
          <table:table-cell table:formula="of:=STDEV([.HE3:.HE32])" office:value-type="float"/>
          <table:table-cell table:formula="of:=STDEV([.HF3:.HF32])" office:value-type="float"/>
          <table:table-cell table:formula="of:=STDEV([.HG3:.HG32])" office:value-type="float"/>
          <table:table-cell table:formula="of:=STDEV([.HH3:.HH32])" office:value-type="float"/>
          <table:table-cell table:formula="of:=STDEV([.HI3:.HI32])" office:value-type="float"/>
          <table:table-cell table:formula="of:=STDEV([.HJ3:.HJ32])" office:value-type="float"/>
          <table:table-cell table:formula="of:=STDEV([.HK3:.HK32])" office:value-type="float"/>
          <table:table-cell table:formula="of:=STDEV([.HL3:.HL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GX3:.$GX32])^2)^0.5" office:value-type="float"/>
          <table:table-cell table:number-matrix-columns-spanned="1" table:number-matrix-rows-spanned="1" table:formula="of:=SUM(([.C3:.C32]-[.$GY3:.$GY32])^2)^0.5" office:value-type="float"/>
          <table:table-cell table:number-matrix-columns-spanned="1" table:number-matrix-rows-spanned="1" table:formula="of:=SUM(([.D3:.D32]-[.$GZ3:.$GZ32])^2)^0.5" office:value-type="float"/>
          <table:table-cell table:number-matrix-columns-spanned="1" table:number-matrix-rows-spanned="1" table:formula="of:=SUM(([.E3:.E32]-[.$HA3:.$HA32])^2)^0.5" office:value-type="float"/>
          <table:table-cell table:number-matrix-columns-spanned="1" table:number-matrix-rows-spanned="1" table:formula="of:=SUM(([.F3:.F32]-[.$GX3:.$GX32])^2)^0.5" office:value-type="float"/>
          <table:table-cell table:number-matrix-columns-spanned="1" table:number-matrix-rows-spanned="1" table:formula="of:=SUM(([.G3:.G32]-[.$GY3:.$GY32])^2)^0.5" office:value-type="float"/>
          <table:table-cell table:number-matrix-columns-spanned="1" table:number-matrix-rows-spanned="1" table:formula="of:=SUM(([.H3:.H32]-[.$GZ3:.$GZ32])^2)^0.5" office:value-type="float"/>
          <table:table-cell table:number-matrix-columns-spanned="1" table:number-matrix-rows-spanned="1" table:formula="of:=SUM(([.I3:.I32]-[.$HA3:.$HA32])^2)^0.5" office:value-type="float"/>
          <table:table-cell table:style-name="cellBest" table:number-matrix-columns-spanned="1" table:number-matrix-rows-spanned="1" table:formula="of:=SUM(([.J3:.J32]-[.$HB3:.$HB32])^2)^0.5" office:value-type="float"/>
          <table:table-cell table:number-matrix-columns-spanned="1" table:number-matrix-rows-spanned="1" table:formula="of:=SUM(([.K3:.K32]-[.$GX3:.$GX32])^2)^0.5" office:value-type="float"/>
          <table:table-cell table:number-matrix-columns-spanned="1" table:number-matrix-rows-spanned="1" table:formula="of:=SUM(([.L3:.L32]-[.$GY3:.$GY32])^2)^0.5" office:value-type="float"/>
          <table:table-cell table:number-matrix-columns-spanned="1" table:number-matrix-rows-spanned="1" table:formula="of:=SUM(([.M3:.M32]-[.$GZ3:.$GZ32])^2)^0.5" office:value-type="float"/>
          <table:table-cell table:number-matrix-columns-spanned="1" table:number-matrix-rows-spanned="1" table:formula="of:=SUM(([.N3:.N32]-[.$HA3:.$HA32])^2)^0.5" office:value-type="float"/>
          <table:table-cell table:style-name="cellBest" table:number-matrix-columns-spanned="1" table:number-matrix-rows-spanned="1" table:formula="of:=SUM(([.O3:.O32]-[.$HB3:.$HB32])^2)^0.5" office:value-type="float"/>
          <table:table-cell table:number-matrix-columns-spanned="1" table:number-matrix-rows-spanned="1" table:formula="of:=SUM(([.P3:.P32]-[.$GX3:.$GX32])^2)^0.5" office:value-type="float"/>
          <table:table-cell table:number-matrix-columns-spanned="1" table:number-matrix-rows-spanned="1" table:formula="of:=SUM(([.Q3:.Q32]-[.$GY3:.$GY32])^2)^0.5" office:value-type="float"/>
          <table:table-cell table:number-matrix-columns-spanned="1" table:number-matrix-rows-spanned="1" table:formula="of:=SUM(([.R3:.R32]-[.$GZ3:.$GZ32])^2)^0.5" office:value-type="float"/>
          <table:table-cell table:number-matrix-columns-spanned="1" table:number-matrix-rows-spanned="1" table:formula="of:=SUM(([.S3:.S32]-[.$HA3:.$HA32])^2)^0.5" office:value-type="float"/>
          <table:table-cell table:number-matrix-columns-spanned="1" table:number-matrix-rows-spanned="1" table:formula="of:=SUM(([.T3:.T32]-[.$HB3:.$HB32])^2)^0.5" office:value-type="float"/>
          <table:table-cell table:number-matrix-columns-spanned="1" table:number-matrix-rows-spanned="1" table:formula="of:=SUM(([.U3:.U32]-[.$GX3:.$GX32])^2)^0.5" office:value-type="float"/>
          <table:table-cell table:number-matrix-columns-spanned="1" table:number-matrix-rows-spanned="1" table:formula="of:=SUM(([.V3:.V32]-[.$GY3:.$GY32])^2)^0.5" office:value-type="float"/>
          <table:table-cell table:number-matrix-columns-spanned="1" table:number-matrix-rows-spanned="1" table:formula="of:=SUM(([.W3:.W32]-[.$GZ3:.$GZ32])^2)^0.5" office:value-type="float"/>
          <table:table-cell table:number-matrix-columns-spanned="1" table:number-matrix-rows-spanned="1" table:formula="of:=SUM(([.X3:.X32]-[.$HA3:.$HA32])^2)^0.5" office:value-type="float"/>
          <table:table-cell table:number-matrix-columns-spanned="1" table:number-matrix-rows-spanned="1" table:formula="of:=SUM(([.Y3:.Y32]-[.$HB3:.$HB32])^2)^0.5" office:value-type="float"/>
          <table:table-cell table:number-matrix-columns-spanned="1" table:number-matrix-rows-spanned="1" table:formula="of:=SUM(([.Z3:.Z32]-[.$GX3:.$GX32])^2)^0.5" office:value-type="float"/>
          <table:table-cell table:number-matrix-columns-spanned="1" table:number-matrix-rows-spanned="1" table:formula="of:=SUM(([.AA3:.AA32]-[.$GY3:.$GY32])^2)^0.5" office:value-type="float"/>
          <table:table-cell table:number-matrix-columns-spanned="1" table:number-matrix-rows-spanned="1" table:formula="of:=SUM(([.AB3:.AB32]-[.$GZ3:.$GZ32])^2)^0.5" office:value-type="float"/>
          <table:table-cell table:number-matrix-columns-spanned="1" table:number-matrix-rows-spanned="1" table:formula="of:=SUM(([.AC3:.AC32]-[.$HA3:.$HA32])^2)^0.5" office:value-type="float"/>
          <table:table-cell table:number-matrix-columns-spanned="1" table:number-matrix-rows-spanned="1" table:formula="of:=SUM(([.AD3:.AD32]-[.$HB3:.$HB32])^2)^0.5" office:value-type="float"/>
          <table:table-cell table:number-matrix-columns-spanned="1" table:number-matrix-rows-spanned="1" table:formula="of:=SUM(([.AE3:.AE32]-[.$GX3:.$GX32])^2)^0.5" office:value-type="float"/>
          <table:table-cell table:number-matrix-columns-spanned="1" table:number-matrix-rows-spanned="1" table:formula="of:=SUM(([.AF3:.AF32]-[.$GY3:.$GY32])^2)^0.5" office:value-type="float"/>
          <table:table-cell table:number-matrix-columns-spanned="1" table:number-matrix-rows-spanned="1" table:formula="of:=SUM(([.AG3:.AG32]-[.$GZ3:.$GZ32])^2)^0.5" office:value-type="float"/>
          <table:table-cell table:number-matrix-columns-spanned="1" table:number-matrix-rows-spanned="1" table:formula="of:=SUM(([.AH3:.AH32]-[.$HA3:.$HA32])^2)^0.5" office:value-type="float"/>
          <table:table-cell table:number-matrix-columns-spanned="1" table:number-matrix-rows-spanned="1" table:formula="of:=SUM(([.AI3:.AI32]-[.$HB3:.$HB32])^2)^0.5" office:value-type="float"/>
          <table:table-cell table:style-name="cellBest" table:number-matrix-columns-spanned="1" table:number-matrix-rows-spanned="1" table:formula="of:=SUM(([.AJ3:.AJ32]-[.$GX3:.$GX32])^2)^0.5" office:value-type="float"/>
          <table:table-cell table:style-name="cellBest" table:number-matrix-columns-spanned="1" table:number-matrix-rows-spanned="1" table:formula="of:=SUM(([.AK3:.AK32]-[.$GY3:.$GY32])^2)^0.5" office:value-type="float"/>
          <table:table-cell table:number-matrix-columns-spanned="1" table:number-matrix-rows-spanned="1" table:formula="of:=SUM(([.AL3:.AL32]-[.$GZ3:.$GZ32])^2)^0.5" office:value-type="float"/>
          <table:table-cell table:number-matrix-columns-spanned="1" table:number-matrix-rows-spanned="1" table:formula="of:=SUM(([.AM3:.AM32]-[.$HA3:.$HA32])^2)^0.5" office:value-type="float"/>
          <table:table-cell table:number-matrix-columns-spanned="1" table:number-matrix-rows-spanned="1" table:formula="of:=SUM(([.AN3:.AN32]-[.$HB3:.$HB32])^2)^0.5" office:value-type="float"/>
          <table:table-cell table:number-matrix-columns-spanned="1" table:number-matrix-rows-spanned="1" table:formula="of:=SUM(([.AO3:.AO32]-[.$GX3:.$GX32])^2)^0.5" office:value-type="float"/>
          <table:table-cell table:number-matrix-columns-spanned="1" table:number-matrix-rows-spanned="1" table:formula="of:=SUM(([.AP3:.AP32]-[.$GY3:.$GY32])^2)^0.5" office:value-type="float"/>
          <table:table-cell table:number-matrix-columns-spanned="1" table:number-matrix-rows-spanned="1" table:formula="of:=SUM(([.AQ3:.AQ32]-[.$GZ3:.$GZ32])^2)^0.5" office:value-type="float"/>
          <table:table-cell table:number-matrix-columns-spanned="1" table:number-matrix-rows-spanned="1" table:formula="of:=SUM(([.AR3:.AR32]-[.$HA3:.$HA32])^2)^0.5" office:value-type="float"/>
          <table:table-cell table:number-matrix-columns-spanned="1" table:number-matrix-rows-spanned="1" table:formula="of:=SUM(([.AS3:.AS32]-[.$HB3:.$HB32])^2)^0.5" office:value-type="float"/>
          <table:table-cell table:number-matrix-columns-spanned="1" table:number-matrix-rows-spanned="1" table:formula="of:=SUM(([.AT3:.AT32]-[.$GX3:.$GX32])^2)^0.5" office:value-type="float"/>
          <table:table-cell table:number-matrix-columns-spanned="1" table:number-matrix-rows-spanned="1" table:formula="of:=SUM(([.AU3:.AU32]-[.$GY3:.$GY32])^2)^0.5" office:value-type="float"/>
          <table:table-cell table:number-matrix-columns-spanned="1" table:number-matrix-rows-spanned="1" table:formula="of:=SUM(([.AV3:.AV32]-[.$GZ3:.$GZ32])^2)^0.5" office:value-type="float"/>
          <table:table-cell table:number-matrix-columns-spanned="1" table:number-matrix-rows-spanned="1" table:formula="of:=SUM(([.AW3:.AW32]-[.$HA3:.$HA32])^2)^0.5" office:value-type="float"/>
          <table:table-cell table:number-matrix-columns-spanned="1" table:number-matrix-rows-spanned="1" table:formula="of:=SUM(([.AX3:.AX32]-[.$HB3:.$HB32])^2)^0.5" office:value-type="float"/>
          <table:table-cell table:number-matrix-columns-spanned="1" table:number-matrix-rows-spanned="1" table:formula="of:=SUM(([.AY3:.AY32]-[.$GX3:.$GX32])^2)^0.5" office:value-type="float"/>
          <table:table-cell table:number-matrix-columns-spanned="1" table:number-matrix-rows-spanned="1" table:formula="of:=SUM(([.AZ3:.AZ32]-[.$GY3:.$GY32])^2)^0.5" office:value-type="float"/>
          <table:table-cell table:number-matrix-columns-spanned="1" table:number-matrix-rows-spanned="1" table:formula="of:=SUM(([.BA3:.BA32]-[.$GZ3:.$GZ32])^2)^0.5" office:value-type="float"/>
          <table:table-cell table:number-matrix-columns-spanned="1" table:number-matrix-rows-spanned="1" table:formula="of:=SUM(([.BB3:.BB32]-[.$HA3:.$HA32])^2)^0.5" office:value-type="float"/>
          <table:table-cell table:number-matrix-columns-spanned="1" table:number-matrix-rows-spanned="1" table:formula="of:=SUM(([.BC3:.BC32]-[.$HB3:.$HB32])^2)^0.5" office:value-type="float"/>
          <table:table-cell table:number-matrix-columns-spanned="1" table:number-matrix-rows-spanned="1" table:formula="of:=SUM(([.BD3:.BD32]-[.$GX3:.$GX32])^2)^0.5" office:value-type="float"/>
          <table:table-cell table:number-matrix-columns-spanned="1" table:number-matrix-rows-spanned="1" table:formula="of:=SUM(([.BE3:.BE32]-[.$GY3:.$GY32])^2)^0.5" office:value-type="float"/>
          <table:table-cell table:number-matrix-columns-spanned="1" table:number-matrix-rows-spanned="1" table:formula="of:=SUM(([.BF3:.BF32]-[.$GZ3:.$GZ32])^2)^0.5" office:value-type="float"/>
          <table:table-cell table:number-matrix-columns-spanned="1" table:number-matrix-rows-spanned="1" table:formula="of:=SUM(([.BG3:.BG32]-[.$HA3:.$HA32])^2)^0.5" office:value-type="float"/>
          <table:table-cell table:number-matrix-columns-spanned="1" table:number-matrix-rows-spanned="1" table:formula="of:=SUM(([.BH3:.BH32]-[.$HB3:.$HB32])^2)^0.5" office:value-type="float"/>
          <table:table-cell table:number-matrix-columns-spanned="1" table:number-matrix-rows-spanned="1" table:formula="of:=SUM(([.BI3:.BI32]-[.$GX3:.$GX32])^2)^0.5" office:value-type="float"/>
          <table:table-cell table:number-matrix-columns-spanned="1" table:number-matrix-rows-spanned="1" table:formula="of:=SUM(([.BJ3:.BJ32]-[.$GY3:.$GY32])^2)^0.5" office:value-type="float"/>
          <table:table-cell table:number-matrix-columns-spanned="1" table:number-matrix-rows-spanned="1" table:formula="of:=SUM(([.BK3:.BK32]-[.$GZ3:.$GZ32])^2)^0.5" office:value-type="float"/>
          <table:table-cell table:number-matrix-columns-spanned="1" table:number-matrix-rows-spanned="1" table:formula="of:=SUM(([.BL3:.BL32]-[.$HA3:.$HA32])^2)^0.5" office:value-type="float"/>
          <table:table-cell table:number-matrix-columns-spanned="1" table:number-matrix-rows-spanned="1" table:formula="of:=SUM(([.BM3:.BM32]-[.$HB3:.$HB32])^2)^0.5" office:value-type="float"/>
          <table:table-cell table:number-matrix-columns-spanned="1" table:number-matrix-rows-spanned="1" table:formula="of:=SUM(([.BN3:.BN32]-[.$GX3:.$GX32])^2)^0.5" office:value-type="float"/>
          <table:table-cell table:number-matrix-columns-spanned="1" table:number-matrix-rows-spanned="1" table:formula="of:=SUM(([.BO3:.BO32]-[.$GY3:.$GY32])^2)^0.5" office:value-type="float"/>
          <table:table-cell table:number-matrix-columns-spanned="1" table:number-matrix-rows-spanned="1" table:formula="of:=SUM(([.BP3:.BP32]-[.$GZ3:.$GZ32])^2)^0.5" office:value-type="float"/>
          <table:table-cell table:number-matrix-columns-spanned="1" table:number-matrix-rows-spanned="1" table:formula="of:=SUM(([.BQ3:.BQ32]-[.$HA3:.$HA32])^2)^0.5" office:value-type="float"/>
          <table:table-cell table:number-matrix-columns-spanned="1" table:number-matrix-rows-spanned="1" table:formula="of:=SUM(([.BR3:.BR32]-[.$HB3:.$HB32])^2)^0.5" office:value-type="float"/>
          <table:table-cell table:number-matrix-columns-spanned="1" table:number-matrix-rows-spanned="1" table:formula="of:=SUM(([.BS3:.BS32]-[.$GX3:.$GX32])^2)^0.5" office:value-type="float"/>
          <table:table-cell table:number-matrix-columns-spanned="1" table:number-matrix-rows-spanned="1" table:formula="of:=SUM(([.BT3:.BT32]-[.$GY3:.$GY32])^2)^0.5" office:value-type="float"/>
          <table:table-cell table:style-name="cellBest" table:number-matrix-columns-spanned="1" table:number-matrix-rows-spanned="1" table:formula="of:=SUM(([.BU3:.BU32]-[.$GZ3:.$GZ32])^2)^0.5" office:value-type="float"/>
          <table:table-cell table:style-name="cellBest" table:number-matrix-columns-spanned="1" table:number-matrix-rows-spanned="1" table:formula="of:=SUM(([.BV3:.BV32]-[.$HA3:.$HA32])^2)^0.5" office:value-type="float"/>
          <table:table-cell table:number-matrix-columns-spanned="1" table:number-matrix-rows-spanned="1" table:formula="of:=SUM(([.BW3:.BW32]-[.$HB3:.$HB32])^2)^0.5" office:value-type="float"/>
          <table:table-cell table:number-matrix-columns-spanned="1" table:number-matrix-rows-spanned="1" table:formula="of:=SUM(([.BX3:.BX32]-[.$GX3:.$GX32])^2)^0.5" office:value-type="float"/>
          <table:table-cell table:number-matrix-columns-spanned="1" table:number-matrix-rows-spanned="1" table:formula="of:=SUM(([.BY3:.BY32]-[.$GY3:.$GY32])^2)^0.5" office:value-type="float"/>
          <table:table-cell table:style-name="cellWorst" table:number-matrix-columns-spanned="1" table:number-matrix-rows-spanned="1" table:formula="of:=SUM(([.BZ3:.BZ32]-[.$GZ3:.$GZ32])^2)^0.5" office:value-type="float"/>
          <table:table-cell table:number-matrix-columns-spanned="1" table:number-matrix-rows-spanned="1" table:formula="of:=SUM(([.CA3:.CA32]-[.$HA3:.$HA32])^2)^0.5" office:value-type="float"/>
          <table:table-cell table:style-name="cellBest" table:number-matrix-columns-spanned="1" table:number-matrix-rows-spanned="1" table:formula="of:=SUM(([.CB3:.CB32]-[.$HB3:.$HB32])^2)^0.5" office:value-type="float"/>
          <table:table-cell table:number-matrix-columns-spanned="1" table:number-matrix-rows-spanned="1" table:formula="of:=SUM(([.CC3:.CC32]-[.$GX3:.$GX32])^2)^0.5" office:value-type="float"/>
          <table:table-cell table:number-matrix-columns-spanned="1" table:number-matrix-rows-spanned="1" table:formula="of:=SUM(([.CD3:.CD32]-[.$GY3:.$GY32])^2)^0.5" office:value-type="float"/>
          <table:table-cell table:number-matrix-columns-spanned="1" table:number-matrix-rows-spanned="1" table:formula="of:=SUM(([.CE3:.CE32]-[.$GZ3:.$GZ32])^2)^0.5" office:value-type="float"/>
          <table:table-cell table:number-matrix-columns-spanned="1" table:number-matrix-rows-spanned="1" table:formula="of:=SUM(([.CF3:.CF32]-[.$HA3:.$HA32])^2)^0.5" office:value-type="float"/>
          <table:table-cell table:number-matrix-columns-spanned="1" table:number-matrix-rows-spanned="1" table:formula="of:=SUM(([.CG3:.CG32]-[.$HB3:.$HB32])^2)^0.5" office:value-type="float"/>
          <table:table-cell table:number-matrix-columns-spanned="1" table:number-matrix-rows-spanned="1" table:formula="of:=SUM(([.CH3:.CH32]-[.$GX3:.$GX32])^2)^0.5" office:value-type="float"/>
          <table:table-cell table:number-matrix-columns-spanned="1" table:number-matrix-rows-spanned="1" table:formula="of:=SUM(([.CI3:.CI32]-[.$GY3:.$GY32])^2)^0.5" office:value-type="float"/>
          <table:table-cell table:number-matrix-columns-spanned="1" table:number-matrix-rows-spanned="1" table:formula="of:=SUM(([.CJ3:.CJ32]-[.$GZ3:.$GZ32])^2)^0.5" office:value-type="float"/>
          <table:table-cell table:number-matrix-columns-spanned="1" table:number-matrix-rows-spanned="1" table:formula="of:=SUM(([.CK3:.CK32]-[.$HA3:.$HA32])^2)^0.5" office:value-type="float"/>
          <table:table-cell table:number-matrix-columns-spanned="1" table:number-matrix-rows-spanned="1" table:formula="of:=SUM(([.CL3:.CL32]-[.$HB3:.$HB32])^2)^0.5" office:value-type="float"/>
          <table:table-cell table:number-matrix-columns-spanned="1" table:number-matrix-rows-spanned="1" table:formula="of:=SUM(([.CM3:.CM32]-[.$GX3:.$GX32])^2)^0.5" office:value-type="float"/>
          <table:table-cell table:number-matrix-columns-spanned="1" table:number-matrix-rows-spanned="1" table:formula="of:=SUM(([.CN3:.CN32]-[.$GY3:.$GY32])^2)^0.5" office:value-type="float"/>
          <table:table-cell table:number-matrix-columns-spanned="1" table:number-matrix-rows-spanned="1" table:formula="of:=SUM(([.CO3:.CO32]-[.$GZ3:.$GZ32])^2)^0.5" office:value-type="float"/>
          <table:table-cell table:number-matrix-columns-spanned="1" table:number-matrix-rows-spanned="1" table:formula="of:=SUM(([.CP3:.CP32]-[.$HA3:.$HA32])^2)^0.5" office:value-type="float"/>
          <table:table-cell table:number-matrix-columns-spanned="1" table:number-matrix-rows-spanned="1" table:formula="of:=SUM(([.CQ3:.CQ32]-[.$HB3:.$HB32])^2)^0.5" office:value-type="float"/>
          <table:table-cell table:number-matrix-columns-spanned="1" table:number-matrix-rows-spanned="1" table:formula="of:=SUM(([.CR3:.CR32]-[.$GX3:.$GX32])^2)^0.5" office:value-type="float"/>
          <table:table-cell table:number-matrix-columns-spanned="1" table:number-matrix-rows-spanned="1" table:formula="of:=SUM(([.CS3:.CS32]-[.$GY3:.$GY32])^2)^0.5" office:value-type="float"/>
          <table:table-cell table:number-matrix-columns-spanned="1" table:number-matrix-rows-spanned="1" table:formula="of:=SUM(([.CT3:.CT32]-[.$GZ3:.$GZ32])^2)^0.5" office:value-type="float"/>
          <table:table-cell table:number-matrix-columns-spanned="1" table:number-matrix-rows-spanned="1" table:formula="of:=SUM(([.CU3:.CU32]-[.$HA3:.$HA32])^2)^0.5" office:value-type="float"/>
          <table:table-cell table:number-matrix-columns-spanned="1" table:number-matrix-rows-spanned="1" table:formula="of:=SUM(([.CV3:.CV32]-[.$HB3:.$HB32])^2)^0.5" office:value-type="float"/>
          <table:table-cell table:number-matrix-columns-spanned="1" table:number-matrix-rows-spanned="1" table:formula="of:=SUM(([.CW3:.CW32]-[.$GX3:.$GX32])^2)^0.5" office:value-type="float"/>
          <table:table-cell table:number-matrix-columns-spanned="1" table:number-matrix-rows-spanned="1" table:formula="of:=SUM(([.CX3:.CX32]-[.$GY3:.$GY32])^2)^0.5" office:value-type="float"/>
          <table:table-cell table:number-matrix-columns-spanned="1" table:number-matrix-rows-spanned="1" table:formula="of:=SUM(([.CY3:.CY32]-[.$GZ3:.$GZ32])^2)^0.5" office:value-type="float"/>
          <table:table-cell table:number-matrix-columns-spanned="1" table:number-matrix-rows-spanned="1" table:formula="of:=SUM(([.CZ3:.CZ32]-[.$HA3:.$HA32])^2)^0.5" office:value-type="float"/>
          <table:table-cell table:number-matrix-columns-spanned="1" table:number-matrix-rows-spanned="1" table:formula="of:=SUM(([.DA3:.DA32]-[.$HB3:.$HB32])^2)^0.5" office:value-type="float"/>
          <table:table-cell table:number-matrix-columns-spanned="1" table:number-matrix-rows-spanned="1" table:formula="of:=SUM(([.DB3:.DB32]-[.$GX3:.$GX32])^2)^0.5" office:value-type="float"/>
          <table:table-cell table:number-matrix-columns-spanned="1" table:number-matrix-rows-spanned="1" table:formula="of:=SUM(([.DC3:.DC32]-[.$GY3:.$GY32])^2)^0.5" office:value-type="float"/>
          <table:table-cell table:number-matrix-columns-spanned="1" table:number-matrix-rows-spanned="1" table:formula="of:=SUM(([.DD3:.DD32]-[.$GZ3:.$GZ32])^2)^0.5" office:value-type="float"/>
          <table:table-cell table:number-matrix-columns-spanned="1" table:number-matrix-rows-spanned="1" table:formula="of:=SUM(([.DE3:.DE32]-[.$HA3:.$HA32])^2)^0.5" office:value-type="float"/>
          <table:table-cell table:number-matrix-columns-spanned="1" table:number-matrix-rows-spanned="1" table:formula="of:=SUM(([.DF3:.DF32]-[.$HB3:.$HB32])^2)^0.5" office:value-type="float"/>
          <table:table-cell table:number-matrix-columns-spanned="1" table:number-matrix-rows-spanned="1" table:formula="of:=SUM(([.DG3:.DG32]-[.$GX3:.$GX32])^2)^0.5" office:value-type="float"/>
          <table:table-cell table:number-matrix-columns-spanned="1" table:number-matrix-rows-spanned="1" table:formula="of:=SUM(([.DH3:.DH32]-[.$GY3:.$GY32])^2)^0.5" office:value-type="float"/>
          <table:table-cell table:number-matrix-columns-spanned="1" table:number-matrix-rows-spanned="1" table:formula="of:=SUM(([.DI3:.DI32]-[.$GZ3:.$GZ32])^2)^0.5" office:value-type="float"/>
          <table:table-cell table:number-matrix-columns-spanned="1" table:number-matrix-rows-spanned="1" table:formula="of:=SUM(([.DJ3:.DJ32]-[.$HA3:.$HA32])^2)^0.5" office:value-type="float"/>
          <table:table-cell table:number-matrix-columns-spanned="1" table:number-matrix-rows-spanned="1" table:formula="of:=SUM(([.DK3:.DK32]-[.$HB3:.$HB32])^2)^0.5" office:value-type="float"/>
          <table:table-cell table:number-matrix-columns-spanned="1" table:number-matrix-rows-spanned="1" table:formula="of:=SUM(([.DL3:.DL32]-[.$GX3:.$GX32])^2)^0.5" office:value-type="float"/>
          <table:table-cell table:number-matrix-columns-spanned="1" table:number-matrix-rows-spanned="1" table:formula="of:=SUM(([.DM3:.DM32]-[.$GY3:.$GY32])^2)^0.5" office:value-type="float"/>
          <table:table-cell table:number-matrix-columns-spanned="1" table:number-matrix-rows-spanned="1" table:formula="of:=SUM(([.DN3:.DN32]-[.$GZ3:.$GZ32])^2)^0.5" office:value-type="float"/>
          <table:table-cell table:number-matrix-columns-spanned="1" table:number-matrix-rows-spanned="1" table:formula="of:=SUM(([.DO3:.DO32]-[.$HA3:.$HA32])^2)^0.5" office:value-type="float"/>
          <table:table-cell table:number-matrix-columns-spanned="1" table:number-matrix-rows-spanned="1" table:formula="of:=SUM(([.DP3:.DP32]-[.$HB3:.$HB32])^2)^0.5" office:value-type="float"/>
          <table:table-cell table:number-matrix-columns-spanned="1" table:number-matrix-rows-spanned="1" table:formula="of:=SUM(([.DQ3:.DQ32]-[.$GX3:.$GX32])^2)^0.5" office:value-type="float"/>
          <table:table-cell table:number-matrix-columns-spanned="1" table:number-matrix-rows-spanned="1" table:formula="of:=SUM(([.DR3:.DR32]-[.$GY3:.$GY32])^2)^0.5" office:value-type="float"/>
          <table:table-cell table:number-matrix-columns-spanned="1" table:number-matrix-rows-spanned="1" table:formula="of:=SUM(([.DS3:.DS32]-[.$GZ3:.$GZ32])^2)^0.5" office:value-type="float"/>
          <table:table-cell table:number-matrix-columns-spanned="1" table:number-matrix-rows-spanned="1" table:formula="of:=SUM(([.DT3:.DT32]-[.$HA3:.$HA32])^2)^0.5" office:value-type="float"/>
          <table:table-cell table:number-matrix-columns-spanned="1" table:number-matrix-rows-spanned="1" table:formula="of:=SUM(([.DU3:.DU32]-[.$HB3:.$HB32])^2)^0.5" office:value-type="float"/>
          <table:table-cell table:number-matrix-columns-spanned="1" table:number-matrix-rows-spanned="1" table:formula="of:=SUM(([.DV3:.DV32]-[.$GX3:.$GX32])^2)^0.5" office:value-type="float"/>
          <table:table-cell table:number-matrix-columns-spanned="1" table:number-matrix-rows-spanned="1" table:formula="of:=SUM(([.DW3:.DW32]-[.$GY3:.$GY32])^2)^0.5" office:value-type="float"/>
          <table:table-cell table:number-matrix-columns-spanned="1" table:number-matrix-rows-spanned="1" table:formula="of:=SUM(([.DX3:.DX32]-[.$GZ3:.$GZ32])^2)^0.5" office:value-type="float"/>
          <table:table-cell table:number-matrix-columns-spanned="1" table:number-matrix-rows-spanned="1" table:formula="of:=SUM(([.DY3:.DY32]-[.$HA3:.$HA32])^2)^0.5" office:value-type="float"/>
          <table:table-cell table:number-matrix-columns-spanned="1" table:number-matrix-rows-spanned="1" table:formula="of:=SUM(([.DZ3:.DZ32]-[.$HB3:.$HB32])^2)^0.5" office:value-type="float"/>
          <table:table-cell table:number-matrix-columns-spanned="1" table:number-matrix-rows-spanned="1" table:formula="of:=SUM(([.EA3:.EA32]-[.$GX3:.$GX32])^2)^0.5" office:value-type="float"/>
          <table:table-cell table:number-matrix-columns-spanned="1" table:number-matrix-rows-spanned="1" table:formula="of:=SUM(([.EB3:.EB32]-[.$GY3:.$GY32])^2)^0.5" office:value-type="float"/>
          <table:table-cell table:number-matrix-columns-spanned="1" table:number-matrix-rows-spanned="1" table:formula="of:=SUM(([.EC3:.EC32]-[.$GZ3:.$GZ32])^2)^0.5" office:value-type="float"/>
          <table:table-cell table:number-matrix-columns-spanned="1" table:number-matrix-rows-spanned="1" table:formula="of:=SUM(([.ED3:.ED32]-[.$HA3:.$HA32])^2)^0.5" office:value-type="float"/>
          <table:table-cell table:number-matrix-columns-spanned="1" table:number-matrix-rows-spanned="1" table:formula="of:=SUM(([.EE3:.EE32]-[.$HB3:.$HB32])^2)^0.5" office:value-type="float"/>
          <table:table-cell table:number-matrix-columns-spanned="1" table:number-matrix-rows-spanned="1" table:formula="of:=SUM(([.EF3:.EF32]-[.$GX3:.$GX32])^2)^0.5" office:value-type="float"/>
          <table:table-cell table:number-matrix-columns-spanned="1" table:number-matrix-rows-spanned="1" table:formula="of:=SUM(([.EG3:.EG32]-[.$GY3:.$GY32])^2)^0.5" office:value-type="float"/>
          <table:table-cell table:number-matrix-columns-spanned="1" table:number-matrix-rows-spanned="1" table:formula="of:=SUM(([.EH3:.EH32]-[.$GZ3:.$GZ32])^2)^0.5" office:value-type="float"/>
          <table:table-cell table:number-matrix-columns-spanned="1" table:number-matrix-rows-spanned="1" table:formula="of:=SUM(([.EI3:.EI32]-[.$HA3:.$HA32])^2)^0.5" office:value-type="float"/>
          <table:table-cell table:number-matrix-columns-spanned="1" table:number-matrix-rows-spanned="1" table:formula="of:=SUM(([.EJ3:.EJ32]-[.$HB3:.$HB32])^2)^0.5" office:value-type="float"/>
          <table:table-cell table:number-matrix-columns-spanned="1" table:number-matrix-rows-spanned="1" table:formula="of:=SUM(([.EK3:.EK32]-[.$GX3:.$GX32])^2)^0.5" office:value-type="float"/>
          <table:table-cell table:number-matrix-columns-spanned="1" table:number-matrix-rows-spanned="1" table:formula="of:=SUM(([.EL3:.EL32]-[.$GY3:.$GY32])^2)^0.5" office:value-type="float"/>
          <table:table-cell table:number-matrix-columns-spanned="1" table:number-matrix-rows-spanned="1" table:formula="of:=SUM(([.EM3:.EM32]-[.$GZ3:.$GZ32])^2)^0.5" office:value-type="float"/>
          <table:table-cell table:number-matrix-columns-spanned="1" table:number-matrix-rows-spanned="1" table:formula="of:=SUM(([.EN3:.EN32]-[.$HA3:.$HA32])^2)^0.5" office:value-type="float"/>
          <table:table-cell table:number-matrix-columns-spanned="1" table:number-matrix-rows-spanned="1" table:formula="of:=SUM(([.EO3:.EO32]-[.$HB3:.$HB32])^2)^0.5" office:value-type="float"/>
          <table:table-cell table:number-matrix-columns-spanned="1" table:number-matrix-rows-spanned="1" table:formula="of:=SUM(([.EP3:.EP32]-[.$GX3:.$GX32])^2)^0.5" office:value-type="float"/>
          <table:table-cell table:number-matrix-columns-spanned="1" table:number-matrix-rows-spanned="1" table:formula="of:=SUM(([.EQ3:.EQ32]-[.$GY3:.$GY32])^2)^0.5" office:value-type="float"/>
          <table:table-cell table:number-matrix-columns-spanned="1" table:number-matrix-rows-spanned="1" table:formula="of:=SUM(([.ER3:.ER32]-[.$GZ3:.$GZ32])^2)^0.5" office:value-type="float"/>
          <table:table-cell table:number-matrix-columns-spanned="1" table:number-matrix-rows-spanned="1" table:formula="of:=SUM(([.ES3:.ES32]-[.$HA3:.$HA32])^2)^0.5" office:value-type="float"/>
          <table:table-cell table:number-matrix-columns-spanned="1" table:number-matrix-rows-spanned="1" table:formula="of:=SUM(([.ET3:.ET32]-[.$HB3:.$HB32])^2)^0.5" office:value-type="float"/>
          <table:table-cell table:number-matrix-columns-spanned="1" table:number-matrix-rows-spanned="1" table:formula="of:=SUM(([.EU3:.EU32]-[.$GX3:.$GX32])^2)^0.5" office:value-type="float"/>
          <table:table-cell table:number-matrix-columns-spanned="1" table:number-matrix-rows-spanned="1" table:formula="of:=SUM(([.EV3:.EV32]-[.$GY3:.$GY32])^2)^0.5" office:value-type="float"/>
          <table:table-cell table:number-matrix-columns-spanned="1" table:number-matrix-rows-spanned="1" table:formula="of:=SUM(([.EW3:.EW32]-[.$GZ3:.$GZ32])^2)^0.5" office:value-type="float"/>
          <table:table-cell table:number-matrix-columns-spanned="1" table:number-matrix-rows-spanned="1" table:formula="of:=SUM(([.EX3:.EX32]-[.$HA3:.$HA32])^2)^0.5" office:value-type="float"/>
          <table:table-cell table:number-matrix-columns-spanned="1" table:number-matrix-rows-spanned="1" table:formula="of:=SUM(([.EY3:.EY32]-[.$HB3:.$HB32])^2)^0.5" office:value-type="float"/>
          <table:table-cell table:number-matrix-columns-spanned="1" table:number-matrix-rows-spanned="1" table:formula="of:=SUM(([.EZ3:.EZ32]-[.$GX3:.$GX32])^2)^0.5" office:value-type="float"/>
          <table:table-cell table:number-matrix-columns-spanned="1" table:number-matrix-rows-spanned="1" table:formula="of:=SUM(([.FA3:.FA32]-[.$GY3:.$GY32])^2)^0.5" office:value-type="float"/>
          <table:table-cell table:number-matrix-columns-spanned="1" table:number-matrix-rows-spanned="1" table:formula="of:=SUM(([.FB3:.FB32]-[.$GZ3:.$GZ32])^2)^0.5" office:value-type="float"/>
          <table:table-cell table:number-matrix-columns-spanned="1" table:number-matrix-rows-spanned="1" table:formula="of:=SUM(([.FC3:.FC32]-[.$HA3:.$HA32])^2)^0.5" office:value-type="float"/>
          <table:table-cell table:number-matrix-columns-spanned="1" table:number-matrix-rows-spanned="1" table:formula="of:=SUM(([.FD3:.FD32]-[.$HB3:.$HB32])^2)^0.5" office:value-type="float"/>
          <table:table-cell table:number-matrix-columns-spanned="1" table:number-matrix-rows-spanned="1" table:formula="of:=SUM(([.FE3:.FE32]-[.$GX3:.$GX32])^2)^0.5" office:value-type="float"/>
          <table:table-cell table:number-matrix-columns-spanned="1" table:number-matrix-rows-spanned="1" table:formula="of:=SUM(([.FF3:.FF32]-[.$GY3:.$GY32])^2)^0.5" office:value-type="float"/>
          <table:table-cell table:number-matrix-columns-spanned="1" table:number-matrix-rows-spanned="1" table:formula="of:=SUM(([.FG3:.FG32]-[.$GZ3:.$GZ32])^2)^0.5" office:value-type="float"/>
          <table:table-cell table:number-matrix-columns-spanned="1" table:number-matrix-rows-spanned="1" table:formula="of:=SUM(([.FH3:.FH32]-[.$HA3:.$HA32])^2)^0.5" office:value-type="float"/>
          <table:table-cell table:number-matrix-columns-spanned="1" table:number-matrix-rows-spanned="1" table:formula="of:=SUM(([.FI3:.FI32]-[.$HB3:.$HB32])^2)^0.5" office:value-type="float"/>
          <table:table-cell table:number-matrix-columns-spanned="1" table:number-matrix-rows-spanned="1" table:formula="of:=SUM(([.FJ3:.FJ32]-[.$GX3:.$GX32])^2)^0.5" office:value-type="float"/>
          <table:table-cell table:number-matrix-columns-spanned="1" table:number-matrix-rows-spanned="1" table:formula="of:=SUM(([.FK3:.FK32]-[.$GY3:.$GY32])^2)^0.5" office:value-type="float"/>
          <table:table-cell table:number-matrix-columns-spanned="1" table:number-matrix-rows-spanned="1" table:formula="of:=SUM(([.FL3:.FL32]-[.$GZ3:.$GZ32])^2)^0.5" office:value-type="float"/>
          <table:table-cell table:number-matrix-columns-spanned="1" table:number-matrix-rows-spanned="1" table:formula="of:=SUM(([.FM3:.FM32]-[.$HA3:.$HA32])^2)^0.5" office:value-type="float"/>
          <table:table-cell table:number-matrix-columns-spanned="1" table:number-matrix-rows-spanned="1" table:formula="of:=SUM(([.FN3:.FN32]-[.$HB3:.$HB32])^2)^0.5" office:value-type="float"/>
          <table:table-cell table:number-matrix-columns-spanned="1" table:number-matrix-rows-spanned="1" table:formula="of:=SUM(([.FO3:.FO32]-[.$GX3:.$GX32])^2)^0.5" office:value-type="float"/>
          <table:table-cell table:number-matrix-columns-spanned="1" table:number-matrix-rows-spanned="1" table:formula="of:=SUM(([.FP3:.FP32]-[.$GY3:.$GY32])^2)^0.5" office:value-type="float"/>
          <table:table-cell table:number-matrix-columns-spanned="1" table:number-matrix-rows-spanned="1" table:formula="of:=SUM(([.FQ3:.FQ32]-[.$GZ3:.$GZ32])^2)^0.5" office:value-type="float"/>
          <table:table-cell table:number-matrix-columns-spanned="1" table:number-matrix-rows-spanned="1" table:formula="of:=SUM(([.FR3:.FR32]-[.$HA3:.$HA32])^2)^0.5" office:value-type="float"/>
          <table:table-cell table:style-name="cellBest" table:number-matrix-columns-spanned="1" table:number-matrix-rows-spanned="1" table:formula="of:=SUM(([.FS3:.FS32]-[.$HB3:.$HB32])^2)^0.5" office:value-type="float"/>
          <table:table-cell table:number-matrix-columns-spanned="1" table:number-matrix-rows-spanned="1" table:formula="of:=SUM(([.FT3:.FT32]-[.$GX3:.$GX32])^2)^0.5" office:value-type="float"/>
          <table:table-cell table:number-matrix-columns-spanned="1" table:number-matrix-rows-spanned="1" table:formula="of:=SUM(([.FU3:.FU32]-[.$GY3:.$GY32])^2)^0.5" office:value-type="float"/>
          <table:table-cell table:number-matrix-columns-spanned="1" table:number-matrix-rows-spanned="1" table:formula="of:=SUM(([.FV3:.FV32]-[.$GZ3:.$GZ32])^2)^0.5" office:value-type="float"/>
          <table:table-cell table:number-matrix-columns-spanned="1" table:number-matrix-rows-spanned="1" table:formula="of:=SUM(([.FW3:.FW32]-[.$HA3:.$HA32])^2)^0.5" office:value-type="float"/>
          <table:table-cell table:number-matrix-columns-spanned="1" table:number-matrix-rows-spanned="1" table:formula="of:=SUM(([.FX3:.FX32]-[.$HB3:.$HB32])^2)^0.5" office:value-type="float"/>
          <table:table-cell table:number-matrix-columns-spanned="1" table:number-matrix-rows-spanned="1" table:formula="of:=SUM(([.FY3:.FY32]-[.$GX3:.$GX32])^2)^0.5" office:value-type="float"/>
          <table:table-cell table:number-matrix-columns-spanned="1" table:number-matrix-rows-spanned="1" table:formula="of:=SUM(([.FZ3:.FZ32]-[.$GY3:.$GY32])^2)^0.5" office:value-type="float"/>
          <table:table-cell table:number-matrix-columns-spanned="1" table:number-matrix-rows-spanned="1" table:formula="of:=SUM(([.GA3:.GA32]-[.$GZ3:.$GZ32])^2)^0.5" office:value-type="float"/>
          <table:table-cell table:number-matrix-columns-spanned="1" table:number-matrix-rows-spanned="1" table:formula="of:=SUM(([.GB3:.GB32]-[.$HA3:.$HA32])^2)^0.5" office:value-type="float"/>
          <table:table-cell table:number-matrix-columns-spanned="1" table:number-matrix-rows-spanned="1" table:formula="of:=SUM(([.GC3:.GC32]-[.$HB3:.$HB32])^2)^0.5" office:value-type="float"/>
          <table:table-cell table:style-name="cellWorst" table:number-matrix-columns-spanned="1" table:number-matrix-rows-spanned="1" table:formula="of:=SUM(([.GD3:.GD32]-[.$GX3:.$GX32])^2)^0.5" office:value-type="float"/>
          <table:table-cell table:style-name="cellWorst" table:number-matrix-columns-spanned="1" table:number-matrix-rows-spanned="1" table:formula="of:=SUM(([.GE3:.GE32]-[.$GY3:.$GY32])^2)^0.5" office:value-type="float"/>
          <table:table-cell table:number-matrix-columns-spanned="1" table:number-matrix-rows-spanned="1" table:formula="of:=SUM(([.GF3:.GF32]-[.$GZ3:.$GZ32])^2)^0.5" office:value-type="float"/>
          <table:table-cell table:style-name="cellWorst" table:number-matrix-columns-spanned="1" table:number-matrix-rows-spanned="1" table:formula="of:=SUM(([.GG3:.GG32]-[.$HA3:.$HA32])^2)^0.5" office:value-type="float"/>
          <table:table-cell table:style-name="cellWorst" table:number-matrix-columns-spanned="1" table:number-matrix-rows-spanned="1" table:formula="of:=SUM(([.GH3:.GH32]-[.$HB3:.$HB32])^2)^0.5" office:value-type="float"/>
          <table:table-cell table:number-matrix-columns-spanned="1" table:number-matrix-rows-spanned="1" table:formula="of:=SUM(([.GI3:.GI32]-[.$GX3:.$GX32])^2)^0.5" office:value-type="float"/>
          <table:table-cell table:number-matrix-columns-spanned="1" table:number-matrix-rows-spanned="1" table:formula="of:=SUM(([.GJ3:.GJ32]-[.$GY3:.$GY32])^2)^0.5" office:value-type="float"/>
          <table:table-cell table:number-matrix-columns-spanned="1" table:number-matrix-rows-spanned="1" table:formula="of:=SUM(([.GK3:.GK32]-[.$GZ3:.$GZ32])^2)^0.5" office:value-type="float"/>
          <table:table-cell table:number-matrix-columns-spanned="1" table:number-matrix-rows-spanned="1" table:formula="of:=SUM(([.GL3:.GL32]-[.$HA3:.$HA32])^2)^0.5" office:value-type="float"/>
          <table:table-cell table:number-matrix-columns-spanned="1" table:number-matrix-rows-spanned="1" table:formula="of:=SUM(([.GM3:.GM32]-[.$HB3:.$HB32])^2)^0.5" office:value-type="float"/>
          <table:table-cell table:number-matrix-columns-spanned="1" table:number-matrix-rows-spanned="1" table:formula="of:=SUM(([.GN3:.GN32]-[.$GX3:.$GX32])^2)^0.5" office:value-type="float"/>
          <table:table-cell table:number-matrix-columns-spanned="1" table:number-matrix-rows-spanned="1" table:formula="of:=SUM(([.GO3:.GO32]-[.$GY3:.$GY32])^2)^0.5" office:value-type="float"/>
          <table:table-cell table:number-matrix-columns-spanned="1" table:number-matrix-rows-spanned="1" table:formula="of:=SUM(([.GP3:.GP32]-[.$GZ3:.$GZ32])^2)^0.5" office:value-type="float"/>
          <table:table-cell table:number-matrix-columns-spanned="1" table:number-matrix-rows-spanned="1" table:formula="of:=SUM(([.GQ3:.GQ32]-[.$HA3:.$HA32])^2)^0.5" office:value-type="float"/>
          <table:table-cell table:number-matrix-columns-spanned="1" table:number-matrix-rows-spanned="1" table:formula="of:=SUM(([.GR3:.GR32]-[.$HB3:.$HB32])^2)^0.5" office:value-type="float"/>
          <table:table-cell table:number-matrix-columns-spanned="1" table:number-matrix-rows-spanned="1" table:formula="of:=SUM(([.GS3:.GS32]-[.$GX3:.$GX32])^2)^0.5" office:value-type="float"/>
          <table:table-cell table:number-matrix-columns-spanned="1" table:number-matrix-rows-spanned="1" table:formula="of:=SUM(([.GT3:.GT32]-[.$GY3:.$GY32])^2)^0.5" office:value-type="float"/>
          <table:table-cell table:number-matrix-columns-spanned="1" table:number-matrix-rows-spanned="1" table:formula="of:=SUM(([.GU3:.GU32]-[.$GZ3:.$GZ32])^2)^0.5" office:value-type="float"/>
          <table:table-cell table:number-matrix-columns-spanned="1" table:number-matrix-rows-spanned="1" table:formula="of:=SUM(([.GV3:.GV32]-[.$HA3:.$HA32])^2)^0.5" office:value-type="float"/>
          <table:table-cell table:number-matrix-columns-spanned="1" table:number-matrix-rows-spanned="1" table:formula="of:=SUM(([.GW3:.GW32]-[.$HB3:.$HB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GX3:.$GX32])" office:value-type="float"/>
          <table:table-cell table:number-matrix-columns-spanned="1" table:number-matrix-rows-spanned="1" table:formula="of:=SUM([.C3:.C32]=[.$GY3:.$GY32])" office:value-type="float"/>
          <table:table-cell table:number-matrix-columns-spanned="1" table:number-matrix-rows-spanned="1" table:formula="of:=SUM([.D3:.D32]=[.$GZ3:.$GZ32])" office:value-type="float"/>
          <table:table-cell table:number-matrix-columns-spanned="1" table:number-matrix-rows-spanned="1" table:formula="of:=SUM([.E3:.E32]=[.$HA3:.$HA32])" office:value-type="float"/>
          <table:table-cell table:number-matrix-columns-spanned="1" table:number-matrix-rows-spanned="1" table:formula="of:=SUM([.F3:.F32]=[.$GX3:.$GX32])" office:value-type="float"/>
          <table:table-cell table:number-matrix-columns-spanned="1" table:number-matrix-rows-spanned="1" table:formula="of:=SUM([.G3:.G32]=[.$GY3:.$GY32])" office:value-type="float"/>
          <table:table-cell table:number-matrix-columns-spanned="1" table:number-matrix-rows-spanned="1" table:formula="of:=SUM([.H3:.H32]=[.$GZ3:.$GZ32])" office:value-type="float"/>
          <table:table-cell table:number-matrix-columns-spanned="1" table:number-matrix-rows-spanned="1" table:formula="of:=SUM([.I3:.I32]=[.$HA3:.$HA32])" office:value-type="float"/>
          <table:table-cell table:style-name="cellBest" table:number-matrix-columns-spanned="1" table:number-matrix-rows-spanned="1" table:formula="of:=SUM([.J3:.J32]=[.$HB3:.$HB32])" office:value-type="float"/>
          <table:table-cell table:number-matrix-columns-spanned="1" table:number-matrix-rows-spanned="1" table:formula="of:=SUM([.K3:.K32]=[.$GX3:.$GX32])" office:value-type="float"/>
          <table:table-cell table:number-matrix-columns-spanned="1" table:number-matrix-rows-spanned="1" table:formula="of:=SUM([.L3:.L32]=[.$GY3:.$GY32])" office:value-type="float"/>
          <table:table-cell table:number-matrix-columns-spanned="1" table:number-matrix-rows-spanned="1" table:formula="of:=SUM([.M3:.M32]=[.$GZ3:.$GZ32])" office:value-type="float"/>
          <table:table-cell table:number-matrix-columns-spanned="1" table:number-matrix-rows-spanned="1" table:formula="of:=SUM([.N3:.N32]=[.$HA3:.$HA32])" office:value-type="float"/>
          <table:table-cell table:style-name="cellBest" table:number-matrix-columns-spanned="1" table:number-matrix-rows-spanned="1" table:formula="of:=SUM([.O3:.O32]=[.$HB3:.$HB32])" office:value-type="float"/>
          <table:table-cell table:number-matrix-columns-spanned="1" table:number-matrix-rows-spanned="1" table:formula="of:=SUM([.P3:.P32]=[.$GX3:.$GX32])" office:value-type="float"/>
          <table:table-cell table:number-matrix-columns-spanned="1" table:number-matrix-rows-spanned="1" table:formula="of:=SUM([.Q3:.Q32]=[.$GY3:.$GY32])" office:value-type="float"/>
          <table:table-cell table:number-matrix-columns-spanned="1" table:number-matrix-rows-spanned="1" table:formula="of:=SUM([.R3:.R32]=[.$GZ3:.$GZ32])" office:value-type="float"/>
          <table:table-cell table:number-matrix-columns-spanned="1" table:number-matrix-rows-spanned="1" table:formula="of:=SUM([.S3:.S32]=[.$HA3:.$HA32])" office:value-type="float"/>
          <table:table-cell table:number-matrix-columns-spanned="1" table:number-matrix-rows-spanned="1" table:formula="of:=SUM([.T3:.T32]=[.$HB3:.$HB32])" office:value-type="float"/>
          <table:table-cell table:number-matrix-columns-spanned="1" table:number-matrix-rows-spanned="1" table:formula="of:=SUM([.U3:.U32]=[.$GX3:.$GX32])" office:value-type="float"/>
          <table:table-cell table:number-matrix-columns-spanned="1" table:number-matrix-rows-spanned="1" table:formula="of:=SUM([.V3:.V32]=[.$GY3:.$GY32])" office:value-type="float"/>
          <table:table-cell table:number-matrix-columns-spanned="1" table:number-matrix-rows-spanned="1" table:formula="of:=SUM([.W3:.W32]=[.$GZ3:.$GZ32])" office:value-type="float"/>
          <table:table-cell table:number-matrix-columns-spanned="1" table:number-matrix-rows-spanned="1" table:formula="of:=SUM([.X3:.X32]=[.$HA3:.$HA32])" office:value-type="float"/>
          <table:table-cell table:number-matrix-columns-spanned="1" table:number-matrix-rows-spanned="1" table:formula="of:=SUM([.Y3:.Y32]=[.$HB3:.$HB32])" office:value-type="float"/>
          <table:table-cell table:style-name="cellBest" table:number-matrix-columns-spanned="1" table:number-matrix-rows-spanned="1" table:formula="of:=SUM([.Z3:.Z32]=[.$GX3:.$GX32])" office:value-type="float"/>
          <table:table-cell table:number-matrix-columns-spanned="1" table:number-matrix-rows-spanned="1" table:formula="of:=SUM([.AA3:.AA32]=[.$GY3:.$GY32])" office:value-type="float"/>
          <table:table-cell table:number-matrix-columns-spanned="1" table:number-matrix-rows-spanned="1" table:formula="of:=SUM([.AB3:.AB32]=[.$GZ3:.$GZ32])" office:value-type="float"/>
          <table:table-cell table:number-matrix-columns-spanned="1" table:number-matrix-rows-spanned="1" table:formula="of:=SUM([.AC3:.AC32]=[.$HA3:.$HA32])" office:value-type="float"/>
          <table:table-cell table:number-matrix-columns-spanned="1" table:number-matrix-rows-spanned="1" table:formula="of:=SUM([.AD3:.AD32]=[.$HB3:.$HB32])" office:value-type="float"/>
          <table:table-cell table:number-matrix-columns-spanned="1" table:number-matrix-rows-spanned="1" table:formula="of:=SUM([.AE3:.AE32]=[.$GX3:.$GX32])" office:value-type="float"/>
          <table:table-cell table:number-matrix-columns-spanned="1" table:number-matrix-rows-spanned="1" table:formula="of:=SUM([.AF3:.AF32]=[.$GY3:.$GY32])" office:value-type="float"/>
          <table:table-cell table:number-matrix-columns-spanned="1" table:number-matrix-rows-spanned="1" table:formula="of:=SUM([.AG3:.AG32]=[.$GZ3:.$GZ32])" office:value-type="float"/>
          <table:table-cell table:number-matrix-columns-spanned="1" table:number-matrix-rows-spanned="1" table:formula="of:=SUM([.AH3:.AH32]=[.$HA3:.$HA32])" office:value-type="float"/>
          <table:table-cell table:number-matrix-columns-spanned="1" table:number-matrix-rows-spanned="1" table:formula="of:=SUM([.AI3:.AI32]=[.$HB3:.$HB32])" office:value-type="float"/>
          <table:table-cell table:number-matrix-columns-spanned="1" table:number-matrix-rows-spanned="1" table:formula="of:=SUM([.AJ3:.AJ32]=[.$GX3:.$GX32])" office:value-type="float"/>
          <table:table-cell table:style-name="cellBest" table:number-matrix-columns-spanned="1" table:number-matrix-rows-spanned="1" table:formula="of:=SUM([.AK3:.AK32]=[.$GY3:.$GY32])" office:value-type="float"/>
          <table:table-cell table:number-matrix-columns-spanned="1" table:number-matrix-rows-spanned="1" table:formula="of:=SUM([.AL3:.AL32]=[.$GZ3:.$GZ32])" office:value-type="float"/>
          <table:table-cell table:number-matrix-columns-spanned="1" table:number-matrix-rows-spanned="1" table:formula="of:=SUM([.AM3:.AM32]=[.$HA3:.$HA32])" office:value-type="float"/>
          <table:table-cell table:number-matrix-columns-spanned="1" table:number-matrix-rows-spanned="1" table:formula="of:=SUM([.AN3:.AN32]=[.$HB3:.$HB32])" office:value-type="float"/>
          <table:table-cell table:number-matrix-columns-spanned="1" table:number-matrix-rows-spanned="1" table:formula="of:=SUM([.AO3:.AO32]=[.$GX3:.$GX32])" office:value-type="float"/>
          <table:table-cell table:number-matrix-columns-spanned="1" table:number-matrix-rows-spanned="1" table:formula="of:=SUM([.AP3:.AP32]=[.$GY3:.$GY32])" office:value-type="float"/>
          <table:table-cell table:number-matrix-columns-spanned="1" table:number-matrix-rows-spanned="1" table:formula="of:=SUM([.AQ3:.AQ32]=[.$GZ3:.$GZ32])" office:value-type="float"/>
          <table:table-cell table:number-matrix-columns-spanned="1" table:number-matrix-rows-spanned="1" table:formula="of:=SUM([.AR3:.AR32]=[.$HA3:.$HA32])" office:value-type="float"/>
          <table:table-cell table:number-matrix-columns-spanned="1" table:number-matrix-rows-spanned="1" table:formula="of:=SUM([.AS3:.AS32]=[.$HB3:.$HB32])" office:value-type="float"/>
          <table:table-cell table:number-matrix-columns-spanned="1" table:number-matrix-rows-spanned="1" table:formula="of:=SUM([.AT3:.AT32]=[.$GX3:.$GX32])" office:value-type="float"/>
          <table:table-cell table:number-matrix-columns-spanned="1" table:number-matrix-rows-spanned="1" table:formula="of:=SUM([.AU3:.AU32]=[.$GY3:.$GY32])" office:value-type="float"/>
          <table:table-cell table:number-matrix-columns-spanned="1" table:number-matrix-rows-spanned="1" table:formula="of:=SUM([.AV3:.AV32]=[.$GZ3:.$GZ32])" office:value-type="float"/>
          <table:table-cell table:number-matrix-columns-spanned="1" table:number-matrix-rows-spanned="1" table:formula="of:=SUM([.AW3:.AW32]=[.$HA3:.$HA32])" office:value-type="float"/>
          <table:table-cell table:number-matrix-columns-spanned="1" table:number-matrix-rows-spanned="1" table:formula="of:=SUM([.AX3:.AX32]=[.$HB3:.$HB32])" office:value-type="float"/>
          <table:table-cell table:number-matrix-columns-spanned="1" table:number-matrix-rows-spanned="1" table:formula="of:=SUM([.AY3:.AY32]=[.$GX3:.$GX32])" office:value-type="float"/>
          <table:table-cell table:number-matrix-columns-spanned="1" table:number-matrix-rows-spanned="1" table:formula="of:=SUM([.AZ3:.AZ32]=[.$GY3:.$GY32])" office:value-type="float"/>
          <table:table-cell table:number-matrix-columns-spanned="1" table:number-matrix-rows-spanned="1" table:formula="of:=SUM([.BA3:.BA32]=[.$GZ3:.$GZ32])" office:value-type="float"/>
          <table:table-cell table:number-matrix-columns-spanned="1" table:number-matrix-rows-spanned="1" table:formula="of:=SUM([.BB3:.BB32]=[.$HA3:.$HA32])" office:value-type="float"/>
          <table:table-cell table:number-matrix-columns-spanned="1" table:number-matrix-rows-spanned="1" table:formula="of:=SUM([.BC3:.BC32]=[.$HB3:.$HB32])" office:value-type="float"/>
          <table:table-cell table:number-matrix-columns-spanned="1" table:number-matrix-rows-spanned="1" table:formula="of:=SUM([.BD3:.BD32]=[.$GX3:.$GX32])" office:value-type="float"/>
          <table:table-cell table:number-matrix-columns-spanned="1" table:number-matrix-rows-spanned="1" table:formula="of:=SUM([.BE3:.BE32]=[.$GY3:.$GY32])" office:value-type="float"/>
          <table:table-cell table:number-matrix-columns-spanned="1" table:number-matrix-rows-spanned="1" table:formula="of:=SUM([.BF3:.BF32]=[.$GZ3:.$GZ32])" office:value-type="float"/>
          <table:table-cell table:number-matrix-columns-spanned="1" table:number-matrix-rows-spanned="1" table:formula="of:=SUM([.BG3:.BG32]=[.$HA3:.$HA32])" office:value-type="float"/>
          <table:table-cell table:number-matrix-columns-spanned="1" table:number-matrix-rows-spanned="1" table:formula="of:=SUM([.BH3:.BH32]=[.$HB3:.$HB32])" office:value-type="float"/>
          <table:table-cell table:number-matrix-columns-spanned="1" table:number-matrix-rows-spanned="1" table:formula="of:=SUM([.BI3:.BI32]=[.$GX3:.$GX32])" office:value-type="float"/>
          <table:table-cell table:number-matrix-columns-spanned="1" table:number-matrix-rows-spanned="1" table:formula="of:=SUM([.BJ3:.BJ32]=[.$GY3:.$GY32])" office:value-type="float"/>
          <table:table-cell table:number-matrix-columns-spanned="1" table:number-matrix-rows-spanned="1" table:formula="of:=SUM([.BK3:.BK32]=[.$GZ3:.$GZ32])" office:value-type="float"/>
          <table:table-cell table:number-matrix-columns-spanned="1" table:number-matrix-rows-spanned="1" table:formula="of:=SUM([.BL3:.BL32]=[.$HA3:.$HA32])" office:value-type="float"/>
          <table:table-cell table:number-matrix-columns-spanned="1" table:number-matrix-rows-spanned="1" table:formula="of:=SUM([.BM3:.BM32]=[.$HB3:.$HB32])" office:value-type="float"/>
          <table:table-cell table:number-matrix-columns-spanned="1" table:number-matrix-rows-spanned="1" table:formula="of:=SUM([.BN3:.BN32]=[.$GX3:.$GX32])" office:value-type="float"/>
          <table:table-cell table:number-matrix-columns-spanned="1" table:number-matrix-rows-spanned="1" table:formula="of:=SUM([.BO3:.BO32]=[.$GY3:.$GY32])" office:value-type="float"/>
          <table:table-cell table:number-matrix-columns-spanned="1" table:number-matrix-rows-spanned="1" table:formula="of:=SUM([.BP3:.BP32]=[.$GZ3:.$GZ32])" office:value-type="float"/>
          <table:table-cell table:number-matrix-columns-spanned="1" table:number-matrix-rows-spanned="1" table:formula="of:=SUM([.BQ3:.BQ32]=[.$HA3:.$HA32])" office:value-type="float"/>
          <table:table-cell table:number-matrix-columns-spanned="1" table:number-matrix-rows-spanned="1" table:formula="of:=SUM([.BR3:.BR32]=[.$HB3:.$HB32])" office:value-type="float"/>
          <table:table-cell table:number-matrix-columns-spanned="1" table:number-matrix-rows-spanned="1" table:formula="of:=SUM([.BS3:.BS32]=[.$GX3:.$GX32])" office:value-type="float"/>
          <table:table-cell table:number-matrix-columns-spanned="1" table:number-matrix-rows-spanned="1" table:formula="of:=SUM([.BT3:.BT32]=[.$GY3:.$GY32])" office:value-type="float"/>
          <table:table-cell table:number-matrix-columns-spanned="1" table:number-matrix-rows-spanned="1" table:formula="of:=SUM([.BU3:.BU32]=[.$GZ3:.$GZ32])" office:value-type="float"/>
          <table:table-cell table:style-name="cellBest" table:number-matrix-columns-spanned="1" table:number-matrix-rows-spanned="1" table:formula="of:=SUM([.BV3:.BV32]=[.$HA3:.$HA32])" office:value-type="float"/>
          <table:table-cell table:number-matrix-columns-spanned="1" table:number-matrix-rows-spanned="1" table:formula="of:=SUM([.BW3:.BW32]=[.$HB3:.$HB32])" office:value-type="float"/>
          <table:table-cell table:number-matrix-columns-spanned="1" table:number-matrix-rows-spanned="1" table:formula="of:=SUM([.BX3:.BX32]=[.$GX3:.$GX32])" office:value-type="float"/>
          <table:table-cell table:number-matrix-columns-spanned="1" table:number-matrix-rows-spanned="1" table:formula="of:=SUM([.BY3:.BY32]=[.$GY3:.$GY32])" office:value-type="float"/>
          <table:table-cell table:number-matrix-columns-spanned="1" table:number-matrix-rows-spanned="1" table:formula="of:=SUM([.BZ3:.BZ32]=[.$GZ3:.$GZ32])" office:value-type="float"/>
          <table:table-cell table:number-matrix-columns-spanned="1" table:number-matrix-rows-spanned="1" table:formula="of:=SUM([.CA3:.CA32]=[.$HA3:.$HA32])" office:value-type="float"/>
          <table:table-cell table:style-name="cellBest" table:number-matrix-columns-spanned="1" table:number-matrix-rows-spanned="1" table:formula="of:=SUM([.CB3:.CB32]=[.$HB3:.$HB32])" office:value-type="float"/>
          <table:table-cell table:number-matrix-columns-spanned="1" table:number-matrix-rows-spanned="1" table:formula="of:=SUM([.CC3:.CC32]=[.$GX3:.$GX32])" office:value-type="float"/>
          <table:table-cell table:number-matrix-columns-spanned="1" table:number-matrix-rows-spanned="1" table:formula="of:=SUM([.CD3:.CD32]=[.$GY3:.$GY32])" office:value-type="float"/>
          <table:table-cell table:number-matrix-columns-spanned="1" table:number-matrix-rows-spanned="1" table:formula="of:=SUM([.CE3:.CE32]=[.$GZ3:.$GZ32])" office:value-type="float"/>
          <table:table-cell table:number-matrix-columns-spanned="1" table:number-matrix-rows-spanned="1" table:formula="of:=SUM([.CF3:.CF32]=[.$HA3:.$HA32])" office:value-type="float"/>
          <table:table-cell table:number-matrix-columns-spanned="1" table:number-matrix-rows-spanned="1" table:formula="of:=SUM([.CG3:.CG32]=[.$HB3:.$HB32])" office:value-type="float"/>
          <table:table-cell table:number-matrix-columns-spanned="1" table:number-matrix-rows-spanned="1" table:formula="of:=SUM([.CH3:.CH32]=[.$GX3:.$GX32])" office:value-type="float"/>
          <table:table-cell table:number-matrix-columns-spanned="1" table:number-matrix-rows-spanned="1" table:formula="of:=SUM([.CI3:.CI32]=[.$GY3:.$GY32])" office:value-type="float"/>
          <table:table-cell table:number-matrix-columns-spanned="1" table:number-matrix-rows-spanned="1" table:formula="of:=SUM([.CJ3:.CJ32]=[.$GZ3:.$GZ32])" office:value-type="float"/>
          <table:table-cell table:number-matrix-columns-spanned="1" table:number-matrix-rows-spanned="1" table:formula="of:=SUM([.CK3:.CK32]=[.$HA3:.$HA32])" office:value-type="float"/>
          <table:table-cell table:number-matrix-columns-spanned="1" table:number-matrix-rows-spanned="1" table:formula="of:=SUM([.CL3:.CL32]=[.$HB3:.$HB32])" office:value-type="float"/>
          <table:table-cell table:number-matrix-columns-spanned="1" table:number-matrix-rows-spanned="1" table:formula="of:=SUM([.CM3:.CM32]=[.$GX3:.$GX32])" office:value-type="float"/>
          <table:table-cell table:number-matrix-columns-spanned="1" table:number-matrix-rows-spanned="1" table:formula="of:=SUM([.CN3:.CN32]=[.$GY3:.$GY32])" office:value-type="float"/>
          <table:table-cell table:number-matrix-columns-spanned="1" table:number-matrix-rows-spanned="1" table:formula="of:=SUM([.CO3:.CO32]=[.$GZ3:.$GZ32])" office:value-type="float"/>
          <table:table-cell table:number-matrix-columns-spanned="1" table:number-matrix-rows-spanned="1" table:formula="of:=SUM([.CP3:.CP32]=[.$HA3:.$HA32])" office:value-type="float"/>
          <table:table-cell table:number-matrix-columns-spanned="1" table:number-matrix-rows-spanned="1" table:formula="of:=SUM([.CQ3:.CQ32]=[.$HB3:.$HB32])" office:value-type="float"/>
          <table:table-cell table:number-matrix-columns-spanned="1" table:number-matrix-rows-spanned="1" table:formula="of:=SUM([.CR3:.CR32]=[.$GX3:.$GX32])" office:value-type="float"/>
          <table:table-cell table:number-matrix-columns-spanned="1" table:number-matrix-rows-spanned="1" table:formula="of:=SUM([.CS3:.CS32]=[.$GY3:.$GY32])" office:value-type="float"/>
          <table:table-cell table:number-matrix-columns-spanned="1" table:number-matrix-rows-spanned="1" table:formula="of:=SUM([.CT3:.CT32]=[.$GZ3:.$GZ32])" office:value-type="float"/>
          <table:table-cell table:number-matrix-columns-spanned="1" table:number-matrix-rows-spanned="1" table:formula="of:=SUM([.CU3:.CU32]=[.$HA3:.$HA32])" office:value-type="float"/>
          <table:table-cell table:number-matrix-columns-spanned="1" table:number-matrix-rows-spanned="1" table:formula="of:=SUM([.CV3:.CV32]=[.$HB3:.$HB32])" office:value-type="float"/>
          <table:table-cell table:number-matrix-columns-spanned="1" table:number-matrix-rows-spanned="1" table:formula="of:=SUM([.CW3:.CW32]=[.$GX3:.$GX32])" office:value-type="float"/>
          <table:table-cell table:number-matrix-columns-spanned="1" table:number-matrix-rows-spanned="1" table:formula="of:=SUM([.CX3:.CX32]=[.$GY3:.$GY32])" office:value-type="float"/>
          <table:table-cell table:style-name="cellBest" table:number-matrix-columns-spanned="1" table:number-matrix-rows-spanned="1" table:formula="of:=SUM([.CY3:.CY32]=[.$GZ3:.$GZ32])" office:value-type="float"/>
          <table:table-cell table:number-matrix-columns-spanned="1" table:number-matrix-rows-spanned="1" table:formula="of:=SUM([.CZ3:.CZ32]=[.$HA3:.$HA32])" office:value-type="float"/>
          <table:table-cell table:number-matrix-columns-spanned="1" table:number-matrix-rows-spanned="1" table:formula="of:=SUM([.DA3:.DA32]=[.$HB3:.$HB32])" office:value-type="float"/>
          <table:table-cell table:number-matrix-columns-spanned="1" table:number-matrix-rows-spanned="1" table:formula="of:=SUM([.DB3:.DB32]=[.$GX3:.$GX32])" office:value-type="float"/>
          <table:table-cell table:number-matrix-columns-spanned="1" table:number-matrix-rows-spanned="1" table:formula="of:=SUM([.DC3:.DC32]=[.$GY3:.$GY32])" office:value-type="float"/>
          <table:table-cell table:number-matrix-columns-spanned="1" table:number-matrix-rows-spanned="1" table:formula="of:=SUM([.DD3:.DD32]=[.$GZ3:.$GZ32])" office:value-type="float"/>
          <table:table-cell table:number-matrix-columns-spanned="1" table:number-matrix-rows-spanned="1" table:formula="of:=SUM([.DE3:.DE32]=[.$HA3:.$HA32])" office:value-type="float"/>
          <table:table-cell table:number-matrix-columns-spanned="1" table:number-matrix-rows-spanned="1" table:formula="of:=SUM([.DF3:.DF32]=[.$HB3:.$HB32])" office:value-type="float"/>
          <table:table-cell table:number-matrix-columns-spanned="1" table:number-matrix-rows-spanned="1" table:formula="of:=SUM([.DG3:.DG32]=[.$GX3:.$GX32])" office:value-type="float"/>
          <table:table-cell table:number-matrix-columns-spanned="1" table:number-matrix-rows-spanned="1" table:formula="of:=SUM([.DH3:.DH32]=[.$GY3:.$GY32])" office:value-type="float"/>
          <table:table-cell table:number-matrix-columns-spanned="1" table:number-matrix-rows-spanned="1" table:formula="of:=SUM([.DI3:.DI32]=[.$GZ3:.$GZ32])" office:value-type="float"/>
          <table:table-cell table:number-matrix-columns-spanned="1" table:number-matrix-rows-spanned="1" table:formula="of:=SUM([.DJ3:.DJ32]=[.$HA3:.$HA32])" office:value-type="float"/>
          <table:table-cell table:number-matrix-columns-spanned="1" table:number-matrix-rows-spanned="1" table:formula="of:=SUM([.DK3:.DK32]=[.$HB3:.$HB32])" office:value-type="float"/>
          <table:table-cell table:number-matrix-columns-spanned="1" table:number-matrix-rows-spanned="1" table:formula="of:=SUM([.DL3:.DL32]=[.$GX3:.$GX32])" office:value-type="float"/>
          <table:table-cell table:number-matrix-columns-spanned="1" table:number-matrix-rows-spanned="1" table:formula="of:=SUM([.DM3:.DM32]=[.$GY3:.$GY32])" office:value-type="float"/>
          <table:table-cell table:number-matrix-columns-spanned="1" table:number-matrix-rows-spanned="1" table:formula="of:=SUM([.DN3:.DN32]=[.$GZ3:.$GZ32])" office:value-type="float"/>
          <table:table-cell table:number-matrix-columns-spanned="1" table:number-matrix-rows-spanned="1" table:formula="of:=SUM([.DO3:.DO32]=[.$HA3:.$HA32])" office:value-type="float"/>
          <table:table-cell table:number-matrix-columns-spanned="1" table:number-matrix-rows-spanned="1" table:formula="of:=SUM([.DP3:.DP32]=[.$HB3:.$HB32])" office:value-type="float"/>
          <table:table-cell table:number-matrix-columns-spanned="1" table:number-matrix-rows-spanned="1" table:formula="of:=SUM([.DQ3:.DQ32]=[.$GX3:.$GX32])" office:value-type="float"/>
          <table:table-cell table:number-matrix-columns-spanned="1" table:number-matrix-rows-spanned="1" table:formula="of:=SUM([.DR3:.DR32]=[.$GY3:.$GY32])" office:value-type="float"/>
          <table:table-cell table:number-matrix-columns-spanned="1" table:number-matrix-rows-spanned="1" table:formula="of:=SUM([.DS3:.DS32]=[.$GZ3:.$GZ32])" office:value-type="float"/>
          <table:table-cell table:number-matrix-columns-spanned="1" table:number-matrix-rows-spanned="1" table:formula="of:=SUM([.DT3:.DT32]=[.$HA3:.$HA32])" office:value-type="float"/>
          <table:table-cell table:number-matrix-columns-spanned="1" table:number-matrix-rows-spanned="1" table:formula="of:=SUM([.DU3:.DU32]=[.$HB3:.$HB32])" office:value-type="float"/>
          <table:table-cell table:number-matrix-columns-spanned="1" table:number-matrix-rows-spanned="1" table:formula="of:=SUM([.DV3:.DV32]=[.$GX3:.$GX32])" office:value-type="float"/>
          <table:table-cell table:number-matrix-columns-spanned="1" table:number-matrix-rows-spanned="1" table:formula="of:=SUM([.DW3:.DW32]=[.$GY3:.$GY32])" office:value-type="float"/>
          <table:table-cell table:number-matrix-columns-spanned="1" table:number-matrix-rows-spanned="1" table:formula="of:=SUM([.DX3:.DX32]=[.$GZ3:.$GZ32])" office:value-type="float"/>
          <table:table-cell table:number-matrix-columns-spanned="1" table:number-matrix-rows-spanned="1" table:formula="of:=SUM([.DY3:.DY32]=[.$HA3:.$HA32])" office:value-type="float"/>
          <table:table-cell table:number-matrix-columns-spanned="1" table:number-matrix-rows-spanned="1" table:formula="of:=SUM([.DZ3:.DZ32]=[.$HB3:.$HB32])" office:value-type="float"/>
          <table:table-cell table:number-matrix-columns-spanned="1" table:number-matrix-rows-spanned="1" table:formula="of:=SUM([.EA3:.EA32]=[.$GX3:.$GX32])" office:value-type="float"/>
          <table:table-cell table:number-matrix-columns-spanned="1" table:number-matrix-rows-spanned="1" table:formula="of:=SUM([.EB3:.EB32]=[.$GY3:.$GY32])" office:value-type="float"/>
          <table:table-cell table:number-matrix-columns-spanned="1" table:number-matrix-rows-spanned="1" table:formula="of:=SUM([.EC3:.EC32]=[.$GZ3:.$GZ32])" office:value-type="float"/>
          <table:table-cell table:number-matrix-columns-spanned="1" table:number-matrix-rows-spanned="1" table:formula="of:=SUM([.ED3:.ED32]=[.$HA3:.$HA32])" office:value-type="float"/>
          <table:table-cell table:number-matrix-columns-spanned="1" table:number-matrix-rows-spanned="1" table:formula="of:=SUM([.EE3:.EE32]=[.$HB3:.$HB32])" office:value-type="float"/>
          <table:table-cell table:number-matrix-columns-spanned="1" table:number-matrix-rows-spanned="1" table:formula="of:=SUM([.EF3:.EF32]=[.$GX3:.$GX32])" office:value-type="float"/>
          <table:table-cell table:number-matrix-columns-spanned="1" table:number-matrix-rows-spanned="1" table:formula="of:=SUM([.EG3:.EG32]=[.$GY3:.$GY32])" office:value-type="float"/>
          <table:table-cell table:number-matrix-columns-spanned="1" table:number-matrix-rows-spanned="1" table:formula="of:=SUM([.EH3:.EH32]=[.$GZ3:.$GZ32])" office:value-type="float"/>
          <table:table-cell table:number-matrix-columns-spanned="1" table:number-matrix-rows-spanned="1" table:formula="of:=SUM([.EI3:.EI32]=[.$HA3:.$HA32])" office:value-type="float"/>
          <table:table-cell table:number-matrix-columns-spanned="1" table:number-matrix-rows-spanned="1" table:formula="of:=SUM([.EJ3:.EJ32]=[.$HB3:.$HB32])" office:value-type="float"/>
          <table:table-cell table:number-matrix-columns-spanned="1" table:number-matrix-rows-spanned="1" table:formula="of:=SUM([.EK3:.EK32]=[.$GX3:.$GX32])" office:value-type="float"/>
          <table:table-cell table:number-matrix-columns-spanned="1" table:number-matrix-rows-spanned="1" table:formula="of:=SUM([.EL3:.EL32]=[.$GY3:.$GY32])" office:value-type="float"/>
          <table:table-cell table:number-matrix-columns-spanned="1" table:number-matrix-rows-spanned="1" table:formula="of:=SUM([.EM3:.EM32]=[.$GZ3:.$GZ32])" office:value-type="float"/>
          <table:table-cell table:number-matrix-columns-spanned="1" table:number-matrix-rows-spanned="1" table:formula="of:=SUM([.EN3:.EN32]=[.$HA3:.$HA32])" office:value-type="float"/>
          <table:table-cell table:number-matrix-columns-spanned="1" table:number-matrix-rows-spanned="1" table:formula="of:=SUM([.EO3:.EO32]=[.$HB3:.$HB32])" office:value-type="float"/>
          <table:table-cell table:number-matrix-columns-spanned="1" table:number-matrix-rows-spanned="1" table:formula="of:=SUM([.EP3:.EP32]=[.$GX3:.$GX32])" office:value-type="float"/>
          <table:table-cell table:number-matrix-columns-spanned="1" table:number-matrix-rows-spanned="1" table:formula="of:=SUM([.EQ3:.EQ32]=[.$GY3:.$GY32])" office:value-type="float"/>
          <table:table-cell table:number-matrix-columns-spanned="1" table:number-matrix-rows-spanned="1" table:formula="of:=SUM([.ER3:.ER32]=[.$GZ3:.$GZ32])" office:value-type="float"/>
          <table:table-cell table:number-matrix-columns-spanned="1" table:number-matrix-rows-spanned="1" table:formula="of:=SUM([.ES3:.ES32]=[.$HA3:.$HA32])" office:value-type="float"/>
          <table:table-cell table:number-matrix-columns-spanned="1" table:number-matrix-rows-spanned="1" table:formula="of:=SUM([.ET3:.ET32]=[.$HB3:.$HB32])" office:value-type="float"/>
          <table:table-cell table:number-matrix-columns-spanned="1" table:number-matrix-rows-spanned="1" table:formula="of:=SUM([.EU3:.EU32]=[.$GX3:.$GX32])" office:value-type="float"/>
          <table:table-cell table:number-matrix-columns-spanned="1" table:number-matrix-rows-spanned="1" table:formula="of:=SUM([.EV3:.EV32]=[.$GY3:.$GY32])" office:value-type="float"/>
          <table:table-cell table:number-matrix-columns-spanned="1" table:number-matrix-rows-spanned="1" table:formula="of:=SUM([.EW3:.EW32]=[.$GZ3:.$GZ32])" office:value-type="float"/>
          <table:table-cell table:number-matrix-columns-spanned="1" table:number-matrix-rows-spanned="1" table:formula="of:=SUM([.EX3:.EX32]=[.$HA3:.$HA32])" office:value-type="float"/>
          <table:table-cell table:number-matrix-columns-spanned="1" table:number-matrix-rows-spanned="1" table:formula="of:=SUM([.EY3:.EY32]=[.$HB3:.$HB32])" office:value-type="float"/>
          <table:table-cell table:number-matrix-columns-spanned="1" table:number-matrix-rows-spanned="1" table:formula="of:=SUM([.EZ3:.EZ32]=[.$GX3:.$GX32])" office:value-type="float"/>
          <table:table-cell table:number-matrix-columns-spanned="1" table:number-matrix-rows-spanned="1" table:formula="of:=SUM([.FA3:.FA32]=[.$GY3:.$GY32])" office:value-type="float"/>
          <table:table-cell table:number-matrix-columns-spanned="1" table:number-matrix-rows-spanned="1" table:formula="of:=SUM([.FB3:.FB32]=[.$GZ3:.$GZ32])" office:value-type="float"/>
          <table:table-cell table:number-matrix-columns-spanned="1" table:number-matrix-rows-spanned="1" table:formula="of:=SUM([.FC3:.FC32]=[.$HA3:.$HA32])" office:value-type="float"/>
          <table:table-cell table:number-matrix-columns-spanned="1" table:number-matrix-rows-spanned="1" table:formula="of:=SUM([.FD3:.FD32]=[.$HB3:.$HB32])" office:value-type="float"/>
          <table:table-cell table:number-matrix-columns-spanned="1" table:number-matrix-rows-spanned="1" table:formula="of:=SUM([.FE3:.FE32]=[.$GX3:.$GX32])" office:value-type="float"/>
          <table:table-cell table:number-matrix-columns-spanned="1" table:number-matrix-rows-spanned="1" table:formula="of:=SUM([.FF3:.FF32]=[.$GY3:.$GY32])" office:value-type="float"/>
          <table:table-cell table:number-matrix-columns-spanned="1" table:number-matrix-rows-spanned="1" table:formula="of:=SUM([.FG3:.FG32]=[.$GZ3:.$GZ32])" office:value-type="float"/>
          <table:table-cell table:number-matrix-columns-spanned="1" table:number-matrix-rows-spanned="1" table:formula="of:=SUM([.FH3:.FH32]=[.$HA3:.$HA32])" office:value-type="float"/>
          <table:table-cell table:number-matrix-columns-spanned="1" table:number-matrix-rows-spanned="1" table:formula="of:=SUM([.FI3:.FI32]=[.$HB3:.$HB32])" office:value-type="float"/>
          <table:table-cell table:number-matrix-columns-spanned="1" table:number-matrix-rows-spanned="1" table:formula="of:=SUM([.FJ3:.FJ32]=[.$GX3:.$GX32])" office:value-type="float"/>
          <table:table-cell table:number-matrix-columns-spanned="1" table:number-matrix-rows-spanned="1" table:formula="of:=SUM([.FK3:.FK32]=[.$GY3:.$GY32])" office:value-type="float"/>
          <table:table-cell table:number-matrix-columns-spanned="1" table:number-matrix-rows-spanned="1" table:formula="of:=SUM([.FL3:.FL32]=[.$GZ3:.$GZ32])" office:value-type="float"/>
          <table:table-cell table:number-matrix-columns-spanned="1" table:number-matrix-rows-spanned="1" table:formula="of:=SUM([.FM3:.FM32]=[.$HA3:.$HA32])" office:value-type="float"/>
          <table:table-cell table:number-matrix-columns-spanned="1" table:number-matrix-rows-spanned="1" table:formula="of:=SUM([.FN3:.FN32]=[.$HB3:.$HB32])" office:value-type="float"/>
          <table:table-cell table:number-matrix-columns-spanned="1" table:number-matrix-rows-spanned="1" table:formula="of:=SUM([.FO3:.FO32]=[.$GX3:.$GX32])" office:value-type="float"/>
          <table:table-cell table:number-matrix-columns-spanned="1" table:number-matrix-rows-spanned="1" table:formula="of:=SUM([.FP3:.FP32]=[.$GY3:.$GY32])" office:value-type="float"/>
          <table:table-cell table:number-matrix-columns-spanned="1" table:number-matrix-rows-spanned="1" table:formula="of:=SUM([.FQ3:.FQ32]=[.$GZ3:.$GZ32])" office:value-type="float"/>
          <table:table-cell table:number-matrix-columns-spanned="1" table:number-matrix-rows-spanned="1" table:formula="of:=SUM([.FR3:.FR32]=[.$HA3:.$HA32])" office:value-type="float"/>
          <table:table-cell table:style-name="cellBest" table:number-matrix-columns-spanned="1" table:number-matrix-rows-spanned="1" table:formula="of:=SUM([.FS3:.FS32]=[.$HB3:.$HB32])" office:value-type="float"/>
          <table:table-cell table:number-matrix-columns-spanned="1" table:number-matrix-rows-spanned="1" table:formula="of:=SUM([.FT3:.FT32]=[.$GX3:.$GX32])" office:value-type="float"/>
          <table:table-cell table:number-matrix-columns-spanned="1" table:number-matrix-rows-spanned="1" table:formula="of:=SUM([.FU3:.FU32]=[.$GY3:.$GY32])" office:value-type="float"/>
          <table:table-cell table:number-matrix-columns-spanned="1" table:number-matrix-rows-spanned="1" table:formula="of:=SUM([.FV3:.FV32]=[.$GZ3:.$GZ32])" office:value-type="float"/>
          <table:table-cell table:number-matrix-columns-spanned="1" table:number-matrix-rows-spanned="1" table:formula="of:=SUM([.FW3:.FW32]=[.$HA3:.$HA32])" office:value-type="float"/>
          <table:table-cell table:number-matrix-columns-spanned="1" table:number-matrix-rows-spanned="1" table:formula="of:=SUM([.FX3:.FX32]=[.$HB3:.$HB32])" office:value-type="float"/>
          <table:table-cell table:number-matrix-columns-spanned="1" table:number-matrix-rows-spanned="1" table:formula="of:=SUM([.FY3:.FY32]=[.$GX3:.$GX32])" office:value-type="float"/>
          <table:table-cell table:number-matrix-columns-spanned="1" table:number-matrix-rows-spanned="1" table:formula="of:=SUM([.FZ3:.FZ32]=[.$GY3:.$GY32])" office:value-type="float"/>
          <table:table-cell table:number-matrix-columns-spanned="1" table:number-matrix-rows-spanned="1" table:formula="of:=SUM([.GA3:.GA32]=[.$GZ3:.$GZ32])" office:value-type="float"/>
          <table:table-cell table:number-matrix-columns-spanned="1" table:number-matrix-rows-spanned="1" table:formula="of:=SUM([.GB3:.GB32]=[.$HA3:.$HA32])" office:value-type="float"/>
          <table:table-cell table:number-matrix-columns-spanned="1" table:number-matrix-rows-spanned="1" table:formula="of:=SUM([.GC3:.GC32]=[.$HB3:.$HB32])" office:value-type="float"/>
          <table:table-cell table:number-matrix-columns-spanned="1" table:number-matrix-rows-spanned="1" table:formula="of:=SUM([.GD3:.GD32]=[.$GX3:.$GX32])" office:value-type="float"/>
          <table:table-cell table:style-name="cellWorst" table:number-matrix-columns-spanned="1" table:number-matrix-rows-spanned="1" table:formula="of:=SUM([.GE3:.GE32]=[.$GY3:.$GY32])" office:value-type="float"/>
          <table:table-cell table:number-matrix-columns-spanned="1" table:number-matrix-rows-spanned="1" table:formula="of:=SUM([.GF3:.GF32]=[.$GZ3:.$GZ32])" office:value-type="float"/>
          <table:table-cell table:number-matrix-columns-spanned="1" table:number-matrix-rows-spanned="1" table:formula="of:=SUM([.GG3:.GG32]=[.$HA3:.$HA32])" office:value-type="float"/>
          <table:table-cell table:number-matrix-columns-spanned="1" table:number-matrix-rows-spanned="1" table:formula="of:=SUM([.GH3:.GH32]=[.$HB3:.$HB32])" office:value-type="float"/>
          <table:table-cell table:number-matrix-columns-spanned="1" table:number-matrix-rows-spanned="1" table:formula="of:=SUM([.GI3:.GI32]=[.$GX3:.$GX32])" office:value-type="float"/>
          <table:table-cell table:number-matrix-columns-spanned="1" table:number-matrix-rows-spanned="1" table:formula="of:=SUM([.GJ3:.GJ32]=[.$GY3:.$GY32])" office:value-type="float"/>
          <table:table-cell table:number-matrix-columns-spanned="1" table:number-matrix-rows-spanned="1" table:formula="of:=SUM([.GK3:.GK32]=[.$GZ3:.$GZ32])" office:value-type="float"/>
          <table:table-cell table:number-matrix-columns-spanned="1" table:number-matrix-rows-spanned="1" table:formula="of:=SUM([.GL3:.GL32]=[.$HA3:.$HA32])" office:value-type="float"/>
          <table:table-cell table:number-matrix-columns-spanned="1" table:number-matrix-rows-spanned="1" table:formula="of:=SUM([.GM3:.GM32]=[.$HB3:.$HB32])" office:value-type="float"/>
          <table:table-cell table:number-matrix-columns-spanned="1" table:number-matrix-rows-spanned="1" table:formula="of:=SUM([.GN3:.GN32]=[.$GX3:.$GX32])" office:value-type="float"/>
          <table:table-cell table:number-matrix-columns-spanned="1" table:number-matrix-rows-spanned="1" table:formula="of:=SUM([.GO3:.GO32]=[.$GY3:.$GY32])" office:value-type="float"/>
          <table:table-cell table:number-matrix-columns-spanned="1" table:number-matrix-rows-spanned="1" table:formula="of:=SUM([.GP3:.GP32]=[.$GZ3:.$GZ32])" office:value-type="float"/>
          <table:table-cell table:number-matrix-columns-spanned="1" table:number-matrix-rows-spanned="1" table:formula="of:=SUM([.GQ3:.GQ32]=[.$HA3:.$HA32])" office:value-type="float"/>
          <table:table-cell table:number-matrix-columns-spanned="1" table:number-matrix-rows-spanned="1" table:formula="of:=SUM([.GR3:.GR32]=[.$HB3:.$HB32])" office:value-type="float"/>
          <table:table-cell table:number-matrix-columns-spanned="1" table:number-matrix-rows-spanned="1" table:formula="of:=SUM([.GS3:.GS32]=[.$GX3:.$GX32])" office:value-type="float"/>
          <table:table-cell table:number-matrix-columns-spanned="1" table:number-matrix-rows-spanned="1" table:formula="of:=SUM([.GT3:.GT32]=[.$GY3:.$GY32])" office:value-type="float"/>
          <table:table-cell table:number-matrix-columns-spanned="1" table:number-matrix-rows-spanned="1" table:formula="of:=SUM([.GU3:.GU32]=[.$GZ3:.$GZ32])" office:value-type="float"/>
          <table:table-cell table:number-matrix-columns-spanned="1" table:number-matrix-rows-spanned="1" table:formula="of:=SUM([.GV3:.GV32]=[.$HA3:.$HA32])" office:value-type="float"/>
          <table:table-cell table:number-matrix-columns-spanned="1" table:number-matrix-rows-spanned="1" table:formula="of:=SUM([.GW3:.GW32]=[.$HB3:.$HB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HC3:.$HC32])" office:value-type="float"/>
          <table:table-cell table:number-matrix-columns-spanned="1" table:number-matrix-rows-spanned="1" table:formula="of:=SUM([.C3:.C32]&lt;[.$HD3:.$HD32])" office:value-type="float"/>
          <table:table-cell table:number-matrix-columns-spanned="1" table:number-matrix-rows-spanned="1" table:formula="of:=SUM([.D3:.D32]&lt;[.$HE3:.$HE32])" office:value-type="float"/>
          <table:table-cell table:number-matrix-columns-spanned="1" table:number-matrix-rows-spanned="1" table:formula="of:=SUM([.E3:.E32]&lt;[.$HF3:.$HF32])" office:value-type="float"/>
          <table:table-cell table:number-matrix-columns-spanned="1" table:number-matrix-rows-spanned="1" table:formula="of:=SUM([.F3:.F32]&lt;[.$HC3:.$HC32])" office:value-type="float"/>
          <table:table-cell table:number-matrix-columns-spanned="1" table:number-matrix-rows-spanned="1" table:formula="of:=SUM([.G3:.G32]&lt;[.$HD3:.$HD32])" office:value-type="float"/>
          <table:table-cell table:number-matrix-columns-spanned="1" table:number-matrix-rows-spanned="1" table:formula="of:=SUM([.H3:.H32]&lt;[.$HE3:.$HE32])" office:value-type="float"/>
          <table:table-cell table:number-matrix-columns-spanned="1" table:number-matrix-rows-spanned="1" table:formula="of:=SUM([.I3:.I32]&lt;[.$HF3:.$HF32])" office:value-type="float"/>
          <table:table-cell table:style-name="cellBest" table:number-matrix-columns-spanned="1" table:number-matrix-rows-spanned="1" table:formula="of:=SUM([.J3:.J32]&lt;[.$HG3:.$HG32])" office:value-type="float"/>
          <table:table-cell table:number-matrix-columns-spanned="1" table:number-matrix-rows-spanned="1" table:formula="of:=SUM([.K3:.K32]&lt;[.$HC3:.$HC32])" office:value-type="float"/>
          <table:table-cell table:number-matrix-columns-spanned="1" table:number-matrix-rows-spanned="1" table:formula="of:=SUM([.L3:.L32]&lt;[.$HD3:.$HD32])" office:value-type="float"/>
          <table:table-cell table:number-matrix-columns-spanned="1" table:number-matrix-rows-spanned="1" table:formula="of:=SUM([.M3:.M32]&lt;[.$HE3:.$HE32])" office:value-type="float"/>
          <table:table-cell table:number-matrix-columns-spanned="1" table:number-matrix-rows-spanned="1" table:formula="of:=SUM([.N3:.N32]&lt;[.$HF3:.$HF32])" office:value-type="float"/>
          <table:table-cell table:style-name="cellBest" table:number-matrix-columns-spanned="1" table:number-matrix-rows-spanned="1" table:formula="of:=SUM([.O3:.O32]&lt;[.$HG3:.$HG32])" office:value-type="float"/>
          <table:table-cell table:number-matrix-columns-spanned="1" table:number-matrix-rows-spanned="1" table:formula="of:=SUM([.P3:.P32]&lt;[.$HC3:.$HC32])" office:value-type="float"/>
          <table:table-cell table:number-matrix-columns-spanned="1" table:number-matrix-rows-spanned="1" table:formula="of:=SUM([.Q3:.Q32]&lt;[.$HD3:.$HD32])" office:value-type="float"/>
          <table:table-cell table:number-matrix-columns-spanned="1" table:number-matrix-rows-spanned="1" table:formula="of:=SUM([.R3:.R32]&lt;[.$HE3:.$HE32])" office:value-type="float"/>
          <table:table-cell table:number-matrix-columns-spanned="1" table:number-matrix-rows-spanned="1" table:formula="of:=SUM([.S3:.S32]&lt;[.$HF3:.$HF32])" office:value-type="float"/>
          <table:table-cell table:number-matrix-columns-spanned="1" table:number-matrix-rows-spanned="1" table:formula="of:=SUM([.T3:.T32]&lt;[.$HG3:.$HG32])" office:value-type="float"/>
          <table:table-cell table:number-matrix-columns-spanned="1" table:number-matrix-rows-spanned="1" table:formula="of:=SUM([.U3:.U32]&lt;[.$HC3:.$HC32])" office:value-type="float"/>
          <table:table-cell table:style-name="cellBest" table:number-matrix-columns-spanned="1" table:number-matrix-rows-spanned="1" table:formula="of:=SUM([.V3:.V32]&lt;[.$HD3:.$HD32])" office:value-type="float"/>
          <table:table-cell table:number-matrix-columns-spanned="1" table:number-matrix-rows-spanned="1" table:formula="of:=SUM([.W3:.W32]&lt;[.$HE3:.$HE32])" office:value-type="float"/>
          <table:table-cell table:number-matrix-columns-spanned="1" table:number-matrix-rows-spanned="1" table:formula="of:=SUM([.X3:.X32]&lt;[.$HF3:.$HF32])" office:value-type="float"/>
          <table:table-cell table:number-matrix-columns-spanned="1" table:number-matrix-rows-spanned="1" table:formula="of:=SUM([.Y3:.Y32]&lt;[.$HG3:.$HG32])" office:value-type="float"/>
          <table:table-cell table:number-matrix-columns-spanned="1" table:number-matrix-rows-spanned="1" table:formula="of:=SUM([.Z3:.Z32]&lt;[.$HC3:.$HC32])" office:value-type="float"/>
          <table:table-cell table:number-matrix-columns-spanned="1" table:number-matrix-rows-spanned="1" table:formula="of:=SUM([.AA3:.AA32]&lt;[.$HD3:.$HD32])" office:value-type="float"/>
          <table:table-cell table:number-matrix-columns-spanned="1" table:number-matrix-rows-spanned="1" table:formula="of:=SUM([.AB3:.AB32]&lt;[.$HE3:.$HE32])" office:value-type="float"/>
          <table:table-cell table:number-matrix-columns-spanned="1" table:number-matrix-rows-spanned="1" table:formula="of:=SUM([.AC3:.AC32]&lt;[.$HF3:.$HF32])" office:value-type="float"/>
          <table:table-cell table:number-matrix-columns-spanned="1" table:number-matrix-rows-spanned="1" table:formula="of:=SUM([.AD3:.AD32]&lt;[.$HG3:.$HG32])" office:value-type="float"/>
          <table:table-cell table:number-matrix-columns-spanned="1" table:number-matrix-rows-spanned="1" table:formula="of:=SUM([.AE3:.AE32]&lt;[.$HC3:.$HC32])" office:value-type="float"/>
          <table:table-cell table:style-name="cellBest" table:number-matrix-columns-spanned="1" table:number-matrix-rows-spanned="1" table:formula="of:=SUM([.AF3:.AF32]&lt;[.$HD3:.$HD32])" office:value-type="float"/>
          <table:table-cell table:number-matrix-columns-spanned="1" table:number-matrix-rows-spanned="1" table:formula="of:=SUM([.AG3:.AG32]&lt;[.$HE3:.$HE32])" office:value-type="float"/>
          <table:table-cell table:number-matrix-columns-spanned="1" table:number-matrix-rows-spanned="1" table:formula="of:=SUM([.AH3:.AH32]&lt;[.$HF3:.$HF32])" office:value-type="float"/>
          <table:table-cell table:number-matrix-columns-spanned="1" table:number-matrix-rows-spanned="1" table:formula="of:=SUM([.AI3:.AI32]&lt;[.$HG3:.$HG32])" office:value-type="float"/>
          <table:table-cell table:number-matrix-columns-spanned="1" table:number-matrix-rows-spanned="1" table:formula="of:=SUM([.AJ3:.AJ32]&lt;[.$HC3:.$HC32])" office:value-type="float"/>
          <table:table-cell table:style-name="cellBest" table:number-matrix-columns-spanned="1" table:number-matrix-rows-spanned="1" table:formula="of:=SUM([.AK3:.AK32]&lt;[.$HD3:.$HD32])" office:value-type="float"/>
          <table:table-cell table:number-matrix-columns-spanned="1" table:number-matrix-rows-spanned="1" table:formula="of:=SUM([.AL3:.AL32]&lt;[.$HE3:.$HE32])" office:value-type="float"/>
          <table:table-cell table:number-matrix-columns-spanned="1" table:number-matrix-rows-spanned="1" table:formula="of:=SUM([.AM3:.AM32]&lt;[.$HF3:.$HF32])" office:value-type="float"/>
          <table:table-cell table:number-matrix-columns-spanned="1" table:number-matrix-rows-spanned="1" table:formula="of:=SUM([.AN3:.AN32]&lt;[.$HG3:.$HG32])" office:value-type="float"/>
          <table:table-cell table:number-matrix-columns-spanned="1" table:number-matrix-rows-spanned="1" table:formula="of:=SUM([.AO3:.AO32]&lt;[.$HC3:.$HC32])" office:value-type="float"/>
          <table:table-cell table:number-matrix-columns-spanned="1" table:number-matrix-rows-spanned="1" table:formula="of:=SUM([.AP3:.AP32]&lt;[.$HD3:.$HD32])" office:value-type="float"/>
          <table:table-cell table:number-matrix-columns-spanned="1" table:number-matrix-rows-spanned="1" table:formula="of:=SUM([.AQ3:.AQ32]&lt;[.$HE3:.$HE32])" office:value-type="float"/>
          <table:table-cell table:number-matrix-columns-spanned="1" table:number-matrix-rows-spanned="1" table:formula="of:=SUM([.AR3:.AR32]&lt;[.$HF3:.$HF32])" office:value-type="float"/>
          <table:table-cell table:number-matrix-columns-spanned="1" table:number-matrix-rows-spanned="1" table:formula="of:=SUM([.AS3:.AS32]&lt;[.$HG3:.$HG32])" office:value-type="float"/>
          <table:table-cell table:number-matrix-columns-spanned="1" table:number-matrix-rows-spanned="1" table:formula="of:=SUM([.AT3:.AT32]&lt;[.$HC3:.$HC32])" office:value-type="float"/>
          <table:table-cell table:number-matrix-columns-spanned="1" table:number-matrix-rows-spanned="1" table:formula="of:=SUM([.AU3:.AU32]&lt;[.$HD3:.$HD32])" office:value-type="float"/>
          <table:table-cell table:number-matrix-columns-spanned="1" table:number-matrix-rows-spanned="1" table:formula="of:=SUM([.AV3:.AV32]&lt;[.$HE3:.$HE32])" office:value-type="float"/>
          <table:table-cell table:number-matrix-columns-spanned="1" table:number-matrix-rows-spanned="1" table:formula="of:=SUM([.AW3:.AW32]&lt;[.$HF3:.$HF32])" office:value-type="float"/>
          <table:table-cell table:number-matrix-columns-spanned="1" table:number-matrix-rows-spanned="1" table:formula="of:=SUM([.AX3:.AX32]&lt;[.$HG3:.$HG32])" office:value-type="float"/>
          <table:table-cell table:number-matrix-columns-spanned="1" table:number-matrix-rows-spanned="1" table:formula="of:=SUM([.AY3:.AY32]&lt;[.$HC3:.$HC32])" office:value-type="float"/>
          <table:table-cell table:number-matrix-columns-spanned="1" table:number-matrix-rows-spanned="1" table:formula="of:=SUM([.AZ3:.AZ32]&lt;[.$HD3:.$HD32])" office:value-type="float"/>
          <table:table-cell table:number-matrix-columns-spanned="1" table:number-matrix-rows-spanned="1" table:formula="of:=SUM([.BA3:.BA32]&lt;[.$HE3:.$HE32])" office:value-type="float"/>
          <table:table-cell table:number-matrix-columns-spanned="1" table:number-matrix-rows-spanned="1" table:formula="of:=SUM([.BB3:.BB32]&lt;[.$HF3:.$HF32])" office:value-type="float"/>
          <table:table-cell table:number-matrix-columns-spanned="1" table:number-matrix-rows-spanned="1" table:formula="of:=SUM([.BC3:.BC32]&lt;[.$HG3:.$HG32])" office:value-type="float"/>
          <table:table-cell table:number-matrix-columns-spanned="1" table:number-matrix-rows-spanned="1" table:formula="of:=SUM([.BD3:.BD32]&lt;[.$HC3:.$HC32])" office:value-type="float"/>
          <table:table-cell table:number-matrix-columns-spanned="1" table:number-matrix-rows-spanned="1" table:formula="of:=SUM([.BE3:.BE32]&lt;[.$HD3:.$HD32])" office:value-type="float"/>
          <table:table-cell table:number-matrix-columns-spanned="1" table:number-matrix-rows-spanned="1" table:formula="of:=SUM([.BF3:.BF32]&lt;[.$HE3:.$HE32])" office:value-type="float"/>
          <table:table-cell table:number-matrix-columns-spanned="1" table:number-matrix-rows-spanned="1" table:formula="of:=SUM([.BG3:.BG32]&lt;[.$HF3:.$HF32])" office:value-type="float"/>
          <table:table-cell table:number-matrix-columns-spanned="1" table:number-matrix-rows-spanned="1" table:formula="of:=SUM([.BH3:.BH32]&lt;[.$HG3:.$HG32])" office:value-type="float"/>
          <table:table-cell table:number-matrix-columns-spanned="1" table:number-matrix-rows-spanned="1" table:formula="of:=SUM([.BI3:.BI32]&lt;[.$HC3:.$HC32])" office:value-type="float"/>
          <table:table-cell table:number-matrix-columns-spanned="1" table:number-matrix-rows-spanned="1" table:formula="of:=SUM([.BJ3:.BJ32]&lt;[.$HD3:.$HD32])" office:value-type="float"/>
          <table:table-cell table:number-matrix-columns-spanned="1" table:number-matrix-rows-spanned="1" table:formula="of:=SUM([.BK3:.BK32]&lt;[.$HE3:.$HE32])" office:value-type="float"/>
          <table:table-cell table:number-matrix-columns-spanned="1" table:number-matrix-rows-spanned="1" table:formula="of:=SUM([.BL3:.BL32]&lt;[.$HF3:.$HF32])" office:value-type="float"/>
          <table:table-cell table:number-matrix-columns-spanned="1" table:number-matrix-rows-spanned="1" table:formula="of:=SUM([.BM3:.BM32]&lt;[.$HG3:.$HG32])" office:value-type="float"/>
          <table:table-cell table:number-matrix-columns-spanned="1" table:number-matrix-rows-spanned="1" table:formula="of:=SUM([.BN3:.BN32]&lt;[.$HC3:.$HC32])" office:value-type="float"/>
          <table:table-cell table:number-matrix-columns-spanned="1" table:number-matrix-rows-spanned="1" table:formula="of:=SUM([.BO3:.BO32]&lt;[.$HD3:.$HD32])" office:value-type="float"/>
          <table:table-cell table:number-matrix-columns-spanned="1" table:number-matrix-rows-spanned="1" table:formula="of:=SUM([.BP3:.BP32]&lt;[.$HE3:.$HE32])" office:value-type="float"/>
          <table:table-cell table:number-matrix-columns-spanned="1" table:number-matrix-rows-spanned="1" table:formula="of:=SUM([.BQ3:.BQ32]&lt;[.$HF3:.$HF32])" office:value-type="float"/>
          <table:table-cell table:number-matrix-columns-spanned="1" table:number-matrix-rows-spanned="1" table:formula="of:=SUM([.BR3:.BR32]&lt;[.$HG3:.$HG32])" office:value-type="float"/>
          <table:table-cell table:number-matrix-columns-spanned="1" table:number-matrix-rows-spanned="1" table:formula="of:=SUM([.BS3:.BS32]&lt;[.$HC3:.$HC32])" office:value-type="float"/>
          <table:table-cell table:number-matrix-columns-spanned="1" table:number-matrix-rows-spanned="1" table:formula="of:=SUM([.BT3:.BT32]&lt;[.$HD3:.$HD32])" office:value-type="float"/>
          <table:table-cell table:style-name="cellBest" table:number-matrix-columns-spanned="1" table:number-matrix-rows-spanned="1" table:formula="of:=SUM([.BU3:.BU32]&lt;[.$HE3:.$HE32])" office:value-type="float"/>
          <table:table-cell table:style-name="cellBest" table:number-matrix-columns-spanned="1" table:number-matrix-rows-spanned="1" table:formula="of:=SUM([.BV3:.BV32]&lt;[.$HF3:.$HF32])" office:value-type="float"/>
          <table:table-cell table:number-matrix-columns-spanned="1" table:number-matrix-rows-spanned="1" table:formula="of:=SUM([.BW3:.BW32]&lt;[.$HG3:.$HG32])" office:value-type="float"/>
          <table:table-cell table:number-matrix-columns-spanned="1" table:number-matrix-rows-spanned="1" table:formula="of:=SUM([.BX3:.BX32]&lt;[.$HC3:.$HC32])" office:value-type="float"/>
          <table:table-cell table:number-matrix-columns-spanned="1" table:number-matrix-rows-spanned="1" table:formula="of:=SUM([.BY3:.BY32]&lt;[.$HD3:.$HD32])" office:value-type="float"/>
          <table:table-cell table:number-matrix-columns-spanned="1" table:number-matrix-rows-spanned="1" table:formula="of:=SUM([.BZ3:.BZ32]&lt;[.$HE3:.$HE32])" office:value-type="float"/>
          <table:table-cell table:number-matrix-columns-spanned="1" table:number-matrix-rows-spanned="1" table:formula="of:=SUM([.CA3:.CA32]&lt;[.$HF3:.$HF32])" office:value-type="float"/>
          <table:table-cell table:style-name="cellBest" table:number-matrix-columns-spanned="1" table:number-matrix-rows-spanned="1" table:formula="of:=SUM([.CB3:.CB32]&lt;[.$HG3:.$HG32])" office:value-type="float"/>
          <table:table-cell table:number-matrix-columns-spanned="1" table:number-matrix-rows-spanned="1" table:formula="of:=SUM([.CC3:.CC32]&lt;[.$HC3:.$HC32])" office:value-type="float"/>
          <table:table-cell table:number-matrix-columns-spanned="1" table:number-matrix-rows-spanned="1" table:formula="of:=SUM([.CD3:.CD32]&lt;[.$HD3:.$HD32])" office:value-type="float"/>
          <table:table-cell table:number-matrix-columns-spanned="1" table:number-matrix-rows-spanned="1" table:formula="of:=SUM([.CE3:.CE32]&lt;[.$HE3:.$HE32])" office:value-type="float"/>
          <table:table-cell table:number-matrix-columns-spanned="1" table:number-matrix-rows-spanned="1" table:formula="of:=SUM([.CF3:.CF32]&lt;[.$HF3:.$HF32])" office:value-type="float"/>
          <table:table-cell table:number-matrix-columns-spanned="1" table:number-matrix-rows-spanned="1" table:formula="of:=SUM([.CG3:.CG32]&lt;[.$HG3:.$HG32])" office:value-type="float"/>
          <table:table-cell table:number-matrix-columns-spanned="1" table:number-matrix-rows-spanned="1" table:formula="of:=SUM([.CH3:.CH32]&lt;[.$HC3:.$HC32])" office:value-type="float"/>
          <table:table-cell table:number-matrix-columns-spanned="1" table:number-matrix-rows-spanned="1" table:formula="of:=SUM([.CI3:.CI32]&lt;[.$HD3:.$HD32])" office:value-type="float"/>
          <table:table-cell table:number-matrix-columns-spanned="1" table:number-matrix-rows-spanned="1" table:formula="of:=SUM([.CJ3:.CJ32]&lt;[.$HE3:.$HE32])" office:value-type="float"/>
          <table:table-cell table:number-matrix-columns-spanned="1" table:number-matrix-rows-spanned="1" table:formula="of:=SUM([.CK3:.CK32]&lt;[.$HF3:.$HF32])" office:value-type="float"/>
          <table:table-cell table:number-matrix-columns-spanned="1" table:number-matrix-rows-spanned="1" table:formula="of:=SUM([.CL3:.CL32]&lt;[.$HG3:.$HG32])" office:value-type="float"/>
          <table:table-cell table:number-matrix-columns-spanned="1" table:number-matrix-rows-spanned="1" table:formula="of:=SUM([.CM3:.CM32]&lt;[.$HC3:.$HC32])" office:value-type="float"/>
          <table:table-cell table:style-name="cellWorst" table:number-matrix-columns-spanned="1" table:number-matrix-rows-spanned="1" table:formula="of:=SUM([.CN3:.CN32]&lt;[.$HD3:.$HD32])" office:value-type="float"/>
          <table:table-cell table:number-matrix-columns-spanned="1" table:number-matrix-rows-spanned="1" table:formula="of:=SUM([.CO3:.CO32]&lt;[.$HE3:.$HE32])" office:value-type="float"/>
          <table:table-cell table:number-matrix-columns-spanned="1" table:number-matrix-rows-spanned="1" table:formula="of:=SUM([.CP3:.CP32]&lt;[.$HF3:.$HF32])" office:value-type="float"/>
          <table:table-cell table:number-matrix-columns-spanned="1" table:number-matrix-rows-spanned="1" table:formula="of:=SUM([.CQ3:.CQ32]&lt;[.$HG3:.$HG32])" office:value-type="float"/>
          <table:table-cell table:number-matrix-columns-spanned="1" table:number-matrix-rows-spanned="1" table:formula="of:=SUM([.CR3:.CR32]&lt;[.$HC3:.$HC32])" office:value-type="float"/>
          <table:table-cell table:number-matrix-columns-spanned="1" table:number-matrix-rows-spanned="1" table:formula="of:=SUM([.CS3:.CS32]&lt;[.$HD3:.$HD32])" office:value-type="float"/>
          <table:table-cell table:number-matrix-columns-spanned="1" table:number-matrix-rows-spanned="1" table:formula="of:=SUM([.CT3:.CT32]&lt;[.$HE3:.$HE32])" office:value-type="float"/>
          <table:table-cell table:number-matrix-columns-spanned="1" table:number-matrix-rows-spanned="1" table:formula="of:=SUM([.CU3:.CU32]&lt;[.$HF3:.$HF32])" office:value-type="float"/>
          <table:table-cell table:number-matrix-columns-spanned="1" table:number-matrix-rows-spanned="1" table:formula="of:=SUM([.CV3:.CV32]&lt;[.$HG3:.$HG32])" office:value-type="float"/>
          <table:table-cell table:style-name="cellBest" table:number-matrix-columns-spanned="1" table:number-matrix-rows-spanned="1" table:formula="of:=SUM([.CW3:.CW32]&lt;[.$HC3:.$HC32])" office:value-type="float"/>
          <table:table-cell table:style-name="cellBest" table:number-matrix-columns-spanned="1" table:number-matrix-rows-spanned="1" table:formula="of:=SUM([.CX3:.CX32]&lt;[.$HD3:.$HD32])" office:value-type="float"/>
          <table:table-cell table:number-matrix-columns-spanned="1" table:number-matrix-rows-spanned="1" table:formula="of:=SUM([.CY3:.CY32]&lt;[.$HE3:.$HE32])" office:value-type="float"/>
          <table:table-cell table:number-matrix-columns-spanned="1" table:number-matrix-rows-spanned="1" table:formula="of:=SUM([.CZ3:.CZ32]&lt;[.$HF3:.$HF32])" office:value-type="float"/>
          <table:table-cell table:number-matrix-columns-spanned="1" table:number-matrix-rows-spanned="1" table:formula="of:=SUM([.DA3:.DA32]&lt;[.$HG3:.$HG32])" office:value-type="float"/>
          <table:table-cell table:number-matrix-columns-spanned="1" table:number-matrix-rows-spanned="1" table:formula="of:=SUM([.DB3:.DB32]&lt;[.$HC3:.$HC32])" office:value-type="float"/>
          <table:table-cell table:style-name="cellWorst" table:number-matrix-columns-spanned="1" table:number-matrix-rows-spanned="1" table:formula="of:=SUM([.DC3:.DC32]&lt;[.$HD3:.$HD32])" office:value-type="float"/>
          <table:table-cell table:number-matrix-columns-spanned="1" table:number-matrix-rows-spanned="1" table:formula="of:=SUM([.DD3:.DD32]&lt;[.$HE3:.$HE32])" office:value-type="float"/>
          <table:table-cell table:number-matrix-columns-spanned="1" table:number-matrix-rows-spanned="1" table:formula="of:=SUM([.DE3:.DE32]&lt;[.$HF3:.$HF32])" office:value-type="float"/>
          <table:table-cell table:number-matrix-columns-spanned="1" table:number-matrix-rows-spanned="1" table:formula="of:=SUM([.DF3:.DF32]&lt;[.$HG3:.$HG32])" office:value-type="float"/>
          <table:table-cell table:number-matrix-columns-spanned="1" table:number-matrix-rows-spanned="1" table:formula="of:=SUM([.DG3:.DG32]&lt;[.$HC3:.$HC32])" office:value-type="float"/>
          <table:table-cell table:number-matrix-columns-spanned="1" table:number-matrix-rows-spanned="1" table:formula="of:=SUM([.DH3:.DH32]&lt;[.$HD3:.$HD32])" office:value-type="float"/>
          <table:table-cell table:number-matrix-columns-spanned="1" table:number-matrix-rows-spanned="1" table:formula="of:=SUM([.DI3:.DI32]&lt;[.$HE3:.$HE32])" office:value-type="float"/>
          <table:table-cell table:number-matrix-columns-spanned="1" table:number-matrix-rows-spanned="1" table:formula="of:=SUM([.DJ3:.DJ32]&lt;[.$HF3:.$HF32])" office:value-type="float"/>
          <table:table-cell table:number-matrix-columns-spanned="1" table:number-matrix-rows-spanned="1" table:formula="of:=SUM([.DK3:.DK32]&lt;[.$HG3:.$HG32])" office:value-type="float"/>
          <table:table-cell table:number-matrix-columns-spanned="1" table:number-matrix-rows-spanned="1" table:formula="of:=SUM([.DL3:.DL32]&lt;[.$HC3:.$HC32])" office:value-type="float"/>
          <table:table-cell table:number-matrix-columns-spanned="1" table:number-matrix-rows-spanned="1" table:formula="of:=SUM([.DM3:.DM32]&lt;[.$HD3:.$HD32])" office:value-type="float"/>
          <table:table-cell table:number-matrix-columns-spanned="1" table:number-matrix-rows-spanned="1" table:formula="of:=SUM([.DN3:.DN32]&lt;[.$HE3:.$HE32])" office:value-type="float"/>
          <table:table-cell table:number-matrix-columns-spanned="1" table:number-matrix-rows-spanned="1" table:formula="of:=SUM([.DO3:.DO32]&lt;[.$HF3:.$HF32])" office:value-type="float"/>
          <table:table-cell table:number-matrix-columns-spanned="1" table:number-matrix-rows-spanned="1" table:formula="of:=SUM([.DP3:.DP32]&lt;[.$HG3:.$HG32])" office:value-type="float"/>
          <table:table-cell table:number-matrix-columns-spanned="1" table:number-matrix-rows-spanned="1" table:formula="of:=SUM([.DQ3:.DQ32]&lt;[.$HC3:.$HC32])" office:value-type="float"/>
          <table:table-cell table:number-matrix-columns-spanned="1" table:number-matrix-rows-spanned="1" table:formula="of:=SUM([.DR3:.DR32]&lt;[.$HD3:.$HD32])" office:value-type="float"/>
          <table:table-cell table:number-matrix-columns-spanned="1" table:number-matrix-rows-spanned="1" table:formula="of:=SUM([.DS3:.DS32]&lt;[.$HE3:.$HE32])" office:value-type="float"/>
          <table:table-cell table:number-matrix-columns-spanned="1" table:number-matrix-rows-spanned="1" table:formula="of:=SUM([.DT3:.DT32]&lt;[.$HF3:.$HF32])" office:value-type="float"/>
          <table:table-cell table:number-matrix-columns-spanned="1" table:number-matrix-rows-spanned="1" table:formula="of:=SUM([.DU3:.DU32]&lt;[.$HG3:.$HG32])" office:value-type="float"/>
          <table:table-cell table:number-matrix-columns-spanned="1" table:number-matrix-rows-spanned="1" table:formula="of:=SUM([.DV3:.DV32]&lt;[.$HC3:.$HC32])" office:value-type="float"/>
          <table:table-cell table:number-matrix-columns-spanned="1" table:number-matrix-rows-spanned="1" table:formula="of:=SUM([.DW3:.DW32]&lt;[.$HD3:.$HD32])" office:value-type="float"/>
          <table:table-cell table:number-matrix-columns-spanned="1" table:number-matrix-rows-spanned="1" table:formula="of:=SUM([.DX3:.DX32]&lt;[.$HE3:.$HE32])" office:value-type="float"/>
          <table:table-cell table:number-matrix-columns-spanned="1" table:number-matrix-rows-spanned="1" table:formula="of:=SUM([.DY3:.DY32]&lt;[.$HF3:.$HF32])" office:value-type="float"/>
          <table:table-cell table:number-matrix-columns-spanned="1" table:number-matrix-rows-spanned="1" table:formula="of:=SUM([.DZ3:.DZ32]&lt;[.$HG3:.$HG32])" office:value-type="float"/>
          <table:table-cell table:number-matrix-columns-spanned="1" table:number-matrix-rows-spanned="1" table:formula="of:=SUM([.EA3:.EA32]&lt;[.$HC3:.$HC32])" office:value-type="float"/>
          <table:table-cell table:number-matrix-columns-spanned="1" table:number-matrix-rows-spanned="1" table:formula="of:=SUM([.EB3:.EB32]&lt;[.$HD3:.$HD32])" office:value-type="float"/>
          <table:table-cell table:number-matrix-columns-spanned="1" table:number-matrix-rows-spanned="1" table:formula="of:=SUM([.EC3:.EC32]&lt;[.$HE3:.$HE32])" office:value-type="float"/>
          <table:table-cell table:number-matrix-columns-spanned="1" table:number-matrix-rows-spanned="1" table:formula="of:=SUM([.ED3:.ED32]&lt;[.$HF3:.$HF32])" office:value-type="float"/>
          <table:table-cell table:number-matrix-columns-spanned="1" table:number-matrix-rows-spanned="1" table:formula="of:=SUM([.EE3:.EE32]&lt;[.$HG3:.$HG32])" office:value-type="float"/>
          <table:table-cell table:number-matrix-columns-spanned="1" table:number-matrix-rows-spanned="1" table:formula="of:=SUM([.EF3:.EF32]&lt;[.$HC3:.$HC32])" office:value-type="float"/>
          <table:table-cell table:number-matrix-columns-spanned="1" table:number-matrix-rows-spanned="1" table:formula="of:=SUM([.EG3:.EG32]&lt;[.$HD3:.$HD32])" office:value-type="float"/>
          <table:table-cell table:number-matrix-columns-spanned="1" table:number-matrix-rows-spanned="1" table:formula="of:=SUM([.EH3:.EH32]&lt;[.$HE3:.$HE32])" office:value-type="float"/>
          <table:table-cell table:number-matrix-columns-spanned="1" table:number-matrix-rows-spanned="1" table:formula="of:=SUM([.EI3:.EI32]&lt;[.$HF3:.$HF32])" office:value-type="float"/>
          <table:table-cell table:number-matrix-columns-spanned="1" table:number-matrix-rows-spanned="1" table:formula="of:=SUM([.EJ3:.EJ32]&lt;[.$HG3:.$HG32])" office:value-type="float"/>
          <table:table-cell table:number-matrix-columns-spanned="1" table:number-matrix-rows-spanned="1" table:formula="of:=SUM([.EK3:.EK32]&lt;[.$HC3:.$HC32])" office:value-type="float"/>
          <table:table-cell table:number-matrix-columns-spanned="1" table:number-matrix-rows-spanned="1" table:formula="of:=SUM([.EL3:.EL32]&lt;[.$HD3:.$HD32])" office:value-type="float"/>
          <table:table-cell table:number-matrix-columns-spanned="1" table:number-matrix-rows-spanned="1" table:formula="of:=SUM([.EM3:.EM32]&lt;[.$HE3:.$HE32])" office:value-type="float"/>
          <table:table-cell table:number-matrix-columns-spanned="1" table:number-matrix-rows-spanned="1" table:formula="of:=SUM([.EN3:.EN32]&lt;[.$HF3:.$HF32])" office:value-type="float"/>
          <table:table-cell table:number-matrix-columns-spanned="1" table:number-matrix-rows-spanned="1" table:formula="of:=SUM([.EO3:.EO32]&lt;[.$HG3:.$HG32])" office:value-type="float"/>
          <table:table-cell table:number-matrix-columns-spanned="1" table:number-matrix-rows-spanned="1" table:formula="of:=SUM([.EP3:.EP32]&lt;[.$HC3:.$HC32])" office:value-type="float"/>
          <table:table-cell table:number-matrix-columns-spanned="1" table:number-matrix-rows-spanned="1" table:formula="of:=SUM([.EQ3:.EQ32]&lt;[.$HD3:.$HD32])" office:value-type="float"/>
          <table:table-cell table:style-name="cellWorst" table:number-matrix-columns-spanned="1" table:number-matrix-rows-spanned="1" table:formula="of:=SUM([.ER3:.ER32]&lt;[.$HE3:.$HE32])" office:value-type="float"/>
          <table:table-cell table:number-matrix-columns-spanned="1" table:number-matrix-rows-spanned="1" table:formula="of:=SUM([.ES3:.ES32]&lt;[.$HF3:.$HF32])" office:value-type="float"/>
          <table:table-cell table:number-matrix-columns-spanned="1" table:number-matrix-rows-spanned="1" table:formula="of:=SUM([.ET3:.ET32]&lt;[.$HG3:.$HG32])" office:value-type="float"/>
          <table:table-cell table:number-matrix-columns-spanned="1" table:number-matrix-rows-spanned="1" table:formula="of:=SUM([.EU3:.EU32]&lt;[.$HC3:.$HC32])" office:value-type="float"/>
          <table:table-cell table:number-matrix-columns-spanned="1" table:number-matrix-rows-spanned="1" table:formula="of:=SUM([.EV3:.EV32]&lt;[.$HD3:.$HD32])" office:value-type="float"/>
          <table:table-cell table:number-matrix-columns-spanned="1" table:number-matrix-rows-spanned="1" table:formula="of:=SUM([.EW3:.EW32]&lt;[.$HE3:.$HE32])" office:value-type="float"/>
          <table:table-cell table:number-matrix-columns-spanned="1" table:number-matrix-rows-spanned="1" table:formula="of:=SUM([.EX3:.EX32]&lt;[.$HF3:.$HF32])" office:value-type="float"/>
          <table:table-cell table:number-matrix-columns-spanned="1" table:number-matrix-rows-spanned="1" table:formula="of:=SUM([.EY3:.EY32]&lt;[.$HG3:.$HG32])" office:value-type="float"/>
          <table:table-cell table:number-matrix-columns-spanned="1" table:number-matrix-rows-spanned="1" table:formula="of:=SUM([.EZ3:.EZ32]&lt;[.$HC3:.$HC32])" office:value-type="float"/>
          <table:table-cell table:style-name="cellBest" table:number-matrix-columns-spanned="1" table:number-matrix-rows-spanned="1" table:formula="of:=SUM([.FA3:.FA32]&lt;[.$HD3:.$HD32])" office:value-type="float"/>
          <table:table-cell table:number-matrix-columns-spanned="1" table:number-matrix-rows-spanned="1" table:formula="of:=SUM([.FB3:.FB32]&lt;[.$HE3:.$HE32])" office:value-type="float"/>
          <table:table-cell table:number-matrix-columns-spanned="1" table:number-matrix-rows-spanned="1" table:formula="of:=SUM([.FC3:.FC32]&lt;[.$HF3:.$HF32])" office:value-type="float"/>
          <table:table-cell table:number-matrix-columns-spanned="1" table:number-matrix-rows-spanned="1" table:formula="of:=SUM([.FD3:.FD32]&lt;[.$HG3:.$HG32])" office:value-type="float"/>
          <table:table-cell table:number-matrix-columns-spanned="1" table:number-matrix-rows-spanned="1" table:formula="of:=SUM([.FE3:.FE32]&lt;[.$HC3:.$HC32])" office:value-type="float"/>
          <table:table-cell table:style-name="cellBest" table:number-matrix-columns-spanned="1" table:number-matrix-rows-spanned="1" table:formula="of:=SUM([.FF3:.FF32]&lt;[.$HD3:.$HD32])" office:value-type="float"/>
          <table:table-cell table:number-matrix-columns-spanned="1" table:number-matrix-rows-spanned="1" table:formula="of:=SUM([.FG3:.FG32]&lt;[.$HE3:.$HE32])" office:value-type="float"/>
          <table:table-cell table:number-matrix-columns-spanned="1" table:number-matrix-rows-spanned="1" table:formula="of:=SUM([.FH3:.FH32]&lt;[.$HF3:.$HF32])" office:value-type="float"/>
          <table:table-cell table:number-matrix-columns-spanned="1" table:number-matrix-rows-spanned="1" table:formula="of:=SUM([.FI3:.FI32]&lt;[.$HG3:.$HG32])" office:value-type="float"/>
          <table:table-cell table:number-matrix-columns-spanned="1" table:number-matrix-rows-spanned="1" table:formula="of:=SUM([.FJ3:.FJ32]&lt;[.$HC3:.$HC32])" office:value-type="float"/>
          <table:table-cell table:number-matrix-columns-spanned="1" table:number-matrix-rows-spanned="1" table:formula="of:=SUM([.FK3:.FK32]&lt;[.$HD3:.$HD32])" office:value-type="float"/>
          <table:table-cell table:number-matrix-columns-spanned="1" table:number-matrix-rows-spanned="1" table:formula="of:=SUM([.FL3:.FL32]&lt;[.$HE3:.$HE32])" office:value-type="float"/>
          <table:table-cell table:number-matrix-columns-spanned="1" table:number-matrix-rows-spanned="1" table:formula="of:=SUM([.FM3:.FM32]&lt;[.$HF3:.$HF32])" office:value-type="float"/>
          <table:table-cell table:number-matrix-columns-spanned="1" table:number-matrix-rows-spanned="1" table:formula="of:=SUM([.FN3:.FN32]&lt;[.$HG3:.$HG32])" office:value-type="float"/>
          <table:table-cell table:number-matrix-columns-spanned="1" table:number-matrix-rows-spanned="1" table:formula="of:=SUM([.FO3:.FO32]&lt;[.$HC3:.$HC32])" office:value-type="float"/>
          <table:table-cell table:number-matrix-columns-spanned="1" table:number-matrix-rows-spanned="1" table:formula="of:=SUM([.FP3:.FP32]&lt;[.$HD3:.$HD32])" office:value-type="float"/>
          <table:table-cell table:number-matrix-columns-spanned="1" table:number-matrix-rows-spanned="1" table:formula="of:=SUM([.FQ3:.FQ32]&lt;[.$HE3:.$HE32])" office:value-type="float"/>
          <table:table-cell table:number-matrix-columns-spanned="1" table:number-matrix-rows-spanned="1" table:formula="of:=SUM([.FR3:.FR32]&lt;[.$HF3:.$HF32])" office:value-type="float"/>
          <table:table-cell table:style-name="cellBest" table:number-matrix-columns-spanned="1" table:number-matrix-rows-spanned="1" table:formula="of:=SUM([.FS3:.FS32]&lt;[.$HG3:.$HG32])" office:value-type="float"/>
          <table:table-cell table:number-matrix-columns-spanned="1" table:number-matrix-rows-spanned="1" table:formula="of:=SUM([.FT3:.FT32]&lt;[.$HC3:.$HC32])" office:value-type="float"/>
          <table:table-cell table:number-matrix-columns-spanned="1" table:number-matrix-rows-spanned="1" table:formula="of:=SUM([.FU3:.FU32]&lt;[.$HD3:.$HD32])" office:value-type="float"/>
          <table:table-cell table:number-matrix-columns-spanned="1" table:number-matrix-rows-spanned="1" table:formula="of:=SUM([.FV3:.FV32]&lt;[.$HE3:.$HE32])" office:value-type="float"/>
          <table:table-cell table:number-matrix-columns-spanned="1" table:number-matrix-rows-spanned="1" table:formula="of:=SUM([.FW3:.FW32]&lt;[.$HF3:.$HF32])" office:value-type="float"/>
          <table:table-cell table:number-matrix-columns-spanned="1" table:number-matrix-rows-spanned="1" table:formula="of:=SUM([.FX3:.FX32]&lt;[.$HG3:.$HG32])" office:value-type="float"/>
          <table:table-cell table:number-matrix-columns-spanned="1" table:number-matrix-rows-spanned="1" table:formula="of:=SUM([.FY3:.FY32]&lt;[.$HC3:.$HC32])" office:value-type="float"/>
          <table:table-cell table:number-matrix-columns-spanned="1" table:number-matrix-rows-spanned="1" table:formula="of:=SUM([.FZ3:.FZ32]&lt;[.$HD3:.$HD32])" office:value-type="float"/>
          <table:table-cell table:number-matrix-columns-spanned="1" table:number-matrix-rows-spanned="1" table:formula="of:=SUM([.GA3:.GA32]&lt;[.$HE3:.$HE32])" office:value-type="float"/>
          <table:table-cell table:number-matrix-columns-spanned="1" table:number-matrix-rows-spanned="1" table:formula="of:=SUM([.GB3:.GB32]&lt;[.$HF3:.$HF32])" office:value-type="float"/>
          <table:table-cell table:number-matrix-columns-spanned="1" table:number-matrix-rows-spanned="1" table:formula="of:=SUM([.GC3:.GC32]&lt;[.$HG3:.$HG32])" office:value-type="float"/>
          <table:table-cell table:style-name="cellWorst" table:number-matrix-columns-spanned="1" table:number-matrix-rows-spanned="1" table:formula="of:=SUM([.GD3:.GD32]&lt;[.$HC3:.$HC32])" office:value-type="float"/>
          <table:table-cell table:style-name="cellWorst" table:number-matrix-columns-spanned="1" table:number-matrix-rows-spanned="1" table:formula="of:=SUM([.GE3:.GE32]&lt;[.$HD3:.$HD32])" office:value-type="float"/>
          <table:table-cell table:number-matrix-columns-spanned="1" table:number-matrix-rows-spanned="1" table:formula="of:=SUM([.GF3:.GF32]&lt;[.$HE3:.$HE32])" office:value-type="float"/>
          <table:table-cell table:style-name="cellWorst" table:number-matrix-columns-spanned="1" table:number-matrix-rows-spanned="1" table:formula="of:=SUM([.GG3:.GG32]&lt;[.$HF3:.$HF32])" office:value-type="float"/>
          <table:table-cell table:style-name="cellWorst" table:number-matrix-columns-spanned="1" table:number-matrix-rows-spanned="1" table:formula="of:=SUM([.GH3:.GH32]&lt;[.$HG3:.$HG32])" office:value-type="float"/>
          <table:table-cell table:number-matrix-columns-spanned="1" table:number-matrix-rows-spanned="1" table:formula="of:=SUM([.GI3:.GI32]&lt;[.$HC3:.$HC32])" office:value-type="float"/>
          <table:table-cell table:number-matrix-columns-spanned="1" table:number-matrix-rows-spanned="1" table:formula="of:=SUM([.GJ3:.GJ32]&lt;[.$HD3:.$HD32])" office:value-type="float"/>
          <table:table-cell table:style-name="cellWorst" table:number-matrix-columns-spanned="1" table:number-matrix-rows-spanned="1" table:formula="of:=SUM([.GK3:.GK32]&lt;[.$HE3:.$HE32])" office:value-type="float"/>
          <table:table-cell table:number-matrix-columns-spanned="1" table:number-matrix-rows-spanned="1" table:formula="of:=SUM([.GL3:.GL32]&lt;[.$HF3:.$HF32])" office:value-type="float"/>
          <table:table-cell table:number-matrix-columns-spanned="1" table:number-matrix-rows-spanned="1" table:formula="of:=SUM([.GM3:.GM32]&lt;[.$HG3:.$HG32])" office:value-type="float"/>
          <table:table-cell table:number-matrix-columns-spanned="1" table:number-matrix-rows-spanned="1" table:formula="of:=SUM([.GN3:.GN32]&lt;[.$HC3:.$HC32])" office:value-type="float"/>
          <table:table-cell table:number-matrix-columns-spanned="1" table:number-matrix-rows-spanned="1" table:formula="of:=SUM([.GO3:.GO32]&lt;[.$HD3:.$HD32])" office:value-type="float"/>
          <table:table-cell table:number-matrix-columns-spanned="1" table:number-matrix-rows-spanned="1" table:formula="of:=SUM([.GP3:.GP32]&lt;[.$HE3:.$HE32])" office:value-type="float"/>
          <table:table-cell table:number-matrix-columns-spanned="1" table:number-matrix-rows-spanned="1" table:formula="of:=SUM([.GQ3:.GQ32]&lt;[.$HF3:.$HF32])" office:value-type="float"/>
          <table:table-cell table:number-matrix-columns-spanned="1" table:number-matrix-rows-spanned="1" table:formula="of:=SUM([.GR3:.GR32]&lt;[.$HG3:.$HG32])" office:value-type="float"/>
          <table:table-cell table:number-matrix-columns-spanned="1" table:number-matrix-rows-spanned="1" table:formula="of:=SUM([.GS3:.GS32]&lt;[.$HC3:.$HC32])" office:value-type="float"/>
          <table:table-cell table:number-matrix-columns-spanned="1" table:number-matrix-rows-spanned="1" table:formula="of:=SUM([.GT3:.GT32]&lt;[.$HD3:.$HD32])" office:value-type="float"/>
          <table:table-cell table:number-matrix-columns-spanned="1" table:number-matrix-rows-spanned="1" table:formula="of:=SUM([.GU3:.GU32]&lt;[.$HE3:.$HE32])" office:value-type="float"/>
          <table:table-cell table:number-matrix-columns-spanned="1" table:number-matrix-rows-spanned="1" table:formula="of:=SUM([.GV3:.GV32]&lt;[.$HF3:.$HF32])" office:value-type="float"/>
          <table:table-cell table:number-matrix-columns-spanned="1" table:number-matrix-rows-spanned="1" table:formula="of:=SUM([.GW3:.GW32]&lt;[.$HG3:.$HG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HC3:.$HC32])" office:value-type="float"/>
          <table:table-cell table:number-matrix-columns-spanned="1" table:number-matrix-rows-spanned="1" table:formula="of:=SUM([.C3:.C32]&gt;[.$HD3:.$HD32])" office:value-type="float"/>
          <table:table-cell table:number-matrix-columns-spanned="1" table:number-matrix-rows-spanned="1" table:formula="of:=SUM([.D3:.D32]&gt;[.$HE3:.$HE32])" office:value-type="float"/>
          <table:table-cell table:number-matrix-columns-spanned="1" table:number-matrix-rows-spanned="1" table:formula="of:=SUM([.E3:.E32]&gt;[.$HF3:.$HF32])" office:value-type="float"/>
          <table:table-cell table:number-matrix-columns-spanned="1" table:number-matrix-rows-spanned="1" table:formula="of:=SUM([.F3:.F32]&gt;[.$HC3:.$HC32])" office:value-type="float"/>
          <table:table-cell table:number-matrix-columns-spanned="1" table:number-matrix-rows-spanned="1" table:formula="of:=SUM([.G3:.G32]&gt;[.$HD3:.$HD32])" office:value-type="float"/>
          <table:table-cell table:number-matrix-columns-spanned="1" table:number-matrix-rows-spanned="1" table:formula="of:=SUM([.H3:.H32]&gt;[.$HE3:.$HE32])" office:value-type="float"/>
          <table:table-cell table:number-matrix-columns-spanned="1" table:number-matrix-rows-spanned="1" table:formula="of:=SUM([.I3:.I32]&gt;[.$HF3:.$HF32])" office:value-type="float"/>
          <table:table-cell table:style-name="cellBest" table:number-matrix-columns-spanned="1" table:number-matrix-rows-spanned="1" table:formula="of:=SUM([.J3:.J32]&gt;[.$HG3:.$HG32])" office:value-type="float"/>
          <table:table-cell table:number-matrix-columns-spanned="1" table:number-matrix-rows-spanned="1" table:formula="of:=SUM([.K3:.K32]&gt;[.$HC3:.$HC32])" office:value-type="float"/>
          <table:table-cell table:number-matrix-columns-spanned="1" table:number-matrix-rows-spanned="1" table:formula="of:=SUM([.L3:.L32]&gt;[.$HD3:.$HD32])" office:value-type="float"/>
          <table:table-cell table:number-matrix-columns-spanned="1" table:number-matrix-rows-spanned="1" table:formula="of:=SUM([.M3:.M32]&gt;[.$HE3:.$HE32])" office:value-type="float"/>
          <table:table-cell table:number-matrix-columns-spanned="1" table:number-matrix-rows-spanned="1" table:formula="of:=SUM([.N3:.N32]&gt;[.$HF3:.$HF32])" office:value-type="float"/>
          <table:table-cell table:style-name="cellBest" table:number-matrix-columns-spanned="1" table:number-matrix-rows-spanned="1" table:formula="of:=SUM([.O3:.O32]&gt;[.$HG3:.$HG32])" office:value-type="float"/>
          <table:table-cell table:number-matrix-columns-spanned="1" table:number-matrix-rows-spanned="1" table:formula="of:=SUM([.P3:.P32]&gt;[.$HC3:.$HC32])" office:value-type="float"/>
          <table:table-cell table:number-matrix-columns-spanned="1" table:number-matrix-rows-spanned="1" table:formula="of:=SUM([.Q3:.Q32]&gt;[.$HD3:.$HD32])" office:value-type="float"/>
          <table:table-cell table:number-matrix-columns-spanned="1" table:number-matrix-rows-spanned="1" table:formula="of:=SUM([.R3:.R32]&gt;[.$HE3:.$HE32])" office:value-type="float"/>
          <table:table-cell table:number-matrix-columns-spanned="1" table:number-matrix-rows-spanned="1" table:formula="of:=SUM([.S3:.S32]&gt;[.$HF3:.$HF32])" office:value-type="float"/>
          <table:table-cell table:number-matrix-columns-spanned="1" table:number-matrix-rows-spanned="1" table:formula="of:=SUM([.T3:.T32]&gt;[.$HG3:.$HG32])" office:value-type="float"/>
          <table:table-cell table:number-matrix-columns-spanned="1" table:number-matrix-rows-spanned="1" table:formula="of:=SUM([.U3:.U32]&gt;[.$HC3:.$HC32])" office:value-type="float"/>
          <table:table-cell table:number-matrix-columns-spanned="1" table:number-matrix-rows-spanned="1" table:formula="of:=SUM([.V3:.V32]&gt;[.$HD3:.$HD32])" office:value-type="float"/>
          <table:table-cell table:number-matrix-columns-spanned="1" table:number-matrix-rows-spanned="1" table:formula="of:=SUM([.W3:.W32]&gt;[.$HE3:.$HE32])" office:value-type="float"/>
          <table:table-cell table:number-matrix-columns-spanned="1" table:number-matrix-rows-spanned="1" table:formula="of:=SUM([.X3:.X32]&gt;[.$HF3:.$HF32])" office:value-type="float"/>
          <table:table-cell table:number-matrix-columns-spanned="1" table:number-matrix-rows-spanned="1" table:formula="of:=SUM([.Y3:.Y32]&gt;[.$HG3:.$HG32])" office:value-type="float"/>
          <table:table-cell table:number-matrix-columns-spanned="1" table:number-matrix-rows-spanned="1" table:formula="of:=SUM([.Z3:.Z32]&gt;[.$HC3:.$HC32])" office:value-type="float"/>
          <table:table-cell table:number-matrix-columns-spanned="1" table:number-matrix-rows-spanned="1" table:formula="of:=SUM([.AA3:.AA32]&gt;[.$HD3:.$HD32])" office:value-type="float"/>
          <table:table-cell table:number-matrix-columns-spanned="1" table:number-matrix-rows-spanned="1" table:formula="of:=SUM([.AB3:.AB32]&gt;[.$HE3:.$HE32])" office:value-type="float"/>
          <table:table-cell table:number-matrix-columns-spanned="1" table:number-matrix-rows-spanned="1" table:formula="of:=SUM([.AC3:.AC32]&gt;[.$HF3:.$HF32])" office:value-type="float"/>
          <table:table-cell table:number-matrix-columns-spanned="1" table:number-matrix-rows-spanned="1" table:formula="of:=SUM([.AD3:.AD32]&gt;[.$HG3:.$HG32])" office:value-type="float"/>
          <table:table-cell table:number-matrix-columns-spanned="1" table:number-matrix-rows-spanned="1" table:formula="of:=SUM([.AE3:.AE32]&gt;[.$HC3:.$HC32])" office:value-type="float"/>
          <table:table-cell table:number-matrix-columns-spanned="1" table:number-matrix-rows-spanned="1" table:formula="of:=SUM([.AF3:.AF32]&gt;[.$HD3:.$HD32])" office:value-type="float"/>
          <table:table-cell table:number-matrix-columns-spanned="1" table:number-matrix-rows-spanned="1" table:formula="of:=SUM([.AG3:.AG32]&gt;[.$HE3:.$HE32])" office:value-type="float"/>
          <table:table-cell table:number-matrix-columns-spanned="1" table:number-matrix-rows-spanned="1" table:formula="of:=SUM([.AH3:.AH32]&gt;[.$HF3:.$HF32])" office:value-type="float"/>
          <table:table-cell table:number-matrix-columns-spanned="1" table:number-matrix-rows-spanned="1" table:formula="of:=SUM([.AI3:.AI32]&gt;[.$HG3:.$HG32])" office:value-type="float"/>
          <table:table-cell table:number-matrix-columns-spanned="1" table:number-matrix-rows-spanned="1" table:formula="of:=SUM([.AJ3:.AJ32]&gt;[.$HC3:.$HC32])" office:value-type="float"/>
          <table:table-cell table:style-name="cellBest" table:number-matrix-columns-spanned="1" table:number-matrix-rows-spanned="1" table:formula="of:=SUM([.AK3:.AK32]&gt;[.$HD3:.$HD32])" office:value-type="float"/>
          <table:table-cell table:number-matrix-columns-spanned="1" table:number-matrix-rows-spanned="1" table:formula="of:=SUM([.AL3:.AL32]&gt;[.$HE3:.$HE32])" office:value-type="float"/>
          <table:table-cell table:number-matrix-columns-spanned="1" table:number-matrix-rows-spanned="1" table:formula="of:=SUM([.AM3:.AM32]&gt;[.$HF3:.$HF32])" office:value-type="float"/>
          <table:table-cell table:number-matrix-columns-spanned="1" table:number-matrix-rows-spanned="1" table:formula="of:=SUM([.AN3:.AN32]&gt;[.$HG3:.$HG32])" office:value-type="float"/>
          <table:table-cell table:number-matrix-columns-spanned="1" table:number-matrix-rows-spanned="1" table:formula="of:=SUM([.AO3:.AO32]&gt;[.$HC3:.$HC32])" office:value-type="float"/>
          <table:table-cell table:number-matrix-columns-spanned="1" table:number-matrix-rows-spanned="1" table:formula="of:=SUM([.AP3:.AP32]&gt;[.$HD3:.$HD32])" office:value-type="float"/>
          <table:table-cell table:number-matrix-columns-spanned="1" table:number-matrix-rows-spanned="1" table:formula="of:=SUM([.AQ3:.AQ32]&gt;[.$HE3:.$HE32])" office:value-type="float"/>
          <table:table-cell table:number-matrix-columns-spanned="1" table:number-matrix-rows-spanned="1" table:formula="of:=SUM([.AR3:.AR32]&gt;[.$HF3:.$HF32])" office:value-type="float"/>
          <table:table-cell table:number-matrix-columns-spanned="1" table:number-matrix-rows-spanned="1" table:formula="of:=SUM([.AS3:.AS32]&gt;[.$HG3:.$HG32])" office:value-type="float"/>
          <table:table-cell table:number-matrix-columns-spanned="1" table:number-matrix-rows-spanned="1" table:formula="of:=SUM([.AT3:.AT32]&gt;[.$HC3:.$HC32])" office:value-type="float"/>
          <table:table-cell table:number-matrix-columns-spanned="1" table:number-matrix-rows-spanned="1" table:formula="of:=SUM([.AU3:.AU32]&gt;[.$HD3:.$HD32])" office:value-type="float"/>
          <table:table-cell table:number-matrix-columns-spanned="1" table:number-matrix-rows-spanned="1" table:formula="of:=SUM([.AV3:.AV32]&gt;[.$HE3:.$HE32])" office:value-type="float"/>
          <table:table-cell table:number-matrix-columns-spanned="1" table:number-matrix-rows-spanned="1" table:formula="of:=SUM([.AW3:.AW32]&gt;[.$HF3:.$HF32])" office:value-type="float"/>
          <table:table-cell table:number-matrix-columns-spanned="1" table:number-matrix-rows-spanned="1" table:formula="of:=SUM([.AX3:.AX32]&gt;[.$HG3:.$HG32])" office:value-type="float"/>
          <table:table-cell table:number-matrix-columns-spanned="1" table:number-matrix-rows-spanned="1" table:formula="of:=SUM([.AY3:.AY32]&gt;[.$HC3:.$HC32])" office:value-type="float"/>
          <table:table-cell table:number-matrix-columns-spanned="1" table:number-matrix-rows-spanned="1" table:formula="of:=SUM([.AZ3:.AZ32]&gt;[.$HD3:.$HD32])" office:value-type="float"/>
          <table:table-cell table:number-matrix-columns-spanned="1" table:number-matrix-rows-spanned="1" table:formula="of:=SUM([.BA3:.BA32]&gt;[.$HE3:.$HE32])" office:value-type="float"/>
          <table:table-cell table:number-matrix-columns-spanned="1" table:number-matrix-rows-spanned="1" table:formula="of:=SUM([.BB3:.BB32]&gt;[.$HF3:.$HF32])" office:value-type="float"/>
          <table:table-cell table:number-matrix-columns-spanned="1" table:number-matrix-rows-spanned="1" table:formula="of:=SUM([.BC3:.BC32]&gt;[.$HG3:.$HG32])" office:value-type="float"/>
          <table:table-cell table:number-matrix-columns-spanned="1" table:number-matrix-rows-spanned="1" table:formula="of:=SUM([.BD3:.BD32]&gt;[.$HC3:.$HC32])" office:value-type="float"/>
          <table:table-cell table:number-matrix-columns-spanned="1" table:number-matrix-rows-spanned="1" table:formula="of:=SUM([.BE3:.BE32]&gt;[.$HD3:.$HD32])" office:value-type="float"/>
          <table:table-cell table:number-matrix-columns-spanned="1" table:number-matrix-rows-spanned="1" table:formula="of:=SUM([.BF3:.BF32]&gt;[.$HE3:.$HE32])" office:value-type="float"/>
          <table:table-cell table:number-matrix-columns-spanned="1" table:number-matrix-rows-spanned="1" table:formula="of:=SUM([.BG3:.BG32]&gt;[.$HF3:.$HF32])" office:value-type="float"/>
          <table:table-cell table:number-matrix-columns-spanned="1" table:number-matrix-rows-spanned="1" table:formula="of:=SUM([.BH3:.BH32]&gt;[.$HG3:.$HG32])" office:value-type="float"/>
          <table:table-cell table:number-matrix-columns-spanned="1" table:number-matrix-rows-spanned="1" table:formula="of:=SUM([.BI3:.BI32]&gt;[.$HC3:.$HC32])" office:value-type="float"/>
          <table:table-cell table:number-matrix-columns-spanned="1" table:number-matrix-rows-spanned="1" table:formula="of:=SUM([.BJ3:.BJ32]&gt;[.$HD3:.$HD32])" office:value-type="float"/>
          <table:table-cell table:number-matrix-columns-spanned="1" table:number-matrix-rows-spanned="1" table:formula="of:=SUM([.BK3:.BK32]&gt;[.$HE3:.$HE32])" office:value-type="float"/>
          <table:table-cell table:number-matrix-columns-spanned="1" table:number-matrix-rows-spanned="1" table:formula="of:=SUM([.BL3:.BL32]&gt;[.$HF3:.$HF32])" office:value-type="float"/>
          <table:table-cell table:number-matrix-columns-spanned="1" table:number-matrix-rows-spanned="1" table:formula="of:=SUM([.BM3:.BM32]&gt;[.$HG3:.$HG32])" office:value-type="float"/>
          <table:table-cell table:number-matrix-columns-spanned="1" table:number-matrix-rows-spanned="1" table:formula="of:=SUM([.BN3:.BN32]&gt;[.$HC3:.$HC32])" office:value-type="float"/>
          <table:table-cell table:number-matrix-columns-spanned="1" table:number-matrix-rows-spanned="1" table:formula="of:=SUM([.BO3:.BO32]&gt;[.$HD3:.$HD32])" office:value-type="float"/>
          <table:table-cell table:number-matrix-columns-spanned="1" table:number-matrix-rows-spanned="1" table:formula="of:=SUM([.BP3:.BP32]&gt;[.$HE3:.$HE32])" office:value-type="float"/>
          <table:table-cell table:number-matrix-columns-spanned="1" table:number-matrix-rows-spanned="1" table:formula="of:=SUM([.BQ3:.BQ32]&gt;[.$HF3:.$HF32])" office:value-type="float"/>
          <table:table-cell table:number-matrix-columns-spanned="1" table:number-matrix-rows-spanned="1" table:formula="of:=SUM([.BR3:.BR32]&gt;[.$HG3:.$HG32])" office:value-type="float"/>
          <table:table-cell table:number-matrix-columns-spanned="1" table:number-matrix-rows-spanned="1" table:formula="of:=SUM([.BS3:.BS32]&gt;[.$HC3:.$HC32])" office:value-type="float"/>
          <table:table-cell table:number-matrix-columns-spanned="1" table:number-matrix-rows-spanned="1" table:formula="of:=SUM([.BT3:.BT32]&gt;[.$HD3:.$HD32])" office:value-type="float"/>
          <table:table-cell table:style-name="cellBest" table:number-matrix-columns-spanned="1" table:number-matrix-rows-spanned="1" table:formula="of:=SUM([.BU3:.BU32]&gt;[.$HE3:.$HE32])" office:value-type="float"/>
          <table:table-cell table:style-name="cellBest" table:number-matrix-columns-spanned="1" table:number-matrix-rows-spanned="1" table:formula="of:=SUM([.BV3:.BV32]&gt;[.$HF3:.$HF32])" office:value-type="float"/>
          <table:table-cell table:number-matrix-columns-spanned="1" table:number-matrix-rows-spanned="1" table:formula="of:=SUM([.BW3:.BW32]&gt;[.$HG3:.$HG32])" office:value-type="float"/>
          <table:table-cell table:number-matrix-columns-spanned="1" table:number-matrix-rows-spanned="1" table:formula="of:=SUM([.BX3:.BX32]&gt;[.$HC3:.$HC32])" office:value-type="float"/>
          <table:table-cell table:number-matrix-columns-spanned="1" table:number-matrix-rows-spanned="1" table:formula="of:=SUM([.BY3:.BY32]&gt;[.$HD3:.$HD32])" office:value-type="float"/>
          <table:table-cell table:number-matrix-columns-spanned="1" table:number-matrix-rows-spanned="1" table:formula="of:=SUM([.BZ3:.BZ32]&gt;[.$HE3:.$HE32])" office:value-type="float"/>
          <table:table-cell table:number-matrix-columns-spanned="1" table:number-matrix-rows-spanned="1" table:formula="of:=SUM([.CA3:.CA32]&gt;[.$HF3:.$HF32])" office:value-type="float"/>
          <table:table-cell table:style-name="cellBest" table:number-matrix-columns-spanned="1" table:number-matrix-rows-spanned="1" table:formula="of:=SUM([.CB3:.CB32]&gt;[.$HG3:.$HG32])" office:value-type="float"/>
          <table:table-cell table:number-matrix-columns-spanned="1" table:number-matrix-rows-spanned="1" table:formula="of:=SUM([.CC3:.CC32]&gt;[.$HC3:.$HC32])" office:value-type="float"/>
          <table:table-cell table:number-matrix-columns-spanned="1" table:number-matrix-rows-spanned="1" table:formula="of:=SUM([.CD3:.CD32]&gt;[.$HD3:.$HD32])" office:value-type="float"/>
          <table:table-cell table:number-matrix-columns-spanned="1" table:number-matrix-rows-spanned="1" table:formula="of:=SUM([.CE3:.CE32]&gt;[.$HE3:.$HE32])" office:value-type="float"/>
          <table:table-cell table:number-matrix-columns-spanned="1" table:number-matrix-rows-spanned="1" table:formula="of:=SUM([.CF3:.CF32]&gt;[.$HF3:.$HF32])" office:value-type="float"/>
          <table:table-cell table:number-matrix-columns-spanned="1" table:number-matrix-rows-spanned="1" table:formula="of:=SUM([.CG3:.CG32]&gt;[.$HG3:.$HG32])" office:value-type="float"/>
          <table:table-cell table:number-matrix-columns-spanned="1" table:number-matrix-rows-spanned="1" table:formula="of:=SUM([.CH3:.CH32]&gt;[.$HC3:.$HC32])" office:value-type="float"/>
          <table:table-cell table:number-matrix-columns-spanned="1" table:number-matrix-rows-spanned="1" table:formula="of:=SUM([.CI3:.CI32]&gt;[.$HD3:.$HD32])" office:value-type="float"/>
          <table:table-cell table:number-matrix-columns-spanned="1" table:number-matrix-rows-spanned="1" table:formula="of:=SUM([.CJ3:.CJ32]&gt;[.$HE3:.$HE32])" office:value-type="float"/>
          <table:table-cell table:number-matrix-columns-spanned="1" table:number-matrix-rows-spanned="1" table:formula="of:=SUM([.CK3:.CK32]&gt;[.$HF3:.$HF32])" office:value-type="float"/>
          <table:table-cell table:number-matrix-columns-spanned="1" table:number-matrix-rows-spanned="1" table:formula="of:=SUM([.CL3:.CL32]&gt;[.$HG3:.$HG32])" office:value-type="float"/>
          <table:table-cell table:number-matrix-columns-spanned="1" table:number-matrix-rows-spanned="1" table:formula="of:=SUM([.CM3:.CM32]&gt;[.$HC3:.$HC32])" office:value-type="float"/>
          <table:table-cell table:number-matrix-columns-spanned="1" table:number-matrix-rows-spanned="1" table:formula="of:=SUM([.CN3:.CN32]&gt;[.$HD3:.$HD32])" office:value-type="float"/>
          <table:table-cell table:number-matrix-columns-spanned="1" table:number-matrix-rows-spanned="1" table:formula="of:=SUM([.CO3:.CO32]&gt;[.$HE3:.$HE32])" office:value-type="float"/>
          <table:table-cell table:number-matrix-columns-spanned="1" table:number-matrix-rows-spanned="1" table:formula="of:=SUM([.CP3:.CP32]&gt;[.$HF3:.$HF32])" office:value-type="float"/>
          <table:table-cell table:number-matrix-columns-spanned="1" table:number-matrix-rows-spanned="1" table:formula="of:=SUM([.CQ3:.CQ32]&gt;[.$HG3:.$HG32])" office:value-type="float"/>
          <table:table-cell table:number-matrix-columns-spanned="1" table:number-matrix-rows-spanned="1" table:formula="of:=SUM([.CR3:.CR32]&gt;[.$HC3:.$HC32])" office:value-type="float"/>
          <table:table-cell table:number-matrix-columns-spanned="1" table:number-matrix-rows-spanned="1" table:formula="of:=SUM([.CS3:.CS32]&gt;[.$HD3:.$HD32])" office:value-type="float"/>
          <table:table-cell table:number-matrix-columns-spanned="1" table:number-matrix-rows-spanned="1" table:formula="of:=SUM([.CT3:.CT32]&gt;[.$HE3:.$HE32])" office:value-type="float"/>
          <table:table-cell table:number-matrix-columns-spanned="1" table:number-matrix-rows-spanned="1" table:formula="of:=SUM([.CU3:.CU32]&gt;[.$HF3:.$HF32])" office:value-type="float"/>
          <table:table-cell table:number-matrix-columns-spanned="1" table:number-matrix-rows-spanned="1" table:formula="of:=SUM([.CV3:.CV32]&gt;[.$HG3:.$HG32])" office:value-type="float"/>
          <table:table-cell table:number-matrix-columns-spanned="1" table:number-matrix-rows-spanned="1" table:formula="of:=SUM([.CW3:.CW32]&gt;[.$HC3:.$HC32])" office:value-type="float"/>
          <table:table-cell table:number-matrix-columns-spanned="1" table:number-matrix-rows-spanned="1" table:formula="of:=SUM([.CX3:.CX32]&gt;[.$HD3:.$HD32])" office:value-type="float"/>
          <table:table-cell table:number-matrix-columns-spanned="1" table:number-matrix-rows-spanned="1" table:formula="of:=SUM([.CY3:.CY32]&gt;[.$HE3:.$HE32])" office:value-type="float"/>
          <table:table-cell table:number-matrix-columns-spanned="1" table:number-matrix-rows-spanned="1" table:formula="of:=SUM([.CZ3:.CZ32]&gt;[.$HF3:.$HF32])" office:value-type="float"/>
          <table:table-cell table:number-matrix-columns-spanned="1" table:number-matrix-rows-spanned="1" table:formula="of:=SUM([.DA3:.DA32]&gt;[.$HG3:.$HG32])" office:value-type="float"/>
          <table:table-cell table:number-matrix-columns-spanned="1" table:number-matrix-rows-spanned="1" table:formula="of:=SUM([.DB3:.DB32]&gt;[.$HC3:.$HC32])" office:value-type="float"/>
          <table:table-cell table:number-matrix-columns-spanned="1" table:number-matrix-rows-spanned="1" table:formula="of:=SUM([.DC3:.DC32]&gt;[.$HD3:.$HD32])" office:value-type="float"/>
          <table:table-cell table:number-matrix-columns-spanned="1" table:number-matrix-rows-spanned="1" table:formula="of:=SUM([.DD3:.DD32]&gt;[.$HE3:.$HE32])" office:value-type="float"/>
          <table:table-cell table:number-matrix-columns-spanned="1" table:number-matrix-rows-spanned="1" table:formula="of:=SUM([.DE3:.DE32]&gt;[.$HF3:.$HF32])" office:value-type="float"/>
          <table:table-cell table:number-matrix-columns-spanned="1" table:number-matrix-rows-spanned="1" table:formula="of:=SUM([.DF3:.DF32]&gt;[.$HG3:.$HG32])" office:value-type="float"/>
          <table:table-cell table:number-matrix-columns-spanned="1" table:number-matrix-rows-spanned="1" table:formula="of:=SUM([.DG3:.DG32]&gt;[.$HC3:.$HC32])" office:value-type="float"/>
          <table:table-cell table:number-matrix-columns-spanned="1" table:number-matrix-rows-spanned="1" table:formula="of:=SUM([.DH3:.DH32]&gt;[.$HD3:.$HD32])" office:value-type="float"/>
          <table:table-cell table:number-matrix-columns-spanned="1" table:number-matrix-rows-spanned="1" table:formula="of:=SUM([.DI3:.DI32]&gt;[.$HE3:.$HE32])" office:value-type="float"/>
          <table:table-cell table:number-matrix-columns-spanned="1" table:number-matrix-rows-spanned="1" table:formula="of:=SUM([.DJ3:.DJ32]&gt;[.$HF3:.$HF32])" office:value-type="float"/>
          <table:table-cell table:number-matrix-columns-spanned="1" table:number-matrix-rows-spanned="1" table:formula="of:=SUM([.DK3:.DK32]&gt;[.$HG3:.$HG32])" office:value-type="float"/>
          <table:table-cell table:style-name="cellBest" table:number-matrix-columns-spanned="1" table:number-matrix-rows-spanned="1" table:formula="of:=SUM([.DL3:.DL32]&gt;[.$HC3:.$HC32])" office:value-type="float"/>
          <table:table-cell table:number-matrix-columns-spanned="1" table:number-matrix-rows-spanned="1" table:formula="of:=SUM([.DM3:.DM32]&gt;[.$HD3:.$HD32])" office:value-type="float"/>
          <table:table-cell table:number-matrix-columns-spanned="1" table:number-matrix-rows-spanned="1" table:formula="of:=SUM([.DN3:.DN32]&gt;[.$HE3:.$HE32])" office:value-type="float"/>
          <table:table-cell table:number-matrix-columns-spanned="1" table:number-matrix-rows-spanned="1" table:formula="of:=SUM([.DO3:.DO32]&gt;[.$HF3:.$HF32])" office:value-type="float"/>
          <table:table-cell table:number-matrix-columns-spanned="1" table:number-matrix-rows-spanned="1" table:formula="of:=SUM([.DP3:.DP32]&gt;[.$HG3:.$HG32])" office:value-type="float"/>
          <table:table-cell table:number-matrix-columns-spanned="1" table:number-matrix-rows-spanned="1" table:formula="of:=SUM([.DQ3:.DQ32]&gt;[.$HC3:.$HC32])" office:value-type="float"/>
          <table:table-cell table:number-matrix-columns-spanned="1" table:number-matrix-rows-spanned="1" table:formula="of:=SUM([.DR3:.DR32]&gt;[.$HD3:.$HD32])" office:value-type="float"/>
          <table:table-cell table:number-matrix-columns-spanned="1" table:number-matrix-rows-spanned="1" table:formula="of:=SUM([.DS3:.DS32]&gt;[.$HE3:.$HE32])" office:value-type="float"/>
          <table:table-cell table:number-matrix-columns-spanned="1" table:number-matrix-rows-spanned="1" table:formula="of:=SUM([.DT3:.DT32]&gt;[.$HF3:.$HF32])" office:value-type="float"/>
          <table:table-cell table:number-matrix-columns-spanned="1" table:number-matrix-rows-spanned="1" table:formula="of:=SUM([.DU3:.DU32]&gt;[.$HG3:.$HG32])" office:value-type="float"/>
          <table:table-cell table:number-matrix-columns-spanned="1" table:number-matrix-rows-spanned="1" table:formula="of:=SUM([.DV3:.DV32]&gt;[.$HC3:.$HC32])" office:value-type="float"/>
          <table:table-cell table:number-matrix-columns-spanned="1" table:number-matrix-rows-spanned="1" table:formula="of:=SUM([.DW3:.DW32]&gt;[.$HD3:.$HD32])" office:value-type="float"/>
          <table:table-cell table:number-matrix-columns-spanned="1" table:number-matrix-rows-spanned="1" table:formula="of:=SUM([.DX3:.DX32]&gt;[.$HE3:.$HE32])" office:value-type="float"/>
          <table:table-cell table:number-matrix-columns-spanned="1" table:number-matrix-rows-spanned="1" table:formula="of:=SUM([.DY3:.DY32]&gt;[.$HF3:.$HF32])" office:value-type="float"/>
          <table:table-cell table:number-matrix-columns-spanned="1" table:number-matrix-rows-spanned="1" table:formula="of:=SUM([.DZ3:.DZ32]&gt;[.$HG3:.$HG32])" office:value-type="float"/>
          <table:table-cell table:number-matrix-columns-spanned="1" table:number-matrix-rows-spanned="1" table:formula="of:=SUM([.EA3:.EA32]&gt;[.$HC3:.$HC32])" office:value-type="float"/>
          <table:table-cell table:style-name="cellBest" table:number-matrix-columns-spanned="1" table:number-matrix-rows-spanned="1" table:formula="of:=SUM([.EB3:.EB32]&gt;[.$HD3:.$HD32])" office:value-type="float"/>
          <table:table-cell table:number-matrix-columns-spanned="1" table:number-matrix-rows-spanned="1" table:formula="of:=SUM([.EC3:.EC32]&gt;[.$HE3:.$HE32])" office:value-type="float"/>
          <table:table-cell table:number-matrix-columns-spanned="1" table:number-matrix-rows-spanned="1" table:formula="of:=SUM([.ED3:.ED32]&gt;[.$HF3:.$HF32])" office:value-type="float"/>
          <table:table-cell table:number-matrix-columns-spanned="1" table:number-matrix-rows-spanned="1" table:formula="of:=SUM([.EE3:.EE32]&gt;[.$HG3:.$HG32])" office:value-type="float"/>
          <table:table-cell table:number-matrix-columns-spanned="1" table:number-matrix-rows-spanned="1" table:formula="of:=SUM([.EF3:.EF32]&gt;[.$HC3:.$HC32])" office:value-type="float"/>
          <table:table-cell table:number-matrix-columns-spanned="1" table:number-matrix-rows-spanned="1" table:formula="of:=SUM([.EG3:.EG32]&gt;[.$HD3:.$HD32])" office:value-type="float"/>
          <table:table-cell table:number-matrix-columns-spanned="1" table:number-matrix-rows-spanned="1" table:formula="of:=SUM([.EH3:.EH32]&gt;[.$HE3:.$HE32])" office:value-type="float"/>
          <table:table-cell table:number-matrix-columns-spanned="1" table:number-matrix-rows-spanned="1" table:formula="of:=SUM([.EI3:.EI32]&gt;[.$HF3:.$HF32])" office:value-type="float"/>
          <table:table-cell table:number-matrix-columns-spanned="1" table:number-matrix-rows-spanned="1" table:formula="of:=SUM([.EJ3:.EJ32]&gt;[.$HG3:.$HG32])" office:value-type="float"/>
          <table:table-cell table:number-matrix-columns-spanned="1" table:number-matrix-rows-spanned="1" table:formula="of:=SUM([.EK3:.EK32]&gt;[.$HC3:.$HC32])" office:value-type="float"/>
          <table:table-cell table:number-matrix-columns-spanned="1" table:number-matrix-rows-spanned="1" table:formula="of:=SUM([.EL3:.EL32]&gt;[.$HD3:.$HD32])" office:value-type="float"/>
          <table:table-cell table:number-matrix-columns-spanned="1" table:number-matrix-rows-spanned="1" table:formula="of:=SUM([.EM3:.EM32]&gt;[.$HE3:.$HE32])" office:value-type="float"/>
          <table:table-cell table:number-matrix-columns-spanned="1" table:number-matrix-rows-spanned="1" table:formula="of:=SUM([.EN3:.EN32]&gt;[.$HF3:.$HF32])" office:value-type="float"/>
          <table:table-cell table:number-matrix-columns-spanned="1" table:number-matrix-rows-spanned="1" table:formula="of:=SUM([.EO3:.EO32]&gt;[.$HG3:.$HG32])" office:value-type="float"/>
          <table:table-cell table:number-matrix-columns-spanned="1" table:number-matrix-rows-spanned="1" table:formula="of:=SUM([.EP3:.EP32]&gt;[.$HC3:.$HC32])" office:value-type="float"/>
          <table:table-cell table:number-matrix-columns-spanned="1" table:number-matrix-rows-spanned="1" table:formula="of:=SUM([.EQ3:.EQ32]&gt;[.$HD3:.$HD32])" office:value-type="float"/>
          <table:table-cell table:style-name="cellWorst" table:number-matrix-columns-spanned="1" table:number-matrix-rows-spanned="1" table:formula="of:=SUM([.ER3:.ER32]&gt;[.$HE3:.$HE32])" office:value-type="float"/>
          <table:table-cell table:number-matrix-columns-spanned="1" table:number-matrix-rows-spanned="1" table:formula="of:=SUM([.ES3:.ES32]&gt;[.$HF3:.$HF32])" office:value-type="float"/>
          <table:table-cell table:number-matrix-columns-spanned="1" table:number-matrix-rows-spanned="1" table:formula="of:=SUM([.ET3:.ET32]&gt;[.$HG3:.$HG32])" office:value-type="float"/>
          <table:table-cell table:number-matrix-columns-spanned="1" table:number-matrix-rows-spanned="1" table:formula="of:=SUM([.EU3:.EU32]&gt;[.$HC3:.$HC32])" office:value-type="float"/>
          <table:table-cell table:number-matrix-columns-spanned="1" table:number-matrix-rows-spanned="1" table:formula="of:=SUM([.EV3:.EV32]&gt;[.$HD3:.$HD32])" office:value-type="float"/>
          <table:table-cell table:number-matrix-columns-spanned="1" table:number-matrix-rows-spanned="1" table:formula="of:=SUM([.EW3:.EW32]&gt;[.$HE3:.$HE32])" office:value-type="float"/>
          <table:table-cell table:number-matrix-columns-spanned="1" table:number-matrix-rows-spanned="1" table:formula="of:=SUM([.EX3:.EX32]&gt;[.$HF3:.$HF32])" office:value-type="float"/>
          <table:table-cell table:number-matrix-columns-spanned="1" table:number-matrix-rows-spanned="1" table:formula="of:=SUM([.EY3:.EY32]&gt;[.$HG3:.$HG32])" office:value-type="float"/>
          <table:table-cell table:number-matrix-columns-spanned="1" table:number-matrix-rows-spanned="1" table:formula="of:=SUM([.EZ3:.EZ32]&gt;[.$HC3:.$HC32])" office:value-type="float"/>
          <table:table-cell table:number-matrix-columns-spanned="1" table:number-matrix-rows-spanned="1" table:formula="of:=SUM([.FA3:.FA32]&gt;[.$HD3:.$HD32])" office:value-type="float"/>
          <table:table-cell table:number-matrix-columns-spanned="1" table:number-matrix-rows-spanned="1" table:formula="of:=SUM([.FB3:.FB32]&gt;[.$HE3:.$HE32])" office:value-type="float"/>
          <table:table-cell table:number-matrix-columns-spanned="1" table:number-matrix-rows-spanned="1" table:formula="of:=SUM([.FC3:.FC32]&gt;[.$HF3:.$HF32])" office:value-type="float"/>
          <table:table-cell table:number-matrix-columns-spanned="1" table:number-matrix-rows-spanned="1" table:formula="of:=SUM([.FD3:.FD32]&gt;[.$HG3:.$HG32])" office:value-type="float"/>
          <table:table-cell table:number-matrix-columns-spanned="1" table:number-matrix-rows-spanned="1" table:formula="of:=SUM([.FE3:.FE32]&gt;[.$HC3:.$HC32])" office:value-type="float"/>
          <table:table-cell table:number-matrix-columns-spanned="1" table:number-matrix-rows-spanned="1" table:formula="of:=SUM([.FF3:.FF32]&gt;[.$HD3:.$HD32])" office:value-type="float"/>
          <table:table-cell table:number-matrix-columns-spanned="1" table:number-matrix-rows-spanned="1" table:formula="of:=SUM([.FG3:.FG32]&gt;[.$HE3:.$HE32])" office:value-type="float"/>
          <table:table-cell table:number-matrix-columns-spanned="1" table:number-matrix-rows-spanned="1" table:formula="of:=SUM([.FH3:.FH32]&gt;[.$HF3:.$HF32])" office:value-type="float"/>
          <table:table-cell table:number-matrix-columns-spanned="1" table:number-matrix-rows-spanned="1" table:formula="of:=SUM([.FI3:.FI32]&gt;[.$HG3:.$HG32])" office:value-type="float"/>
          <table:table-cell table:number-matrix-columns-spanned="1" table:number-matrix-rows-spanned="1" table:formula="of:=SUM([.FJ3:.FJ32]&gt;[.$HC3:.$HC32])" office:value-type="float"/>
          <table:table-cell table:number-matrix-columns-spanned="1" table:number-matrix-rows-spanned="1" table:formula="of:=SUM([.FK3:.FK32]&gt;[.$HD3:.$HD32])" office:value-type="float"/>
          <table:table-cell table:number-matrix-columns-spanned="1" table:number-matrix-rows-spanned="1" table:formula="of:=SUM([.FL3:.FL32]&gt;[.$HE3:.$HE32])" office:value-type="float"/>
          <table:table-cell table:number-matrix-columns-spanned="1" table:number-matrix-rows-spanned="1" table:formula="of:=SUM([.FM3:.FM32]&gt;[.$HF3:.$HF32])" office:value-type="float"/>
          <table:table-cell table:number-matrix-columns-spanned="1" table:number-matrix-rows-spanned="1" table:formula="of:=SUM([.FN3:.FN32]&gt;[.$HG3:.$HG32])" office:value-type="float"/>
          <table:table-cell table:number-matrix-columns-spanned="1" table:number-matrix-rows-spanned="1" table:formula="of:=SUM([.FO3:.FO32]&gt;[.$HC3:.$HC32])" office:value-type="float"/>
          <table:table-cell table:number-matrix-columns-spanned="1" table:number-matrix-rows-spanned="1" table:formula="of:=SUM([.FP3:.FP32]&gt;[.$HD3:.$HD32])" office:value-type="float"/>
          <table:table-cell table:number-matrix-columns-spanned="1" table:number-matrix-rows-spanned="1" table:formula="of:=SUM([.FQ3:.FQ32]&gt;[.$HE3:.$HE32])" office:value-type="float"/>
          <table:table-cell table:number-matrix-columns-spanned="1" table:number-matrix-rows-spanned="1" table:formula="of:=SUM([.FR3:.FR32]&gt;[.$HF3:.$HF32])" office:value-type="float"/>
          <table:table-cell table:style-name="cellBest" table:number-matrix-columns-spanned="1" table:number-matrix-rows-spanned="1" table:formula="of:=SUM([.FS3:.FS32]&gt;[.$HG3:.$HG32])" office:value-type="float"/>
          <table:table-cell table:number-matrix-columns-spanned="1" table:number-matrix-rows-spanned="1" table:formula="of:=SUM([.FT3:.FT32]&gt;[.$HC3:.$HC32])" office:value-type="float"/>
          <table:table-cell table:number-matrix-columns-spanned="1" table:number-matrix-rows-spanned="1" table:formula="of:=SUM([.FU3:.FU32]&gt;[.$HD3:.$HD32])" office:value-type="float"/>
          <table:table-cell table:number-matrix-columns-spanned="1" table:number-matrix-rows-spanned="1" table:formula="of:=SUM([.FV3:.FV32]&gt;[.$HE3:.$HE32])" office:value-type="float"/>
          <table:table-cell table:number-matrix-columns-spanned="1" table:number-matrix-rows-spanned="1" table:formula="of:=SUM([.FW3:.FW32]&gt;[.$HF3:.$HF32])" office:value-type="float"/>
          <table:table-cell table:number-matrix-columns-spanned="1" table:number-matrix-rows-spanned="1" table:formula="of:=SUM([.FX3:.FX32]&gt;[.$HG3:.$HG32])" office:value-type="float"/>
          <table:table-cell table:style-name="cellBest" table:number-matrix-columns-spanned="1" table:number-matrix-rows-spanned="1" table:formula="of:=SUM([.FY3:.FY32]&gt;[.$HC3:.$HC32])" office:value-type="float"/>
          <table:table-cell table:number-matrix-columns-spanned="1" table:number-matrix-rows-spanned="1" table:formula="of:=SUM([.FZ3:.FZ32]&gt;[.$HD3:.$HD32])" office:value-type="float"/>
          <table:table-cell table:number-matrix-columns-spanned="1" table:number-matrix-rows-spanned="1" table:formula="of:=SUM([.GA3:.GA32]&gt;[.$HE3:.$HE32])" office:value-type="float"/>
          <table:table-cell table:number-matrix-columns-spanned="1" table:number-matrix-rows-spanned="1" table:formula="of:=SUM([.GB3:.GB32]&gt;[.$HF3:.$HF32])" office:value-type="float"/>
          <table:table-cell table:number-matrix-columns-spanned="1" table:number-matrix-rows-spanned="1" table:formula="of:=SUM([.GC3:.GC32]&gt;[.$HG3:.$HG32])" office:value-type="float"/>
          <table:table-cell table:style-name="cellWorst" table:number-matrix-columns-spanned="1" table:number-matrix-rows-spanned="1" table:formula="of:=SUM([.GD3:.GD32]&gt;[.$HC3:.$HC32])" office:value-type="float"/>
          <table:table-cell table:style-name="cellWorst" table:number-matrix-columns-spanned="1" table:number-matrix-rows-spanned="1" table:formula="of:=SUM([.GE3:.GE32]&gt;[.$HD3:.$HD32])" office:value-type="float"/>
          <table:table-cell table:number-matrix-columns-spanned="1" table:number-matrix-rows-spanned="1" table:formula="of:=SUM([.GF3:.GF32]&gt;[.$HE3:.$HE32])" office:value-type="float"/>
          <table:table-cell table:style-name="cellWorst" table:number-matrix-columns-spanned="1" table:number-matrix-rows-spanned="1" table:formula="of:=SUM([.GG3:.GG32]&gt;[.$HF3:.$HF32])" office:value-type="float"/>
          <table:table-cell table:style-name="cellWorst" table:number-matrix-columns-spanned="1" table:number-matrix-rows-spanned="1" table:formula="of:=SUM([.GH3:.GH32]&gt;[.$HG3:.$HG32])" office:value-type="float"/>
          <table:table-cell table:number-matrix-columns-spanned="1" table:number-matrix-rows-spanned="1" table:formula="of:=SUM([.GI3:.GI32]&gt;[.$HC3:.$HC32])" office:value-type="float"/>
          <table:table-cell table:number-matrix-columns-spanned="1" table:number-matrix-rows-spanned="1" table:formula="of:=SUM([.GJ3:.GJ32]&gt;[.$HD3:.$HD32])" office:value-type="float"/>
          <table:table-cell table:number-matrix-columns-spanned="1" table:number-matrix-rows-spanned="1" table:formula="of:=SUM([.GK3:.GK32]&gt;[.$HE3:.$HE32])" office:value-type="float"/>
          <table:table-cell table:number-matrix-columns-spanned="1" table:number-matrix-rows-spanned="1" table:formula="of:=SUM([.GL3:.GL32]&gt;[.$HF3:.$HF32])" office:value-type="float"/>
          <table:table-cell table:number-matrix-columns-spanned="1" table:number-matrix-rows-spanned="1" table:formula="of:=SUM([.GM3:.GM32]&gt;[.$HG3:.$HG32])" office:value-type="float"/>
          <table:table-cell table:number-matrix-columns-spanned="1" table:number-matrix-rows-spanned="1" table:formula="of:=SUM([.GN3:.GN32]&gt;[.$HC3:.$HC32])" office:value-type="float"/>
          <table:table-cell table:number-matrix-columns-spanned="1" table:number-matrix-rows-spanned="1" table:formula="of:=SUM([.GO3:.GO32]&gt;[.$HD3:.$HD32])" office:value-type="float"/>
          <table:table-cell table:number-matrix-columns-spanned="1" table:number-matrix-rows-spanned="1" table:formula="of:=SUM([.GP3:.GP32]&gt;[.$HE3:.$HE32])" office:value-type="float"/>
          <table:table-cell table:number-matrix-columns-spanned="1" table:number-matrix-rows-spanned="1" table:formula="of:=SUM([.GQ3:.GQ32]&gt;[.$HF3:.$HF32])" office:value-type="float"/>
          <table:table-cell table:number-matrix-columns-spanned="1" table:number-matrix-rows-spanned="1" table:formula="of:=SUM([.GR3:.GR32]&gt;[.$HG3:.$HG32])" office:value-type="float"/>
          <table:table-cell table:number-matrix-columns-spanned="1" table:number-matrix-rows-spanned="1" table:formula="of:=SUM([.GS3:.GS32]&gt;[.$HC3:.$HC32])" office:value-type="float"/>
          <table:table-cell table:number-matrix-columns-spanned="1" table:number-matrix-rows-spanned="1" table:formula="of:=SUM([.GT3:.GT32]&gt;[.$HD3:.$HD32])" office:value-type="float"/>
          <table:table-cell table:number-matrix-columns-spanned="1" table:number-matrix-rows-spanned="1" table:formula="of:=SUM([.GU3:.GU32]&gt;[.$HE3:.$HE32])" office:value-type="float"/>
          <table:table-cell table:number-matrix-columns-spanned="1" table:number-matrix-rows-spanned="1" table:formula="of:=SUM([.GV3:.GV32]&gt;[.$HF3:.$HF32])" office:value-type="float"/>
          <table:table-cell table:number-matrix-columns-spanned="1" table:number-matrix-rows-spanned="1" table:formula="of:=SUM([.GW3:.GW32]&gt;[.$HG3:.$HG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HH3:.$HH32])" office:value-type="float"/>
          <table:table-cell table:number-matrix-columns-spanned="1" table:number-matrix-rows-spanned="1" table:formula="of:=SUM([.C3:.C32]=[.$HI3:.$HI32])" office:value-type="float"/>
          <table:table-cell table:number-matrix-columns-spanned="1" table:number-matrix-rows-spanned="1" table:formula="of:=SUM([.D3:.D32]=[.$HJ3:.$HJ32])" office:value-type="float"/>
          <table:table-cell table:number-matrix-columns-spanned="1" table:number-matrix-rows-spanned="1" table:formula="of:=SUM([.E3:.E32]=[.$HK3:.$HK32])" office:value-type="float"/>
          <table:table-cell table:number-matrix-columns-spanned="1" table:number-matrix-rows-spanned="1" table:formula="of:=SUM([.F3:.F32]=[.$HH3:.$HH32])" office:value-type="float"/>
          <table:table-cell table:number-matrix-columns-spanned="1" table:number-matrix-rows-spanned="1" table:formula="of:=SUM([.G3:.G32]=[.$HI3:.$HI32])" office:value-type="float"/>
          <table:table-cell table:number-matrix-columns-spanned="1" table:number-matrix-rows-spanned="1" table:formula="of:=SUM([.H3:.H32]=[.$HJ3:.$HJ32])" office:value-type="float"/>
          <table:table-cell table:number-matrix-columns-spanned="1" table:number-matrix-rows-spanned="1" table:formula="of:=SUM([.I3:.I32]=[.$HK3:.$HK32])" office:value-type="float"/>
          <table:table-cell table:number-matrix-columns-spanned="1" table:number-matrix-rows-spanned="1" table:formula="of:=SUM([.J3:.J32]=[.$HL3:.$HL32])" office:value-type="float"/>
          <table:table-cell table:number-matrix-columns-spanned="1" table:number-matrix-rows-spanned="1" table:formula="of:=SUM([.K3:.K32]=[.$HH3:.$HH32])" office:value-type="float"/>
          <table:table-cell table:number-matrix-columns-spanned="1" table:number-matrix-rows-spanned="1" table:formula="of:=SUM([.L3:.L32]=[.$HI3:.$HI32])" office:value-type="float"/>
          <table:table-cell table:number-matrix-columns-spanned="1" table:number-matrix-rows-spanned="1" table:formula="of:=SUM([.M3:.M32]=[.$HJ3:.$HJ32])" office:value-type="float"/>
          <table:table-cell table:number-matrix-columns-spanned="1" table:number-matrix-rows-spanned="1" table:formula="of:=SUM([.N3:.N32]=[.$HK3:.$HK32])" office:value-type="float"/>
          <table:table-cell table:number-matrix-columns-spanned="1" table:number-matrix-rows-spanned="1" table:formula="of:=SUM([.O3:.O32]=[.$HL3:.$HL32])" office:value-type="float"/>
          <table:table-cell table:number-matrix-columns-spanned="1" table:number-matrix-rows-spanned="1" table:formula="of:=SUM([.P3:.P32]=[.$HH3:.$HH32])" office:value-type="float"/>
          <table:table-cell table:number-matrix-columns-spanned="1" table:number-matrix-rows-spanned="1" table:formula="of:=SUM([.Q3:.Q32]=[.$HI3:.$HI32])" office:value-type="float"/>
          <table:table-cell table:number-matrix-columns-spanned="1" table:number-matrix-rows-spanned="1" table:formula="of:=SUM([.R3:.R32]=[.$HJ3:.$HJ32])" office:value-type="float"/>
          <table:table-cell table:number-matrix-columns-spanned="1" table:number-matrix-rows-spanned="1" table:formula="of:=SUM([.S3:.S32]=[.$HK3:.$HK32])" office:value-type="float"/>
          <table:table-cell table:number-matrix-columns-spanned="1" table:number-matrix-rows-spanned="1" table:formula="of:=SUM([.T3:.T32]=[.$HL3:.$HL32])" office:value-type="float"/>
          <table:table-cell table:number-matrix-columns-spanned="1" table:number-matrix-rows-spanned="1" table:formula="of:=SUM([.U3:.U32]=[.$HH3:.$HH32])" office:value-type="float"/>
          <table:table-cell table:number-matrix-columns-spanned="1" table:number-matrix-rows-spanned="1" table:formula="of:=SUM([.V3:.V32]=[.$HI3:.$HI32])" office:value-type="float"/>
          <table:table-cell table:number-matrix-columns-spanned="1" table:number-matrix-rows-spanned="1" table:formula="of:=SUM([.W3:.W32]=[.$HJ3:.$HJ32])" office:value-type="float"/>
          <table:table-cell table:number-matrix-columns-spanned="1" table:number-matrix-rows-spanned="1" table:formula="of:=SUM([.X3:.X32]=[.$HK3:.$HK32])" office:value-type="float"/>
          <table:table-cell table:number-matrix-columns-spanned="1" table:number-matrix-rows-spanned="1" table:formula="of:=SUM([.Y3:.Y32]=[.$HL3:.$HL32])" office:value-type="float"/>
          <table:table-cell table:number-matrix-columns-spanned="1" table:number-matrix-rows-spanned="1" table:formula="of:=SUM([.Z3:.Z32]=[.$HH3:.$HH32])" office:value-type="float"/>
          <table:table-cell table:number-matrix-columns-spanned="1" table:number-matrix-rows-spanned="1" table:formula="of:=SUM([.AA3:.AA32]=[.$HI3:.$HI32])" office:value-type="float"/>
          <table:table-cell table:number-matrix-columns-spanned="1" table:number-matrix-rows-spanned="1" table:formula="of:=SUM([.AB3:.AB32]=[.$HJ3:.$HJ32])" office:value-type="float"/>
          <table:table-cell table:number-matrix-columns-spanned="1" table:number-matrix-rows-spanned="1" table:formula="of:=SUM([.AC3:.AC32]=[.$HK3:.$HK32])" office:value-type="float"/>
          <table:table-cell table:number-matrix-columns-spanned="1" table:number-matrix-rows-spanned="1" table:formula="of:=SUM([.AD3:.AD32]=[.$HL3:.$HL32])" office:value-type="float"/>
          <table:table-cell table:number-matrix-columns-spanned="1" table:number-matrix-rows-spanned="1" table:formula="of:=SUM([.AE3:.AE32]=[.$HH3:.$HH32])" office:value-type="float"/>
          <table:table-cell table:number-matrix-columns-spanned="1" table:number-matrix-rows-spanned="1" table:formula="of:=SUM([.AF3:.AF32]=[.$HI3:.$HI32])" office:value-type="float"/>
          <table:table-cell table:number-matrix-columns-spanned="1" table:number-matrix-rows-spanned="1" table:formula="of:=SUM([.AG3:.AG32]=[.$HJ3:.$HJ32])" office:value-type="float"/>
          <table:table-cell table:number-matrix-columns-spanned="1" table:number-matrix-rows-spanned="1" table:formula="of:=SUM([.AH3:.AH32]=[.$HK3:.$HK32])" office:value-type="float"/>
          <table:table-cell table:number-matrix-columns-spanned="1" table:number-matrix-rows-spanned="1" table:formula="of:=SUM([.AI3:.AI32]=[.$HL3:.$HL32])" office:value-type="float"/>
          <table:table-cell table:style-name="cellBest" table:number-matrix-columns-spanned="1" table:number-matrix-rows-spanned="1" table:formula="of:=SUM([.AJ3:.AJ32]=[.$HH3:.$HH32])" office:value-type="float"/>
          <table:table-cell table:style-name="cellBest" table:number-matrix-columns-spanned="1" table:number-matrix-rows-spanned="1" table:formula="of:=SUM([.AK3:.AK32]=[.$HI3:.$HI32])" office:value-type="float"/>
          <table:table-cell table:number-matrix-columns-spanned="1" table:number-matrix-rows-spanned="1" table:formula="of:=SUM([.AL3:.AL32]=[.$HJ3:.$HJ32])" office:value-type="float"/>
          <table:table-cell table:number-matrix-columns-spanned="1" table:number-matrix-rows-spanned="1" table:formula="of:=SUM([.AM3:.AM32]=[.$HK3:.$HK32])" office:value-type="float"/>
          <table:table-cell table:number-matrix-columns-spanned="1" table:number-matrix-rows-spanned="1" table:formula="of:=SUM([.AN3:.AN32]=[.$HL3:.$HL32])" office:value-type="float"/>
          <table:table-cell table:number-matrix-columns-spanned="1" table:number-matrix-rows-spanned="1" table:formula="of:=SUM([.AO3:.AO32]=[.$HH3:.$HH32])" office:value-type="float"/>
          <table:table-cell table:number-matrix-columns-spanned="1" table:number-matrix-rows-spanned="1" table:formula="of:=SUM([.AP3:.AP32]=[.$HI3:.$HI32])" office:value-type="float"/>
          <table:table-cell table:number-matrix-columns-spanned="1" table:number-matrix-rows-spanned="1" table:formula="of:=SUM([.AQ3:.AQ32]=[.$HJ3:.$HJ32])" office:value-type="float"/>
          <table:table-cell table:number-matrix-columns-spanned="1" table:number-matrix-rows-spanned="1" table:formula="of:=SUM([.AR3:.AR32]=[.$HK3:.$HK32])" office:value-type="float"/>
          <table:table-cell table:number-matrix-columns-spanned="1" table:number-matrix-rows-spanned="1" table:formula="of:=SUM([.AS3:.AS32]=[.$HL3:.$HL32])" office:value-type="float"/>
          <table:table-cell table:number-matrix-columns-spanned="1" table:number-matrix-rows-spanned="1" table:formula="of:=SUM([.AT3:.AT32]=[.$HH3:.$HH32])" office:value-type="float"/>
          <table:table-cell table:number-matrix-columns-spanned="1" table:number-matrix-rows-spanned="1" table:formula="of:=SUM([.AU3:.AU32]=[.$HI3:.$HI32])" office:value-type="float"/>
          <table:table-cell table:number-matrix-columns-spanned="1" table:number-matrix-rows-spanned="1" table:formula="of:=SUM([.AV3:.AV32]=[.$HJ3:.$HJ32])" office:value-type="float"/>
          <table:table-cell table:number-matrix-columns-spanned="1" table:number-matrix-rows-spanned="1" table:formula="of:=SUM([.AW3:.AW32]=[.$HK3:.$HK32])" office:value-type="float"/>
          <table:table-cell table:number-matrix-columns-spanned="1" table:number-matrix-rows-spanned="1" table:formula="of:=SUM([.AX3:.AX32]=[.$HL3:.$HL32])" office:value-type="float"/>
          <table:table-cell table:number-matrix-columns-spanned="1" table:number-matrix-rows-spanned="1" table:formula="of:=SUM([.AY3:.AY32]=[.$HH3:.$HH32])" office:value-type="float"/>
          <table:table-cell table:number-matrix-columns-spanned="1" table:number-matrix-rows-spanned="1" table:formula="of:=SUM([.AZ3:.AZ32]=[.$HI3:.$HI32])" office:value-type="float"/>
          <table:table-cell table:number-matrix-columns-spanned="1" table:number-matrix-rows-spanned="1" table:formula="of:=SUM([.BA3:.BA32]=[.$HJ3:.$HJ32])" office:value-type="float"/>
          <table:table-cell table:number-matrix-columns-spanned="1" table:number-matrix-rows-spanned="1" table:formula="of:=SUM([.BB3:.BB32]=[.$HK3:.$HK32])" office:value-type="float"/>
          <table:table-cell table:number-matrix-columns-spanned="1" table:number-matrix-rows-spanned="1" table:formula="of:=SUM([.BC3:.BC32]=[.$HL3:.$HL32])" office:value-type="float"/>
          <table:table-cell table:number-matrix-columns-spanned="1" table:number-matrix-rows-spanned="1" table:formula="of:=SUM([.BD3:.BD32]=[.$HH3:.$HH32])" office:value-type="float"/>
          <table:table-cell table:number-matrix-columns-spanned="1" table:number-matrix-rows-spanned="1" table:formula="of:=SUM([.BE3:.BE32]=[.$HI3:.$HI32])" office:value-type="float"/>
          <table:table-cell table:number-matrix-columns-spanned="1" table:number-matrix-rows-spanned="1" table:formula="of:=SUM([.BF3:.BF32]=[.$HJ3:.$HJ32])" office:value-type="float"/>
          <table:table-cell table:number-matrix-columns-spanned="1" table:number-matrix-rows-spanned="1" table:formula="of:=SUM([.BG3:.BG32]=[.$HK3:.$HK32])" office:value-type="float"/>
          <table:table-cell table:number-matrix-columns-spanned="1" table:number-matrix-rows-spanned="1" table:formula="of:=SUM([.BH3:.BH32]=[.$HL3:.$HL32])" office:value-type="float"/>
          <table:table-cell table:number-matrix-columns-spanned="1" table:number-matrix-rows-spanned="1" table:formula="of:=SUM([.BI3:.BI32]=[.$HH3:.$HH32])" office:value-type="float"/>
          <table:table-cell table:number-matrix-columns-spanned="1" table:number-matrix-rows-spanned="1" table:formula="of:=SUM([.BJ3:.BJ32]=[.$HI3:.$HI32])" office:value-type="float"/>
          <table:table-cell table:number-matrix-columns-spanned="1" table:number-matrix-rows-spanned="1" table:formula="of:=SUM([.BK3:.BK32]=[.$HJ3:.$HJ32])" office:value-type="float"/>
          <table:table-cell table:number-matrix-columns-spanned="1" table:number-matrix-rows-spanned="1" table:formula="of:=SUM([.BL3:.BL32]=[.$HK3:.$HK32])" office:value-type="float"/>
          <table:table-cell table:number-matrix-columns-spanned="1" table:number-matrix-rows-spanned="1" table:formula="of:=SUM([.BM3:.BM32]=[.$HL3:.$HL32])" office:value-type="float"/>
          <table:table-cell table:number-matrix-columns-spanned="1" table:number-matrix-rows-spanned="1" table:formula="of:=SUM([.BN3:.BN32]=[.$HH3:.$HH32])" office:value-type="float"/>
          <table:table-cell table:number-matrix-columns-spanned="1" table:number-matrix-rows-spanned="1" table:formula="of:=SUM([.BO3:.BO32]=[.$HI3:.$HI32])" office:value-type="float"/>
          <table:table-cell table:number-matrix-columns-spanned="1" table:number-matrix-rows-spanned="1" table:formula="of:=SUM([.BP3:.BP32]=[.$HJ3:.$HJ32])" office:value-type="float"/>
          <table:table-cell table:number-matrix-columns-spanned="1" table:number-matrix-rows-spanned="1" table:formula="of:=SUM([.BQ3:.BQ32]=[.$HK3:.$HK32])" office:value-type="float"/>
          <table:table-cell table:number-matrix-columns-spanned="1" table:number-matrix-rows-spanned="1" table:formula="of:=SUM([.BR3:.BR32]=[.$HL3:.$HL32])" office:value-type="float"/>
          <table:table-cell table:number-matrix-columns-spanned="1" table:number-matrix-rows-spanned="1" table:formula="of:=SUM([.BS3:.BS32]=[.$HH3:.$HH32])" office:value-type="float"/>
          <table:table-cell table:number-matrix-columns-spanned="1" table:number-matrix-rows-spanned="1" table:formula="of:=SUM([.BT3:.BT32]=[.$HI3:.$HI32])" office:value-type="float"/>
          <table:table-cell table:number-matrix-columns-spanned="1" table:number-matrix-rows-spanned="1" table:formula="of:=SUM([.BU3:.BU32]=[.$HJ3:.$HJ32])" office:value-type="float"/>
          <table:table-cell table:number-matrix-columns-spanned="1" table:number-matrix-rows-spanned="1" table:formula="of:=SUM([.BV3:.BV32]=[.$HK3:.$HK32])" office:value-type="float"/>
          <table:table-cell table:number-matrix-columns-spanned="1" table:number-matrix-rows-spanned="1" table:formula="of:=SUM([.BW3:.BW32]=[.$HL3:.$HL32])" office:value-type="float"/>
          <table:table-cell table:number-matrix-columns-spanned="1" table:number-matrix-rows-spanned="1" table:formula="of:=SUM([.BX3:.BX32]=[.$HH3:.$HH32])" office:value-type="float"/>
          <table:table-cell table:number-matrix-columns-spanned="1" table:number-matrix-rows-spanned="1" table:formula="of:=SUM([.BY3:.BY32]=[.$HI3:.$HI32])" office:value-type="float"/>
          <table:table-cell table:number-matrix-columns-spanned="1" table:number-matrix-rows-spanned="1" table:formula="of:=SUM([.BZ3:.BZ32]=[.$HJ3:.$HJ32])" office:value-type="float"/>
          <table:table-cell table:number-matrix-columns-spanned="1" table:number-matrix-rows-spanned="1" table:formula="of:=SUM([.CA3:.CA32]=[.$HK3:.$HK32])" office:value-type="float"/>
          <table:table-cell table:number-matrix-columns-spanned="1" table:number-matrix-rows-spanned="1" table:formula="of:=SUM([.CB3:.CB32]=[.$HL3:.$HL32])" office:value-type="float"/>
          <table:table-cell table:number-matrix-columns-spanned="1" table:number-matrix-rows-spanned="1" table:formula="of:=SUM([.CC3:.CC32]=[.$HH3:.$HH32])" office:value-type="float"/>
          <table:table-cell table:number-matrix-columns-spanned="1" table:number-matrix-rows-spanned="1" table:formula="of:=SUM([.CD3:.CD32]=[.$HI3:.$HI32])" office:value-type="float"/>
          <table:table-cell table:number-matrix-columns-spanned="1" table:number-matrix-rows-spanned="1" table:formula="of:=SUM([.CE3:.CE32]=[.$HJ3:.$HJ32])" office:value-type="float"/>
          <table:table-cell table:number-matrix-columns-spanned="1" table:number-matrix-rows-spanned="1" table:formula="of:=SUM([.CF3:.CF32]=[.$HK3:.$HK32])" office:value-type="float"/>
          <table:table-cell table:number-matrix-columns-spanned="1" table:number-matrix-rows-spanned="1" table:formula="of:=SUM([.CG3:.CG32]=[.$HL3:.$HL32])" office:value-type="float"/>
          <table:table-cell table:number-matrix-columns-spanned="1" table:number-matrix-rows-spanned="1" table:formula="of:=SUM([.CH3:.CH32]=[.$HH3:.$HH32])" office:value-type="float"/>
          <table:table-cell table:number-matrix-columns-spanned="1" table:number-matrix-rows-spanned="1" table:formula="of:=SUM([.CI3:.CI32]=[.$HI3:.$HI32])" office:value-type="float"/>
          <table:table-cell table:number-matrix-columns-spanned="1" table:number-matrix-rows-spanned="1" table:formula="of:=SUM([.CJ3:.CJ32]=[.$HJ3:.$HJ32])" office:value-type="float"/>
          <table:table-cell table:number-matrix-columns-spanned="1" table:number-matrix-rows-spanned="1" table:formula="of:=SUM([.CK3:.CK32]=[.$HK3:.$HK32])" office:value-type="float"/>
          <table:table-cell table:number-matrix-columns-spanned="1" table:number-matrix-rows-spanned="1" table:formula="of:=SUM([.CL3:.CL32]=[.$HL3:.$HL32])" office:value-type="float"/>
          <table:table-cell table:number-matrix-columns-spanned="1" table:number-matrix-rows-spanned="1" table:formula="of:=SUM([.CM3:.CM32]=[.$HH3:.$HH32])" office:value-type="float"/>
          <table:table-cell table:number-matrix-columns-spanned="1" table:number-matrix-rows-spanned="1" table:formula="of:=SUM([.CN3:.CN32]=[.$HI3:.$HI32])" office:value-type="float"/>
          <table:table-cell table:number-matrix-columns-spanned="1" table:number-matrix-rows-spanned="1" table:formula="of:=SUM([.CO3:.CO32]=[.$HJ3:.$HJ32])" office:value-type="float"/>
          <table:table-cell table:number-matrix-columns-spanned="1" table:number-matrix-rows-spanned="1" table:formula="of:=SUM([.CP3:.CP32]=[.$HK3:.$HK32])" office:value-type="float"/>
          <table:table-cell table:number-matrix-columns-spanned="1" table:number-matrix-rows-spanned="1" table:formula="of:=SUM([.CQ3:.CQ32]=[.$HL3:.$HL32])" office:value-type="float"/>
          <table:table-cell table:number-matrix-columns-spanned="1" table:number-matrix-rows-spanned="1" table:formula="of:=SUM([.CR3:.CR32]=[.$HH3:.$HH32])" office:value-type="float"/>
          <table:table-cell table:number-matrix-columns-spanned="1" table:number-matrix-rows-spanned="1" table:formula="of:=SUM([.CS3:.CS32]=[.$HI3:.$HI32])" office:value-type="float"/>
          <table:table-cell table:number-matrix-columns-spanned="1" table:number-matrix-rows-spanned="1" table:formula="of:=SUM([.CT3:.CT32]=[.$HJ3:.$HJ32])" office:value-type="float"/>
          <table:table-cell table:number-matrix-columns-spanned="1" table:number-matrix-rows-spanned="1" table:formula="of:=SUM([.CU3:.CU32]=[.$HK3:.$HK32])" office:value-type="float"/>
          <table:table-cell table:number-matrix-columns-spanned="1" table:number-matrix-rows-spanned="1" table:formula="of:=SUM([.CV3:.CV32]=[.$HL3:.$HL32])" office:value-type="float"/>
          <table:table-cell table:number-matrix-columns-spanned="1" table:number-matrix-rows-spanned="1" table:formula="of:=SUM([.CW3:.CW32]=[.$HH3:.$HH32])" office:value-type="float"/>
          <table:table-cell table:number-matrix-columns-spanned="1" table:number-matrix-rows-spanned="1" table:formula="of:=SUM([.CX3:.CX32]=[.$HI3:.$HI32])" office:value-type="float"/>
          <table:table-cell table:number-matrix-columns-spanned="1" table:number-matrix-rows-spanned="1" table:formula="of:=SUM([.CY3:.CY32]=[.$HJ3:.$HJ32])" office:value-type="float"/>
          <table:table-cell table:number-matrix-columns-spanned="1" table:number-matrix-rows-spanned="1" table:formula="of:=SUM([.CZ3:.CZ32]=[.$HK3:.$HK32])" office:value-type="float"/>
          <table:table-cell table:number-matrix-columns-spanned="1" table:number-matrix-rows-spanned="1" table:formula="of:=SUM([.DA3:.DA32]=[.$HL3:.$HL32])" office:value-type="float"/>
          <table:table-cell table:number-matrix-columns-spanned="1" table:number-matrix-rows-spanned="1" table:formula="of:=SUM([.DB3:.DB32]=[.$HH3:.$HH32])" office:value-type="float"/>
          <table:table-cell table:number-matrix-columns-spanned="1" table:number-matrix-rows-spanned="1" table:formula="of:=SUM([.DC3:.DC32]=[.$HI3:.$HI32])" office:value-type="float"/>
          <table:table-cell table:number-matrix-columns-spanned="1" table:number-matrix-rows-spanned="1" table:formula="of:=SUM([.DD3:.DD32]=[.$HJ3:.$HJ32])" office:value-type="float"/>
          <table:table-cell table:number-matrix-columns-spanned="1" table:number-matrix-rows-spanned="1" table:formula="of:=SUM([.DE3:.DE32]=[.$HK3:.$HK32])" office:value-type="float"/>
          <table:table-cell table:number-matrix-columns-spanned="1" table:number-matrix-rows-spanned="1" table:formula="of:=SUM([.DF3:.DF32]=[.$HL3:.$HL32])" office:value-type="float"/>
          <table:table-cell table:number-matrix-columns-spanned="1" table:number-matrix-rows-spanned="1" table:formula="of:=SUM([.DG3:.DG32]=[.$HH3:.$HH32])" office:value-type="float"/>
          <table:table-cell table:number-matrix-columns-spanned="1" table:number-matrix-rows-spanned="1" table:formula="of:=SUM([.DH3:.DH32]=[.$HI3:.$HI32])" office:value-type="float"/>
          <table:table-cell table:number-matrix-columns-spanned="1" table:number-matrix-rows-spanned="1" table:formula="of:=SUM([.DI3:.DI32]=[.$HJ3:.$HJ32])" office:value-type="float"/>
          <table:table-cell table:number-matrix-columns-spanned="1" table:number-matrix-rows-spanned="1" table:formula="of:=SUM([.DJ3:.DJ32]=[.$HK3:.$HK32])" office:value-type="float"/>
          <table:table-cell table:number-matrix-columns-spanned="1" table:number-matrix-rows-spanned="1" table:formula="of:=SUM([.DK3:.DK32]=[.$HL3:.$HL32])" office:value-type="float"/>
          <table:table-cell table:number-matrix-columns-spanned="1" table:number-matrix-rows-spanned="1" table:formula="of:=SUM([.DL3:.DL32]=[.$HH3:.$HH32])" office:value-type="float"/>
          <table:table-cell table:number-matrix-columns-spanned="1" table:number-matrix-rows-spanned="1" table:formula="of:=SUM([.DM3:.DM32]=[.$HI3:.$HI32])" office:value-type="float"/>
          <table:table-cell table:number-matrix-columns-spanned="1" table:number-matrix-rows-spanned="1" table:formula="of:=SUM([.DN3:.DN32]=[.$HJ3:.$HJ32])" office:value-type="float"/>
          <table:table-cell table:number-matrix-columns-spanned="1" table:number-matrix-rows-spanned="1" table:formula="of:=SUM([.DO3:.DO32]=[.$HK3:.$HK32])" office:value-type="float"/>
          <table:table-cell table:number-matrix-columns-spanned="1" table:number-matrix-rows-spanned="1" table:formula="of:=SUM([.DP3:.DP32]=[.$HL3:.$HL32])" office:value-type="float"/>
          <table:table-cell table:number-matrix-columns-spanned="1" table:number-matrix-rows-spanned="1" table:formula="of:=SUM([.DQ3:.DQ32]=[.$HH3:.$HH32])" office:value-type="float"/>
          <table:table-cell table:number-matrix-columns-spanned="1" table:number-matrix-rows-spanned="1" table:formula="of:=SUM([.DR3:.DR32]=[.$HI3:.$HI32])" office:value-type="float"/>
          <table:table-cell table:number-matrix-columns-spanned="1" table:number-matrix-rows-spanned="1" table:formula="of:=SUM([.DS3:.DS32]=[.$HJ3:.$HJ32])" office:value-type="float"/>
          <table:table-cell table:number-matrix-columns-spanned="1" table:number-matrix-rows-spanned="1" table:formula="of:=SUM([.DT3:.DT32]=[.$HK3:.$HK32])" office:value-type="float"/>
          <table:table-cell table:number-matrix-columns-spanned="1" table:number-matrix-rows-spanned="1" table:formula="of:=SUM([.DU3:.DU32]=[.$HL3:.$HL32])" office:value-type="float"/>
          <table:table-cell table:number-matrix-columns-spanned="1" table:number-matrix-rows-spanned="1" table:formula="of:=SUM([.DV3:.DV32]=[.$HH3:.$HH32])" office:value-type="float"/>
          <table:table-cell table:number-matrix-columns-spanned="1" table:number-matrix-rows-spanned="1" table:formula="of:=SUM([.DW3:.DW32]=[.$HI3:.$HI32])" office:value-type="float"/>
          <table:table-cell table:number-matrix-columns-spanned="1" table:number-matrix-rows-spanned="1" table:formula="of:=SUM([.DX3:.DX32]=[.$HJ3:.$HJ32])" office:value-type="float"/>
          <table:table-cell table:number-matrix-columns-spanned="1" table:number-matrix-rows-spanned="1" table:formula="of:=SUM([.DY3:.DY32]=[.$HK3:.$HK32])" office:value-type="float"/>
          <table:table-cell table:number-matrix-columns-spanned="1" table:number-matrix-rows-spanned="1" table:formula="of:=SUM([.DZ3:.DZ32]=[.$HL3:.$HL32])" office:value-type="float"/>
          <table:table-cell table:number-matrix-columns-spanned="1" table:number-matrix-rows-spanned="1" table:formula="of:=SUM([.EA3:.EA32]=[.$HH3:.$HH32])" office:value-type="float"/>
          <table:table-cell table:number-matrix-columns-spanned="1" table:number-matrix-rows-spanned="1" table:formula="of:=SUM([.EB3:.EB32]=[.$HI3:.$HI32])" office:value-type="float"/>
          <table:table-cell table:number-matrix-columns-spanned="1" table:number-matrix-rows-spanned="1" table:formula="of:=SUM([.EC3:.EC32]=[.$HJ3:.$HJ32])" office:value-type="float"/>
          <table:table-cell table:number-matrix-columns-spanned="1" table:number-matrix-rows-spanned="1" table:formula="of:=SUM([.ED3:.ED32]=[.$HK3:.$HK32])" office:value-type="float"/>
          <table:table-cell table:number-matrix-columns-spanned="1" table:number-matrix-rows-spanned="1" table:formula="of:=SUM([.EE3:.EE32]=[.$HL3:.$HL32])" office:value-type="float"/>
          <table:table-cell table:number-matrix-columns-spanned="1" table:number-matrix-rows-spanned="1" table:formula="of:=SUM([.EF3:.EF32]=[.$HH3:.$HH32])" office:value-type="float"/>
          <table:table-cell table:number-matrix-columns-spanned="1" table:number-matrix-rows-spanned="1" table:formula="of:=SUM([.EG3:.EG32]=[.$HI3:.$HI32])" office:value-type="float"/>
          <table:table-cell table:number-matrix-columns-spanned="1" table:number-matrix-rows-spanned="1" table:formula="of:=SUM([.EH3:.EH32]=[.$HJ3:.$HJ32])" office:value-type="float"/>
          <table:table-cell table:number-matrix-columns-spanned="1" table:number-matrix-rows-spanned="1" table:formula="of:=SUM([.EI3:.EI32]=[.$HK3:.$HK32])" office:value-type="float"/>
          <table:table-cell table:number-matrix-columns-spanned="1" table:number-matrix-rows-spanned="1" table:formula="of:=SUM([.EJ3:.EJ32]=[.$HL3:.$HL32])" office:value-type="float"/>
          <table:table-cell table:number-matrix-columns-spanned="1" table:number-matrix-rows-spanned="1" table:formula="of:=SUM([.EK3:.EK32]=[.$HH3:.$HH32])" office:value-type="float"/>
          <table:table-cell table:number-matrix-columns-spanned="1" table:number-matrix-rows-spanned="1" table:formula="of:=SUM([.EL3:.EL32]=[.$HI3:.$HI32])" office:value-type="float"/>
          <table:table-cell table:number-matrix-columns-spanned="1" table:number-matrix-rows-spanned="1" table:formula="of:=SUM([.EM3:.EM32]=[.$HJ3:.$HJ32])" office:value-type="float"/>
          <table:table-cell table:number-matrix-columns-spanned="1" table:number-matrix-rows-spanned="1" table:formula="of:=SUM([.EN3:.EN32]=[.$HK3:.$HK32])" office:value-type="float"/>
          <table:table-cell table:number-matrix-columns-spanned="1" table:number-matrix-rows-spanned="1" table:formula="of:=SUM([.EO3:.EO32]=[.$HL3:.$HL32])" office:value-type="float"/>
          <table:table-cell table:number-matrix-columns-spanned="1" table:number-matrix-rows-spanned="1" table:formula="of:=SUM([.EP3:.EP32]=[.$HH3:.$HH32])" office:value-type="float"/>
          <table:table-cell table:number-matrix-columns-spanned="1" table:number-matrix-rows-spanned="1" table:formula="of:=SUM([.EQ3:.EQ32]=[.$HI3:.$HI32])" office:value-type="float"/>
          <table:table-cell table:number-matrix-columns-spanned="1" table:number-matrix-rows-spanned="1" table:formula="of:=SUM([.ER3:.ER32]=[.$HJ3:.$HJ32])" office:value-type="float"/>
          <table:table-cell table:number-matrix-columns-spanned="1" table:number-matrix-rows-spanned="1" table:formula="of:=SUM([.ES3:.ES32]=[.$HK3:.$HK32])" office:value-type="float"/>
          <table:table-cell table:number-matrix-columns-spanned="1" table:number-matrix-rows-spanned="1" table:formula="of:=SUM([.ET3:.ET32]=[.$HL3:.$HL32])" office:value-type="float"/>
          <table:table-cell table:number-matrix-columns-spanned="1" table:number-matrix-rows-spanned="1" table:formula="of:=SUM([.EU3:.EU32]=[.$HH3:.$HH32])" office:value-type="float"/>
          <table:table-cell table:number-matrix-columns-spanned="1" table:number-matrix-rows-spanned="1" table:formula="of:=SUM([.EV3:.EV32]=[.$HI3:.$HI32])" office:value-type="float"/>
          <table:table-cell table:number-matrix-columns-spanned="1" table:number-matrix-rows-spanned="1" table:formula="of:=SUM([.EW3:.EW32]=[.$HJ3:.$HJ32])" office:value-type="float"/>
          <table:table-cell table:number-matrix-columns-spanned="1" table:number-matrix-rows-spanned="1" table:formula="of:=SUM([.EX3:.EX32]=[.$HK3:.$HK32])" office:value-type="float"/>
          <table:table-cell table:number-matrix-columns-spanned="1" table:number-matrix-rows-spanned="1" table:formula="of:=SUM([.EY3:.EY32]=[.$HL3:.$HL32])" office:value-type="float"/>
          <table:table-cell table:number-matrix-columns-spanned="1" table:number-matrix-rows-spanned="1" table:formula="of:=SUM([.EZ3:.EZ32]=[.$HH3:.$HH32])" office:value-type="float"/>
          <table:table-cell table:number-matrix-columns-spanned="1" table:number-matrix-rows-spanned="1" table:formula="of:=SUM([.FA3:.FA32]=[.$HI3:.$HI32])" office:value-type="float"/>
          <table:table-cell table:number-matrix-columns-spanned="1" table:number-matrix-rows-spanned="1" table:formula="of:=SUM([.FB3:.FB32]=[.$HJ3:.$HJ32])" office:value-type="float"/>
          <table:table-cell table:number-matrix-columns-spanned="1" table:number-matrix-rows-spanned="1" table:formula="of:=SUM([.FC3:.FC32]=[.$HK3:.$HK32])" office:value-type="float"/>
          <table:table-cell table:number-matrix-columns-spanned="1" table:number-matrix-rows-spanned="1" table:formula="of:=SUM([.FD3:.FD32]=[.$HL3:.$HL32])" office:value-type="float"/>
          <table:table-cell table:number-matrix-columns-spanned="1" table:number-matrix-rows-spanned="1" table:formula="of:=SUM([.FE3:.FE32]=[.$HH3:.$HH32])" office:value-type="float"/>
          <table:table-cell table:number-matrix-columns-spanned="1" table:number-matrix-rows-spanned="1" table:formula="of:=SUM([.FF3:.FF32]=[.$HI3:.$HI32])" office:value-type="float"/>
          <table:table-cell table:number-matrix-columns-spanned="1" table:number-matrix-rows-spanned="1" table:formula="of:=SUM([.FG3:.FG32]=[.$HJ3:.$HJ32])" office:value-type="float"/>
          <table:table-cell table:number-matrix-columns-spanned="1" table:number-matrix-rows-spanned="1" table:formula="of:=SUM([.FH3:.FH32]=[.$HK3:.$HK32])" office:value-type="float"/>
          <table:table-cell table:number-matrix-columns-spanned="1" table:number-matrix-rows-spanned="1" table:formula="of:=SUM([.FI3:.FI32]=[.$HL3:.$HL32])" office:value-type="float"/>
          <table:table-cell table:number-matrix-columns-spanned="1" table:number-matrix-rows-spanned="1" table:formula="of:=SUM([.FJ3:.FJ32]=[.$HH3:.$HH32])" office:value-type="float"/>
          <table:table-cell table:number-matrix-columns-spanned="1" table:number-matrix-rows-spanned="1" table:formula="of:=SUM([.FK3:.FK32]=[.$HI3:.$HI32])" office:value-type="float"/>
          <table:table-cell table:number-matrix-columns-spanned="1" table:number-matrix-rows-spanned="1" table:formula="of:=SUM([.FL3:.FL32]=[.$HJ3:.$HJ32])" office:value-type="float"/>
          <table:table-cell table:number-matrix-columns-spanned="1" table:number-matrix-rows-spanned="1" table:formula="of:=SUM([.FM3:.FM32]=[.$HK3:.$HK32])" office:value-type="float"/>
          <table:table-cell table:number-matrix-columns-spanned="1" table:number-matrix-rows-spanned="1" table:formula="of:=SUM([.FN3:.FN32]=[.$HL3:.$HL32])" office:value-type="float"/>
          <table:table-cell table:number-matrix-columns-spanned="1" table:number-matrix-rows-spanned="1" table:formula="of:=SUM([.FO3:.FO32]=[.$HH3:.$HH32])" office:value-type="float"/>
          <table:table-cell table:number-matrix-columns-spanned="1" table:number-matrix-rows-spanned="1" table:formula="of:=SUM([.FP3:.FP32]=[.$HI3:.$HI32])" office:value-type="float"/>
          <table:table-cell table:number-matrix-columns-spanned="1" table:number-matrix-rows-spanned="1" table:formula="of:=SUM([.FQ3:.FQ32]=[.$HJ3:.$HJ32])" office:value-type="float"/>
          <table:table-cell table:number-matrix-columns-spanned="1" table:number-matrix-rows-spanned="1" table:formula="of:=SUM([.FR3:.FR32]=[.$HK3:.$HK32])" office:value-type="float"/>
          <table:table-cell table:number-matrix-columns-spanned="1" table:number-matrix-rows-spanned="1" table:formula="of:=SUM([.FS3:.FS32]=[.$HL3:.$HL32])" office:value-type="float"/>
          <table:table-cell table:number-matrix-columns-spanned="1" table:number-matrix-rows-spanned="1" table:formula="of:=SUM([.FT3:.FT32]=[.$HH3:.$HH32])" office:value-type="float"/>
          <table:table-cell table:number-matrix-columns-spanned="1" table:number-matrix-rows-spanned="1" table:formula="of:=SUM([.FU3:.FU32]=[.$HI3:.$HI32])" office:value-type="float"/>
          <table:table-cell table:number-matrix-columns-spanned="1" table:number-matrix-rows-spanned="1" table:formula="of:=SUM([.FV3:.FV32]=[.$HJ3:.$HJ32])" office:value-type="float"/>
          <table:table-cell table:number-matrix-columns-spanned="1" table:number-matrix-rows-spanned="1" table:formula="of:=SUM([.FW3:.FW32]=[.$HK3:.$HK32])" office:value-type="float"/>
          <table:table-cell table:number-matrix-columns-spanned="1" table:number-matrix-rows-spanned="1" table:formula="of:=SUM([.FX3:.FX32]=[.$HL3:.$HL32])" office:value-type="float"/>
          <table:table-cell table:number-matrix-columns-spanned="1" table:number-matrix-rows-spanned="1" table:formula="of:=SUM([.FY3:.FY32]=[.$HH3:.$HH32])" office:value-type="float"/>
          <table:table-cell table:number-matrix-columns-spanned="1" table:number-matrix-rows-spanned="1" table:formula="of:=SUM([.FZ3:.FZ32]=[.$HI3:.$HI32])" office:value-type="float"/>
          <table:table-cell table:number-matrix-columns-spanned="1" table:number-matrix-rows-spanned="1" table:formula="of:=SUM([.GA3:.GA32]=[.$HJ3:.$HJ32])" office:value-type="float"/>
          <table:table-cell table:number-matrix-columns-spanned="1" table:number-matrix-rows-spanned="1" table:formula="of:=SUM([.GB3:.GB32]=[.$HK3:.$HK32])" office:value-type="float"/>
          <table:table-cell table:number-matrix-columns-spanned="1" table:number-matrix-rows-spanned="1" table:formula="of:=SUM([.GC3:.GC32]=[.$HL3:.$HL32])" office:value-type="float"/>
          <table:table-cell table:style-name="cellWorst" table:number-matrix-columns-spanned="1" table:number-matrix-rows-spanned="1" table:formula="of:=SUM([.GD3:.GD32]=[.$HH3:.$HH32])" office:value-type="float"/>
          <table:table-cell table:style-name="cellWorst" table:number-matrix-columns-spanned="1" table:number-matrix-rows-spanned="1" table:formula="of:=SUM([.GE3:.GE32]=[.$HI3:.$HI32])" office:value-type="float"/>
          <table:table-cell table:style-name="cellWorst" table:number-matrix-columns-spanned="1" table:number-matrix-rows-spanned="1" table:formula="of:=SUM([.GF3:.GF32]=[.$HJ3:.$HJ32])" office:value-type="float"/>
          <table:table-cell table:style-name="cellWorst" table:number-matrix-columns-spanned="1" table:number-matrix-rows-spanned="1" table:formula="of:=SUM([.GG3:.GG32]=[.$HK3:.$HK32])" office:value-type="float"/>
          <table:table-cell table:style-name="cellWorst" table:number-matrix-columns-spanned="1" table:number-matrix-rows-spanned="1" table:formula="of:=SUM([.GH3:.GH32]=[.$HL3:.$HL32])" office:value-type="float"/>
          <table:table-cell table:number-matrix-columns-spanned="1" table:number-matrix-rows-spanned="1" table:formula="of:=SUM([.GI3:.GI32]=[.$HH3:.$HH32])" office:value-type="float"/>
          <table:table-cell table:number-matrix-columns-spanned="1" table:number-matrix-rows-spanned="1" table:formula="of:=SUM([.GJ3:.GJ32]=[.$HI3:.$HI32])" office:value-type="float"/>
          <table:table-cell table:number-matrix-columns-spanned="1" table:number-matrix-rows-spanned="1" table:formula="of:=SUM([.GK3:.GK32]=[.$HJ3:.$HJ32])" office:value-type="float"/>
          <table:table-cell table:number-matrix-columns-spanned="1" table:number-matrix-rows-spanned="1" table:formula="of:=SUM([.GL3:.GL32]=[.$HK3:.$HK32])" office:value-type="float"/>
          <table:table-cell table:number-matrix-columns-spanned="1" table:number-matrix-rows-spanned="1" table:formula="of:=SUM([.GM3:.GM32]=[.$HL3:.$HL32])" office:value-type="float"/>
          <table:table-cell table:number-matrix-columns-spanned="1" table:number-matrix-rows-spanned="1" table:formula="of:=SUM([.GN3:.GN32]=[.$HH3:.$HH32])" office:value-type="float"/>
          <table:table-cell table:number-matrix-columns-spanned="1" table:number-matrix-rows-spanned="1" table:formula="of:=SUM([.GO3:.GO32]=[.$HI3:.$HI32])" office:value-type="float"/>
          <table:table-cell table:number-matrix-columns-spanned="1" table:number-matrix-rows-spanned="1" table:formula="of:=SUM([.GP3:.GP32]=[.$HJ3:.$HJ32])" office:value-type="float"/>
          <table:table-cell table:number-matrix-columns-spanned="1" table:number-matrix-rows-spanned="1" table:formula="of:=SUM([.GQ3:.GQ32]=[.$HK3:.$HK32])" office:value-type="float"/>
          <table:table-cell table:number-matrix-columns-spanned="1" table:number-matrix-rows-spanned="1" table:formula="of:=SUM([.GR3:.GR32]=[.$HL3:.$HL32])" office:value-type="float"/>
          <table:table-cell table:number-matrix-columns-spanned="1" table:number-matrix-rows-spanned="1" table:formula="of:=SUM([.GS3:.GS32]=[.$HH3:.$HH32])" office:value-type="float"/>
          <table:table-cell table:number-matrix-columns-spanned="1" table:number-matrix-rows-spanned="1" table:formula="of:=SUM([.GT3:.GT32]=[.$HI3:.$HI32])" office:value-type="float"/>
          <table:table-cell table:number-matrix-columns-spanned="1" table:number-matrix-rows-spanned="1" table:formula="of:=SUM([.GU3:.GU32]=[.$HJ3:.$HJ32])" office:value-type="float"/>
          <table:table-cell table:number-matrix-columns-spanned="1" table:number-matrix-rows-spanned="1" table:formula="of:=SUM([.GV3:.GV32]=[.$HK3:.$HK32])" office:value-type="float"/>
          <table:table-cell table:number-matrix-columns-spanned="1" table:number-matrix-rows-spanned="1" table:formula="of:=SUM([.GW3:.GW32]=[.$HL3:.$HL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column table:style-name="ta2co143" table:default-cell-style-name="Default"/>
        <table:table-column table:style-name="ta2co144" table:default-cell-style-name="Default"/>
        <table:table-column table:style-name="ta2co145" table:default-cell-style-name="Default"/>
        <table:table-column table:style-name="ta2co146" table:default-cell-style-name="Default"/>
        <table:table-column table:style-name="ta2co147" table:default-cell-style-name="Default"/>
        <table:table-column table:style-name="ta2co148" table:default-cell-style-name="Default"/>
        <table:table-column table:style-name="ta2co149" table:default-cell-style-name="Default"/>
        <table:table-column table:style-name="ta2co150" table:default-cell-style-name="Default"/>
        <table:table-column table:style-name="ta2co151" table:default-cell-style-name="Default"/>
        <table:table-column table:style-name="ta2co152" table:default-cell-style-name="Default"/>
        <table:table-column table:style-name="ta2co153" table:default-cell-style-name="Default"/>
        <table:table-column table:style-name="ta2co154" table:default-cell-style-name="Default"/>
        <table:table-column table:style-name="ta2co155" table:default-cell-style-name="Default"/>
        <table:table-column table:style-name="ta2co156" table:default-cell-style-name="Default"/>
        <table:table-column table:style-name="ta2co157" table:default-cell-style-name="Default"/>
        <table:table-column table:style-name="ta2co158" table:default-cell-style-name="Default"/>
        <table:table-column table:style-name="ta2co159" table:default-cell-style-name="Default"/>
        <table:table-column table:style-name="ta2co160" table:default-cell-style-name="Default"/>
        <table:table-column table:style-name="ta2co161" table:default-cell-style-name="Default"/>
        <table:table-column table:style-name="ta2co162" table:default-cell-style-name="Default"/>
        <table:table-column table:style-name="ta2co163" table:default-cell-style-name="Default"/>
        <table:table-column table:style-name="ta2co164" table:default-cell-style-name="Default"/>
        <table:table-column table:style-name="ta2co165" table:default-cell-style-name="Default"/>
        <table:table-column table:style-name="ta2co166" table:default-cell-style-name="Default"/>
        <table:table-column table:style-name="ta2co167" table:default-cell-style-name="Default"/>
        <table:table-column table:style-name="ta2co168" table:default-cell-style-name="Default"/>
        <table:table-column table:style-name="ta2co169" table:default-cell-style-name="Default"/>
        <table:table-column table:style-name="ta2co170" table:default-cell-style-name="Default"/>
        <table:table-column table:style-name="ta2co171" table:default-cell-style-name="Default"/>
        <table:table-column table:style-name="ta2co172" table:default-cell-style-name="Default"/>
        <table:table-column table:style-name="ta2co173" table:default-cell-style-name="Default"/>
        <table:table-column table:style-name="ta2co174" table:default-cell-style-name="Default"/>
        <table:table-column table:style-name="ta2co175" table:default-cell-style-name="Default"/>
        <table:table-column table:style-name="ta2co176" table:default-cell-style-name="Default"/>
        <table:table-column table:style-name="ta2co177" table:default-cell-style-name="Default"/>
        <table:table-column table:style-name="ta2co178" table:default-cell-style-name="Default"/>
        <table:table-column table:style-name="ta2co179" table:default-cell-style-name="Default"/>
        <table:table-column table:style-name="ta2co180" table:default-cell-style-name="Default"/>
        <table:table-column table:style-name="ta2co181" table:default-cell-style-name="Default"/>
        <table:table-column table:style-name="ta2co182" table:default-cell-style-name="Default"/>
        <table:table-column table:style-name="ta2co183" table:default-cell-style-name="Default"/>
        <table:table-column table:style-name="ta2co184" table:default-cell-style-name="Default"/>
        <table:table-column table:style-name="ta2co185" table:default-cell-style-name="Default"/>
        <table:table-column table:style-name="ta2co186" table:default-cell-style-name="Default"/>
        <table:table-column table:style-name="ta2co187" table:default-cell-style-name="Default"/>
        <table:table-column table:style-name="ta2co188" table:default-cell-style-name="Default"/>
        <table:table-column table:style-name="ta2co189" table:default-cell-style-name="Default"/>
        <table:table-column table:style-name="ta2co190" table:default-cell-style-name="Default"/>
        <table:table-column table:style-name="ta2co191" table:default-cell-style-name="Default"/>
        <table:table-column table:style-name="ta2co192" table:default-cell-style-name="Default"/>
        <table:table-column table:style-name="ta2co193" table:default-cell-style-name="Default"/>
        <table:table-column table:style-name="ta2co194" table:default-cell-style-name="Default"/>
        <table:table-column table:style-name="ta2co195" table:default-cell-style-name="Default"/>
        <table:table-column table:style-name="ta2co196" table:default-cell-style-name="Default"/>
        <table:table-column table:style-name="ta2co197" table:default-cell-style-name="Default"/>
        <table:table-column table:style-name="ta2co198" table:default-cell-style-name="Default"/>
        <table:table-column table:style-name="ta2co199" table:default-cell-style-name="Default"/>
        <table:table-column table:style-name="ta2co200" table:default-cell-style-name="Default"/>
        <table:table-column table:style-name="ta2co201" table:default-cell-style-name="Default"/>
        <table:table-column table:style-name="ta2co202" table:default-cell-style-name="Default"/>
        <table:table-column table:style-name="ta2co203" table:default-cell-style-name="Default"/>
        <table:table-column table:style-name="ta2co204" table:default-cell-style-name="Default"/>
        <table:table-column table:style-name="ta2co205" table:default-cell-style-name="Default"/>
        <table:table-column table:style-name="ta2co206" table:default-cell-style-name="Default"/>
        <table:table-column table:style-name="ta2co207" table:default-cell-style-name="Default"/>
        <table:table-column table:style-name="ta2co208" table:default-cell-style-name="Default"/>
        <table:table-column table:style-name="ta2co209" table:default-cell-style-name="Default"/>
        <table:table-column table:style-name="ta2co210" table:default-cell-style-name="Default"/>
        <table:table-column table:style-name="ta2co211" table:default-cell-style-name="Default"/>
        <table:table-column table:style-name="ta2co212" table:default-cell-style-name="Default"/>
        <table:table-column table:style-name="ta2co213" table:default-cell-style-name="Default"/>
        <table:table-column table:style-name="ta2co214" table:default-cell-style-name="Default"/>
        <table:table-column table:style-name="ta2co215" table:default-cell-style-name="Default"/>
        <table:table-column table:style-name="ta2co216" table:default-cell-style-name="Default"/>
        <table:table-column table:style-name="ta2co217" table:default-cell-style-name="Default"/>
        <table:table-column table:style-name="ta2co218" table:default-cell-style-name="Default"/>
        <table:table-column table:style-name="ta2co219" table:default-cell-style-name="Default"/>
        <table:table-column table:style-name="ta2co220" table:default-cell-style-name="Default"/>
        <table:table-column table:style-name="ta2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lab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SUM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style-name="cellBest" table:formula="of:=AVERAGE([Instances.J3:Instances.J32])" office:value-type="float"/>
          <table:table-cell table:formula="of:=AVERAGE([Instances.K3:Instances.K32])" office:value-type="float"/>
          <table:table-cell table:formula="of:=SUM([Instances.L3:Instances.L32])" office:value-type="float"/>
          <table:table-cell table:formula="of:=AVERAGE([Instances.M3:Instances.M32])" office:value-type="float"/>
          <table:table-cell table:formula="of:=AVERAGE([Instances.N3:Instances.N32])" office:value-type="float"/>
          <table:table-cell table:style-name="cellBest" table:formula="of:=AVERAGE([Instances.O3:Instances.O32])" office:value-type="float"/>
          <table:table-cell table:formula="of:=AVERAGE([Instances.P3:Instances.P32])" office:value-type="float"/>
          <table:table-cell table:formula="of:=SUM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AVERAGE([Instances.T3:Instances.T32])" office:value-type="float"/>
          <table:table-cell table:formula="of:=AVERAGE([Instances.U3:Instances.U32])" office:value-type="float"/>
          <table:table-cell table:formula="of:=SUM([Instances.V3:Instances.V32])" office:value-type="float"/>
          <table:table-cell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AVERAGE([Instances.Z3:Instances.Z32])" office:value-type="float"/>
          <table:table-cell table:formula="of:=SUM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SUM([Instances.AF3:Instances.AF32])" office:value-type="float"/>
          <table:table-cell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style-name="cellBest" table:formula="of:=SUM([Instances.AK3:Instances.AK32])" office:value-type="float"/>
          <table:table-cell table:formula="of:=AVERAGE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SUM([Instances.AP3:Instances.AP32])" office:value-type="float"/>
          <table:table-cell table:formula="of:=AVERAGE([Instances.AQ3:Instances.AQ32])" office:value-type="float"/>
          <table:table-cell table:formula="of:=AVERAGE([Instances.AR3:Instances.AR32])" office:value-type="float"/>
          <table:table-cell table:formula="of:=AVERAGE([Instances.AS3:Instances.AS32])" office:value-type="float"/>
          <table:table-cell table:style-name="cellBest" table:formula="of:=AVERAGE([Instances.AT3:Instances.AT32])" office:value-type="float"/>
          <table:table-cell table:formula="of:=SUM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AVERAGE([Instances.AX3:Instances.AX32])" office:value-type="float"/>
          <table:table-cell table:formula="of:=AVERAGE([Instances.AY3:Instances.AY32])" office:value-type="float"/>
          <table:table-cell table:formula="of:=SUM([Instances.AZ3:Instances.AZ32])" office:value-type="float"/>
          <table:table-cell table:formula="of:=AVERAGE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formula="of:=AVERAGE([Instances.BD3:Instances.BD32])" office:value-type="float"/>
          <table:table-cell table:formula="of:=SUM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SUM([Instances.BJ3:Instances.BJ32])" office:value-type="float"/>
          <table:table-cell table:formula="of:=AVERAGE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SUM([Instances.BO3:Instances.BO32])" office:value-type="float"/>
          <table:table-cell table:formula="of:=AVERAGE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SUM([Instances.BT3:Instances.BT32])" office:value-type="float"/>
          <table:table-cell table:style-name="cellBest" table:formula="of:=AVERAGE([Instances.BU3:Instances.BU32])" office:value-type="float"/>
          <table:table-cell table:style-name="cellBest" table:formula="of:=AVERAGE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SUM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style-name="cellBest" table:formula="of:=AVERAGE([Instances.CB3:Instances.CB32])" office:value-type="float"/>
          <table:table-cell table:formula="of:=AVERAGE([Instances.CC3:Instances.CC32])" office:value-type="float"/>
          <table:table-cell table:formula="of:=SUM([Instances.CD3:Instances.CD32])" office:value-type="float"/>
          <table:table-cell table:formula="of:=AVERAGE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AVERAGE([Instances.CH3:Instances.CH32])" office:value-type="float"/>
          <table:table-cell table:formula="of:=SUM([Instances.CI3:Instances.CI32])" office:value-type="float"/>
          <table:table-cell table:formula="of:=AVERAGE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formula="of:=AVERAGE([Instances.CM3:Instances.CM32])" office:value-type="float"/>
          <table:table-cell table:formula="of:=SUM([Instances.CN3:Instances.CN32])" office:value-type="float"/>
          <table:table-cell table:formula="of:=AVERAGE([Instances.CO3:Instances.CO32])" office:value-type="float"/>
          <table:table-cell table:formula="of:=AVERAGE([Instances.CP3:Instances.CP32])" office:value-type="float"/>
          <table:table-cell table:formula="of:=AVERAGE([Instances.CQ3:Instances.CQ32])" office:value-type="float"/>
          <table:table-cell table:formula="of:=AVERAGE([Instances.CR3:Instances.CR32])" office:value-type="float"/>
          <table:table-cell table:formula="of:=SUM([Instances.CS3:Instances.CS32])" office:value-type="float"/>
          <table:table-cell table:formula="of:=AVERAGE([Instances.CT3:Instances.CT32])" office:value-type="float"/>
          <table:table-cell table:formula="of:=AVERAGE([Instances.CU3:Instances.CU32])" office:value-type="float"/>
          <table:table-cell table:formula="of:=AVERAGE([Instances.CV3:Instances.CV32])" office:value-type="float"/>
          <table:table-cell table:formula="of:=AVERAGE([Instances.CW3:Instances.CW32])" office:value-type="float"/>
          <table:table-cell table:formula="of:=SUM([Instances.CX3:Instances.CX32])" office:value-type="float"/>
          <table:table-cell table:formula="of:=AVERAGE([Instances.CY3:Instances.CY32])" office:value-type="float"/>
          <table:table-cell table:formula="of:=AVERAGE([Instances.CZ3:Instances.CZ32])" office:value-type="float"/>
          <table:table-cell table:formula="of:=AVERAGE([Instances.DA3:Instances.DA32])" office:value-type="float"/>
          <table:table-cell table:formula="of:=AVERAGE([Instances.DB3:Instances.DB32])" office:value-type="float"/>
          <table:table-cell table:formula="of:=SUM([Instances.DC3:Instances.DC32])" office:value-type="float"/>
          <table:table-cell table:formula="of:=AVERAGE([Instances.DD3:Instances.DD32])" office:value-type="float"/>
          <table:table-cell table:formula="of:=AVERAGE([Instances.DE3:Instances.DE32])" office:value-type="float"/>
          <table:table-cell table:formula="of:=AVERAGE([Instances.DF3:Instances.DF32])" office:value-type="float"/>
          <table:table-cell table:formula="of:=AVERAGE([Instances.DG3:Instances.DG32])" office:value-type="float"/>
          <table:table-cell table:formula="of:=SUM([Instances.DH3:Instances.DH32])" office:value-type="float"/>
          <table:table-cell table:formula="of:=AVERAGE([Instances.DI3:Instances.DI32])" office:value-type="float"/>
          <table:table-cell table:formula="of:=AVERAGE([Instances.DJ3:Instances.DJ32])" office:value-type="float"/>
          <table:table-cell table:formula="of:=AVERAGE([Instances.DK3:Instances.DK32])" office:value-type="float"/>
          <table:table-cell table:formula="of:=AVERAGE([Instances.DL3:Instances.DL32])" office:value-type="float"/>
          <table:table-cell table:formula="of:=SUM([Instances.DM3:Instances.DM32])" office:value-type="float"/>
          <table:table-cell table:formula="of:=AVERAGE([Instances.DN3:Instances.DN32])" office:value-type="float"/>
          <table:table-cell table:formula="of:=AVERAGE([Instances.DO3:Instances.DO32])" office:value-type="float"/>
          <table:table-cell table:formula="of:=AVERAGE([Instances.DP3:Instances.DP32])" office:value-type="float"/>
          <table:table-cell table:formula="of:=AVERAGE([Instances.DQ3:Instances.DQ32])" office:value-type="float"/>
          <table:table-cell table:formula="of:=SUM([Instances.DR3:Instances.DR32])" office:value-type="float"/>
          <table:table-cell table:formula="of:=AVERAGE([Instances.DS3:Instances.DS32])" office:value-type="float"/>
          <table:table-cell table:formula="of:=AVERAGE([Instances.DT3:Instances.DT32])" office:value-type="float"/>
          <table:table-cell table:formula="of:=AVERAGE([Instances.DU3:Instances.DU32])" office:value-type="float"/>
          <table:table-cell table:formula="of:=AVERAGE([Instances.DV3:Instances.DV32])" office:value-type="float"/>
          <table:table-cell table:formula="of:=SUM([Instances.DW3:Instances.DW32])" office:value-type="float"/>
          <table:table-cell table:formula="of:=AVERAGE([Instances.DX3:Instances.DX32])" office:value-type="float"/>
          <table:table-cell table:formula="of:=AVERAGE([Instances.DY3:Instances.DY32])" office:value-type="float"/>
          <table:table-cell table:formula="of:=AVERAGE([Instances.DZ3:Instances.DZ32])" office:value-type="float"/>
          <table:table-cell table:formula="of:=AVERAGE([Instances.EA3:Instances.EA32])" office:value-type="float"/>
          <table:table-cell table:formula="of:=SUM([Instances.EB3:Instances.EB32])" office:value-type="float"/>
          <table:table-cell table:formula="of:=AVERAGE([Instances.EC3:Instances.EC32])" office:value-type="float"/>
          <table:table-cell table:formula="of:=AVERAGE([Instances.ED3:Instances.ED32])" office:value-type="float"/>
          <table:table-cell table:formula="of:=AVERAGE([Instances.EE3:Instances.EE32])" office:value-type="float"/>
          <table:table-cell table:formula="of:=AVERAGE([Instances.EF3:Instances.EF32])" office:value-type="float"/>
          <table:table-cell table:formula="of:=SUM([Instances.EG3:Instances.EG32])" office:value-type="float"/>
          <table:table-cell table:formula="of:=AVERAGE([Instances.EH3:Instances.EH32])" office:value-type="float"/>
          <table:table-cell table:formula="of:=AVERAGE([Instances.EI3:Instances.EI32])" office:value-type="float"/>
          <table:table-cell table:formula="of:=AVERAGE([Instances.EJ3:Instances.EJ32])" office:value-type="float"/>
          <table:table-cell table:formula="of:=AVERAGE([Instances.EK3:Instances.EK32])" office:value-type="float"/>
          <table:table-cell table:formula="of:=SUM([Instances.EL3:Instances.EL32])" office:value-type="float"/>
          <table:table-cell table:formula="of:=AVERAGE([Instances.EM3:Instances.EM32])" office:value-type="float"/>
          <table:table-cell table:formula="of:=AVERAGE([Instances.EN3:Instances.EN32])" office:value-type="float"/>
          <table:table-cell table:formula="of:=AVERAGE([Instances.EO3:Instances.EO32])" office:value-type="float"/>
          <table:table-cell table:formula="of:=AVERAGE([Instances.EP3:Instances.EP32])" office:value-type="float"/>
          <table:table-cell table:formula="of:=SUM([Instances.EQ3:Instances.EQ32])" office:value-type="float"/>
          <table:table-cell table:formula="of:=AVERAGE([Instances.ER3:Instances.ER32])" office:value-type="float"/>
          <table:table-cell table:formula="of:=AVERAGE([Instances.ES3:Instances.ES32])" office:value-type="float"/>
          <table:table-cell table:formula="of:=AVERAGE([Instances.ET3:Instances.ET32])" office:value-type="float"/>
          <table:table-cell table:formula="of:=AVERAGE([Instances.EU3:Instances.EU32])" office:value-type="float"/>
          <table:table-cell table:formula="of:=SUM([Instances.EV3:Instances.EV32])" office:value-type="float"/>
          <table:table-cell table:formula="of:=AVERAGE([Instances.EW3:Instances.EW32])" office:value-type="float"/>
          <table:table-cell table:formula="of:=AVERAGE([Instances.EX3:Instances.EX32])" office:value-type="float"/>
          <table:table-cell table:formula="of:=AVERAGE([Instances.EY3:Instances.EY32])" office:value-type="float"/>
          <table:table-cell table:formula="of:=AVERAGE([Instances.EZ3:Instances.EZ32])" office:value-type="float"/>
          <table:table-cell table:formula="of:=SUM([Instances.FA3:Instances.FA32])" office:value-type="float"/>
          <table:table-cell table:formula="of:=AVERAGE([Instances.FB3:Instances.FB32])" office:value-type="float"/>
          <table:table-cell table:formula="of:=AVERAGE([Instances.FC3:Instances.FC32])" office:value-type="float"/>
          <table:table-cell table:formula="of:=AVERAGE([Instances.FD3:Instances.FD32])" office:value-type="float"/>
          <table:table-cell table:formula="of:=AVERAGE([Instances.FE3:Instances.FE32])" office:value-type="float"/>
          <table:table-cell table:formula="of:=SUM([Instances.FF3:Instances.FF32])" office:value-type="float"/>
          <table:table-cell table:formula="of:=AVERAGE([Instances.FG3:Instances.FG32])" office:value-type="float"/>
          <table:table-cell table:formula="of:=AVERAGE([Instances.FH3:Instances.FH32])" office:value-type="float"/>
          <table:table-cell table:formula="of:=AVERAGE([Instances.FI3:Instances.FI32])" office:value-type="float"/>
          <table:table-cell table:formula="of:=AVERAGE([Instances.FJ3:Instances.FJ32])" office:value-type="float"/>
          <table:table-cell table:formula="of:=SUM([Instances.FK3:Instances.FK32])" office:value-type="float"/>
          <table:table-cell table:formula="of:=AVERAGE([Instances.FL3:Instances.FL32])" office:value-type="float"/>
          <table:table-cell table:formula="of:=AVERAGE([Instances.FM3:Instances.FM32])" office:value-type="float"/>
          <table:table-cell table:formula="of:=AVERAGE([Instances.FN3:Instances.FN32])" office:value-type="float"/>
          <table:table-cell table:formula="of:=AVERAGE([Instances.FO3:Instances.FO32])" office:value-type="float"/>
          <table:table-cell table:formula="of:=SUM([Instances.FP3:Instances.FP32])" office:value-type="float"/>
          <table:table-cell table:formula="of:=AVERAGE([Instances.FQ3:Instances.FQ32])" office:value-type="float"/>
          <table:table-cell table:formula="of:=AVERAGE([Instances.FR3:Instances.FR32])" office:value-type="float"/>
          <table:table-cell table:style-name="cellBest" table:formula="of:=AVERAGE([Instances.FS3:Instances.FS32])" office:value-type="float"/>
          <table:table-cell table:formula="of:=AVERAGE([Instances.FT3:Instances.FT32])" office:value-type="float"/>
          <table:table-cell table:formula="of:=SUM([Instances.FU3:Instances.FU32])" office:value-type="float"/>
          <table:table-cell table:formula="of:=AVERAGE([Instances.FV3:Instances.FV32])" office:value-type="float"/>
          <table:table-cell table:formula="of:=AVERAGE([Instances.FW3:Instances.FW32])" office:value-type="float"/>
          <table:table-cell table:formula="of:=AVERAGE([Instances.FX3:Instances.FX32])" office:value-type="float"/>
          <table:table-cell table:formula="of:=AVERAGE([Instances.FY3:Instances.FY32])" office:value-type="float"/>
          <table:table-cell table:formula="of:=SUM([Instances.FZ3:Instances.FZ32])" office:value-type="float"/>
          <table:table-cell table:formula="of:=AVERAGE([Instances.GA3:Instances.GA32])" office:value-type="float"/>
          <table:table-cell table:formula="of:=AVERAGE([Instances.GB3:Instances.GB32])" office:value-type="float"/>
          <table:table-cell table:formula="of:=AVERAGE([Instances.GC3:Instances.GC32])" office:value-type="float"/>
          <table:table-cell table:style-name="cellWorst" table:formula="of:=AVERAGE([Instances.GD3:Instances.GD32])" office:value-type="float"/>
          <table:table-cell table:style-name="cellWorst" table:formula="of:=SUM([Instances.GE3:Instances.GE32])" office:value-type="float"/>
          <table:table-cell table:style-name="cellWorst" table:formula="of:=AVERAGE([Instances.GF3:Instances.GF32])" office:value-type="float"/>
          <table:table-cell table:style-name="cellWorst" table:formula="of:=AVERAGE([Instances.GG3:Instances.GG32])" office:value-type="float"/>
          <table:table-cell table:style-name="cellWorst" table:formula="of:=AVERAGE([Instances.GH3:Instances.GH32])" office:value-type="float"/>
          <table:table-cell table:formula="of:=AVERAGE([Instances.GI3:Instances.GI32])" office:value-type="float"/>
          <table:table-cell table:formula="of:=SUM([Instances.GJ3:Instances.GJ32])" office:value-type="float"/>
          <table:table-cell table:formula="of:=AVERAGE([Instances.GK3:Instances.GK32])" office:value-type="float"/>
          <table:table-cell table:formula="of:=AVERAGE([Instances.GL3:Instances.GL32])" office:value-type="float"/>
          <table:table-cell table:formula="of:=AVERAGE([Instances.GM3:Instances.GM32])" office:value-type="float"/>
          <table:table-cell table:formula="of:=AVERAGE([Instances.GN3:Instances.GN32])" office:value-type="float"/>
          <table:table-cell table:formula="of:=SUM([Instances.GO3:Instances.GO32])" office:value-type="float"/>
          <table:table-cell table:formula="of:=AVERAGE([Instances.GP3:Instances.GP32])" office:value-type="float"/>
          <table:table-cell table:formula="of:=AVERAGE([Instances.GQ3:Instances.GQ32])" office:value-type="float"/>
          <table:table-cell table:formula="of:=AVERAGE([Instances.GR3:Instances.GR32])" office:value-type="float"/>
          <table:table-cell table:formula="of:=AVERAGE([Instances.GS3:Instances.GS32])" office:value-type="float"/>
          <table:table-cell table:formula="of:=SUM([Instances.GT3:Instances.GT32])" office:value-type="float"/>
          <table:table-cell table:formula="of:=AVERAGE([Instances.GU3:Instances.GU32])" office:value-type="float"/>
          <table:table-cell table:formula="of:=AVERAGE([Instances.GV3:Instances.GV32])" office:value-type="float"/>
          <table:table-cell table:formula="of:=AVERAGE([Instances.GW3:Instances.GW32])" office:value-type="float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style-name="cellBest"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style-name="cellBest"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style-name="cellBest"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style-name="cellBest"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style-name="cellBest" table:formula="of:=SUM([.BU3:.BU3])" office:value-type="float"/>
          <table:table-cell table:style-name="cellBest"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style-name="cellBest"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  <table:table-cell table:formula="of:=SUM([.DX3:.DX3])" office:value-type="float"/>
          <table:table-cell table:formula="of:=SUM([.DY3:.DY3])" office:value-type="float"/>
          <table:table-cell table:formula="of:=SUM([.DZ3:.DZ3])" office:value-type="float"/>
          <table:table-cell table:formula="of:=SUM([.EA3:.EA3])" office:value-type="float"/>
          <table:table-cell table:formula="of:=SUM([.EB3:.EB3])" office:value-type="float"/>
          <table:table-cell table:formula="of:=SUM([.EC3:.EC3])" office:value-type="float"/>
          <table:table-cell table:formula="of:=SUM([.ED3:.ED3])" office:value-type="float"/>
          <table:table-cell table:formula="of:=SUM([.EE3:.EE3])" office:value-type="float"/>
          <table:table-cell table:formula="of:=SUM([.EF3:.EF3])" office:value-type="float"/>
          <table:table-cell table:formula="of:=SUM([.EG3:.EG3])" office:value-type="float"/>
          <table:table-cell table:formula="of:=SUM([.EH3:.EH3])" office:value-type="float"/>
          <table:table-cell table:formula="of:=SUM([.EI3:.EI3])" office:value-type="float"/>
          <table:table-cell table:formula="of:=SUM([.EJ3:.EJ3])" office:value-type="float"/>
          <table:table-cell table:formula="of:=SUM([.EK3:.EK3])" office:value-type="float"/>
          <table:table-cell table:formula="of:=SUM([.EL3:.EL3])" office:value-type="float"/>
          <table:table-cell table:formula="of:=SUM([.EM3:.EM3])" office:value-type="float"/>
          <table:table-cell table:formula="of:=SUM([.EN3:.EN3])" office:value-type="float"/>
          <table:table-cell table:formula="of:=SUM([.EO3:.EO3])" office:value-type="float"/>
          <table:table-cell table:formula="of:=SUM([.EP3:.EP3])" office:value-type="float"/>
          <table:table-cell table:formula="of:=SUM([.EQ3:.EQ3])" office:value-type="float"/>
          <table:table-cell table:formula="of:=SUM([.ER3:.ER3])" office:value-type="float"/>
          <table:table-cell table:formula="of:=SUM([.ES3:.ES3])" office:value-type="float"/>
          <table:table-cell table:formula="of:=SUM([.ET3:.ET3])" office:value-type="float"/>
          <table:table-cell table:formula="of:=SUM([.EU3:.EU3])" office:value-type="float"/>
          <table:table-cell table:formula="of:=SUM([.EV3:.EV3])" office:value-type="float"/>
          <table:table-cell table:formula="of:=SUM([.EW3:.EW3])" office:value-type="float"/>
          <table:table-cell table:formula="of:=SUM([.EX3:.EX3])" office:value-type="float"/>
          <table:table-cell table:formula="of:=SUM([.EY3:.EY3])" office:value-type="float"/>
          <table:table-cell table:formula="of:=SUM([.EZ3:.EZ3])" office:value-type="float"/>
          <table:table-cell table:formula="of:=SUM([.FA3:.FA3])" office:value-type="float"/>
          <table:table-cell table:formula="of:=SUM([.FB3:.FB3])" office:value-type="float"/>
          <table:table-cell table:formula="of:=SUM([.FC3:.FC3])" office:value-type="float"/>
          <table:table-cell table:formula="of:=SUM([.FD3:.FD3])" office:value-type="float"/>
          <table:table-cell table:formula="of:=SUM([.FE3:.FE3])" office:value-type="float"/>
          <table:table-cell table:formula="of:=SUM([.FF3:.FF3])" office:value-type="float"/>
          <table:table-cell table:formula="of:=SUM([.FG3:.FG3])" office:value-type="float"/>
          <table:table-cell table:formula="of:=SUM([.FH3:.FH3])" office:value-type="float"/>
          <table:table-cell table:formula="of:=SUM([.FI3:.FI3])" office:value-type="float"/>
          <table:table-cell table:formula="of:=SUM([.FJ3:.FJ3])" office:value-type="float"/>
          <table:table-cell table:formula="of:=SUM([.FK3:.FK3])" office:value-type="float"/>
          <table:table-cell table:formula="of:=SUM([.FL3:.FL3])" office:value-type="float"/>
          <table:table-cell table:formula="of:=SUM([.FM3:.FM3])" office:value-type="float"/>
          <table:table-cell table:formula="of:=SUM([.FN3:.FN3])" office:value-type="float"/>
          <table:table-cell table:formula="of:=SUM([.FO3:.FO3])" office:value-type="float"/>
          <table:table-cell table:formula="of:=SUM([.FP3:.FP3])" office:value-type="float"/>
          <table:table-cell table:formula="of:=SUM([.FQ3:.FQ3])" office:value-type="float"/>
          <table:table-cell table:formula="of:=SUM([.FR3:.FR3])" office:value-type="float"/>
          <table:table-cell table:style-name="cellBest" table:formula="of:=SUM([.FS3:.FS3])" office:value-type="float"/>
          <table:table-cell table:formula="of:=SUM([.FT3:.FT3])" office:value-type="float"/>
          <table:table-cell table:formula="of:=SUM([.FU3:.FU3])" office:value-type="float"/>
          <table:table-cell table:formula="of:=SUM([.FV3:.FV3])" office:value-type="float"/>
          <table:table-cell table:formula="of:=SUM([.FW3:.FW3])" office:value-type="float"/>
          <table:table-cell table:formula="of:=SUM([.FX3:.FX3])" office:value-type="float"/>
          <table:table-cell table:formula="of:=SUM([.FY3:.FY3])" office:value-type="float"/>
          <table:table-cell table:formula="of:=SUM([.FZ3:.FZ3])" office:value-type="float"/>
          <table:table-cell table:formula="of:=SUM([.GA3:.GA3])" office:value-type="float"/>
          <table:table-cell table:formula="of:=SUM([.GB3:.GB3])" office:value-type="float"/>
          <table:table-cell table:formula="of:=SUM([.GC3:.GC3])" office:value-type="float"/>
          <table:table-cell table:style-name="cellWorst" table:formula="of:=SUM([.GD3:.GD3])" office:value-type="float"/>
          <table:table-cell table:style-name="cellWorst" table:formula="of:=SUM([.GE3:.GE3])" office:value-type="float"/>
          <table:table-cell table:style-name="cellWorst" table:formula="of:=SUM([.GF3:.GF3])" office:value-type="float"/>
          <table:table-cell table:style-name="cellWorst" table:formula="of:=SUM([.GG3:.GG3])" office:value-type="float"/>
          <table:table-cell table:style-name="cellWorst" table:formula="of:=SUM([.GH3:.GH3])" office:value-type="float"/>
          <table:table-cell table:formula="of:=SUM([.GI3:.GI3])" office:value-type="float"/>
          <table:table-cell table:formula="of:=SUM([.GJ3:.GJ3])" office:value-type="float"/>
          <table:table-cell table:formula="of:=SUM([.GK3:.GK3])" office:value-type="float"/>
          <table:table-cell table:formula="of:=SUM([.GL3:.GL3])" office:value-type="float"/>
          <table:table-cell table:formula="of:=SUM([.GM3:.GM3])" office:value-type="float"/>
          <table:table-cell table:formula="of:=SUM([.GN3:.GN3])" office:value-type="float"/>
          <table:table-cell table:formula="of:=SUM([.GO3:.GO3])" office:value-type="float"/>
          <table:table-cell table:formula="of:=SUM([.GP3:.GP3])" office:value-type="float"/>
          <table:table-cell table:formula="of:=SUM([.GQ3:.GQ3])" office:value-type="float"/>
          <table:table-cell table:formula="of:=SUM([.GR3:.GR3])" office:value-type="float"/>
          <table:table-cell table:formula="of:=SUM([.GS3:.GS3])" office:value-type="float"/>
          <table:table-cell table:formula="of:=SUM([.GT3:.GT3])" office:value-type="float"/>
          <table:table-cell table:formula="of:=SUM([.GU3:.GU3])" office:value-type="float"/>
          <table:table-cell table:formula="of:=SUM([.GV3:.GV3])" office:value-type="float"/>
          <table:table-cell table:formula="of:=SUM([.GW3:.GW3])" office:value-type="float"/>
          <table:table-cell table:formula="of:=SUM([.GX3:.GX3])" office:value-type="float"/>
          <table:table-cell table:formula="of:=SUM([.GY3:.GY3])" office:value-type="float"/>
          <table:table-cell table:formula="of:=SUM([.GZ3:.GZ3])" office:value-type="float"/>
          <table:table-cell table:formula="of:=SUM([.HA3:.HA3])" office:value-type="float"/>
          <table:table-cell table:formula="of:=SUM([.HB3:.HB3])" office:value-type="float"/>
          <table:table-cell table:formula="of:=SUM([.HC3:.HC3])" office:value-type="float"/>
          <table:table-cell table:formula="of:=SUM([.HD3:.HD3])" office:value-type="float"/>
          <table:table-cell table:formula="of:=SUM([.HE3:.HE3])" office:value-type="float"/>
          <table:table-cell table:formula="of:=SUM([.HF3:.HF3])" office:value-type="float"/>
          <table:table-cell table:formula="of:=SUM([.HG3:.HG3])" office:value-type="float"/>
          <table:table-cell table:formula="of:=SUM([.HH3:.HH3])" office:value-type="float"/>
          <table:table-cell table:formula="of:=SUM([.HI3:.HI3])" office:value-type="float"/>
          <table:table-cell table:formula="of:=SUM([.HJ3:.HJ3])" office:value-type="float"/>
          <table:table-cell table:formula="of:=SUM([.HK3:.HK3])" office:value-type="float"/>
          <table:table-cell table:formula="of:=SUM([.HL3:.HL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style-name="cellBest"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style-name="cellBest"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style-name="cellBest"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style-name="cellBest"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style-name="cellBest" table:formula="of:=AVERAGE([.BU3:.BU3])" office:value-type="float"/>
          <table:table-cell table:style-name="cellBest"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style-name="cellBest"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  <table:table-cell table:formula="of:=AVERAGE([.DX3:.DX3])" office:value-type="float"/>
          <table:table-cell table:formula="of:=AVERAGE([.DY3:.DY3])" office:value-type="float"/>
          <table:table-cell table:formula="of:=AVERAGE([.DZ3:.DZ3])" office:value-type="float"/>
          <table:table-cell table:formula="of:=AVERAGE([.EA3:.EA3])" office:value-type="float"/>
          <table:table-cell table:formula="of:=AVERAGE([.EB3:.EB3])" office:value-type="float"/>
          <table:table-cell table:formula="of:=AVERAGE([.EC3:.EC3])" office:value-type="float"/>
          <table:table-cell table:formula="of:=AVERAGE([.ED3:.ED3])" office:value-type="float"/>
          <table:table-cell table:formula="of:=AVERAGE([.EE3:.EE3])" office:value-type="float"/>
          <table:table-cell table:formula="of:=AVERAGE([.EF3:.EF3])" office:value-type="float"/>
          <table:table-cell table:formula="of:=AVERAGE([.EG3:.EG3])" office:value-type="float"/>
          <table:table-cell table:formula="of:=AVERAGE([.EH3:.EH3])" office:value-type="float"/>
          <table:table-cell table:formula="of:=AVERAGE([.EI3:.EI3])" office:value-type="float"/>
          <table:table-cell table:formula="of:=AVERAGE([.EJ3:.EJ3])" office:value-type="float"/>
          <table:table-cell table:formula="of:=AVERAGE([.EK3:.EK3])" office:value-type="float"/>
          <table:table-cell table:formula="of:=AVERAGE([.EL3:.EL3])" office:value-type="float"/>
          <table:table-cell table:formula="of:=AVERAGE([.EM3:.EM3])" office:value-type="float"/>
          <table:table-cell table:formula="of:=AVERAGE([.EN3:.EN3])" office:value-type="float"/>
          <table:table-cell table:formula="of:=AVERAGE([.EO3:.EO3])" office:value-type="float"/>
          <table:table-cell table:formula="of:=AVERAGE([.EP3:.EP3])" office:value-type="float"/>
          <table:table-cell table:formula="of:=AVERAGE([.EQ3:.EQ3])" office:value-type="float"/>
          <table:table-cell table:formula="of:=AVERAGE([.ER3:.ER3])" office:value-type="float"/>
          <table:table-cell table:formula="of:=AVERAGE([.ES3:.ES3])" office:value-type="float"/>
          <table:table-cell table:formula="of:=AVERAGE([.ET3:.ET3])" office:value-type="float"/>
          <table:table-cell table:formula="of:=AVERAGE([.EU3:.EU3])" office:value-type="float"/>
          <table:table-cell table:formula="of:=AVERAGE([.EV3:.EV3])" office:value-type="float"/>
          <table:table-cell table:formula="of:=AVERAGE([.EW3:.EW3])" office:value-type="float"/>
          <table:table-cell table:formula="of:=AVERAGE([.EX3:.EX3])" office:value-type="float"/>
          <table:table-cell table:formula="of:=AVERAGE([.EY3:.EY3])" office:value-type="float"/>
          <table:table-cell table:formula="of:=AVERAGE([.EZ3:.EZ3])" office:value-type="float"/>
          <table:table-cell table:formula="of:=AVERAGE([.FA3:.FA3])" office:value-type="float"/>
          <table:table-cell table:formula="of:=AVERAGE([.FB3:.FB3])" office:value-type="float"/>
          <table:table-cell table:formula="of:=AVERAGE([.FC3:.FC3])" office:value-type="float"/>
          <table:table-cell table:formula="of:=AVERAGE([.FD3:.FD3])" office:value-type="float"/>
          <table:table-cell table:formula="of:=AVERAGE([.FE3:.FE3])" office:value-type="float"/>
          <table:table-cell table:formula="of:=AVERAGE([.FF3:.FF3])" office:value-type="float"/>
          <table:table-cell table:formula="of:=AVERAGE([.FG3:.FG3])" office:value-type="float"/>
          <table:table-cell table:formula="of:=AVERAGE([.FH3:.FH3])" office:value-type="float"/>
          <table:table-cell table:formula="of:=AVERAGE([.FI3:.FI3])" office:value-type="float"/>
          <table:table-cell table:formula="of:=AVERAGE([.FJ3:.FJ3])" office:value-type="float"/>
          <table:table-cell table:formula="of:=AVERAGE([.FK3:.FK3])" office:value-type="float"/>
          <table:table-cell table:formula="of:=AVERAGE([.FL3:.FL3])" office:value-type="float"/>
          <table:table-cell table:formula="of:=AVERAGE([.FM3:.FM3])" office:value-type="float"/>
          <table:table-cell table:formula="of:=AVERAGE([.FN3:.FN3])" office:value-type="float"/>
          <table:table-cell table:formula="of:=AVERAGE([.FO3:.FO3])" office:value-type="float"/>
          <table:table-cell table:formula="of:=AVERAGE([.FP3:.FP3])" office:value-type="float"/>
          <table:table-cell table:formula="of:=AVERAGE([.FQ3:.FQ3])" office:value-type="float"/>
          <table:table-cell table:formula="of:=AVERAGE([.FR3:.FR3])" office:value-type="float"/>
          <table:table-cell table:style-name="cellBest" table:formula="of:=AVERAGE([.FS3:.FS3])" office:value-type="float"/>
          <table:table-cell table:formula="of:=AVERAGE([.FT3:.FT3])" office:value-type="float"/>
          <table:table-cell table:formula="of:=AVERAGE([.FU3:.FU3])" office:value-type="float"/>
          <table:table-cell table:formula="of:=AVERAGE([.FV3:.FV3])" office:value-type="float"/>
          <table:table-cell table:formula="of:=AVERAGE([.FW3:.FW3])" office:value-type="float"/>
          <table:table-cell table:formula="of:=AVERAGE([.FX3:.FX3])" office:value-type="float"/>
          <table:table-cell table:formula="of:=AVERAGE([.FY3:.FY3])" office:value-type="float"/>
          <table:table-cell table:formula="of:=AVERAGE([.FZ3:.FZ3])" office:value-type="float"/>
          <table:table-cell table:formula="of:=AVERAGE([.GA3:.GA3])" office:value-type="float"/>
          <table:table-cell table:formula="of:=AVERAGE([.GB3:.GB3])" office:value-type="float"/>
          <table:table-cell table:formula="of:=AVERAGE([.GC3:.GC3])" office:value-type="float"/>
          <table:table-cell table:style-name="cellWorst" table:formula="of:=AVERAGE([.GD3:.GD3])" office:value-type="float"/>
          <table:table-cell table:style-name="cellWorst" table:formula="of:=AVERAGE([.GE3:.GE3])" office:value-type="float"/>
          <table:table-cell table:style-name="cellWorst" table:formula="of:=AVERAGE([.GF3:.GF3])" office:value-type="float"/>
          <table:table-cell table:style-name="cellWorst" table:formula="of:=AVERAGE([.GG3:.GG3])" office:value-type="float"/>
          <table:table-cell table:style-name="cellWorst" table:formula="of:=AVERAGE([.GH3:.GH3])" office:value-type="float"/>
          <table:table-cell table:formula="of:=AVERAGE([.GI3:.GI3])" office:value-type="float"/>
          <table:table-cell table:formula="of:=AVERAGE([.GJ3:.GJ3])" office:value-type="float"/>
          <table:table-cell table:formula="of:=AVERAGE([.GK3:.GK3])" office:value-type="float"/>
          <table:table-cell table:formula="of:=AVERAGE([.GL3:.GL3])" office:value-type="float"/>
          <table:table-cell table:formula="of:=AVERAGE([.GM3:.GM3])" office:value-type="float"/>
          <table:table-cell table:formula="of:=AVERAGE([.GN3:.GN3])" office:value-type="float"/>
          <table:table-cell table:formula="of:=AVERAGE([.GO3:.GO3])" office:value-type="float"/>
          <table:table-cell table:formula="of:=AVERAGE([.GP3:.GP3])" office:value-type="float"/>
          <table:table-cell table:formula="of:=AVERAGE([.GQ3:.GQ3])" office:value-type="float"/>
          <table:table-cell table:formula="of:=AVERAGE([.GR3:.GR3])" office:value-type="float"/>
          <table:table-cell table:formula="of:=AVERAGE([.GS3:.GS3])" office:value-type="float"/>
          <table:table-cell table:formula="of:=AVERAGE([.GT3:.GT3])" office:value-type="float"/>
          <table:table-cell table:formula="of:=AVERAGE([.GU3:.GU3])" office:value-type="float"/>
          <table:table-cell table:formula="of:=AVERAGE([.GV3:.GV3])" office:value-type="float"/>
          <table:table-cell table:formula="of:=AVERAGE([.GW3:.GW3])" office:value-type="float"/>
          <table:table-cell table:formula="of:=AVERAGE([.GX3:.GX3])" office:value-type="float"/>
          <table:table-cell table:formula="of:=AVERAGE([.GY3:.GY3])" office:value-type="float"/>
          <table:table-cell table:formula="of:=AVERAGE([.GZ3:.GZ3])" office:value-type="float"/>
          <table:table-cell table:formula="of:=AVERAGE([.HA3:.HA3])" office:value-type="float"/>
          <table:table-cell table:formula="of:=AVERAGE([.HB3:.HB3])" office:value-type="float"/>
          <table:table-cell table:formula="of:=AVERAGE([.HC3:.HC3])" office:value-type="float"/>
          <table:table-cell table:formula="of:=AVERAGE([.HD3:.HD3])" office:value-type="float"/>
          <table:table-cell table:formula="of:=AVERAGE([.HE3:.HE3])" office:value-type="float"/>
          <table:table-cell table:formula="of:=AVERAGE([.HF3:.HF3])" office:value-type="float"/>
          <table:table-cell table:formula="of:=AVERAGE([.HG3:.HG3])" office:value-type="float"/>
          <table:table-cell table:formula="of:=AVERAGE([.HH3:.HH3])" office:value-type="float"/>
          <table:table-cell table:formula="of:=AVERAGE([.HI3:.HI3])" office:value-type="float"/>
          <table:table-cell table:formula="of:=AVERAGE([.HJ3:.HJ3])" office:value-type="float"/>
          <table:table-cell table:formula="of:=AVERAGE([.HK3:.HK3])" office:value-type="float"/>
          <table:table-cell table:formula="of:=AVERAGE([.HL3:.HL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  <table:table-cell table:formula="of:=STDEV([.DX3:.DX3])" office:value-type="float"/>
          <table:table-cell table:formula="of:=STDEV([.DY3:.DY3])" office:value-type="float"/>
          <table:table-cell table:formula="of:=STDEV([.DZ3:.DZ3])" office:value-type="float"/>
          <table:table-cell table:formula="of:=STDEV([.EA3:.EA3])" office:value-type="float"/>
          <table:table-cell table:formula="of:=STDEV([.EB3:.EB3])" office:value-type="float"/>
          <table:table-cell table:formula="of:=STDEV([.EC3:.EC3])" office:value-type="float"/>
          <table:table-cell table:formula="of:=STDEV([.ED3:.ED3])" office:value-type="float"/>
          <table:table-cell table:formula="of:=STDEV([.EE3:.EE3])" office:value-type="float"/>
          <table:table-cell table:formula="of:=STDEV([.EF3:.EF3])" office:value-type="float"/>
          <table:table-cell table:formula="of:=STDEV([.EG3:.EG3])" office:value-type="float"/>
          <table:table-cell table:formula="of:=STDEV([.EH3:.EH3])" office:value-type="float"/>
          <table:table-cell table:formula="of:=STDEV([.EI3:.EI3])" office:value-type="float"/>
          <table:table-cell table:formula="of:=STDEV([.EJ3:.EJ3])" office:value-type="float"/>
          <table:table-cell table:formula="of:=STDEV([.EK3:.EK3])" office:value-type="float"/>
          <table:table-cell table:formula="of:=STDEV([.EL3:.EL3])" office:value-type="float"/>
          <table:table-cell table:formula="of:=STDEV([.EM3:.EM3])" office:value-type="float"/>
          <table:table-cell table:formula="of:=STDEV([.EN3:.EN3])" office:value-type="float"/>
          <table:table-cell table:formula="of:=STDEV([.EO3:.EO3])" office:value-type="float"/>
          <table:table-cell table:formula="of:=STDEV([.EP3:.EP3])" office:value-type="float"/>
          <table:table-cell table:formula="of:=STDEV([.EQ3:.EQ3])" office:value-type="float"/>
          <table:table-cell table:formula="of:=STDEV([.ER3:.ER3])" office:value-type="float"/>
          <table:table-cell table:formula="of:=STDEV([.ES3:.ES3])" office:value-type="float"/>
          <table:table-cell table:formula="of:=STDEV([.ET3:.ET3])" office:value-type="float"/>
          <table:table-cell table:formula="of:=STDEV([.EU3:.EU3])" office:value-type="float"/>
          <table:table-cell table:formula="of:=STDEV([.EV3:.EV3])" office:value-type="float"/>
          <table:table-cell table:formula="of:=STDEV([.EW3:.EW3])" office:value-type="float"/>
          <table:table-cell table:formula="of:=STDEV([.EX3:.EX3])" office:value-type="float"/>
          <table:table-cell table:formula="of:=STDEV([.EY3:.EY3])" office:value-type="float"/>
          <table:table-cell table:formula="of:=STDEV([.EZ3:.EZ3])" office:value-type="float"/>
          <table:table-cell table:formula="of:=STDEV([.FA3:.FA3])" office:value-type="float"/>
          <table:table-cell table:formula="of:=STDEV([.FB3:.FB3])" office:value-type="float"/>
          <table:table-cell table:formula="of:=STDEV([.FC3:.FC3])" office:value-type="float"/>
          <table:table-cell table:formula="of:=STDEV([.FD3:.FD3])" office:value-type="float"/>
          <table:table-cell table:formula="of:=STDEV([.FE3:.FE3])" office:value-type="float"/>
          <table:table-cell table:formula="of:=STDEV([.FF3:.FF3])" office:value-type="float"/>
          <table:table-cell table:formula="of:=STDEV([.FG3:.FG3])" office:value-type="float"/>
          <table:table-cell table:formula="of:=STDEV([.FH3:.FH3])" office:value-type="float"/>
          <table:table-cell table:formula="of:=STDEV([.FI3:.FI3])" office:value-type="float"/>
          <table:table-cell table:formula="of:=STDEV([.FJ3:.FJ3])" office:value-type="float"/>
          <table:table-cell table:formula="of:=STDEV([.FK3:.FK3])" office:value-type="float"/>
          <table:table-cell table:formula="of:=STDEV([.FL3:.FL3])" office:value-type="float"/>
          <table:table-cell table:formula="of:=STDEV([.FM3:.FM3])" office:value-type="float"/>
          <table:table-cell table:formula="of:=STDEV([.FN3:.FN3])" office:value-type="float"/>
          <table:table-cell table:formula="of:=STDEV([.FO3:.FO3])" office:value-type="float"/>
          <table:table-cell table:formula="of:=STDEV([.FP3:.FP3])" office:value-type="float"/>
          <table:table-cell table:formula="of:=STDEV([.FQ3:.FQ3])" office:value-type="float"/>
          <table:table-cell table:formula="of:=STDEV([.FR3:.FR3])" office:value-type="float"/>
          <table:table-cell table:formula="of:=STDEV([.FS3:.FS3])" office:value-type="float"/>
          <table:table-cell table:formula="of:=STDEV([.FT3:.FT3])" office:value-type="float"/>
          <table:table-cell table:formula="of:=STDEV([.FU3:.FU3])" office:value-type="float"/>
          <table:table-cell table:formula="of:=STDEV([.FV3:.FV3])" office:value-type="float"/>
          <table:table-cell table:formula="of:=STDEV([.FW3:.FW3])" office:value-type="float"/>
          <table:table-cell table:formula="of:=STDEV([.FX3:.FX3])" office:value-type="float"/>
          <table:table-cell table:formula="of:=STDEV([.FY3:.FY3])" office:value-type="float"/>
          <table:table-cell table:formula="of:=STDEV([.FZ3:.FZ3])" office:value-type="float"/>
          <table:table-cell table:formula="of:=STDEV([.GA3:.GA3])" office:value-type="float"/>
          <table:table-cell table:formula="of:=STDEV([.GB3:.GB3])" office:value-type="float"/>
          <table:table-cell table:formula="of:=STDEV([.GC3:.GC3])" office:value-type="float"/>
          <table:table-cell table:formula="of:=STDEV([.GD3:.GD3])" office:value-type="float"/>
          <table:table-cell table:formula="of:=STDEV([.GE3:.GE3])" office:value-type="float"/>
          <table:table-cell table:formula="of:=STDEV([.GF3:.GF3])" office:value-type="float"/>
          <table:table-cell table:formula="of:=STDEV([.GG3:.GG3])" office:value-type="float"/>
          <table:table-cell table:formula="of:=STDEV([.GH3:.GH3])" office:value-type="float"/>
          <table:table-cell table:formula="of:=STDEV([.GI3:.GI3])" office:value-type="float"/>
          <table:table-cell table:formula="of:=STDEV([.GJ3:.GJ3])" office:value-type="float"/>
          <table:table-cell table:formula="of:=STDEV([.GK3:.GK3])" office:value-type="float"/>
          <table:table-cell table:formula="of:=STDEV([.GL3:.GL3])" office:value-type="float"/>
          <table:table-cell table:formula="of:=STDEV([.GM3:.GM3])" office:value-type="float"/>
          <table:table-cell table:formula="of:=STDEV([.GN3:.GN3])" office:value-type="float"/>
          <table:table-cell table:formula="of:=STDEV([.GO3:.GO3])" office:value-type="float"/>
          <table:table-cell table:formula="of:=STDEV([.GP3:.GP3])" office:value-type="float"/>
          <table:table-cell table:formula="of:=STDEV([.GQ3:.GQ3])" office:value-type="float"/>
          <table:table-cell table:formula="of:=STDEV([.GR3:.GR3])" office:value-type="float"/>
          <table:table-cell table:formula="of:=STDEV([.GS3:.GS3])" office:value-type="float"/>
          <table:table-cell table:formula="of:=STDEV([.GT3:.GT3])" office:value-type="float"/>
          <table:table-cell table:formula="of:=STDEV([.GU3:.GU3])" office:value-type="float"/>
          <table:table-cell table:formula="of:=STDEV([.GV3:.GV3])" office:value-type="float"/>
          <table:table-cell table:formula="of:=STDEV([.GW3:.GW3])" office:value-type="float"/>
          <table:table-cell table:formula="of:=STDEV([.GX3:.GX3])" office:value-type="float"/>
          <table:table-cell table:formula="of:=STDEV([.GY3:.GY3])" office:value-type="float"/>
          <table:table-cell table:formula="of:=STDEV([.GZ3:.GZ3])" office:value-type="float"/>
          <table:table-cell table:formula="of:=STDEV([.HA3:.HA3])" office:value-type="float"/>
          <table:table-cell table:formula="of:=STDEV([.HB3:.HB3])" office:value-type="float"/>
          <table:table-cell table:formula="of:=STDEV([.HC3:.HC3])" office:value-type="float"/>
          <table:table-cell table:formula="of:=STDEV([.HD3:.HD3])" office:value-type="float"/>
          <table:table-cell table:formula="of:=STDEV([.HE3:.HE3])" office:value-type="float"/>
          <table:table-cell table:formula="of:=STDEV([.HF3:.HF3])" office:value-type="float"/>
          <table:table-cell table:formula="of:=STDEV([.HG3:.HG3])" office:value-type="float"/>
          <table:table-cell table:formula="of:=STDEV([.HH3:.HH3])" office:value-type="float"/>
          <table:table-cell table:formula="of:=STDEV([.HI3:.HI3])" office:value-type="float"/>
          <table:table-cell table:formula="of:=STDEV([.HJ3:.HJ3])" office:value-type="float"/>
          <table:table-cell table:formula="of:=STDEV([.HK3:.HK3])" office:value-type="float"/>
          <table:table-cell table:formula="of:=STDEV([.HL3:.HL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GX3:.$GX3])^2)^0.5" office:value-type="float"/>
          <table:table-cell table:number-matrix-columns-spanned="1" table:number-matrix-rows-spanned="1" table:formula="of:=SUM(([.C3:.C3]-[.$GY3:.$GY3])^2)^0.5" office:value-type="float"/>
          <table:table-cell table:number-matrix-columns-spanned="1" table:number-matrix-rows-spanned="1" table:formula="of:=SUM(([.D3:.D3]-[.$GZ3:.$GZ3])^2)^0.5" office:value-type="float"/>
          <table:table-cell table:number-matrix-columns-spanned="1" table:number-matrix-rows-spanned="1" table:formula="of:=SUM(([.E3:.E3]-[.$HA3:.$HA3])^2)^0.5" office:value-type="float"/>
          <table:table-cell table:number-matrix-columns-spanned="1" table:number-matrix-rows-spanned="1" table:formula="of:=SUM(([.F3:.F3]-[.$GX3:.$GX3])^2)^0.5" office:value-type="float"/>
          <table:table-cell table:number-matrix-columns-spanned="1" table:number-matrix-rows-spanned="1" table:formula="of:=SUM(([.G3:.G3]-[.$GY3:.$GY3])^2)^0.5" office:value-type="float"/>
          <table:table-cell table:number-matrix-columns-spanned="1" table:number-matrix-rows-spanned="1" table:formula="of:=SUM(([.H3:.H3]-[.$GZ3:.$GZ3])^2)^0.5" office:value-type="float"/>
          <table:table-cell table:number-matrix-columns-spanned="1" table:number-matrix-rows-spanned="1" table:formula="of:=SUM(([.I3:.I3]-[.$HA3:.$HA3])^2)^0.5" office:value-type="float"/>
          <table:table-cell table:style-name="cellBest" table:number-matrix-columns-spanned="1" table:number-matrix-rows-spanned="1" table:formula="of:=SUM(([.J3:.J3]-[.$HB3:.$HB3])^2)^0.5" office:value-type="float"/>
          <table:table-cell table:number-matrix-columns-spanned="1" table:number-matrix-rows-spanned="1" table:formula="of:=SUM(([.K3:.K3]-[.$GX3:.$GX3])^2)^0.5" office:value-type="float"/>
          <table:table-cell table:number-matrix-columns-spanned="1" table:number-matrix-rows-spanned="1" table:formula="of:=SUM(([.L3:.L3]-[.$GY3:.$GY3])^2)^0.5" office:value-type="float"/>
          <table:table-cell table:number-matrix-columns-spanned="1" table:number-matrix-rows-spanned="1" table:formula="of:=SUM(([.M3:.M3]-[.$GZ3:.$GZ3])^2)^0.5" office:value-type="float"/>
          <table:table-cell table:number-matrix-columns-spanned="1" table:number-matrix-rows-spanned="1" table:formula="of:=SUM(([.N3:.N3]-[.$HA3:.$HA3])^2)^0.5" office:value-type="float"/>
          <table:table-cell table:style-name="cellBest" table:number-matrix-columns-spanned="1" table:number-matrix-rows-spanned="1" table:formula="of:=SUM(([.O3:.O3]-[.$HB3:.$HB3])^2)^0.5" office:value-type="float"/>
          <table:table-cell table:number-matrix-columns-spanned="1" table:number-matrix-rows-spanned="1" table:formula="of:=SUM(([.P3:.P3]-[.$GX3:.$GX3])^2)^0.5" office:value-type="float"/>
          <table:table-cell table:number-matrix-columns-spanned="1" table:number-matrix-rows-spanned="1" table:formula="of:=SUM(([.Q3:.Q3]-[.$GY3:.$GY3])^2)^0.5" office:value-type="float"/>
          <table:table-cell table:number-matrix-columns-spanned="1" table:number-matrix-rows-spanned="1" table:formula="of:=SUM(([.R3:.R3]-[.$GZ3:.$GZ3])^2)^0.5" office:value-type="float"/>
          <table:table-cell table:number-matrix-columns-spanned="1" table:number-matrix-rows-spanned="1" table:formula="of:=SUM(([.S3:.S3]-[.$HA3:.$HA3])^2)^0.5" office:value-type="float"/>
          <table:table-cell table:number-matrix-columns-spanned="1" table:number-matrix-rows-spanned="1" table:formula="of:=SUM(([.T3:.T3]-[.$HB3:.$HB3])^2)^0.5" office:value-type="float"/>
          <table:table-cell table:number-matrix-columns-spanned="1" table:number-matrix-rows-spanned="1" table:formula="of:=SUM(([.U3:.U3]-[.$GX3:.$GX3])^2)^0.5" office:value-type="float"/>
          <table:table-cell table:number-matrix-columns-spanned="1" table:number-matrix-rows-spanned="1" table:formula="of:=SUM(([.V3:.V3]-[.$GY3:.$GY3])^2)^0.5" office:value-type="float"/>
          <table:table-cell table:number-matrix-columns-spanned="1" table:number-matrix-rows-spanned="1" table:formula="of:=SUM(([.W3:.W3]-[.$GZ3:.$GZ3])^2)^0.5" office:value-type="float"/>
          <table:table-cell table:number-matrix-columns-spanned="1" table:number-matrix-rows-spanned="1" table:formula="of:=SUM(([.X3:.X3]-[.$HA3:.$HA3])^2)^0.5" office:value-type="float"/>
          <table:table-cell table:number-matrix-columns-spanned="1" table:number-matrix-rows-spanned="1" table:formula="of:=SUM(([.Y3:.Y3]-[.$HB3:.$HB3])^2)^0.5" office:value-type="float"/>
          <table:table-cell table:number-matrix-columns-spanned="1" table:number-matrix-rows-spanned="1" table:formula="of:=SUM(([.Z3:.Z3]-[.$GX3:.$GX3])^2)^0.5" office:value-type="float"/>
          <table:table-cell table:number-matrix-columns-spanned="1" table:number-matrix-rows-spanned="1" table:formula="of:=SUM(([.AA3:.AA3]-[.$GY3:.$GY3])^2)^0.5" office:value-type="float"/>
          <table:table-cell table:number-matrix-columns-spanned="1" table:number-matrix-rows-spanned="1" table:formula="of:=SUM(([.AB3:.AB3]-[.$GZ3:.$GZ3])^2)^0.5" office:value-type="float"/>
          <table:table-cell table:number-matrix-columns-spanned="1" table:number-matrix-rows-spanned="1" table:formula="of:=SUM(([.AC3:.AC3]-[.$HA3:.$HA3])^2)^0.5" office:value-type="float"/>
          <table:table-cell table:number-matrix-columns-spanned="1" table:number-matrix-rows-spanned="1" table:formula="of:=SUM(([.AD3:.AD3]-[.$HB3:.$HB3])^2)^0.5" office:value-type="float"/>
          <table:table-cell table:number-matrix-columns-spanned="1" table:number-matrix-rows-spanned="1" table:formula="of:=SUM(([.AE3:.AE3]-[.$GX3:.$GX3])^2)^0.5" office:value-type="float"/>
          <table:table-cell table:number-matrix-columns-spanned="1" table:number-matrix-rows-spanned="1" table:formula="of:=SUM(([.AF3:.AF3]-[.$GY3:.$GY3])^2)^0.5" office:value-type="float"/>
          <table:table-cell table:number-matrix-columns-spanned="1" table:number-matrix-rows-spanned="1" table:formula="of:=SUM(([.AG3:.AG3]-[.$GZ3:.$GZ3])^2)^0.5" office:value-type="float"/>
          <table:table-cell table:number-matrix-columns-spanned="1" table:number-matrix-rows-spanned="1" table:formula="of:=SUM(([.AH3:.AH3]-[.$HA3:.$HA3])^2)^0.5" office:value-type="float"/>
          <table:table-cell table:number-matrix-columns-spanned="1" table:number-matrix-rows-spanned="1" table:formula="of:=SUM(([.AI3:.AI3]-[.$HB3:.$HB3])^2)^0.5" office:value-type="float"/>
          <table:table-cell table:number-matrix-columns-spanned="1" table:number-matrix-rows-spanned="1" table:formula="of:=SUM(([.AJ3:.AJ3]-[.$GX3:.$GX3])^2)^0.5" office:value-type="float"/>
          <table:table-cell table:style-name="cellBest" table:number-matrix-columns-spanned="1" table:number-matrix-rows-spanned="1" table:formula="of:=SUM(([.AK3:.AK3]-[.$GY3:.$GY3])^2)^0.5" office:value-type="float"/>
          <table:table-cell table:number-matrix-columns-spanned="1" table:number-matrix-rows-spanned="1" table:formula="of:=SUM(([.AL3:.AL3]-[.$GZ3:.$GZ3])^2)^0.5" office:value-type="float"/>
          <table:table-cell table:number-matrix-columns-spanned="1" table:number-matrix-rows-spanned="1" table:formula="of:=SUM(([.AM3:.AM3]-[.$HA3:.$HA3])^2)^0.5" office:value-type="float"/>
          <table:table-cell table:number-matrix-columns-spanned="1" table:number-matrix-rows-spanned="1" table:formula="of:=SUM(([.AN3:.AN3]-[.$HB3:.$HB3])^2)^0.5" office:value-type="float"/>
          <table:table-cell table:number-matrix-columns-spanned="1" table:number-matrix-rows-spanned="1" table:formula="of:=SUM(([.AO3:.AO3]-[.$GX3:.$GX3])^2)^0.5" office:value-type="float"/>
          <table:table-cell table:number-matrix-columns-spanned="1" table:number-matrix-rows-spanned="1" table:formula="of:=SUM(([.AP3:.AP3]-[.$GY3:.$GY3])^2)^0.5" office:value-type="float"/>
          <table:table-cell table:number-matrix-columns-spanned="1" table:number-matrix-rows-spanned="1" table:formula="of:=SUM(([.AQ3:.AQ3]-[.$GZ3:.$GZ3])^2)^0.5" office:value-type="float"/>
          <table:table-cell table:number-matrix-columns-spanned="1" table:number-matrix-rows-spanned="1" table:formula="of:=SUM(([.AR3:.AR3]-[.$HA3:.$HA3])^2)^0.5" office:value-type="float"/>
          <table:table-cell table:number-matrix-columns-spanned="1" table:number-matrix-rows-spanned="1" table:formula="of:=SUM(([.AS3:.AS3]-[.$HB3:.$HB3])^2)^0.5" office:value-type="float"/>
          <table:table-cell table:style-name="cellBest" table:number-matrix-columns-spanned="1" table:number-matrix-rows-spanned="1" table:formula="of:=SUM(([.AT3:.AT3]-[.$GX3:.$GX3])^2)^0.5" office:value-type="float"/>
          <table:table-cell table:number-matrix-columns-spanned="1" table:number-matrix-rows-spanned="1" table:formula="of:=SUM(([.AU3:.AU3]-[.$GY3:.$GY3])^2)^0.5" office:value-type="float"/>
          <table:table-cell table:number-matrix-columns-spanned="1" table:number-matrix-rows-spanned="1" table:formula="of:=SUM(([.AV3:.AV3]-[.$GZ3:.$GZ3])^2)^0.5" office:value-type="float"/>
          <table:table-cell table:number-matrix-columns-spanned="1" table:number-matrix-rows-spanned="1" table:formula="of:=SUM(([.AW3:.AW3]-[.$HA3:.$HA3])^2)^0.5" office:value-type="float"/>
          <table:table-cell table:number-matrix-columns-spanned="1" table:number-matrix-rows-spanned="1" table:formula="of:=SUM(([.AX3:.AX3]-[.$HB3:.$HB3])^2)^0.5" office:value-type="float"/>
          <table:table-cell table:number-matrix-columns-spanned="1" table:number-matrix-rows-spanned="1" table:formula="of:=SUM(([.AY3:.AY3]-[.$GX3:.$GX3])^2)^0.5" office:value-type="float"/>
          <table:table-cell table:number-matrix-columns-spanned="1" table:number-matrix-rows-spanned="1" table:formula="of:=SUM(([.AZ3:.AZ3]-[.$GY3:.$GY3])^2)^0.5" office:value-type="float"/>
          <table:table-cell table:number-matrix-columns-spanned="1" table:number-matrix-rows-spanned="1" table:formula="of:=SUM(([.BA3:.BA3]-[.$GZ3:.$GZ3])^2)^0.5" office:value-type="float"/>
          <table:table-cell table:number-matrix-columns-spanned="1" table:number-matrix-rows-spanned="1" table:formula="of:=SUM(([.BB3:.BB3]-[.$HA3:.$HA3])^2)^0.5" office:value-type="float"/>
          <table:table-cell table:number-matrix-columns-spanned="1" table:number-matrix-rows-spanned="1" table:formula="of:=SUM(([.BC3:.BC3]-[.$HB3:.$HB3])^2)^0.5" office:value-type="float"/>
          <table:table-cell table:number-matrix-columns-spanned="1" table:number-matrix-rows-spanned="1" table:formula="of:=SUM(([.BD3:.BD3]-[.$GX3:.$GX3])^2)^0.5" office:value-type="float"/>
          <table:table-cell table:number-matrix-columns-spanned="1" table:number-matrix-rows-spanned="1" table:formula="of:=SUM(([.BE3:.BE3]-[.$GY3:.$GY3])^2)^0.5" office:value-type="float"/>
          <table:table-cell table:number-matrix-columns-spanned="1" table:number-matrix-rows-spanned="1" table:formula="of:=SUM(([.BF3:.BF3]-[.$GZ3:.$GZ3])^2)^0.5" office:value-type="float"/>
          <table:table-cell table:number-matrix-columns-spanned="1" table:number-matrix-rows-spanned="1" table:formula="of:=SUM(([.BG3:.BG3]-[.$HA3:.$HA3])^2)^0.5" office:value-type="float"/>
          <table:table-cell table:number-matrix-columns-spanned="1" table:number-matrix-rows-spanned="1" table:formula="of:=SUM(([.BH3:.BH3]-[.$HB3:.$HB3])^2)^0.5" office:value-type="float"/>
          <table:table-cell table:number-matrix-columns-spanned="1" table:number-matrix-rows-spanned="1" table:formula="of:=SUM(([.BI3:.BI3]-[.$GX3:.$GX3])^2)^0.5" office:value-type="float"/>
          <table:table-cell table:number-matrix-columns-spanned="1" table:number-matrix-rows-spanned="1" table:formula="of:=SUM(([.BJ3:.BJ3]-[.$GY3:.$GY3])^2)^0.5" office:value-type="float"/>
          <table:table-cell table:number-matrix-columns-spanned="1" table:number-matrix-rows-spanned="1" table:formula="of:=SUM(([.BK3:.BK3]-[.$GZ3:.$GZ3])^2)^0.5" office:value-type="float"/>
          <table:table-cell table:number-matrix-columns-spanned="1" table:number-matrix-rows-spanned="1" table:formula="of:=SUM(([.BL3:.BL3]-[.$HA3:.$HA3])^2)^0.5" office:value-type="float"/>
          <table:table-cell table:number-matrix-columns-spanned="1" table:number-matrix-rows-spanned="1" table:formula="of:=SUM(([.BM3:.BM3]-[.$HB3:.$HB3])^2)^0.5" office:value-type="float"/>
          <table:table-cell table:number-matrix-columns-spanned="1" table:number-matrix-rows-spanned="1" table:formula="of:=SUM(([.BN3:.BN3]-[.$GX3:.$GX3])^2)^0.5" office:value-type="float"/>
          <table:table-cell table:number-matrix-columns-spanned="1" table:number-matrix-rows-spanned="1" table:formula="of:=SUM(([.BO3:.BO3]-[.$GY3:.$GY3])^2)^0.5" office:value-type="float"/>
          <table:table-cell table:number-matrix-columns-spanned="1" table:number-matrix-rows-spanned="1" table:formula="of:=SUM(([.BP3:.BP3]-[.$GZ3:.$GZ3])^2)^0.5" office:value-type="float"/>
          <table:table-cell table:number-matrix-columns-spanned="1" table:number-matrix-rows-spanned="1" table:formula="of:=SUM(([.BQ3:.BQ3]-[.$HA3:.$HA3])^2)^0.5" office:value-type="float"/>
          <table:table-cell table:number-matrix-columns-spanned="1" table:number-matrix-rows-spanned="1" table:formula="of:=SUM(([.BR3:.BR3]-[.$HB3:.$HB3])^2)^0.5" office:value-type="float"/>
          <table:table-cell table:number-matrix-columns-spanned="1" table:number-matrix-rows-spanned="1" table:formula="of:=SUM(([.BS3:.BS3]-[.$GX3:.$GX3])^2)^0.5" office:value-type="float"/>
          <table:table-cell table:number-matrix-columns-spanned="1" table:number-matrix-rows-spanned="1" table:formula="of:=SUM(([.BT3:.BT3]-[.$GY3:.$GY3])^2)^0.5" office:value-type="float"/>
          <table:table-cell table:style-name="cellBest" table:number-matrix-columns-spanned="1" table:number-matrix-rows-spanned="1" table:formula="of:=SUM(([.BU3:.BU3]-[.$GZ3:.$GZ3])^2)^0.5" office:value-type="float"/>
          <table:table-cell table:style-name="cellBest" table:number-matrix-columns-spanned="1" table:number-matrix-rows-spanned="1" table:formula="of:=SUM(([.BV3:.BV3]-[.$HA3:.$HA3])^2)^0.5" office:value-type="float"/>
          <table:table-cell table:number-matrix-columns-spanned="1" table:number-matrix-rows-spanned="1" table:formula="of:=SUM(([.BW3:.BW3]-[.$HB3:.$HB3])^2)^0.5" office:value-type="float"/>
          <table:table-cell table:number-matrix-columns-spanned="1" table:number-matrix-rows-spanned="1" table:formula="of:=SUM(([.BX3:.BX3]-[.$GX3:.$GX3])^2)^0.5" office:value-type="float"/>
          <table:table-cell table:number-matrix-columns-spanned="1" table:number-matrix-rows-spanned="1" table:formula="of:=SUM(([.BY3:.BY3]-[.$GY3:.$GY3])^2)^0.5" office:value-type="float"/>
          <table:table-cell table:number-matrix-columns-spanned="1" table:number-matrix-rows-spanned="1" table:formula="of:=SUM(([.BZ3:.BZ3]-[.$GZ3:.$GZ3])^2)^0.5" office:value-type="float"/>
          <table:table-cell table:number-matrix-columns-spanned="1" table:number-matrix-rows-spanned="1" table:formula="of:=SUM(([.CA3:.CA3]-[.$HA3:.$HA3])^2)^0.5" office:value-type="float"/>
          <table:table-cell table:style-name="cellBest" table:number-matrix-columns-spanned="1" table:number-matrix-rows-spanned="1" table:formula="of:=SUM(([.CB3:.CB3]-[.$HB3:.$HB3])^2)^0.5" office:value-type="float"/>
          <table:table-cell table:number-matrix-columns-spanned="1" table:number-matrix-rows-spanned="1" table:formula="of:=SUM(([.CC3:.CC3]-[.$GX3:.$GX3])^2)^0.5" office:value-type="float"/>
          <table:table-cell table:number-matrix-columns-spanned="1" table:number-matrix-rows-spanned="1" table:formula="of:=SUM(([.CD3:.CD3]-[.$GY3:.$GY3])^2)^0.5" office:value-type="float"/>
          <table:table-cell table:number-matrix-columns-spanned="1" table:number-matrix-rows-spanned="1" table:formula="of:=SUM(([.CE3:.CE3]-[.$GZ3:.$GZ3])^2)^0.5" office:value-type="float"/>
          <table:table-cell table:number-matrix-columns-spanned="1" table:number-matrix-rows-spanned="1" table:formula="of:=SUM(([.CF3:.CF3]-[.$HA3:.$HA3])^2)^0.5" office:value-type="float"/>
          <table:table-cell table:number-matrix-columns-spanned="1" table:number-matrix-rows-spanned="1" table:formula="of:=SUM(([.CG3:.CG3]-[.$HB3:.$HB3])^2)^0.5" office:value-type="float"/>
          <table:table-cell table:number-matrix-columns-spanned="1" table:number-matrix-rows-spanned="1" table:formula="of:=SUM(([.CH3:.CH3]-[.$GX3:.$GX3])^2)^0.5" office:value-type="float"/>
          <table:table-cell table:number-matrix-columns-spanned="1" table:number-matrix-rows-spanned="1" table:formula="of:=SUM(([.CI3:.CI3]-[.$GY3:.$GY3])^2)^0.5" office:value-type="float"/>
          <table:table-cell table:number-matrix-columns-spanned="1" table:number-matrix-rows-spanned="1" table:formula="of:=SUM(([.CJ3:.CJ3]-[.$GZ3:.$GZ3])^2)^0.5" office:value-type="float"/>
          <table:table-cell table:number-matrix-columns-spanned="1" table:number-matrix-rows-spanned="1" table:formula="of:=SUM(([.CK3:.CK3]-[.$HA3:.$HA3])^2)^0.5" office:value-type="float"/>
          <table:table-cell table:number-matrix-columns-spanned="1" table:number-matrix-rows-spanned="1" table:formula="of:=SUM(([.CL3:.CL3]-[.$HB3:.$HB3])^2)^0.5" office:value-type="float"/>
          <table:table-cell table:number-matrix-columns-spanned="1" table:number-matrix-rows-spanned="1" table:formula="of:=SUM(([.CM3:.CM3]-[.$GX3:.$GX3])^2)^0.5" office:value-type="float"/>
          <table:table-cell table:number-matrix-columns-spanned="1" table:number-matrix-rows-spanned="1" table:formula="of:=SUM(([.CN3:.CN3]-[.$GY3:.$GY3])^2)^0.5" office:value-type="float"/>
          <table:table-cell table:number-matrix-columns-spanned="1" table:number-matrix-rows-spanned="1" table:formula="of:=SUM(([.CO3:.CO3]-[.$GZ3:.$GZ3])^2)^0.5" office:value-type="float"/>
          <table:table-cell table:number-matrix-columns-spanned="1" table:number-matrix-rows-spanned="1" table:formula="of:=SUM(([.CP3:.CP3]-[.$HA3:.$HA3])^2)^0.5" office:value-type="float"/>
          <table:table-cell table:number-matrix-columns-spanned="1" table:number-matrix-rows-spanned="1" table:formula="of:=SUM(([.CQ3:.CQ3]-[.$HB3:.$HB3])^2)^0.5" office:value-type="float"/>
          <table:table-cell table:number-matrix-columns-spanned="1" table:number-matrix-rows-spanned="1" table:formula="of:=SUM(([.CR3:.CR3]-[.$GX3:.$GX3])^2)^0.5" office:value-type="float"/>
          <table:table-cell table:number-matrix-columns-spanned="1" table:number-matrix-rows-spanned="1" table:formula="of:=SUM(([.CS3:.CS3]-[.$GY3:.$GY3])^2)^0.5" office:value-type="float"/>
          <table:table-cell table:number-matrix-columns-spanned="1" table:number-matrix-rows-spanned="1" table:formula="of:=SUM(([.CT3:.CT3]-[.$GZ3:.$GZ3])^2)^0.5" office:value-type="float"/>
          <table:table-cell table:number-matrix-columns-spanned="1" table:number-matrix-rows-spanned="1" table:formula="of:=SUM(([.CU3:.CU3]-[.$HA3:.$HA3])^2)^0.5" office:value-type="float"/>
          <table:table-cell table:number-matrix-columns-spanned="1" table:number-matrix-rows-spanned="1" table:formula="of:=SUM(([.CV3:.CV3]-[.$HB3:.$HB3])^2)^0.5" office:value-type="float"/>
          <table:table-cell table:number-matrix-columns-spanned="1" table:number-matrix-rows-spanned="1" table:formula="of:=SUM(([.CW3:.CW3]-[.$GX3:.$GX3])^2)^0.5" office:value-type="float"/>
          <table:table-cell table:number-matrix-columns-spanned="1" table:number-matrix-rows-spanned="1" table:formula="of:=SUM(([.CX3:.CX3]-[.$GY3:.$GY3])^2)^0.5" office:value-type="float"/>
          <table:table-cell table:number-matrix-columns-spanned="1" table:number-matrix-rows-spanned="1" table:formula="of:=SUM(([.CY3:.CY3]-[.$GZ3:.$GZ3])^2)^0.5" office:value-type="float"/>
          <table:table-cell table:number-matrix-columns-spanned="1" table:number-matrix-rows-spanned="1" table:formula="of:=SUM(([.CZ3:.CZ3]-[.$HA3:.$HA3])^2)^0.5" office:value-type="float"/>
          <table:table-cell table:number-matrix-columns-spanned="1" table:number-matrix-rows-spanned="1" table:formula="of:=SUM(([.DA3:.DA3]-[.$HB3:.$HB3])^2)^0.5" office:value-type="float"/>
          <table:table-cell table:number-matrix-columns-spanned="1" table:number-matrix-rows-spanned="1" table:formula="of:=SUM(([.DB3:.DB3]-[.$GX3:.$GX3])^2)^0.5" office:value-type="float"/>
          <table:table-cell table:number-matrix-columns-spanned="1" table:number-matrix-rows-spanned="1" table:formula="of:=SUM(([.DC3:.DC3]-[.$GY3:.$GY3])^2)^0.5" office:value-type="float"/>
          <table:table-cell table:number-matrix-columns-spanned="1" table:number-matrix-rows-spanned="1" table:formula="of:=SUM(([.DD3:.DD3]-[.$GZ3:.$GZ3])^2)^0.5" office:value-type="float"/>
          <table:table-cell table:number-matrix-columns-spanned="1" table:number-matrix-rows-spanned="1" table:formula="of:=SUM(([.DE3:.DE3]-[.$HA3:.$HA3])^2)^0.5" office:value-type="float"/>
          <table:table-cell table:number-matrix-columns-spanned="1" table:number-matrix-rows-spanned="1" table:formula="of:=SUM(([.DF3:.DF3]-[.$HB3:.$HB3])^2)^0.5" office:value-type="float"/>
          <table:table-cell table:number-matrix-columns-spanned="1" table:number-matrix-rows-spanned="1" table:formula="of:=SUM(([.DG3:.DG3]-[.$GX3:.$GX3])^2)^0.5" office:value-type="float"/>
          <table:table-cell table:number-matrix-columns-spanned="1" table:number-matrix-rows-spanned="1" table:formula="of:=SUM(([.DH3:.DH3]-[.$GY3:.$GY3])^2)^0.5" office:value-type="float"/>
          <table:table-cell table:number-matrix-columns-spanned="1" table:number-matrix-rows-spanned="1" table:formula="of:=SUM(([.DI3:.DI3]-[.$GZ3:.$GZ3])^2)^0.5" office:value-type="float"/>
          <table:table-cell table:number-matrix-columns-spanned="1" table:number-matrix-rows-spanned="1" table:formula="of:=SUM(([.DJ3:.DJ3]-[.$HA3:.$HA3])^2)^0.5" office:value-type="float"/>
          <table:table-cell table:number-matrix-columns-spanned="1" table:number-matrix-rows-spanned="1" table:formula="of:=SUM(([.DK3:.DK3]-[.$HB3:.$HB3])^2)^0.5" office:value-type="float"/>
          <table:table-cell table:number-matrix-columns-spanned="1" table:number-matrix-rows-spanned="1" table:formula="of:=SUM(([.DL3:.DL3]-[.$GX3:.$GX3])^2)^0.5" office:value-type="float"/>
          <table:table-cell table:number-matrix-columns-spanned="1" table:number-matrix-rows-spanned="1" table:formula="of:=SUM(([.DM3:.DM3]-[.$GY3:.$GY3])^2)^0.5" office:value-type="float"/>
          <table:table-cell table:number-matrix-columns-spanned="1" table:number-matrix-rows-spanned="1" table:formula="of:=SUM(([.DN3:.DN3]-[.$GZ3:.$GZ3])^2)^0.5" office:value-type="float"/>
          <table:table-cell table:number-matrix-columns-spanned="1" table:number-matrix-rows-spanned="1" table:formula="of:=SUM(([.DO3:.DO3]-[.$HA3:.$HA3])^2)^0.5" office:value-type="float"/>
          <table:table-cell table:number-matrix-columns-spanned="1" table:number-matrix-rows-spanned="1" table:formula="of:=SUM(([.DP3:.DP3]-[.$HB3:.$HB3])^2)^0.5" office:value-type="float"/>
          <table:table-cell table:number-matrix-columns-spanned="1" table:number-matrix-rows-spanned="1" table:formula="of:=SUM(([.DQ3:.DQ3]-[.$GX3:.$GX3])^2)^0.5" office:value-type="float"/>
          <table:table-cell table:number-matrix-columns-spanned="1" table:number-matrix-rows-spanned="1" table:formula="of:=SUM(([.DR3:.DR3]-[.$GY3:.$GY3])^2)^0.5" office:value-type="float"/>
          <table:table-cell table:number-matrix-columns-spanned="1" table:number-matrix-rows-spanned="1" table:formula="of:=SUM(([.DS3:.DS3]-[.$GZ3:.$GZ3])^2)^0.5" office:value-type="float"/>
          <table:table-cell table:number-matrix-columns-spanned="1" table:number-matrix-rows-spanned="1" table:formula="of:=SUM(([.DT3:.DT3]-[.$HA3:.$HA3])^2)^0.5" office:value-type="float"/>
          <table:table-cell table:number-matrix-columns-spanned="1" table:number-matrix-rows-spanned="1" table:formula="of:=SUM(([.DU3:.DU3]-[.$HB3:.$HB3])^2)^0.5" office:value-type="float"/>
          <table:table-cell table:number-matrix-columns-spanned="1" table:number-matrix-rows-spanned="1" table:formula="of:=SUM(([.DV3:.DV3]-[.$GX3:.$GX3])^2)^0.5" office:value-type="float"/>
          <table:table-cell table:number-matrix-columns-spanned="1" table:number-matrix-rows-spanned="1" table:formula="of:=SUM(([.DW3:.DW3]-[.$GY3:.$GY3])^2)^0.5" office:value-type="float"/>
          <table:table-cell table:number-matrix-columns-spanned="1" table:number-matrix-rows-spanned="1" table:formula="of:=SUM(([.DX3:.DX3]-[.$GZ3:.$GZ3])^2)^0.5" office:value-type="float"/>
          <table:table-cell table:number-matrix-columns-spanned="1" table:number-matrix-rows-spanned="1" table:formula="of:=SUM(([.DY3:.DY3]-[.$HA3:.$HA3])^2)^0.5" office:value-type="float"/>
          <table:table-cell table:number-matrix-columns-spanned="1" table:number-matrix-rows-spanned="1" table:formula="of:=SUM(([.DZ3:.DZ3]-[.$HB3:.$HB3])^2)^0.5" office:value-type="float"/>
          <table:table-cell table:number-matrix-columns-spanned="1" table:number-matrix-rows-spanned="1" table:formula="of:=SUM(([.EA3:.EA3]-[.$GX3:.$GX3])^2)^0.5" office:value-type="float"/>
          <table:table-cell table:number-matrix-columns-spanned="1" table:number-matrix-rows-spanned="1" table:formula="of:=SUM(([.EB3:.EB3]-[.$GY3:.$GY3])^2)^0.5" office:value-type="float"/>
          <table:table-cell table:number-matrix-columns-spanned="1" table:number-matrix-rows-spanned="1" table:formula="of:=SUM(([.EC3:.EC3]-[.$GZ3:.$GZ3])^2)^0.5" office:value-type="float"/>
          <table:table-cell table:number-matrix-columns-spanned="1" table:number-matrix-rows-spanned="1" table:formula="of:=SUM(([.ED3:.ED3]-[.$HA3:.$HA3])^2)^0.5" office:value-type="float"/>
          <table:table-cell table:number-matrix-columns-spanned="1" table:number-matrix-rows-spanned="1" table:formula="of:=SUM(([.EE3:.EE3]-[.$HB3:.$HB3])^2)^0.5" office:value-type="float"/>
          <table:table-cell table:number-matrix-columns-spanned="1" table:number-matrix-rows-spanned="1" table:formula="of:=SUM(([.EF3:.EF3]-[.$GX3:.$GX3])^2)^0.5" office:value-type="float"/>
          <table:table-cell table:number-matrix-columns-spanned="1" table:number-matrix-rows-spanned="1" table:formula="of:=SUM(([.EG3:.EG3]-[.$GY3:.$GY3])^2)^0.5" office:value-type="float"/>
          <table:table-cell table:number-matrix-columns-spanned="1" table:number-matrix-rows-spanned="1" table:formula="of:=SUM(([.EH3:.EH3]-[.$GZ3:.$GZ3])^2)^0.5" office:value-type="float"/>
          <table:table-cell table:number-matrix-columns-spanned="1" table:number-matrix-rows-spanned="1" table:formula="of:=SUM(([.EI3:.EI3]-[.$HA3:.$HA3])^2)^0.5" office:value-type="float"/>
          <table:table-cell table:number-matrix-columns-spanned="1" table:number-matrix-rows-spanned="1" table:formula="of:=SUM(([.EJ3:.EJ3]-[.$HB3:.$HB3])^2)^0.5" office:value-type="float"/>
          <table:table-cell table:number-matrix-columns-spanned="1" table:number-matrix-rows-spanned="1" table:formula="of:=SUM(([.EK3:.EK3]-[.$GX3:.$GX3])^2)^0.5" office:value-type="float"/>
          <table:table-cell table:number-matrix-columns-spanned="1" table:number-matrix-rows-spanned="1" table:formula="of:=SUM(([.EL3:.EL3]-[.$GY3:.$GY3])^2)^0.5" office:value-type="float"/>
          <table:table-cell table:number-matrix-columns-spanned="1" table:number-matrix-rows-spanned="1" table:formula="of:=SUM(([.EM3:.EM3]-[.$GZ3:.$GZ3])^2)^0.5" office:value-type="float"/>
          <table:table-cell table:number-matrix-columns-spanned="1" table:number-matrix-rows-spanned="1" table:formula="of:=SUM(([.EN3:.EN3]-[.$HA3:.$HA3])^2)^0.5" office:value-type="float"/>
          <table:table-cell table:number-matrix-columns-spanned="1" table:number-matrix-rows-spanned="1" table:formula="of:=SUM(([.EO3:.EO3]-[.$HB3:.$HB3])^2)^0.5" office:value-type="float"/>
          <table:table-cell table:number-matrix-columns-spanned="1" table:number-matrix-rows-spanned="1" table:formula="of:=SUM(([.EP3:.EP3]-[.$GX3:.$GX3])^2)^0.5" office:value-type="float"/>
          <table:table-cell table:number-matrix-columns-spanned="1" table:number-matrix-rows-spanned="1" table:formula="of:=SUM(([.EQ3:.EQ3]-[.$GY3:.$GY3])^2)^0.5" office:value-type="float"/>
          <table:table-cell table:number-matrix-columns-spanned="1" table:number-matrix-rows-spanned="1" table:formula="of:=SUM(([.ER3:.ER3]-[.$GZ3:.$GZ3])^2)^0.5" office:value-type="float"/>
          <table:table-cell table:number-matrix-columns-spanned="1" table:number-matrix-rows-spanned="1" table:formula="of:=SUM(([.ES3:.ES3]-[.$HA3:.$HA3])^2)^0.5" office:value-type="float"/>
          <table:table-cell table:number-matrix-columns-spanned="1" table:number-matrix-rows-spanned="1" table:formula="of:=SUM(([.ET3:.ET3]-[.$HB3:.$HB3])^2)^0.5" office:value-type="float"/>
          <table:table-cell table:number-matrix-columns-spanned="1" table:number-matrix-rows-spanned="1" table:formula="of:=SUM(([.EU3:.EU3]-[.$GX3:.$GX3])^2)^0.5" office:value-type="float"/>
          <table:table-cell table:number-matrix-columns-spanned="1" table:number-matrix-rows-spanned="1" table:formula="of:=SUM(([.EV3:.EV3]-[.$GY3:.$GY3])^2)^0.5" office:value-type="float"/>
          <table:table-cell table:number-matrix-columns-spanned="1" table:number-matrix-rows-spanned="1" table:formula="of:=SUM(([.EW3:.EW3]-[.$GZ3:.$GZ3])^2)^0.5" office:value-type="float"/>
          <table:table-cell table:number-matrix-columns-spanned="1" table:number-matrix-rows-spanned="1" table:formula="of:=SUM(([.EX3:.EX3]-[.$HA3:.$HA3])^2)^0.5" office:value-type="float"/>
          <table:table-cell table:number-matrix-columns-spanned="1" table:number-matrix-rows-spanned="1" table:formula="of:=SUM(([.EY3:.EY3]-[.$HB3:.$HB3])^2)^0.5" office:value-type="float"/>
          <table:table-cell table:number-matrix-columns-spanned="1" table:number-matrix-rows-spanned="1" table:formula="of:=SUM(([.EZ3:.EZ3]-[.$GX3:.$GX3])^2)^0.5" office:value-type="float"/>
          <table:table-cell table:number-matrix-columns-spanned="1" table:number-matrix-rows-spanned="1" table:formula="of:=SUM(([.FA3:.FA3]-[.$GY3:.$GY3])^2)^0.5" office:value-type="float"/>
          <table:table-cell table:number-matrix-columns-spanned="1" table:number-matrix-rows-spanned="1" table:formula="of:=SUM(([.FB3:.FB3]-[.$GZ3:.$GZ3])^2)^0.5" office:value-type="float"/>
          <table:table-cell table:number-matrix-columns-spanned="1" table:number-matrix-rows-spanned="1" table:formula="of:=SUM(([.FC3:.FC3]-[.$HA3:.$HA3])^2)^0.5" office:value-type="float"/>
          <table:table-cell table:number-matrix-columns-spanned="1" table:number-matrix-rows-spanned="1" table:formula="of:=SUM(([.FD3:.FD3]-[.$HB3:.$HB3])^2)^0.5" office:value-type="float"/>
          <table:table-cell table:number-matrix-columns-spanned="1" table:number-matrix-rows-spanned="1" table:formula="of:=SUM(([.FE3:.FE3]-[.$GX3:.$GX3])^2)^0.5" office:value-type="float"/>
          <table:table-cell table:number-matrix-columns-spanned="1" table:number-matrix-rows-spanned="1" table:formula="of:=SUM(([.FF3:.FF3]-[.$GY3:.$GY3])^2)^0.5" office:value-type="float"/>
          <table:table-cell table:number-matrix-columns-spanned="1" table:number-matrix-rows-spanned="1" table:formula="of:=SUM(([.FG3:.FG3]-[.$GZ3:.$GZ3])^2)^0.5" office:value-type="float"/>
          <table:table-cell table:number-matrix-columns-spanned="1" table:number-matrix-rows-spanned="1" table:formula="of:=SUM(([.FH3:.FH3]-[.$HA3:.$HA3])^2)^0.5" office:value-type="float"/>
          <table:table-cell table:number-matrix-columns-spanned="1" table:number-matrix-rows-spanned="1" table:formula="of:=SUM(([.FI3:.FI3]-[.$HB3:.$HB3])^2)^0.5" office:value-type="float"/>
          <table:table-cell table:number-matrix-columns-spanned="1" table:number-matrix-rows-spanned="1" table:formula="of:=SUM(([.FJ3:.FJ3]-[.$GX3:.$GX3])^2)^0.5" office:value-type="float"/>
          <table:table-cell table:number-matrix-columns-spanned="1" table:number-matrix-rows-spanned="1" table:formula="of:=SUM(([.FK3:.FK3]-[.$GY3:.$GY3])^2)^0.5" office:value-type="float"/>
          <table:table-cell table:number-matrix-columns-spanned="1" table:number-matrix-rows-spanned="1" table:formula="of:=SUM(([.FL3:.FL3]-[.$GZ3:.$GZ3])^2)^0.5" office:value-type="float"/>
          <table:table-cell table:number-matrix-columns-spanned="1" table:number-matrix-rows-spanned="1" table:formula="of:=SUM(([.FM3:.FM3]-[.$HA3:.$HA3])^2)^0.5" office:value-type="float"/>
          <table:table-cell table:number-matrix-columns-spanned="1" table:number-matrix-rows-spanned="1" table:formula="of:=SUM(([.FN3:.FN3]-[.$HB3:.$HB3])^2)^0.5" office:value-type="float"/>
          <table:table-cell table:number-matrix-columns-spanned="1" table:number-matrix-rows-spanned="1" table:formula="of:=SUM(([.FO3:.FO3]-[.$GX3:.$GX3])^2)^0.5" office:value-type="float"/>
          <table:table-cell table:number-matrix-columns-spanned="1" table:number-matrix-rows-spanned="1" table:formula="of:=SUM(([.FP3:.FP3]-[.$GY3:.$GY3])^2)^0.5" office:value-type="float"/>
          <table:table-cell table:number-matrix-columns-spanned="1" table:number-matrix-rows-spanned="1" table:formula="of:=SUM(([.FQ3:.FQ3]-[.$GZ3:.$GZ3])^2)^0.5" office:value-type="float"/>
          <table:table-cell table:number-matrix-columns-spanned="1" table:number-matrix-rows-spanned="1" table:formula="of:=SUM(([.FR3:.FR3]-[.$HA3:.$HA3])^2)^0.5" office:value-type="float"/>
          <table:table-cell table:style-name="cellBest" table:number-matrix-columns-spanned="1" table:number-matrix-rows-spanned="1" table:formula="of:=SUM(([.FS3:.FS3]-[.$HB3:.$HB3])^2)^0.5" office:value-type="float"/>
          <table:table-cell table:number-matrix-columns-spanned="1" table:number-matrix-rows-spanned="1" table:formula="of:=SUM(([.FT3:.FT3]-[.$GX3:.$GX3])^2)^0.5" office:value-type="float"/>
          <table:table-cell table:number-matrix-columns-spanned="1" table:number-matrix-rows-spanned="1" table:formula="of:=SUM(([.FU3:.FU3]-[.$GY3:.$GY3])^2)^0.5" office:value-type="float"/>
          <table:table-cell table:number-matrix-columns-spanned="1" table:number-matrix-rows-spanned="1" table:formula="of:=SUM(([.FV3:.FV3]-[.$GZ3:.$GZ3])^2)^0.5" office:value-type="float"/>
          <table:table-cell table:number-matrix-columns-spanned="1" table:number-matrix-rows-spanned="1" table:formula="of:=SUM(([.FW3:.FW3]-[.$HA3:.$HA3])^2)^0.5" office:value-type="float"/>
          <table:table-cell table:number-matrix-columns-spanned="1" table:number-matrix-rows-spanned="1" table:formula="of:=SUM(([.FX3:.FX3]-[.$HB3:.$HB3])^2)^0.5" office:value-type="float"/>
          <table:table-cell table:number-matrix-columns-spanned="1" table:number-matrix-rows-spanned="1" table:formula="of:=SUM(([.FY3:.FY3]-[.$GX3:.$GX3])^2)^0.5" office:value-type="float"/>
          <table:table-cell table:number-matrix-columns-spanned="1" table:number-matrix-rows-spanned="1" table:formula="of:=SUM(([.FZ3:.FZ3]-[.$GY3:.$GY3])^2)^0.5" office:value-type="float"/>
          <table:table-cell table:number-matrix-columns-spanned="1" table:number-matrix-rows-spanned="1" table:formula="of:=SUM(([.GA3:.GA3]-[.$GZ3:.$GZ3])^2)^0.5" office:value-type="float"/>
          <table:table-cell table:number-matrix-columns-spanned="1" table:number-matrix-rows-spanned="1" table:formula="of:=SUM(([.GB3:.GB3]-[.$HA3:.$HA3])^2)^0.5" office:value-type="float"/>
          <table:table-cell table:number-matrix-columns-spanned="1" table:number-matrix-rows-spanned="1" table:formula="of:=SUM(([.GC3:.GC3]-[.$HB3:.$HB3])^2)^0.5" office:value-type="float"/>
          <table:table-cell table:style-name="cellWorst" table:number-matrix-columns-spanned="1" table:number-matrix-rows-spanned="1" table:formula="of:=SUM(([.GD3:.GD3]-[.$GX3:.$GX3])^2)^0.5" office:value-type="float"/>
          <table:table-cell table:style-name="cellWorst" table:number-matrix-columns-spanned="1" table:number-matrix-rows-spanned="1" table:formula="of:=SUM(([.GE3:.GE3]-[.$GY3:.$GY3])^2)^0.5" office:value-type="float"/>
          <table:table-cell table:style-name="cellWorst" table:number-matrix-columns-spanned="1" table:number-matrix-rows-spanned="1" table:formula="of:=SUM(([.GF3:.GF3]-[.$GZ3:.$GZ3])^2)^0.5" office:value-type="float"/>
          <table:table-cell table:style-name="cellWorst" table:number-matrix-columns-spanned="1" table:number-matrix-rows-spanned="1" table:formula="of:=SUM(([.GG3:.GG3]-[.$HA3:.$HA3])^2)^0.5" office:value-type="float"/>
          <table:table-cell table:style-name="cellWorst" table:number-matrix-columns-spanned="1" table:number-matrix-rows-spanned="1" table:formula="of:=SUM(([.GH3:.GH3]-[.$HB3:.$HB3])^2)^0.5" office:value-type="float"/>
          <table:table-cell table:number-matrix-columns-spanned="1" table:number-matrix-rows-spanned="1" table:formula="of:=SUM(([.GI3:.GI3]-[.$GX3:.$GX3])^2)^0.5" office:value-type="float"/>
          <table:table-cell table:number-matrix-columns-spanned="1" table:number-matrix-rows-spanned="1" table:formula="of:=SUM(([.GJ3:.GJ3]-[.$GY3:.$GY3])^2)^0.5" office:value-type="float"/>
          <table:table-cell table:number-matrix-columns-spanned="1" table:number-matrix-rows-spanned="1" table:formula="of:=SUM(([.GK3:.GK3]-[.$GZ3:.$GZ3])^2)^0.5" office:value-type="float"/>
          <table:table-cell table:number-matrix-columns-spanned="1" table:number-matrix-rows-spanned="1" table:formula="of:=SUM(([.GL3:.GL3]-[.$HA3:.$HA3])^2)^0.5" office:value-type="float"/>
          <table:table-cell table:number-matrix-columns-spanned="1" table:number-matrix-rows-spanned="1" table:formula="of:=SUM(([.GM3:.GM3]-[.$HB3:.$HB3])^2)^0.5" office:value-type="float"/>
          <table:table-cell table:number-matrix-columns-spanned="1" table:number-matrix-rows-spanned="1" table:formula="of:=SUM(([.GN3:.GN3]-[.$GX3:.$GX3])^2)^0.5" office:value-type="float"/>
          <table:table-cell table:number-matrix-columns-spanned="1" table:number-matrix-rows-spanned="1" table:formula="of:=SUM(([.GO3:.GO3]-[.$GY3:.$GY3])^2)^0.5" office:value-type="float"/>
          <table:table-cell table:number-matrix-columns-spanned="1" table:number-matrix-rows-spanned="1" table:formula="of:=SUM(([.GP3:.GP3]-[.$GZ3:.$GZ3])^2)^0.5" office:value-type="float"/>
          <table:table-cell table:number-matrix-columns-spanned="1" table:number-matrix-rows-spanned="1" table:formula="of:=SUM(([.GQ3:.GQ3]-[.$HA3:.$HA3])^2)^0.5" office:value-type="float"/>
          <table:table-cell table:number-matrix-columns-spanned="1" table:number-matrix-rows-spanned="1" table:formula="of:=SUM(([.GR3:.GR3]-[.$HB3:.$HB3])^2)^0.5" office:value-type="float"/>
          <table:table-cell table:number-matrix-columns-spanned="1" table:number-matrix-rows-spanned="1" table:formula="of:=SUM(([.GS3:.GS3]-[.$GX3:.$GX3])^2)^0.5" office:value-type="float"/>
          <table:table-cell table:number-matrix-columns-spanned="1" table:number-matrix-rows-spanned="1" table:formula="of:=SUM(([.GT3:.GT3]-[.$GY3:.$GY3])^2)^0.5" office:value-type="float"/>
          <table:table-cell table:number-matrix-columns-spanned="1" table:number-matrix-rows-spanned="1" table:formula="of:=SUM(([.GU3:.GU3]-[.$GZ3:.$GZ3])^2)^0.5" office:value-type="float"/>
          <table:table-cell table:number-matrix-columns-spanned="1" table:number-matrix-rows-spanned="1" table:formula="of:=SUM(([.GV3:.GV3]-[.$HA3:.$HA3])^2)^0.5" office:value-type="float"/>
          <table:table-cell table:number-matrix-columns-spanned="1" table:number-matrix-rows-spanned="1" table:formula="of:=SUM(([.GW3:.GW3]-[.$HB3:.$H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GX3:.$GX3])" office:value-type="float"/>
          <table:table-cell table:number-matrix-columns-spanned="1" table:number-matrix-rows-spanned="1" table:formula="of:=SUM([.C3:.C3]=[.$GY3:.$GY3])" office:value-type="float"/>
          <table:table-cell table:number-matrix-columns-spanned="1" table:number-matrix-rows-spanned="1" table:formula="of:=SUM([.D3:.D3]=[.$GZ3:.$GZ3])" office:value-type="float"/>
          <table:table-cell table:number-matrix-columns-spanned="1" table:number-matrix-rows-spanned="1" table:formula="of:=SUM([.E3:.E3]=[.$HA3:.$HA3])" office:value-type="float"/>
          <table:table-cell table:number-matrix-columns-spanned="1" table:number-matrix-rows-spanned="1" table:formula="of:=SUM([.F3:.F3]=[.$GX3:.$GX3])" office:value-type="float"/>
          <table:table-cell table:number-matrix-columns-spanned="1" table:number-matrix-rows-spanned="1" table:formula="of:=SUM([.G3:.G3]=[.$GY3:.$GY3])" office:value-type="float"/>
          <table:table-cell table:number-matrix-columns-spanned="1" table:number-matrix-rows-spanned="1" table:formula="of:=SUM([.H3:.H3]=[.$GZ3:.$GZ3])" office:value-type="float"/>
          <table:table-cell table:number-matrix-columns-spanned="1" table:number-matrix-rows-spanned="1" table:formula="of:=SUM([.I3:.I3]=[.$HA3:.$HA3])" office:value-type="float"/>
          <table:table-cell table:number-matrix-columns-spanned="1" table:number-matrix-rows-spanned="1" table:formula="of:=SUM([.J3:.J3]=[.$HB3:.$HB3])" office:value-type="float"/>
          <table:table-cell table:number-matrix-columns-spanned="1" table:number-matrix-rows-spanned="1" table:formula="of:=SUM([.K3:.K3]=[.$GX3:.$GX3])" office:value-type="float"/>
          <table:table-cell table:number-matrix-columns-spanned="1" table:number-matrix-rows-spanned="1" table:formula="of:=SUM([.L3:.L3]=[.$GY3:.$GY3])" office:value-type="float"/>
          <table:table-cell table:number-matrix-columns-spanned="1" table:number-matrix-rows-spanned="1" table:formula="of:=SUM([.M3:.M3]=[.$GZ3:.$GZ3])" office:value-type="float"/>
          <table:table-cell table:number-matrix-columns-spanned="1" table:number-matrix-rows-spanned="1" table:formula="of:=SUM([.N3:.N3]=[.$HA3:.$HA3])" office:value-type="float"/>
          <table:table-cell table:number-matrix-columns-spanned="1" table:number-matrix-rows-spanned="1" table:formula="of:=SUM([.O3:.O3]=[.$HB3:.$HB3])" office:value-type="float"/>
          <table:table-cell table:number-matrix-columns-spanned="1" table:number-matrix-rows-spanned="1" table:formula="of:=SUM([.P3:.P3]=[.$GX3:.$GX3])" office:value-type="float"/>
          <table:table-cell table:number-matrix-columns-spanned="1" table:number-matrix-rows-spanned="1" table:formula="of:=SUM([.Q3:.Q3]=[.$GY3:.$GY3])" office:value-type="float"/>
          <table:table-cell table:number-matrix-columns-spanned="1" table:number-matrix-rows-spanned="1" table:formula="of:=SUM([.R3:.R3]=[.$GZ3:.$GZ3])" office:value-type="float"/>
          <table:table-cell table:number-matrix-columns-spanned="1" table:number-matrix-rows-spanned="1" table:formula="of:=SUM([.S3:.S3]=[.$HA3:.$HA3])" office:value-type="float"/>
          <table:table-cell table:number-matrix-columns-spanned="1" table:number-matrix-rows-spanned="1" table:formula="of:=SUM([.T3:.T3]=[.$HB3:.$HB3])" office:value-type="float"/>
          <table:table-cell table:number-matrix-columns-spanned="1" table:number-matrix-rows-spanned="1" table:formula="of:=SUM([.U3:.U3]=[.$GX3:.$GX3])" office:value-type="float"/>
          <table:table-cell table:number-matrix-columns-spanned="1" table:number-matrix-rows-spanned="1" table:formula="of:=SUM([.V3:.V3]=[.$GY3:.$GY3])" office:value-type="float"/>
          <table:table-cell table:number-matrix-columns-spanned="1" table:number-matrix-rows-spanned="1" table:formula="of:=SUM([.W3:.W3]=[.$GZ3:.$GZ3])" office:value-type="float"/>
          <table:table-cell table:number-matrix-columns-spanned="1" table:number-matrix-rows-spanned="1" table:formula="of:=SUM([.X3:.X3]=[.$HA3:.$HA3])" office:value-type="float"/>
          <table:table-cell table:number-matrix-columns-spanned="1" table:number-matrix-rows-spanned="1" table:formula="of:=SUM([.Y3:.Y3]=[.$HB3:.$HB3])" office:value-type="float"/>
          <table:table-cell table:number-matrix-columns-spanned="1" table:number-matrix-rows-spanned="1" table:formula="of:=SUM([.Z3:.Z3]=[.$GX3:.$GX3])" office:value-type="float"/>
          <table:table-cell table:number-matrix-columns-spanned="1" table:number-matrix-rows-spanned="1" table:formula="of:=SUM([.AA3:.AA3]=[.$GY3:.$GY3])" office:value-type="float"/>
          <table:table-cell table:number-matrix-columns-spanned="1" table:number-matrix-rows-spanned="1" table:formula="of:=SUM([.AB3:.AB3]=[.$GZ3:.$GZ3])" office:value-type="float"/>
          <table:table-cell table:number-matrix-columns-spanned="1" table:number-matrix-rows-spanned="1" table:formula="of:=SUM([.AC3:.AC3]=[.$HA3:.$HA3])" office:value-type="float"/>
          <table:table-cell table:number-matrix-columns-spanned="1" table:number-matrix-rows-spanned="1" table:formula="of:=SUM([.AD3:.AD3]=[.$HB3:.$HB3])" office:value-type="float"/>
          <table:table-cell table:number-matrix-columns-spanned="1" table:number-matrix-rows-spanned="1" table:formula="of:=SUM([.AE3:.AE3]=[.$GX3:.$GX3])" office:value-type="float"/>
          <table:table-cell table:number-matrix-columns-spanned="1" table:number-matrix-rows-spanned="1" table:formula="of:=SUM([.AF3:.AF3]=[.$GY3:.$GY3])" office:value-type="float"/>
          <table:table-cell table:number-matrix-columns-spanned="1" table:number-matrix-rows-spanned="1" table:formula="of:=SUM([.AG3:.AG3]=[.$GZ3:.$GZ3])" office:value-type="float"/>
          <table:table-cell table:number-matrix-columns-spanned="1" table:number-matrix-rows-spanned="1" table:formula="of:=SUM([.AH3:.AH3]=[.$HA3:.$HA3])" office:value-type="float"/>
          <table:table-cell table:number-matrix-columns-spanned="1" table:number-matrix-rows-spanned="1" table:formula="of:=SUM([.AI3:.AI3]=[.$HB3:.$HB3])" office:value-type="float"/>
          <table:table-cell table:number-matrix-columns-spanned="1" table:number-matrix-rows-spanned="1" table:formula="of:=SUM([.AJ3:.AJ3]=[.$GX3:.$GX3])" office:value-type="float"/>
          <table:table-cell table:style-name="cellBest" table:number-matrix-columns-spanned="1" table:number-matrix-rows-spanned="1" table:formula="of:=SUM([.AK3:.AK3]=[.$GY3:.$GY3])" office:value-type="float"/>
          <table:table-cell table:number-matrix-columns-spanned="1" table:number-matrix-rows-spanned="1" table:formula="of:=SUM([.AL3:.AL3]=[.$GZ3:.$GZ3])" office:value-type="float"/>
          <table:table-cell table:number-matrix-columns-spanned="1" table:number-matrix-rows-spanned="1" table:formula="of:=SUM([.AM3:.AM3]=[.$HA3:.$HA3])" office:value-type="float"/>
          <table:table-cell table:number-matrix-columns-spanned="1" table:number-matrix-rows-spanned="1" table:formula="of:=SUM([.AN3:.AN3]=[.$HB3:.$HB3])" office:value-type="float"/>
          <table:table-cell table:number-matrix-columns-spanned="1" table:number-matrix-rows-spanned="1" table:formula="of:=SUM([.AO3:.AO3]=[.$GX3:.$GX3])" office:value-type="float"/>
          <table:table-cell table:number-matrix-columns-spanned="1" table:number-matrix-rows-spanned="1" table:formula="of:=SUM([.AP3:.AP3]=[.$GY3:.$GY3])" office:value-type="float"/>
          <table:table-cell table:number-matrix-columns-spanned="1" table:number-matrix-rows-spanned="1" table:formula="of:=SUM([.AQ3:.AQ3]=[.$GZ3:.$GZ3])" office:value-type="float"/>
          <table:table-cell table:number-matrix-columns-spanned="1" table:number-matrix-rows-spanned="1" table:formula="of:=SUM([.AR3:.AR3]=[.$HA3:.$HA3])" office:value-type="float"/>
          <table:table-cell table:number-matrix-columns-spanned="1" table:number-matrix-rows-spanned="1" table:formula="of:=SUM([.AS3:.AS3]=[.$HB3:.$HB3])" office:value-type="float"/>
          <table:table-cell table:number-matrix-columns-spanned="1" table:number-matrix-rows-spanned="1" table:formula="of:=SUM([.AT3:.AT3]=[.$GX3:.$GX3])" office:value-type="float"/>
          <table:table-cell table:number-matrix-columns-spanned="1" table:number-matrix-rows-spanned="1" table:formula="of:=SUM([.AU3:.AU3]=[.$GY3:.$GY3])" office:value-type="float"/>
          <table:table-cell table:number-matrix-columns-spanned="1" table:number-matrix-rows-spanned="1" table:formula="of:=SUM([.AV3:.AV3]=[.$GZ3:.$GZ3])" office:value-type="float"/>
          <table:table-cell table:number-matrix-columns-spanned="1" table:number-matrix-rows-spanned="1" table:formula="of:=SUM([.AW3:.AW3]=[.$HA3:.$HA3])" office:value-type="float"/>
          <table:table-cell table:number-matrix-columns-spanned="1" table:number-matrix-rows-spanned="1" table:formula="of:=SUM([.AX3:.AX3]=[.$HB3:.$HB3])" office:value-type="float"/>
          <table:table-cell table:number-matrix-columns-spanned="1" table:number-matrix-rows-spanned="1" table:formula="of:=SUM([.AY3:.AY3]=[.$GX3:.$GX3])" office:value-type="float"/>
          <table:table-cell table:number-matrix-columns-spanned="1" table:number-matrix-rows-spanned="1" table:formula="of:=SUM([.AZ3:.AZ3]=[.$GY3:.$GY3])" office:value-type="float"/>
          <table:table-cell table:number-matrix-columns-spanned="1" table:number-matrix-rows-spanned="1" table:formula="of:=SUM([.BA3:.BA3]=[.$GZ3:.$GZ3])" office:value-type="float"/>
          <table:table-cell table:number-matrix-columns-spanned="1" table:number-matrix-rows-spanned="1" table:formula="of:=SUM([.BB3:.BB3]=[.$HA3:.$HA3])" office:value-type="float"/>
          <table:table-cell table:number-matrix-columns-spanned="1" table:number-matrix-rows-spanned="1" table:formula="of:=SUM([.BC3:.BC3]=[.$HB3:.$HB3])" office:value-type="float"/>
          <table:table-cell table:number-matrix-columns-spanned="1" table:number-matrix-rows-spanned="1" table:formula="of:=SUM([.BD3:.BD3]=[.$GX3:.$GX3])" office:value-type="float"/>
          <table:table-cell table:number-matrix-columns-spanned="1" table:number-matrix-rows-spanned="1" table:formula="of:=SUM([.BE3:.BE3]=[.$GY3:.$GY3])" office:value-type="float"/>
          <table:table-cell table:number-matrix-columns-spanned="1" table:number-matrix-rows-spanned="1" table:formula="of:=SUM([.BF3:.BF3]=[.$GZ3:.$GZ3])" office:value-type="float"/>
          <table:table-cell table:number-matrix-columns-spanned="1" table:number-matrix-rows-spanned="1" table:formula="of:=SUM([.BG3:.BG3]=[.$HA3:.$HA3])" office:value-type="float"/>
          <table:table-cell table:number-matrix-columns-spanned="1" table:number-matrix-rows-spanned="1" table:formula="of:=SUM([.BH3:.BH3]=[.$HB3:.$HB3])" office:value-type="float"/>
          <table:table-cell table:number-matrix-columns-spanned="1" table:number-matrix-rows-spanned="1" table:formula="of:=SUM([.BI3:.BI3]=[.$GX3:.$GX3])" office:value-type="float"/>
          <table:table-cell table:number-matrix-columns-spanned="1" table:number-matrix-rows-spanned="1" table:formula="of:=SUM([.BJ3:.BJ3]=[.$GY3:.$GY3])" office:value-type="float"/>
          <table:table-cell table:number-matrix-columns-spanned="1" table:number-matrix-rows-spanned="1" table:formula="of:=SUM([.BK3:.BK3]=[.$GZ3:.$GZ3])" office:value-type="float"/>
          <table:table-cell table:number-matrix-columns-spanned="1" table:number-matrix-rows-spanned="1" table:formula="of:=SUM([.BL3:.BL3]=[.$HA3:.$HA3])" office:value-type="float"/>
          <table:table-cell table:number-matrix-columns-spanned="1" table:number-matrix-rows-spanned="1" table:formula="of:=SUM([.BM3:.BM3]=[.$HB3:.$HB3])" office:value-type="float"/>
          <table:table-cell table:number-matrix-columns-spanned="1" table:number-matrix-rows-spanned="1" table:formula="of:=SUM([.BN3:.BN3]=[.$GX3:.$GX3])" office:value-type="float"/>
          <table:table-cell table:number-matrix-columns-spanned="1" table:number-matrix-rows-spanned="1" table:formula="of:=SUM([.BO3:.BO3]=[.$GY3:.$GY3])" office:value-type="float"/>
          <table:table-cell table:number-matrix-columns-spanned="1" table:number-matrix-rows-spanned="1" table:formula="of:=SUM([.BP3:.BP3]=[.$GZ3:.$GZ3])" office:value-type="float"/>
          <table:table-cell table:number-matrix-columns-spanned="1" table:number-matrix-rows-spanned="1" table:formula="of:=SUM([.BQ3:.BQ3]=[.$HA3:.$HA3])" office:value-type="float"/>
          <table:table-cell table:number-matrix-columns-spanned="1" table:number-matrix-rows-spanned="1" table:formula="of:=SUM([.BR3:.BR3]=[.$HB3:.$HB3])" office:value-type="float"/>
          <table:table-cell table:number-matrix-columns-spanned="1" table:number-matrix-rows-spanned="1" table:formula="of:=SUM([.BS3:.BS3]=[.$GX3:.$GX3])" office:value-type="float"/>
          <table:table-cell table:number-matrix-columns-spanned="1" table:number-matrix-rows-spanned="1" table:formula="of:=SUM([.BT3:.BT3]=[.$GY3:.$GY3])" office:value-type="float"/>
          <table:table-cell table:number-matrix-columns-spanned="1" table:number-matrix-rows-spanned="1" table:formula="of:=SUM([.BU3:.BU3]=[.$GZ3:.$GZ3])" office:value-type="float"/>
          <table:table-cell table:number-matrix-columns-spanned="1" table:number-matrix-rows-spanned="1" table:formula="of:=SUM([.BV3:.BV3]=[.$HA3:.$HA3])" office:value-type="float"/>
          <table:table-cell table:number-matrix-columns-spanned="1" table:number-matrix-rows-spanned="1" table:formula="of:=SUM([.BW3:.BW3]=[.$HB3:.$HB3])" office:value-type="float"/>
          <table:table-cell table:number-matrix-columns-spanned="1" table:number-matrix-rows-spanned="1" table:formula="of:=SUM([.BX3:.BX3]=[.$GX3:.$GX3])" office:value-type="float"/>
          <table:table-cell table:number-matrix-columns-spanned="1" table:number-matrix-rows-spanned="1" table:formula="of:=SUM([.BY3:.BY3]=[.$GY3:.$GY3])" office:value-type="float"/>
          <table:table-cell table:number-matrix-columns-spanned="1" table:number-matrix-rows-spanned="1" table:formula="of:=SUM([.BZ3:.BZ3]=[.$GZ3:.$GZ3])" office:value-type="float"/>
          <table:table-cell table:number-matrix-columns-spanned="1" table:number-matrix-rows-spanned="1" table:formula="of:=SUM([.CA3:.CA3]=[.$HA3:.$HA3])" office:value-type="float"/>
          <table:table-cell table:number-matrix-columns-spanned="1" table:number-matrix-rows-spanned="1" table:formula="of:=SUM([.CB3:.CB3]=[.$HB3:.$HB3])" office:value-type="float"/>
          <table:table-cell table:number-matrix-columns-spanned="1" table:number-matrix-rows-spanned="1" table:formula="of:=SUM([.CC3:.CC3]=[.$GX3:.$GX3])" office:value-type="float"/>
          <table:table-cell table:number-matrix-columns-spanned="1" table:number-matrix-rows-spanned="1" table:formula="of:=SUM([.CD3:.CD3]=[.$GY3:.$GY3])" office:value-type="float"/>
          <table:table-cell table:number-matrix-columns-spanned="1" table:number-matrix-rows-spanned="1" table:formula="of:=SUM([.CE3:.CE3]=[.$GZ3:.$GZ3])" office:value-type="float"/>
          <table:table-cell table:number-matrix-columns-spanned="1" table:number-matrix-rows-spanned="1" table:formula="of:=SUM([.CF3:.CF3]=[.$HA3:.$HA3])" office:value-type="float"/>
          <table:table-cell table:number-matrix-columns-spanned="1" table:number-matrix-rows-spanned="1" table:formula="of:=SUM([.CG3:.CG3]=[.$HB3:.$HB3])" office:value-type="float"/>
          <table:table-cell table:number-matrix-columns-spanned="1" table:number-matrix-rows-spanned="1" table:formula="of:=SUM([.CH3:.CH3]=[.$GX3:.$GX3])" office:value-type="float"/>
          <table:table-cell table:number-matrix-columns-spanned="1" table:number-matrix-rows-spanned="1" table:formula="of:=SUM([.CI3:.CI3]=[.$GY3:.$GY3])" office:value-type="float"/>
          <table:table-cell table:number-matrix-columns-spanned="1" table:number-matrix-rows-spanned="1" table:formula="of:=SUM([.CJ3:.CJ3]=[.$GZ3:.$GZ3])" office:value-type="float"/>
          <table:table-cell table:number-matrix-columns-spanned="1" table:number-matrix-rows-spanned="1" table:formula="of:=SUM([.CK3:.CK3]=[.$HA3:.$HA3])" office:value-type="float"/>
          <table:table-cell table:number-matrix-columns-spanned="1" table:number-matrix-rows-spanned="1" table:formula="of:=SUM([.CL3:.CL3]=[.$HB3:.$HB3])" office:value-type="float"/>
          <table:table-cell table:number-matrix-columns-spanned="1" table:number-matrix-rows-spanned="1" table:formula="of:=SUM([.CM3:.CM3]=[.$GX3:.$GX3])" office:value-type="float"/>
          <table:table-cell table:number-matrix-columns-spanned="1" table:number-matrix-rows-spanned="1" table:formula="of:=SUM([.CN3:.CN3]=[.$GY3:.$GY3])" office:value-type="float"/>
          <table:table-cell table:number-matrix-columns-spanned="1" table:number-matrix-rows-spanned="1" table:formula="of:=SUM([.CO3:.CO3]=[.$GZ3:.$GZ3])" office:value-type="float"/>
          <table:table-cell table:number-matrix-columns-spanned="1" table:number-matrix-rows-spanned="1" table:formula="of:=SUM([.CP3:.CP3]=[.$HA3:.$HA3])" office:value-type="float"/>
          <table:table-cell table:number-matrix-columns-spanned="1" table:number-matrix-rows-spanned="1" table:formula="of:=SUM([.CQ3:.CQ3]=[.$HB3:.$HB3])" office:value-type="float"/>
          <table:table-cell table:number-matrix-columns-spanned="1" table:number-matrix-rows-spanned="1" table:formula="of:=SUM([.CR3:.CR3]=[.$GX3:.$GX3])" office:value-type="float"/>
          <table:table-cell table:number-matrix-columns-spanned="1" table:number-matrix-rows-spanned="1" table:formula="of:=SUM([.CS3:.CS3]=[.$GY3:.$GY3])" office:value-type="float"/>
          <table:table-cell table:number-matrix-columns-spanned="1" table:number-matrix-rows-spanned="1" table:formula="of:=SUM([.CT3:.CT3]=[.$GZ3:.$GZ3])" office:value-type="float"/>
          <table:table-cell table:number-matrix-columns-spanned="1" table:number-matrix-rows-spanned="1" table:formula="of:=SUM([.CU3:.CU3]=[.$HA3:.$HA3])" office:value-type="float"/>
          <table:table-cell table:number-matrix-columns-spanned="1" table:number-matrix-rows-spanned="1" table:formula="of:=SUM([.CV3:.CV3]=[.$HB3:.$HB3])" office:value-type="float"/>
          <table:table-cell table:number-matrix-columns-spanned="1" table:number-matrix-rows-spanned="1" table:formula="of:=SUM([.CW3:.CW3]=[.$GX3:.$GX3])" office:value-type="float"/>
          <table:table-cell table:number-matrix-columns-spanned="1" table:number-matrix-rows-spanned="1" table:formula="of:=SUM([.CX3:.CX3]=[.$GY3:.$GY3])" office:value-type="float"/>
          <table:table-cell table:number-matrix-columns-spanned="1" table:number-matrix-rows-spanned="1" table:formula="of:=SUM([.CY3:.CY3]=[.$GZ3:.$GZ3])" office:value-type="float"/>
          <table:table-cell table:number-matrix-columns-spanned="1" table:number-matrix-rows-spanned="1" table:formula="of:=SUM([.CZ3:.CZ3]=[.$HA3:.$HA3])" office:value-type="float"/>
          <table:table-cell table:number-matrix-columns-spanned="1" table:number-matrix-rows-spanned="1" table:formula="of:=SUM([.DA3:.DA3]=[.$HB3:.$HB3])" office:value-type="float"/>
          <table:table-cell table:number-matrix-columns-spanned="1" table:number-matrix-rows-spanned="1" table:formula="of:=SUM([.DB3:.DB3]=[.$GX3:.$GX3])" office:value-type="float"/>
          <table:table-cell table:number-matrix-columns-spanned="1" table:number-matrix-rows-spanned="1" table:formula="of:=SUM([.DC3:.DC3]=[.$GY3:.$GY3])" office:value-type="float"/>
          <table:table-cell table:number-matrix-columns-spanned="1" table:number-matrix-rows-spanned="1" table:formula="of:=SUM([.DD3:.DD3]=[.$GZ3:.$GZ3])" office:value-type="float"/>
          <table:table-cell table:number-matrix-columns-spanned="1" table:number-matrix-rows-spanned="1" table:formula="of:=SUM([.DE3:.DE3]=[.$HA3:.$HA3])" office:value-type="float"/>
          <table:table-cell table:number-matrix-columns-spanned="1" table:number-matrix-rows-spanned="1" table:formula="of:=SUM([.DF3:.DF3]=[.$HB3:.$HB3])" office:value-type="float"/>
          <table:table-cell table:number-matrix-columns-spanned="1" table:number-matrix-rows-spanned="1" table:formula="of:=SUM([.DG3:.DG3]=[.$GX3:.$GX3])" office:value-type="float"/>
          <table:table-cell table:number-matrix-columns-spanned="1" table:number-matrix-rows-spanned="1" table:formula="of:=SUM([.DH3:.DH3]=[.$GY3:.$GY3])" office:value-type="float"/>
          <table:table-cell table:number-matrix-columns-spanned="1" table:number-matrix-rows-spanned="1" table:formula="of:=SUM([.DI3:.DI3]=[.$GZ3:.$GZ3])" office:value-type="float"/>
          <table:table-cell table:number-matrix-columns-spanned="1" table:number-matrix-rows-spanned="1" table:formula="of:=SUM([.DJ3:.DJ3]=[.$HA3:.$HA3])" office:value-type="float"/>
          <table:table-cell table:number-matrix-columns-spanned="1" table:number-matrix-rows-spanned="1" table:formula="of:=SUM([.DK3:.DK3]=[.$HB3:.$HB3])" office:value-type="float"/>
          <table:table-cell table:number-matrix-columns-spanned="1" table:number-matrix-rows-spanned="1" table:formula="of:=SUM([.DL3:.DL3]=[.$GX3:.$GX3])" office:value-type="float"/>
          <table:table-cell table:number-matrix-columns-spanned="1" table:number-matrix-rows-spanned="1" table:formula="of:=SUM([.DM3:.DM3]=[.$GY3:.$GY3])" office:value-type="float"/>
          <table:table-cell table:number-matrix-columns-spanned="1" table:number-matrix-rows-spanned="1" table:formula="of:=SUM([.DN3:.DN3]=[.$GZ3:.$GZ3])" office:value-type="float"/>
          <table:table-cell table:number-matrix-columns-spanned="1" table:number-matrix-rows-spanned="1" table:formula="of:=SUM([.DO3:.DO3]=[.$HA3:.$HA3])" office:value-type="float"/>
          <table:table-cell table:number-matrix-columns-spanned="1" table:number-matrix-rows-spanned="1" table:formula="of:=SUM([.DP3:.DP3]=[.$HB3:.$HB3])" office:value-type="float"/>
          <table:table-cell table:number-matrix-columns-spanned="1" table:number-matrix-rows-spanned="1" table:formula="of:=SUM([.DQ3:.DQ3]=[.$GX3:.$GX3])" office:value-type="float"/>
          <table:table-cell table:number-matrix-columns-spanned="1" table:number-matrix-rows-spanned="1" table:formula="of:=SUM([.DR3:.DR3]=[.$GY3:.$GY3])" office:value-type="float"/>
          <table:table-cell table:number-matrix-columns-spanned="1" table:number-matrix-rows-spanned="1" table:formula="of:=SUM([.DS3:.DS3]=[.$GZ3:.$GZ3])" office:value-type="float"/>
          <table:table-cell table:number-matrix-columns-spanned="1" table:number-matrix-rows-spanned="1" table:formula="of:=SUM([.DT3:.DT3]=[.$HA3:.$HA3])" office:value-type="float"/>
          <table:table-cell table:number-matrix-columns-spanned="1" table:number-matrix-rows-spanned="1" table:formula="of:=SUM([.DU3:.DU3]=[.$HB3:.$HB3])" office:value-type="float"/>
          <table:table-cell table:number-matrix-columns-spanned="1" table:number-matrix-rows-spanned="1" table:formula="of:=SUM([.DV3:.DV3]=[.$GX3:.$GX3])" office:value-type="float"/>
          <table:table-cell table:number-matrix-columns-spanned="1" table:number-matrix-rows-spanned="1" table:formula="of:=SUM([.DW3:.DW3]=[.$GY3:.$GY3])" office:value-type="float"/>
          <table:table-cell table:number-matrix-columns-spanned="1" table:number-matrix-rows-spanned="1" table:formula="of:=SUM([.DX3:.DX3]=[.$GZ3:.$GZ3])" office:value-type="float"/>
          <table:table-cell table:number-matrix-columns-spanned="1" table:number-matrix-rows-spanned="1" table:formula="of:=SUM([.DY3:.DY3]=[.$HA3:.$HA3])" office:value-type="float"/>
          <table:table-cell table:number-matrix-columns-spanned="1" table:number-matrix-rows-spanned="1" table:formula="of:=SUM([.DZ3:.DZ3]=[.$HB3:.$HB3])" office:value-type="float"/>
          <table:table-cell table:number-matrix-columns-spanned="1" table:number-matrix-rows-spanned="1" table:formula="of:=SUM([.EA3:.EA3]=[.$GX3:.$GX3])" office:value-type="float"/>
          <table:table-cell table:number-matrix-columns-spanned="1" table:number-matrix-rows-spanned="1" table:formula="of:=SUM([.EB3:.EB3]=[.$GY3:.$GY3])" office:value-type="float"/>
          <table:table-cell table:number-matrix-columns-spanned="1" table:number-matrix-rows-spanned="1" table:formula="of:=SUM([.EC3:.EC3]=[.$GZ3:.$GZ3])" office:value-type="float"/>
          <table:table-cell table:number-matrix-columns-spanned="1" table:number-matrix-rows-spanned="1" table:formula="of:=SUM([.ED3:.ED3]=[.$HA3:.$HA3])" office:value-type="float"/>
          <table:table-cell table:number-matrix-columns-spanned="1" table:number-matrix-rows-spanned="1" table:formula="of:=SUM([.EE3:.EE3]=[.$HB3:.$HB3])" office:value-type="float"/>
          <table:table-cell table:number-matrix-columns-spanned="1" table:number-matrix-rows-spanned="1" table:formula="of:=SUM([.EF3:.EF3]=[.$GX3:.$GX3])" office:value-type="float"/>
          <table:table-cell table:number-matrix-columns-spanned="1" table:number-matrix-rows-spanned="1" table:formula="of:=SUM([.EG3:.EG3]=[.$GY3:.$GY3])" office:value-type="float"/>
          <table:table-cell table:number-matrix-columns-spanned="1" table:number-matrix-rows-spanned="1" table:formula="of:=SUM([.EH3:.EH3]=[.$GZ3:.$GZ3])" office:value-type="float"/>
          <table:table-cell table:number-matrix-columns-spanned="1" table:number-matrix-rows-spanned="1" table:formula="of:=SUM([.EI3:.EI3]=[.$HA3:.$HA3])" office:value-type="float"/>
          <table:table-cell table:number-matrix-columns-spanned="1" table:number-matrix-rows-spanned="1" table:formula="of:=SUM([.EJ3:.EJ3]=[.$HB3:.$HB3])" office:value-type="float"/>
          <table:table-cell table:number-matrix-columns-spanned="1" table:number-matrix-rows-spanned="1" table:formula="of:=SUM([.EK3:.EK3]=[.$GX3:.$GX3])" office:value-type="float"/>
          <table:table-cell table:number-matrix-columns-spanned="1" table:number-matrix-rows-spanned="1" table:formula="of:=SUM([.EL3:.EL3]=[.$GY3:.$GY3])" office:value-type="float"/>
          <table:table-cell table:number-matrix-columns-spanned="1" table:number-matrix-rows-spanned="1" table:formula="of:=SUM([.EM3:.EM3]=[.$GZ3:.$GZ3])" office:value-type="float"/>
          <table:table-cell table:number-matrix-columns-spanned="1" table:number-matrix-rows-spanned="1" table:formula="of:=SUM([.EN3:.EN3]=[.$HA3:.$HA3])" office:value-type="float"/>
          <table:table-cell table:number-matrix-columns-spanned="1" table:number-matrix-rows-spanned="1" table:formula="of:=SUM([.EO3:.EO3]=[.$HB3:.$HB3])" office:value-type="float"/>
          <table:table-cell table:number-matrix-columns-spanned="1" table:number-matrix-rows-spanned="1" table:formula="of:=SUM([.EP3:.EP3]=[.$GX3:.$GX3])" office:value-type="float"/>
          <table:table-cell table:number-matrix-columns-spanned="1" table:number-matrix-rows-spanned="1" table:formula="of:=SUM([.EQ3:.EQ3]=[.$GY3:.$GY3])" office:value-type="float"/>
          <table:table-cell table:number-matrix-columns-spanned="1" table:number-matrix-rows-spanned="1" table:formula="of:=SUM([.ER3:.ER3]=[.$GZ3:.$GZ3])" office:value-type="float"/>
          <table:table-cell table:number-matrix-columns-spanned="1" table:number-matrix-rows-spanned="1" table:formula="of:=SUM([.ES3:.ES3]=[.$HA3:.$HA3])" office:value-type="float"/>
          <table:table-cell table:number-matrix-columns-spanned="1" table:number-matrix-rows-spanned="1" table:formula="of:=SUM([.ET3:.ET3]=[.$HB3:.$HB3])" office:value-type="float"/>
          <table:table-cell table:number-matrix-columns-spanned="1" table:number-matrix-rows-spanned="1" table:formula="of:=SUM([.EU3:.EU3]=[.$GX3:.$GX3])" office:value-type="float"/>
          <table:table-cell table:number-matrix-columns-spanned="1" table:number-matrix-rows-spanned="1" table:formula="of:=SUM([.EV3:.EV3]=[.$GY3:.$GY3])" office:value-type="float"/>
          <table:table-cell table:number-matrix-columns-spanned="1" table:number-matrix-rows-spanned="1" table:formula="of:=SUM([.EW3:.EW3]=[.$GZ3:.$GZ3])" office:value-type="float"/>
          <table:table-cell table:number-matrix-columns-spanned="1" table:number-matrix-rows-spanned="1" table:formula="of:=SUM([.EX3:.EX3]=[.$HA3:.$HA3])" office:value-type="float"/>
          <table:table-cell table:number-matrix-columns-spanned="1" table:number-matrix-rows-spanned="1" table:formula="of:=SUM([.EY3:.EY3]=[.$HB3:.$HB3])" office:value-type="float"/>
          <table:table-cell table:number-matrix-columns-spanned="1" table:number-matrix-rows-spanned="1" table:formula="of:=SUM([.EZ3:.EZ3]=[.$GX3:.$GX3])" office:value-type="float"/>
          <table:table-cell table:number-matrix-columns-spanned="1" table:number-matrix-rows-spanned="1" table:formula="of:=SUM([.FA3:.FA3]=[.$GY3:.$GY3])" office:value-type="float"/>
          <table:table-cell table:number-matrix-columns-spanned="1" table:number-matrix-rows-spanned="1" table:formula="of:=SUM([.FB3:.FB3]=[.$GZ3:.$GZ3])" office:value-type="float"/>
          <table:table-cell table:number-matrix-columns-spanned="1" table:number-matrix-rows-spanned="1" table:formula="of:=SUM([.FC3:.FC3]=[.$HA3:.$HA3])" office:value-type="float"/>
          <table:table-cell table:number-matrix-columns-spanned="1" table:number-matrix-rows-spanned="1" table:formula="of:=SUM([.FD3:.FD3]=[.$HB3:.$HB3])" office:value-type="float"/>
          <table:table-cell table:number-matrix-columns-spanned="1" table:number-matrix-rows-spanned="1" table:formula="of:=SUM([.FE3:.FE3]=[.$GX3:.$GX3])" office:value-type="float"/>
          <table:table-cell table:number-matrix-columns-spanned="1" table:number-matrix-rows-spanned="1" table:formula="of:=SUM([.FF3:.FF3]=[.$GY3:.$GY3])" office:value-type="float"/>
          <table:table-cell table:number-matrix-columns-spanned="1" table:number-matrix-rows-spanned="1" table:formula="of:=SUM([.FG3:.FG3]=[.$GZ3:.$GZ3])" office:value-type="float"/>
          <table:table-cell table:number-matrix-columns-spanned="1" table:number-matrix-rows-spanned="1" table:formula="of:=SUM([.FH3:.FH3]=[.$HA3:.$HA3])" office:value-type="float"/>
          <table:table-cell table:number-matrix-columns-spanned="1" table:number-matrix-rows-spanned="1" table:formula="of:=SUM([.FI3:.FI3]=[.$HB3:.$HB3])" office:value-type="float"/>
          <table:table-cell table:number-matrix-columns-spanned="1" table:number-matrix-rows-spanned="1" table:formula="of:=SUM([.FJ3:.FJ3]=[.$GX3:.$GX3])" office:value-type="float"/>
          <table:table-cell table:number-matrix-columns-spanned="1" table:number-matrix-rows-spanned="1" table:formula="of:=SUM([.FK3:.FK3]=[.$GY3:.$GY3])" office:value-type="float"/>
          <table:table-cell table:number-matrix-columns-spanned="1" table:number-matrix-rows-spanned="1" table:formula="of:=SUM([.FL3:.FL3]=[.$GZ3:.$GZ3])" office:value-type="float"/>
          <table:table-cell table:number-matrix-columns-spanned="1" table:number-matrix-rows-spanned="1" table:formula="of:=SUM([.FM3:.FM3]=[.$HA3:.$HA3])" office:value-type="float"/>
          <table:table-cell table:number-matrix-columns-spanned="1" table:number-matrix-rows-spanned="1" table:formula="of:=SUM([.FN3:.FN3]=[.$HB3:.$HB3])" office:value-type="float"/>
          <table:table-cell table:number-matrix-columns-spanned="1" table:number-matrix-rows-spanned="1" table:formula="of:=SUM([.FO3:.FO3]=[.$GX3:.$GX3])" office:value-type="float"/>
          <table:table-cell table:number-matrix-columns-spanned="1" table:number-matrix-rows-spanned="1" table:formula="of:=SUM([.FP3:.FP3]=[.$GY3:.$GY3])" office:value-type="float"/>
          <table:table-cell table:number-matrix-columns-spanned="1" table:number-matrix-rows-spanned="1" table:formula="of:=SUM([.FQ3:.FQ3]=[.$GZ3:.$GZ3])" office:value-type="float"/>
          <table:table-cell table:number-matrix-columns-spanned="1" table:number-matrix-rows-spanned="1" table:formula="of:=SUM([.FR3:.FR3]=[.$HA3:.$HA3])" office:value-type="float"/>
          <table:table-cell table:number-matrix-columns-spanned="1" table:number-matrix-rows-spanned="1" table:formula="of:=SUM([.FS3:.FS3]=[.$HB3:.$HB3])" office:value-type="float"/>
          <table:table-cell table:number-matrix-columns-spanned="1" table:number-matrix-rows-spanned="1" table:formula="of:=SUM([.FT3:.FT3]=[.$GX3:.$GX3])" office:value-type="float"/>
          <table:table-cell table:number-matrix-columns-spanned="1" table:number-matrix-rows-spanned="1" table:formula="of:=SUM([.FU3:.FU3]=[.$GY3:.$GY3])" office:value-type="float"/>
          <table:table-cell table:number-matrix-columns-spanned="1" table:number-matrix-rows-spanned="1" table:formula="of:=SUM([.FV3:.FV3]=[.$GZ3:.$GZ3])" office:value-type="float"/>
          <table:table-cell table:number-matrix-columns-spanned="1" table:number-matrix-rows-spanned="1" table:formula="of:=SUM([.FW3:.FW3]=[.$HA3:.$HA3])" office:value-type="float"/>
          <table:table-cell table:number-matrix-columns-spanned="1" table:number-matrix-rows-spanned="1" table:formula="of:=SUM([.FX3:.FX3]=[.$HB3:.$HB3])" office:value-type="float"/>
          <table:table-cell table:number-matrix-columns-spanned="1" table:number-matrix-rows-spanned="1" table:formula="of:=SUM([.FY3:.FY3]=[.$GX3:.$GX3])" office:value-type="float"/>
          <table:table-cell table:number-matrix-columns-spanned="1" table:number-matrix-rows-spanned="1" table:formula="of:=SUM([.FZ3:.FZ3]=[.$GY3:.$GY3])" office:value-type="float"/>
          <table:table-cell table:number-matrix-columns-spanned="1" table:number-matrix-rows-spanned="1" table:formula="of:=SUM([.GA3:.GA3]=[.$GZ3:.$GZ3])" office:value-type="float"/>
          <table:table-cell table:number-matrix-columns-spanned="1" table:number-matrix-rows-spanned="1" table:formula="of:=SUM([.GB3:.GB3]=[.$HA3:.$HA3])" office:value-type="float"/>
          <table:table-cell table:number-matrix-columns-spanned="1" table:number-matrix-rows-spanned="1" table:formula="of:=SUM([.GC3:.GC3]=[.$HB3:.$HB3])" office:value-type="float"/>
          <table:table-cell table:number-matrix-columns-spanned="1" table:number-matrix-rows-spanned="1" table:formula="of:=SUM([.GD3:.GD3]=[.$GX3:.$GX3])" office:value-type="float"/>
          <table:table-cell table:number-matrix-columns-spanned="1" table:number-matrix-rows-spanned="1" table:formula="of:=SUM([.GE3:.GE3]=[.$GY3:.$GY3])" office:value-type="float"/>
          <table:table-cell table:number-matrix-columns-spanned="1" table:number-matrix-rows-spanned="1" table:formula="of:=SUM([.GF3:.GF3]=[.$GZ3:.$GZ3])" office:value-type="float"/>
          <table:table-cell table:number-matrix-columns-spanned="1" table:number-matrix-rows-spanned="1" table:formula="of:=SUM([.GG3:.GG3]=[.$HA3:.$HA3])" office:value-type="float"/>
          <table:table-cell table:number-matrix-columns-spanned="1" table:number-matrix-rows-spanned="1" table:formula="of:=SUM([.GH3:.GH3]=[.$HB3:.$HB3])" office:value-type="float"/>
          <table:table-cell table:number-matrix-columns-spanned="1" table:number-matrix-rows-spanned="1" table:formula="of:=SUM([.GI3:.GI3]=[.$GX3:.$GX3])" office:value-type="float"/>
          <table:table-cell table:number-matrix-columns-spanned="1" table:number-matrix-rows-spanned="1" table:formula="of:=SUM([.GJ3:.GJ3]=[.$GY3:.$GY3])" office:value-type="float"/>
          <table:table-cell table:number-matrix-columns-spanned="1" table:number-matrix-rows-spanned="1" table:formula="of:=SUM([.GK3:.GK3]=[.$GZ3:.$GZ3])" office:value-type="float"/>
          <table:table-cell table:number-matrix-columns-spanned="1" table:number-matrix-rows-spanned="1" table:formula="of:=SUM([.GL3:.GL3]=[.$HA3:.$HA3])" office:value-type="float"/>
          <table:table-cell table:number-matrix-columns-spanned="1" table:number-matrix-rows-spanned="1" table:formula="of:=SUM([.GM3:.GM3]=[.$HB3:.$HB3])" office:value-type="float"/>
          <table:table-cell table:number-matrix-columns-spanned="1" table:number-matrix-rows-spanned="1" table:formula="of:=SUM([.GN3:.GN3]=[.$GX3:.$GX3])" office:value-type="float"/>
          <table:table-cell table:number-matrix-columns-spanned="1" table:number-matrix-rows-spanned="1" table:formula="of:=SUM([.GO3:.GO3]=[.$GY3:.$GY3])" office:value-type="float"/>
          <table:table-cell table:number-matrix-columns-spanned="1" table:number-matrix-rows-spanned="1" table:formula="of:=SUM([.GP3:.GP3]=[.$GZ3:.$GZ3])" office:value-type="float"/>
          <table:table-cell table:number-matrix-columns-spanned="1" table:number-matrix-rows-spanned="1" table:formula="of:=SUM([.GQ3:.GQ3]=[.$HA3:.$HA3])" office:value-type="float"/>
          <table:table-cell table:number-matrix-columns-spanned="1" table:number-matrix-rows-spanned="1" table:formula="of:=SUM([.GR3:.GR3]=[.$HB3:.$HB3])" office:value-type="float"/>
          <table:table-cell table:number-matrix-columns-spanned="1" table:number-matrix-rows-spanned="1" table:formula="of:=SUM([.GS3:.GS3]=[.$GX3:.$GX3])" office:value-type="float"/>
          <table:table-cell table:number-matrix-columns-spanned="1" table:number-matrix-rows-spanned="1" table:formula="of:=SUM([.GT3:.GT3]=[.$GY3:.$GY3])" office:value-type="float"/>
          <table:table-cell table:number-matrix-columns-spanned="1" table:number-matrix-rows-spanned="1" table:formula="of:=SUM([.GU3:.GU3]=[.$GZ3:.$GZ3])" office:value-type="float"/>
          <table:table-cell table:number-matrix-columns-spanned="1" table:number-matrix-rows-spanned="1" table:formula="of:=SUM([.GV3:.GV3]=[.$HA3:.$HA3])" office:value-type="float"/>
          <table:table-cell table:number-matrix-columns-spanned="1" table:number-matrix-rows-spanned="1" table:formula="of:=SUM([.GW3:.GW3]=[.$HB3:.$H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HC3:.$HC3])" office:value-type="float"/>
          <table:table-cell table:number-matrix-columns-spanned="1" table:number-matrix-rows-spanned="1" table:formula="of:=SUM([.C3:.C3]&lt;[.$HD3:.$HD3])" office:value-type="float"/>
          <table:table-cell table:number-matrix-columns-spanned="1" table:number-matrix-rows-spanned="1" table:formula="of:=SUM([.D3:.D3]&lt;[.$HE3:.$HE3])" office:value-type="float"/>
          <table:table-cell table:number-matrix-columns-spanned="1" table:number-matrix-rows-spanned="1" table:formula="of:=SUM([.E3:.E3]&lt;[.$HF3:.$HF3])" office:value-type="float"/>
          <table:table-cell table:number-matrix-columns-spanned="1" table:number-matrix-rows-spanned="1" table:formula="of:=SUM([.F3:.F3]&lt;[.$HC3:.$HC3])" office:value-type="float"/>
          <table:table-cell table:number-matrix-columns-spanned="1" table:number-matrix-rows-spanned="1" table:formula="of:=SUM([.G3:.G3]&lt;[.$HD3:.$HD3])" office:value-type="float"/>
          <table:table-cell table:number-matrix-columns-spanned="1" table:number-matrix-rows-spanned="1" table:formula="of:=SUM([.H3:.H3]&lt;[.$HE3:.$HE3])" office:value-type="float"/>
          <table:table-cell table:number-matrix-columns-spanned="1" table:number-matrix-rows-spanned="1" table:formula="of:=SUM([.I3:.I3]&lt;[.$HF3:.$HF3])" office:value-type="float"/>
          <table:table-cell table:number-matrix-columns-spanned="1" table:number-matrix-rows-spanned="1" table:formula="of:=SUM([.J3:.J3]&lt;[.$HG3:.$HG3])" office:value-type="float"/>
          <table:table-cell table:number-matrix-columns-spanned="1" table:number-matrix-rows-spanned="1" table:formula="of:=SUM([.K3:.K3]&lt;[.$HC3:.$HC3])" office:value-type="float"/>
          <table:table-cell table:number-matrix-columns-spanned="1" table:number-matrix-rows-spanned="1" table:formula="of:=SUM([.L3:.L3]&lt;[.$HD3:.$HD3])" office:value-type="float"/>
          <table:table-cell table:number-matrix-columns-spanned="1" table:number-matrix-rows-spanned="1" table:formula="of:=SUM([.M3:.M3]&lt;[.$HE3:.$HE3])" office:value-type="float"/>
          <table:table-cell table:number-matrix-columns-spanned="1" table:number-matrix-rows-spanned="1" table:formula="of:=SUM([.N3:.N3]&lt;[.$HF3:.$HF3])" office:value-type="float"/>
          <table:table-cell table:number-matrix-columns-spanned="1" table:number-matrix-rows-spanned="1" table:formula="of:=SUM([.O3:.O3]&lt;[.$HG3:.$HG3])" office:value-type="float"/>
          <table:table-cell table:number-matrix-columns-spanned="1" table:number-matrix-rows-spanned="1" table:formula="of:=SUM([.P3:.P3]&lt;[.$HC3:.$HC3])" office:value-type="float"/>
          <table:table-cell table:number-matrix-columns-spanned="1" table:number-matrix-rows-spanned="1" table:formula="of:=SUM([.Q3:.Q3]&lt;[.$HD3:.$HD3])" office:value-type="float"/>
          <table:table-cell table:number-matrix-columns-spanned="1" table:number-matrix-rows-spanned="1" table:formula="of:=SUM([.R3:.R3]&lt;[.$HE3:.$HE3])" office:value-type="float"/>
          <table:table-cell table:number-matrix-columns-spanned="1" table:number-matrix-rows-spanned="1" table:formula="of:=SUM([.S3:.S3]&lt;[.$HF3:.$HF3])" office:value-type="float"/>
          <table:table-cell table:number-matrix-columns-spanned="1" table:number-matrix-rows-spanned="1" table:formula="of:=SUM([.T3:.T3]&lt;[.$HG3:.$HG3])" office:value-type="float"/>
          <table:table-cell table:number-matrix-columns-spanned="1" table:number-matrix-rows-spanned="1" table:formula="of:=SUM([.U3:.U3]&lt;[.$HC3:.$HC3])" office:value-type="float"/>
          <table:table-cell table:style-name="cellBest" table:number-matrix-columns-spanned="1" table:number-matrix-rows-spanned="1" table:formula="of:=SUM([.V3:.V3]&lt;[.$HD3:.$HD3])" office:value-type="float"/>
          <table:table-cell table:number-matrix-columns-spanned="1" table:number-matrix-rows-spanned="1" table:formula="of:=SUM([.W3:.W3]&lt;[.$HE3:.$HE3])" office:value-type="float"/>
          <table:table-cell table:number-matrix-columns-spanned="1" table:number-matrix-rows-spanned="1" table:formula="of:=SUM([.X3:.X3]&lt;[.$HF3:.$HF3])" office:value-type="float"/>
          <table:table-cell table:number-matrix-columns-spanned="1" table:number-matrix-rows-spanned="1" table:formula="of:=SUM([.Y3:.Y3]&lt;[.$HG3:.$HG3])" office:value-type="float"/>
          <table:table-cell table:number-matrix-columns-spanned="1" table:number-matrix-rows-spanned="1" table:formula="of:=SUM([.Z3:.Z3]&lt;[.$HC3:.$HC3])" office:value-type="float"/>
          <table:table-cell table:style-name="cellBest" table:number-matrix-columns-spanned="1" table:number-matrix-rows-spanned="1" table:formula="of:=SUM([.AA3:.AA3]&lt;[.$HD3:.$HD3])" office:value-type="float"/>
          <table:table-cell table:number-matrix-columns-spanned="1" table:number-matrix-rows-spanned="1" table:formula="of:=SUM([.AB3:.AB3]&lt;[.$HE3:.$HE3])" office:value-type="float"/>
          <table:table-cell table:number-matrix-columns-spanned="1" table:number-matrix-rows-spanned="1" table:formula="of:=SUM([.AC3:.AC3]&lt;[.$HF3:.$HF3])" office:value-type="float"/>
          <table:table-cell table:number-matrix-columns-spanned="1" table:number-matrix-rows-spanned="1" table:formula="of:=SUM([.AD3:.AD3]&lt;[.$HG3:.$HG3])" office:value-type="float"/>
          <table:table-cell table:number-matrix-columns-spanned="1" table:number-matrix-rows-spanned="1" table:formula="of:=SUM([.AE3:.AE3]&lt;[.$HC3:.$HC3])" office:value-type="float"/>
          <table:table-cell table:style-name="cellBest" table:number-matrix-columns-spanned="1" table:number-matrix-rows-spanned="1" table:formula="of:=SUM([.AF3:.AF3]&lt;[.$HD3:.$HD3])" office:value-type="float"/>
          <table:table-cell table:number-matrix-columns-spanned="1" table:number-matrix-rows-spanned="1" table:formula="of:=SUM([.AG3:.AG3]&lt;[.$HE3:.$HE3])" office:value-type="float"/>
          <table:table-cell table:number-matrix-columns-spanned="1" table:number-matrix-rows-spanned="1" table:formula="of:=SUM([.AH3:.AH3]&lt;[.$HF3:.$HF3])" office:value-type="float"/>
          <table:table-cell table:number-matrix-columns-spanned="1" table:number-matrix-rows-spanned="1" table:formula="of:=SUM([.AI3:.AI3]&lt;[.$HG3:.$HG3])" office:value-type="float"/>
          <table:table-cell table:number-matrix-columns-spanned="1" table:number-matrix-rows-spanned="1" table:formula="of:=SUM([.AJ3:.AJ3]&lt;[.$HC3:.$HC3])" office:value-type="float"/>
          <table:table-cell table:style-name="cellBest" table:number-matrix-columns-spanned="1" table:number-matrix-rows-spanned="1" table:formula="of:=SUM([.AK3:.AK3]&lt;[.$HD3:.$HD3])" office:value-type="float"/>
          <table:table-cell table:number-matrix-columns-spanned="1" table:number-matrix-rows-spanned="1" table:formula="of:=SUM([.AL3:.AL3]&lt;[.$HE3:.$HE3])" office:value-type="float"/>
          <table:table-cell table:number-matrix-columns-spanned="1" table:number-matrix-rows-spanned="1" table:formula="of:=SUM([.AM3:.AM3]&lt;[.$HF3:.$HF3])" office:value-type="float"/>
          <table:table-cell table:number-matrix-columns-spanned="1" table:number-matrix-rows-spanned="1" table:formula="of:=SUM([.AN3:.AN3]&lt;[.$HG3:.$HG3])" office:value-type="float"/>
          <table:table-cell table:number-matrix-columns-spanned="1" table:number-matrix-rows-spanned="1" table:formula="of:=SUM([.AO3:.AO3]&lt;[.$HC3:.$HC3])" office:value-type="float"/>
          <table:table-cell table:style-name="cellBest" table:number-matrix-columns-spanned="1" table:number-matrix-rows-spanned="1" table:formula="of:=SUM([.AP3:.AP3]&lt;[.$HD3:.$HD3])" office:value-type="float"/>
          <table:table-cell table:number-matrix-columns-spanned="1" table:number-matrix-rows-spanned="1" table:formula="of:=SUM([.AQ3:.AQ3]&lt;[.$HE3:.$HE3])" office:value-type="float"/>
          <table:table-cell table:number-matrix-columns-spanned="1" table:number-matrix-rows-spanned="1" table:formula="of:=SUM([.AR3:.AR3]&lt;[.$HF3:.$HF3])" office:value-type="float"/>
          <table:table-cell table:number-matrix-columns-spanned="1" table:number-matrix-rows-spanned="1" table:formula="of:=SUM([.AS3:.AS3]&lt;[.$HG3:.$HG3])" office:value-type="float"/>
          <table:table-cell table:number-matrix-columns-spanned="1" table:number-matrix-rows-spanned="1" table:formula="of:=SUM([.AT3:.AT3]&lt;[.$HC3:.$HC3])" office:value-type="float"/>
          <table:table-cell table:style-name="cellBest" table:number-matrix-columns-spanned="1" table:number-matrix-rows-spanned="1" table:formula="of:=SUM([.AU3:.AU3]&lt;[.$HD3:.$HD3])" office:value-type="float"/>
          <table:table-cell table:number-matrix-columns-spanned="1" table:number-matrix-rows-spanned="1" table:formula="of:=SUM([.AV3:.AV3]&lt;[.$HE3:.$HE3])" office:value-type="float"/>
          <table:table-cell table:number-matrix-columns-spanned="1" table:number-matrix-rows-spanned="1" table:formula="of:=SUM([.AW3:.AW3]&lt;[.$HF3:.$HF3])" office:value-type="float"/>
          <table:table-cell table:number-matrix-columns-spanned="1" table:number-matrix-rows-spanned="1" table:formula="of:=SUM([.AX3:.AX3]&lt;[.$HG3:.$HG3])" office:value-type="float"/>
          <table:table-cell table:number-matrix-columns-spanned="1" table:number-matrix-rows-spanned="1" table:formula="of:=SUM([.AY3:.AY3]&lt;[.$HC3:.$HC3])" office:value-type="float"/>
          <table:table-cell table:number-matrix-columns-spanned="1" table:number-matrix-rows-spanned="1" table:formula="of:=SUM([.AZ3:.AZ3]&lt;[.$HD3:.$HD3])" office:value-type="float"/>
          <table:table-cell table:number-matrix-columns-spanned="1" table:number-matrix-rows-spanned="1" table:formula="of:=SUM([.BA3:.BA3]&lt;[.$HE3:.$HE3])" office:value-type="float"/>
          <table:table-cell table:number-matrix-columns-spanned="1" table:number-matrix-rows-spanned="1" table:formula="of:=SUM([.BB3:.BB3]&lt;[.$HF3:.$HF3])" office:value-type="float"/>
          <table:table-cell table:number-matrix-columns-spanned="1" table:number-matrix-rows-spanned="1" table:formula="of:=SUM([.BC3:.BC3]&lt;[.$HG3:.$HG3])" office:value-type="float"/>
          <table:table-cell table:number-matrix-columns-spanned="1" table:number-matrix-rows-spanned="1" table:formula="of:=SUM([.BD3:.BD3]&lt;[.$HC3:.$HC3])" office:value-type="float"/>
          <table:table-cell table:style-name="cellBest" table:number-matrix-columns-spanned="1" table:number-matrix-rows-spanned="1" table:formula="of:=SUM([.BE3:.BE3]&lt;[.$HD3:.$HD3])" office:value-type="float"/>
          <table:table-cell table:number-matrix-columns-spanned="1" table:number-matrix-rows-spanned="1" table:formula="of:=SUM([.BF3:.BF3]&lt;[.$HE3:.$HE3])" office:value-type="float"/>
          <table:table-cell table:number-matrix-columns-spanned="1" table:number-matrix-rows-spanned="1" table:formula="of:=SUM([.BG3:.BG3]&lt;[.$HF3:.$HF3])" office:value-type="float"/>
          <table:table-cell table:number-matrix-columns-spanned="1" table:number-matrix-rows-spanned="1" table:formula="of:=SUM([.BH3:.BH3]&lt;[.$HG3:.$HG3])" office:value-type="float"/>
          <table:table-cell table:number-matrix-columns-spanned="1" table:number-matrix-rows-spanned="1" table:formula="of:=SUM([.BI3:.BI3]&lt;[.$HC3:.$HC3])" office:value-type="float"/>
          <table:table-cell table:number-matrix-columns-spanned="1" table:number-matrix-rows-spanned="1" table:formula="of:=SUM([.BJ3:.BJ3]&lt;[.$HD3:.$HD3])" office:value-type="float"/>
          <table:table-cell table:number-matrix-columns-spanned="1" table:number-matrix-rows-spanned="1" table:formula="of:=SUM([.BK3:.BK3]&lt;[.$HE3:.$HE3])" office:value-type="float"/>
          <table:table-cell table:number-matrix-columns-spanned="1" table:number-matrix-rows-spanned="1" table:formula="of:=SUM([.BL3:.BL3]&lt;[.$HF3:.$HF3])" office:value-type="float"/>
          <table:table-cell table:number-matrix-columns-spanned="1" table:number-matrix-rows-spanned="1" table:formula="of:=SUM([.BM3:.BM3]&lt;[.$HG3:.$HG3])" office:value-type="float"/>
          <table:table-cell table:number-matrix-columns-spanned="1" table:number-matrix-rows-spanned="1" table:formula="of:=SUM([.BN3:.BN3]&lt;[.$HC3:.$HC3])" office:value-type="float"/>
          <table:table-cell table:style-name="cellBest" table:number-matrix-columns-spanned="1" table:number-matrix-rows-spanned="1" table:formula="of:=SUM([.BO3:.BO3]&lt;[.$HD3:.$HD3])" office:value-type="float"/>
          <table:table-cell table:number-matrix-columns-spanned="1" table:number-matrix-rows-spanned="1" table:formula="of:=SUM([.BP3:.BP3]&lt;[.$HE3:.$HE3])" office:value-type="float"/>
          <table:table-cell table:number-matrix-columns-spanned="1" table:number-matrix-rows-spanned="1" table:formula="of:=SUM([.BQ3:.BQ3]&lt;[.$HF3:.$HF3])" office:value-type="float"/>
          <table:table-cell table:number-matrix-columns-spanned="1" table:number-matrix-rows-spanned="1" table:formula="of:=SUM([.BR3:.BR3]&lt;[.$HG3:.$HG3])" office:value-type="float"/>
          <table:table-cell table:number-matrix-columns-spanned="1" table:number-matrix-rows-spanned="1" table:formula="of:=SUM([.BS3:.BS3]&lt;[.$HC3:.$HC3])" office:value-type="float"/>
          <table:table-cell table:number-matrix-columns-spanned="1" table:number-matrix-rows-spanned="1" table:formula="of:=SUM([.BT3:.BT3]&lt;[.$HD3:.$HD3])" office:value-type="float"/>
          <table:table-cell table:number-matrix-columns-spanned="1" table:number-matrix-rows-spanned="1" table:formula="of:=SUM([.BU3:.BU3]&lt;[.$HE3:.$HE3])" office:value-type="float"/>
          <table:table-cell table:number-matrix-columns-spanned="1" table:number-matrix-rows-spanned="1" table:formula="of:=SUM([.BV3:.BV3]&lt;[.$HF3:.$HF3])" office:value-type="float"/>
          <table:table-cell table:number-matrix-columns-spanned="1" table:number-matrix-rows-spanned="1" table:formula="of:=SUM([.BW3:.BW3]&lt;[.$HG3:.$HG3])" office:value-type="float"/>
          <table:table-cell table:number-matrix-columns-spanned="1" table:number-matrix-rows-spanned="1" table:formula="of:=SUM([.BX3:.BX3]&lt;[.$HC3:.$HC3])" office:value-type="float"/>
          <table:table-cell table:number-matrix-columns-spanned="1" table:number-matrix-rows-spanned="1" table:formula="of:=SUM([.BY3:.BY3]&lt;[.$HD3:.$HD3])" office:value-type="float"/>
          <table:table-cell table:number-matrix-columns-spanned="1" table:number-matrix-rows-spanned="1" table:formula="of:=SUM([.BZ3:.BZ3]&lt;[.$HE3:.$HE3])" office:value-type="float"/>
          <table:table-cell table:number-matrix-columns-spanned="1" table:number-matrix-rows-spanned="1" table:formula="of:=SUM([.CA3:.CA3]&lt;[.$HF3:.$HF3])" office:value-type="float"/>
          <table:table-cell table:number-matrix-columns-spanned="1" table:number-matrix-rows-spanned="1" table:formula="of:=SUM([.CB3:.CB3]&lt;[.$HG3:.$HG3])" office:value-type="float"/>
          <table:table-cell table:number-matrix-columns-spanned="1" table:number-matrix-rows-spanned="1" table:formula="of:=SUM([.CC3:.CC3]&lt;[.$HC3:.$HC3])" office:value-type="float"/>
          <table:table-cell table:number-matrix-columns-spanned="1" table:number-matrix-rows-spanned="1" table:formula="of:=SUM([.CD3:.CD3]&lt;[.$HD3:.$HD3])" office:value-type="float"/>
          <table:table-cell table:number-matrix-columns-spanned="1" table:number-matrix-rows-spanned="1" table:formula="of:=SUM([.CE3:.CE3]&lt;[.$HE3:.$HE3])" office:value-type="float"/>
          <table:table-cell table:number-matrix-columns-spanned="1" table:number-matrix-rows-spanned="1" table:formula="of:=SUM([.CF3:.CF3]&lt;[.$HF3:.$HF3])" office:value-type="float"/>
          <table:table-cell table:number-matrix-columns-spanned="1" table:number-matrix-rows-spanned="1" table:formula="of:=SUM([.CG3:.CG3]&lt;[.$HG3:.$HG3])" office:value-type="float"/>
          <table:table-cell table:number-matrix-columns-spanned="1" table:number-matrix-rows-spanned="1" table:formula="of:=SUM([.CH3:.CH3]&lt;[.$HC3:.$HC3])" office:value-type="float"/>
          <table:table-cell table:style-name="cellBest" table:number-matrix-columns-spanned="1" table:number-matrix-rows-spanned="1" table:formula="of:=SUM([.CI3:.CI3]&lt;[.$HD3:.$HD3])" office:value-type="float"/>
          <table:table-cell table:number-matrix-columns-spanned="1" table:number-matrix-rows-spanned="1" table:formula="of:=SUM([.CJ3:.CJ3]&lt;[.$HE3:.$HE3])" office:value-type="float"/>
          <table:table-cell table:number-matrix-columns-spanned="1" table:number-matrix-rows-spanned="1" table:formula="of:=SUM([.CK3:.CK3]&lt;[.$HF3:.$HF3])" office:value-type="float"/>
          <table:table-cell table:number-matrix-columns-spanned="1" table:number-matrix-rows-spanned="1" table:formula="of:=SUM([.CL3:.CL3]&lt;[.$HG3:.$HG3])" office:value-type="float"/>
          <table:table-cell table:number-matrix-columns-spanned="1" table:number-matrix-rows-spanned="1" table:formula="of:=SUM([.CM3:.CM3]&lt;[.$HC3:.$HC3])" office:value-type="float"/>
          <table:table-cell table:number-matrix-columns-spanned="1" table:number-matrix-rows-spanned="1" table:formula="of:=SUM([.CN3:.CN3]&lt;[.$HD3:.$HD3])" office:value-type="float"/>
          <table:table-cell table:number-matrix-columns-spanned="1" table:number-matrix-rows-spanned="1" table:formula="of:=SUM([.CO3:.CO3]&lt;[.$HE3:.$HE3])" office:value-type="float"/>
          <table:table-cell table:number-matrix-columns-spanned="1" table:number-matrix-rows-spanned="1" table:formula="of:=SUM([.CP3:.CP3]&lt;[.$HF3:.$HF3])" office:value-type="float"/>
          <table:table-cell table:number-matrix-columns-spanned="1" table:number-matrix-rows-spanned="1" table:formula="of:=SUM([.CQ3:.CQ3]&lt;[.$HG3:.$HG3])" office:value-type="float"/>
          <table:table-cell table:number-matrix-columns-spanned="1" table:number-matrix-rows-spanned="1" table:formula="of:=SUM([.CR3:.CR3]&lt;[.$HC3:.$HC3])" office:value-type="float"/>
          <table:table-cell table:style-name="cellBest" table:number-matrix-columns-spanned="1" table:number-matrix-rows-spanned="1" table:formula="of:=SUM([.CS3:.CS3]&lt;[.$HD3:.$HD3])" office:value-type="float"/>
          <table:table-cell table:number-matrix-columns-spanned="1" table:number-matrix-rows-spanned="1" table:formula="of:=SUM([.CT3:.CT3]&lt;[.$HE3:.$HE3])" office:value-type="float"/>
          <table:table-cell table:number-matrix-columns-spanned="1" table:number-matrix-rows-spanned="1" table:formula="of:=SUM([.CU3:.CU3]&lt;[.$HF3:.$HF3])" office:value-type="float"/>
          <table:table-cell table:number-matrix-columns-spanned="1" table:number-matrix-rows-spanned="1" table:formula="of:=SUM([.CV3:.CV3]&lt;[.$HG3:.$HG3])" office:value-type="float"/>
          <table:table-cell table:number-matrix-columns-spanned="1" table:number-matrix-rows-spanned="1" table:formula="of:=SUM([.CW3:.CW3]&lt;[.$HC3:.$HC3])" office:value-type="float"/>
          <table:table-cell table:style-name="cellBest" table:number-matrix-columns-spanned="1" table:number-matrix-rows-spanned="1" table:formula="of:=SUM([.CX3:.CX3]&lt;[.$HD3:.$HD3])" office:value-type="float"/>
          <table:table-cell table:number-matrix-columns-spanned="1" table:number-matrix-rows-spanned="1" table:formula="of:=SUM([.CY3:.CY3]&lt;[.$HE3:.$HE3])" office:value-type="float"/>
          <table:table-cell table:number-matrix-columns-spanned="1" table:number-matrix-rows-spanned="1" table:formula="of:=SUM([.CZ3:.CZ3]&lt;[.$HF3:.$HF3])" office:value-type="float"/>
          <table:table-cell table:number-matrix-columns-spanned="1" table:number-matrix-rows-spanned="1" table:formula="of:=SUM([.DA3:.DA3]&lt;[.$HG3:.$HG3])" office:value-type="float"/>
          <table:table-cell table:number-matrix-columns-spanned="1" table:number-matrix-rows-spanned="1" table:formula="of:=SUM([.DB3:.DB3]&lt;[.$HC3:.$HC3])" office:value-type="float"/>
          <table:table-cell table:number-matrix-columns-spanned="1" table:number-matrix-rows-spanned="1" table:formula="of:=SUM([.DC3:.DC3]&lt;[.$HD3:.$HD3])" office:value-type="float"/>
          <table:table-cell table:number-matrix-columns-spanned="1" table:number-matrix-rows-spanned="1" table:formula="of:=SUM([.DD3:.DD3]&lt;[.$HE3:.$HE3])" office:value-type="float"/>
          <table:table-cell table:number-matrix-columns-spanned="1" table:number-matrix-rows-spanned="1" table:formula="of:=SUM([.DE3:.DE3]&lt;[.$HF3:.$HF3])" office:value-type="float"/>
          <table:table-cell table:number-matrix-columns-spanned="1" table:number-matrix-rows-spanned="1" table:formula="of:=SUM([.DF3:.DF3]&lt;[.$HG3:.$HG3])" office:value-type="float"/>
          <table:table-cell table:number-matrix-columns-spanned="1" table:number-matrix-rows-spanned="1" table:formula="of:=SUM([.DG3:.DG3]&lt;[.$HC3:.$HC3])" office:value-type="float"/>
          <table:table-cell table:number-matrix-columns-spanned="1" table:number-matrix-rows-spanned="1" table:formula="of:=SUM([.DH3:.DH3]&lt;[.$HD3:.$HD3])" office:value-type="float"/>
          <table:table-cell table:number-matrix-columns-spanned="1" table:number-matrix-rows-spanned="1" table:formula="of:=SUM([.DI3:.DI3]&lt;[.$HE3:.$HE3])" office:value-type="float"/>
          <table:table-cell table:number-matrix-columns-spanned="1" table:number-matrix-rows-spanned="1" table:formula="of:=SUM([.DJ3:.DJ3]&lt;[.$HF3:.$HF3])" office:value-type="float"/>
          <table:table-cell table:number-matrix-columns-spanned="1" table:number-matrix-rows-spanned="1" table:formula="of:=SUM([.DK3:.DK3]&lt;[.$HG3:.$HG3])" office:value-type="float"/>
          <table:table-cell table:number-matrix-columns-spanned="1" table:number-matrix-rows-spanned="1" table:formula="of:=SUM([.DL3:.DL3]&lt;[.$HC3:.$HC3])" office:value-type="float"/>
          <table:table-cell table:number-matrix-columns-spanned="1" table:number-matrix-rows-spanned="1" table:formula="of:=SUM([.DM3:.DM3]&lt;[.$HD3:.$HD3])" office:value-type="float"/>
          <table:table-cell table:number-matrix-columns-spanned="1" table:number-matrix-rows-spanned="1" table:formula="of:=SUM([.DN3:.DN3]&lt;[.$HE3:.$HE3])" office:value-type="float"/>
          <table:table-cell table:number-matrix-columns-spanned="1" table:number-matrix-rows-spanned="1" table:formula="of:=SUM([.DO3:.DO3]&lt;[.$HF3:.$HF3])" office:value-type="float"/>
          <table:table-cell table:number-matrix-columns-spanned="1" table:number-matrix-rows-spanned="1" table:formula="of:=SUM([.DP3:.DP3]&lt;[.$HG3:.$HG3])" office:value-type="float"/>
          <table:table-cell table:number-matrix-columns-spanned="1" table:number-matrix-rows-spanned="1" table:formula="of:=SUM([.DQ3:.DQ3]&lt;[.$HC3:.$HC3])" office:value-type="float"/>
          <table:table-cell table:number-matrix-columns-spanned="1" table:number-matrix-rows-spanned="1" table:formula="of:=SUM([.DR3:.DR3]&lt;[.$HD3:.$HD3])" office:value-type="float"/>
          <table:table-cell table:number-matrix-columns-spanned="1" table:number-matrix-rows-spanned="1" table:formula="of:=SUM([.DS3:.DS3]&lt;[.$HE3:.$HE3])" office:value-type="float"/>
          <table:table-cell table:number-matrix-columns-spanned="1" table:number-matrix-rows-spanned="1" table:formula="of:=SUM([.DT3:.DT3]&lt;[.$HF3:.$HF3])" office:value-type="float"/>
          <table:table-cell table:number-matrix-columns-spanned="1" table:number-matrix-rows-spanned="1" table:formula="of:=SUM([.DU3:.DU3]&lt;[.$HG3:.$HG3])" office:value-type="float"/>
          <table:table-cell table:number-matrix-columns-spanned="1" table:number-matrix-rows-spanned="1" table:formula="of:=SUM([.DV3:.DV3]&lt;[.$HC3:.$HC3])" office:value-type="float"/>
          <table:table-cell table:number-matrix-columns-spanned="1" table:number-matrix-rows-spanned="1" table:formula="of:=SUM([.DW3:.DW3]&lt;[.$HD3:.$HD3])" office:value-type="float"/>
          <table:table-cell table:number-matrix-columns-spanned="1" table:number-matrix-rows-spanned="1" table:formula="of:=SUM([.DX3:.DX3]&lt;[.$HE3:.$HE3])" office:value-type="float"/>
          <table:table-cell table:number-matrix-columns-spanned="1" table:number-matrix-rows-spanned="1" table:formula="of:=SUM([.DY3:.DY3]&lt;[.$HF3:.$HF3])" office:value-type="float"/>
          <table:table-cell table:number-matrix-columns-spanned="1" table:number-matrix-rows-spanned="1" table:formula="of:=SUM([.DZ3:.DZ3]&lt;[.$HG3:.$HG3])" office:value-type="float"/>
          <table:table-cell table:number-matrix-columns-spanned="1" table:number-matrix-rows-spanned="1" table:formula="of:=SUM([.EA3:.EA3]&lt;[.$HC3:.$HC3])" office:value-type="float"/>
          <table:table-cell table:number-matrix-columns-spanned="1" table:number-matrix-rows-spanned="1" table:formula="of:=SUM([.EB3:.EB3]&lt;[.$HD3:.$HD3])" office:value-type="float"/>
          <table:table-cell table:number-matrix-columns-spanned="1" table:number-matrix-rows-spanned="1" table:formula="of:=SUM([.EC3:.EC3]&lt;[.$HE3:.$HE3])" office:value-type="float"/>
          <table:table-cell table:number-matrix-columns-spanned="1" table:number-matrix-rows-spanned="1" table:formula="of:=SUM([.ED3:.ED3]&lt;[.$HF3:.$HF3])" office:value-type="float"/>
          <table:table-cell table:number-matrix-columns-spanned="1" table:number-matrix-rows-spanned="1" table:formula="of:=SUM([.EE3:.EE3]&lt;[.$HG3:.$HG3])" office:value-type="float"/>
          <table:table-cell table:number-matrix-columns-spanned="1" table:number-matrix-rows-spanned="1" table:formula="of:=SUM([.EF3:.EF3]&lt;[.$HC3:.$HC3])" office:value-type="float"/>
          <table:table-cell table:number-matrix-columns-spanned="1" table:number-matrix-rows-spanned="1" table:formula="of:=SUM([.EG3:.EG3]&lt;[.$HD3:.$HD3])" office:value-type="float"/>
          <table:table-cell table:number-matrix-columns-spanned="1" table:number-matrix-rows-spanned="1" table:formula="of:=SUM([.EH3:.EH3]&lt;[.$HE3:.$HE3])" office:value-type="float"/>
          <table:table-cell table:number-matrix-columns-spanned="1" table:number-matrix-rows-spanned="1" table:formula="of:=SUM([.EI3:.EI3]&lt;[.$HF3:.$HF3])" office:value-type="float"/>
          <table:table-cell table:number-matrix-columns-spanned="1" table:number-matrix-rows-spanned="1" table:formula="of:=SUM([.EJ3:.EJ3]&lt;[.$HG3:.$HG3])" office:value-type="float"/>
          <table:table-cell table:number-matrix-columns-spanned="1" table:number-matrix-rows-spanned="1" table:formula="of:=SUM([.EK3:.EK3]&lt;[.$HC3:.$HC3])" office:value-type="float"/>
          <table:table-cell table:number-matrix-columns-spanned="1" table:number-matrix-rows-spanned="1" table:formula="of:=SUM([.EL3:.EL3]&lt;[.$HD3:.$HD3])" office:value-type="float"/>
          <table:table-cell table:number-matrix-columns-spanned="1" table:number-matrix-rows-spanned="1" table:formula="of:=SUM([.EM3:.EM3]&lt;[.$HE3:.$HE3])" office:value-type="float"/>
          <table:table-cell table:number-matrix-columns-spanned="1" table:number-matrix-rows-spanned="1" table:formula="of:=SUM([.EN3:.EN3]&lt;[.$HF3:.$HF3])" office:value-type="float"/>
          <table:table-cell table:number-matrix-columns-spanned="1" table:number-matrix-rows-spanned="1" table:formula="of:=SUM([.EO3:.EO3]&lt;[.$HG3:.$HG3])" office:value-type="float"/>
          <table:table-cell table:number-matrix-columns-spanned="1" table:number-matrix-rows-spanned="1" table:formula="of:=SUM([.EP3:.EP3]&lt;[.$HC3:.$HC3])" office:value-type="float"/>
          <table:table-cell table:number-matrix-columns-spanned="1" table:number-matrix-rows-spanned="1" table:formula="of:=SUM([.EQ3:.EQ3]&lt;[.$HD3:.$HD3])" office:value-type="float"/>
          <table:table-cell table:number-matrix-columns-spanned="1" table:number-matrix-rows-spanned="1" table:formula="of:=SUM([.ER3:.ER3]&lt;[.$HE3:.$HE3])" office:value-type="float"/>
          <table:table-cell table:number-matrix-columns-spanned="1" table:number-matrix-rows-spanned="1" table:formula="of:=SUM([.ES3:.ES3]&lt;[.$HF3:.$HF3])" office:value-type="float"/>
          <table:table-cell table:number-matrix-columns-spanned="1" table:number-matrix-rows-spanned="1" table:formula="of:=SUM([.ET3:.ET3]&lt;[.$HG3:.$HG3])" office:value-type="float"/>
          <table:table-cell table:number-matrix-columns-spanned="1" table:number-matrix-rows-spanned="1" table:formula="of:=SUM([.EU3:.EU3]&lt;[.$HC3:.$HC3])" office:value-type="float"/>
          <table:table-cell table:style-name="cellBest" table:number-matrix-columns-spanned="1" table:number-matrix-rows-spanned="1" table:formula="of:=SUM([.EV3:.EV3]&lt;[.$HD3:.$HD3])" office:value-type="float"/>
          <table:table-cell table:number-matrix-columns-spanned="1" table:number-matrix-rows-spanned="1" table:formula="of:=SUM([.EW3:.EW3]&lt;[.$HE3:.$HE3])" office:value-type="float"/>
          <table:table-cell table:number-matrix-columns-spanned="1" table:number-matrix-rows-spanned="1" table:formula="of:=SUM([.EX3:.EX3]&lt;[.$HF3:.$HF3])" office:value-type="float"/>
          <table:table-cell table:number-matrix-columns-spanned="1" table:number-matrix-rows-spanned="1" table:formula="of:=SUM([.EY3:.EY3]&lt;[.$HG3:.$HG3])" office:value-type="float"/>
          <table:table-cell table:number-matrix-columns-spanned="1" table:number-matrix-rows-spanned="1" table:formula="of:=SUM([.EZ3:.EZ3]&lt;[.$HC3:.$HC3])" office:value-type="float"/>
          <table:table-cell table:style-name="cellBest" table:number-matrix-columns-spanned="1" table:number-matrix-rows-spanned="1" table:formula="of:=SUM([.FA3:.FA3]&lt;[.$HD3:.$HD3])" office:value-type="float"/>
          <table:table-cell table:number-matrix-columns-spanned="1" table:number-matrix-rows-spanned="1" table:formula="of:=SUM([.FB3:.FB3]&lt;[.$HE3:.$HE3])" office:value-type="float"/>
          <table:table-cell table:number-matrix-columns-spanned="1" table:number-matrix-rows-spanned="1" table:formula="of:=SUM([.FC3:.FC3]&lt;[.$HF3:.$HF3])" office:value-type="float"/>
          <table:table-cell table:number-matrix-columns-spanned="1" table:number-matrix-rows-spanned="1" table:formula="of:=SUM([.FD3:.FD3]&lt;[.$HG3:.$HG3])" office:value-type="float"/>
          <table:table-cell table:number-matrix-columns-spanned="1" table:number-matrix-rows-spanned="1" table:formula="of:=SUM([.FE3:.FE3]&lt;[.$HC3:.$HC3])" office:value-type="float"/>
          <table:table-cell table:style-name="cellBest" table:number-matrix-columns-spanned="1" table:number-matrix-rows-spanned="1" table:formula="of:=SUM([.FF3:.FF3]&lt;[.$HD3:.$HD3])" office:value-type="float"/>
          <table:table-cell table:number-matrix-columns-spanned="1" table:number-matrix-rows-spanned="1" table:formula="of:=SUM([.FG3:.FG3]&lt;[.$HE3:.$HE3])" office:value-type="float"/>
          <table:table-cell table:number-matrix-columns-spanned="1" table:number-matrix-rows-spanned="1" table:formula="of:=SUM([.FH3:.FH3]&lt;[.$HF3:.$HF3])" office:value-type="float"/>
          <table:table-cell table:number-matrix-columns-spanned="1" table:number-matrix-rows-spanned="1" table:formula="of:=SUM([.FI3:.FI3]&lt;[.$HG3:.$HG3])" office:value-type="float"/>
          <table:table-cell table:number-matrix-columns-spanned="1" table:number-matrix-rows-spanned="1" table:formula="of:=SUM([.FJ3:.FJ3]&lt;[.$HC3:.$HC3])" office:value-type="float"/>
          <table:table-cell table:number-matrix-columns-spanned="1" table:number-matrix-rows-spanned="1" table:formula="of:=SUM([.FK3:.FK3]&lt;[.$HD3:.$HD3])" office:value-type="float"/>
          <table:table-cell table:number-matrix-columns-spanned="1" table:number-matrix-rows-spanned="1" table:formula="of:=SUM([.FL3:.FL3]&lt;[.$HE3:.$HE3])" office:value-type="float"/>
          <table:table-cell table:number-matrix-columns-spanned="1" table:number-matrix-rows-spanned="1" table:formula="of:=SUM([.FM3:.FM3]&lt;[.$HF3:.$HF3])" office:value-type="float"/>
          <table:table-cell table:number-matrix-columns-spanned="1" table:number-matrix-rows-spanned="1" table:formula="of:=SUM([.FN3:.FN3]&lt;[.$HG3:.$HG3])" office:value-type="float"/>
          <table:table-cell table:number-matrix-columns-spanned="1" table:number-matrix-rows-spanned="1" table:formula="of:=SUM([.FO3:.FO3]&lt;[.$HC3:.$HC3])" office:value-type="float"/>
          <table:table-cell table:style-name="cellBest" table:number-matrix-columns-spanned="1" table:number-matrix-rows-spanned="1" table:formula="of:=SUM([.FP3:.FP3]&lt;[.$HD3:.$HD3])" office:value-type="float"/>
          <table:table-cell table:number-matrix-columns-spanned="1" table:number-matrix-rows-spanned="1" table:formula="of:=SUM([.FQ3:.FQ3]&lt;[.$HE3:.$HE3])" office:value-type="float"/>
          <table:table-cell table:number-matrix-columns-spanned="1" table:number-matrix-rows-spanned="1" table:formula="of:=SUM([.FR3:.FR3]&lt;[.$HF3:.$HF3])" office:value-type="float"/>
          <table:table-cell table:number-matrix-columns-spanned="1" table:number-matrix-rows-spanned="1" table:formula="of:=SUM([.FS3:.FS3]&lt;[.$HG3:.$HG3])" office:value-type="float"/>
          <table:table-cell table:number-matrix-columns-spanned="1" table:number-matrix-rows-spanned="1" table:formula="of:=SUM([.FT3:.FT3]&lt;[.$HC3:.$HC3])" office:value-type="float"/>
          <table:table-cell table:style-name="cellBest" table:number-matrix-columns-spanned="1" table:number-matrix-rows-spanned="1" table:formula="of:=SUM([.FU3:.FU3]&lt;[.$HD3:.$HD3])" office:value-type="float"/>
          <table:table-cell table:number-matrix-columns-spanned="1" table:number-matrix-rows-spanned="1" table:formula="of:=SUM([.FV3:.FV3]&lt;[.$HE3:.$HE3])" office:value-type="float"/>
          <table:table-cell table:number-matrix-columns-spanned="1" table:number-matrix-rows-spanned="1" table:formula="of:=SUM([.FW3:.FW3]&lt;[.$HF3:.$HF3])" office:value-type="float"/>
          <table:table-cell table:number-matrix-columns-spanned="1" table:number-matrix-rows-spanned="1" table:formula="of:=SUM([.FX3:.FX3]&lt;[.$HG3:.$HG3])" office:value-type="float"/>
          <table:table-cell table:number-matrix-columns-spanned="1" table:number-matrix-rows-spanned="1" table:formula="of:=SUM([.FY3:.FY3]&lt;[.$HC3:.$HC3])" office:value-type="float"/>
          <table:table-cell table:number-matrix-columns-spanned="1" table:number-matrix-rows-spanned="1" table:formula="of:=SUM([.FZ3:.FZ3]&lt;[.$HD3:.$HD3])" office:value-type="float"/>
          <table:table-cell table:number-matrix-columns-spanned="1" table:number-matrix-rows-spanned="1" table:formula="of:=SUM([.GA3:.GA3]&lt;[.$HE3:.$HE3])" office:value-type="float"/>
          <table:table-cell table:number-matrix-columns-spanned="1" table:number-matrix-rows-spanned="1" table:formula="of:=SUM([.GB3:.GB3]&lt;[.$HF3:.$HF3])" office:value-type="float"/>
          <table:table-cell table:number-matrix-columns-spanned="1" table:number-matrix-rows-spanned="1" table:formula="of:=SUM([.GC3:.GC3]&lt;[.$HG3:.$HG3])" office:value-type="float"/>
          <table:table-cell table:number-matrix-columns-spanned="1" table:number-matrix-rows-spanned="1" table:formula="of:=SUM([.GD3:.GD3]&lt;[.$HC3:.$HC3])" office:value-type="float"/>
          <table:table-cell table:number-matrix-columns-spanned="1" table:number-matrix-rows-spanned="1" table:formula="of:=SUM([.GE3:.GE3]&lt;[.$HD3:.$HD3])" office:value-type="float"/>
          <table:table-cell table:number-matrix-columns-spanned="1" table:number-matrix-rows-spanned="1" table:formula="of:=SUM([.GF3:.GF3]&lt;[.$HE3:.$HE3])" office:value-type="float"/>
          <table:table-cell table:number-matrix-columns-spanned="1" table:number-matrix-rows-spanned="1" table:formula="of:=SUM([.GG3:.GG3]&lt;[.$HF3:.$HF3])" office:value-type="float"/>
          <table:table-cell table:number-matrix-columns-spanned="1" table:number-matrix-rows-spanned="1" table:formula="of:=SUM([.GH3:.GH3]&lt;[.$HG3:.$HG3])" office:value-type="float"/>
          <table:table-cell table:number-matrix-columns-spanned="1" table:number-matrix-rows-spanned="1" table:formula="of:=SUM([.GI3:.GI3]&lt;[.$HC3:.$HC3])" office:value-type="float"/>
          <table:table-cell table:style-name="cellBest" table:number-matrix-columns-spanned="1" table:number-matrix-rows-spanned="1" table:formula="of:=SUM([.GJ3:.GJ3]&lt;[.$HD3:.$HD3])" office:value-type="float"/>
          <table:table-cell table:number-matrix-columns-spanned="1" table:number-matrix-rows-spanned="1" table:formula="of:=SUM([.GK3:.GK3]&lt;[.$HE3:.$HE3])" office:value-type="float"/>
          <table:table-cell table:number-matrix-columns-spanned="1" table:number-matrix-rows-spanned="1" table:formula="of:=SUM([.GL3:.GL3]&lt;[.$HF3:.$HF3])" office:value-type="float"/>
          <table:table-cell table:number-matrix-columns-spanned="1" table:number-matrix-rows-spanned="1" table:formula="of:=SUM([.GM3:.GM3]&lt;[.$HG3:.$HG3])" office:value-type="float"/>
          <table:table-cell table:number-matrix-columns-spanned="1" table:number-matrix-rows-spanned="1" table:formula="of:=SUM([.GN3:.GN3]&lt;[.$HC3:.$HC3])" office:value-type="float"/>
          <table:table-cell table:number-matrix-columns-spanned="1" table:number-matrix-rows-spanned="1" table:formula="of:=SUM([.GO3:.GO3]&lt;[.$HD3:.$HD3])" office:value-type="float"/>
          <table:table-cell table:number-matrix-columns-spanned="1" table:number-matrix-rows-spanned="1" table:formula="of:=SUM([.GP3:.GP3]&lt;[.$HE3:.$HE3])" office:value-type="float"/>
          <table:table-cell table:number-matrix-columns-spanned="1" table:number-matrix-rows-spanned="1" table:formula="of:=SUM([.GQ3:.GQ3]&lt;[.$HF3:.$HF3])" office:value-type="float"/>
          <table:table-cell table:number-matrix-columns-spanned="1" table:number-matrix-rows-spanned="1" table:formula="of:=SUM([.GR3:.GR3]&lt;[.$HG3:.$HG3])" office:value-type="float"/>
          <table:table-cell table:number-matrix-columns-spanned="1" table:number-matrix-rows-spanned="1" table:formula="of:=SUM([.GS3:.GS3]&lt;[.$HC3:.$HC3])" office:value-type="float"/>
          <table:table-cell table:number-matrix-columns-spanned="1" table:number-matrix-rows-spanned="1" table:formula="of:=SUM([.GT3:.GT3]&lt;[.$HD3:.$HD3])" office:value-type="float"/>
          <table:table-cell table:number-matrix-columns-spanned="1" table:number-matrix-rows-spanned="1" table:formula="of:=SUM([.GU3:.GU3]&lt;[.$HE3:.$HE3])" office:value-type="float"/>
          <table:table-cell table:number-matrix-columns-spanned="1" table:number-matrix-rows-spanned="1" table:formula="of:=SUM([.GV3:.GV3]&lt;[.$HF3:.$HF3])" office:value-type="float"/>
          <table:table-cell table:number-matrix-columns-spanned="1" table:number-matrix-rows-spanned="1" table:formula="of:=SUM([.GW3:.GW3]&lt;[.$HG3:.$H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HC3:.$HC3])" office:value-type="float"/>
          <table:table-cell table:style-name="cellWorst" table:number-matrix-columns-spanned="1" table:number-matrix-rows-spanned="1" table:formula="of:=SUM([.C3:.C3]&gt;[.$HD3:.$HD3])" office:value-type="float"/>
          <table:table-cell table:number-matrix-columns-spanned="1" table:number-matrix-rows-spanned="1" table:formula="of:=SUM([.D3:.D3]&gt;[.$HE3:.$HE3])" office:value-type="float"/>
          <table:table-cell table:number-matrix-columns-spanned="1" table:number-matrix-rows-spanned="1" table:formula="of:=SUM([.E3:.E3]&gt;[.$HF3:.$HF3])" office:value-type="float"/>
          <table:table-cell table:number-matrix-columns-spanned="1" table:number-matrix-rows-spanned="1" table:formula="of:=SUM([.F3:.F3]&gt;[.$HC3:.$HC3])" office:value-type="float"/>
          <table:table-cell table:style-name="cellWorst" table:number-matrix-columns-spanned="1" table:number-matrix-rows-spanned="1" table:formula="of:=SUM([.G3:.G3]&gt;[.$HD3:.$HD3])" office:value-type="float"/>
          <table:table-cell table:number-matrix-columns-spanned="1" table:number-matrix-rows-spanned="1" table:formula="of:=SUM([.H3:.H3]&gt;[.$HE3:.$HE3])" office:value-type="float"/>
          <table:table-cell table:number-matrix-columns-spanned="1" table:number-matrix-rows-spanned="1" table:formula="of:=SUM([.I3:.I3]&gt;[.$HF3:.$HF3])" office:value-type="float"/>
          <table:table-cell table:number-matrix-columns-spanned="1" table:number-matrix-rows-spanned="1" table:formula="of:=SUM([.J3:.J3]&gt;[.$HG3:.$HG3])" office:value-type="float"/>
          <table:table-cell table:number-matrix-columns-spanned="1" table:number-matrix-rows-spanned="1" table:formula="of:=SUM([.K3:.K3]&gt;[.$HC3:.$HC3])" office:value-type="float"/>
          <table:table-cell table:style-name="cellWorst" table:number-matrix-columns-spanned="1" table:number-matrix-rows-spanned="1" table:formula="of:=SUM([.L3:.L3]&gt;[.$HD3:.$HD3])" office:value-type="float"/>
          <table:table-cell table:number-matrix-columns-spanned="1" table:number-matrix-rows-spanned="1" table:formula="of:=SUM([.M3:.M3]&gt;[.$HE3:.$HE3])" office:value-type="float"/>
          <table:table-cell table:number-matrix-columns-spanned="1" table:number-matrix-rows-spanned="1" table:formula="of:=SUM([.N3:.N3]&gt;[.$HF3:.$HF3])" office:value-type="float"/>
          <table:table-cell table:number-matrix-columns-spanned="1" table:number-matrix-rows-spanned="1" table:formula="of:=SUM([.O3:.O3]&gt;[.$HG3:.$HG3])" office:value-type="float"/>
          <table:table-cell table:number-matrix-columns-spanned="1" table:number-matrix-rows-spanned="1" table:formula="of:=SUM([.P3:.P3]&gt;[.$HC3:.$HC3])" office:value-type="float"/>
          <table:table-cell table:style-name="cellWorst" table:number-matrix-columns-spanned="1" table:number-matrix-rows-spanned="1" table:formula="of:=SUM([.Q3:.Q3]&gt;[.$HD3:.$HD3])" office:value-type="float"/>
          <table:table-cell table:number-matrix-columns-spanned="1" table:number-matrix-rows-spanned="1" table:formula="of:=SUM([.R3:.R3]&gt;[.$HE3:.$HE3])" office:value-type="float"/>
          <table:table-cell table:number-matrix-columns-spanned="1" table:number-matrix-rows-spanned="1" table:formula="of:=SUM([.S3:.S3]&gt;[.$HF3:.$HF3])" office:value-type="float"/>
          <table:table-cell table:number-matrix-columns-spanned="1" table:number-matrix-rows-spanned="1" table:formula="of:=SUM([.T3:.T3]&gt;[.$HG3:.$HG3])" office:value-type="float"/>
          <table:table-cell table:number-matrix-columns-spanned="1" table:number-matrix-rows-spanned="1" table:formula="of:=SUM([.U3:.U3]&gt;[.$HC3:.$HC3])" office:value-type="float"/>
          <table:table-cell table:number-matrix-columns-spanned="1" table:number-matrix-rows-spanned="1" table:formula="of:=SUM([.V3:.V3]&gt;[.$HD3:.$HD3])" office:value-type="float"/>
          <table:table-cell table:number-matrix-columns-spanned="1" table:number-matrix-rows-spanned="1" table:formula="of:=SUM([.W3:.W3]&gt;[.$HE3:.$HE3])" office:value-type="float"/>
          <table:table-cell table:number-matrix-columns-spanned="1" table:number-matrix-rows-spanned="1" table:formula="of:=SUM([.X3:.X3]&gt;[.$HF3:.$HF3])" office:value-type="float"/>
          <table:table-cell table:number-matrix-columns-spanned="1" table:number-matrix-rows-spanned="1" table:formula="of:=SUM([.Y3:.Y3]&gt;[.$HG3:.$HG3])" office:value-type="float"/>
          <table:table-cell table:number-matrix-columns-spanned="1" table:number-matrix-rows-spanned="1" table:formula="of:=SUM([.Z3:.Z3]&gt;[.$HC3:.$HC3])" office:value-type="float"/>
          <table:table-cell table:number-matrix-columns-spanned="1" table:number-matrix-rows-spanned="1" table:formula="of:=SUM([.AA3:.AA3]&gt;[.$HD3:.$HD3])" office:value-type="float"/>
          <table:table-cell table:number-matrix-columns-spanned="1" table:number-matrix-rows-spanned="1" table:formula="of:=SUM([.AB3:.AB3]&gt;[.$HE3:.$HE3])" office:value-type="float"/>
          <table:table-cell table:number-matrix-columns-spanned="1" table:number-matrix-rows-spanned="1" table:formula="of:=SUM([.AC3:.AC3]&gt;[.$HF3:.$HF3])" office:value-type="float"/>
          <table:table-cell table:number-matrix-columns-spanned="1" table:number-matrix-rows-spanned="1" table:formula="of:=SUM([.AD3:.AD3]&gt;[.$HG3:.$HG3])" office:value-type="float"/>
          <table:table-cell table:number-matrix-columns-spanned="1" table:number-matrix-rows-spanned="1" table:formula="of:=SUM([.AE3:.AE3]&gt;[.$HC3:.$HC3])" office:value-type="float"/>
          <table:table-cell table:number-matrix-columns-spanned="1" table:number-matrix-rows-spanned="1" table:formula="of:=SUM([.AF3:.AF3]&gt;[.$HD3:.$HD3])" office:value-type="float"/>
          <table:table-cell table:number-matrix-columns-spanned="1" table:number-matrix-rows-spanned="1" table:formula="of:=SUM([.AG3:.AG3]&gt;[.$HE3:.$HE3])" office:value-type="float"/>
          <table:table-cell table:number-matrix-columns-spanned="1" table:number-matrix-rows-spanned="1" table:formula="of:=SUM([.AH3:.AH3]&gt;[.$HF3:.$HF3])" office:value-type="float"/>
          <table:table-cell table:number-matrix-columns-spanned="1" table:number-matrix-rows-spanned="1" table:formula="of:=SUM([.AI3:.AI3]&gt;[.$HG3:.$HG3])" office:value-type="float"/>
          <table:table-cell table:number-matrix-columns-spanned="1" table:number-matrix-rows-spanned="1" table:formula="of:=SUM([.AJ3:.AJ3]&gt;[.$HC3:.$HC3])" office:value-type="float"/>
          <table:table-cell table:number-matrix-columns-spanned="1" table:number-matrix-rows-spanned="1" table:formula="of:=SUM([.AK3:.AK3]&gt;[.$HD3:.$HD3])" office:value-type="float"/>
          <table:table-cell table:number-matrix-columns-spanned="1" table:number-matrix-rows-spanned="1" table:formula="of:=SUM([.AL3:.AL3]&gt;[.$HE3:.$HE3])" office:value-type="float"/>
          <table:table-cell table:number-matrix-columns-spanned="1" table:number-matrix-rows-spanned="1" table:formula="of:=SUM([.AM3:.AM3]&gt;[.$HF3:.$HF3])" office:value-type="float"/>
          <table:table-cell table:number-matrix-columns-spanned="1" table:number-matrix-rows-spanned="1" table:formula="of:=SUM([.AN3:.AN3]&gt;[.$HG3:.$HG3])" office:value-type="float"/>
          <table:table-cell table:number-matrix-columns-spanned="1" table:number-matrix-rows-spanned="1" table:formula="of:=SUM([.AO3:.AO3]&gt;[.$HC3:.$HC3])" office:value-type="float"/>
          <table:table-cell table:number-matrix-columns-spanned="1" table:number-matrix-rows-spanned="1" table:formula="of:=SUM([.AP3:.AP3]&gt;[.$HD3:.$HD3])" office:value-type="float"/>
          <table:table-cell table:number-matrix-columns-spanned="1" table:number-matrix-rows-spanned="1" table:formula="of:=SUM([.AQ3:.AQ3]&gt;[.$HE3:.$HE3])" office:value-type="float"/>
          <table:table-cell table:number-matrix-columns-spanned="1" table:number-matrix-rows-spanned="1" table:formula="of:=SUM([.AR3:.AR3]&gt;[.$HF3:.$HF3])" office:value-type="float"/>
          <table:table-cell table:number-matrix-columns-spanned="1" table:number-matrix-rows-spanned="1" table:formula="of:=SUM([.AS3:.AS3]&gt;[.$HG3:.$HG3])" office:value-type="float"/>
          <table:table-cell table:number-matrix-columns-spanned="1" table:number-matrix-rows-spanned="1" table:formula="of:=SUM([.AT3:.AT3]&gt;[.$HC3:.$HC3])" office:value-type="float"/>
          <table:table-cell table:number-matrix-columns-spanned="1" table:number-matrix-rows-spanned="1" table:formula="of:=SUM([.AU3:.AU3]&gt;[.$HD3:.$HD3])" office:value-type="float"/>
          <table:table-cell table:number-matrix-columns-spanned="1" table:number-matrix-rows-spanned="1" table:formula="of:=SUM([.AV3:.AV3]&gt;[.$HE3:.$HE3])" office:value-type="float"/>
          <table:table-cell table:number-matrix-columns-spanned="1" table:number-matrix-rows-spanned="1" table:formula="of:=SUM([.AW3:.AW3]&gt;[.$HF3:.$HF3])" office:value-type="float"/>
          <table:table-cell table:number-matrix-columns-spanned="1" table:number-matrix-rows-spanned="1" table:formula="of:=SUM([.AX3:.AX3]&gt;[.$HG3:.$HG3])" office:value-type="float"/>
          <table:table-cell table:number-matrix-columns-spanned="1" table:number-matrix-rows-spanned="1" table:formula="of:=SUM([.AY3:.AY3]&gt;[.$HC3:.$HC3])" office:value-type="float"/>
          <table:table-cell table:number-matrix-columns-spanned="1" table:number-matrix-rows-spanned="1" table:formula="of:=SUM([.AZ3:.AZ3]&gt;[.$HD3:.$HD3])" office:value-type="float"/>
          <table:table-cell table:number-matrix-columns-spanned="1" table:number-matrix-rows-spanned="1" table:formula="of:=SUM([.BA3:.BA3]&gt;[.$HE3:.$HE3])" office:value-type="float"/>
          <table:table-cell table:number-matrix-columns-spanned="1" table:number-matrix-rows-spanned="1" table:formula="of:=SUM([.BB3:.BB3]&gt;[.$HF3:.$HF3])" office:value-type="float"/>
          <table:table-cell table:number-matrix-columns-spanned="1" table:number-matrix-rows-spanned="1" table:formula="of:=SUM([.BC3:.BC3]&gt;[.$HG3:.$HG3])" office:value-type="float"/>
          <table:table-cell table:number-matrix-columns-spanned="1" table:number-matrix-rows-spanned="1" table:formula="of:=SUM([.BD3:.BD3]&gt;[.$HC3:.$HC3])" office:value-type="float"/>
          <table:table-cell table:number-matrix-columns-spanned="1" table:number-matrix-rows-spanned="1" table:formula="of:=SUM([.BE3:.BE3]&gt;[.$HD3:.$HD3])" office:value-type="float"/>
          <table:table-cell table:number-matrix-columns-spanned="1" table:number-matrix-rows-spanned="1" table:formula="of:=SUM([.BF3:.BF3]&gt;[.$HE3:.$HE3])" office:value-type="float"/>
          <table:table-cell table:number-matrix-columns-spanned="1" table:number-matrix-rows-spanned="1" table:formula="of:=SUM([.BG3:.BG3]&gt;[.$HF3:.$HF3])" office:value-type="float"/>
          <table:table-cell table:number-matrix-columns-spanned="1" table:number-matrix-rows-spanned="1" table:formula="of:=SUM([.BH3:.BH3]&gt;[.$HG3:.$HG3])" office:value-type="float"/>
          <table:table-cell table:number-matrix-columns-spanned="1" table:number-matrix-rows-spanned="1" table:formula="of:=SUM([.BI3:.BI3]&gt;[.$HC3:.$HC3])" office:value-type="float"/>
          <table:table-cell table:number-matrix-columns-spanned="1" table:number-matrix-rows-spanned="1" table:formula="of:=SUM([.BJ3:.BJ3]&gt;[.$HD3:.$HD3])" office:value-type="float"/>
          <table:table-cell table:number-matrix-columns-spanned="1" table:number-matrix-rows-spanned="1" table:formula="of:=SUM([.BK3:.BK3]&gt;[.$HE3:.$HE3])" office:value-type="float"/>
          <table:table-cell table:number-matrix-columns-spanned="1" table:number-matrix-rows-spanned="1" table:formula="of:=SUM([.BL3:.BL3]&gt;[.$HF3:.$HF3])" office:value-type="float"/>
          <table:table-cell table:number-matrix-columns-spanned="1" table:number-matrix-rows-spanned="1" table:formula="of:=SUM([.BM3:.BM3]&gt;[.$HG3:.$HG3])" office:value-type="float"/>
          <table:table-cell table:number-matrix-columns-spanned="1" table:number-matrix-rows-spanned="1" table:formula="of:=SUM([.BN3:.BN3]&gt;[.$HC3:.$HC3])" office:value-type="float"/>
          <table:table-cell table:number-matrix-columns-spanned="1" table:number-matrix-rows-spanned="1" table:formula="of:=SUM([.BO3:.BO3]&gt;[.$HD3:.$HD3])" office:value-type="float"/>
          <table:table-cell table:number-matrix-columns-spanned="1" table:number-matrix-rows-spanned="1" table:formula="of:=SUM([.BP3:.BP3]&gt;[.$HE3:.$HE3])" office:value-type="float"/>
          <table:table-cell table:number-matrix-columns-spanned="1" table:number-matrix-rows-spanned="1" table:formula="of:=SUM([.BQ3:.BQ3]&gt;[.$HF3:.$HF3])" office:value-type="float"/>
          <table:table-cell table:number-matrix-columns-spanned="1" table:number-matrix-rows-spanned="1" table:formula="of:=SUM([.BR3:.BR3]&gt;[.$HG3:.$HG3])" office:value-type="float"/>
          <table:table-cell table:number-matrix-columns-spanned="1" table:number-matrix-rows-spanned="1" table:formula="of:=SUM([.BS3:.BS3]&gt;[.$HC3:.$HC3])" office:value-type="float"/>
          <table:table-cell table:number-matrix-columns-spanned="1" table:number-matrix-rows-spanned="1" table:formula="of:=SUM([.BT3:.BT3]&gt;[.$HD3:.$HD3])" office:value-type="float"/>
          <table:table-cell table:number-matrix-columns-spanned="1" table:number-matrix-rows-spanned="1" table:formula="of:=SUM([.BU3:.BU3]&gt;[.$HE3:.$HE3])" office:value-type="float"/>
          <table:table-cell table:number-matrix-columns-spanned="1" table:number-matrix-rows-spanned="1" table:formula="of:=SUM([.BV3:.BV3]&gt;[.$HF3:.$HF3])" office:value-type="float"/>
          <table:table-cell table:number-matrix-columns-spanned="1" table:number-matrix-rows-spanned="1" table:formula="of:=SUM([.BW3:.BW3]&gt;[.$HG3:.$HG3])" office:value-type="float"/>
          <table:table-cell table:number-matrix-columns-spanned="1" table:number-matrix-rows-spanned="1" table:formula="of:=SUM([.BX3:.BX3]&gt;[.$HC3:.$HC3])" office:value-type="float"/>
          <table:table-cell table:style-name="cellWorst" table:number-matrix-columns-spanned="1" table:number-matrix-rows-spanned="1" table:formula="of:=SUM([.BY3:.BY3]&gt;[.$HD3:.$HD3])" office:value-type="float"/>
          <table:table-cell table:number-matrix-columns-spanned="1" table:number-matrix-rows-spanned="1" table:formula="of:=SUM([.BZ3:.BZ3]&gt;[.$HE3:.$HE3])" office:value-type="float"/>
          <table:table-cell table:number-matrix-columns-spanned="1" table:number-matrix-rows-spanned="1" table:formula="of:=SUM([.CA3:.CA3]&gt;[.$HF3:.$HF3])" office:value-type="float"/>
          <table:table-cell table:number-matrix-columns-spanned="1" table:number-matrix-rows-spanned="1" table:formula="of:=SUM([.CB3:.CB3]&gt;[.$HG3:.$HG3])" office:value-type="float"/>
          <table:table-cell table:number-matrix-columns-spanned="1" table:number-matrix-rows-spanned="1" table:formula="of:=SUM([.CC3:.CC3]&gt;[.$HC3:.$HC3])" office:value-type="float"/>
          <table:table-cell table:number-matrix-columns-spanned="1" table:number-matrix-rows-spanned="1" table:formula="of:=SUM([.CD3:.CD3]&gt;[.$HD3:.$HD3])" office:value-type="float"/>
          <table:table-cell table:number-matrix-columns-spanned="1" table:number-matrix-rows-spanned="1" table:formula="of:=SUM([.CE3:.CE3]&gt;[.$HE3:.$HE3])" office:value-type="float"/>
          <table:table-cell table:number-matrix-columns-spanned="1" table:number-matrix-rows-spanned="1" table:formula="of:=SUM([.CF3:.CF3]&gt;[.$HF3:.$HF3])" office:value-type="float"/>
          <table:table-cell table:number-matrix-columns-spanned="1" table:number-matrix-rows-spanned="1" table:formula="of:=SUM([.CG3:.CG3]&gt;[.$HG3:.$HG3])" office:value-type="float"/>
          <table:table-cell table:number-matrix-columns-spanned="1" table:number-matrix-rows-spanned="1" table:formula="of:=SUM([.CH3:.CH3]&gt;[.$HC3:.$HC3])" office:value-type="float"/>
          <table:table-cell table:number-matrix-columns-spanned="1" table:number-matrix-rows-spanned="1" table:formula="of:=SUM([.CI3:.CI3]&gt;[.$HD3:.$HD3])" office:value-type="float"/>
          <table:table-cell table:number-matrix-columns-spanned="1" table:number-matrix-rows-spanned="1" table:formula="of:=SUM([.CJ3:.CJ3]&gt;[.$HE3:.$HE3])" office:value-type="float"/>
          <table:table-cell table:number-matrix-columns-spanned="1" table:number-matrix-rows-spanned="1" table:formula="of:=SUM([.CK3:.CK3]&gt;[.$HF3:.$HF3])" office:value-type="float"/>
          <table:table-cell table:number-matrix-columns-spanned="1" table:number-matrix-rows-spanned="1" table:formula="of:=SUM([.CL3:.CL3]&gt;[.$HG3:.$HG3])" office:value-type="float"/>
          <table:table-cell table:number-matrix-columns-spanned="1" table:number-matrix-rows-spanned="1" table:formula="of:=SUM([.CM3:.CM3]&gt;[.$HC3:.$HC3])" office:value-type="float"/>
          <table:table-cell table:style-name="cellWorst" table:number-matrix-columns-spanned="1" table:number-matrix-rows-spanned="1" table:formula="of:=SUM([.CN3:.CN3]&gt;[.$HD3:.$HD3])" office:value-type="float"/>
          <table:table-cell table:number-matrix-columns-spanned="1" table:number-matrix-rows-spanned="1" table:formula="of:=SUM([.CO3:.CO3]&gt;[.$HE3:.$HE3])" office:value-type="float"/>
          <table:table-cell table:number-matrix-columns-spanned="1" table:number-matrix-rows-spanned="1" table:formula="of:=SUM([.CP3:.CP3]&gt;[.$HF3:.$HF3])" office:value-type="float"/>
          <table:table-cell table:number-matrix-columns-spanned="1" table:number-matrix-rows-spanned="1" table:formula="of:=SUM([.CQ3:.CQ3]&gt;[.$HG3:.$HG3])" office:value-type="float"/>
          <table:table-cell table:number-matrix-columns-spanned="1" table:number-matrix-rows-spanned="1" table:formula="of:=SUM([.CR3:.CR3]&gt;[.$HC3:.$HC3])" office:value-type="float"/>
          <table:table-cell table:number-matrix-columns-spanned="1" table:number-matrix-rows-spanned="1" table:formula="of:=SUM([.CS3:.CS3]&gt;[.$HD3:.$HD3])" office:value-type="float"/>
          <table:table-cell table:number-matrix-columns-spanned="1" table:number-matrix-rows-spanned="1" table:formula="of:=SUM([.CT3:.CT3]&gt;[.$HE3:.$HE3])" office:value-type="float"/>
          <table:table-cell table:number-matrix-columns-spanned="1" table:number-matrix-rows-spanned="1" table:formula="of:=SUM([.CU3:.CU3]&gt;[.$HF3:.$HF3])" office:value-type="float"/>
          <table:table-cell table:number-matrix-columns-spanned="1" table:number-matrix-rows-spanned="1" table:formula="of:=SUM([.CV3:.CV3]&gt;[.$HG3:.$HG3])" office:value-type="float"/>
          <table:table-cell table:number-matrix-columns-spanned="1" table:number-matrix-rows-spanned="1" table:formula="of:=SUM([.CW3:.CW3]&gt;[.$HC3:.$HC3])" office:value-type="float"/>
          <table:table-cell table:number-matrix-columns-spanned="1" table:number-matrix-rows-spanned="1" table:formula="of:=SUM([.CX3:.CX3]&gt;[.$HD3:.$HD3])" office:value-type="float"/>
          <table:table-cell table:number-matrix-columns-spanned="1" table:number-matrix-rows-spanned="1" table:formula="of:=SUM([.CY3:.CY3]&gt;[.$HE3:.$HE3])" office:value-type="float"/>
          <table:table-cell table:number-matrix-columns-spanned="1" table:number-matrix-rows-spanned="1" table:formula="of:=SUM([.CZ3:.CZ3]&gt;[.$HF3:.$HF3])" office:value-type="float"/>
          <table:table-cell table:number-matrix-columns-spanned="1" table:number-matrix-rows-spanned="1" table:formula="of:=SUM([.DA3:.DA3]&gt;[.$HG3:.$HG3])" office:value-type="float"/>
          <table:table-cell table:number-matrix-columns-spanned="1" table:number-matrix-rows-spanned="1" table:formula="of:=SUM([.DB3:.DB3]&gt;[.$HC3:.$HC3])" office:value-type="float"/>
          <table:table-cell table:style-name="cellWorst" table:number-matrix-columns-spanned="1" table:number-matrix-rows-spanned="1" table:formula="of:=SUM([.DC3:.DC3]&gt;[.$HD3:.$HD3])" office:value-type="float"/>
          <table:table-cell table:number-matrix-columns-spanned="1" table:number-matrix-rows-spanned="1" table:formula="of:=SUM([.DD3:.DD3]&gt;[.$HE3:.$HE3])" office:value-type="float"/>
          <table:table-cell table:number-matrix-columns-spanned="1" table:number-matrix-rows-spanned="1" table:formula="of:=SUM([.DE3:.DE3]&gt;[.$HF3:.$HF3])" office:value-type="float"/>
          <table:table-cell table:number-matrix-columns-spanned="1" table:number-matrix-rows-spanned="1" table:formula="of:=SUM([.DF3:.DF3]&gt;[.$HG3:.$HG3])" office:value-type="float"/>
          <table:table-cell table:number-matrix-columns-spanned="1" table:number-matrix-rows-spanned="1" table:formula="of:=SUM([.DG3:.DG3]&gt;[.$HC3:.$HC3])" office:value-type="float"/>
          <table:table-cell table:style-name="cellWorst" table:number-matrix-columns-spanned="1" table:number-matrix-rows-spanned="1" table:formula="of:=SUM([.DH3:.DH3]&gt;[.$HD3:.$HD3])" office:value-type="float"/>
          <table:table-cell table:number-matrix-columns-spanned="1" table:number-matrix-rows-spanned="1" table:formula="of:=SUM([.DI3:.DI3]&gt;[.$HE3:.$HE3])" office:value-type="float"/>
          <table:table-cell table:number-matrix-columns-spanned="1" table:number-matrix-rows-spanned="1" table:formula="of:=SUM([.DJ3:.DJ3]&gt;[.$HF3:.$HF3])" office:value-type="float"/>
          <table:table-cell table:number-matrix-columns-spanned="1" table:number-matrix-rows-spanned="1" table:formula="of:=SUM([.DK3:.DK3]&gt;[.$HG3:.$HG3])" office:value-type="float"/>
          <table:table-cell table:number-matrix-columns-spanned="1" table:number-matrix-rows-spanned="1" table:formula="of:=SUM([.DL3:.DL3]&gt;[.$HC3:.$HC3])" office:value-type="float"/>
          <table:table-cell table:style-name="cellWorst" table:number-matrix-columns-spanned="1" table:number-matrix-rows-spanned="1" table:formula="of:=SUM([.DM3:.DM3]&gt;[.$HD3:.$HD3])" office:value-type="float"/>
          <table:table-cell table:number-matrix-columns-spanned="1" table:number-matrix-rows-spanned="1" table:formula="of:=SUM([.DN3:.DN3]&gt;[.$HE3:.$HE3])" office:value-type="float"/>
          <table:table-cell table:number-matrix-columns-spanned="1" table:number-matrix-rows-spanned="1" table:formula="of:=SUM([.DO3:.DO3]&gt;[.$HF3:.$HF3])" office:value-type="float"/>
          <table:table-cell table:number-matrix-columns-spanned="1" table:number-matrix-rows-spanned="1" table:formula="of:=SUM([.DP3:.DP3]&gt;[.$HG3:.$HG3])" office:value-type="float"/>
          <table:table-cell table:number-matrix-columns-spanned="1" table:number-matrix-rows-spanned="1" table:formula="of:=SUM([.DQ3:.DQ3]&gt;[.$HC3:.$HC3])" office:value-type="float"/>
          <table:table-cell table:style-name="cellWorst" table:number-matrix-columns-spanned="1" table:number-matrix-rows-spanned="1" table:formula="of:=SUM([.DR3:.DR3]&gt;[.$HD3:.$HD3])" office:value-type="float"/>
          <table:table-cell table:number-matrix-columns-spanned="1" table:number-matrix-rows-spanned="1" table:formula="of:=SUM([.DS3:.DS3]&gt;[.$HE3:.$HE3])" office:value-type="float"/>
          <table:table-cell table:number-matrix-columns-spanned="1" table:number-matrix-rows-spanned="1" table:formula="of:=SUM([.DT3:.DT3]&gt;[.$HF3:.$HF3])" office:value-type="float"/>
          <table:table-cell table:number-matrix-columns-spanned="1" table:number-matrix-rows-spanned="1" table:formula="of:=SUM([.DU3:.DU3]&gt;[.$HG3:.$HG3])" office:value-type="float"/>
          <table:table-cell table:number-matrix-columns-spanned="1" table:number-matrix-rows-spanned="1" table:formula="of:=SUM([.DV3:.DV3]&gt;[.$HC3:.$HC3])" office:value-type="float"/>
          <table:table-cell table:number-matrix-columns-spanned="1" table:number-matrix-rows-spanned="1" table:formula="of:=SUM([.DW3:.DW3]&gt;[.$HD3:.$HD3])" office:value-type="float"/>
          <table:table-cell table:number-matrix-columns-spanned="1" table:number-matrix-rows-spanned="1" table:formula="of:=SUM([.DX3:.DX3]&gt;[.$HE3:.$HE3])" office:value-type="float"/>
          <table:table-cell table:number-matrix-columns-spanned="1" table:number-matrix-rows-spanned="1" table:formula="of:=SUM([.DY3:.DY3]&gt;[.$HF3:.$HF3])" office:value-type="float"/>
          <table:table-cell table:number-matrix-columns-spanned="1" table:number-matrix-rows-spanned="1" table:formula="of:=SUM([.DZ3:.DZ3]&gt;[.$HG3:.$HG3])" office:value-type="float"/>
          <table:table-cell table:number-matrix-columns-spanned="1" table:number-matrix-rows-spanned="1" table:formula="of:=SUM([.EA3:.EA3]&gt;[.$HC3:.$HC3])" office:value-type="float"/>
          <table:table-cell table:number-matrix-columns-spanned="1" table:number-matrix-rows-spanned="1" table:formula="of:=SUM([.EB3:.EB3]&gt;[.$HD3:.$HD3])" office:value-type="float"/>
          <table:table-cell table:number-matrix-columns-spanned="1" table:number-matrix-rows-spanned="1" table:formula="of:=SUM([.EC3:.EC3]&gt;[.$HE3:.$HE3])" office:value-type="float"/>
          <table:table-cell table:number-matrix-columns-spanned="1" table:number-matrix-rows-spanned="1" table:formula="of:=SUM([.ED3:.ED3]&gt;[.$HF3:.$HF3])" office:value-type="float"/>
          <table:table-cell table:number-matrix-columns-spanned="1" table:number-matrix-rows-spanned="1" table:formula="of:=SUM([.EE3:.EE3]&gt;[.$HG3:.$HG3])" office:value-type="float"/>
          <table:table-cell table:number-matrix-columns-spanned="1" table:number-matrix-rows-spanned="1" table:formula="of:=SUM([.EF3:.EF3]&gt;[.$HC3:.$HC3])" office:value-type="float"/>
          <table:table-cell table:style-name="cellWorst" table:number-matrix-columns-spanned="1" table:number-matrix-rows-spanned="1" table:formula="of:=SUM([.EG3:.EG3]&gt;[.$HD3:.$HD3])" office:value-type="float"/>
          <table:table-cell table:number-matrix-columns-spanned="1" table:number-matrix-rows-spanned="1" table:formula="of:=SUM([.EH3:.EH3]&gt;[.$HE3:.$HE3])" office:value-type="float"/>
          <table:table-cell table:number-matrix-columns-spanned="1" table:number-matrix-rows-spanned="1" table:formula="of:=SUM([.EI3:.EI3]&gt;[.$HF3:.$HF3])" office:value-type="float"/>
          <table:table-cell table:number-matrix-columns-spanned="1" table:number-matrix-rows-spanned="1" table:formula="of:=SUM([.EJ3:.EJ3]&gt;[.$HG3:.$HG3])" office:value-type="float"/>
          <table:table-cell table:number-matrix-columns-spanned="1" table:number-matrix-rows-spanned="1" table:formula="of:=SUM([.EK3:.EK3]&gt;[.$HC3:.$HC3])" office:value-type="float"/>
          <table:table-cell table:style-name="cellWorst" table:number-matrix-columns-spanned="1" table:number-matrix-rows-spanned="1" table:formula="of:=SUM([.EL3:.EL3]&gt;[.$HD3:.$HD3])" office:value-type="float"/>
          <table:table-cell table:number-matrix-columns-spanned="1" table:number-matrix-rows-spanned="1" table:formula="of:=SUM([.EM3:.EM3]&gt;[.$HE3:.$HE3])" office:value-type="float"/>
          <table:table-cell table:number-matrix-columns-spanned="1" table:number-matrix-rows-spanned="1" table:formula="of:=SUM([.EN3:.EN3]&gt;[.$HF3:.$HF3])" office:value-type="float"/>
          <table:table-cell table:number-matrix-columns-spanned="1" table:number-matrix-rows-spanned="1" table:formula="of:=SUM([.EO3:.EO3]&gt;[.$HG3:.$HG3])" office:value-type="float"/>
          <table:table-cell table:number-matrix-columns-spanned="1" table:number-matrix-rows-spanned="1" table:formula="of:=SUM([.EP3:.EP3]&gt;[.$HC3:.$HC3])" office:value-type="float"/>
          <table:table-cell table:style-name="cellWorst" table:number-matrix-columns-spanned="1" table:number-matrix-rows-spanned="1" table:formula="of:=SUM([.EQ3:.EQ3]&gt;[.$HD3:.$HD3])" office:value-type="float"/>
          <table:table-cell table:number-matrix-columns-spanned="1" table:number-matrix-rows-spanned="1" table:formula="of:=SUM([.ER3:.ER3]&gt;[.$HE3:.$HE3])" office:value-type="float"/>
          <table:table-cell table:number-matrix-columns-spanned="1" table:number-matrix-rows-spanned="1" table:formula="of:=SUM([.ES3:.ES3]&gt;[.$HF3:.$HF3])" office:value-type="float"/>
          <table:table-cell table:number-matrix-columns-spanned="1" table:number-matrix-rows-spanned="1" table:formula="of:=SUM([.ET3:.ET3]&gt;[.$HG3:.$HG3])" office:value-type="float"/>
          <table:table-cell table:number-matrix-columns-spanned="1" table:number-matrix-rows-spanned="1" table:formula="of:=SUM([.EU3:.EU3]&gt;[.$HC3:.$HC3])" office:value-type="float"/>
          <table:table-cell table:number-matrix-columns-spanned="1" table:number-matrix-rows-spanned="1" table:formula="of:=SUM([.EV3:.EV3]&gt;[.$HD3:.$HD3])" office:value-type="float"/>
          <table:table-cell table:number-matrix-columns-spanned="1" table:number-matrix-rows-spanned="1" table:formula="of:=SUM([.EW3:.EW3]&gt;[.$HE3:.$HE3])" office:value-type="float"/>
          <table:table-cell table:number-matrix-columns-spanned="1" table:number-matrix-rows-spanned="1" table:formula="of:=SUM([.EX3:.EX3]&gt;[.$HF3:.$HF3])" office:value-type="float"/>
          <table:table-cell table:number-matrix-columns-spanned="1" table:number-matrix-rows-spanned="1" table:formula="of:=SUM([.EY3:.EY3]&gt;[.$HG3:.$HG3])" office:value-type="float"/>
          <table:table-cell table:number-matrix-columns-spanned="1" table:number-matrix-rows-spanned="1" table:formula="of:=SUM([.EZ3:.EZ3]&gt;[.$HC3:.$HC3])" office:value-type="float"/>
          <table:table-cell table:number-matrix-columns-spanned="1" table:number-matrix-rows-spanned="1" table:formula="of:=SUM([.FA3:.FA3]&gt;[.$HD3:.$HD3])" office:value-type="float"/>
          <table:table-cell table:number-matrix-columns-spanned="1" table:number-matrix-rows-spanned="1" table:formula="of:=SUM([.FB3:.FB3]&gt;[.$HE3:.$HE3])" office:value-type="float"/>
          <table:table-cell table:number-matrix-columns-spanned="1" table:number-matrix-rows-spanned="1" table:formula="of:=SUM([.FC3:.FC3]&gt;[.$HF3:.$HF3])" office:value-type="float"/>
          <table:table-cell table:number-matrix-columns-spanned="1" table:number-matrix-rows-spanned="1" table:formula="of:=SUM([.FD3:.FD3]&gt;[.$HG3:.$HG3])" office:value-type="float"/>
          <table:table-cell table:number-matrix-columns-spanned="1" table:number-matrix-rows-spanned="1" table:formula="of:=SUM([.FE3:.FE3]&gt;[.$HC3:.$HC3])" office:value-type="float"/>
          <table:table-cell table:number-matrix-columns-spanned="1" table:number-matrix-rows-spanned="1" table:formula="of:=SUM([.FF3:.FF3]&gt;[.$HD3:.$HD3])" office:value-type="float"/>
          <table:table-cell table:number-matrix-columns-spanned="1" table:number-matrix-rows-spanned="1" table:formula="of:=SUM([.FG3:.FG3]&gt;[.$HE3:.$HE3])" office:value-type="float"/>
          <table:table-cell table:number-matrix-columns-spanned="1" table:number-matrix-rows-spanned="1" table:formula="of:=SUM([.FH3:.FH3]&gt;[.$HF3:.$HF3])" office:value-type="float"/>
          <table:table-cell table:number-matrix-columns-spanned="1" table:number-matrix-rows-spanned="1" table:formula="of:=SUM([.FI3:.FI3]&gt;[.$HG3:.$HG3])" office:value-type="float"/>
          <table:table-cell table:number-matrix-columns-spanned="1" table:number-matrix-rows-spanned="1" table:formula="of:=SUM([.FJ3:.FJ3]&gt;[.$HC3:.$HC3])" office:value-type="float"/>
          <table:table-cell table:style-name="cellWorst" table:number-matrix-columns-spanned="1" table:number-matrix-rows-spanned="1" table:formula="of:=SUM([.FK3:.FK3]&gt;[.$HD3:.$HD3])" office:value-type="float"/>
          <table:table-cell table:number-matrix-columns-spanned="1" table:number-matrix-rows-spanned="1" table:formula="of:=SUM([.FL3:.FL3]&gt;[.$HE3:.$HE3])" office:value-type="float"/>
          <table:table-cell table:number-matrix-columns-spanned="1" table:number-matrix-rows-spanned="1" table:formula="of:=SUM([.FM3:.FM3]&gt;[.$HF3:.$HF3])" office:value-type="float"/>
          <table:table-cell table:number-matrix-columns-spanned="1" table:number-matrix-rows-spanned="1" table:formula="of:=SUM([.FN3:.FN3]&gt;[.$HG3:.$HG3])" office:value-type="float"/>
          <table:table-cell table:number-matrix-columns-spanned="1" table:number-matrix-rows-spanned="1" table:formula="of:=SUM([.FO3:.FO3]&gt;[.$HC3:.$HC3])" office:value-type="float"/>
          <table:table-cell table:number-matrix-columns-spanned="1" table:number-matrix-rows-spanned="1" table:formula="of:=SUM([.FP3:.FP3]&gt;[.$HD3:.$HD3])" office:value-type="float"/>
          <table:table-cell table:number-matrix-columns-spanned="1" table:number-matrix-rows-spanned="1" table:formula="of:=SUM([.FQ3:.FQ3]&gt;[.$HE3:.$HE3])" office:value-type="float"/>
          <table:table-cell table:number-matrix-columns-spanned="1" table:number-matrix-rows-spanned="1" table:formula="of:=SUM([.FR3:.FR3]&gt;[.$HF3:.$HF3])" office:value-type="float"/>
          <table:table-cell table:number-matrix-columns-spanned="1" table:number-matrix-rows-spanned="1" table:formula="of:=SUM([.FS3:.FS3]&gt;[.$HG3:.$HG3])" office:value-type="float"/>
          <table:table-cell table:number-matrix-columns-spanned="1" table:number-matrix-rows-spanned="1" table:formula="of:=SUM([.FT3:.FT3]&gt;[.$HC3:.$HC3])" office:value-type="float"/>
          <table:table-cell table:number-matrix-columns-spanned="1" table:number-matrix-rows-spanned="1" table:formula="of:=SUM([.FU3:.FU3]&gt;[.$HD3:.$HD3])" office:value-type="float"/>
          <table:table-cell table:number-matrix-columns-spanned="1" table:number-matrix-rows-spanned="1" table:formula="of:=SUM([.FV3:.FV3]&gt;[.$HE3:.$HE3])" office:value-type="float"/>
          <table:table-cell table:number-matrix-columns-spanned="1" table:number-matrix-rows-spanned="1" table:formula="of:=SUM([.FW3:.FW3]&gt;[.$HF3:.$HF3])" office:value-type="float"/>
          <table:table-cell table:number-matrix-columns-spanned="1" table:number-matrix-rows-spanned="1" table:formula="of:=SUM([.FX3:.FX3]&gt;[.$HG3:.$HG3])" office:value-type="float"/>
          <table:table-cell table:number-matrix-columns-spanned="1" table:number-matrix-rows-spanned="1" table:formula="of:=SUM([.FY3:.FY3]&gt;[.$HC3:.$HC3])" office:value-type="float"/>
          <table:table-cell table:style-name="cellWorst" table:number-matrix-columns-spanned="1" table:number-matrix-rows-spanned="1" table:formula="of:=SUM([.FZ3:.FZ3]&gt;[.$HD3:.$HD3])" office:value-type="float"/>
          <table:table-cell table:number-matrix-columns-spanned="1" table:number-matrix-rows-spanned="1" table:formula="of:=SUM([.GA3:.GA3]&gt;[.$HE3:.$HE3])" office:value-type="float"/>
          <table:table-cell table:number-matrix-columns-spanned="1" table:number-matrix-rows-spanned="1" table:formula="of:=SUM([.GB3:.GB3]&gt;[.$HF3:.$HF3])" office:value-type="float"/>
          <table:table-cell table:number-matrix-columns-spanned="1" table:number-matrix-rows-spanned="1" table:formula="of:=SUM([.GC3:.GC3]&gt;[.$HG3:.$HG3])" office:value-type="float"/>
          <table:table-cell table:number-matrix-columns-spanned="1" table:number-matrix-rows-spanned="1" table:formula="of:=SUM([.GD3:.GD3]&gt;[.$HC3:.$HC3])" office:value-type="float"/>
          <table:table-cell table:style-name="cellWorst" table:number-matrix-columns-spanned="1" table:number-matrix-rows-spanned="1" table:formula="of:=SUM([.GE3:.GE3]&gt;[.$HD3:.$HD3])" office:value-type="float"/>
          <table:table-cell table:number-matrix-columns-spanned="1" table:number-matrix-rows-spanned="1" table:formula="of:=SUM([.GF3:.GF3]&gt;[.$HE3:.$HE3])" office:value-type="float"/>
          <table:table-cell table:number-matrix-columns-spanned="1" table:number-matrix-rows-spanned="1" table:formula="of:=SUM([.GG3:.GG3]&gt;[.$HF3:.$HF3])" office:value-type="float"/>
          <table:table-cell table:number-matrix-columns-spanned="1" table:number-matrix-rows-spanned="1" table:formula="of:=SUM([.GH3:.GH3]&gt;[.$HG3:.$HG3])" office:value-type="float"/>
          <table:table-cell table:number-matrix-columns-spanned="1" table:number-matrix-rows-spanned="1" table:formula="of:=SUM([.GI3:.GI3]&gt;[.$HC3:.$HC3])" office:value-type="float"/>
          <table:table-cell table:number-matrix-columns-spanned="1" table:number-matrix-rows-spanned="1" table:formula="of:=SUM([.GJ3:.GJ3]&gt;[.$HD3:.$HD3])" office:value-type="float"/>
          <table:table-cell table:number-matrix-columns-spanned="1" table:number-matrix-rows-spanned="1" table:formula="of:=SUM([.GK3:.GK3]&gt;[.$HE3:.$HE3])" office:value-type="float"/>
          <table:table-cell table:number-matrix-columns-spanned="1" table:number-matrix-rows-spanned="1" table:formula="of:=SUM([.GL3:.GL3]&gt;[.$HF3:.$HF3])" office:value-type="float"/>
          <table:table-cell table:number-matrix-columns-spanned="1" table:number-matrix-rows-spanned="1" table:formula="of:=SUM([.GM3:.GM3]&gt;[.$HG3:.$HG3])" office:value-type="float"/>
          <table:table-cell table:number-matrix-columns-spanned="1" table:number-matrix-rows-spanned="1" table:formula="of:=SUM([.GN3:.GN3]&gt;[.$HC3:.$HC3])" office:value-type="float"/>
          <table:table-cell table:style-name="cellWorst" table:number-matrix-columns-spanned="1" table:number-matrix-rows-spanned="1" table:formula="of:=SUM([.GO3:.GO3]&gt;[.$HD3:.$HD3])" office:value-type="float"/>
          <table:table-cell table:number-matrix-columns-spanned="1" table:number-matrix-rows-spanned="1" table:formula="of:=SUM([.GP3:.GP3]&gt;[.$HE3:.$HE3])" office:value-type="float"/>
          <table:table-cell table:number-matrix-columns-spanned="1" table:number-matrix-rows-spanned="1" table:formula="of:=SUM([.GQ3:.GQ3]&gt;[.$HF3:.$HF3])" office:value-type="float"/>
          <table:table-cell table:number-matrix-columns-spanned="1" table:number-matrix-rows-spanned="1" table:formula="of:=SUM([.GR3:.GR3]&gt;[.$HG3:.$HG3])" office:value-type="float"/>
          <table:table-cell table:number-matrix-columns-spanned="1" table:number-matrix-rows-spanned="1" table:formula="of:=SUM([.GS3:.GS3]&gt;[.$HC3:.$HC3])" office:value-type="float"/>
          <table:table-cell table:style-name="cellWorst" table:number-matrix-columns-spanned="1" table:number-matrix-rows-spanned="1" table:formula="of:=SUM([.GT3:.GT3]&gt;[.$HD3:.$HD3])" office:value-type="float"/>
          <table:table-cell table:number-matrix-columns-spanned="1" table:number-matrix-rows-spanned="1" table:formula="of:=SUM([.GU3:.GU3]&gt;[.$HE3:.$HE3])" office:value-type="float"/>
          <table:table-cell table:number-matrix-columns-spanned="1" table:number-matrix-rows-spanned="1" table:formula="of:=SUM([.GV3:.GV3]&gt;[.$HF3:.$HF3])" office:value-type="float"/>
          <table:table-cell table:number-matrix-columns-spanned="1" table:number-matrix-rows-spanned="1" table:formula="of:=SUM([.GW3:.GW3]&gt;[.$HG3:.$H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H3:.$HH3])" office:value-type="float"/>
          <table:table-cell table:number-matrix-columns-spanned="1" table:number-matrix-rows-spanned="1" table:formula="of:=SUM([.C3:.C3]=[.$HI3:.$HI3])" office:value-type="float"/>
          <table:table-cell table:number-matrix-columns-spanned="1" table:number-matrix-rows-spanned="1" table:formula="of:=SUM([.D3:.D3]=[.$HJ3:.$HJ3])" office:value-type="float"/>
          <table:table-cell table:number-matrix-columns-spanned="1" table:number-matrix-rows-spanned="1" table:formula="of:=SUM([.E3:.E3]=[.$HK3:.$HK3])" office:value-type="float"/>
          <table:table-cell table:number-matrix-columns-spanned="1" table:number-matrix-rows-spanned="1" table:formula="of:=SUM([.F3:.F3]=[.$HH3:.$HH3])" office:value-type="float"/>
          <table:table-cell table:number-matrix-columns-spanned="1" table:number-matrix-rows-spanned="1" table:formula="of:=SUM([.G3:.G3]=[.$HI3:.$HI3])" office:value-type="float"/>
          <table:table-cell table:number-matrix-columns-spanned="1" table:number-matrix-rows-spanned="1" table:formula="of:=SUM([.H3:.H3]=[.$HJ3:.$HJ3])" office:value-type="float"/>
          <table:table-cell table:number-matrix-columns-spanned="1" table:number-matrix-rows-spanned="1" table:formula="of:=SUM([.I3:.I3]=[.$HK3:.$HK3])" office:value-type="float"/>
          <table:table-cell table:number-matrix-columns-spanned="1" table:number-matrix-rows-spanned="1" table:formula="of:=SUM([.J3:.J3]=[.$HL3:.$HL3])" office:value-type="float"/>
          <table:table-cell table:number-matrix-columns-spanned="1" table:number-matrix-rows-spanned="1" table:formula="of:=SUM([.K3:.K3]=[.$HH3:.$HH3])" office:value-type="float"/>
          <table:table-cell table:number-matrix-columns-spanned="1" table:number-matrix-rows-spanned="1" table:formula="of:=SUM([.L3:.L3]=[.$HI3:.$HI3])" office:value-type="float"/>
          <table:table-cell table:number-matrix-columns-spanned="1" table:number-matrix-rows-spanned="1" table:formula="of:=SUM([.M3:.M3]=[.$HJ3:.$HJ3])" office:value-type="float"/>
          <table:table-cell table:number-matrix-columns-spanned="1" table:number-matrix-rows-spanned="1" table:formula="of:=SUM([.N3:.N3]=[.$HK3:.$HK3])" office:value-type="float"/>
          <table:table-cell table:number-matrix-columns-spanned="1" table:number-matrix-rows-spanned="1" table:formula="of:=SUM([.O3:.O3]=[.$HL3:.$HL3])" office:value-type="float"/>
          <table:table-cell table:number-matrix-columns-spanned="1" table:number-matrix-rows-spanned="1" table:formula="of:=SUM([.P3:.P3]=[.$HH3:.$HH3])" office:value-type="float"/>
          <table:table-cell table:number-matrix-columns-spanned="1" table:number-matrix-rows-spanned="1" table:formula="of:=SUM([.Q3:.Q3]=[.$HI3:.$HI3])" office:value-type="float"/>
          <table:table-cell table:number-matrix-columns-spanned="1" table:number-matrix-rows-spanned="1" table:formula="of:=SUM([.R3:.R3]=[.$HJ3:.$HJ3])" office:value-type="float"/>
          <table:table-cell table:number-matrix-columns-spanned="1" table:number-matrix-rows-spanned="1" table:formula="of:=SUM([.S3:.S3]=[.$HK3:.$HK3])" office:value-type="float"/>
          <table:table-cell table:number-matrix-columns-spanned="1" table:number-matrix-rows-spanned="1" table:formula="of:=SUM([.T3:.T3]=[.$HL3:.$HL3])" office:value-type="float"/>
          <table:table-cell table:number-matrix-columns-spanned="1" table:number-matrix-rows-spanned="1" table:formula="of:=SUM([.U3:.U3]=[.$HH3:.$HH3])" office:value-type="float"/>
          <table:table-cell table:number-matrix-columns-spanned="1" table:number-matrix-rows-spanned="1" table:formula="of:=SUM([.V3:.V3]=[.$HI3:.$HI3])" office:value-type="float"/>
          <table:table-cell table:number-matrix-columns-spanned="1" table:number-matrix-rows-spanned="1" table:formula="of:=SUM([.W3:.W3]=[.$HJ3:.$HJ3])" office:value-type="float"/>
          <table:table-cell table:number-matrix-columns-spanned="1" table:number-matrix-rows-spanned="1" table:formula="of:=SUM([.X3:.X3]=[.$HK3:.$HK3])" office:value-type="float"/>
          <table:table-cell table:number-matrix-columns-spanned="1" table:number-matrix-rows-spanned="1" table:formula="of:=SUM([.Y3:.Y3]=[.$HL3:.$HL3])" office:value-type="float"/>
          <table:table-cell table:number-matrix-columns-spanned="1" table:number-matrix-rows-spanned="1" table:formula="of:=SUM([.Z3:.Z3]=[.$HH3:.$HH3])" office:value-type="float"/>
          <table:table-cell table:number-matrix-columns-spanned="1" table:number-matrix-rows-spanned="1" table:formula="of:=SUM([.AA3:.AA3]=[.$HI3:.$HI3])" office:value-type="float"/>
          <table:table-cell table:number-matrix-columns-spanned="1" table:number-matrix-rows-spanned="1" table:formula="of:=SUM([.AB3:.AB3]=[.$HJ3:.$HJ3])" office:value-type="float"/>
          <table:table-cell table:number-matrix-columns-spanned="1" table:number-matrix-rows-spanned="1" table:formula="of:=SUM([.AC3:.AC3]=[.$HK3:.$HK3])" office:value-type="float"/>
          <table:table-cell table:number-matrix-columns-spanned="1" table:number-matrix-rows-spanned="1" table:formula="of:=SUM([.AD3:.AD3]=[.$HL3:.$HL3])" office:value-type="float"/>
          <table:table-cell table:number-matrix-columns-spanned="1" table:number-matrix-rows-spanned="1" table:formula="of:=SUM([.AE3:.AE3]=[.$HH3:.$HH3])" office:value-type="float"/>
          <table:table-cell table:number-matrix-columns-spanned="1" table:number-matrix-rows-spanned="1" table:formula="of:=SUM([.AF3:.AF3]=[.$HI3:.$HI3])" office:value-type="float"/>
          <table:table-cell table:number-matrix-columns-spanned="1" table:number-matrix-rows-spanned="1" table:formula="of:=SUM([.AG3:.AG3]=[.$HJ3:.$HJ3])" office:value-type="float"/>
          <table:table-cell table:number-matrix-columns-spanned="1" table:number-matrix-rows-spanned="1" table:formula="of:=SUM([.AH3:.AH3]=[.$HK3:.$HK3])" office:value-type="float"/>
          <table:table-cell table:number-matrix-columns-spanned="1" table:number-matrix-rows-spanned="1" table:formula="of:=SUM([.AI3:.AI3]=[.$HL3:.$HL3])" office:value-type="float"/>
          <table:table-cell table:number-matrix-columns-spanned="1" table:number-matrix-rows-spanned="1" table:formula="of:=SUM([.AJ3:.AJ3]=[.$HH3:.$HH3])" office:value-type="float"/>
          <table:table-cell table:number-matrix-columns-spanned="1" table:number-matrix-rows-spanned="1" table:formula="of:=SUM([.AK3:.AK3]=[.$HI3:.$HI3])" office:value-type="float"/>
          <table:table-cell table:number-matrix-columns-spanned="1" table:number-matrix-rows-spanned="1" table:formula="of:=SUM([.AL3:.AL3]=[.$HJ3:.$HJ3])" office:value-type="float"/>
          <table:table-cell table:number-matrix-columns-spanned="1" table:number-matrix-rows-spanned="1" table:formula="of:=SUM([.AM3:.AM3]=[.$HK3:.$HK3])" office:value-type="float"/>
          <table:table-cell table:number-matrix-columns-spanned="1" table:number-matrix-rows-spanned="1" table:formula="of:=SUM([.AN3:.AN3]=[.$HL3:.$HL3])" office:value-type="float"/>
          <table:table-cell table:number-matrix-columns-spanned="1" table:number-matrix-rows-spanned="1" table:formula="of:=SUM([.AO3:.AO3]=[.$HH3:.$HH3])" office:value-type="float"/>
          <table:table-cell table:number-matrix-columns-spanned="1" table:number-matrix-rows-spanned="1" table:formula="of:=SUM([.AP3:.AP3]=[.$HI3:.$HI3])" office:value-type="float"/>
          <table:table-cell table:number-matrix-columns-spanned="1" table:number-matrix-rows-spanned="1" table:formula="of:=SUM([.AQ3:.AQ3]=[.$HJ3:.$HJ3])" office:value-type="float"/>
          <table:table-cell table:number-matrix-columns-spanned="1" table:number-matrix-rows-spanned="1" table:formula="of:=SUM([.AR3:.AR3]=[.$HK3:.$HK3])" office:value-type="float"/>
          <table:table-cell table:number-matrix-columns-spanned="1" table:number-matrix-rows-spanned="1" table:formula="of:=SUM([.AS3:.AS3]=[.$HL3:.$HL3])" office:value-type="float"/>
          <table:table-cell table:number-matrix-columns-spanned="1" table:number-matrix-rows-spanned="1" table:formula="of:=SUM([.AT3:.AT3]=[.$HH3:.$HH3])" office:value-type="float"/>
          <table:table-cell table:number-matrix-columns-spanned="1" table:number-matrix-rows-spanned="1" table:formula="of:=SUM([.AU3:.AU3]=[.$HI3:.$HI3])" office:value-type="float"/>
          <table:table-cell table:number-matrix-columns-spanned="1" table:number-matrix-rows-spanned="1" table:formula="of:=SUM([.AV3:.AV3]=[.$HJ3:.$HJ3])" office:value-type="float"/>
          <table:table-cell table:number-matrix-columns-spanned="1" table:number-matrix-rows-spanned="1" table:formula="of:=SUM([.AW3:.AW3]=[.$HK3:.$HK3])" office:value-type="float"/>
          <table:table-cell table:number-matrix-columns-spanned="1" table:number-matrix-rows-spanned="1" table:formula="of:=SUM([.AX3:.AX3]=[.$HL3:.$HL3])" office:value-type="float"/>
          <table:table-cell table:number-matrix-columns-spanned="1" table:number-matrix-rows-spanned="1" table:formula="of:=SUM([.AY3:.AY3]=[.$HH3:.$HH3])" office:value-type="float"/>
          <table:table-cell table:number-matrix-columns-spanned="1" table:number-matrix-rows-spanned="1" table:formula="of:=SUM([.AZ3:.AZ3]=[.$HI3:.$HI3])" office:value-type="float"/>
          <table:table-cell table:number-matrix-columns-spanned="1" table:number-matrix-rows-spanned="1" table:formula="of:=SUM([.BA3:.BA3]=[.$HJ3:.$HJ3])" office:value-type="float"/>
          <table:table-cell table:number-matrix-columns-spanned="1" table:number-matrix-rows-spanned="1" table:formula="of:=SUM([.BB3:.BB3]=[.$HK3:.$HK3])" office:value-type="float"/>
          <table:table-cell table:number-matrix-columns-spanned="1" table:number-matrix-rows-spanned="1" table:formula="of:=SUM([.BC3:.BC3]=[.$HL3:.$HL3])" office:value-type="float"/>
          <table:table-cell table:number-matrix-columns-spanned="1" table:number-matrix-rows-spanned="1" table:formula="of:=SUM([.BD3:.BD3]=[.$HH3:.$HH3])" office:value-type="float"/>
          <table:table-cell table:number-matrix-columns-spanned="1" table:number-matrix-rows-spanned="1" table:formula="of:=SUM([.BE3:.BE3]=[.$HI3:.$HI3])" office:value-type="float"/>
          <table:table-cell table:number-matrix-columns-spanned="1" table:number-matrix-rows-spanned="1" table:formula="of:=SUM([.BF3:.BF3]=[.$HJ3:.$HJ3])" office:value-type="float"/>
          <table:table-cell table:number-matrix-columns-spanned="1" table:number-matrix-rows-spanned="1" table:formula="of:=SUM([.BG3:.BG3]=[.$HK3:.$HK3])" office:value-type="float"/>
          <table:table-cell table:number-matrix-columns-spanned="1" table:number-matrix-rows-spanned="1" table:formula="of:=SUM([.BH3:.BH3]=[.$HL3:.$HL3])" office:value-type="float"/>
          <table:table-cell table:number-matrix-columns-spanned="1" table:number-matrix-rows-spanned="1" table:formula="of:=SUM([.BI3:.BI3]=[.$HH3:.$HH3])" office:value-type="float"/>
          <table:table-cell table:number-matrix-columns-spanned="1" table:number-matrix-rows-spanned="1" table:formula="of:=SUM([.BJ3:.BJ3]=[.$HI3:.$HI3])" office:value-type="float"/>
          <table:table-cell table:number-matrix-columns-spanned="1" table:number-matrix-rows-spanned="1" table:formula="of:=SUM([.BK3:.BK3]=[.$HJ3:.$HJ3])" office:value-type="float"/>
          <table:table-cell table:number-matrix-columns-spanned="1" table:number-matrix-rows-spanned="1" table:formula="of:=SUM([.BL3:.BL3]=[.$HK3:.$HK3])" office:value-type="float"/>
          <table:table-cell table:number-matrix-columns-spanned="1" table:number-matrix-rows-spanned="1" table:formula="of:=SUM([.BM3:.BM3]=[.$HL3:.$HL3])" office:value-type="float"/>
          <table:table-cell table:number-matrix-columns-spanned="1" table:number-matrix-rows-spanned="1" table:formula="of:=SUM([.BN3:.BN3]=[.$HH3:.$HH3])" office:value-type="float"/>
          <table:table-cell table:number-matrix-columns-spanned="1" table:number-matrix-rows-spanned="1" table:formula="of:=SUM([.BO3:.BO3]=[.$HI3:.$HI3])" office:value-type="float"/>
          <table:table-cell table:number-matrix-columns-spanned="1" table:number-matrix-rows-spanned="1" table:formula="of:=SUM([.BP3:.BP3]=[.$HJ3:.$HJ3])" office:value-type="float"/>
          <table:table-cell table:number-matrix-columns-spanned="1" table:number-matrix-rows-spanned="1" table:formula="of:=SUM([.BQ3:.BQ3]=[.$HK3:.$HK3])" office:value-type="float"/>
          <table:table-cell table:number-matrix-columns-spanned="1" table:number-matrix-rows-spanned="1" table:formula="of:=SUM([.BR3:.BR3]=[.$HL3:.$HL3])" office:value-type="float"/>
          <table:table-cell table:number-matrix-columns-spanned="1" table:number-matrix-rows-spanned="1" table:formula="of:=SUM([.BS3:.BS3]=[.$HH3:.$HH3])" office:value-type="float"/>
          <table:table-cell table:number-matrix-columns-spanned="1" table:number-matrix-rows-spanned="1" table:formula="of:=SUM([.BT3:.BT3]=[.$HI3:.$HI3])" office:value-type="float"/>
          <table:table-cell table:number-matrix-columns-spanned="1" table:number-matrix-rows-spanned="1" table:formula="of:=SUM([.BU3:.BU3]=[.$HJ3:.$HJ3])" office:value-type="float"/>
          <table:table-cell table:number-matrix-columns-spanned="1" table:number-matrix-rows-spanned="1" table:formula="of:=SUM([.BV3:.BV3]=[.$HK3:.$HK3])" office:value-type="float"/>
          <table:table-cell table:number-matrix-columns-spanned="1" table:number-matrix-rows-spanned="1" table:formula="of:=SUM([.BW3:.BW3]=[.$HL3:.$HL3])" office:value-type="float"/>
          <table:table-cell table:number-matrix-columns-spanned="1" table:number-matrix-rows-spanned="1" table:formula="of:=SUM([.BX3:.BX3]=[.$HH3:.$HH3])" office:value-type="float"/>
          <table:table-cell table:number-matrix-columns-spanned="1" table:number-matrix-rows-spanned="1" table:formula="of:=SUM([.BY3:.BY3]=[.$HI3:.$HI3])" office:value-type="float"/>
          <table:table-cell table:number-matrix-columns-spanned="1" table:number-matrix-rows-spanned="1" table:formula="of:=SUM([.BZ3:.BZ3]=[.$HJ3:.$HJ3])" office:value-type="float"/>
          <table:table-cell table:number-matrix-columns-spanned="1" table:number-matrix-rows-spanned="1" table:formula="of:=SUM([.CA3:.CA3]=[.$HK3:.$HK3])" office:value-type="float"/>
          <table:table-cell table:number-matrix-columns-spanned="1" table:number-matrix-rows-spanned="1" table:formula="of:=SUM([.CB3:.CB3]=[.$HL3:.$HL3])" office:value-type="float"/>
          <table:table-cell table:number-matrix-columns-spanned="1" table:number-matrix-rows-spanned="1" table:formula="of:=SUM([.CC3:.CC3]=[.$HH3:.$HH3])" office:value-type="float"/>
          <table:table-cell table:number-matrix-columns-spanned="1" table:number-matrix-rows-spanned="1" table:formula="of:=SUM([.CD3:.CD3]=[.$HI3:.$HI3])" office:value-type="float"/>
          <table:table-cell table:number-matrix-columns-spanned="1" table:number-matrix-rows-spanned="1" table:formula="of:=SUM([.CE3:.CE3]=[.$HJ3:.$HJ3])" office:value-type="float"/>
          <table:table-cell table:number-matrix-columns-spanned="1" table:number-matrix-rows-spanned="1" table:formula="of:=SUM([.CF3:.CF3]=[.$HK3:.$HK3])" office:value-type="float"/>
          <table:table-cell table:number-matrix-columns-spanned="1" table:number-matrix-rows-spanned="1" table:formula="of:=SUM([.CG3:.CG3]=[.$HL3:.$HL3])" office:value-type="float"/>
          <table:table-cell table:number-matrix-columns-spanned="1" table:number-matrix-rows-spanned="1" table:formula="of:=SUM([.CH3:.CH3]=[.$HH3:.$HH3])" office:value-type="float"/>
          <table:table-cell table:number-matrix-columns-spanned="1" table:number-matrix-rows-spanned="1" table:formula="of:=SUM([.CI3:.CI3]=[.$HI3:.$HI3])" office:value-type="float"/>
          <table:table-cell table:number-matrix-columns-spanned="1" table:number-matrix-rows-spanned="1" table:formula="of:=SUM([.CJ3:.CJ3]=[.$HJ3:.$HJ3])" office:value-type="float"/>
          <table:table-cell table:number-matrix-columns-spanned="1" table:number-matrix-rows-spanned="1" table:formula="of:=SUM([.CK3:.CK3]=[.$HK3:.$HK3])" office:value-type="float"/>
          <table:table-cell table:number-matrix-columns-spanned="1" table:number-matrix-rows-spanned="1" table:formula="of:=SUM([.CL3:.CL3]=[.$HL3:.$HL3])" office:value-type="float"/>
          <table:table-cell table:number-matrix-columns-spanned="1" table:number-matrix-rows-spanned="1" table:formula="of:=SUM([.CM3:.CM3]=[.$HH3:.$HH3])" office:value-type="float"/>
          <table:table-cell table:number-matrix-columns-spanned="1" table:number-matrix-rows-spanned="1" table:formula="of:=SUM([.CN3:.CN3]=[.$HI3:.$HI3])" office:value-type="float"/>
          <table:table-cell table:number-matrix-columns-spanned="1" table:number-matrix-rows-spanned="1" table:formula="of:=SUM([.CO3:.CO3]=[.$HJ3:.$HJ3])" office:value-type="float"/>
          <table:table-cell table:number-matrix-columns-spanned="1" table:number-matrix-rows-spanned="1" table:formula="of:=SUM([.CP3:.CP3]=[.$HK3:.$HK3])" office:value-type="float"/>
          <table:table-cell table:number-matrix-columns-spanned="1" table:number-matrix-rows-spanned="1" table:formula="of:=SUM([.CQ3:.CQ3]=[.$HL3:.$HL3])" office:value-type="float"/>
          <table:table-cell table:number-matrix-columns-spanned="1" table:number-matrix-rows-spanned="1" table:formula="of:=SUM([.CR3:.CR3]=[.$HH3:.$HH3])" office:value-type="float"/>
          <table:table-cell table:number-matrix-columns-spanned="1" table:number-matrix-rows-spanned="1" table:formula="of:=SUM([.CS3:.CS3]=[.$HI3:.$HI3])" office:value-type="float"/>
          <table:table-cell table:number-matrix-columns-spanned="1" table:number-matrix-rows-spanned="1" table:formula="of:=SUM([.CT3:.CT3]=[.$HJ3:.$HJ3])" office:value-type="float"/>
          <table:table-cell table:number-matrix-columns-spanned="1" table:number-matrix-rows-spanned="1" table:formula="of:=SUM([.CU3:.CU3]=[.$HK3:.$HK3])" office:value-type="float"/>
          <table:table-cell table:number-matrix-columns-spanned="1" table:number-matrix-rows-spanned="1" table:formula="of:=SUM([.CV3:.CV3]=[.$HL3:.$HL3])" office:value-type="float"/>
          <table:table-cell table:number-matrix-columns-spanned="1" table:number-matrix-rows-spanned="1" table:formula="of:=SUM([.CW3:.CW3]=[.$HH3:.$HH3])" office:value-type="float"/>
          <table:table-cell table:number-matrix-columns-spanned="1" table:number-matrix-rows-spanned="1" table:formula="of:=SUM([.CX3:.CX3]=[.$HI3:.$HI3])" office:value-type="float"/>
          <table:table-cell table:number-matrix-columns-spanned="1" table:number-matrix-rows-spanned="1" table:formula="of:=SUM([.CY3:.CY3]=[.$HJ3:.$HJ3])" office:value-type="float"/>
          <table:table-cell table:number-matrix-columns-spanned="1" table:number-matrix-rows-spanned="1" table:formula="of:=SUM([.CZ3:.CZ3]=[.$HK3:.$HK3])" office:value-type="float"/>
          <table:table-cell table:number-matrix-columns-spanned="1" table:number-matrix-rows-spanned="1" table:formula="of:=SUM([.DA3:.DA3]=[.$HL3:.$HL3])" office:value-type="float"/>
          <table:table-cell table:number-matrix-columns-spanned="1" table:number-matrix-rows-spanned="1" table:formula="of:=SUM([.DB3:.DB3]=[.$HH3:.$HH3])" office:value-type="float"/>
          <table:table-cell table:number-matrix-columns-spanned="1" table:number-matrix-rows-spanned="1" table:formula="of:=SUM([.DC3:.DC3]=[.$HI3:.$HI3])" office:value-type="float"/>
          <table:table-cell table:number-matrix-columns-spanned="1" table:number-matrix-rows-spanned="1" table:formula="of:=SUM([.DD3:.DD3]=[.$HJ3:.$HJ3])" office:value-type="float"/>
          <table:table-cell table:number-matrix-columns-spanned="1" table:number-matrix-rows-spanned="1" table:formula="of:=SUM([.DE3:.DE3]=[.$HK3:.$HK3])" office:value-type="float"/>
          <table:table-cell table:number-matrix-columns-spanned="1" table:number-matrix-rows-spanned="1" table:formula="of:=SUM([.DF3:.DF3]=[.$HL3:.$HL3])" office:value-type="float"/>
          <table:table-cell table:number-matrix-columns-spanned="1" table:number-matrix-rows-spanned="1" table:formula="of:=SUM([.DG3:.DG3]=[.$HH3:.$HH3])" office:value-type="float"/>
          <table:table-cell table:number-matrix-columns-spanned="1" table:number-matrix-rows-spanned="1" table:formula="of:=SUM([.DH3:.DH3]=[.$HI3:.$HI3])" office:value-type="float"/>
          <table:table-cell table:number-matrix-columns-spanned="1" table:number-matrix-rows-spanned="1" table:formula="of:=SUM([.DI3:.DI3]=[.$HJ3:.$HJ3])" office:value-type="float"/>
          <table:table-cell table:number-matrix-columns-spanned="1" table:number-matrix-rows-spanned="1" table:formula="of:=SUM([.DJ3:.DJ3]=[.$HK3:.$HK3])" office:value-type="float"/>
          <table:table-cell table:number-matrix-columns-spanned="1" table:number-matrix-rows-spanned="1" table:formula="of:=SUM([.DK3:.DK3]=[.$HL3:.$HL3])" office:value-type="float"/>
          <table:table-cell table:number-matrix-columns-spanned="1" table:number-matrix-rows-spanned="1" table:formula="of:=SUM([.DL3:.DL3]=[.$HH3:.$HH3])" office:value-type="float"/>
          <table:table-cell table:number-matrix-columns-spanned="1" table:number-matrix-rows-spanned="1" table:formula="of:=SUM([.DM3:.DM3]=[.$HI3:.$HI3])" office:value-type="float"/>
          <table:table-cell table:number-matrix-columns-spanned="1" table:number-matrix-rows-spanned="1" table:formula="of:=SUM([.DN3:.DN3]=[.$HJ3:.$HJ3])" office:value-type="float"/>
          <table:table-cell table:number-matrix-columns-spanned="1" table:number-matrix-rows-spanned="1" table:formula="of:=SUM([.DO3:.DO3]=[.$HK3:.$HK3])" office:value-type="float"/>
          <table:table-cell table:number-matrix-columns-spanned="1" table:number-matrix-rows-spanned="1" table:formula="of:=SUM([.DP3:.DP3]=[.$HL3:.$HL3])" office:value-type="float"/>
          <table:table-cell table:number-matrix-columns-spanned="1" table:number-matrix-rows-spanned="1" table:formula="of:=SUM([.DQ3:.DQ3]=[.$HH3:.$HH3])" office:value-type="float"/>
          <table:table-cell table:number-matrix-columns-spanned="1" table:number-matrix-rows-spanned="1" table:formula="of:=SUM([.DR3:.DR3]=[.$HI3:.$HI3])" office:value-type="float"/>
          <table:table-cell table:number-matrix-columns-spanned="1" table:number-matrix-rows-spanned="1" table:formula="of:=SUM([.DS3:.DS3]=[.$HJ3:.$HJ3])" office:value-type="float"/>
          <table:table-cell table:number-matrix-columns-spanned="1" table:number-matrix-rows-spanned="1" table:formula="of:=SUM([.DT3:.DT3]=[.$HK3:.$HK3])" office:value-type="float"/>
          <table:table-cell table:number-matrix-columns-spanned="1" table:number-matrix-rows-spanned="1" table:formula="of:=SUM([.DU3:.DU3]=[.$HL3:.$HL3])" office:value-type="float"/>
          <table:table-cell table:number-matrix-columns-spanned="1" table:number-matrix-rows-spanned="1" table:formula="of:=SUM([.DV3:.DV3]=[.$HH3:.$HH3])" office:value-type="float"/>
          <table:table-cell table:number-matrix-columns-spanned="1" table:number-matrix-rows-spanned="1" table:formula="of:=SUM([.DW3:.DW3]=[.$HI3:.$HI3])" office:value-type="float"/>
          <table:table-cell table:number-matrix-columns-spanned="1" table:number-matrix-rows-spanned="1" table:formula="of:=SUM([.DX3:.DX3]=[.$HJ3:.$HJ3])" office:value-type="float"/>
          <table:table-cell table:number-matrix-columns-spanned="1" table:number-matrix-rows-spanned="1" table:formula="of:=SUM([.DY3:.DY3]=[.$HK3:.$HK3])" office:value-type="float"/>
          <table:table-cell table:number-matrix-columns-spanned="1" table:number-matrix-rows-spanned="1" table:formula="of:=SUM([.DZ3:.DZ3]=[.$HL3:.$HL3])" office:value-type="float"/>
          <table:table-cell table:number-matrix-columns-spanned="1" table:number-matrix-rows-spanned="1" table:formula="of:=SUM([.EA3:.EA3]=[.$HH3:.$HH3])" office:value-type="float"/>
          <table:table-cell table:number-matrix-columns-spanned="1" table:number-matrix-rows-spanned="1" table:formula="of:=SUM([.EB3:.EB3]=[.$HI3:.$HI3])" office:value-type="float"/>
          <table:table-cell table:number-matrix-columns-spanned="1" table:number-matrix-rows-spanned="1" table:formula="of:=SUM([.EC3:.EC3]=[.$HJ3:.$HJ3])" office:value-type="float"/>
          <table:table-cell table:number-matrix-columns-spanned="1" table:number-matrix-rows-spanned="1" table:formula="of:=SUM([.ED3:.ED3]=[.$HK3:.$HK3])" office:value-type="float"/>
          <table:table-cell table:number-matrix-columns-spanned="1" table:number-matrix-rows-spanned="1" table:formula="of:=SUM([.EE3:.EE3]=[.$HL3:.$HL3])" office:value-type="float"/>
          <table:table-cell table:number-matrix-columns-spanned="1" table:number-matrix-rows-spanned="1" table:formula="of:=SUM([.EF3:.EF3]=[.$HH3:.$HH3])" office:value-type="float"/>
          <table:table-cell table:number-matrix-columns-spanned="1" table:number-matrix-rows-spanned="1" table:formula="of:=SUM([.EG3:.EG3]=[.$HI3:.$HI3])" office:value-type="float"/>
          <table:table-cell table:number-matrix-columns-spanned="1" table:number-matrix-rows-spanned="1" table:formula="of:=SUM([.EH3:.EH3]=[.$HJ3:.$HJ3])" office:value-type="float"/>
          <table:table-cell table:number-matrix-columns-spanned="1" table:number-matrix-rows-spanned="1" table:formula="of:=SUM([.EI3:.EI3]=[.$HK3:.$HK3])" office:value-type="float"/>
          <table:table-cell table:number-matrix-columns-spanned="1" table:number-matrix-rows-spanned="1" table:formula="of:=SUM([.EJ3:.EJ3]=[.$HL3:.$HL3])" office:value-type="float"/>
          <table:table-cell table:number-matrix-columns-spanned="1" table:number-matrix-rows-spanned="1" table:formula="of:=SUM([.EK3:.EK3]=[.$HH3:.$HH3])" office:value-type="float"/>
          <table:table-cell table:number-matrix-columns-spanned="1" table:number-matrix-rows-spanned="1" table:formula="of:=SUM([.EL3:.EL3]=[.$HI3:.$HI3])" office:value-type="float"/>
          <table:table-cell table:number-matrix-columns-spanned="1" table:number-matrix-rows-spanned="1" table:formula="of:=SUM([.EM3:.EM3]=[.$HJ3:.$HJ3])" office:value-type="float"/>
          <table:table-cell table:number-matrix-columns-spanned="1" table:number-matrix-rows-spanned="1" table:formula="of:=SUM([.EN3:.EN3]=[.$HK3:.$HK3])" office:value-type="float"/>
          <table:table-cell table:number-matrix-columns-spanned="1" table:number-matrix-rows-spanned="1" table:formula="of:=SUM([.EO3:.EO3]=[.$HL3:.$HL3])" office:value-type="float"/>
          <table:table-cell table:number-matrix-columns-spanned="1" table:number-matrix-rows-spanned="1" table:formula="of:=SUM([.EP3:.EP3]=[.$HH3:.$HH3])" office:value-type="float"/>
          <table:table-cell table:number-matrix-columns-spanned="1" table:number-matrix-rows-spanned="1" table:formula="of:=SUM([.EQ3:.EQ3]=[.$HI3:.$HI3])" office:value-type="float"/>
          <table:table-cell table:number-matrix-columns-spanned="1" table:number-matrix-rows-spanned="1" table:formula="of:=SUM([.ER3:.ER3]=[.$HJ3:.$HJ3])" office:value-type="float"/>
          <table:table-cell table:number-matrix-columns-spanned="1" table:number-matrix-rows-spanned="1" table:formula="of:=SUM([.ES3:.ES3]=[.$HK3:.$HK3])" office:value-type="float"/>
          <table:table-cell table:number-matrix-columns-spanned="1" table:number-matrix-rows-spanned="1" table:formula="of:=SUM([.ET3:.ET3]=[.$HL3:.$HL3])" office:value-type="float"/>
          <table:table-cell table:number-matrix-columns-spanned="1" table:number-matrix-rows-spanned="1" table:formula="of:=SUM([.EU3:.EU3]=[.$HH3:.$HH3])" office:value-type="float"/>
          <table:table-cell table:number-matrix-columns-spanned="1" table:number-matrix-rows-spanned="1" table:formula="of:=SUM([.EV3:.EV3]=[.$HI3:.$HI3])" office:value-type="float"/>
          <table:table-cell table:number-matrix-columns-spanned="1" table:number-matrix-rows-spanned="1" table:formula="of:=SUM([.EW3:.EW3]=[.$HJ3:.$HJ3])" office:value-type="float"/>
          <table:table-cell table:number-matrix-columns-spanned="1" table:number-matrix-rows-spanned="1" table:formula="of:=SUM([.EX3:.EX3]=[.$HK3:.$HK3])" office:value-type="float"/>
          <table:table-cell table:number-matrix-columns-spanned="1" table:number-matrix-rows-spanned="1" table:formula="of:=SUM([.EY3:.EY3]=[.$HL3:.$HL3])" office:value-type="float"/>
          <table:table-cell table:number-matrix-columns-spanned="1" table:number-matrix-rows-spanned="1" table:formula="of:=SUM([.EZ3:.EZ3]=[.$HH3:.$HH3])" office:value-type="float"/>
          <table:table-cell table:number-matrix-columns-spanned="1" table:number-matrix-rows-spanned="1" table:formula="of:=SUM([.FA3:.FA3]=[.$HI3:.$HI3])" office:value-type="float"/>
          <table:table-cell table:number-matrix-columns-spanned="1" table:number-matrix-rows-spanned="1" table:formula="of:=SUM([.FB3:.FB3]=[.$HJ3:.$HJ3])" office:value-type="float"/>
          <table:table-cell table:number-matrix-columns-spanned="1" table:number-matrix-rows-spanned="1" table:formula="of:=SUM([.FC3:.FC3]=[.$HK3:.$HK3])" office:value-type="float"/>
          <table:table-cell table:number-matrix-columns-spanned="1" table:number-matrix-rows-spanned="1" table:formula="of:=SUM([.FD3:.FD3]=[.$HL3:.$HL3])" office:value-type="float"/>
          <table:table-cell table:number-matrix-columns-spanned="1" table:number-matrix-rows-spanned="1" table:formula="of:=SUM([.FE3:.FE3]=[.$HH3:.$HH3])" office:value-type="float"/>
          <table:table-cell table:number-matrix-columns-spanned="1" table:number-matrix-rows-spanned="1" table:formula="of:=SUM([.FF3:.FF3]=[.$HI3:.$HI3])" office:value-type="float"/>
          <table:table-cell table:number-matrix-columns-spanned="1" table:number-matrix-rows-spanned="1" table:formula="of:=SUM([.FG3:.FG3]=[.$HJ3:.$HJ3])" office:value-type="float"/>
          <table:table-cell table:number-matrix-columns-spanned="1" table:number-matrix-rows-spanned="1" table:formula="of:=SUM([.FH3:.FH3]=[.$HK3:.$HK3])" office:value-type="float"/>
          <table:table-cell table:number-matrix-columns-spanned="1" table:number-matrix-rows-spanned="1" table:formula="of:=SUM([.FI3:.FI3]=[.$HL3:.$HL3])" office:value-type="float"/>
          <table:table-cell table:number-matrix-columns-spanned="1" table:number-matrix-rows-spanned="1" table:formula="of:=SUM([.FJ3:.FJ3]=[.$HH3:.$HH3])" office:value-type="float"/>
          <table:table-cell table:number-matrix-columns-spanned="1" table:number-matrix-rows-spanned="1" table:formula="of:=SUM([.FK3:.FK3]=[.$HI3:.$HI3])" office:value-type="float"/>
          <table:table-cell table:number-matrix-columns-spanned="1" table:number-matrix-rows-spanned="1" table:formula="of:=SUM([.FL3:.FL3]=[.$HJ3:.$HJ3])" office:value-type="float"/>
          <table:table-cell table:number-matrix-columns-spanned="1" table:number-matrix-rows-spanned="1" table:formula="of:=SUM([.FM3:.FM3]=[.$HK3:.$HK3])" office:value-type="float"/>
          <table:table-cell table:number-matrix-columns-spanned="1" table:number-matrix-rows-spanned="1" table:formula="of:=SUM([.FN3:.FN3]=[.$HL3:.$HL3])" office:value-type="float"/>
          <table:table-cell table:number-matrix-columns-spanned="1" table:number-matrix-rows-spanned="1" table:formula="of:=SUM([.FO3:.FO3]=[.$HH3:.$HH3])" office:value-type="float"/>
          <table:table-cell table:number-matrix-columns-spanned="1" table:number-matrix-rows-spanned="1" table:formula="of:=SUM([.FP3:.FP3]=[.$HI3:.$HI3])" office:value-type="float"/>
          <table:table-cell table:number-matrix-columns-spanned="1" table:number-matrix-rows-spanned="1" table:formula="of:=SUM([.FQ3:.FQ3]=[.$HJ3:.$HJ3])" office:value-type="float"/>
          <table:table-cell table:number-matrix-columns-spanned="1" table:number-matrix-rows-spanned="1" table:formula="of:=SUM([.FR3:.FR3]=[.$HK3:.$HK3])" office:value-type="float"/>
          <table:table-cell table:number-matrix-columns-spanned="1" table:number-matrix-rows-spanned="1" table:formula="of:=SUM([.FS3:.FS3]=[.$HL3:.$HL3])" office:value-type="float"/>
          <table:table-cell table:number-matrix-columns-spanned="1" table:number-matrix-rows-spanned="1" table:formula="of:=SUM([.FT3:.FT3]=[.$HH3:.$HH3])" office:value-type="float"/>
          <table:table-cell table:number-matrix-columns-spanned="1" table:number-matrix-rows-spanned="1" table:formula="of:=SUM([.FU3:.FU3]=[.$HI3:.$HI3])" office:value-type="float"/>
          <table:table-cell table:number-matrix-columns-spanned="1" table:number-matrix-rows-spanned="1" table:formula="of:=SUM([.FV3:.FV3]=[.$HJ3:.$HJ3])" office:value-type="float"/>
          <table:table-cell table:number-matrix-columns-spanned="1" table:number-matrix-rows-spanned="1" table:formula="of:=SUM([.FW3:.FW3]=[.$HK3:.$HK3])" office:value-type="float"/>
          <table:table-cell table:number-matrix-columns-spanned="1" table:number-matrix-rows-spanned="1" table:formula="of:=SUM([.FX3:.FX3]=[.$HL3:.$HL3])" office:value-type="float"/>
          <table:table-cell table:number-matrix-columns-spanned="1" table:number-matrix-rows-spanned="1" table:formula="of:=SUM([.FY3:.FY3]=[.$HH3:.$HH3])" office:value-type="float"/>
          <table:table-cell table:number-matrix-columns-spanned="1" table:number-matrix-rows-spanned="1" table:formula="of:=SUM([.FZ3:.FZ3]=[.$HI3:.$HI3])" office:value-type="float"/>
          <table:table-cell table:number-matrix-columns-spanned="1" table:number-matrix-rows-spanned="1" table:formula="of:=SUM([.GA3:.GA3]=[.$HJ3:.$HJ3])" office:value-type="float"/>
          <table:table-cell table:number-matrix-columns-spanned="1" table:number-matrix-rows-spanned="1" table:formula="of:=SUM([.GB3:.GB3]=[.$HK3:.$HK3])" office:value-type="float"/>
          <table:table-cell table:number-matrix-columns-spanned="1" table:number-matrix-rows-spanned="1" table:formula="of:=SUM([.GC3:.GC3]=[.$HL3:.$HL3])" office:value-type="float"/>
          <table:table-cell table:number-matrix-columns-spanned="1" table:number-matrix-rows-spanned="1" table:formula="of:=SUM([.GD3:.GD3]=[.$HH3:.$HH3])" office:value-type="float"/>
          <table:table-cell table:style-name="cellWorst" table:number-matrix-columns-spanned="1" table:number-matrix-rows-spanned="1" table:formula="of:=SUM([.GE3:.GE3]=[.$HI3:.$HI3])" office:value-type="float"/>
          <table:table-cell table:number-matrix-columns-spanned="1" table:number-matrix-rows-spanned="1" table:formula="of:=SUM([.GF3:.GF3]=[.$HJ3:.$HJ3])" office:value-type="float"/>
          <table:table-cell table:number-matrix-columns-spanned="1" table:number-matrix-rows-spanned="1" table:formula="of:=SUM([.GG3:.GG3]=[.$HK3:.$HK3])" office:value-type="float"/>
          <table:table-cell table:number-matrix-columns-spanned="1" table:number-matrix-rows-spanned="1" table:formula="of:=SUM([.GH3:.GH3]=[.$HL3:.$HL3])" office:value-type="float"/>
          <table:table-cell table:number-matrix-columns-spanned="1" table:number-matrix-rows-spanned="1" table:formula="of:=SUM([.GI3:.GI3]=[.$HH3:.$HH3])" office:value-type="float"/>
          <table:table-cell table:number-matrix-columns-spanned="1" table:number-matrix-rows-spanned="1" table:formula="of:=SUM([.GJ3:.GJ3]=[.$HI3:.$HI3])" office:value-type="float"/>
          <table:table-cell table:number-matrix-columns-spanned="1" table:number-matrix-rows-spanned="1" table:formula="of:=SUM([.GK3:.GK3]=[.$HJ3:.$HJ3])" office:value-type="float"/>
          <table:table-cell table:number-matrix-columns-spanned="1" table:number-matrix-rows-spanned="1" table:formula="of:=SUM([.GL3:.GL3]=[.$HK3:.$HK3])" office:value-type="float"/>
          <table:table-cell table:number-matrix-columns-spanned="1" table:number-matrix-rows-spanned="1" table:formula="of:=SUM([.GM3:.GM3]=[.$HL3:.$HL3])" office:value-type="float"/>
          <table:table-cell table:number-matrix-columns-spanned="1" table:number-matrix-rows-spanned="1" table:formula="of:=SUM([.GN3:.GN3]=[.$HH3:.$HH3])" office:value-type="float"/>
          <table:table-cell table:number-matrix-columns-spanned="1" table:number-matrix-rows-spanned="1" table:formula="of:=SUM([.GO3:.GO3]=[.$HI3:.$HI3])" office:value-type="float"/>
          <table:table-cell table:number-matrix-columns-spanned="1" table:number-matrix-rows-spanned="1" table:formula="of:=SUM([.GP3:.GP3]=[.$HJ3:.$HJ3])" office:value-type="float"/>
          <table:table-cell table:number-matrix-columns-spanned="1" table:number-matrix-rows-spanned="1" table:formula="of:=SUM([.GQ3:.GQ3]=[.$HK3:.$HK3])" office:value-type="float"/>
          <table:table-cell table:number-matrix-columns-spanned="1" table:number-matrix-rows-spanned="1" table:formula="of:=SUM([.GR3:.GR3]=[.$HL3:.$HL3])" office:value-type="float"/>
          <table:table-cell table:number-matrix-columns-spanned="1" table:number-matrix-rows-spanned="1" table:formula="of:=SUM([.GS3:.GS3]=[.$HH3:.$HH3])" office:value-type="float"/>
          <table:table-cell table:number-matrix-columns-spanned="1" table:number-matrix-rows-spanned="1" table:formula="of:=SUM([.GT3:.GT3]=[.$HI3:.$HI3])" office:value-type="float"/>
          <table:table-cell table:number-matrix-columns-spanned="1" table:number-matrix-rows-spanned="1" table:formula="of:=SUM([.GU3:.GU3]=[.$HJ3:.$HJ3])" office:value-type="float"/>
          <table:table-cell table:number-matrix-columns-spanned="1" table:number-matrix-rows-spanned="1" table:formula="of:=SUM([.GV3:.GV3]=[.$HK3:.$HK3])" office:value-type="float"/>
          <table:table-cell table:number-matrix-columns-spanned="1" table:number-matrix-rows-spanned="1" table:formula="of:=SUM([.GW3:.GW3]=[.$HL3:.$HL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